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Impact" svg:font-family="Impact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fo:color="#008000" style:font-name="Courier New" fo:font-size="9pt" style:font-size-asian="9pt"/>
    </style:style>
    <style:style style:name="P2" style:family="paragraph" style:parent-style-name="Standard">
      <style:text-properties fo:color="#008000" style:font-name="Courier New" fo:font-size="9pt" fo:language="en" fo:country="US" style:font-size-asian="9pt"/>
    </style:style>
    <style:style style:name="P3" style:family="paragraph" style:parent-style-name="Contents_20_3">
      <style:paragraph-properties>
        <style:tab-stops>
          <style:tab-stop style:position="18.588cm" style:type="right" style:leader-style="dotted" style:leader-text="."/>
        </style:tab-stops>
      </style:paragraph-properties>
    </style:style>
    <style:style style:name="P4" style:family="paragraph" style:parent-style-name="TOA_20_Heading">
      <style:paragraph-properties fo:margin-left="0cm" fo:margin-right="0cm" fo:text-indent="0cm" style:auto-text-indent="false" text:number-lines="false" text:line-number="0"/>
    </style:style>
    <style:style style:name="P5" style:family="paragraph" style:parent-style-name="No_20_Spacing">
      <style:paragraph-properties fo:text-align="start" style:justify-single-word="false"/>
    </style:style>
    <style:style style:name="P6" style:family="paragraph" style:parent-style-name="No_20_Spacing">
      <style:text-properties fo:font-size="14pt" style:font-name-asian="맑은 고딕" style:font-size-asian="14pt" style:language-asian="en" style:country-asian="US" style:font-name-complex="Courier New1" style:font-size-complex="14pt" style:font-weight-complex="bold"/>
    </style:style>
    <style:style style:name="P7" style:family="paragraph" style:parent-style-name="No_20_Spacing">
      <style:text-properties fo:font-size="14pt" style:font-size-asian="14pt" style:font-name-complex="Courier New1" style:font-size-complex="14pt"/>
    </style:style>
    <style:style style:name="P8" style:family="paragraph" style:parent-style-name="No_20_Spacing">
      <style:text-properties fo:color="#008000" fo:language="en" fo:country="US"/>
    </style:style>
    <style:style style:name="P9" style:family="paragraph" style:parent-style-name="No_20_Spacing">
      <style:text-properties fo:color="#3399ff" fo:language="en" fo:country="US" fo:font-style="italic" style:font-style-asian="italic" style:font-style-complex="italic"/>
    </style:style>
    <style:style style:name="P10" style:family="paragraph" style:parent-style-name="No_20_Spacing">
      <style:text-properties fo:color="#3399ff" fo:font-style="italic" style:font-style-asian="italic" style:font-style-complex="italic"/>
    </style:style>
    <style:style style:name="P11" style:family="paragraph" style:parent-style-name="No_20_Spacing">
      <style:text-properties fo:color="#000000"/>
    </style:style>
    <style:style style:name="P12" style:family="paragraph" style:parent-style-name="No_20_Spacing">
      <style:text-properties fo:color="#000000" fo:language="en" fo:country="US"/>
    </style:style>
    <style:style style:name="P13" style:family="paragraph" style:parent-style-name="No_20_Spacing">
      <style:paragraph-properties fo:break-before="page"/>
    </style:style>
    <style:style style:name="P14" style:family="paragraph" style:parent-style-name="No_20_Spacing" style:master-page-name="Standard">
      <style:paragraph-properties fo:text-align="start" style:justify-single-word="false" style:page-number="auto"/>
    </style:style>
    <style:style style:name="P15" style:family="paragraph" style:parent-style-name="Contents_20_1">
      <style:paragraph-properties>
        <style:tab-stops>
          <style:tab-stop style:position="18.588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88cm" style:type="right" style:leader-style="dotted" style:leader-text="."/>
        </style:tab-stops>
      </style:paragraph-properties>
    </style:style>
    <style:style style:name="T1" style:family="text">
      <style:text-properties fo:font-size="14pt" style:font-name-asian="맑은 고딕" style:font-size-asian="14pt" style:language-asian="en" style:country-asian="US" style:font-name-complex="Courier New1" style:font-size-complex="14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text:display="true"/>
    </style:style>
    <style:style style:name="T4" style:family="text">
      <style:text-properties fo:color="#008000"/>
    </style:style>
    <style:style style:name="T5" style:family="text">
      <style:text-properties fo:color="#008000" fo:language="en" fo:country="US"/>
    </style:style>
    <style:style style:name="T6" style:family="text">
      <style:text-properties fo:language="en" fo:country="US"/>
    </style:style>
    <style:style style:name="T7" style:family="text">
      <style:text-properties fo:color="#3399ff" fo:language="en" fo:country="US" fo:font-style="italic" style:font-style-asian="italic" style:font-style-complex="italic"/>
    </style:style>
    <style:style style:name="T8" style:family="text">
      <style:text-properties fo:color="#3399ff" fo:font-style="italic" style:font-style-asian="italic" style:font-style-complex="italic"/>
    </style:style>
    <style:style style:name="T9" style:family="text">
      <style:text-properties fo:color="#000000"/>
    </style:style>
    <style:style style:name="T10" style:family="text">
      <style:text-properties fo:color="#000000" fo:language="en" fo:country="US"/>
    </style:style>
    <style:style style:name="T11" style:family="text">
      <style:text-properties fo:color="#000000" fo:language="en" fo:country="US" fo:font-weight="bold" style:font-weight-asian="bold" style:font-weight-complex="bold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ff0000"/>
    </style:style>
    <style:style style:name="T14" style:family="text">
      <style:text-properties fo:color="#ff0000" fo:language="en" fo:country="US"/>
    </style:style>
    <style:style style:name="T15" style:family="text">
      <style:text-properties fo:color="#800080"/>
    </style:style>
    <style:style style:name="T16" style:family="text">
      <style:text-properties fo:color="#800080"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Cada implementação de algoritmo é feita de maneira separada das demais. Desta forma, funções secundárias, declarações de macros, estruturas auxiliares, etc., serão redeclaradas e reescritas para cada algoritmo sempre que necessário.</text:span></text:p>
      <text:p text:style-name="P6"/>
      <text:p text:style-name="P4"><text:span text:style-name="T2">Conteúdo</text:span>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_RefHeading___Toc26732_2932636602">2D Geometry<text:tab/>6</text:a></text:p>
          <text:p text:style-name="P16"><text:a xlink:type="simple" xlink:href="#__RefHeading___Toc26734_2932636602">Angle between three points (90 degress or PI/2 rads)<text:tab/>6</text:a></text:p>
          <text:p text:style-name="P16"><text:a xlink:type="simple" xlink:href="#__RefHeading___Toc26736_2932636602">Angle between three points (180 degrees or PI rads)<text:tab/>7</text:a></text:p>
          <text:p text:style-name="P16"><text:a xlink:type="simple" xlink:href="#__RefHeading___Toc26738_2932636602">Area of an Ellipse<text:tab/>8</text:a></text:p>
          <text:p text:style-name="P16"><text:a xlink:type="simple" xlink:href="#__RefHeading___Toc26740_2932636602">Area of triangle - Heron's formula<text:tab/>9</text:a></text:p>
          <text:p text:style-name="P16"><text:a xlink:type="simple" xlink:href="#__RefHeading___Toc26742_2932636602">Area of a polygon<text:tab/>10</text:a></text:p>
          <text:p text:style-name="P16"><text:a xlink:type="simple" xlink:href="#__RefHeading___Toc26744_2932636602">Area of a regular polygon<text:tab/>11</text:a></text:p>
          <text:p text:style-name="P16"><text:a xlink:type="simple" xlink:href="#__RefHeading___Toc26746_2932636602">Area of a Triangle - 3 points<text:tab/>12</text:a></text:p>
          <text:p text:style-name="P16"><text:a xlink:type="simple" xlink:href="#__RefHeading___Toc26748_2932636602">Area of the union of Rectangles<text:tab/>12</text:a></text:p>
          <text:p text:style-name="P16"><text:a xlink:type="simple" xlink:href="#__RefHeading___Toc26750_2932636602">CCW Orientation analysis<text:tab/>14</text:a></text:p>
          <text:p text:style-name="P16"><text:a xlink:type="simple" xlink:href="#__RefHeading___Toc26752_2932636602">Centroid of a Polygon<text:tab/>16</text:a></text:p>
          <text:p text:style-name="P16"><text:a xlink:type="simple" xlink:href="#__RefHeading___Toc26754_2932636602">Parameter of circle from 3 points<text:tab/>17</text:a></text:p>
          <text:p text:style-name="P16"><text:a xlink:type="simple" xlink:href="#__RefHeading___Toc26756_2932636602">Circle tangents<text:tab/>19</text:a></text:p>
          <text:p text:style-name="P16"><text:a xlink:type="simple" xlink:href="#__RefHeading___Toc26758_2932636602">Closest pair of points<text:tab/>20</text:a></text:p>
          <text:p text:style-name="P16"><text:a xlink:type="simple" xlink:href="#__RefHeading___Toc26760_2932636602">Closest Point on Infinite Line<text:tab/>22</text:a></text:p>
          <text:p text:style-name="P16"><text:a xlink:type="simple" xlink:href="#__RefHeading___Toc26762_2932636602">Closest Point on a Line Segment<text:tab/>23</text:a></text:p>
          <text:p text:style-name="P16"><text:a xlink:type="simple" xlink:href="#__RefHeading___Toc26764_2932636602">Convex Hull (minimizing version)<text:tab/>24</text:a></text:p>
          <text:p text:style-name="P16"><text:a xlink:type="simple" xlink:href="#__RefHeading___Toc26766_2932636602">Distance between two points in 2D<text:tab/>28</text:a></text:p>
          <text:p text:style-name="P16"><text:a xlink:type="simple" xlink:href="#__RefHeading___Toc26768_2932636602">Distance from a point to an infinte line<text:tab/>29</text:a></text:p>
          <text:p text:style-name="P16"><text:a xlink:type="simple" xlink:href="#__RefHeading___Toc26770_2932636602">Circle Intersection Area<text:tab/>30</text:a></text:p>
          <text:p text:style-name="P16"><text:a xlink:type="simple" xlink:href="#__RefHeading___Toc26772_2932636602">Circle-Line Intersection<text:tab/>31</text:a></text:p>
          <text:p text:style-name="P16"><text:a xlink:type="simple" xlink:href="#__RefHeading___Toc26774_2932636602">Circle Intersection Points<text:tab/>33</text:a></text:p>
          <text:p text:style-name="P16"><text:a xlink:type="simple" xlink:href="#__RefHeading___Toc26776_2932636602">Circle Intersection Type<text:tab/>36</text:a></text:p>
          <text:p text:style-name="P16"><text:a xlink:type="simple" xlink:href="#__RefHeading___Toc26778_2932636602">Infinite Line Intersection<text:tab/>37</text:a></text:p>
          <text:p text:style-name="P16"><text:a xlink:type="simple" xlink:href="#__RefHeading___Toc26780_2932636602">Line Segment Intersection<text:tab/>39</text:a></text:p>
          <text:p text:style-name="P16"><text:a xlink:type="simple" xlink:href="#__RefHeading___Toc26782_2932636602">Area of intersection between two general polygons<text:tab/>41</text:a></text:p>
          <text:p text:style-name="P16"><text:a xlink:type="simple" xlink:href="#__RefHeading___Toc26784_2932636602">Laser Reflections<text:tab/>45</text:a></text:p>
          <text:p text:style-name="P16"><text:a xlink:type="simple" xlink:href="#__RefHeading___Toc26786_2932636602">Lattice-polygons - Pick's Theorem<text:tab/>48</text:a></text:p>
          <text:p text:style-name="P16"><text:soft-page-break/><text:a xlink:type="simple" xlink:href="#__RefHeading___Toc26788_2932636602">Largest rectangle not enclosing points<text:tab/>50</text:a></text:p>
          <text:p text:style-name="P16"><text:a xlink:type="simple" xlink:href="#__RefHeading___Toc26790_2932636602">Polygon Midpoints to Verticies<text:tab/>52</text:a></text:p>
          <text:p text:style-name="P16"><text:a xlink:type="simple" xlink:href="#__RefHeading___Toc26792_2932636602">Minimum bounding circle<text:tab/>53</text:a></text:p>
          <text:p text:style-name="P16"><text:a xlink:type="simple" xlink:href="#__RefHeading___Toc26794_2932636602">Point in convex polygon<text:tab/>55</text:a></text:p>
          <text:p text:style-name="P16"><text:a xlink:type="simple" xlink:href="#__RefHeading___Toc26796_2932636602">Polygon Similarity &amp; Congruency<text:tab/>56</text:a></text:p>
          <text:p text:style-name="P16"><text:a xlink:type="simple" xlink:href="#__RefHeading___Toc26798_2932636602">Generalized Equation of a line given two points<text:tab/>59</text:a></text:p>
          <text:p text:style-name="P16"><text:a xlink:type="simple" xlink:href="#__RefHeading___Toc26800_2932636602">Point in Polygon Test<text:tab/>60</text:a></text:p>
          <text:p text:style-name="P16"><text:a xlink:type="simple" xlink:href="#__RefHeading___Toc26802_2932636602">Point Left/Right/In Line test<text:tab/>61</text:a></text:p>
          <text:p text:style-name="P16"><text:a xlink:type="simple" xlink:href="#__RefHeading___Toc26804_2932636602">Rectangle in Rectangle Test<text:tab/>63</text:a></text:p>
          <text:p text:style-name="P16"><text:a xlink:type="simple" xlink:href="#__RefHeading___Toc26806_2932636602">Reflect a point across a line<text:tab/>65</text:a></text:p>
          <text:p text:style-name="P16"><text:a xlink:type="simple" xlink:href="#__RefHeading___Toc26808_2932636602">Rotation of a point around a point<text:tab/>66</text:a></text:p>
          <text:p text:style-name="P16"><text:a xlink:type="simple" xlink:href="#__RefHeading___Toc26810_2932636602">Soddy Circle Radius<text:tab/>67</text:a></text:p>
          <text:p text:style-name="P16"><text:a xlink:type="simple" xlink:href="#__RefHeading___Toc26812_2932636602">Triangulation of a simple 2D polygon<text:tab/>68</text:a></text:p>
          <text:p text:style-name="P15"><text:a xlink:type="simple" xlink:href="#__RefHeading___Toc26814_2932636602">3D Geometry<text:tab/>72</text:a></text:p>
          <text:p text:style-name="P16"><text:a xlink:type="simple" xlink:href="#__RefHeading___Toc26816_2932636602">Area of a convex polygon in a plane given in 3D<text:tab/>72</text:a></text:p>
          <text:p text:style-name="P16"><text:a xlink:type="simple" xlink:href="#__RefHeading___Toc26818_2932636602">Geometry Primitives<text:tab/>73</text:a></text:p>
          <text:p text:style-name="P3"><text:a xlink:type="simple" xlink:href="#__RefHeading___Toc26820_2932636602">Closest Point in Line<text:tab/>75</text:a></text:p>
          <text:p text:style-name="P3"><text:a xlink:type="simple" xlink:href="#__RefHeading___Toc26822_2932636602">Closest Point in Line Segment<text:tab/>75</text:a></text:p>
          <text:p text:style-name="P3"><text:a xlink:type="simple" xlink:href="#__RefHeading___Toc26824_2932636602">Closest point to plane represented by vetor normal and a other point<text:tab/>75</text:a></text:p>
          <text:p text:style-name="P3"><text:a xlink:type="simple" xlink:href="#__RefHeading___Toc26826_2932636602">Closest point to plane represented by three others points<text:tab/>75</text:a></text:p>
          <text:p text:style-name="P3"><text:a xlink:type="simple" xlink:href="#__RefHeading___Toc26828_2932636602">Find the intersection points of a infinite line and a sphere<text:tab/>76</text:a></text:p>
          <text:p text:style-name="P3"><text:a xlink:type="simple" xlink:href="#__RefHeading___Toc26830_2932636602">Translate a 3D problem with planes in a 2d problem<text:tab/>76</text:a></text:p>
          <text:p text:style-name="P3"><text:a xlink:type="simple" xlink:href="#__RefHeading___Toc26832_2932636602">Given two lines in 3D space, find distance of closest approach <text:tab/>76</text:a></text:p>
          <text:p text:style-name="P3"><text:a xlink:type="simple" xlink:href="#__RefHeading___Toc26834_2932636602">Given two lines in 3D space, find distance of closest approach and returns the points of each line <text:tab/>77</text:a></text:p>
          <text:p text:style-name="P3"><text:a xlink:type="simple" xlink:href="#__RefHeading___Toc26836_2932636602">Is the point p on the infinite line ab? <text:tab/>77</text:a></text:p>
          <text:p text:style-name="P3"><text:a xlink:type="simple" xlink:href="#__RefHeading___Toc26838_2932636602">Is the point p on the segment ab? <text:tab/>77</text:a></text:p>
          <text:p text:style-name="P3"><text:a xlink:type="simple" xlink:href="#__RefHeading___Toc26840_2932636602">Given a plane and a line ab, determine if the two intersect, and if so, find the single point of intersection <text:tab/>77</text:a></text:p>
          <text:p text:style-name="P16"><text:a xlink:type="simple" xlink:href="#__RefHeading___Toc26842_2932636602">Great Circle<text:tab/>78</text:a></text:p>
          <text:p text:style-name="P16"><text:a xlink:type="simple" xlink:href="#__RefHeading___Toc26844_2932636602">Sphere from 4 Points<text:tab/>79</text:a></text:p>
          <text:p text:style-name="P3"><text:a xlink:type="simple" xlink:href="#__RefHeading___Toc26846_2932636602">Solves the determinant of a n by n matrix recursively<text:tab/>80</text:a></text:p>
          <text:p text:style-name="P3"><text:a xlink:type="simple" xlink:href="#__RefHeading___Toc26848_2932636602">Sphere from four points<text:tab/>80</text:a></text:p>
          <text:p text:style-name="P15"><text:a xlink:type="simple" xlink:href="#__RefHeading___Toc26850_2932636602">Arithmetic<text:tab/>83</text:a></text:p>
          <text:p text:style-name="P16"><text:a xlink:type="simple" xlink:href="#__RefHeading___Toc26852_2932636602">Discrete Logarithm solver<text:tab/>83</text:a></text:p>
          <text:p text:style-name="P16"><text:a xlink:type="simple" xlink:href="#__RefHeading___Toc26854_2932636602">Fast Exponentition<text:tab/>84</text:a></text:p>
          <text:p text:style-name="P16"><text:soft-page-break/><text:a xlink:type="simple" xlink:href="#__RefHeading___Toc26856_2932636602">Fast Exponentiation mod m<text:tab/>85</text:a></text:p>
          <text:p text:style-name="P16"><text:a xlink:type="simple" xlink:href="#__RefHeading___Toc26858_2932636602">Simpson's Rule for Numerical Intergration<text:tab/>86</text:a></text:p>
          <text:p text:style-name="P16"><text:a xlink:type="simple" xlink:href="#__RefHeading___Toc26860_2932636602">Cubic equation solver<text:tab/>87</text:a></text:p>
          <text:p text:style-name="P16"><text:a xlink:type="simple" xlink:href="#__RefHeading___Toc26862_2932636602">Quadratic equation solver<text:tab/>89</text:a></text:p>
          <text:p text:style-name="P16"><text:a xlink:type="simple" xlink:href="#__RefHeading___Toc26864_2932636602">Coupons Problem<text:tab/>90</text:a></text:p>
          <text:p text:style-name="P15"><text:a xlink:type="simple" xlink:href="#__RefHeading___Toc26866_2932636602">Combinatorics<text:tab/>93</text:a></text:p>
          <text:p text:style-name="P16"><text:a xlink:type="simple" xlink:href="#__RefHeading___Toc26868_2932636602">Binomial coefficient<text:tab/>93</text:a></text:p>
          <text:p text:style-name="P16"><text:a xlink:type="simple" xlink:href="#__RefHeading___Toc26870_2932636602">Digit Occurence count<text:tab/>94</text:a></text:p>
          <text:p text:style-name="P16"><text:a xlink:type="simple" xlink:href="#__RefHeading___Toc26872_2932636602">Digits in N! (N factorial)<text:tab/>95</text:a></text:p>
          <text:p text:style-name="P16"><text:a xlink:type="simple" xlink:href="#__RefHeading___Toc26874_2932636602">Josephus Ring Survivor<text:tab/>96</text:a></text:p>
          <text:p text:style-name="P16"><text:a xlink:type="simple" xlink:href="#__RefHeading___Toc26876_2932636602">Necklace/Bracelet Enumeration<text:tab/>97</text:a></text:p>
          <text:p text:style-name="P16"><text:a xlink:type="simple" xlink:href="#__RefHeading___Toc26878_2932636602">Permutation index on distinct characters<text:tab/>99</text:a></text:p>
          <text:p text:style-name="P15"><text:a xlink:type="simple" xlink:href="#__RefHeading___Toc26880_2932636602">Dynamic Programming<text:tab/>101</text:a></text:p>
          <text:p text:style-name="P16"><text:a xlink:type="simple" xlink:href="#__RefHeading___Toc26882_2932636602">Longest Ascending Subsequence – O(nlogn)<text:tab/>101</text:a></text:p>
          <text:p text:style-name="P16"><text:a xlink:type="simple" xlink:href="#__RefHeading___Toc26884_2932636602">Longest ascending subsequence - O(N^2)<text:tab/>103</text:a></text:p>
          <text:p text:style-name="P16"><text:a xlink:type="simple" xlink:href="#__RefHeading___Toc26886_2932636602">Edit Distance (with path recovery)<text:tab/>105</text:a></text:p>
          <text:p text:style-name="P16"><text:a xlink:type="simple" xlink:href="#__RefHeading___Toc26888_2932636602">Integer Parititoning<text:tab/>107</text:a></text:p>
          <text:p text:style-name="P16"><text:a xlink:type="simple" xlink:href="#__RefHeading___Toc26890_2932636602">Longest Common Subsequence<text:tab/>109</text:a></text:p>
          <text:p text:style-name="P16"><text:a xlink:type="simple" xlink:href="#__RefHeading___Toc26892_2932636602">Maximum Submatrix Sum<text:tab/>111</text:a></text:p>
          <text:p text:style-name="P15"><text:a xlink:type="simple" xlink:href="#__RefHeading___Toc26894_2932636602">Generators<text:tab/>114</text:a></text:p>
          <text:p text:style-name="P16"><text:a xlink:type="simple" xlink:href="#__RefHeading___Toc26896_2932636602">Catalan Numbers<text:tab/>114</text:a></text:p>
          <text:p text:style-name="P16"><text:a xlink:type="simple" xlink:href="#__RefHeading___Toc26898_2932636602">Binary Strings generator - (ordered by cardinality)<text:tab/>115</text:a></text:p>
          <text:p text:style-name="P16"><text:a xlink:type="simple" xlink:href="#__RefHeading___Toc26900_2932636602">K-Subset functions<text:tab/>116</text:a></text:p>
          <text:p text:style-name="P16"><text:a xlink:type="simple" xlink:href="#__RefHeading___Toc26902_2932636602">Pythagorean Triples<text:tab/>122</text:a></text:p>
          <text:p text:style-name="P15"><text:a xlink:type="simple" xlink:href="#__RefHeading___Toc26904_2932636602">Graph Theory<text:tab/>124</text:a></text:p>
          <text:p text:style-name="P16"><text:a xlink:type="simple" xlink:href="#__RefHeading___Toc26906_2932636602">Articulation Points in a Graph (Adj List version)<text:tab/>124</text:a></text:p>
          <text:p text:style-name="P16"><text:a xlink:type="simple" xlink:href="#__RefHeading___Toc26908_2932636602">Bellman-Ford Algorithm - negative weigth cycles<text:tab/>126</text:a></text:p>
          <text:p text:style-name="P16"><text:a xlink:type="simple" xlink:href="#__RefHeading___Toc26910_2932636602">Maximum Bipartite Matching<text:tab/>128</text:a></text:p>
          <text:p text:style-name="P16"><text:a xlink:type="simple" xlink:href="#__RefHeading___Toc26912_2932636602">Articulation Points &amp; Bridges (adj list)<text:tab/>130</text:a></text:p>
          <text:p text:style-name="P16"><text:a xlink:type="simple" xlink:href="#__RefHeading___Toc26914_2932636602">Eulerian Graphs<text:tab/>133</text:a></text:p>
          <text:p text:style-name="P16"><text:a xlink:type="simple" xlink:href="#__RefHeading___Toc26916_2932636602">Directed Eulerian Graphs <text:s text:c="2"/><text:tab/>136</text:a></text:p>
          <text:p text:style-name="P16"><text:a xlink:type="simple" xlink:href="#__RefHeading___Toc26918_2932636602">Floyd's Algorithm - All pairs shortest path<text:tab/>140</text:a></text:p>
          <text:p text:style-name="P16"><text:a xlink:type="simple" xlink:href="#__RefHeading___Toc26920_2932636602">Maximum Flow in a directed graph<text:tab/>142</text:a></text:p>
          <text:p text:style-name="P16"><text:a xlink:type="simple" xlink:href="#__RefHeading___Toc26922_2932636602">Maximum Flow with Lower bounds on edges <text:tab/>146</text:a></text:p>
          <text:p text:style-name="P16"><text:soft-page-break/><text:a xlink:type="simple" xlink:href="#__RefHeading___Toc26924_2932636602">Maximum Flow in a directed graph<text:tab/>150</text:a></text:p>
          <text:p text:style-name="P16"><text:a xlink:type="simple" xlink:href="#__RefHeading___Toc26926_2932636602">Minimum disjoint-vertex path cover on an acyclic directed graph<text:tab/>153</text:a></text:p>
          <text:p text:style-name="P16"><text:a xlink:type="simple" xlink:href="#__RefHeading___Toc26928_2932636602">Minimum Spanning Tree (version 2)<text:tab/>155</text:a></text:p>
          <text:p text:style-name="P16"><text:a xlink:type="simple" xlink:href="#__RefHeading___Toc26930_2932636602">Chinese Postman Problem<text:tab/>157</text:a></text:p>
          <text:p text:style-name="P16"><text:a xlink:type="simple" xlink:href="#__RefHeading___Toc26932_2932636602">K-cycle in a directed tournament graph<text:tab/>159</text:a></text:p>
          <text:p text:style-name="P16"><text:a xlink:type="simple" xlink:href="#__RefHeading___Toc26934_2932636602">Stable Marriage<text:tab/>162</text:a></text:p>
          <text:p text:style-name="P16"><text:a xlink:type="simple" xlink:href="#__RefHeading___Toc26936_2932636602">Strongly Connected Components<text:tab/>164</text:a></text:p>
          <text:p text:style-name="P16"><text:a xlink:type="simple" xlink:href="#__RefHeading___Toc26938_2932636602">Topological Sort<text:tab/>166</text:a></text:p>
          <text:p text:style-name="P16"><text:a xlink:type="simple" xlink:href="#__RefHeading___Toc26940_2932636602">Tree Isomorphism by certificates<text:tab/>168</text:a></text:p>
          <text:p text:style-name="P16"><text:a xlink:type="simple" xlink:href="#__RefHeading___Toc26942_2932636602">Maximum Weighted Bipartite Matching Combinatorics: Assignment Problem<text:tab/>170</text:a></text:p>
          <text:p text:style-name="P15"><text:a xlink:type="simple" xlink:href="#__RefHeading___Toc26944_2932636602">Miscellaneous<text:tab/>174</text:a></text:p>
          <text:p text:style-name="P16"><text:a xlink:type="simple" xlink:href="#__RefHeading___Toc26946_2932636602">Bit Count<text:tab/>174</text:a></text:p>
          <text:p text:style-name="P16"><text:a xlink:type="simple" xlink:href="#__RefHeading___Toc26948_2932636602">Roman Numerals<text:tab/>175</text:a></text:p>
          <text:p text:style-name="P16"><text:a xlink:type="simple" xlink:href="#__RefHeading___Toc26950_2932636602">Rubik's Cube simulator<text:tab/>176</text:a></text:p>
          <text:p text:style-name="P16"><text:a xlink:type="simple" xlink:href="#__RefHeading___Toc26952_2932636602">Square index rotation/flipping<text:tab/>179</text:a></text:p>
          <text:p text:style-name="P16"><text:a xlink:type="simple" xlink:href="#__RefHeading___Toc26954_2932636602">String Reverse<text:tab/>180</text:a></text:p>
          <text:p text:style-name="P16"><text:a xlink:type="simple" xlink:href="#__RefHeading___Toc26956_2932636602">Uniquely Decipherable Codes <text:tab/>181</text:a></text:p>
          <text:p text:style-name="P16"><text:a xlink:type="simple" xlink:href="#__RefHeading___Toc26958_2932636602">Uniquely Decipherable Codes Test<text:tab/>183</text:a></text:p>
          <text:p text:style-name="P15"><text:a xlink:type="simple" xlink:href="#__RefHeading___Toc26960_2932636602">Number Theory<text:tab/>185</text:a></text:p>
          <text:p text:style-name="P16"><text:a xlink:type="simple" xlink:href="#__RefHeading___Toc26962_2932636602">GCD of binary numbers (Algorithm B)<text:tab/>185</text:a></text:p>
          <text:p text:style-name="P15"><text:a xlink:type="simple" xlink:href="#__RefHeading___Toc26974_2932636602">Parsing<text:tab/>187</text:a></text:p>
          <text:p text:style-name="P16"><text:a xlink:type="simple" xlink:href="#__RefHeading___Toc26976_2932636602">Evaluating Arithmetic Expressions<text:tab/>187</text:a></text:p>
          <text:p text:style-name="P16"><text:a xlink:type="simple" xlink:href="#__RefHeading___Toc26978_2932636602">Converting infix to postfix<text:tab/>191</text:a></text:p>
          <text:p text:style-name="P16"><text:a xlink:type="simple" xlink:href="#__RefHeading___Toc26980_2932636602">Arithmetic Expression Parsing Template<text:tab/>193</text:a></text:p>
          <text:p text:style-name="P15"><text:a xlink:type="simple" xlink:href="#__RefHeading___Toc26982_2932636602">Search<text:tab/>196</text:a></text:p>
          <text:p text:style-name="P16"><text:a xlink:type="simple" xlink:href="#__RefHeading___Toc26984_2932636602">Binary Search Template<text:tab/>196</text:a></text:p>
          <text:p text:style-name="P16"><text:a xlink:type="simple" xlink:href="#__RefHeading___Toc26986_2932636602">(r-g)-Cage search template<text:tab/>198</text:a></text:p>
          <text:p text:style-name="P16"><text:a xlink:type="simple" xlink:href="#__RefHeading___Toc26988_2932636602">Graph coloring template<text:tab/>201</text:a></text:p>
          <text:p text:style-name="P16"><text:a xlink:type="simple" xlink:href="#__RefHeading___Toc26990_2932636602">Golden section Search<text:tab/>202</text:a></text:p>
          <text:p text:style-name="P16"><text:a xlink:type="simple" xlink:href="#__RefHeading___Toc26992_2932636602">Hamming Code search template / (Independent set)<text:tab/>204</text:a></text:p>
          <text:p text:style-name="P16"><text:a xlink:type="simple" xlink:href="#__RefHeading___Toc26994_2932636602">Orthogonal-Latin Squares<text:tab/>206</text:a></text:p>
          <text:p text:style-name="P16"><text:a xlink:type="simple" xlink:href="#__RefHeading___Toc26996_2932636602">N non-attacking Queens<text:tab/>208</text:a></text:p>
          <text:p text:style-name="P16"><text:a xlink:type="simple" xlink:href="#__RefHeading___Toc26998_2932636602">Suffix array<text:tab/>209</text:a></text:p>
          <text:p text:style-name="P16"><text:a xlink:type="simple" xlink:href="#__RefHeading___Toc27000_2932636602">Self Avoiding walk template<text:tab/>212</text:a></text:p>
          <text:p text:style-name="P16"><text:soft-page-break/><text:a xlink:type="simple" xlink:href="#__RefHeading___Toc27002_2932636602">Word Search<text:tab/>214</text:a></text:p>
        </text:index-body>
      </text:table-of-content>
      <text:p text:style-name="P16"><text:a xlink:type="simple" xlink:href="#__RefHeading___Toc27002_2932636602" text:style-name="Internet_20_link" text:visited-style-name="Visited_20_Internet_20_Link"><text:span text:style-name="Index_20_Link"><text:span text:style-name="T3"/></text:span></text:a></text:p>
      <text:p text:style-name="P7"/>
      <text:p text:style-name="P1"/>
      <text:p text:style-name="P13"><text:span text:style-name="T5">############################################</text:span></text:p>
      <text:list xml:id="list5649075577142356956" text:style-name="Outline">
        <text:list-item>
          <text:h text:style-name="Heading_20_1" text:outline-level="1"><text:bookmark-start text:name="__RefHeading___Toc26732_2932636602"/><text:bookmark text:name="Bookmark"/><text:span text:style-name="T6">2D Geometry</text:span><text:bookmark-end text:name="__RefHeading___Toc26732_2932636602"/></text:h>
        </text:list-item>
      </text:list>
      <text:p text:style-name="No_20_Spacing"><text:span text:style-name="T5">############################################</text:span></text:p>
      <text:p text:style-name="P8"/>
      <text:p text:style-name="P8"/>
      <text:p text:style-name="No_20_Spacing"><text:span text:style-name="T7">/* 2D-Geometry:</text:span></text:p>
      <text:list xml:id="list39267993" text:continue-numbering="true" text:style-name="Outline">
        <text:list-item>
          <text:list>
            <text:list-item>
              <text:h text:style-name="Heading_20_2" text:outline-level="2"><text:bookmark-start text:name="__RefHeading___Toc26734_2932636602"/><text:bookmark text:name="Bookmark1"/><text:span text:style-name="T6">Angle between three points (90 degress or PI/2 rads)</text:span><text:bookmark-end text:name="__RefHeading___Toc26734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3 points A, B, C, it returns the magnitude of</text:span></text:p>
      <text:p text:style-name="No_20_Spacing"><text:span text:style-name="T7"><text:s text:c="16"/>angle ABC in radians.</text:span></text:p>
      <text:p text:style-name="P9"/>
      <text:p text:style-name="No_20_Spacing"><text:span text:style-name="T7"><text:s text:c="16"/>Will only return the angle 0 &lt;= theta &lt;= PI/2. <text:s text:c="2"/></text:span></text:p>
      <text:p text:style-name="P9"/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Nov 14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Uses vectors to calculate the angle:</text:span></text:p>
      <text:p text:style-name="No_20_Spacing"><text:span text:style-name="T7"><text:s text:c="16"/></text:span><text:span text:style-name="T8">a . b = |a| * |b| * cos(theta) --&gt;</text:span></text:p>
      <text:p text:style-name="No_20_Spacing"><text:span text:style-name="T8"><text:s text:c="16"/>theta = acos(a . b / (|a| * |b|))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P8"/>
      <text:p text:style-name="No_20_Spacing"><text:span text:style-name="T5">#define SQR(x) ((x)*(x))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1">double</text:span><text:span text:style-name="T10"> angle2d(Point a, Point b, Point c){</text:span></text:p>
      <text:p text:style-name="No_20_Spacing"><text:span text:style-name="T10"><text:s text:c="2"/></text:span><text:span text:style-name="T11">double</text:span><text:span text:style-name="T10"> dx1 = a.x - b.x, dy1 = a.y - b.y;</text:span></text:p>
      <text:p text:style-name="No_20_Spacing"><text:span text:style-name="T10"><text:s text:c="2"/></text:span><text:span text:style-name="T11">double</text:span><text:span text:style-name="T10"> dx2 = c.x - b.x, dy2 = c.y - b.y;</text:span></text:p>
      <text:p text:style-name="No_20_Spacing"><text:span text:style-name="T10"><text:s text:c="2"/></text:span><text:span text:style-name="T11">double</text:span><text:span text:style-name="T10"> dot = dx1 * dx2 + dy1 * dy2;</text:span></text:p>
      <text:p text:style-name="No_20_Spacing"><text:span text:style-name="T10"><text:s text:c="2"/></text:span><text:span text:style-name="T11">double</text:span><text:span text:style-name="T10"> l1 = sqrt(SQR(dx1)+SQR(dy1));</text:span></text:p>
      <text:p text:style-name="No_20_Spacing"><text:span text:style-name="T10"><text:s text:c="2"/></text:span><text:span text:style-name="T11">double</text:span><text:span text:style-name="T10"> l2 = sqrt(SQR(dx2)+SQR(dy2));</text:span></text:p>
      <text:p text:style-name="P12"/>
      <text:p text:style-name="No_20_Spacing"><text:span text:style-name="T10"><text:s text:c="2"/></text:span><text:span text:style-name="T12">return</text:span><text:span text:style-name="T9"> acos(dot / (l1*l2)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Point a, b, c;</text:span></text:p>
      <text:p text:style-name="No_20_Spacing"><text:span text:style-name="T10"><text:s text:c="2"/>printf(</text:span><text:span text:style-name="T14">"Enter A, B and C:\n"</text:span><text:span text:style-name="T10">); </text:span></text:p>
      <text:p text:style-name="No_20_Spacing"><text:span text:style-name="T10"><text:s text:c="2"/></text:span><text:span text:style-name="T11">while</text:span><text:span text:style-name="T10">(scanf(</text:span><text:span text:style-name="T14">"%lf %lf %lf %lf %lf %lf"</text:span><text:span text:style-name="T10">,</text:span></text:p>
      <text:p text:style-name="No_20_Spacing"><text:span text:style-name="T10"><text:s text:c="14"/>&amp;a.x, &amp;a.y, &amp;b.x, &amp;b.y, &amp;c.x, &amp;c.y) == </text:span><text:span text:style-name="T16">6</text:span><text:span text:style-name="T10">){</text:span></text:p>
      <text:p text:style-name="No_20_Spacing"><text:soft-page-break/><text:span text:style-name="T10"><text:s text:c="4"/>printf(</text:span><text:span text:style-name="T14">"Angle ABC in radians = %f\n"</text:span><text:span text:style-name="T10">, angle2d(a, b, c)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 </text:span></text:p>
      <text:p text:style-name="No_20_Spacing"><text:span text:style-name="T10"><text:s text:c="2"/></text:span></text:p>
      <text:p text:style-name="P12"/>
      <text:p text:style-name="P12"/>
      <text:p text:style-name="No_20_Spacing"><text:span text:style-name="T10"><text:s text:c="2"/>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-Geometry: </text:span></text:p>
      <text:list xml:id="list39284975" text:continue-numbering="true" text:style-name="Outline">
        <text:list-item>
          <text:list>
            <text:list-item>
              <text:h text:style-name="Heading_20_2" text:outline-level="2"><text:bookmark-start text:name="__RefHeading___Toc26736_2932636602"/><text:bookmark text:name="Bookmark2"/><text:span text:style-name="T6">Angle between three points (180 degrees or PI rads)</text:span><text:bookmark-end text:name="__RefHeading___Toc2673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3 points A, B, C, it returns the magnitude of</text:span></text:p>
      <text:p text:style-name="No_20_Spacing"><text:span text:style-name="T7"><text:s text:c="16"/>angle ABC in radians.</text:span></text:p>
      <text:p text:style-name="No_20_Spacing"><text:span text:style-name="T7"><text:s text:c="3"/></text:span></text:p>
      <text:p text:style-name="No_20_Spacing"><text:span text:style-name="T7"><text:s text:c="16"/>Will only return the angle 0 &lt;= theta &lt;= PI.</text:span></text:p>
      <text:p text:style-name="P9"/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Scott Crosswhite</text:span></text:p>
      <text:p text:style-name="No_20_Spacing"><text:span text:style-name="T7"><text:s text:c="3"/>Date: <text:s text:c="7"/>October 19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Uses the Cosine Law, c^2 = a^2 + b^2 - 2ab cos C.</text:span></text:p>
      <text:p text:style-name="No_20_Spacing"><text:span text:style-name="T7"><text:s text:c="16"/>Presumes that d(A,B) and d(B,C) are non-zero.</text:span></text:p>
      <text:p text:style-name="No_20_Spacing"><text:span text:style-name="T7">*/</text:span></text:p>
      <text:p text:style-name="P9"/>
      <text:p text:style-name="No_20_Spacing"><text:span text:style-name="T5">#include &lt;iostream&gt;</text:span></text:p>
      <text:p text:style-name="No_20_Spacing"><text:span text:style-name="T5">#include &lt;cstdio&gt;</text:span></text:p>
      <text:p text:style-name="No_20_Spacing"><text:span text:style-name="T5">#include &lt;cmath&gt;</text:span></text:p>
      <text:p text:style-name="P8"/>
      <text:p text:style-name="No_20_Spacing"><text:span text:style-name="T5">#define SQR(x) ((x)*(x))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1">double</text:span><text:span text:style-name="T10"> dist_2d (Point a, Point b) {</text:span></text:p>
      <text:p text:style-name="No_20_Spacing"><text:span text:style-name="T10"><text:s text:c="2"/></text:span><text:span text:style-name="T11">return</text:span><text:span text:style-name="T10"> sqrt(SQR(a.x-b.x)+SQR(a.y-b.y));</text:span></text:p>
      <text:p text:style-name="No_20_Spacing"><text:span text:style-name="T10">}</text:span></text:p>
      <text:p text:style-name="P12"/>
      <text:p text:style-name="No_20_Spacing"><text:span text:style-name="T11">double</text:span><text:span text:style-name="T10"> angle2d180 (Point A, Point B, Point C) {</text:span></text:p>
      <text:p text:style-name="No_20_Spacing"><text:span text:style-name="T10"><text:s text:c="2"/></text:span><text:span text:style-name="T11">double</text:span><text:span text:style-name="T10"> a = dist_2d(A,B), b = dist_2d(B,C), c = dist_2d(A,C);</text:span></text:p>
      <text:p text:style-name="No_20_Spacing"><text:span text:style-name="T10"><text:s text:c="2"/></text:span><text:span text:style-name="T11">return</text:span><text:span text:style-name="T10"> acos((SQR(c)-SQR(a)-SQR(b)) / (-</text:span><text:span text:style-name="T16">2</text:span><text:span text:style-name="T10">*a*b));</text:span></text:p>
      <text:p text:style-name="No_20_Spacing"><text:span text:style-name="T10">}</text:span></text:p>
      <text:p text:style-name="P12"><text:soft-page-break/></text:p>
      <text:p text:style-name="No_20_Spacing"><text:span text:style-name="T11">int</text:span><text:span text:style-name="T10"> main () {</text:span></text:p>
      <text:p text:style-name="No_20_Spacing"><text:span text:style-name="T10"><text:s text:c="2"/>Point a, b, c;</text:span></text:p>
      <text:p text:style-name="No_20_Spacing"><text:span text:style-name="T10"><text:s text:c="2"/>printf(</text:span><text:span text:style-name="T14">"Enter A, B, C:\n"</text:span><text:span text:style-name="T10">);</text:span></text:p>
      <text:p text:style-name="No_20_Spacing"><text:span text:style-name="T10"><text:s text:c="2"/></text:span><text:span text:style-name="T11">while</text:span><text:span text:style-name="T10"> (scanf(</text:span><text:span text:style-name="T14">"%lf %lf %lf %lf %lf %lf"</text:span><text:span text:style-name="T10">,</text:span></text:p>
      <text:p text:style-name="No_20_Spacing"><text:span text:style-name="T10"><text:s text:c="15"/>&amp;a.x, &amp;a.y, &amp;b.x, &amp;b.y, &amp;c.x, &amp;c.y) == </text:span><text:span text:style-name="T16">6</text:span><text:span text:style-name="T10">) {</text:span></text:p>
      <text:p text:style-name="No_20_Spacing"><text:span text:style-name="T10"><text:s text:c="4"/>printf(</text:span><text:span text:style-name="T14">"Angle ABC in radians = %f\n"</text:span><text:span text:style-name="T10">, angle2d180(a,b,c)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-Geometry: </text:span></text:p>
      <text:list xml:id="list39294569" text:continue-numbering="true" text:style-name="Outline">
        <text:list-item>
          <text:list>
            <text:list-item>
              <text:h text:style-name="Heading_20_2" text:outline-level="2"><text:bookmark-start text:name="__RefHeading___Toc26738_2932636602"/><text:bookmark text:name="Bookmark3"/><text:span text:style-name="T6">Area of an Ellipse</text:span><text:bookmark-end text:name="__RefHeading___Toc2673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the quadratic form of an ellipse:</text:span></text:p>
      <text:p text:style-name="No_20_Spacing"><text:span text:style-name="T7"><text:s text:c="19"/>ax^2 + bxy + cy^2 = 1 </text:span></text:p>
      <text:p text:style-name="No_20_Spacing"><text:span text:style-name="T7"><text:s text:c="16"/>returns the area of the ellipse</text:span></text:p>
      <text:p text:style-name="No_20_Spacing"><text:span text:style-name="T7"><text:s text:c="3"/></text:span></text:p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Sept 7, 2002</text:span></text:p>
      <text:p text:style-name="No_20_Spacing"><text:span text:style-name="T7"><text:s text:c="3"/>References: <text:s/>http://mathworld.wolfram.com/Ellipse.html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P8"/>
      <text:p text:style-name="No_20_Spacing"><text:span text:style-name="T11">double</text:span><text:span text:style-name="T10"> PI;</text:span></text:p>
      <text:p text:style-name="P12"/>
      <text:p text:style-name="No_20_Spacing"><text:span text:style-name="T11">double</text:span><text:span text:style-name="T10"> area_gen_ellipse(</text:span><text:span text:style-name="T11">double</text:span><text:span text:style-name="T10"> a, </text:span><text:span text:style-name="T11">double</text:span><text:span text:style-name="T10"> b, </text:span><text:span text:style-name="T11">double</text:span><text:span text:style-name="T10"> c){</text:span></text:p>
      <text:p text:style-name="No_20_Spacing"><text:span text:style-name="T10"><text:s text:c="2"/></text:span><text:span text:style-name="T11">return</text:span><text:span text:style-name="T10"> </text:span><text:span text:style-name="T16">2</text:span><text:span text:style-name="T10">*PI / (sqrt(</text:span><text:span text:style-name="T16">4</text:span><text:span text:style-name="T10">*a*c-b*b)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double</text:span><text:span text:style-name="T10"> a, b, c;</text:span></text:p>
      <text:p text:style-name="No_20_Spacing"><text:span text:style-name="T10"><text:s text:c="2"/></text:span></text:p>
      <text:p text:style-name="No_20_Spacing"><text:span text:style-name="T10"><text:s text:c="2"/>PI = acos(-</text:span><text:span text:style-name="T16">1</text:span><text:span text:style-name="T10">);</text:span></text:p>
      <text:p text:style-name="No_20_Spacing"><text:span text:style-name="T10"><text:s text:c="2"/></text:span><text:span text:style-name="T11">while</text:span><text:span text:style-name="T10">(scanf(</text:span><text:span text:style-name="T14">"%lf %lf %lf"</text:span><text:span text:style-name="T10">, &amp;a, &amp;b, &amp;c) == </text:span><text:span text:style-name="T16">3</text:span><text:span text:style-name="T10">){</text:span></text:p>
      <text:p text:style-name="No_20_Spacing"><text:span text:style-name="T10"><text:s text:c="4"/>printf(</text:span><text:span text:style-name="T14">"Area of Ellipse is %f.\n"</text:span><text:span text:style-name="T10">, area_gen_ellipse(a,b,c)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><text:soft-page-break/></text:p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-Geometry: </text:span></text:p>
      <text:list xml:id="list39272536" text:continue-numbering="true" text:style-name="Outline">
        <text:list-item>
          <text:list>
            <text:list-item>
              <text:h text:style-name="Heading_20_2" text:outline-level="2"><text:bookmark-start text:name="__RefHeading___Toc26740_2932636602"/><text:bookmark text:name="Bookmark4"/><text:span text:style-name="T6">Area of triangle - Heron's formula</text:span><text:bookmark-end text:name="__RefHeading___Toc26740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the three lengths of a triangle, returns</text:span></text:p>
      <text:p text:style-name="No_20_Spacing"><text:span text:style-name="T7"><text:s text:c="16"/>the area of the triangle.</text:span></text:p>
      <text:p text:style-name="No_20_Spacing"><text:span text:style-name="T7"><text:s text:c="16"/>Returns -1 if triangle does not exist</text:span></text:p>
      <text:p text:style-name="No_20_Spacing"><text:span text:style-name="T7"><text:s text:c="3"/>Complexity: <text:s/>O(1) (square root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, Ashley Zinyk</text:span></text:p>
      <text:p text:style-name="No_20_Spacing"><text:span text:style-name="T7"><text:s text:c="3"/>Date: <text:s text:c="7"/>Sept 7, 2002</text:span></text:p>
      <text:p text:style-name="No_20_Spacing"><text:span text:style-name="T7"><text:s text:c="3"/>References: <text:s/>http://mathworld.wolfram.com/Area.html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(Sept 2002)</text:span></text:p>
      <text:p text:style-name="No_20_Spacing"><text:span text:style-name="T7"><text:s text:c="3"/>Notes: If you deal with needle-shaped triangles, you might have</text:span></text:p>
      <text:p text:style-name="No_20_Spacing"><text:span text:style-name="T7"><text:s text:c="10"/>problems with numerical inaccuracy. <text:s/>In that case, try</text:span></text:p>
      <text:p text:style-name="No_20_Spacing"><text:span text:style-name="T7"><text:s text:c="10"/>area_heron2, which is more stable but hard to type in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P8"/>
      <text:p text:style-name="No_20_Spacing"><text:span text:style-name="T7">/*</text:span></text:p>
      <text:p text:style-name="No_20_Spacing"><text:span text:style-name="T7">double area_heron2(double a, double b, double c) {</text:span></text:p>
      <text:p text:style-name="No_20_Spacing"><text:span text:style-name="T7"><text:s text:c="2"/>double t;</text:span></text:p>
      <text:p text:style-name="P9"/>
      <text:p text:style-name="No_20_Spacing"><text:span text:style-name="T7"><text:s text:c="2"/>if (a &lt; b) { t=a; a=b; b=t; }</text:span></text:p>
      <text:p text:style-name="No_20_Spacing"><text:span text:style-name="T7"><text:s text:c="2"/>if (a &lt; c) { t=a; a=c; c=t; }</text:span></text:p>
      <text:p text:style-name="No_20_Spacing"><text:span text:style-name="T7"><text:s text:c="2"/>if (b &lt; c) { t=b; b=c; c=t; }</text:span></text:p>
      <text:p text:style-name="P9"/>
      <text:p text:style-name="No_20_Spacing"><text:span text:style-name="T7"><text:s text:c="2"/>if ((c-(a-b)) &lt; 0.0) return -1;</text:span></text:p>
      <text:p text:style-name="No_20_Spacing"><text:span text:style-name="T7"><text:s text:c="2"/>return sqrt((a+(b+c))*(c-(a-b))*(c+(a-b))*(a+(b-c)))/4.0;</text:span></text:p>
      <text:p text:style-name="No_20_Spacing"><text:span text:style-name="T7">} */</text:span></text:p>
      <text:p text:style-name="P9"/>
      <text:p text:style-name="No_20_Spacing"><text:span text:style-name="T11">double</text:span><text:span text:style-name="T10"> area_heron(</text:span><text:span text:style-name="T11">double</text:span><text:span text:style-name="T10"> a, </text:span><text:span text:style-name="T11">double</text:span><text:span text:style-name="T10"> b, </text:span><text:span text:style-name="T11">double</text:span><text:span text:style-name="T10"> c){</text:span></text:p>
      <text:p text:style-name="No_20_Spacing"><text:span text:style-name="T10"><text:s text:c="2"/></text:span><text:span text:style-name="T11">double</text:span><text:span text:style-name="T10"> s = (a+b+c)/</text:span><text:span text:style-name="T16">2.0</text:span><text:span text:style-name="T10">;</text:span></text:p>
      <text:p text:style-name="No_20_Spacing"><text:span text:style-name="T10"><text:s text:c="2"/></text:span><text:span text:style-name="T11">if</text:span><text:span text:style-name="T10">(a &gt; s || b &gt; s || c &gt; s) 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<text:s text:c="2"/></text:span><text:span text:style-name="T11">return</text:span><text:span text:style-name="T10"> sqrt(s*(s-a)*(s-b)*(s-c)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double</text:span><text:span text:style-name="T10"> a, b, c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scanf(</text:span><text:span text:style-name="T14">"%lf %lf %lf"</text:span><text:span text:style-name="T10">, &amp;a, &amp;b, &amp;c) == </text:span><text:span text:style-name="T16">3</text:span><text:span text:style-name="T10">){</text:span></text:p>
      <text:p text:style-name="No_20_Spacing"><text:span text:style-name="T10"><text:s text:c="4"/>printf(</text:span><text:span text:style-name="T14">"Area of triangle = %f\n"</text:span><text:span text:style-name="T10">, area_heron(a,b,c));</text:span></text:p>
      <text:p text:style-name="No_20_Spacing"><text:span text:style-name="T10"><text:s text:c="2"/>}</text:span></text:p>
      <text:p text:style-name="No_20_Spacing"><text:soft-page-break/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-Geometry: </text:span></text:p>
      <text:list xml:id="list39294085" text:continue-numbering="true" text:style-name="Outline">
        <text:list-item>
          <text:list>
            <text:list-item>
              <text:h text:style-name="Heading_20_2" text:outline-level="2"><text:bookmark-start text:name="__RefHeading___Toc26742_2932636602"/><text:bookmark text:name="Bookmark5"/><text:span text:style-name="T6">Area of a polygon</text:span><text:bookmark-end text:name="__RefHeading___Toc2674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polygon represented as an array of N points,</text:span></text:p>
      <text:p text:style-name="No_20_Spacing"><text:span text:style-name="T7"><text:s text:c="16"/>returns the signed area. <text:s/>The result is positive if</text:span></text:p>
      <text:p text:style-name="No_20_Spacing"><text:span text:style-name="T7"><text:s text:c="16"/>the orientation is counterclockwise, and negative</text:span></text:p>
      <text:p text:style-name="No_20_Spacing"><text:span text:style-name="T7"><text:s text:c="16"/>otherwise.</text:span></text:p>
      <text:p text:style-name="No_20_Spacing"><text:span text:style-name="T7"><text:s text:c="3"/>Complexity: <text:s/>O(N) N being the number of vertices of the polygon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Howard Cheng, Gilbert Lee</text:span></text:p>
      <text:p text:style-name="No_20_Spacing"><text:span text:style-name="T7"><text:s text:c="3"/>Date: <text:s text:c="7"/>Sept 2002</text:span></text:p>
      <text:p text:style-name="No_20_Spacing"><text:span text:style-name="T7"><text:s text:c="3"/>References: <text:s/>www.exaflop.org/docs/cgafaq/cga2.html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 (Sept 2002)</text:span></text:p>
      <text:p text:style-name="No_20_Spacing"><text:span text:style-name="T7"><text:s text:c="3"/>Notes: <text:s text:c="6"/>Remember to run fabs() on the result if a positive</text:span></text:p>
      <text:p text:style-name="No_20_Spacing"><text:span text:style-name="T7"><text:s text:c="16"/>area is desired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1">double</text:span><text:span text:style-name="T10"> area_poly(Point *p, </text:span><text:span text:style-name="T11">int</text:span><text:span text:style-name="T10"> n){</text:span></text:p>
      <text:p text:style-name="No_20_Spacing"><text:span text:style-name="T10"><text:s text:c="2"/></text:span><text:span text:style-name="T11">double</text:span><text:span text:style-name="T10"> sum = </text:span><text:span text:style-name="T16">0</text:span><text:span text:style-name="T10">;</text:span></text:p>
      <text:p text:style-name="No_20_Spacing"><text:span text:style-name="T10"><text:s text:c="2"/></text:span><text:span text:style-name="T11">int</text:span><text:span text:style-name="T10"> i, j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2">for</text:span><text:span text:style-name="T9">(i = n-</text:span><text:span text:style-name="T15">1</text:span><text:span text:style-name="T9">, j = </text:span><text:span text:style-name="T15">0</text:span><text:span text:style-name="T9">; j &lt; n; i = j++)</text:span></text:p>
      <text:p text:style-name="No_20_Spacing"><text:span text:style-name="T9"><text:s text:c="4"/></text:span><text:span text:style-name="T10">sum += p[i].x * p[j].y -</text:span></text:p>
      <text:p text:style-name="No_20_Spacing"><text:span text:style-name="T10"><text:s text:c="11"/>p[i].y * p[j].x;</text:span></text:p>
      <text:p text:style-name="No_20_Spacing"><text:span text:style-name="T10"><text:s text:c="2"/></text:span><text:span text:style-name="T11">return</text:span><text:span text:style-name="T10"> sum/</text:span><text:span text:style-name="T16">2.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Point *poly;</text:span></text:p>
      <text:p text:style-name="No_20_Spacing"><text:span text:style-name="T10"><text:s text:c="2"/></text:span><text:span text:style-name="T11">int</text:span><text:span text:style-name="T10"> i, n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2">while</text:span><text:span text:style-name="T9">(scanf(</text:span><text:span text:style-name="T13">"%d"</text:span><text:span text:style-name="T9">, &amp;n) == </text:span><text:span text:style-name="T15">1</text:span><text:span text:style-name="T9"> &amp;&amp; n &gt; </text:span><text:span text:style-name="T15">0</text:span><text:span text:style-name="T9">){</text:span></text:p>
      <text:p text:style-name="No_20_Spacing"><text:span text:style-name="T9"><text:s text:c="4"/></text:span><text:span text:style-name="T10">poly = (Point *) malloc(n * </text:span><text:span text:style-name="T11">sizeof</text:span><text:span text:style-name="T10">(Point))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; i++) scanf(</text:span><text:span text:style-name="T14">"%lf %lf"</text:span><text:span text:style-name="T10">, &amp;poly[i].x, &amp;poly[i].y);</text:span></text:p>
      <text:p text:style-name="No_20_Spacing"><text:span text:style-name="T10"><text:s text:c="4"/>printf(</text:span><text:span text:style-name="T14">"Signed Area = %f\n"</text:span><text:span text:style-name="T10">, area_poly(poly, n));</text:span></text:p>
      <text:p text:style-name="No_20_Spacing"><text:soft-page-break/><text:span text:style-name="T10"><text:s text:c="4"/>free(poly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 Geometry: </text:span></text:p>
      <text:list xml:id="list39288660" text:continue-numbering="true" text:style-name="Outline">
        <text:list-item>
          <text:list>
            <text:list-item>
              <text:h text:style-name="Heading_20_2" text:outline-level="2"><text:bookmark-start text:name="__RefHeading___Toc26744_2932636602"/><text:bookmark text:name="Bookmark6"/><text:span text:style-name="T6">Area of a regular polygon</text:span><text:bookmark-end text:name="__RefHeading___Toc26744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Returns the area of a regular n-gon with side </text:span></text:p>
      <text:p text:style-name="No_20_Spacing"><text:span text:style-name="T7"><text:s text:c="16"/>length s.</text:span></text:p>
      <text:p text:style-name="No_20_Spacing"><text:span text:style-name="T7"><text:s text:c="3"/></text:span></text:p>
      <text:p text:style-name="No_20_Spacing"><text:span text:style-name="T7"><text:s text:c="3"/>Complexity: <text:s/>O(1) 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Sept 7, 2002</text:span></text:p>
      <text:p text:style-name="No_20_Spacing"><text:span text:style-name="T7"><text:s text:c="3"/>References: <text:s/>http://mathworld.wolfram.com/Area.html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 (Sept 2002)</text:span></text:p>
      <text:p text:style-name="No_20_Spacing"><text:span text:style-name="T7"><text:s text:c="3"/>Notes: <text:s text:c="6"/>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P8"/>
      <text:p text:style-name="No_20_Spacing"><text:span text:style-name="T11">double</text:span><text:span text:style-name="T10"> PI;</text:span></text:p>
      <text:p text:style-name="P12"/>
      <text:p text:style-name="No_20_Spacing"><text:span text:style-name="T11">double</text:span><text:span text:style-name="T10"> area_regpoly(</text:span><text:span text:style-name="T11">int</text:span><text:span text:style-name="T10"> n, </text:span><text:span text:style-name="T11">double</text:span><text:span text:style-name="T10"> s){</text:span></text:p>
      <text:p text:style-name="No_20_Spacing"><text:span text:style-name="T10"><text:s text:c="2"/></text:span><text:span text:style-name="T12">return</text:span><text:span text:style-name="T9"> n &lt; </text:span><text:span text:style-name="T15">3</text:span><text:span text:style-name="T9"> ? </text:span><text:span text:style-name="T15">0</text:span><text:span text:style-name="T9"> : n*s*s/tan(PI/n)/</text:span><text:span text:style-name="T15">4</text:span><text:span text:style-name="T9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n;</text:span></text:p>
      <text:p text:style-name="No_20_Spacing"><text:span text:style-name="T10"><text:s text:c="2"/></text:span><text:span text:style-name="T11">double</text:span><text:span text:style-name="T10"> s;</text:span></text:p>
      <text:p text:style-name="No_20_Spacing"><text:span text:style-name="T10"><text:s text:c="2"/></text:span></text:p>
      <text:p text:style-name="No_20_Spacing"><text:span text:style-name="T10"><text:s text:c="2"/>PI = acos(-</text:span><text:span text:style-name="T16">1</text:span><text:span text:style-name="T10">);</text:span></text:p>
      <text:p text:style-name="No_20_Spacing"><text:span text:style-name="T10"><text:s text:c="2"/></text:span><text:span text:style-name="T11">while</text:span><text:span text:style-name="T10">(scanf(</text:span><text:span text:style-name="T14">"%d %lf"</text:span><text:span text:style-name="T10">, &amp;n, &amp;s) == </text:span><text:span text:style-name="T16">2</text:span><text:span text:style-name="T10">)</text:span></text:p>
      <text:p text:style-name="No_20_Spacing"><text:span text:style-name="T10"><text:s text:c="4"/>printf(</text:span><text:span text:style-name="T14">"Regular %d-gon has area: %f\n"</text:span><text:span text:style-name="T10">, n, area_regpoly(n,s));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0"><text:s text:c="3"/>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><text:soft-page-break/></text:p>
      <text:p text:style-name="No_20_Spacing"><text:span text:style-name="T7">/* 2D-Geometry: </text:span></text:p>
      <text:list xml:id="list39268721" text:continue-numbering="true" text:style-name="Outline">
        <text:list-item>
          <text:list>
            <text:list-item>
              <text:h text:style-name="Heading_20_2" text:outline-level="2"><text:bookmark-start text:name="__RefHeading___Toc26746_2932636602"/><text:bookmark text:name="Bookmark7"/><text:span text:style-name="T6">Area of a Triangle - 3 points</text:span><text:bookmark-end text:name="__RefHeading___Toc2674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three vertices a triangle, returns the area</text:span></text:p>
      <text:p text:style-name="No_20_Spacing"><text:span text:style-name="T7"><text:s text:c="16"/>of the triangle.</text:span></text:p>
      <text:p text:style-name="No_20_Spacing"><text:span text:style-name="T7"><text:s text:c="3"/></text:span></text:p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Sept 7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1">double</text:span><text:span text:style-name="T10"> area_tri(Point a, Point b, Point c){</text:span></text:p>
      <text:p text:style-name="No_20_Spacing"><text:span text:style-name="T10"><text:s text:c="2"/></text:span><text:span text:style-name="T11">double</text:span><text:span text:style-name="T10"> area;</text:span></text:p>
      <text:p text:style-name="No_20_Spacing"><text:span text:style-name="T10"><text:s text:c="2"/></text:span></text:p>
      <text:p text:style-name="No_20_Spacing"><text:span text:style-name="T10"><text:s text:c="2"/>area = (b.x-a.x)*(c.y-a.y)-</text:span></text:p>
      <text:p text:style-name="No_20_Spacing"><text:span text:style-name="T10"><text:s text:c="9"/>(b.y-a.y)*(c.x-a.x); </text:span></text:p>
      <text:p text:style-name="No_20_Spacing"><text:span text:style-name="T10"><text:s text:c="2"/></text:span><text:span text:style-name="T11">return</text:span><text:span text:style-name="T10"> (fabs(area))/</text:span><text:span text:style-name="T16">2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Point a, b, c;</text:span></text:p>
      <text:p text:style-name="P12"/>
      <text:p text:style-name="No_20_Spacing"><text:span text:style-name="T10"><text:s text:c="2"/></text:span><text:span text:style-name="T11">while</text:span><text:span text:style-name="T10">(scanf(</text:span><text:span text:style-name="T14">"%lf %lf %lf %lf %lf %lf"</text:span><text:span text:style-name="T10">,</text:span></text:p>
      <text:p text:style-name="No_20_Spacing"><text:span text:style-name="T10"><text:s text:c="14"/>&amp;a.x, &amp;a.y, &amp;b.x, &amp;b.y, &amp;c.x, &amp;c.y) == </text:span><text:span text:style-name="T16">6</text:span><text:span text:style-name="T10">){</text:span></text:p>
      <text:p text:style-name="No_20_Spacing"><text:span text:style-name="T10"><text:s text:c="4"/>printf(</text:span><text:span text:style-name="T14">"Area of triangle = %f\n"</text:span><text:span text:style-name="T10">, area_tri(a,b,c)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-Geometry: </text:span></text:p>
      <text:list xml:id="list39291467" text:continue-numbering="true" text:style-name="Outline">
        <text:list-item>
          <text:list>
            <text:list-item>
              <text:h text:style-name="Heading_20_2" text:outline-level="2"><text:bookmark-start text:name="__RefHeading___Toc26748_2932636602"/><text:bookmark text:name="Bookmark8"/><text:span text:style-name="T6">Area of the union of Rectangles</text:span><text:bookmark-end text:name="__RefHeading___Toc2674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oft-page-break/><text:span text:style-name="T7"><text:s text:c="3"/>Description: Given a set of N rectangles, determines the area of</text:span></text:p>
      <text:p text:style-name="No_20_Spacing"><text:span text:style-name="T7"><text:s text:c="16"/>it's union.</text:span></text:p>
      <text:p text:style-name="No_20_Spacing"><text:span text:style-name="T7"><text:s text:c="3"/></text:span></text:p>
      <text:p text:style-name="No_20_Spacing"><text:span text:style-name="T7"><text:s text:c="3"/>Complexity: <text:s/>O(N^2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Sept 8, 2002</text:span></text:p>
      <text:p text:style-name="No_20_Spacing"><text:span text:style-name="T7"><text:s text:c="3"/>References: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successful use (Spain Problem 688) Sept 2002</text:span></text:p>
      <text:p text:style-name="No_20_Spacing"><text:span text:style-name="T7"><text:s text:c="3"/>Notes: <text:s text:c="6"/>Scan line technique - For each y-line, it determines</text:span></text:p>
      <text:p text:style-name="No_20_Spacing"><text:span text:style-name="T7"><text:s text:c="16"/>how much is inside the polygon, thus computing area</text:span></text:p>
      <text:p text:style-name="No_20_Spacing"><text:span text:style-name="T7"><text:s text:c="16"/>in rectangular blocks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P8"/>
      <text:p text:style-name="No_20_Spacing"><text:span text:style-name="T5">#define MAXN 200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double</text:span><text:span text:style-name="T10"> minx, miny, maxx, maxy;</text:span></text:p>
      <text:p text:style-name="No_20_Spacing"><text:span text:style-name="T10">} Rect;</text:span></text:p>
      <text:p text:style-name="P12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double</text:span><text:span text:style-name="T10"> x, miny, maxy;</text:span></text:p>
      <text:p text:style-name="No_20_Spacing"><text:span text:style-name="T10"><text:s text:c="2"/></text:span><text:span text:style-name="T11">char</text:span><text:span text:style-name="T10"> m; <text:s text:c="16"/></text:span></text:p>
      <text:p text:style-name="No_20_Spacing"><text:span text:style-name="T10">} Edge;</text:span></text:p>
      <text:p text:style-name="P12"/>
      <text:p text:style-name="No_20_Spacing"><text:span text:style-name="T10">Rect r[MAXN];</text:span></text:p>
      <text:p text:style-name="No_20_Spacing"><text:span text:style-name="T11">double</text:span><text:span text:style-name="T10"> ys[</text:span><text:span text:style-name="T16">2</text:span><text:span text:style-name="T10">*MAXN];</text:span></text:p>
      <text:p text:style-name="No_20_Spacing"><text:span text:style-name="T10">Edge e[</text:span><text:span text:style-name="T16">2</text:span><text:span text:style-name="T10">*MAXN];</text:span></text:p>
      <text:p text:style-name="P12"/>
      <text:p text:style-name="No_20_Spacing"><text:span text:style-name="T11">int</text:span><text:span text:style-name="T10"> cmp_double(</text:span><text:span text:style-name="T11">double</text:span><text:span text:style-name="T10"> *a, </text:span><text:span text:style-name="T11">double</text:span><text:span text:style-name="T10"> *b){</text:span></text:p>
      <text:p text:style-name="No_20_Spacing"><text:span text:style-name="T10"><text:s text:c="2"/></text:span><text:span text:style-name="T11">return</text:span><text:span text:style-name="T10"> *a &lt; *b ? -</text:span><text:span text:style-name="T16">1</text:span><text:span text:style-name="T10"> : *a &gt; *b ? </text:span><text:span text:style-name="T16">1</text:span><text:span text:style-name="T10"> :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cmp_edge(Edge *a, Edge *b){</text:span></text:p>
      <text:p text:style-name="No_20_Spacing"><text:span text:style-name="T10"><text:s text:c="2"/></text:span><text:span text:style-name="T11">return</text:span><text:span text:style-name="T10"> a-&gt;x &lt; b-&gt;x ? -</text:span><text:span text:style-name="T16">1</text:span><text:span text:style-name="T10"> : a-&gt;x &gt; b-&gt;x ? </text:span><text:span text:style-name="T16">1</text:span><text:span text:style-name="T10"> :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double</text:span><text:span text:style-name="T10"> area_unionrect(</text:span><text:span text:style-name="T11">int</text:span><text:span text:style-name="T10"> n){</text:span></text:p>
      <text:p text:style-name="No_20_Spacing"><text:span text:style-name="T10"><text:s text:c="2"/></text:span><text:span text:style-name="T11">int</text:span><text:span text:style-name="T10"> flag, i, j;</text:span></text:p>
      <text:p text:style-name="No_20_Spacing"><text:span text:style-name="T10"><text:s text:c="2"/></text:span><text:span text:style-name="T11">double</text:span><text:span text:style-name="T10"> curr, sum, sx;</text:span></text:p>
      <text:p text:style-name="P12"/>
      <text:p text:style-name="No_20_Spacing"><text:span text:style-name="T10"><text:s text:c="2"/></text:span><text:span text:style-name="T12">for</text:span><text:span text:style-name="T9">(i = </text:span><text:span text:style-name="T15">0</text:span><text:span text:style-name="T9">; i &lt; n; i++){</text:span></text:p>
      <text:p text:style-name="No_20_Spacing"><text:span text:style-name="T9"><text:s text:c="4"/>e[</text:span><text:span text:style-name="T15">2</text:span><text:span text:style-name="T9">*i].miny = e[</text:span><text:span text:style-name="T15">2</text:span><text:span text:style-name="T9">*i+</text:span><text:span text:style-name="T15">1</text:span><text:span text:style-name="T9">].miny = ys[</text:span><text:span text:style-name="T15">2</text:span><text:span text:style-name="T9">*i] = r[i].miny;</text:span></text:p>
      <text:p text:style-name="No_20_Spacing"><text:span text:style-name="T9"><text:s text:c="4"/>e[</text:span><text:span text:style-name="T15">2</text:span><text:span text:style-name="T9">*i].maxy = e[</text:span><text:span text:style-name="T15">2</text:span><text:span text:style-name="T9">*i+</text:span><text:span text:style-name="T15">1</text:span><text:span text:style-name="T9">].maxy = ys[</text:span><text:span text:style-name="T15">2</text:span><text:span text:style-name="T9">*i+</text:span><text:span text:style-name="T15">1</text:span><text:span text:style-name="T9">] = r[i].maxy;</text:span></text:p>
      <text:p text:style-name="No_20_Spacing"><text:span text:style-name="T9"><text:s text:c="4"/>e[</text:span><text:span text:style-name="T15">2</text:span><text:span text:style-name="T9">*i].x = r[i].minx;</text:span></text:p>
      <text:p text:style-name="No_20_Spacing"><text:span text:style-name="T9"><text:s text:c="4"/>e[</text:span><text:span text:style-name="T15">2</text:span><text:span text:style-name="T9">*i].m = </text:span><text:span text:style-name="T15">1</text:span><text:span text:style-name="T9">;</text:span></text:p>
      <text:p text:style-name="No_20_Spacing"><text:span text:style-name="T9"><text:s text:c="4"/>e[</text:span><text:span text:style-name="T15">2</text:span><text:span text:style-name="T9">*i+</text:span><text:span text:style-name="T15">1</text:span><text:span text:style-name="T9">].x = r[i].maxx;</text:span></text:p>
      <text:p text:style-name="No_20_Spacing"><text:soft-page-break/><text:span text:style-name="T9"><text:s text:c="4"/>e[</text:span><text:span text:style-name="T15">2</text:span><text:span text:style-name="T9">*i+</text:span><text:span text:style-name="T15">1</text:span><text:span text:style-name="T9">].m = -</text:span><text:span text:style-name="T15">1</text:span><text:span text:style-name="T9">;</text:span></text:p>
      <text:p text:style-name="No_20_Spacing"><text:span text:style-name="T9"><text:s text:c="2"/></text:span><text:span text:style-name="T10">}</text:span></text:p>
      <text:p text:style-name="P12"/>
      <text:p text:style-name="No_20_Spacing"><text:span text:style-name="T10"><text:s text:c="2"/>qsort(ys, </text:span><text:span text:style-name="T16">2</text:span><text:span text:style-name="T10">*n, </text:span><text:span text:style-name="T11">sizeof</text:span><text:span text:style-name="T10">(ys[</text:span><text:span text:style-name="T16">0</text:span><text:span text:style-name="T10">]), (</text:span><text:span text:style-name="T11">void</text:span><text:span text:style-name="T10"> *)cmp_double);</text:span></text:p>
      <text:p text:style-name="No_20_Spacing"><text:span text:style-name="T10"><text:s text:c="2"/></text:span><text:span text:style-name="T9">qsort(e, </text:span><text:span text:style-name="T15">2</text:span><text:span text:style-name="T9">*n, </text:span><text:span text:style-name="T12">sizeof</text:span><text:span text:style-name="T9">(e[</text:span><text:span text:style-name="T15">0</text:span><text:span text:style-name="T9">]), (</text:span><text:span text:style-name="T12">void</text:span><text:span text:style-name="T9"> *)cmp_edge);</text:span></text:p>
      <text:p text:style-name="No_20_Spacing"><text:span text:style-name="T9"><text:s text:c="2"/></text:span></text:p>
      <text:p text:style-name="No_20_Spacing"><text:span text:style-name="T9"><text:s text:c="2"/>sum = </text:span><text:span text:style-name="T15">0</text:span><text:span text:style-name="T9">;</text:span></text:p>
      <text:p text:style-name="No_20_Spacing"><text:span text:style-name="T9"><text:s text:c="2"/></text:span><text:span text:style-name="T12">for</text:span><text:span text:style-name="T9">(i = </text:span><text:span text:style-name="T15">0</text:span><text:span text:style-name="T9">; i &lt; </text:span><text:span text:style-name="T15">2</text:span><text:span text:style-name="T9">*n; i++){</text:span></text:p>
      <text:p text:style-name="No_20_Spacing"><text:span text:style-name="T9"><text:s text:c="4"/></text:span><text:span text:style-name="T11">if</text:span><text:span text:style-name="T10">(i) sum += (ys[i]-ys[i-</text:span><text:span text:style-name="T16">1</text:span><text:span text:style-name="T10">])*curr;</text:span></text:p>
      <text:p text:style-name="No_20_Spacing"><text:span text:style-name="T10"><text:s text:c="4"/>curr = flag = </text:span><text:span text:style-name="T16">0</text:span><text:span text:style-name="T10">;</text:span></text:p>
      <text:p text:style-name="No_20_Spacing"><text:span text:style-name="T10"><text:s text:c="4"/></text:span><text:span text:style-name="T11">for</text:span><text:span text:style-name="T10">(j = </text:span><text:span text:style-name="T16">0</text:span><text:span text:style-name="T10">; j &lt; </text:span><text:span text:style-name="T16">2</text:span><text:span text:style-name="T10">*n; j++){</text:span></text:p>
      <text:p text:style-name="No_20_Spacing"><text:span text:style-name="T10"><text:s text:c="6"/></text:span><text:span text:style-name="T11">if</text:span><text:span text:style-name="T10">(e[j].miny &lt;= ys[i] &amp;&amp; ys[i] &lt; e[j].maxy){</text:span></text:p>
      <text:p text:style-name="No_20_Spacing"><text:span text:style-name="T10"><text:s text:c="8"/></text:span><text:span text:style-name="T11">if</text:span><text:span text:style-name="T10">(!flag) sx = e[j].x;</text:span></text:p>
      <text:p text:style-name="No_20_Spacing"><text:span text:style-name="T10"><text:s text:c="8"/></text:span><text:span text:style-name="T9">flag += e[j].m;</text:span></text:p>
      <text:p text:style-name="No_20_Spacing"><text:span text:style-name="T9"><text:s text:c="8"/></text:span><text:span text:style-name="T12">if</text:span><text:span text:style-name="T9">(!flag) curr += e[j].x-sx;</text:span></text:p>
      <text:p text:style-name="No_20_Spacing"><text:span text:style-name="T9"><text:s text:c="6"/></text:span><text:span text:style-name="T10">}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sum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i, n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2">while</text:span><text:span text:style-name="T9">(scanf(</text:span><text:span text:style-name="T13">"%d"</text:span><text:span text:style-name="T9">, &amp;n) == </text:span><text:span text:style-name="T15">1</text:span><text:span text:style-name="T9">){</text:span></text:p>
      <text:p text:style-name="No_20_Spacing"><text:span text:style-name="T9"><text:s text:c="4"/></text:span><text:span text:style-name="T12">for</text:span><text:span text:style-name="T9">(i = </text:span><text:span text:style-name="T15">0</text:span><text:span text:style-name="T9">; i &lt; n; i++){</text:span></text:p>
      <text:p text:style-name="No_20_Spacing"><text:span text:style-name="T9"><text:s text:c="6"/>scanf(</text:span><text:span text:style-name="T13">"%lf %lf %lf %lf"</text:span><text:span text:style-name="T9">, </text:span></text:p>
      <text:p text:style-name="No_20_Spacing"><text:span text:style-name="T9"><text:s text:c="12"/>&amp;r[i].minx, &amp;r[i].miny, &amp;r[i].maxx, &amp;r[i].maxy);</text:span></text:p>
      <text:p text:style-name="No_20_Spacing"><text:span text:style-name="T9"><text:s text:c="4"/></text:span><text:span text:style-name="T10">}</text:span></text:p>
      <text:p text:style-name="No_20_Spacing"><text:span text:style-name="T10"><text:s text:c="4"/>printf(</text:span><text:span text:style-name="T14">"Area of union is %f\n"</text:span><text:span text:style-name="T10">, area_unionrect(n)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 Geometry: </text:span></text:p>
      <text:list xml:id="list39296565" text:continue-numbering="true" text:style-name="Outline">
        <text:list-item>
          <text:list>
            <text:list-item>
              <text:h text:style-name="Heading_20_2" text:outline-level="2"><text:bookmark-start text:name="__RefHeading___Toc26750_2932636602"/><text:bookmark text:name="Bookmark9"/><text:span text:style-name="T6">CCW Orientation analysis</text:span><text:bookmark-end text:name="__RefHeading___Toc26750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three points a, b, c, it returns whether the</text:span></text:p>
      <text:p text:style-name="No_20_Spacing"><text:span text:style-name="T7"><text:s text:c="16"/>path from a to b to c is counterclockwise, clockwise</text:span></text:p>
      <text:p text:style-name="No_20_Spacing"><text:span text:style-name="T7"><text:s text:c="16"/>or undefined.</text:span></text:p>
      <text:p text:style-name="No_20_Spacing"><text:span text:style-name="T7"><text:s text:c="16"/></text:span></text:p>
      <text:p text:style-name="No_20_Spacing"><text:span text:style-name="T7"><text:s text:c="16"/>Undefined is returned if the 3 points are colinear,</text:span></text:p>
      <text:p text:style-name="No_20_Spacing"><text:span text:style-name="T7"><text:s text:c="16"/>and c is between a and b.</text:span></text:p>
      <text:p text:style-name="No_20_Spacing"><text:span text:style-name="T7"><text:s text:c="3"/></text:span></text:p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oft-page-break/><text:span text:style-name="T7"><text:s text:c="3"/>Author: <text:s text:c="5"/>Howard Cheng, Scott Crosswhite, Gilbert Lee</text:span></text:p>
      <text:p text:style-name="No_20_Spacing"><text:span text:style-name="T7"><text:s text:c="3"/>Date: <text:s text:c="7"/>Nov 13, 2002</text:span></text:p>
      <text:p text:style-name="No_20_Spacing"><text:span text:style-name="T7"><text:s text:c="3"/>References: <text:s/>wilma.cs.brown.edu/courses/cs016/packet/node18.html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Colinearity with respect to the line through a, b,</text:span></text:p>
      <text:p text:style-name="No_20_Spacing"><text:span text:style-name="T7"><text:s text:c="16"/>and c:</text:span></text:p>
      <text:p text:style-name="No_20_Spacing"><text:span text:style-name="T7"><text:s text:c="16"/>CCW <text:s text:c="5"/>for c in [b, +inf)</text:span></text:p>
      <text:p text:style-name="No_20_Spacing"><text:span text:style-name="T7"><text:s text:c="16"/>CNEITHER for c in [a,b)</text:span></text:p>
      <text:p text:style-name="No_20_Spacing"><text:span text:style-name="T7"><text:s text:c="16"/>CW <text:s text:c="6"/>for c in (-inf, a)</text:span></text:p>
      <text:p text:style-name="P9"/>
      <text:p text:style-name="No_20_Spacing"><text:span text:style-name="T7"><text:s text:c="16"/>For true CW/CCW/Collinear testing, consider using</text:span></text:p>
      <text:p text:style-name="No_20_Spacing"><text:span text:style-name="T7"><text:s text:c="16"/>pt_leftright.c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No_20_Spacing"><text:span text:style-name="T5">#include &lt;math.h&gt;</text:span></text:p>
      <text:p text:style-name="P8"/>
      <text:p text:style-name="No_20_Spacing"><text:span text:style-name="T7">/* how close to call equal */</text:span></text:p>
      <text:p text:style-name="No_20_Spacing"><text:span text:style-name="T5">#define EPS 1E-8</text:span></text:p>
      <text:p text:style-name="No_20_Spacing"><text:span text:style-name="T5">#define SQR(x) ((x)*(x))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7">/* counterclockwise, clockwise, or undefined */</text:span></text:p>
      <text:p text:style-name="No_20_Spacing"><text:span text:style-name="T11">enum</text:span><text:span text:style-name="T10"> {CCW, CW, CNEITHER};</text:span></text:p>
      <text:p text:style-name="P12"/>
      <text:p text:style-name="No_20_Spacing"><text:span text:style-name="T11">int</text:span><text:span text:style-name="T10"> ccw(Point a, Point b, Point c)</text:span></text:p>
      <text:p text:style-name="No_20_Spacing"><text:span text:style-name="T10">{</text:span></text:p>
      <text:p text:style-name="No_20_Spacing"><text:span text:style-name="T10"><text:s text:c="2"/></text:span><text:span text:style-name="T11">double</text:span><text:span text:style-name="T10"> dx1 = b.x - a.x, dx2 = c.x - b.x;</text:span></text:p>
      <text:p text:style-name="No_20_Spacing"><text:span text:style-name="T10"><text:s text:c="2"/></text:span><text:span text:style-name="T11">double</text:span><text:span text:style-name="T10"> dy1 = b.y - a.y, dy2 = c.y - b.y;</text:span></text:p>
      <text:p text:style-name="No_20_Spacing"><text:span text:style-name="T10"><text:s text:c="2"/></text:span><text:span text:style-name="T11">double</text:span><text:span text:style-name="T10"> t1 = dx1 * dy2;</text:span></text:p>
      <text:p text:style-name="No_20_Spacing"><text:span text:style-name="T10"><text:s text:c="2"/></text:span><text:span text:style-name="T11">double</text:span><text:span text:style-name="T10"> t2 = dx2 * dy1;</text:span></text:p>
      <text:p text:style-name="P12"/>
      <text:p text:style-name="No_20_Spacing"><text:span text:style-name="T10"><text:s text:c="2"/></text:span><text:span text:style-name="T11">if</text:span><text:span text:style-name="T10">(fabs(t1 - t2) &lt; EPS) {</text:span></text:p>
      <text:p text:style-name="No_20_Spacing"><text:span text:style-name="T10"><text:s text:c="4"/></text:span><text:span text:style-name="T11">if</text:span><text:span text:style-name="T10">(dx1 * dx2 &lt; </text:span><text:span text:style-name="T16">0</text:span><text:span text:style-name="T10"> || dy1 * dy2 &lt; </text:span><text:span text:style-name="T16">0</text:span><text:span text:style-name="T10">) {</text:span></text:p>
      <text:p text:style-name="No_20_Spacing"><text:span text:style-name="T10"><text:s text:c="6"/></text:span><text:span text:style-name="T11">if</text:span><text:span text:style-name="T10">(SQR(dx1)+SQR(dy1) &gt;= SQR(dx2)+SQR(dy2)- EPS) </text:span><text:span text:style-name="T11">return</text:span><text:span text:style-name="T10"> CNEITHER;</text:span></text:p>
      <text:p text:style-name="No_20_Spacing"><text:span text:style-name="T10"><text:s text:c="6"/></text:span><text:span text:style-name="T11">return</text:span><text:span text:style-name="T10"> CW;</text:span></text:p>
      <text:p text:style-name="No_20_Spacing"><text:span text:style-name="T10"><text:s text:c="4"/>}</text:span></text:p>
      <text:p text:style-name="No_20_Spacing"><text:span text:style-name="T10"><text:s text:c="4"/></text:span><text:span text:style-name="T11">return</text:span><text:span text:style-name="T10"> CCW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t1 &gt; t2 ? CCW : CW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</text:span><text:span text:style-name="T11">void</text:span><text:span text:style-name="T10">)</text:span></text:p>
      <text:p text:style-name="No_20_Spacing"><text:span text:style-name="T10">{</text:span></text:p>
      <text:p text:style-name="No_20_Spacing"><text:span text:style-name="T10"><text:s text:c="2"/>Point a, b, c;</text:span></text:p>
      <text:p text:style-name="No_20_Spacing"><text:span text:style-name="T10"><text:s text:c="2"/></text:span><text:span text:style-name="T11">int</text:span><text:span text:style-name="T10"> a1, a2, a3, a4, a5, a6;</text:span></text:p>
      <text:p text:style-name="No_20_Spacing"><text:soft-page-break/><text:span text:style-name="T10"><text:s text:c="2"/></text:span><text:span text:style-name="T11">int</text:span><text:span text:style-name="T10"> res;</text:span></text:p>
      <text:p text:style-name="P12"/>
      <text:p text:style-name="No_20_Spacing"><text:span text:style-name="T10"><text:s text:c="2"/></text:span><text:span text:style-name="T11">while</text:span><text:span text:style-name="T10"> (scanf(</text:span><text:span text:style-name="T14">"%lf %lf %lf %lf %lf %lf"</text:span><text:span text:style-name="T10">, </text:span></text:p>
      <text:p text:style-name="No_20_Spacing"><text:span text:style-name="T10"><text:s text:c="15"/>&amp;a.x, &amp;a.y, &amp;b.x, &amp;b.y, &amp;c.x, &amp;c.y) == </text:span><text:span text:style-name="T16">6</text:span><text:span text:style-name="T10">){</text:span></text:p>
      <text:p text:style-name="No_20_Spacing"><text:span text:style-name="T10"><text:s text:c="4"/>res = ccw(a,b,c);</text:span></text:p>
      <text:p text:style-name="No_20_Spacing"><text:span text:style-name="T10"><text:s text:c="4"/></text:span><text:span text:style-name="T11">if</text:span><text:span text:style-name="T10"> (res == CW) {</text:span></text:p>
      <text:p text:style-name="No_20_Spacing"><text:span text:style-name="T10"><text:s text:c="6"/>printf(</text:span><text:span text:style-name="T14">"CW\n"</text:span><text:span text:style-name="T10">);</text:span></text:p>
      <text:p text:style-name="No_20_Spacing"><text:span text:style-name="T10"><text:s text:c="4"/>} </text:span><text:span text:style-name="T11">else</text:span><text:span text:style-name="T10"> </text:span><text:span text:style-name="T11">if</text:span><text:span text:style-name="T10"> (res == CCW) {</text:span></text:p>
      <text:p text:style-name="No_20_Spacing"><text:span text:style-name="T10"><text:s text:c="6"/>printf(</text:span><text:span text:style-name="T14">"CCW\n"</text:span><text:span text:style-name="T10">);</text:span></text:p>
      <text:p text:style-name="No_20_Spacing"><text:span text:style-name="T10"><text:s text:c="4"/>} </text:span><text:span text:style-name="T11">else</text:span><text:span text:style-name="T10"> </text:span><text:span text:style-name="T11">if</text:span><text:span text:style-name="T10"> (res == CNEITHER) {</text:span></text:p>
      <text:p text:style-name="No_20_Spacing"><text:span text:style-name="T10"><text:s text:c="6"/>printf(</text:span><text:span text:style-name="T14">"CNEITHER\n"</text:span><text:span text:style-name="T10">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 Geometry: </text:span></text:p>
      <text:list xml:id="list39289704" text:continue-numbering="true" text:style-name="Outline">
        <text:list-item>
          <text:list>
            <text:list-item>
              <text:h text:style-name="Heading_20_2" text:outline-level="2"><text:bookmark-start text:name="__RefHeading___Toc26752_2932636602"/><text:bookmark text:name="Bookmark10"/><text:span text:style-name="T6">Centroid of a Polygon</text:span><text:bookmark-end text:name="__RefHeading___Toc2675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polygon as a set of N points, this code finds </text:span></text:p>
      <text:p text:style-name="No_20_Spacing"><text:span text:style-name="T7"><text:s text:c="16"/>the centroid of the polygon.</text:span></text:p>
      <text:p text:style-name="No_20_Spacing"><text:span text:style-name="T7"><text:s text:c="3"/></text:span></text:p>
      <text:p text:style-name="No_20_Spacing"><text:span text:style-name="T7"><text:s text:c="3"/>Complexity: <text:s/>O(N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Ashley Zinyk</text:span></text:p>
      <text:p text:style-name="No_20_Spacing"><text:span text:style-name="T7"><text:s text:c="3"/>Date: <text:s text:c="7"/>Nov 8, 2003 </text:span></text:p>
      <text:p text:style-name="No_20_Spacing"><text:span text:style-name="T7"><text:s text:c="3"/>References: <text:s/>http://www.netcomuk.co.uk/~jenolive/centroid.html</text:span></text:p>
      <text:p text:style-name="No_20_Spacing"><text:span text:style-name="T7"><text:s text:c="16"/>www.exaflop.org/docs/cgafaq/cga2.html</text:span></text:p>
      <text:p text:style-name="No_20_Spacing"><text:span text:style-name="T7"><text:s text:c="16"/>see also area_poly.c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2 (Spain 10002)</text:span></text:p>
      <text:p text:style-name="No_20_Spacing"><text:span text:style-name="T7"><text:s text:c="16"/>(Center of Mass Nov 2003)</text:span></text:p>
      <text:p text:style-name="No_20_Spacing"><text:span text:style-name="T7"><text:s text:c="3"/>Notes: <text:s text:c="6"/>Points must be in clockwise or counterclockwise order.</text:span></text:p>
      <text:p text:style-name="No_20_Spacing"><text:span text:style-name="T7"><text:s text:c="16"/>The area of the polygon must be non-zero.</text:span></text:p>
      <text:p text:style-name="No_20_Spacing"><text:span text:style-name="T7"><text:s text:c="16"/>The polygon must not be self-intersecting (simple)</text:span></text:p>
      <text:p text:style-name="No_20_Spacing"><text:span text:style-name="T7"><text:s text:c="16"/>The polygon may or may not be convex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0">Point centroid(Point *p, </text:span><text:span text:style-name="T11">int</text:span><text:span text:style-name="T10"> n) {</text:span></text:p>
      <text:p text:style-name="No_20_Spacing"><text:soft-page-break/><text:span text:style-name="T10"><text:s text:c="2"/></text:span><text:span text:style-name="T11">double</text:span><text:span text:style-name="T10"> area, sum;</text:span></text:p>
      <text:p text:style-name="No_20_Spacing"><text:span text:style-name="T10"><text:s text:c="2"/>Point c;</text:span></text:p>
      <text:p text:style-name="No_20_Spacing"><text:span text:style-name="T10"><text:s text:c="2"/></text:span><text:span text:style-name="T11">int</text:span><text:span text:style-name="T10"> i, j;</text:span></text:p>
      <text:p text:style-name="P12"/>
      <text:p text:style-name="No_20_Spacing"><text:span text:style-name="T10"><text:s text:c="2"/>c.x = c.y = sum = </text:span><text:span text:style-name="T16">0.0</text:span><text:span text:style-name="T10">; <text:s/></text:span></text:p>
      <text:p text:style-name="No_20_Spacing"><text:span text:style-name="T10"><text:s text:c="2"/></text:span><text:span text:style-name="T12">for</text:span><text:span text:style-name="T9">(i = n-</text:span><text:span text:style-name="T15">1</text:span><text:span text:style-name="T9">, j = </text:span><text:span text:style-name="T15">0</text:span><text:span text:style-name="T9">; j &lt; n; i = j++) {</text:span></text:p>
      <text:p text:style-name="No_20_Spacing"><text:span text:style-name="T9"><text:s text:c="4"/></text:span><text:span text:style-name="T10">sum += area = p[i].x * p[j].y - p[i].y * p[j].x;</text:span></text:p>
      <text:p text:style-name="No_20_Spacing"><text:span text:style-name="T10"><text:s text:c="4"/>c.x += (p[i].x + p[j].x)*area;</text:span></text:p>
      <text:p text:style-name="No_20_Spacing"><text:span text:style-name="T10"><text:s text:c="4"/>c.y += (p[i].y + p[j].y)*area;</text:span></text:p>
      <text:p text:style-name="No_20_Spacing"><text:span text:style-name="T10"><text:s text:c="2"/></text:span><text:span text:style-name="T9">}</text:span></text:p>
      <text:p text:style-name="No_20_Spacing"><text:span text:style-name="T9"><text:s text:c="2"/>sum *= </text:span><text:span text:style-name="T15">3.0</text:span><text:span text:style-name="T9">;</text:span></text:p>
      <text:p text:style-name="No_20_Spacing"><text:span text:style-name="T9"><text:s text:c="2"/>c.x /= sum;</text:span></text:p>
      <text:p text:style-name="No_20_Spacing"><text:span text:style-name="T9"><text:s text:c="2"/>c.y /= sum;</text:span></text:p>
      <text:p text:style-name="No_20_Spacing"><text:span text:style-name="T9"><text:s text:c="2"/></text:span><text:span text:style-name="T11">return</text:span><text:span text:style-name="T10"> c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Point poly[</text:span><text:span text:style-name="T16">100</text:span><text:span text:style-name="T10">], c;</text:span></text:p>
      <text:p text:style-name="No_20_Spacing"><text:span text:style-name="T10"><text:s text:c="2"/></text:span><text:span text:style-name="T11">int</text:span><text:span text:style-name="T10"> i, n;</text:span></text:p>
      <text:p text:style-name="P12"/>
      <text:p text:style-name="No_20_Spacing"><text:span text:style-name="T10"><text:s text:c="2"/></text:span><text:span text:style-name="T11">while</text:span><text:span text:style-name="T10"> (scanf(</text:span><text:span text:style-name="T14">"%d"</text:span><text:span text:style-name="T10">,&amp;n)==</text:span><text:span text:style-name="T16">1</text:span><text:span text:style-name="T10">) {</text:span></text:p>
      <text:p text:style-name="No_20_Spacing"><text:span text:style-name="T10"><text:s text:c="4"/></text:span><text:span text:style-name="T11">if</text:span><text:span text:style-name="T10"> (n &lt; </text:span><text:span text:style-name="T16">3</text:span><text:span text:style-name="T10">) </text:span><text:span text:style-name="T11">break</text:span><text:span text:style-name="T10">;</text:span></text:p>
      <text:p text:style-name="No_20_Spacing"><text:span text:style-name="T10"><text:s text:c="4"/></text:span><text:span text:style-name="T11">for</text:span><text:span text:style-name="T10"> (i = </text:span><text:span text:style-name="T16">0</text:span><text:span text:style-name="T10">; i &lt; n; i++)</text:span></text:p>
      <text:p text:style-name="No_20_Spacing"><text:span text:style-name="T10"><text:s text:c="6"/>scanf(</text:span><text:span text:style-name="T14">"%lf %lf"</text:span><text:span text:style-name="T10">,&amp;poly[i].x, &amp;poly[i].y);</text:span></text:p>
      <text:p text:style-name="No_20_Spacing"><text:span text:style-name="T10"><text:s text:c="4"/>c = centroid(poly,n);</text:span></text:p>
      <text:p text:style-name="No_20_Spacing"><text:span text:style-name="T10"><text:s text:c="4"/>printf(</text:span><text:span text:style-name="T14">"%0.3f %0.3f\n"</text:span><text:span text:style-name="T10">,c.x,c.y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-Geometry: </text:span></text:p>
      <text:list xml:id="list39271615" text:continue-numbering="true" text:style-name="Outline">
        <text:list-item>
          <text:list>
            <text:list-item>
              <text:h text:style-name="Heading_20_2" text:outline-level="2"><text:bookmark-start text:name="__RefHeading___Toc26754_2932636602"/><text:bookmark text:name="Bookmark11"/><text:span text:style-name="T6">Parameter of circle from 3 points</text:span><text:bookmark-end text:name="__RefHeading___Toc26754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This routine computes the parameters of a circle</text:span></text:p>
      <text:p text:style-name="No_20_Spacing"><text:span text:style-name="T7"><text:s text:c="16"/>(center and radius) from 3 points.</text:span></text:p>
      <text:p text:style-name="No_20_Spacing"><text:span text:style-name="T7"><text:s text:c="16"/>Returns non-zero if successful, zero if the three</text:span></text:p>
      <text:p text:style-name="No_20_Spacing"><text:span text:style-name="T7"><text:s text:c="16"/>points are collinear</text:span></text:p>
      <text:p text:style-name="No_20_Spacing"><text:span text:style-name="T7"><text:s text:c="3"/></text:span></text:p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Howard Cheng</text:span></text:p>
      <text:p text:style-name="No_20_Spacing"><text:span text:style-name="T7"><text:s text:c="3"/>Date: <text:s text:c="7"/>Nov 13, 2002</text:span></text:p>
      <text:p text:style-name="No_20_Spacing"><text:span text:style-name="T7"><text:s text:c="3"/>References: <text:s/>www.exaflop.org/docs/cgafaq/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</text:span></text:p>
      <text:p text:style-name="No_20_Spacing"><text:soft-page-break/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No_20_Spacing"><text:span text:style-name="T5">#include &lt;math.h&gt;</text:span></text:p>
      <text:p text:style-name="P8"/>
      <text:p text:style-name="No_20_Spacing"><text:span text:style-name="T7">/* how close to call equal */</text:span></text:p>
      <text:p text:style-name="No_20_Spacing"><text:span text:style-name="T5">#define EPS 1E-8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1">int</text:span><text:span text:style-name="T10"> circle(Point p1, Point p2, Point p3, Point *center, </text:span><text:span text:style-name="T11">double</text:span><text:span text:style-name="T10"> *r)</text:span></text:p>
      <text:p text:style-name="No_20_Spacing"><text:span text:style-name="T10">{</text:span></text:p>
      <text:p text:style-name="No_20_Spacing"><text:span text:style-name="T10"><text:s text:c="2"/></text:span><text:span text:style-name="T11">double</text:span><text:span text:style-name="T10"> a,b,c,d,e,f,g;</text:span></text:p>
      <text:p text:style-name="P12"/>
      <text:p text:style-name="No_20_Spacing"><text:span text:style-name="T10"><text:s text:c="2"/>a = p2.x - p1.x; <text:s/>b = p2.y - p1.y;</text:span></text:p>
      <text:p text:style-name="No_20_Spacing"><text:span text:style-name="T10"><text:s text:c="2"/>c = p3.x - p1.x; <text:s/>d = p3.y - p1.y;</text:span></text:p>
      <text:p text:style-name="No_20_Spacing"><text:span text:style-name="T10"><text:s text:c="2"/></text:span><text:span text:style-name="T9">e = a*(p1.x + p2.x) + b*(p1.y + p2.y);</text:span></text:p>
      <text:p text:style-name="No_20_Spacing"><text:span text:style-name="T9"><text:s text:c="2"/></text:span><text:span text:style-name="T10">f = c*(p1.x + p3.x) + d*(p1.y + p3.y);</text:span></text:p>
      <text:p text:style-name="No_20_Spacing"><text:span text:style-name="T10"><text:s text:c="2"/>g = </text:span><text:span text:style-name="T16">2.0</text:span><text:span text:style-name="T10">*(a*(p3.y - p2.y) - b*(p3.x - p2.x));</text:span></text:p>
      <text:p text:style-name="No_20_Spacing"><text:span text:style-name="T10"><text:s text:c="2"/></text:span><text:span text:style-name="T11">if</text:span><text:span text:style-name="T10"> (fabs(g) &lt; EPS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2"/></text:span><text:span text:style-name="T9">center-&gt;x = (d*e - b*f) / g;</text:span></text:p>
      <text:p text:style-name="No_20_Spacing"><text:span text:style-name="T9"><text:s text:c="2"/>center-&gt;y = (a*f - c*e) / g;</text:span></text:p>
      <text:p text:style-name="No_20_Spacing"><text:span text:style-name="T9"><text:s text:c="2"/>*r = sqrt((p1.x-center-&gt;x)*(p1.x-center-&gt;x) +</text:span></text:p>
      <text:p text:style-name="No_20_Spacing"><text:span text:style-name="T9"><text:s text:c="12"/></text:span><text:span text:style-name="T10">(p1.y-center-&gt;y)*(p1.y-center-&gt;y));</text:span></text:p>
      <text:p text:style-name="No_20_Spacing"><text:span text:style-name="T10"><text:s text:c="2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</text:span><text:span text:style-name="T11">void</text:span><text:span text:style-name="T10">)</text:span></text:p>
      <text:p text:style-name="No_20_Spacing"><text:span text:style-name="T10">{</text:span></text:p>
      <text:p text:style-name="No_20_Spacing"><text:span text:style-name="T10"><text:s text:c="2"/>Point a, b, c, center;</text:span></text:p>
      <text:p text:style-name="No_20_Spacing"><text:span text:style-name="T10"><text:s text:c="2"/></text:span><text:span text:style-name="T11">double</text:span><text:span text:style-name="T10"> r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 (scanf(</text:span><text:span text:style-name="T14">"%lf %lf %lf %lf %lf %lf"</text:span><text:span text:style-name="T10">, </text:span></text:p>
      <text:p text:style-name="No_20_Spacing"><text:span text:style-name="T10"><text:s text:c="15"/>&amp;a.x, &amp;a.y, &amp;b.x, &amp;b.y, &amp;c.x, &amp;c.y) == </text:span><text:span text:style-name="T16">6</text:span><text:span text:style-name="T10">) {</text:span></text:p>
      <text:p text:style-name="No_20_Spacing"><text:span text:style-name="T10"><text:s text:c="4"/></text:span><text:span text:style-name="T12">if</text:span><text:span text:style-name="T9"> (circle(a, b, c, &amp;center, &amp;r)) {</text:span></text:p>
      <text:p text:style-name="No_20_Spacing"><text:span text:style-name="T9"><text:s text:c="6"/>printf(</text:span><text:span text:style-name="T13">"center = (%5.3f, %5.3f)\n"</text:span><text:span text:style-name="T9">, center.x, center.y);</text:span></text:p>
      <text:p text:style-name="No_20_Spacing"><text:span text:style-name="T9"><text:s text:c="6"/>printf(</text:span><text:span text:style-name="T13">"radius = %5.3f\n"</text:span><text:span text:style-name="T9">, r);</text:span></text:p>
      <text:p text:style-name="No_20_Spacing"><text:span text:style-name="T9"><text:s text:c="6"/>printf(</text:span><text:span text:style-name="T13">"\n"</text:span><text:span text:style-name="T9">);</text:span></text:p>
      <text:p text:style-name="No_20_Spacing"><text:span text:style-name="T9"><text:s text:c="4"/>} </text:span><text:span text:style-name="T12">else</text:span><text:span text:style-name="T9"> {</text:span></text:p>
      <text:p text:style-name="No_20_Spacing"><text:span text:style-name="T9"><text:s text:c="6"/>printf(</text:span><text:span text:style-name="T13">"colinear\n\n"</text:span><text:span text:style-name="T9">);</text:span></text:p>
      <text:p text:style-name="No_20_Spacing"><text:span text:style-name="T9"><text:s text:c="4"/></text:span><text:span text:style-name="T10"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><text:soft-page-break/></text:p>
      <text:p text:style-name="P12"/>
      <text:p text:style-name="No_20_Spacing"><text:span text:style-name="T7">/* <text:s/>2D Geometry: <text:s/></text:span></text:p>
      <text:list xml:id="list39269348" text:continue-numbering="true" text:style-name="Outline">
        <text:list-item>
          <text:list>
            <text:list-item>
              <text:h text:style-name="Heading_20_2" text:outline-level="2"><text:bookmark-start text:name="__RefHeading___Toc26756_2932636602"/><text:bookmark text:name="Bookmark12"/><text:span text:style-name="T6">Circle tangents</text:span><text:bookmark-end text:name="__RefHeading___Toc2675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circle (defined by a center point and radius) </text:span></text:p>
      <text:p text:style-name="No_20_Spacing"><text:span text:style-name="T7"><text:s text:c="16"/>and a point strictly outside the circle, returns the </text:span></text:p>
      <text:p text:style-name="No_20_Spacing"><text:span text:style-name="T7"><text:s text:c="16"/>two points of tangency.</text:span></text:p>
      <text:p text:style-name="No_20_Spacing"><text:span text:style-name="T7"><text:s text:c="3"/></text:span></text:p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Ashley Zinyk</text:span></text:p>
      <text:p text:style-name="No_20_Spacing"><text:span text:style-name="T7"><text:s text:c="3"/>Date: <text:s text:c="7"/>Nov 19, 2002</text:span></text:p>
      <text:p text:style-name="No_20_Spacing"><text:span text:style-name="T7"><text:s text:c="3"/>References: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Assumes a non-zero distance between p and c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No_20_Spacing"><text:span text:style-name="T5">#define SQR(x) ((x)*(x))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1">double</text:span><text:span text:style-name="T10"> dist2(Point a, Point b) {</text:span></text:p>
      <text:p text:style-name="No_20_Spacing"><text:span text:style-name="T10"><text:s text:c="2"/></text:span><text:span text:style-name="T11">return</text:span><text:span text:style-name="T10"> SQR(a.x-b.x) + SQR(a.y-b.y);</text:span></text:p>
      <text:p text:style-name="No_20_Spacing"><text:span text:style-name="T10">}</text:span></text:p>
      <text:p text:style-name="P12"/>
      <text:p text:style-name="No_20_Spacing"><text:span text:style-name="T10">Point a, b;</text:span></text:p>
      <text:p text:style-name="P12"/>
      <text:p text:style-name="No_20_Spacing"><text:span text:style-name="T11">void</text:span><text:span text:style-name="T10"> circ_tangents(Point c, </text:span><text:span text:style-name="T11">double</text:span><text:span text:style-name="T10"> r, Point p) {</text:span></text:p>
      <text:p text:style-name="No_20_Spacing"><text:span text:style-name="T10"><text:s text:c="2"/></text:span><text:span text:style-name="T11">double</text:span><text:span text:style-name="T10"> perp, para, tmp = dist2(p,c);</text:span></text:p>
      <text:p text:style-name="P12"/>
      <text:p text:style-name="No_20_Spacing"><text:span text:style-name="T10"><text:s text:c="2"/></text:span><text:span text:style-name="T9">para = r*r/tmp;</text:span></text:p>
      <text:p text:style-name="No_20_Spacing"><text:span text:style-name="T9"><text:s text:c="2"/>perp = r*sqrt(tmp-r*r)/tmp;</text:span></text:p>
      <text:p text:style-name="No_20_Spacing"><text:span text:style-name="T9"><text:s text:c="2"/></text:span></text:p>
      <text:p text:style-name="No_20_Spacing"><text:span text:style-name="T9"><text:s text:c="2"/>a.x = c.x + (p.x-c.x)*para - (p.y-c.y)*perp;</text:span></text:p>
      <text:p text:style-name="No_20_Spacing"><text:span text:style-name="T9"><text:s text:c="2"/>a.y = c.y + (p.y-c.y)*para + (p.x-c.x)*perp;</text:span></text:p>
      <text:p text:style-name="No_20_Spacing"><text:span text:style-name="T9"><text:s text:c="2"/>b.x = c.x + (p.x-c.x)*para + (p.y-c.y)*perp;</text:span></text:p>
      <text:p text:style-name="No_20_Spacing"><text:span text:style-name="T9"><text:s text:c="2"/>b.y = c.y + (p.y-c.y)*para - (p.x-c.x)*perp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Point c, p;</text:span></text:p>
      <text:p text:style-name="No_20_Spacing"><text:span text:style-name="T10"><text:s text:c="2"/></text:span><text:span text:style-name="T11">double</text:span><text:span text:style-name="T10"> rad;</text:span></text:p>
      <text:p text:style-name="P12"/>
      <text:p text:style-name="No_20_Spacing"><text:span text:style-name="T10"><text:s text:c="2"/></text:span><text:span text:style-name="T11">while</text:span><text:span text:style-name="T10"> (scanf(</text:span><text:span text:style-name="T14">"%lf %lf %lf"</text:span><text:span text:style-name="T10">, &amp;c.x, &amp;c.y, &amp;rad)==</text:span><text:span text:style-name="T16">3</text:span><text:span text:style-name="T10">) {</text:span></text:p>
      <text:p text:style-name="No_20_Spacing"><text:span text:style-name="T10"><text:s text:c="4"/>scanf(</text:span><text:span text:style-name="T14">"%lf %lf"</text:span><text:span text:style-name="T10">,&amp;p.x,&amp;p.y);</text:span></text:p>
      <text:p text:style-name="No_20_Spacing"><text:soft-page-break/><text:span text:style-name="T10"><text:s text:c="4"/>circ_tangents(c, rad, p);</text:span></text:p>
      <text:p text:style-name="No_20_Spacing"><text:span text:style-name="T10"><text:s text:c="4"/>printf(</text:span><text:span text:style-name="T14">"%g,%g %g,%g\n"</text:span><text:span text:style-name="T10">,a.x,a.y,b.x,b.y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 Geometry: </text:span></text:p>
      <text:list xml:id="list39291932" text:continue-numbering="true" text:style-name="Outline">
        <text:list-item>
          <text:list>
            <text:list-item>
              <text:h text:style-name="Heading_20_2" text:outline-level="2"><text:bookmark-start text:name="__RefHeading___Toc26758_2932636602"/><text:bookmark text:name="Bookmark13"/><text:span text:style-name="T6">Closest pair of points</text:span><text:bookmark-end text:name="__RefHeading___Toc2675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set of N points, finds two points A and B</text:span></text:p>
      <text:p text:style-name="No_20_Spacing"><text:span text:style-name="T7"><text:s text:c="16"/>such that the distance between them is no greater</text:span></text:p>
      <text:p text:style-name="No_20_Spacing"><text:span text:style-name="T7"><text:s text:c="16"/>than the distance between any other pair of points</text:span></text:p>
      <text:p text:style-name="No_20_Spacing"><text:span text:style-name="T7"><text:s text:c="16"/>in the set.</text:span></text:p>
      <text:p text:style-name="No_20_Spacing"><text:span text:style-name="T7"><text:s text:c="3"/></text:span></text:p>
      <text:p text:style-name="No_20_Spacing"><text:span text:style-name="T7"><text:s text:c="3"/>Complexity: <text:s/>O(N lg N lg N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Ashley Zinyk</text:span></text:p>
      <text:p text:style-name="No_20_Spacing"><text:span text:style-name="T7"><text:s text:c="3"/>Date: <text:s text:c="7"/>December 10, 2002</text:span></text:p>
      <text:p text:style-name="No_20_Spacing"><text:span text:style-name="T7"><text:s text:c="3"/>References: <text:s/>www.csc.liv.ac.uk/~ped/teachadmin/algor/d_and_c.html</text:span></text:p>
      <text:p text:style-name="No_20_Spacing"><text:span text:style-name="T7"><text:s text:c="16"/>students.cec.wustl.edu/~cs241/handouts/closestpair.pdf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(Spain 10245)</text:span></text:p>
      <text:p text:style-name="No_20_Spacing"><text:span text:style-name="T7"><text:s text:c="3"/>Notes: <text:s text:c="6"/>Call the function as shown in main().</text:span></text:p>
      <text:p text:style-name="No_20_Spacing"><text:span text:style-name="T7"><text:s text:c="16"/>The original array of points will be sorted.</text:span></text:p>
      <text:p text:style-name="No_20_Spacing"><text:span text:style-name="T7"><text:s text:c="16"/>The points are returned as globals. <text:s/>N must be &gt;= 2.</text:span></text:p>
      <text:p text:style-name="No_20_Spacing"><text:span text:style-name="T7"><text:s text:c="16"/>- min stores the SQUARE of the minimum distance</text:span></text:p>
      <text:p text:style-name="P9"/>
      <text:p text:style-name="No_20_Spacing"><text:span text:style-name="T7"><text:s text:c="16"/>The traditional solution to this problem is</text:span></text:p>
      <text:p text:style-name="No_20_Spacing"><text:span text:style-name="T7"><text:s text:c="16"/>O(N lg N), but it is about 80% more code and</text:span></text:p>
      <text:p text:style-name="No_20_Spacing"><text:span text:style-name="T7"><text:s text:c="16"/>200% more difficult to understand.</text:span></text:p>
      <text:p text:style-name="No_20_Spacing"><text:span text:style-name="T7"><text:s text:c="16"/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No_20_Spacing"><text:span text:style-name="T5">#include &lt;limits.h&gt;</text:span></text:p>
      <text:p text:style-name="No_20_Spacing"><text:span text:style-name="T5">#define SQR(a) ((a)*(a))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0">Point mina, minb; <text:s text:c="23"/></text:span><text:span text:style-name="T7">/* globals */</text:span></text:p>
      <text:p text:style-name="No_20_Spacing"><text:span text:style-name="T11">double</text:span><text:span text:style-name="T10"> min;</text:span></text:p>
      <text:p text:style-name="P12"/>
      <text:p text:style-name="No_20_Spacing"><text:span text:style-name="T11">void</text:span><text:span text:style-name="T10"> checkpair(Point a, Point b) {</text:span></text:p>
      <text:p text:style-name="No_20_Spacing"><text:span text:style-name="T10"><text:s text:c="2"/></text:span><text:span text:style-name="T11">double</text:span><text:span text:style-name="T10"> dist2 = SQR(b.x-a.x)+SQR(b.y-a.y);</text:span></text:p>
      <text:p text:style-name="No_20_Spacing"><text:soft-page-break/><text:span text:style-name="T10"><text:s text:c="2"/></text:span><text:span text:style-name="T11">if</text:span><text:span text:style-name="T10"> (dist2 &lt; min) {</text:span></text:p>
      <text:p text:style-name="No_20_Spacing"><text:span text:style-name="T10"><text:s text:c="4"/>min = dist2;</text:span></text:p>
      <text:p text:style-name="No_20_Spacing"><text:span text:style-name="T10"><text:s text:c="4"/>mina = a; minb = b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xcmp(Point *a, Point *b) {</text:span></text:p>
      <text:p text:style-name="No_20_Spacing"><text:span text:style-name="T10"><text:s text:c="2"/></text:span><text:span text:style-name="T11">if</text:span><text:span text:style-name="T10"> (a-&gt;x &lt; b-&gt;x) 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<text:s text:c="2"/></text:span><text:span text:style-name="T11">if</text:span><text:span text:style-name="T10"> (a-&gt;x &gt; b-&gt;x) 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2"/></text:span><text:span text:style-name="T11">if</text:span><text:span text:style-name="T10"> (a-&gt;y &lt; b-&gt;y) 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<text:s text:c="2"/></text:span><text:span text:style-name="T11">if</text:span><text:span text:style-name="T10"> (a-&gt;y &gt; b-&gt;y) 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7">/* copy and paste xcmp when typing this in */</text:span></text:p>
      <text:p text:style-name="No_20_Spacing"><text:span text:style-name="T11">int</text:span><text:span text:style-name="T10"> ycmp(Point *a, Point *b) {</text:span></text:p>
      <text:p text:style-name="No_20_Spacing"><text:span text:style-name="T10"><text:s text:c="2"/></text:span><text:span text:style-name="T11">if</text:span><text:span text:style-name="T10"> (a-&gt;y &lt; b-&gt;y) 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<text:s text:c="2"/></text:span><text:span text:style-name="T11">if</text:span><text:span text:style-name="T10"> (a-&gt;y &gt; b-&gt;y) 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2"/></text:span><text:span text:style-name="T11">if</text:span><text:span text:style-name="T10"> (a-&gt;x &lt; b-&gt;x) 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<text:s text:c="2"/></text:span><text:span text:style-name="T11">if</text:span><text:span text:style-name="T10"> (a-&gt;x &gt; b-&gt;x) 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closest_pair(Point *p, </text:span><text:span text:style-name="T11">int</text:span><text:span text:style-name="T10"> n) {</text:span></text:p>
      <text:p text:style-name="No_20_Spacing"><text:span text:style-name="T10"><text:s text:c="2"/>Point *q;</text:span></text:p>
      <text:p text:style-name="No_20_Spacing"><text:span text:style-name="T10"><text:s text:c="2"/></text:span><text:span text:style-name="T11">int</text:span><text:span text:style-name="T10"> i, j, cnt;</text:span></text:p>
      <text:p text:style-name="P12"/>
      <text:p text:style-name="No_20_Spacing"><text:span text:style-name="T10"><text:s text:c="2"/></text:span><text:span text:style-name="T11">if</text:span><text:span text:style-name="T10"> (n==</text:span><text:span text:style-name="T16">2</text:span><text:span text:style-name="T10">) checkpair(p[</text:span><text:span text:style-name="T16">0</text:span><text:span text:style-name="T10">],p[</text:span><text:span text:style-name="T16">1</text:span><text:span text:style-name="T10">]); <text:s text:c="5"/></text:span><text:span text:style-name="T7">/* base cases */</text:span></text:p>
      <text:p text:style-name="No_20_Spacing"><text:span text:style-name="T10"><text:s text:c="2"/></text:span><text:span text:style-name="T11">if</text:span><text:span text:style-name="T10"> (n&lt;=</text:span><text:span text:style-name="T16">2</text:span><text:span text:style-name="T10">) </text:span><text:span text:style-name="T11">return</text:span><text:span text:style-name="T10">;</text:span></text:p>
      <text:p text:style-name="P12"/>
      <text:p text:style-name="No_20_Spacing"><text:span text:style-name="T10"><text:s text:c="2"/>closest_pair(p,n/</text:span><text:span text:style-name="T16">2</text:span><text:span text:style-name="T10">); <text:s text:c="14"/></text:span><text:span text:style-name="T7">/* do each half */</text:span></text:p>
      <text:p text:style-name="No_20_Spacing"><text:span text:style-name="T10"><text:s text:c="2"/></text:span><text:span text:style-name="T9">closest_pair(&amp;p[n/</text:span><text:span text:style-name="T15">2</text:span><text:span text:style-name="T9">],n-n/</text:span><text:span text:style-name="T15">2</text:span><text:span text:style-name="T9">);</text:span></text:p>
      <text:p text:style-name="P11"/>
      <text:p text:style-name="No_20_Spacing"><text:span text:style-name="T9"><text:s text:c="2"/></text:span><text:span text:style-name="T10">q = malloc(n*</text:span><text:span text:style-name="T11">sizeof</text:span><text:span text:style-name="T10">(Point)); <text:s text:c="5"/></text:span><text:span text:style-name="T7">/* do the middle */</text:span></text:p>
      <text:p text:style-name="No_20_Spacing"><text:span text:style-name="T10"><text:s text:c="2"/></text:span><text:span text:style-name="T12">for</text:span><text:span text:style-name="T9"> (cnt = i = </text:span><text:span text:style-name="T15">0</text:span><text:span text:style-name="T9">; i &lt; n; i++)</text:span></text:p>
      <text:p text:style-name="No_20_Spacing"><text:span text:style-name="T9"><text:s text:c="4"/></text:span><text:span text:style-name="T11">if</text:span><text:span text:style-name="T10"> (SQR(p[i].x - p[n/</text:span><text:span text:style-name="T16">2</text:span><text:span text:style-name="T10">].x) &lt; min) q[cnt++] = p[i];</text:span></text:p>
      <text:p text:style-name="No_20_Spacing"><text:span text:style-name="T10"><text:s text:c="2"/>qsort(q,cnt,</text:span><text:span text:style-name="T11">sizeof</text:span><text:span text:style-name="T10">(Point),(</text:span><text:span text:style-name="T11">void</text:span><text:span text:style-name="T10"> *)ycmp);</text:span></text:p>
      <text:p text:style-name="No_20_Spacing"><text:span text:style-name="T10"><text:s text:c="2"/></text:span><text:span text:style-name="T11">for</text:span><text:span text:style-name="T10"> (i = </text:span><text:span text:style-name="T16">0</text:span><text:span text:style-name="T10">; i &lt; cnt; i++) {</text:span></text:p>
      <text:p text:style-name="No_20_Spacing"><text:span text:style-name="T10"><text:s text:c="4"/></text:span><text:span text:style-name="T11">if</text:span><text:span text:style-name="T10"> (SQR(q[i].x - p[n/</text:span><text:span text:style-name="T16">2</text:span><text:span text:style-name="T10">].x) &gt;= min) </text:span><text:span text:style-name="T11">break</text:span><text:span text:style-name="T10">;</text:span></text:p>
      <text:p text:style-name="No_20_Spacing"><text:span text:style-name="T10"><text:s text:c="4"/></text:span><text:span text:style-name="T11">for</text:span><text:span text:style-name="T10"> (j = i+</text:span><text:span text:style-name="T16">1</text:span><text:span text:style-name="T10">; j &lt; cnt; j++) {</text:span></text:p>
      <text:p text:style-name="No_20_Spacing"><text:span text:style-name="T10"><text:s text:c="6"/></text:span><text:span text:style-name="T11">if</text:span><text:span text:style-name="T10"> (SQR(q[i].y - q[j].y) &gt;= min) </text:span><text:span text:style-name="T11">break</text:span><text:span text:style-name="T10">;</text:span></text:p>
      <text:p text:style-name="No_20_Spacing"><text:span text:style-name="T10"><text:s text:c="6"/></text:span><text:span text:style-name="T9">checkpair(q[i],q[j]);</text:span></text:p>
      <text:p text:style-name="No_20_Spacing"><text:span text:style-name="T9"><text:s text:c="4"/></text:span><text:span text:style-name="T10">}</text:span></text:p>
      <text:p text:style-name="No_20_Spacing"><text:span text:style-name="T10"><text:s text:c="2"/>}</text:span></text:p>
      <text:p text:style-name="No_20_Spacing"><text:span text:style-name="T10"><text:s text:c="2"/>free(q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</text:span><text:span text:style-name="T11">int</text:span><text:span text:style-name="T10"> n, i;</text:span></text:p>
      <text:p text:style-name="No_20_Spacing"><text:span text:style-name="T10"><text:s text:c="2"/>Point p[</text:span><text:span text:style-name="T16">1000</text:span><text:span text:style-name="T10">];</text:span></text:p>
      <text:p text:style-name="P12"/>
      <text:p text:style-name="No_20_Spacing"><text:soft-page-break/><text:span text:style-name="T10"><text:s text:c="2"/></text:span><text:span text:style-name="T11">while</text:span><text:span text:style-name="T10"> (scanf(</text:span><text:span text:style-name="T14">"%d"</text:span><text:span text:style-name="T10">,&amp;n)==</text:span><text:span text:style-name="T16">1</text:span><text:span text:style-name="T10">) {</text:span></text:p>
      <text:p text:style-name="No_20_Spacing"><text:span text:style-name="T10"><text:s text:c="4"/></text:span><text:span text:style-name="T11">for</text:span><text:span text:style-name="T10"> (i = </text:span><text:span text:style-name="T16">0</text:span><text:span text:style-name="T10">; i &lt; n; i++)</text:span></text:p>
      <text:p text:style-name="No_20_Spacing"><text:span text:style-name="T10"><text:s text:c="6"/>scanf(</text:span><text:span text:style-name="T14">"%lf %lf"</text:span><text:span text:style-name="T10">, &amp;p[i].x, &amp;p[i].y);</text:span></text:p>
      <text:p text:style-name="P12"/>
      <text:p text:style-name="No_20_Spacing"><text:span text:style-name="T10"><text:s text:c="4"/>qsort(p, n, </text:span><text:span text:style-name="T11">sizeof</text:span><text:span text:style-name="T10">(Point),(</text:span><text:span text:style-name="T11">void</text:span><text:span text:style-name="T10"> *) xcmp);</text:span></text:p>
      <text:p text:style-name="No_20_Spacing"><text:span text:style-name="T10"><text:s text:c="4"/>min = DBL_MAX; <text:s text:c="19"/></text:span><text:span text:style-name="T7">/* DBL_MAX is in limits.h */</text:span></text:p>
      <text:p text:style-name="No_20_Spacing"><text:span text:style-name="T10"><text:s text:c="4"/></text:span><text:span text:style-name="T7">/* You can also use a value guaranteed to be</text:span></text:p>
      <text:p text:style-name="No_20_Spacing"><text:span text:style-name="T7"><text:s text:c="25"/>greater than the greatest distance, squared */</text:span></text:p>
      <text:p text:style-name="No_20_Spacing"><text:span text:style-name="T10"><text:s text:c="4"/>closest_pair(p, n);</text:span></text:p>
      <text:p text:style-name="P12"/>
      <text:p text:style-name="No_20_Spacing"><text:span text:style-name="T10"><text:s text:c="4"/>printf(</text:span><text:span text:style-name="T14">"(%lf,%lf) (%lf,%lf)\n"</text:span><text:span text:style-name="T10">, mina.x, mina.y, minb.x, minb.y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-Geometry: </text:span></text:p>
      <text:list xml:id="list39294441" text:continue-numbering="true" text:style-name="Outline">
        <text:list-item>
          <text:list>
            <text:list-item>
              <text:h text:style-name="Heading_20_2" text:outline-level="2"><text:bookmark-start text:name="__RefHeading___Toc26760_2932636602"/><text:bookmark text:name="Bookmark14"/><text:span text:style-name="T6">Closest Point on Infinite Line</text:span><text:bookmark-end text:name="__RefHeading___Toc26760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point C, and an infinite line represented by</text:span></text:p>
      <text:p text:style-name="No_20_Spacing"><text:span text:style-name="T7"><text:s text:c="16"/>points A and B, returns the point P on the line </text:span></text:p>
      <text:p text:style-name="No_20_Spacing"><text:span text:style-name="T7"><text:s text:c="16"/>closest to C. (i.e. CP is orthogonal to AB)</text:span></text:p>
      <text:p text:style-name="P9"/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Ashley Zinyk</text:span></text:p>
      <text:p text:style-name="No_20_Spacing"><text:span text:style-name="T7"><text:s text:c="3"/>Date: <text:s text:c="7"/>Nov 9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Assumes that points A and B are not the same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define SQR(x) ((x)*(x))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0">Point closest_pt_iline(Point a, Point b, Point c) {</text:span></text:p>
      <text:p text:style-name="No_20_Spacing"><text:span text:style-name="T10"><text:s text:c="2"/>Point p;</text:span></text:p>
      <text:p text:style-name="No_20_Spacing"><text:span text:style-name="T10"><text:s text:c="2"/></text:span><text:span text:style-name="T11">double</text:span><text:span text:style-name="T10"> dp;</text:span></text:p>
      <text:p text:style-name="P12"/>
      <text:p text:style-name="No_20_Spacing"><text:span text:style-name="T10"><text:s text:c="2"/>b.x -= a.x;</text:span></text:p>
      <text:p text:style-name="No_20_Spacing"><text:span text:style-name="T10"><text:s text:c="2"/>b.y -= a.y;</text:span></text:p>
      <text:p text:style-name="No_20_Spacing"><text:span text:style-name="T10"><text:s text:c="2"/>dp = (b.x*(c.x-a.x) + b.y*(c.y-a.y)) / (SQR(b.x)+SQR(b.y));</text:span></text:p>
      <text:p text:style-name="No_20_Spacing"><text:soft-page-break/><text:span text:style-name="T10"><text:s text:c="2"/>p.x = b.x*dp + a.x;</text:span></text:p>
      <text:p text:style-name="No_20_Spacing"><text:span text:style-name="T10"><text:s text:c="2"/>p.y = b.y*dp + a.y;</text:span></text:p>
      <text:p text:style-name="No_20_Spacing"><text:span text:style-name="T10"><text:s text:c="2"/></text:span><text:span text:style-name="T11">return</text:span><text:span text:style-name="T10"> p;</text:span></text:p>
      <text:p text:style-name="No_20_Spacing"><text:span text:style-name="T10">} <text:s/>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Point a, b, c, p;</text:span></text:p>
      <text:p text:style-name="P12"/>
      <text:p text:style-name="No_20_Spacing"><text:span text:style-name="T10"><text:s text:c="2"/></text:span><text:span text:style-name="T11">while</text:span><text:span text:style-name="T10"> (scanf(</text:span><text:span text:style-name="T14">"%lf %lf %lf %lf %lf %lf"</text:span><text:span text:style-name="T10">,</text:span></text:p>
      <text:p text:style-name="No_20_Spacing"><text:span text:style-name="T10"><text:s text:c="15"/>&amp;a.x, &amp;a.y, &amp;b.x, &amp;b.y, &amp;c.x, &amp;c.y) == </text:span><text:span text:style-name="T16">6</text:span><text:span text:style-name="T10">){</text:span></text:p>
      <text:p text:style-name="No_20_Spacing"><text:span text:style-name="T10"><text:s text:c="4"/>p = closest_pt_iline(a,b,c);</text:span></text:p>
      <text:p text:style-name="No_20_Spacing"><text:span text:style-name="T10"><text:s text:c="4"/>printf(</text:span><text:span text:style-name="T14">"%g %g\n"</text:span><text:span text:style-name="T10">, p.x, p.y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-Geometry: </text:span></text:p>
      <text:list xml:id="list39296980" text:continue-numbering="true" text:style-name="Outline">
        <text:list-item>
          <text:list>
            <text:list-item>
              <text:h text:style-name="Heading_20_2" text:outline-level="2"><text:bookmark-start text:name="__RefHeading___Toc26762_2932636602"/><text:bookmark text:name="Bookmark15"/><text:span text:style-name="T6">Closest Point on a Line Segment</text:span><text:bookmark-end text:name="__RefHeading___Toc2676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the end points of a line segment, A and B, and</text:span></text:p>
      <text:p text:style-name="No_20_Spacing"><text:span text:style-name="T7"><text:s text:c="16"/>another point C, returns the point on the segment </text:span></text:p>
      <text:p text:style-name="No_20_Spacing"><text:span text:style-name="T7"><text:s text:c="16"/>closest to C.</text:span></text:p>
      <text:p text:style-name="No_20_Spacing"><text:span text:style-name="T7"><text:s text:c="16"/>If a line perpendicular to A,B intersects A, B then</text:span></text:p>
      <text:p text:style-name="No_20_Spacing"><text:span text:style-name="T7"><text:s text:c="16"/>intersection will be returned. <text:s/>Otherwise the closer </text:span></text:p>
      <text:p text:style-name="No_20_Spacing"><text:span text:style-name="T7"><text:s text:c="16"/>endpoint will be returned.</text:span></text:p>
      <text:p text:style-name="No_20_Spacing"><text:span text:style-name="T7"><text:s text:c="16"/>If the segment has a length of zero, an endpoint </text:span></text:p>
      <text:p text:style-name="No_20_Spacing"><text:span text:style-name="T7"><text:s text:c="16"/>will be returned.</text:span></text:p>
      <text:p text:style-name="No_20_Spacing"><text:span text:style-name="T7"><text:s text:c="3"/></text:span></text:p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Ashley Zinyk</text:span></text:p>
      <text:p text:style-name="No_20_Spacing"><text:span text:style-name="T7"><text:s text:c="3"/>Date: <text:s text:c="7"/>Nov 9, 2002</text:span></text:p>
      <text:p text:style-name="No_20_Spacing"><text:span text:style-name="T7"><text:s text:c="3"/>References: <text:s/>0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(Spain 10263 - Railway)</text:span></text:p>
      <text:p text:style-name="No_20_Spacing"><text:span text:style-name="T7"><text:s text:c="3"/>Notes: <text:s text:c="6"/>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No_20_Spacing"><text:span text:style-name="T5">#define EPS 1E-8</text:span></text:p>
      <text:p text:style-name="No_20_Spacing"><text:span text:style-name="T5">#define SQR(x) ((x)*(x))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><text:soft-page-break/></text:p>
      <text:p text:style-name="No_20_Spacing"><text:span text:style-name="T10">Point closest_pt_lineseg(Point a, Point b, Point c) {</text:span></text:p>
      <text:p text:style-name="No_20_Spacing"><text:span text:style-name="T10"><text:s text:c="2"/>Point p;</text:span></text:p>
      <text:p text:style-name="No_20_Spacing"><text:span text:style-name="T10"><text:s text:c="2"/></text:span><text:span text:style-name="T11">double</text:span><text:span text:style-name="T10"> dp;</text:span></text:p>
      <text:p text:style-name="P12"/>
      <text:p text:style-name="No_20_Spacing"><text:span text:style-name="T10"><text:s text:c="2"/>b.x -= a.x;</text:span></text:p>
      <text:p text:style-name="No_20_Spacing"><text:span text:style-name="T10"><text:s text:c="2"/>b.y -= a.y;</text:span></text:p>
      <text:p text:style-name="No_20_Spacing"><text:span text:style-name="T10"><text:s text:c="2"/></text:span><text:span text:style-name="T11">if</text:span><text:span text:style-name="T10"> (fabs(b.x) &lt; EPS &amp;&amp; fabs(b.y) &lt; EPS) </text:span><text:span text:style-name="T11">return</text:span><text:span text:style-name="T10"> a;</text:span></text:p>
      <text:p text:style-name="No_20_Spacing"><text:span text:style-name="T10"><text:s text:c="2"/>dp = (b.x*(c.x-a.x) + b.y*(c.y-a.y))/(SQR(b.x)+SQR(b.y));</text:span></text:p>
      <text:p text:style-name="No_20_Spacing"><text:span text:style-name="T10"><text:s text:c="2"/></text:span><text:span text:style-name="T11">if</text:span><text:span text:style-name="T10"> (dp &gt; </text:span><text:span text:style-name="T16">1</text:span><text:span text:style-name="T10">) dp = </text:span><text:span text:style-name="T16">1</text:span><text:span text:style-name="T10">;</text:span></text:p>
      <text:p text:style-name="No_20_Spacing"><text:span text:style-name="T10"><text:s text:c="2"/></text:span><text:span text:style-name="T11">if</text:span><text:span text:style-name="T10"> (dp &lt; </text:span><text:span text:style-name="T16">0</text:span><text:span text:style-name="T10">) dp = </text:span><text:span text:style-name="T16">0</text:span><text:span text:style-name="T10">;</text:span></text:p>
      <text:p text:style-name="No_20_Spacing"><text:span text:style-name="T10"><text:s text:c="2"/>p.x = b.x*dp + a.x;</text:span></text:p>
      <text:p text:style-name="No_20_Spacing"><text:span text:style-name="T10"><text:s text:c="2"/>p.y = b.y*dp + a.y;</text:span></text:p>
      <text:p text:style-name="No_20_Spacing"><text:span text:style-name="T10"><text:s text:c="2"/></text:span><text:span text:style-name="T11">return</text:span><text:span text:style-name="T10"> p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Point a, b, c, d;</text:span></text:p>
      <text:p text:style-name="P12"/>
      <text:p text:style-name="No_20_Spacing"><text:span text:style-name="T10"><text:s text:c="2"/></text:span><text:span text:style-name="T11">while</text:span><text:span text:style-name="T10"> (scanf(</text:span><text:span text:style-name="T14">"%lf %lf %lf %lf %lf %lf"</text:span><text:span text:style-name="T10">,</text:span></text:p>
      <text:p text:style-name="No_20_Spacing"><text:span text:style-name="T10"><text:s text:c="15"/>&amp;a.x, &amp;a.y, &amp;b.x, &amp;b.y, &amp;c.x, &amp;c.y)==</text:span><text:span text:style-name="T16">6</text:span><text:span text:style-name="T10">) {</text:span></text:p>
      <text:p text:style-name="No_20_Spacing"><text:span text:style-name="T10"><text:s text:c="4"/>d = closest_pt_lineseg(a,b,c);</text:span></text:p>
      <text:p text:style-name="No_20_Spacing"><text:span text:style-name="T10"><text:s text:c="4"/></text:span><text:span text:style-name="T9">printf(</text:span><text:span text:style-name="T13">"%g %g\n"</text:span><text:span text:style-name="T9">, d.x, d.y);</text:span></text:p>
      <text:p text:style-name="No_20_Spacing"><text:span text:style-name="T9"><text:s text:c="2"/></text:span><text:span text:style-name="T10"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Computational Geometry: </text:span></text:p>
      <text:list xml:id="list39268615" text:continue-numbering="true" text:style-name="Outline">
        <text:list-item>
          <text:list>
            <text:list-item>
              <text:h text:style-name="Heading_20_2" text:outline-level="2"><text:bookmark-start text:name="__RefHeading___Toc26764_2932636602"/><text:bookmark text:name="Bookmark16"/><text:span text:style-name="T6">Convex Hull (minimizing version)</text:span><text:bookmark-end text:name="__RefHeading___Toc26764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</text:span></text:p>
      <text:p text:style-name="No_20_Spacing"><text:span text:style-name="T7"><text:s text:c="5"/>Given a list of n (n &gt;= 1) points in an array, this routine</text:span></text:p>
      <text:p text:style-name="No_20_Spacing"><text:span text:style-name="T7"><text:s text:c="5"/>returns the vertices of the convex hull in counterclockwise</text:span></text:p>
      <text:p text:style-name="No_20_Spacing"><text:span text:style-name="T7"><text:s text:c="5"/>order. <text:s/>It also returns the number of vertices in the convex</text:span></text:p>
      <text:p text:style-name="No_20_Spacing"><text:span text:style-name="T7"><text:s text:c="5"/>hull.</text:span></text:p>
      <text:p text:style-name="P9"/>
      <text:p text:style-name="No_20_Spacing"><text:span text:style-name="T7"><text:s text:c="5"/>The convex hull is the smallest convex polygon that encompasses</text:span></text:p>
      <text:p text:style-name="No_20_Spacing"><text:span text:style-name="T7"><text:s text:c="5"/>or borders all of the points.</text:span></text:p>
      <text:p text:style-name="No_20_Spacing"><text:span text:style-name="T7"><text:s text:c="3"/></text:span></text:p>
      <text:p text:style-name="No_20_Spacing"><text:span text:style-name="T7"><text:s text:c="3"/></text:span><text:span text:style-name="T8">Complexity: <text:s/>O(n lg n) <text:s/>-&gt; <text:s/>O(qsort) + O(n)</text:span></text:p>
      <text:p text:style-name="No_20_Spacing"><text:span text:style-name="T8"><text:s text:c="3"/></text:span><text:span text:style-name="T7">-----------------------------------------------------------------</text:span></text:p>
      <text:p text:style-name="No_20_Spacing"><text:span text:style-name="T7"><text:s text:c="3"/>Author: <text:s text:c="5"/>Jason Klaus</text:span></text:p>
      <text:p text:style-name="No_20_Spacing"><text:span text:style-name="T7"><text:s text:c="3"/>Date: <text:s text:c="7"/>Oct 25, 2002</text:span></text:p>
      <text:p text:style-name="No_20_Spacing"><text:span text:style-name="T7"><text:s/></text:span></text:p>
      <text:p text:style-name="No_20_Spacing"><text:span text:style-name="T7"><text:s text:c="3"/>References: <text:s/>Based on Graham's Scan, pg.949-955,</text:span></text:p>
      <text:p text:style-name="No_20_Spacing"><text:span text:style-name="T7"><text:s text:c="19"/>Introduction to Algorithms (2nd Edition),</text:span></text:p>
      <text:p text:style-name="No_20_Spacing"><text:soft-page-break/><text:span text:style-name="T7"><text:s text:c="19"/>Cormen, Leiserson, Rivest, Stein 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2 Spain successes with older version.</text:span></text:p>
      <text:p text:style-name="No_20_Spacing"><text:span text:style-name="T7"><text:s text:c="16"/>0 successes with current version.</text:span></text:p>
      <text:p text:style-name="P9"/>
      <text:p text:style-name="No_20_Spacing"><text:span text:style-name="T7"><text:s text:c="3"/>Notes:</text:span></text:p>
      <text:p text:style-name="No_20_Spacing"><text:span text:style-name="T7"><text:s text:c="3"/>- The hull contains a minimum number of points; all co-linear</text:span></text:p>
      <text:p text:style-name="No_20_Spacing"><text:span text:style-name="T7"><text:s text:c="5"/>points and non-distinct points are eliminated from the hull.</text:span></text:p>
      <text:p text:style-name="No_20_Spacing"><text:span text:style-name="T7"><text:s text:c="5"/>The reference algorithm does not do this, and also has a</text:span></text:p>
      <text:p text:style-name="No_20_Spacing"><text:span text:style-name="T7"><text:s text:c="5"/>restriction that the points must be distinct and not duplicate</text:span></text:p>
      <text:p text:style-name="No_20_Spacing"><text:span text:style-name="T7"><text:s text:c="5"/>polar angles with respects to the reference. <text:s/>These restrictions</text:span></text:p>
      <text:p text:style-name="No_20_Spacing"><text:span text:style-name="T7"><text:s text:c="5"/>have been removed from this implementation.</text:span></text:p>
      <text:p text:style-name="No_20_Spacing"><text:span text:style-name="T7"><text:s text:c="3"/>- The points in the original polygon will be re-ordered.</text:span></text:p>
      <text:p text:style-name="No_20_Spacing"><text:span text:style-name="T7"><text:s text:c="3"/>- The hull array must be allocated and contain the required amount</text:span></text:p>
      <text:p text:style-name="No_20_Spacing"><text:span text:style-name="T7"><text:s text:c="5"/>of space (n in size is sufficient)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No_20_Spacing"><text:span text:style-name="T5">#include &lt;math.h&gt;</text:span></text:p>
      <text:p text:style-name="No_20_Spacing"><text:span text:style-name="T5">#include &lt;assert.h&gt;</text:span></text:p>
      <text:p text:style-name="P8"/>
      <text:p text:style-name="No_20_Spacing"><text:span text:style-name="T5">#define EPSILON 1E-10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0">Point *P0;</text:span></text:p>
      <text:p text:style-name="P12"/>
      <text:p text:style-name="No_20_Spacing"><text:span text:style-name="T11">enum</text:span><text:span text:style-name="T10"> {CCW, CW, CL};</text:span></text:p>
      <text:p text:style-name="P12"/>
      <text:p text:style-name="No_20_Spacing"><text:span text:style-name="T11">int</text:span><text:span text:style-name="T10"> cross_prod(Point *p1, Point *p2, Point *p0)</text:span></text:p>
      <text:p text:style-name="No_20_Spacing"><text:span text:style-name="T10">{</text:span></text:p>
      <text:p text:style-name="No_20_Spacing"><text:span text:style-name="T10"><text:s text:c="2"/></text:span><text:span text:style-name="T11">double</text:span><text:span text:style-name="T10"> res, x1, x2, y1, y2;</text:span></text:p>
      <text:p text:style-name="P12"/>
      <text:p text:style-name="No_20_Spacing"><text:span text:style-name="T10"><text:s text:c="2"/>x1 = p1-&gt;x - p0-&gt;x;</text:span></text:p>
      <text:p text:style-name="No_20_Spacing"><text:span text:style-name="T10"><text:s text:c="2"/>x2 = p2-&gt;x - p0-&gt;x;</text:span></text:p>
      <text:p text:style-name="No_20_Spacing"><text:span text:style-name="T10"><text:s text:c="2"/>y1 = p1-&gt;y - p0-&gt;y;</text:span></text:p>
      <text:p text:style-name="No_20_Spacing"><text:span text:style-name="T10"><text:s text:c="2"/>y2 = p2-&gt;y - p0-&gt;y;</text:span></text:p>
      <text:p text:style-name="P12"/>
      <text:p text:style-name="No_20_Spacing"><text:span text:style-name="T10"><text:s text:c="2"/>res = x1*y2 - x2*y1;</text:span></text:p>
      <text:p text:style-name="P12"/>
      <text:p text:style-name="No_20_Spacing"><text:span text:style-name="T10"><text:s text:c="2"/></text:span><text:span text:style-name="T11">if</text:span><text:span text:style-name="T10"> (fabs(res) &lt; EPSILON)</text:span></text:p>
      <text:p text:style-name="No_20_Spacing"><text:span text:style-name="T10"><text:s text:c="4"/></text:span><text:span text:style-name="T11">return</text:span><text:span text:style-name="T10"> CL;</text:span></text:p>
      <text:p text:style-name="No_20_Spacing"><text:span text:style-name="T10"><text:s text:c="2"/></text:span><text:span text:style-name="T11">else</text:span><text:span text:style-name="T10"> </text:span><text:span text:style-name="T11">if</text:span><text:span text:style-name="T10"> (res &gt; </text:span><text:span text:style-name="T16">0.0</text:span><text:span text:style-name="T10">)</text:span></text:p>
      <text:p text:style-name="No_20_Spacing"><text:span text:style-name="T10"><text:s text:c="4"/></text:span><text:span text:style-name="T11">return</text:span><text:span text:style-name="T10"> CW;</text:span></text:p>
      <text:p text:style-name="No_20_Spacing"><text:span text:style-name="T10"><text:s text:c="2"/></text:span><text:span text:style-name="T11">else</text:span></text:p>
      <text:p text:style-name="No_20_Spacing"><text:span text:style-name="T10"><text:s text:c="4"/></text:span><text:span text:style-name="T11">return</text:span><text:span text:style-name="T10"> CCW;</text:span></text:p>
      <text:p text:style-name="No_20_Spacing"><text:span text:style-name="T10">}</text:span></text:p>
      <text:p text:style-name="P12"/>
      <text:p text:style-name="No_20_Spacing"><text:soft-page-break/><text:span text:style-name="T11">int</text:span><text:span text:style-name="T10"> polar_cmp(Point *p1, Point *p2)</text:span></text:p>
      <text:p text:style-name="No_20_Spacing"><text:span text:style-name="T10">{</text:span></text:p>
      <text:p text:style-name="No_20_Spacing"><text:span text:style-name="T10"><text:s text:c="2"/></text:span><text:span text:style-name="T11">int</text:span><text:span text:style-name="T10"> res;</text:span></text:p>
      <text:p text:style-name="No_20_Spacing"><text:span text:style-name="T10"><text:s text:c="2"/></text:span><text:span text:style-name="T11">double</text:span><text:span text:style-name="T10"> d, x1, x2, y1, y2;</text:span></text:p>
      <text:p text:style-name="P12"/>
      <text:p text:style-name="No_20_Spacing"><text:span text:style-name="T10"><text:s text:c="2"/>res = cross_prod(p1, p2, P0);</text:span></text:p>
      <text:p text:style-name="P12"/>
      <text:p text:style-name="No_20_Spacing"><text:span text:style-name="T10"><text:s text:c="2"/></text:span><text:span text:style-name="T11">if</text:span><text:span text:style-name="T10"> (res == CW)</text:span></text:p>
      <text:p text:style-name="No_20_Spacing"><text:span text:style-name="T10"><text:s text:c="4"/>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<text:s text:c="2"/></text:span><text:span text:style-name="T11">else</text:span><text:span text:style-name="T10"> </text:span><text:span text:style-name="T11">if</text:span><text:span text:style-name="T10"> (res == CCW)</text:span></text:p>
      <text:p text:style-name="No_20_Spacing"><text:span text:style-name="T10"><text:s text:c="4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2"/></text:span><text:span text:style-name="T11">else</text:span><text:span text:style-name="T10"> {</text:span></text:p>
      <text:p text:style-name="No_20_Spacing"><text:span text:style-name="T10"><text:s text:c="4"/>x1 = p1-&gt;x - P0-&gt;x;</text:span></text:p>
      <text:p text:style-name="No_20_Spacing"><text:span text:style-name="T10"><text:s text:c="4"/>x2 = p2-&gt;x - P0-&gt;x;</text:span></text:p>
      <text:p text:style-name="No_20_Spacing"><text:span text:style-name="T10"><text:s text:c="4"/>y1 = p1-&gt;y - P0-&gt;y;</text:span></text:p>
      <text:p text:style-name="No_20_Spacing"><text:span text:style-name="T10"><text:s text:c="4"/>y2 = p2-&gt;y - P0-&gt;y;</text:span></text:p>
      <text:p text:style-name="P12"/>
      <text:p text:style-name="No_20_Spacing"><text:span text:style-name="T10"><text:s text:c="4"/>d = ((x1*x1) + (y1*y1)) - ((x2*x2) + (y2*y2));</text:span></text:p>
      <text:p text:style-name="P12"/>
      <text:p text:style-name="No_20_Spacing"><text:span text:style-name="T10"><text:s text:c="4"/></text:span><text:span text:style-name="T11">if</text:span><text:span text:style-name="T10"> (fabs(d) &lt; EPSILON)</text:span></text:p>
      <text:p text:style-name="No_20_Spacing"><text:span text:style-name="T10"><text:s text:c="6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4"/></text:span><text:span text:style-name="T11">else</text:span><text:span text:style-name="T10"> </text:span><text:span text:style-name="T11">if</text:span><text:span text:style-name="T10"> (d &lt; </text:span><text:span text:style-name="T16">0.0</text:span><text:span text:style-name="T10">)</text:span></text:p>
      <text:p text:style-name="No_20_Spacing"><text:span text:style-name="T10"><text:s text:c="6"/>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<text:s text:c="4"/></text:span><text:span text:style-name="T11">else</text:span></text:p>
      <text:p text:style-name="No_20_Spacing"><text:span text:style-name="T10"><text:s text:c="6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convex_hull(Point *poly, </text:span><text:span text:style-name="T11">int</text:span><text:span text:style-name="T10"> n, Point *hull)</text:span></text:p>
      <text:p text:style-name="No_20_Spacing"><text:span text:style-name="T10">{</text:span></text:p>
      <text:p text:style-name="No_20_Spacing"><text:span text:style-name="T10"><text:s text:c="2"/></text:span><text:span text:style-name="T11">int</text:span><text:span text:style-name="T10"> i, min, h;</text:span></text:p>
      <text:p text:style-name="P12"/>
      <text:p text:style-name="No_20_Spacing"><text:span text:style-name="T10"><text:s text:c="2"/></text:span><text:span text:style-name="T11">if</text:span><text:span text:style-name="T10"> (n &lt; </text:span><text:span text:style-name="T16">1</text:span><text:span text:style-name="T10">)</text:span></text:p>
      <text:p text:style-name="No_20_Spacing"><text:span text:style-name="T10"><text:s text:c="4"/></text:span><text:span text:style-name="T11">return</text:span><text:span text:style-name="T10"> </text:span><text:span text:style-name="T16">0</text:span><text:span text:style-name="T10">;</text:span></text:p>
      <text:p text:style-name="P12"/>
      <text:p text:style-name="No_20_Spacing"><text:span text:style-name="T10"><text:s text:c="2"/>min = </text:span><text:span text:style-name="T16">0</text:span><text:span text:style-name="T10">;</text:span></text:p>
      <text:p text:style-name="No_20_Spacing"><text:span text:style-name="T10"><text:s text:c="2"/>P0 = &amp;hull[</text:span><text:span text:style-name="T16">0</text:span><text:span text:style-name="T10">];</text:span></text:p>
      <text:p text:style-name="No_20_Spacing"><text:span text:style-name="T10"><text:s text:c="2"/>*P0 = poly[</text:span><text:span text:style-name="T16">0</text:span><text:span text:style-name="T10">];</text:span></text:p>
      <text:p text:style-name="P12"/>
      <text:p text:style-name="No_20_Spacing"><text:span text:style-name="T10"><text:s text:c="2"/></text:span><text:span text:style-name="T11">for</text:span><text:span text:style-name="T10"> (i = </text:span><text:span text:style-name="T16">1</text:span><text:span text:style-name="T10">; i &lt; n; i++) {</text:span></text:p>
      <text:p text:style-name="No_20_Spacing"><text:span text:style-name="T10"><text:s text:c="4"/></text:span><text:span text:style-name="T11">if</text:span><text:span text:style-name="T10"> ((poly[i].y &lt; P0-&gt;y) || </text:span></text:p>
      <text:p text:style-name="No_20_Spacing"><text:span text:style-name="T10"><text:s text:c="8"/>((poly[i].y == P0-&gt;y) &amp;&amp; (poly[i].x &lt; P0-&gt;x))) {</text:span></text:p>
      <text:p text:style-name="No_20_Spacing"><text:span text:style-name="T10"><text:s text:c="6"/>min = i;</text:span></text:p>
      <text:p text:style-name="No_20_Spacing"><text:span text:style-name="T10"><text:s text:c="6"/>*P0 = poly[i]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poly[min] = poly[</text:span><text:span text:style-name="T16">0</text:span><text:span text:style-name="T10">];</text:span></text:p>
      <text:p text:style-name="No_20_Spacing"><text:span text:style-name="T10"><text:s text:c="2"/>poly[</text:span><text:span text:style-name="T16">0</text:span><text:span text:style-name="T10">] = *P0;</text:span></text:p>
      <text:p text:style-name="No_20_Spacing"><text:span text:style-name="T10"><text:s text:c="2"/>h = </text:span><text:span text:style-name="T16">1</text:span><text:span text:style-name="T10">;</text:span></text:p>
      <text:p text:style-name="P12"/>
      <text:p text:style-name="No_20_Spacing"><text:soft-page-break/><text:span text:style-name="T10"><text:s text:c="2"/></text:span><text:span text:style-name="T11">if</text:span><text:span text:style-name="T10"> (n == </text:span><text:span text:style-name="T16">1</text:span><text:span text:style-name="T10">)</text:span></text:p>
      <text:p text:style-name="No_20_Spacing"><text:span text:style-name="T10"><text:s text:c="4"/></text:span><text:span text:style-name="T11">return</text:span><text:span text:style-name="T10"> h;</text:span></text:p>
      <text:p text:style-name="P12"/>
      <text:p text:style-name="No_20_Spacing"><text:span text:style-name="T10"><text:s text:c="2"/>qsort(poly+</text:span><text:span text:style-name="T16">1</text:span><text:span text:style-name="T10">, n-</text:span><text:span text:style-name="T16">1</text:span><text:span text:style-name="T10">, </text:span><text:span text:style-name="T11">sizeof</text:span><text:span text:style-name="T10">(poly[</text:span><text:span text:style-name="T16">1</text:span><text:span text:style-name="T10">]),</text:span></text:p>
      <text:p text:style-name="No_20_Spacing"><text:span text:style-name="T10"><text:s text:c="8"/>(</text:span><text:span text:style-name="T11">int</text:span><text:span text:style-name="T10"> (*)(</text:span><text:span text:style-name="T11">const</text:span><text:span text:style-name="T10"> </text:span><text:span text:style-name="T11">void</text:span><text:span text:style-name="T10"> *, </text:span><text:span text:style-name="T11">const</text:span><text:span text:style-name="T10"> </text:span><text:span text:style-name="T11">void</text:span><text:span text:style-name="T10"> *))polar_cmp);</text:span></text:p>
      <text:p text:style-name="P12"/>
      <text:p text:style-name="No_20_Spacing"><text:span text:style-name="T10"><text:s text:c="2"/></text:span><text:span text:style-name="T11">for</text:span><text:span text:style-name="T10"> (i = </text:span><text:span text:style-name="T16">1</text:span><text:span text:style-name="T10">; i &lt; n; i++) {</text:span></text:p>
      <text:p text:style-name="No_20_Spacing"><text:span text:style-name="T10"><text:s text:c="4"/></text:span><text:span text:style-name="T11">if</text:span><text:span text:style-name="T10"> ((fabs(poly[i].x - hull[</text:span><text:span text:style-name="T16">0</text:span><text:span text:style-name="T10">].x) &gt; EPSILON) || <text:s text:c="2"/></text:span></text:p>
      <text:p text:style-name="No_20_Spacing"><text:span text:style-name="T10"><text:s text:c="8"/>(fabs(poly[i].y - hull[</text:span><text:span text:style-name="T16">0</text:span><text:span text:style-name="T10">].y) &gt; EPSILON)) <text:s/>{</text:span></text:p>
      <text:p text:style-name="No_20_Spacing"><text:span text:style-name="T10"><text:s text:c="6"/></text:span><text:span text:style-name="T11">break</text:span><text:span text:style-name="T10">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</text:span><text:span text:style-name="T11">if</text:span><text:span text:style-name="T10"> (i == n)</text:span></text:p>
      <text:p text:style-name="No_20_Spacing"><text:span text:style-name="T10"><text:s text:c="4"/></text:span><text:span text:style-name="T11">return</text:span><text:span text:style-name="T10"> h;</text:span></text:p>
      <text:p text:style-name="P12"/>
      <text:p text:style-name="No_20_Spacing"><text:span text:style-name="T10"><text:s text:c="2"/>hull[h++] = poly[i++];</text:span></text:p>
      <text:p text:style-name="P12"/>
      <text:p text:style-name="No_20_Spacing"><text:span text:style-name="T10"><text:s text:c="2"/></text:span><text:span text:style-name="T11">for</text:span><text:span text:style-name="T10"> ( ; i &lt; n; i++) {</text:span></text:p>
      <text:p text:style-name="No_20_Spacing"><text:span text:style-name="T10"><text:s text:c="4"/></text:span><text:span text:style-name="T11">while</text:span><text:span text:style-name="T10"> ((h &gt; </text:span><text:span text:style-name="T16">1</text:span><text:span text:style-name="T10">) &amp;&amp;</text:span></text:p>
      <text:p text:style-name="No_20_Spacing"><text:span text:style-name="T10"><text:s text:c="11"/>(cross_prod(&amp;poly[i], &amp;hull[h-</text:span><text:span text:style-name="T16">1</text:span><text:span text:style-name="T10">], &amp;hull[h-</text:span><text:span text:style-name="T16">2</text:span><text:span text:style-name="T10">]) != CCW)) {</text:span></text:p>
      <text:p text:style-name="No_20_Spacing"><text:span text:style-name="T10"><text:s text:c="6"/>h--;</text:span></text:p>
      <text:p text:style-name="No_20_Spacing"><text:span text:style-name="T10"><text:s text:c="4"/>}</text:span></text:p>
      <text:p text:style-name="P12"/>
      <text:p text:style-name="No_20_Spacing"><text:span text:style-name="T10"><text:s text:c="4"/>hull[h++] = poly[i];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</text:span><text:span text:style-name="T11">return</text:span><text:span text:style-name="T10"> h;</text:span></text:p>
      <text:p text:style-name="No_20_Spacing"><text:span text:style-name="T10">}</text:span></text:p>
      <text:p text:style-name="P12"/>
      <text:p text:style-name="P12"/>
      <text:p text:style-name="No_20_Spacing"><text:span text:style-name="T11">int</text:span><text:span text:style-name="T10"> main(</text:span><text:span text:style-name="T11">void</text:span><text:span text:style-name="T10">)</text:span></text:p>
      <text:p text:style-name="No_20_Spacing"><text:span text:style-name="T10">{</text:span></text:p>
      <text:p text:style-name="No_20_Spacing"><text:span text:style-name="T10"><text:s text:c="2"/>Point *polygon, *hull;</text:span></text:p>
      <text:p text:style-name="No_20_Spacing"><text:span text:style-name="T10"><text:s text:c="2"/></text:span><text:span text:style-name="T11">int</text:span><text:span text:style-name="T10"> n, hull_size;</text:span></text:p>
      <text:p text:style-name="No_20_Spacing"><text:span text:style-name="T10"><text:s text:c="2"/></text:span><text:span text:style-name="T11">int</text:span><text:span text:style-name="T10"> i;</text:span></text:p>
      <text:p text:style-name="P12"/>
      <text:p text:style-name="No_20_Spacing"><text:span text:style-name="T10"><text:s text:c="2"/></text:span><text:span text:style-name="T11">while</text:span><text:span text:style-name="T10"> (scanf(</text:span><text:span text:style-name="T14">"%d"</text:span><text:span text:style-name="T10">, &amp;n) == </text:span><text:span text:style-name="T16">1</text:span><text:span text:style-name="T10"> &amp;&amp; n &gt; </text:span><text:span text:style-name="T16">0</text:span><text:span text:style-name="T10">) {</text:span></text:p>
      <text:p text:style-name="No_20_Spacing"><text:span text:style-name="T10"><text:s text:c="4"/>polygon = (Point *)malloc(n * </text:span><text:span text:style-name="T11">sizeof</text:span><text:span text:style-name="T10">(Point));</text:span></text:p>
      <text:p text:style-name="No_20_Spacing"><text:span text:style-name="T10"><text:s text:c="4"/>hull = (Point *)malloc(n * </text:span><text:span text:style-name="T11">sizeof</text:span><text:span text:style-name="T10">(Point));</text:span></text:p>
      <text:p text:style-name="No_20_Spacing"><text:span text:style-name="T10"><text:s text:c="4"/>assert(polygon &amp;&amp; hull);</text:span></text:p>
      <text:p text:style-name="P12"/>
      <text:p text:style-name="No_20_Spacing"><text:span text:style-name="T10"><text:s text:c="4"/></text:span><text:span text:style-name="T11">for</text:span><text:span text:style-name="T10"> (i = </text:span><text:span text:style-name="T16">0</text:span><text:span text:style-name="T10">; i &lt; n; i++) {</text:span></text:p>
      <text:p text:style-name="No_20_Spacing"><text:span text:style-name="T10"><text:s text:c="6"/>scanf(</text:span><text:span text:style-name="T14">"%lf %lf"</text:span><text:span text:style-name="T10">, &amp;polygon[i].x, &amp;polygon[i].y);</text:span></text:p>
      <text:p text:style-name="No_20_Spacing"><text:span text:style-name="T10"><text:s text:c="4"/>}</text:span></text:p>
      <text:p text:style-name="P12"/>
      <text:p text:style-name="No_20_Spacing"><text:span text:style-name="T10"><text:s text:c="4"/>hull_size = convex_hull(polygon, n, hull);</text:span></text:p>
      <text:p text:style-name="P12"/>
      <text:p text:style-name="No_20_Spacing"><text:span text:style-name="T10"><text:s text:c="4"/>printf(</text:span><text:span text:style-name="T14">"Sorted:\n"</text:span><text:span text:style-name="T10">);</text:span></text:p>
      <text:p text:style-name="No_20_Spacing"><text:span text:style-name="T10"><text:s text:c="4"/></text:span><text:span text:style-name="T11">for</text:span><text:span text:style-name="T10"> (i = </text:span><text:span text:style-name="T16">0</text:span><text:span text:style-name="T10">; i &lt; n; i++) {</text:span></text:p>
      <text:p text:style-name="No_20_Spacing"><text:span text:style-name="T10"><text:s text:c="6"/>printf(</text:span><text:span text:style-name="T14">"(%4.2f, %4.2f) "</text:span><text:span text:style-name="T10">, polygon[i].x, polygon[i].y);</text:span></text:p>
      <text:p text:style-name="No_20_Spacing"><text:soft-page-break/><text:span text:style-name="T10"><text:s text:c="4"/>}</text:span></text:p>
      <text:p text:style-name="No_20_Spacing"><text:span text:style-name="T10"><text:s text:c="4"/>printf(</text:span><text:span text:style-name="T14">"\n"</text:span><text:span text:style-name="T10">);</text:span></text:p>
      <text:p text:style-name="P12"/>
      <text:p text:style-name="No_20_Spacing"><text:span text:style-name="T10"><text:s text:c="4"/>printf(</text:span><text:span text:style-name="T14">"Hull size = %d\n"</text:span><text:span text:style-name="T10">, hull_size);</text:span></text:p>
      <text:p text:style-name="No_20_Spacing"><text:span text:style-name="T10"><text:s text:c="4"/></text:span><text:span text:style-name="T11">for</text:span><text:span text:style-name="T10"> (i = </text:span><text:span text:style-name="T16">0</text:span><text:span text:style-name="T10">; i &lt; hull_size; i++) {</text:span></text:p>
      <text:p text:style-name="No_20_Spacing"><text:span text:style-name="T10"><text:s text:c="6"/>printf(</text:span><text:span text:style-name="T14">"(%4.2f, %4.2f) "</text:span><text:span text:style-name="T10">, hull[i].x, hull[i].y);</text:span></text:p>
      <text:p text:style-name="No_20_Spacing"><text:span text:style-name="T10"><text:s text:c="4"/>}</text:span></text:p>
      <text:p text:style-name="No_20_Spacing"><text:span text:style-name="T10"><text:s text:c="4"/>printf(</text:span><text:span text:style-name="T14">"\n"</text:span><text:span text:style-name="T10">);</text:span></text:p>
      <text:p text:style-name="P12"/>
      <text:p text:style-name="No_20_Spacing"><text:span text:style-name="T10"><text:s text:c="4"/>free(polygon);</text:span></text:p>
      <text:p text:style-name="No_20_Spacing"><text:span text:style-name="T10"><text:s text:c="4"/>free(hull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-Geometry: </text:span></text:p>
      <text:list xml:id="list39273128" text:continue-numbering="true" text:style-name="Outline">
        <text:list-item>
          <text:list>
            <text:list-item>
              <text:h text:style-name="Heading_20_2" text:outline-level="2"><text:bookmark-start text:name="__RefHeading___Toc26766_2932636602"/><text:bookmark text:name="Bookmark17"/><text:span text:style-name="T6">Distance between two points in 2D</text:span><text:bookmark-end text:name="__RefHeading___Toc2676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Computes the distance between two points</text:span></text:p>
      <text:p text:style-name="No_20_Spacing"><text:span text:style-name="T7"><text:s text:c="3"/></text:span></text:p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Sept 8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P8"/>
      <text:p text:style-name="No_20_Spacing"><text:span text:style-name="T5">#define SQR(x) ((x)*(x))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1">double</text:span><text:span text:style-name="T10"> dist_2d(Point a, Point b){</text:span></text:p>
      <text:p text:style-name="No_20_Spacing"><text:span text:style-name="T10"><text:s text:c="2"/></text:span><text:span text:style-name="T11">return</text:span><text:span text:style-name="T10"> sqrt(SQR(a.x-b.x)+SQR(a.y-b.y)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Point a, b;</text:span></text:p>
      <text:p text:style-name="P12"/>
      <text:p text:style-name="No_20_Spacing"><text:soft-page-break/><text:span text:style-name="T10"><text:s text:c="2"/></text:span><text:span text:style-name="T11">while</text:span><text:span text:style-name="T10">(scanf(</text:span><text:span text:style-name="T14">"%lf %lf %lf %lf"</text:span><text:span text:style-name="T10">, &amp;a.x, &amp;a.y, &amp;b.x, &amp;b.y) == </text:span><text:span text:style-name="T16">4</text:span><text:span text:style-name="T10">){</text:span></text:p>
      <text:p text:style-name="No_20_Spacing"><text:span text:style-name="T10"><text:s text:c="4"/>printf(</text:span><text:span text:style-name="T14">"Distance = %f\n"</text:span><text:span text:style-name="T10">, dist_2d(a,b)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-Geometry: </text:span></text:p>
      <text:list xml:id="list39291014" text:continue-numbering="true" text:style-name="Outline">
        <text:list-item>
          <text:list>
            <text:list-item>
              <text:h text:style-name="Heading_20_2" text:outline-level="2"><text:bookmark-start text:name="__RefHeading___Toc26768_2932636602"/><text:bookmark text:name="Bookmark18"/><text:span text:style-name="T6">Distance from a point to an infinte line</text:span><text:bookmark-end text:name="__RefHeading___Toc2676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Calculates the minimum(orthogonal) distance from a</text:span></text:p>
      <text:p text:style-name="No_20_Spacing"><text:span text:style-name="T7"><text:s text:c="16"/>point P to an infinite line. <text:s/>The line is defined</text:span></text:p>
      <text:p text:style-name="No_20_Spacing"><text:span text:style-name="T7"><text:s text:c="16"/>by two points A and B.</text:span></text:p>
      <text:p text:style-name="P9"/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Howard Cheng, Gilbert Lee</text:span></text:p>
      <text:p text:style-name="No_20_Spacing"><text:span text:style-name="T7"><text:s text:c="3"/>Date: <text:s text:c="7"/>Sept 8, 2002</text:span></text:p>
      <text:p text:style-name="No_20_Spacing"><text:span text:style-name="T7"><text:s text:c="3"/>References: <text:s/>http://www.exaflop.org/docs/cgafaq/cga1.html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Assumes that point A != point B, otherwise the line</text:span></text:p>
      <text:p text:style-name="No_20_Spacing"><text:span text:style-name="T7"><text:s text:c="16"/>would not be properly defined -&gt; returns dist=nan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double</text:span><text:span text:style-name="T10"> x,y;</text:span></text:p>
      <text:p text:style-name="No_20_Spacing"><text:span text:style-name="T10">} Point;</text:span></text:p>
      <text:p text:style-name="P12"/>
      <text:p text:style-name="No_20_Spacing"><text:span text:style-name="T5">#define SQR(x) ((x)*(x))</text:span></text:p>
      <text:p text:style-name="P8"/>
      <text:p text:style-name="No_20_Spacing"><text:span text:style-name="T11">double</text:span><text:span text:style-name="T10"> dist_2d(Point a, Point b){</text:span></text:p>
      <text:p text:style-name="No_20_Spacing"><text:span text:style-name="T10"><text:s text:c="2"/></text:span><text:span text:style-name="T11">return</text:span><text:span text:style-name="T10"> sqrt(SQR(a.x-b.x)+SQR(a.y-b.y));</text:span></text:p>
      <text:p text:style-name="No_20_Spacing"><text:span text:style-name="T10">}</text:span></text:p>
      <text:p text:style-name="P12"/>
      <text:p text:style-name="No_20_Spacing"><text:span text:style-name="T11">double</text:span><text:span text:style-name="T10"> dist_iline(Point a, Point b, Point p){</text:span></text:p>
      <text:p text:style-name="No_20_Spacing"><text:span text:style-name="T10"><text:s text:c="2"/></text:span><text:span text:style-name="T11">return</text:span><text:span text:style-name="T10"> fabs(((a.y-p.y)*(b.x-a.x)-</text:span></text:p>
      <text:p text:style-name="No_20_Spacing"><text:span text:style-name="T10"><text:s text:c="15"/>(a.x-p.x)*(b.y-a.y))</text:span></text:p>
      <text:p text:style-name="No_20_Spacing"><text:span text:style-name="T10"><text:s text:c="14"/>/dist_2d(a,b)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Point a, b, p;</text:span></text:p>
      <text:p text:style-name="No_20_Spacing"><text:span text:style-name="T10"><text:s text:c="2"/></text:span></text:p>
      <text:p text:style-name="No_20_Spacing"><text:soft-page-break/><text:span text:style-name="T10"><text:s text:c="2"/></text:span><text:span text:style-name="T11">while</text:span><text:span text:style-name="T10">(scanf(</text:span><text:span text:style-name="T14">"%lf %lf %lf %lf %lf %lf"</text:span><text:span text:style-name="T10">, </text:span></text:p>
      <text:p text:style-name="No_20_Spacing"><text:span text:style-name="T10"><text:s text:c="14"/>&amp;a.x, &amp;a.y, &amp;b.x, &amp;b.y, &amp;p.x, &amp;p.y) == </text:span><text:span text:style-name="T16">6</text:span><text:span text:style-name="T10">){</text:span></text:p>
      <text:p text:style-name="No_20_Spacing"><text:span text:style-name="T10"><text:s text:c="4"/>printf(</text:span><text:span text:style-name="T14">"Distance = %f\n"</text:span><text:span text:style-name="T10">, dist_iline(a,b,p)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 Geometry: </text:span></text:p>
      <text:list xml:id="list39266409" text:continue-numbering="true" text:style-name="Outline">
        <text:list-item>
          <text:list>
            <text:list-item>
              <text:h text:style-name="Heading_20_2" text:outline-level="2"><text:bookmark-start text:name="__RefHeading___Toc26770_2932636602"/><text:bookmark text:name="Bookmark19"/><text:span text:style-name="T6">Circle Intersection Area</text:span><text:bookmark-end text:name="__RefHeading___Toc26770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Computes the area of intersection of two circles</text:span></text:p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Scott Crosswhite</text:span></text:p>
      <text:p text:style-name="No_20_Spacing"><text:span text:style-name="T7"><text:s text:c="3"/>Date: <text:s text:c="7"/>Oct 24, 2002</text:span></text:p>
      <text:p text:style-name="No_20_Spacing"><text:span text:style-name="T7"><text:s text:c="3"/>References: <text:s/>http://hades.ph.tn.tudelft.nl/Internal/...</text:span></text:p>
      <text:p text:style-name="No_20_Spacing"><text:span text:style-name="T7"><text:s text:c="21"/>.../Mathworld/math/math/c/c308.htm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No_20_Spacing"><text:span text:style-name="T5">#include &lt;math.h&gt;</text:span></text:p>
      <text:p text:style-name="P8"/>
      <text:p text:style-name="No_20_Spacing"><text:span text:style-name="T5">#define EPSILON 1e-8</text:span></text:p>
      <text:p text:style-name="No_20_Spacing"><text:span text:style-name="T5">#define SQR(x) ((x)*(x))</text:span></text:p>
      <text:p text:style-name="P8"/>
      <text:p text:style-name="No_20_Spacing"><text:span text:style-name="T11">double</text:span><text:span text:style-name="T10"> PI;</text:span></text:p>
      <text:p text:style-name="P12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Point o;</text:span></text:p>
      <text:p text:style-name="No_20_Spacing"><text:span text:style-name="T10"><text:s text:c="2"/></text:span><text:span text:style-name="T11">double</text:span><text:span text:style-name="T10"> r;</text:span></text:p>
      <text:p text:style-name="No_20_Spacing"><text:span text:style-name="T10">} Circle;</text:span></text:p>
      <text:p text:style-name="P12"/>
      <text:p text:style-name="No_20_Spacing"><text:span text:style-name="T11">double</text:span><text:span text:style-name="T10"> CIArea (Circle A, <text:s/>Circle B) {</text:span></text:p>
      <text:p text:style-name="No_20_Spacing"><text:span text:style-name="T10"><text:s text:c="2"/></text:span><text:span text:style-name="T11">double</text:span><text:span text:style-name="T10"> d, dA, dB, tx, ty;</text:span></text:p>
      <text:p text:style-name="P12"/>
      <text:p text:style-name="No_20_Spacing"><text:span text:style-name="T10"><text:s text:c="2"/>d = sqrt(SQR(B.o.x - A.o.x) + SQR(B.o.y - A.o.y));</text:span></text:p>
      <text:p text:style-name="P12"/>
      <text:p text:style-name="No_20_Spacing"><text:span text:style-name="T10"><text:s text:c="2"/></text:span><text:span text:style-name="T11">if</text:span><text:span text:style-name="T10"> ((d &lt; EPSILON) || (d + A.r &lt;= B.r) || (d + B.r &lt;= A.r)) </text:span></text:p>
      <text:p text:style-name="No_20_Spacing"><text:soft-page-break/><text:span text:style-name="T10"><text:s text:c="4"/></text:span><text:span text:style-name="T11">return</text:span><text:span text:style-name="T10"> SQR((B.r &lt; A.r) ? B.r : A.r) * PI;</text:span></text:p>
      <text:p text:style-name="No_20_Spacing"><text:span text:style-name="T10"><text:s text:c="2"/></text:span><text:span text:style-name="T11">if</text:span><text:span text:style-name="T10"> (d &gt;= A.r + B.r) </text:span></text:p>
      <text:p text:style-name="No_20_Spacing"><text:span text:style-name="T10"><text:s text:c="4"/></text:span><text:span text:style-name="T11">return</text:span><text:span text:style-name="T10"> </text:span><text:span text:style-name="T16">0</text:span><text:span text:style-name="T10">;</text:span></text:p>
      <text:p text:style-name="P12"/>
      <text:p text:style-name="No_20_Spacing"><text:span text:style-name="T10"><text:s text:c="2"/>dA = tx = (SQR(d) + SQR(A.r) - SQR(B.r))/d/</text:span><text:span text:style-name="T16">2</text:span><text:span text:style-name="T10">;</text:span></text:p>
      <text:p text:style-name="No_20_Spacing"><text:span text:style-name="T10"><text:s text:c="2"/>ty = sqrt(SQR(A.r) - SQR(tx));</text:span></text:p>
      <text:p text:style-name="No_20_Spacing"><text:span text:style-name="T10"><text:s text:c="2"/></text:span><text:span text:style-name="T9">dB = d - dA;</text:span></text:p>
      <text:p text:style-name="P11"/>
      <text:p text:style-name="No_20_Spacing"><text:span text:style-name="T9"><text:s text:c="2"/></text:span><text:span text:style-name="T12">return</text:span><text:span text:style-name="T9"> SQR(A.r)*acos(dA/A.r) - dA*sqrt(SQR(A.r)-SQR(dA))</text:span></text:p>
      <text:p text:style-name="No_20_Spacing"><text:span text:style-name="T9"><text:s text:c="4"/>+ SQR(B.r)*acos(dB/B.r) - dB*sqrt(SQR(B.r)-SQR(dB)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 () {</text:span></text:p>
      <text:p text:style-name="No_20_Spacing"><text:span text:style-name="T10"><text:s text:c="2"/>Circle A, B;</text:span></text:p>
      <text:p text:style-name="P12"/>
      <text:p text:style-name="No_20_Spacing"><text:span text:style-name="T10"><text:s text:c="2"/>PI = acos(-</text:span><text:span text:style-name="T16">1</text:span><text:span text:style-name="T10">);</text:span></text:p>
      <text:p text:style-name="P12"/>
      <text:p text:style-name="No_20_Spacing"><text:span text:style-name="T10"><text:s text:c="2"/></text:span><text:span text:style-name="T11">while</text:span><text:span text:style-name="T10"> (scanf(</text:span><text:span text:style-name="T14">"%lf %lf %lf %lf %lf %lf"</text:span><text:span text:style-name="T10">, </text:span></text:p>
      <text:p text:style-name="No_20_Spacing"><text:span text:style-name="T10"><text:s text:c="15"/>&amp;A.o.x, &amp;A.o.y, &amp;A.r, &amp;B.o.x, &amp;B.o.y, &amp;B.r) == </text:span><text:span text:style-name="T16">6</text:span><text:span text:style-name="T10">) {</text:span></text:p>
      <text:p text:style-name="No_20_Spacing"><text:span text:style-name="T10"><text:s text:c="4"/>printf(</text:span><text:span text:style-name="T14">"Area = %.5lf\n"</text:span><text:span text:style-name="T10">, CIArea(A, B)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-Geometry: </text:span></text:p>
      <text:list xml:id="list39292959" text:continue-numbering="true" text:style-name="Outline">
        <text:list-item>
          <text:list>
            <text:list-item>
              <text:h text:style-name="Heading_20_2" text:outline-level="2"><text:bookmark-start text:name="__RefHeading___Toc26772_2932636602"/><text:bookmark text:name="Bookmark20"/><text:span text:style-name="T6">Circle-Line Intersection</text:span><text:bookmark-end text:name="__RefHeading___Toc2677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either a line or a line segment, and a circle</text:span></text:p>
      <text:p text:style-name="No_20_Spacing"><text:span text:style-name="T7"><text:s text:c="16"/>these routines calculate the number and coordinates</text:span></text:p>
      <text:p text:style-name="No_20_Spacing"><text:span text:style-name="T7"><text:s text:c="16"/>of the intersection points.</text:span></text:p>
      <text:p text:style-name="No_20_Spacing"><text:span text:style-name="T7"><text:s text:c="3"/></text:span></text:p>
      <text:p text:style-name="No_20_Spacing"><text:span text:style-name="T7"><text:s text:c="3"/>Complexity: <text:s/>O(1) 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Sept 8, 2002</text:span></text:p>
      <text:p text:style-name="No_20_Spacing"><text:span text:style-name="T7"><text:s text:c="3"/>References: <text:s/>mathworld.wolfram.com/Circle-LineIntersection.html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P8"/>
      <text:p text:style-name="No_20_Spacing"><text:span text:style-name="T5">#define SQR(x) ((x)*(x))</text:span></text:p>
      <text:p text:style-name="No_20_Spacing"><text:span text:style-name="T5">#define EPS 1e-8</text:span></text:p>
      <text:p text:style-name="P8"><text:soft-page-break/></text:p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Point o;</text:span></text:p>
      <text:p text:style-name="No_20_Spacing"><text:span text:style-name="T10"><text:s text:c="2"/></text:span><text:span text:style-name="T11">double</text:span><text:span text:style-name="T10"> r;</text:span></text:p>
      <text:p text:style-name="No_20_Spacing"><text:span text:style-name="T10">} Circle;</text:span></text:p>
      <text:p text:style-name="P12"/>
      <text:p text:style-name="No_20_Spacing"><text:span text:style-name="T11">int</text:span><text:span text:style-name="T10"> sgn(</text:span><text:span text:style-name="T11">double</text:span><text:span text:style-name="T10"> x){</text:span></text:p>
      <text:p text:style-name="No_20_Spacing"><text:span text:style-name="T10"><text:s text:c="2"/></text:span><text:span text:style-name="T11">return</text:span><text:span text:style-name="T10"> x &lt; </text:span><text:span text:style-name="T16">0</text:span><text:span text:style-name="T10"> ? -</text:span><text:span text:style-name="T16">1</text:span><text:span text:style-name="T10"> : </text:span><text:span text:style-name="T16">1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double</text:span><text:span text:style-name="T10"> dist_2d(Point a, Point b){</text:span></text:p>
      <text:p text:style-name="No_20_Spacing"><text:span text:style-name="T10"><text:s text:c="2"/></text:span><text:span text:style-name="T11">return</text:span><text:span text:style-name="T10"> sqrt(SQR(a.x-b.x)+SQR(a.y-b.y)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circ_iline_isect(Circle c, Point a, Point b,</text:span></text:p>
      <text:p text:style-name="No_20_Spacing"><text:span text:style-name="T10"><text:s text:c="21"/>Point *r1, Point *r2){</text:span></text:p>
      <text:p text:style-name="No_20_Spacing"><text:span text:style-name="T10"><text:s text:c="2"/></text:span><text:span text:style-name="T11">double</text:span><text:span text:style-name="T10"> dx = b.x-a.x, dy = b.y-a.y;</text:span></text:p>
      <text:p text:style-name="No_20_Spacing"><text:span text:style-name="T10"><text:s text:c="2"/></text:span><text:span text:style-name="T11">double</text:span><text:span text:style-name="T10"> sdr = SQR(dx)+SQR(dy), dr = sqrt(sdr);</text:span></text:p>
      <text:p text:style-name="No_20_Spacing"><text:span text:style-name="T10"><text:s text:c="2"/></text:span><text:span text:style-name="T11">double</text:span><text:span text:style-name="T10"> D,disc,x,y;</text:span></text:p>
      <text:p text:style-name="No_20_Spacing"><text:span text:style-name="T10"><text:s text:c="2"/></text:span></text:p>
      <text:p text:style-name="No_20_Spacing"><text:span text:style-name="T10"><text:s text:c="2"/>a.x -= c.o.x; a.y -= c.o.y;</text:span></text:p>
      <text:p text:style-name="No_20_Spacing"><text:span text:style-name="T10"><text:s text:c="2"/>b.x -= c.o.x; b.y -= c.o.y;</text:span></text:p>
      <text:p text:style-name="No_20_Spacing"><text:span text:style-name="T10"><text:s text:c="2"/>D = a.x*b.y - b.x*a.y;</text:span></text:p>
      <text:p text:style-name="No_20_Spacing"><text:span text:style-name="T10"><text:s text:c="2"/>disc = SQR(c.r*dr)-SQR(D)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if</text:span><text:span text:style-name="T10">(disc &lt; </text:span><text:span text:style-name="T16">0</text:span><text:span text:style-name="T10">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2"/>x = sgn(dy)*dx*sqrt(disc);</text:span></text:p>
      <text:p text:style-name="No_20_Spacing"><text:span text:style-name="T10"><text:s text:c="2"/>y = fabs(dy)*sqrt(disc);</text:span></text:p>
      <text:p text:style-name="No_20_Spacing"><text:span text:style-name="T10"><text:s text:c="2"/></text:span><text:span text:style-name="T9">r1-&gt;x = (D*dy + x)/sdr + c.o.x;</text:span></text:p>
      <text:p text:style-name="No_20_Spacing"><text:span text:style-name="T9"><text:s text:c="2"/>r2-&gt;x = (D*dy - x)/sdr + c.o.x;</text:span></text:p>
      <text:p text:style-name="No_20_Spacing"><text:span text:style-name="T9"><text:s text:c="2"/>r1-&gt;y = (-D*dx + y)/sdr + c.o.y;</text:span></text:p>
      <text:p text:style-name="No_20_Spacing"><text:span text:style-name="T9"><text:s text:c="2"/>r2-&gt;y = (-D*dx - y)/sdr + c.o.y;</text:span></text:p>
      <text:p text:style-name="No_20_Spacing"><text:span text:style-name="T9"><text:s text:c="2"/></text:span><text:span text:style-name="T11">return</text:span><text:span text:style-name="T10"> disc == </text:span><text:span text:style-name="T16">0</text:span><text:span text:style-name="T10"> ? </text:span><text:span text:style-name="T16">1</text:span><text:span text:style-name="T10"> : </text:span><text:span text:style-name="T16">2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circ_lineseg_isect(Circle c, Point a, Point b,</text:span></text:p>
      <text:p text:style-name="No_20_Spacing"><text:span text:style-name="T10"><text:s text:c="23"/>Point *r1, Point *r2){</text:span></text:p>
      <text:p text:style-name="No_20_Spacing"><text:span text:style-name="T10"><text:s text:c="2"/></text:span><text:span text:style-name="T11">double</text:span><text:span text:style-name="T10"> d = dist_2d(a,b);</text:span></text:p>
      <text:p text:style-name="No_20_Spacing"><text:span text:style-name="T10"><text:s text:c="2"/></text:span><text:span text:style-name="T11">int</text:span><text:span text:style-name="T10"> res = circ_iline_isect(c,a,b,r1,r2)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if</text:span><text:span text:style-name="T10">(res == </text:span><text:span text:style-name="T16">2</text:span><text:span text:style-name="T10"> &amp;&amp; dist_2d(a,*r2)+dist_2d(*r2,b) != d) res--;</text:span></text:p>
      <text:p text:style-name="No_20_Spacing"><text:span text:style-name="T10"><text:s text:c="2"/></text:span><text:span text:style-name="T12">if</text:span><text:span text:style-name="T9">(res &gt;= </text:span><text:span text:style-name="T15">1</text:span><text:span text:style-name="T9"> &amp;&amp; dist_2d(a,*r1)+dist_2d(*r1,b) != d){</text:span></text:p>
      <text:p text:style-name="No_20_Spacing"><text:span text:style-name="T9"><text:s text:c="4"/>*r1 = *r2;</text:span></text:p>
      <text:p text:style-name="No_20_Spacing"><text:span text:style-name="T9"><text:s text:c="4"/></text:span><text:span text:style-name="T10">res--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res;</text:span></text:p>
      <text:p text:style-name="No_20_Spacing"><text:span text:style-name="T10">}</text:span></text:p>
      <text:p text:style-name="P12"><text:soft-page-break/></text:p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9">Circle c;</text:span></text:p>
      <text:p text:style-name="No_20_Spacing"><text:span text:style-name="T9"><text:s text:c="2"/>Point a, b, r1, r2, r3, r4;</text:span></text:p>
      <text:p text:style-name="No_20_Spacing"><text:span text:style-name="T9"><text:s text:c="2"/></text:span><text:span text:style-name="T11">int</text:span><text:span text:style-name="T10"> res1, res2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scanf(</text:span><text:span text:style-name="T14">"%lf %lf %lf %lf %lf %lf %lf"</text:span><text:span text:style-name="T10">,</text:span></text:p>
      <text:p text:style-name="No_20_Spacing"><text:span text:style-name="T10"><text:s text:c="14"/>&amp;c.o.x, &amp;c.o.y, &amp;c.r, &amp;a.x, &amp;a.y, &amp;b.x, &amp;b.y) == </text:span><text:span text:style-name="T16">7</text:span><text:span text:style-name="T10">){</text:span></text:p>
      <text:p text:style-name="No_20_Spacing"><text:span text:style-name="T10"><text:s text:c="4"/></text:span><text:span text:style-name="T9">res1 = circ_iline_isect(c, a, b, &amp;r1, &amp;r2);</text:span></text:p>
      <text:p text:style-name="No_20_Spacing"><text:span text:style-name="T9"><text:s text:c="4"/>res2 = circ_lineseg_isect(c, a, b, &amp;r3, &amp;r4);</text:span></text:p>
      <text:p text:style-name="No_20_Spacing"><text:span text:style-name="T9"><text:s text:c="4"/></text:span><text:span text:style-name="T10">printf(</text:span><text:span text:style-name="T14">"Infinite line has %d intersection point(s)\n"</text:span><text:span text:style-name="T10">, res1);</text:span></text:p>
      <text:p text:style-name="No_20_Spacing"><text:span text:style-name="T10"><text:s text:c="4"/></text:span><text:span text:style-name="T12">if</text:span><text:span text:style-name="T9">(res1 &gt;= </text:span><text:span text:style-name="T15">1</text:span><text:span text:style-name="T9">) printf(</text:span><text:span text:style-name="T13">"[%.6f,%.6f]\n"</text:span><text:span text:style-name="T9">, r1.x, r1.y);</text:span></text:p>
      <text:p text:style-name="No_20_Spacing"><text:span text:style-name="T9"><text:s text:c="4"/></text:span><text:span text:style-name="T12">if</text:span><text:span text:style-name="T9">(res1 == </text:span><text:span text:style-name="T15">2</text:span><text:span text:style-name="T9">) printf(</text:span><text:span text:style-name="T13">"[%.6f,%.6f]\n"</text:span><text:span text:style-name="T9">, r2.x, r2.y);</text:span></text:p>
      <text:p text:style-name="No_20_Spacing"><text:span text:style-name="T9"><text:s text:c="4"/></text:span><text:span text:style-name="T10">printf(</text:span><text:span text:style-name="T14">"Line segment has %d intersection point(s)\n"</text:span><text:span text:style-name="T10">, res2);</text:span></text:p>
      <text:p text:style-name="No_20_Spacing"><text:span text:style-name="T10"><text:s text:c="4"/></text:span><text:span text:style-name="T12">if</text:span><text:span text:style-name="T9">(res2 &gt;= </text:span><text:span text:style-name="T15">1</text:span><text:span text:style-name="T9">) printf(</text:span><text:span text:style-name="T13">"[%.6f,%.6f]\n"</text:span><text:span text:style-name="T9">, r3.x, r3.y);</text:span></text:p>
      <text:p text:style-name="No_20_Spacing"><text:span text:style-name="T9"><text:s text:c="4"/></text:span><text:span text:style-name="T12">if</text:span><text:span text:style-name="T9">(res2 == </text:span><text:span text:style-name="T15">2</text:span><text:span text:style-name="T9">) printf(</text:span><text:span text:style-name="T13">"[%.6f,%.6f]\n"</text:span><text:span text:style-name="T9">, r4.x, r4.y);</text:span></text:p>
      <text:p text:style-name="No_20_Spacing"><text:span text:style-name="T9"><text:s text:c="4"/></text:span><text:span text:style-name="T10">printf(</text:span><text:span text:style-name="T14">"\n"</text:span><text:span text:style-name="T10">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 Geometry:</text:span></text:p>
      <text:list xml:id="list39284722" text:continue-numbering="true" text:style-name="Outline">
        <text:list-item>
          <text:list>
            <text:list-item>
              <text:h text:style-name="Heading_20_2" text:outline-level="2"><text:bookmark-start text:name="__RefHeading___Toc26774_2932636602"/><text:bookmark text:name="Bookmark21"/><text:span text:style-name="T6">Circle Intersection Points</text:span><text:bookmark-end text:name="__RefHeading___Toc26774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Computes the # and location of intersections.</text:span></text:p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Scott Crosswhite</text:span></text:p>
      <text:p text:style-name="No_20_Spacing"><text:span text:style-name="T7"><text:s text:c="3"/>Date: <text:s text:c="7"/>Dec 21, 2002</text:span></text:p>
      <text:p text:style-name="No_20_Spacing"><text:span text:style-name="T7"><text:s text:c="3"/>References: <text:s/>http://hades.ph.tn.tudelft.nl/.../MathWorld/</text:span></text:p>
      <text:p text:style-name="No_20_Spacing"><text:span text:style-name="T7"><text:s text:c="23"/>math/math/c/c308.htm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.5 (Spain 10425)</text:span></text:p>
      <text:p text:style-name="No_20_Spacing"><text:span text:style-name="T7"><text:s text:c="20"/>(Broderick's test batch)</text:span></text:p>
      <text:p text:style-name="No_20_Spacing"><text:span text:style-name="T7"><text:s text:c="3"/>Notes: <text:s/>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No_20_Spacing"><text:span text:style-name="T5">#include &lt;math.h&gt;</text:span></text:p>
      <text:p text:style-name="P8"/>
      <text:p text:style-name="No_20_Spacing"><text:span text:style-name="T5">#define EPS 1e-8</text:span></text:p>
      <text:p text:style-name="No_20_Spacing"><text:span text:style-name="T5">#define SQR(x) ((x)*(x))</text:span></text:p>
      <text:p text:style-name="P8"/>
      <text:p text:style-name="No_20_Spacing"><text:span text:style-name="T11">double</text:span><text:span text:style-name="T10"> PI;</text:span></text:p>
      <text:p text:style-name="P12"/>
      <text:p text:style-name="No_20_Spacing"><text:soft-page-break/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double</text:span><text:span text:style-name="T10"> x,y;</text:span></text:p>
      <text:p text:style-name="No_20_Spacing"><text:span text:style-name="T10">} Point;</text:span></text:p>
      <text:p text:style-name="P12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Point o;</text:span></text:p>
      <text:p text:style-name="No_20_Spacing"><text:span text:style-name="T10"><text:s text:c="2"/></text:span><text:span text:style-name="T11">double</text:span><text:span text:style-name="T10"> r;</text:span></text:p>
      <text:p text:style-name="No_20_Spacing"><text:span text:style-name="T10">} Circle;</text:span></text:p>
      <text:p text:style-name="P12"/>
      <text:p text:style-name="No_20_Spacing"><text:span text:style-name="T11">enum</text:span><text:span text:style-name="T10"> int_t {NONE=</text:span><text:span text:style-name="T16">0</text:span><text:span text:style-name="T10">, ONE, TWO, AEQUALSB, AINB, BINA,</text:span></text:p>
      <text:p text:style-name="No_20_Spacing"><text:span text:style-name="T10"><text:s text:c="12"/>AINB_TANGENT, BINA_TANGENT};</text:span></text:p>
      <text:p text:style-name="P12"/>
      <text:p text:style-name="No_20_Spacing"><text:span text:style-name="T10">Point rotate_2d(Point p, Point o, </text:span><text:span text:style-name="T11">double</text:span><text:span text:style-name="T10"> theta){</text:span></text:p>
      <text:p text:style-name="No_20_Spacing"><text:span text:style-name="T10"><text:s text:c="2"/></text:span><text:span text:style-name="T11">double</text:span><text:span text:style-name="T10"> m[</text:span><text:span text:style-name="T16">2</text:span><text:span text:style-name="T10">][</text:span><text:span text:style-name="T16">2</text:span><text:span text:style-name="T10">];</text:span></text:p>
      <text:p text:style-name="No_20_Spacing"><text:span text:style-name="T10"><text:s text:c="2"/>Point r;</text:span></text:p>
      <text:p text:style-name="No_20_Spacing"><text:span text:style-name="T10"><text:s text:c="2"/></text:span></text:p>
      <text:p text:style-name="No_20_Spacing"><text:span text:style-name="T10"><text:s text:c="2"/>m[</text:span><text:span text:style-name="T16">0</text:span><text:span text:style-name="T10">][</text:span><text:span text:style-name="T16">0</text:span><text:span text:style-name="T10">] = m[</text:span><text:span text:style-name="T16">1</text:span><text:span text:style-name="T10">][</text:span><text:span text:style-name="T16">1</text:span><text:span text:style-name="T10">] = cos(theta);</text:span></text:p>
      <text:p text:style-name="No_20_Spacing"><text:span text:style-name="T10"><text:s text:c="2"/>m[</text:span><text:span text:style-name="T16">0</text:span><text:span text:style-name="T10">][</text:span><text:span text:style-name="T16">1</text:span><text:span text:style-name="T10">] = -sin(theta);</text:span></text:p>
      <text:p text:style-name="No_20_Spacing"><text:span text:style-name="T10"><text:s text:c="2"/>m[</text:span><text:span text:style-name="T16">1</text:span><text:span text:style-name="T10">][</text:span><text:span text:style-name="T16">0</text:span><text:span text:style-name="T10">] = -m[</text:span><text:span text:style-name="T16">0</text:span><text:span text:style-name="T10">][</text:span><text:span text:style-name="T16">1</text:span><text:span text:style-name="T10">];</text:span></text:p>
      <text:p text:style-name="No_20_Spacing"><text:span text:style-name="T10"><text:s text:c="2"/>p.x -= o.x; </text:span></text:p>
      <text:p text:style-name="No_20_Spacing"><text:span text:style-name="T10"><text:s text:c="2"/>p.y -= o.y;</text:span></text:p>
      <text:p text:style-name="No_20_Spacing"><text:span text:style-name="T10"><text:s text:c="2"/>r.x = m[</text:span><text:span text:style-name="T16">0</text:span><text:span text:style-name="T10">][</text:span><text:span text:style-name="T16">0</text:span><text:span text:style-name="T10">] * p.x + m[</text:span><text:span text:style-name="T16">0</text:span><text:span text:style-name="T10">][</text:span><text:span text:style-name="T16">1</text:span><text:span text:style-name="T10">] * p.y + o.x;</text:span></text:p>
      <text:p text:style-name="No_20_Spacing"><text:span text:style-name="T10"><text:s text:c="2"/>r.y = m[</text:span><text:span text:style-name="T16">1</text:span><text:span text:style-name="T10">][</text:span><text:span text:style-name="T16">0</text:span><text:span text:style-name="T10">] * p.x + m[</text:span><text:span text:style-name="T16">1</text:span><text:span text:style-name="T10">][</text:span><text:span text:style-name="T16">1</text:span><text:span text:style-name="T10">] * p.y + o.y;</text:span></text:p>
      <text:p text:style-name="No_20_Spacing"><text:span text:style-name="T10"><text:s text:c="2"/></text:span><text:span text:style-name="T11">if</text:span><text:span text:style-name="T10">(fabs(r.x) &lt; EPS) r.x = </text:span><text:span text:style-name="T16">0</text:span><text:span text:style-name="T10">;</text:span></text:p>
      <text:p text:style-name="No_20_Spacing"><text:span text:style-name="T10"><text:s text:c="2"/></text:span><text:span text:style-name="T11">if</text:span><text:span text:style-name="T10">(fabs(r.y) &lt; EPS) r.y = </text:span><text:span text:style-name="T16">0</text:span><text:span text:style-name="T10">;</text:span></text:p>
      <text:p text:style-name="No_20_Spacing"><text:span text:style-name="T10"><text:s text:c="2"/></text:span><text:span text:style-name="T11">return</text:span><text:span text:style-name="T10"> r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CIType (Circle A, Circle B) {</text:span></text:p>
      <text:p text:style-name="No_20_Spacing"><text:span text:style-name="T10"><text:s text:c="2"/></text:span><text:span text:style-name="T11">double</text:span><text:span text:style-name="T10"> distance, dx = A.o.x - B.o.x, dy = A.o.y - B.o.y;</text:span></text:p>
      <text:p text:style-name="P12"/>
      <text:p text:style-name="No_20_Spacing"><text:span text:style-name="T10"><text:s text:c="2"/>distance = sqrt(dx*dx + dy*dy);</text:span></text:p>
      <text:p text:style-name="P12"/>
      <text:p text:style-name="No_20_Spacing"><text:span text:style-name="T10"><text:s text:c="2"/></text:span><text:span text:style-name="T11">if</text:span><text:span text:style-name="T10"> (distance &lt; EPS &amp;&amp; fabs(A.r-B.r) &lt; EPS) </text:span><text:span text:style-name="T11">return</text:span><text:span text:style-name="T10"> AEQUALSB;</text:span></text:p>
      <text:p text:style-name="No_20_Spacing"><text:span text:style-name="T10"><text:s text:c="2"/></text:span><text:span text:style-name="T11">if</text:span><text:span text:style-name="T10"> (fabs(distance - (A.r + B.r)) &lt; EPS) </text:span><text:span text:style-name="T11">return</text:span><text:span text:style-name="T10"> ONE;</text:span></text:p>
      <text:p text:style-name="No_20_Spacing"><text:span text:style-name="T10"><text:s text:c="2"/></text:span><text:span text:style-name="T11">if</text:span><text:span text:style-name="T10"> (distance &gt; A.r + B.r) </text:span><text:span text:style-name="T11">return</text:span><text:span text:style-name="T10"> NONE;</text:span></text:p>
      <text:p text:style-name="No_20_Spacing"><text:span text:style-name="T10"><text:s text:c="2"/></text:span><text:span text:style-name="T11">if</text:span><text:span text:style-name="T10"> (distance + A.r &lt;= B.r) {</text:span></text:p>
      <text:p text:style-name="No_20_Spacing"><text:span text:style-name="T10"><text:s text:c="4"/></text:span><text:span text:style-name="T11">if</text:span><text:span text:style-name="T10"> (B.r - (distance+A.r) &lt; EPS) </text:span><text:span text:style-name="T11">return</text:span><text:span text:style-name="T10"> AINB_TANGENT;</text:span></text:p>
      <text:p text:style-name="No_20_Spacing"><text:span text:style-name="T10"><text:s text:c="4"/></text:span><text:span text:style-name="T11">return</text:span><text:span text:style-name="T10"> AINB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if</text:span><text:span text:style-name="T10"> (distance + B.r &lt;= A.r) {</text:span></text:p>
      <text:p text:style-name="No_20_Spacing"><text:span text:style-name="T10"><text:s text:c="4"/></text:span><text:span text:style-name="T11">if</text:span><text:span text:style-name="T10"> (A.r - (distance+B.r) &lt; EPS) </text:span><text:span text:style-name="T11">return</text:span><text:span text:style-name="T10"> BINA_TANGENT;</text:span></text:p>
      <text:p text:style-name="No_20_Spacing"><text:span text:style-name="T10"><text:s text:c="4"/></text:span><text:span text:style-name="T11">return</text:span><text:span text:style-name="T10"> BINA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TWO;</text:span></text:p>
      <text:p text:style-name="No_20_Spacing"><text:span text:style-name="T10">}</text:span></text:p>
      <text:p text:style-name="P12"/>
      <text:p text:style-name="No_20_Spacing"><text:span text:style-name="T7">/* Return value is # of intersections */</text:span></text:p>
      <text:p text:style-name="No_20_Spacing"><text:span text:style-name="T11">int</text:span><text:span text:style-name="T10"> CIPoints (Circle A, Circle B, Point *s, Point *t) {</text:span></text:p>
      <text:p text:style-name="No_20_Spacing"><text:span text:style-name="T10"><text:s text:c="2"/></text:span><text:span text:style-name="T11">double</text:span><text:span text:style-name="T10"> dx = B.o.x-A.o.x, dy = B.o.y-A.o.y;</text:span></text:p>
      <text:p text:style-name="No_20_Spacing"><text:span text:style-name="T10"><text:s text:c="2"/></text:span><text:span text:style-name="T12">double</text:span><text:span text:style-name="T9"> dA, d, c, a;</text:span></text:p>
      <text:p text:style-name="No_20_Spacing"><text:soft-page-break/><text:span text:style-name="T9"><text:s text:c="2"/></text:span><text:span text:style-name="T11">int</text:span><text:span text:style-name="T10"> type;</text:span></text:p>
      <text:p text:style-name="P12"/>
      <text:p text:style-name="No_20_Spacing"><text:span text:style-name="T10"><text:s text:c="2"/>type = CIType(A, B);</text:span></text:p>
      <text:p text:style-name="P12"/>
      <text:p text:style-name="No_20_Spacing"><text:span text:style-name="T10"><text:s text:c="2"/>d = sqrt(dx*dx + dy*dy);</text:span></text:p>
      <text:p text:style-name="P12"/>
      <text:p text:style-name="No_20_Spacing"><text:span text:style-name="T10"><text:s text:c="2"/></text:span><text:span text:style-name="T11">switch</text:span><text:span text:style-name="T10"> (type) {</text:span></text:p>
      <text:p text:style-name="No_20_Spacing"><text:span text:style-name="T10"><text:s text:c="2"/></text:span><text:span text:style-name="T11">case</text:span><text:span text:style-name="T10"> AINB_TANGENT:</text:span></text:p>
      <text:p text:style-name="No_20_Spacing"><text:span text:style-name="T10"><text:s text:c="4"/>s-&gt;x = B.o.x + (B.r/d)*-dx;</text:span></text:p>
      <text:p text:style-name="No_20_Spacing"><text:span text:style-name="T10"><text:s text:c="4"/>s-&gt;y = B.o.y + (B.r/d)*-dy;</text:span></text:p>
      <text:p text:style-name="No_20_Spacing"><text:span text:style-name="T10"><text:s text:c="4"/></text:span><text:span text:style-name="T11">return</text:span><text:span text:style-name="T10"> </text:span><text:span text:style-name="T16">1</text:span><text:span text:style-name="T10">;</text:span></text:p>
      <text:p text:style-name="P12"/>
      <text:p text:style-name="No_20_Spacing"><text:span text:style-name="T10"><text:s text:c="2"/></text:span><text:span text:style-name="T11">case</text:span><text:span text:style-name="T10"> BINA_TANGENT: </text:span><text:span text:style-name="T11">case</text:span><text:span text:style-name="T10"> ONE:</text:span></text:p>
      <text:p text:style-name="No_20_Spacing"><text:span text:style-name="T10"><text:s text:c="4"/>s-&gt;x = A.o.x + (A.r/d)*dx;</text:span></text:p>
      <text:p text:style-name="No_20_Spacing"><text:span text:style-name="T10"><text:s text:c="4"/>s-&gt;y = A.o.y + (A.r/d)*dy;</text:span></text:p>
      <text:p text:style-name="No_20_Spacing"><text:span text:style-name="T10"><text:s text:c="4"/></text:span><text:span text:style-name="T11">return</text:span><text:span text:style-name="T10"> </text:span><text:span text:style-name="T16">1</text:span><text:span text:style-name="T10">;</text:span></text:p>
      <text:p text:style-name="P12"/>
      <text:p text:style-name="No_20_Spacing"><text:span text:style-name="T10"><text:s text:c="2"/></text:span><text:span text:style-name="T11">case</text:span><text:span text:style-name="T10"> TWO:</text:span></text:p>
      <text:p text:style-name="No_20_Spacing"><text:span text:style-name="T10"><text:s text:c="4"/>c = atan2(dy, dx);</text:span></text:p>
      <text:p text:style-name="No_20_Spacing"><text:span text:style-name="T10"><text:s text:c="4"/></text:span></text:p>
      <text:p text:style-name="No_20_Spacing"><text:span text:style-name="T10"><text:s text:c="4"/>a = sqrt(</text:span><text:span text:style-name="T16">4</text:span><text:span text:style-name="T10">*SQR(d)*SQR(A.r) - SQR(SQR(d)-SQR(B.r)+SQR(A.r))) /d;</text:span></text:p>
      <text:p text:style-name="P12"/>
      <text:p text:style-name="No_20_Spacing"><text:span text:style-name="T10"><text:s text:c="4"/></text:span><text:span text:style-name="T9">dA = (SQR(d) - SQR(B.r) + SQR(A.r)) / (</text:span><text:span text:style-name="T15">2</text:span><text:span text:style-name="T9">*d);</text:span></text:p>
      <text:p text:style-name="P11"/>
      <text:p text:style-name="No_20_Spacing"><text:span text:style-name="T9"><text:s text:c="4"/>t-&gt;x = s-&gt;x = dA + A.o.x;</text:span></text:p>
      <text:p text:style-name="No_20_Spacing"><text:span text:style-name="T9"><text:s text:c="4"/>s-&gt;y = a/</text:span><text:span text:style-name="T15">2</text:span><text:span text:style-name="T9"> + A.o.y;</text:span></text:p>
      <text:p text:style-name="No_20_Spacing"><text:span text:style-name="T9"><text:s text:c="4"/></text:span><text:span text:style-name="T10">t-&gt;y = -a/</text:span><text:span text:style-name="T16">2</text:span><text:span text:style-name="T10"> + A.o.y;</text:span></text:p>
      <text:p text:style-name="P12"/>
      <text:p text:style-name="No_20_Spacing"><text:span text:style-name="T10"><text:s text:c="4"/></text:span><text:span text:style-name="T7">/* Rotate these points */</text:span></text:p>
      <text:p text:style-name="No_20_Spacing"><text:span text:style-name="T10"><text:s text:c="4"/>*s = rotate_2d(*s, A.o, c);</text:span></text:p>
      <text:p text:style-name="No_20_Spacing"><text:span text:style-name="T10"><text:s text:c="4"/>*t = rotate_2d(*t, A.o, c);</text:span></text:p>
      <text:p text:style-name="P12"/>
      <text:p text:style-name="No_20_Spacing"><text:span text:style-name="T10"><text:s text:c="4"/></text:span><text:span text:style-name="T11">return</text:span><text:span text:style-name="T10"> </text:span><text:span text:style-name="T16">2</text:span><text:span text:style-name="T10">;</text:span></text:p>
      <text:p text:style-name="P12"/>
      <text:p text:style-name="No_20_Spacing"><text:span text:style-name="T10"><text:s text:c="2"/></text:span><text:span text:style-name="T11">default</text:span><text:span text:style-name="T10">:</text:span></text:p>
      <text:p text:style-name="No_20_Spacing"><text:span text:style-name="T10"><text:s text:c="4"/></text:span><text:span text:style-name="T11">return</text:span><text:span text:style-name="T10"> type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 () {</text:span></text:p>
      <text:p text:style-name="No_20_Spacing"><text:span text:style-name="T10"><text:s text:c="2"/>Circle A, B;</text:span></text:p>
      <text:p text:style-name="No_20_Spacing"><text:span text:style-name="T10"><text:s text:c="2"/>Point s, t;</text:span></text:p>
      <text:p text:style-name="No_20_Spacing"><text:span text:style-name="T10"><text:s text:c="2"/></text:span><text:span text:style-name="T11">int</text:span><text:span text:style-name="T10"> num;</text:span></text:p>
      <text:p text:style-name="P12"/>
      <text:p text:style-name="No_20_Spacing"><text:span text:style-name="T10"><text:s text:c="2"/>PI = acos(-</text:span><text:span text:style-name="T16">1</text:span><text:span text:style-name="T10">);</text:span></text:p>
      <text:p text:style-name="P12"/>
      <text:p text:style-name="No_20_Spacing"><text:span text:style-name="T10"><text:s text:c="2"/></text:span><text:span text:style-name="T11">while</text:span><text:span text:style-name="T10"> (scanf(</text:span><text:span text:style-name="T14">"%lf %lf %lf %lf %lf %lf"</text:span><text:span text:style-name="T10">, </text:span></text:p>
      <text:p text:style-name="No_20_Spacing"><text:span text:style-name="T10"><text:s text:c="15"/>&amp;A.o.x, &amp;A.o.y, &amp;A.r, &amp;B.o.x, &amp;B.o.y, &amp;B.r) == </text:span><text:span text:style-name="T16">6</text:span><text:span text:style-name="T10">) {</text:span></text:p>
      <text:p text:style-name="P12"/>
      <text:p text:style-name="No_20_Spacing"><text:span text:style-name="T10"><text:s text:c="4"/>num = CIPoints(A, B, &amp;s, &amp;t);</text:span></text:p>
      <text:p text:style-name="P12"/>
      <text:p text:style-name="No_20_Spacing"><text:soft-page-break/><text:span text:style-name="T10"><text:s text:c="4"/>printf(</text:span><text:span text:style-name="T14">"There are %d intersections. </text:span><text:span text:style-name="T13">"</text:span><text:span text:style-name="T9">, num);</text:span></text:p>
      <text:p text:style-name="No_20_Spacing"><text:span text:style-name="T9"><text:s text:c="4"/></text:span><text:span text:style-name="T12">if</text:span><text:span text:style-name="T9"> (num) printf(</text:span><text:span text:style-name="T13">"(%.3f, %.3f) <text:s/>"</text:span><text:span text:style-name="T9">, s.x, s.y);</text:span></text:p>
      <text:p text:style-name="No_20_Spacing"><text:span text:style-name="T9"><text:s text:c="4"/></text:span><text:span text:style-name="T11">if</text:span><text:span text:style-name="T10"> (num == </text:span><text:span text:style-name="T16">2</text:span><text:span text:style-name="T10">) printf(</text:span><text:span text:style-name="T14">"(%.3f, %.3f)"</text:span><text:span text:style-name="T10">, t.x, t.y);</text:span></text:p>
      <text:p text:style-name="No_20_Spacing"><text:span text:style-name="T10"><text:s text:c="4"/>printf(</text:span><text:span text:style-name="T14">"\n"</text:span><text:span text:style-name="T10">);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 Geometry: </text:span></text:p>
      <text:list xml:id="list39290106" text:continue-numbering="true" text:style-name="Outline">
        <text:list-item>
          <text:list>
            <text:list-item>
              <text:h text:style-name="Heading_20_2" text:outline-level="2"><text:bookmark-start text:name="__RefHeading___Toc26776_2932636602"/><text:bookmark text:name="Bookmark22"/><text:span text:style-name="T6">Circle Intersection Type</text:span><text:bookmark-end text:name="__RefHeading___Toc2677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Determines the type of intersection of 2 circles.</text:span></text:p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Scott Crosswhite</text:span></text:p>
      <text:p text:style-name="No_20_Spacing"><text:span text:style-name="T7"><text:s text:c="3"/>Date: <text:s text:c="7"/>Oct 24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/>NONE - No intersection</text:span></text:p>
      <text:p text:style-name="No_20_Spacing"><text:span text:style-name="T7"><text:s text:c="11"/>ONE - One intersection (no other common points)</text:span></text:p>
      <text:p text:style-name="No_20_Spacing"><text:span text:style-name="T7"><text:s text:c="11"/>TWO - Two intersections</text:span></text:p>
      <text:p text:style-name="No_20_Spacing"><text:span text:style-name="T7"><text:s text:c="11"/>AEQUALSB - Same circle</text:span></text:p>
      <text:p text:style-name="No_20_Spacing"><text:span text:style-name="T7"><text:s text:c="11"/>AINB, BINA - One circle is in the other</text:span></text:p>
      <text:p text:style-name="No_20_Spacing"><text:span text:style-name="T7"><text:s text:c="11"/>AINB_TANGENT, BINA_TANGENT - As above, with 1 pt tangent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No_20_Spacing"><text:span text:style-name="T5">#include &lt;math.h&gt;</text:span></text:p>
      <text:p text:style-name="P8"/>
      <text:p text:style-name="No_20_Spacing"><text:span text:style-name="T5">#define EPSILON 1e-8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double</text:span><text:span text:style-name="T10"> x,y;</text:span></text:p>
      <text:p text:style-name="No_20_Spacing"><text:span text:style-name="T10">} Point;</text:span></text:p>
      <text:p text:style-name="P12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Point o;</text:span></text:p>
      <text:p text:style-name="No_20_Spacing"><text:span text:style-name="T10"><text:s text:c="2"/></text:span><text:span text:style-name="T11">double</text:span><text:span text:style-name="T10"> r;</text:span></text:p>
      <text:p text:style-name="No_20_Spacing"><text:span text:style-name="T10">} Circle;</text:span></text:p>
      <text:p text:style-name="P12"/>
      <text:p text:style-name="No_20_Spacing"><text:span text:style-name="T11">enum</text:span><text:span text:style-name="T10"> int_t {NONE=</text:span><text:span text:style-name="T16">0</text:span><text:span text:style-name="T10">, ONE, TWO, AEQUALSB, AINB, BINA, </text:span></text:p>
      <text:p text:style-name="No_20_Spacing"><text:span text:style-name="T10"><text:s text:c="12"/>AINB_TANGENT, BINA_TANGENT};</text:span></text:p>
      <text:p text:style-name="P12"/>
      <text:p text:style-name="No_20_Spacing"><text:soft-page-break/><text:span text:style-name="T11">int</text:span><text:span text:style-name="T10"> CIType (Circle A, Circle B) {</text:span></text:p>
      <text:p text:style-name="No_20_Spacing"><text:span text:style-name="T10"><text:s text:c="2"/></text:span><text:span text:style-name="T11">double</text:span><text:span text:style-name="T10"> distance, dx = A.o.x - B.o.x, dy = A.o.y - B.o.y;</text:span></text:p>
      <text:p text:style-name="P12"/>
      <text:p text:style-name="No_20_Spacing"><text:span text:style-name="T10"><text:s text:c="2"/>distance = sqrt(dx*dx + dy*dy);</text:span></text:p>
      <text:p text:style-name="P12"/>
      <text:p text:style-name="No_20_Spacing"><text:span text:style-name="T10"><text:s text:c="2"/></text:span><text:span text:style-name="T11">if</text:span><text:span text:style-name="T10"> (distance &lt; EPSILON &amp;&amp; fabs(A.r-B.r) &lt; EPSILON) </text:span><text:span text:style-name="T11">return</text:span><text:span text:style-name="T10"> AEQUALSB; </text:span></text:p>
      <text:p text:style-name="No_20_Spacing"><text:span text:style-name="T10"><text:s text:c="2"/></text:span><text:span text:style-name="T11">if</text:span><text:span text:style-name="T10"> (fabs(distance - (A.r + B.r)) &lt; EPSILON) </text:span><text:span text:style-name="T11">return</text:span><text:span text:style-name="T10"> ONE; </text:span></text:p>
      <text:p text:style-name="No_20_Spacing"><text:span text:style-name="T10"><text:s text:c="2"/></text:span><text:span text:style-name="T11">if</text:span><text:span text:style-name="T10"> (distance &gt; A.r + B.r) </text:span><text:span text:style-name="T11">return</text:span><text:span text:style-name="T10"> NONE;</text:span></text:p>
      <text:p text:style-name="No_20_Spacing"><text:span text:style-name="T10"><text:s text:c="2"/></text:span><text:span text:style-name="T11">if</text:span><text:span text:style-name="T10"> (distance + A.r &lt;= B.r) {</text:span></text:p>
      <text:p text:style-name="No_20_Spacing"><text:span text:style-name="T10"><text:s text:c="4"/></text:span><text:span text:style-name="T11">if</text:span><text:span text:style-name="T10"> (B.r - (distance+A.r) &lt; EPSILON) </text:span><text:span text:style-name="T11">return</text:span><text:span text:style-name="T10"> AINB_TANGENT;</text:span></text:p>
      <text:p text:style-name="No_20_Spacing"><text:span text:style-name="T10"><text:s text:c="4"/></text:span><text:span text:style-name="T11">return</text:span><text:span text:style-name="T10"> AINB;</text:span></text:p>
      <text:p text:style-name="No_20_Spacing"><text:span text:style-name="T10"><text:s text:c="2"/>} </text:span></text:p>
      <text:p text:style-name="No_20_Spacing"><text:span text:style-name="T10"><text:s text:c="2"/></text:span><text:span text:style-name="T11">if</text:span><text:span text:style-name="T10"> (distance + B.r &lt;= A.r) {</text:span></text:p>
      <text:p text:style-name="No_20_Spacing"><text:span text:style-name="T10"><text:s text:c="4"/></text:span><text:span text:style-name="T11">if</text:span><text:span text:style-name="T10"> (A.r - (distance+B.r) &lt; EPSILON) </text:span><text:span text:style-name="T11">return</text:span><text:span text:style-name="T10"> BINA_TANGENT;</text:span></text:p>
      <text:p text:style-name="No_20_Spacing"><text:span text:style-name="T10"><text:s text:c="4"/></text:span><text:span text:style-name="T11">return</text:span><text:span text:style-name="T10"> BINA; 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TWO;</text:span></text:p>
      <text:p text:style-name="No_20_Spacing"><text:span text:style-name="T10">}</text:span></text:p>
      <text:p text:style-name="P12"/>
      <text:p text:style-name="No_20_Spacing"><text:span text:style-name="T7">/* To test output */</text:span></text:p>
      <text:p text:style-name="No_20_Spacing"><text:span text:style-name="T11">char</text:span><text:span text:style-name="T10"> type_s[</text:span><text:span text:style-name="T16">8</text:span><text:span text:style-name="T10">][</text:span><text:span text:style-name="T16">50</text:span><text:span text:style-name="T10">] = {</text:span><text:span text:style-name="T14">"No intersection"</text:span><text:span text:style-name="T10">, </text:span></text:p>
      <text:p text:style-name="No_20_Spacing"><text:span text:style-name="T10"><text:s text:c="22"/></text:span><text:span text:style-name="T14">"One intersection"</text:span><text:span text:style-name="T10">,</text:span></text:p>
      <text:p text:style-name="No_20_Spacing"><text:span text:style-name="T10"><text:s text:c="22"/></text:span><text:span text:style-name="T14">"Two intersections"</text:span><text:span text:style-name="T10">,</text:span></text:p>
      <text:p text:style-name="No_20_Spacing"><text:span text:style-name="T10"><text:s text:c="22"/></text:span><text:span text:style-name="T14">"Circles match"</text:span><text:span text:style-name="T10">,</text:span></text:p>
      <text:p text:style-name="No_20_Spacing"><text:span text:style-name="T10"><text:s text:c="22"/></text:span><text:span text:style-name="T14">"A is entirely in B"</text:span><text:span text:style-name="T10">,</text:span></text:p>
      <text:p text:style-name="No_20_Spacing"><text:span text:style-name="T10"><text:s text:c="22"/></text:span><text:span text:style-name="T14">"B is entirely in A"</text:span><text:span text:style-name="T10">,</text:span></text:p>
      <text:p text:style-name="No_20_Spacing"><text:span text:style-name="T10"><text:s text:c="22"/></text:span><text:span text:style-name="T14">"A is in B and tangent"</text:span><text:span text:style-name="T10">,</text:span></text:p>
      <text:p text:style-name="No_20_Spacing"><text:span text:style-name="T10"><text:s text:c="22"/></text:span><text:span text:style-name="T14">"B is in A and tangent"</text:span><text:span text:style-name="T10">};</text:span></text:p>
      <text:p text:style-name="P12"/>
      <text:p text:style-name="No_20_Spacing"><text:span text:style-name="T11">int</text:span><text:span text:style-name="T10"> main () {</text:span></text:p>
      <text:p text:style-name="No_20_Spacing"><text:span text:style-name="T10"><text:s text:c="2"/></text:span><text:span text:style-name="T11">int</text:span><text:span text:style-name="T10"> type;</text:span></text:p>
      <text:p text:style-name="No_20_Spacing"><text:span text:style-name="T10"><text:s text:c="2"/>Circle A, B;</text:span></text:p>
      <text:p text:style-name="P12"/>
      <text:p text:style-name="No_20_Spacing"><text:span text:style-name="T10"><text:s text:c="2"/></text:span><text:span text:style-name="T11">while</text:span><text:span text:style-name="T10"> (scanf(</text:span><text:span text:style-name="T14">"%lf %lf %lf %lf %lf %lf"</text:span><text:span text:style-name="T10">, </text:span></text:p>
      <text:p text:style-name="No_20_Spacing"><text:span text:style-name="T10"><text:s text:c="15"/>&amp;A.o.x, &amp;A.o.y, &amp;A.r, &amp;B.o.x, &amp;B.o.y, &amp;B.r) == </text:span><text:span text:style-name="T16">6</text:span><text:span text:style-name="T10">) {</text:span></text:p>
      <text:p text:style-name="P12"/>
      <text:p text:style-name="No_20_Spacing"><text:span text:style-name="T10"><text:s text:c="4"/>type = CIType(A, B);</text:span></text:p>
      <text:p text:style-name="No_20_Spacing"><text:span text:style-name="T10"><text:s text:c="4"/>printf(</text:span><text:span text:style-name="T14">"Type: %s \n"</text:span><text:span text:style-name="T10">, type_s[type]);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-Geometry – </text:span></text:p>
      <text:list xml:id="list39288108" text:continue-numbering="true" text:style-name="Outline">
        <text:list-item>
          <text:list>
            <text:list-item>
              <text:h text:style-name="Heading_20_2" text:outline-level="2"><text:bookmark-start text:name="__RefHeading___Toc26778_2932636602"/><text:bookmark text:name="Bookmark23"/><text:span text:style-name="T6">Infinite Line Intersection</text:span><text:bookmark-end text:name="__RefHeading___Toc2677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oft-page-break/><text:span text:style-name="T7"><text:s text:c="3"/>Description: Given two infinite lines specified by two points,</text:span></text:p>
      <text:p text:style-name="No_20_Spacing"><text:span text:style-name="T7"><text:s text:c="16"/>determines whether they intersect at one point,</text:span></text:p>
      <text:p text:style-name="No_20_Spacing"><text:span text:style-name="T7"><text:s text:c="16"/>infinitely many points, or no points. <text:s/>In the first </text:span></text:p>
      <text:p text:style-name="No_20_Spacing"><text:span text:style-name="T7"><text:s text:c="16"/>case, the point of intersection is also returned.</text:span></text:p>
      <text:p text:style-name="No_20_Spacing"><text:span text:style-name="T7"><text:s text:c="16"/>The points of a line must be different (otherwise,</text:span></text:p>
      <text:p text:style-name="No_20_Spacing"><text:span text:style-name="T7"><text:s text:c="16"/>the line is not define).</text:span></text:p>
      <text:p text:style-name="No_20_Spacing"><text:span text:style-name="T7"><text:s text:c="3"/></text:span></text:p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Howard Cheng</text:span></text:p>
      <text:p text:style-name="No_20_Spacing"><text:span text:style-name="T7"><text:s text:c="3"/>Date: <text:s text:c="7"/>Nov 01, 2003</text:span></text:p>
      <text:p text:style-name="No_20_Spacing"><text:span text:style-name="T7"><text:s text:c="3"/>References: <text:s/>www.exaflop.org/docs/cgafaq/cga1.html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- returns 1 if intersect at a point</text:span></text:p>
      <text:p text:style-name="No_20_Spacing"><text:span text:style-name="T7"><text:s text:c="16"/>- returns 0 if no intersection</text:span></text:p>
      <text:p text:style-name="No_20_Spacing"><text:span text:style-name="T7"><text:s text:c="16"/>- returns -1 if lines coincide</text:span></text:p>
      <text:p text:style-name="No_20_Spacing"><text:span text:style-name="T7">*/</text:span></text:p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5">#define EPS 1e-8</text:span></text:p>
      <text:p text:style-name="P8"/>
      <text:p text:style-name="No_20_Spacing"><text:span text:style-name="T11">int</text:span><text:span text:style-name="T10"> isect_iline(Point a, Point b, Point c, Point d, Point *p){</text:span></text:p>
      <text:p text:style-name="No_20_Spacing"><text:span text:style-name="T10"><text:s text:c="2"/></text:span><text:span text:style-name="T12">double</text:span><text:span text:style-name="T9"> r, denom, num1;</text:span></text:p>
      <text:p text:style-name="P11"/>
      <text:p text:style-name="No_20_Spacing"><text:span text:style-name="T9"><text:s text:c="2"/>num1 <text:s/>= (a.y - c.y) * (d.x - c.x) - (a.x - c.x) * (d.y - c.y);</text:span></text:p>
      <text:p text:style-name="No_20_Spacing"><text:span text:style-name="T9"><text:s text:c="2"/>denom = (b.x - a.x) * (d.y - c.y) - (b.y - a.y) * (d.x - c.x);</text:span></text:p>
      <text:p text:style-name="P11"/>
      <text:p text:style-name="No_20_Spacing"><text:span text:style-name="T9"><text:s text:c="2"/></text:span><text:span text:style-name="T12">if</text:span><text:span text:style-name="T9"> (fabs(denom) &gt;= EPS) {</text:span></text:p>
      <text:p text:style-name="No_20_Spacing"><text:span text:style-name="T9"><text:s text:c="4"/>r = num1 / denom;</text:span></text:p>
      <text:p text:style-name="No_20_Spacing"><text:span text:style-name="T9"><text:s text:c="4"/>p-&gt;x = a.x + r*(b.x - a.x);</text:span></text:p>
      <text:p text:style-name="No_20_Spacing"><text:span text:style-name="T9"><text:s text:c="4"/>p-&gt;y = a.y + r*(b.y - a.y);</text:span></text:p>
      <text:p text:style-name="No_20_Spacing"><text:span text:style-name="T9"><text:s text:c="4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2"/>} </text:span></text:p>
      <text:p text:style-name="No_20_Spacing"><text:span text:style-name="T10"><text:s text:c="2"/></text:span><text:span text:style-name="T11">if</text:span><text:span text:style-name="T10"> (fabs(num1) &gt;= EPS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2"/>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Point a, b, c, d, p; </text:span><text:span text:style-name="T11">int</text:span><text:span text:style-name="T10"> res;</text:span></text:p>
      <text:p text:style-name="P12"/>
      <text:p text:style-name="No_20_Spacing"><text:span text:style-name="T10"><text:s text:c="2"/></text:span><text:span text:style-name="T11">while</text:span><text:span text:style-name="T10"> (scanf(</text:span><text:span text:style-name="T14">"%lf %lf %lf %lf %lf %lf %lf %lf"</text:span><text:span text:style-name="T10">,</text:span></text:p>
      <text:p text:style-name="No_20_Spacing"><text:span text:style-name="T10"><text:s text:c="9"/>&amp;a.x, &amp;a.y, &amp;b.x, &amp;b.y, &amp;c.x, &amp;c.y, &amp;d.x, &amp;d.y) == </text:span><text:span text:style-name="T16">8</text:span><text:span text:style-name="T10">) {</text:span></text:p>
      <text:p text:style-name="No_20_Spacing"><text:span text:style-name="T10"><text:s text:c="4"/>res = isect_iline(a, b, c, d, &amp;p);</text:span></text:p>
      <text:p text:style-name="No_20_Spacing"><text:span text:style-name="T10"><text:s text:c="4"/></text:span><text:span text:style-name="T11">if</text:span><text:span text:style-name="T10"> (res == </text:span><text:span text:style-name="T16">1</text:span><text:span text:style-name="T10">) {</text:span></text:p>
      <text:p text:style-name="No_20_Spacing"><text:span text:style-name="T10"><text:s text:c="6"/>printf(</text:span><text:span text:style-name="T14">"Intersect at (%0.2f, %0.2f)\n"</text:span><text:span text:style-name="T10">, p.x, p.y);</text:span></text:p>
      <text:p text:style-name="No_20_Spacing"><text:soft-page-break/><text:span text:style-name="T10"><text:s text:c="4"/>} </text:span><text:span text:style-name="T11">else</text:span><text:span text:style-name="T10"> </text:span><text:span text:style-name="T11">if</text:span><text:span text:style-name="T10"> (res == </text:span><text:span text:style-name="T16">0</text:span><text:span text:style-name="T10">) {</text:span></text:p>
      <text:p text:style-name="No_20_Spacing"><text:span text:style-name="T10"><text:s text:c="6"/>printf(</text:span><text:span text:style-name="T14">"Don't intersect\n"</text:span><text:span text:style-name="T10">);</text:span></text:p>
      <text:p text:style-name="No_20_Spacing"><text:span text:style-name="T10"><text:s text:c="4"/>} </text:span><text:span text:style-name="T11">else</text:span><text:span text:style-name="T10"> {</text:span></text:p>
      <text:p text:style-name="No_20_Spacing"><text:span text:style-name="T10"><text:s text:c="6"/>printf(</text:span><text:span text:style-name="T14">"Infinite number of intersections\n"</text:span><text:span text:style-name="T10">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 Geometry: </text:span></text:p>
      <text:list xml:id="list39268797" text:continue-numbering="true" text:style-name="Outline">
        <text:list-item>
          <text:list>
            <text:list-item>
              <text:h text:style-name="Heading_20_2" text:outline-level="2"><text:bookmark-start text:name="__RefHeading___Toc26780_2932636602"/><text:bookmark text:name="Bookmark24"/><text:span text:style-name="T6">Line Segment Intersection</text:span><text:bookmark-end text:name="__RefHeading___Toc26780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two line segments specified by endpoints,</text:span></text:p>
      <text:p text:style-name="No_20_Spacing"><text:span text:style-name="T7"><text:s text:c="16"/>determine whether they intersect at one point, </text:span></text:p>
      <text:p text:style-name="No_20_Spacing"><text:span text:style-name="T7"><text:s text:c="16"/>infinitely many points, or no points. <text:s/>In the first</text:span></text:p>
      <text:p text:style-name="No_20_Spacing"><text:span text:style-name="T7"><text:s text:c="16"/>case, the point of intersection is also returned.</text:span></text:p>
      <text:p text:style-name="P9"/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Howard Cheng</text:span></text:p>
      <text:p text:style-name="No_20_Spacing"><text:span text:style-name="T7"><text:s text:c="3"/>Date: <text:s text:c="7"/>Nov 1, 2003</text:span></text:p>
      <text:p text:style-name="No_20_Spacing"><text:span text:style-name="T7"><text:s text:c="3"/>References: <text:s/>www.exaflop.org/docs/cgafaq/cga1.html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- The endpoints of a line must be different.</text:span></text:p>
      <text:p text:style-name="No_20_Spacing"><text:span text:style-name="T7"><text:s text:c="16"/>- Returns 1 if segments intersect at a point, </text:span></text:p>
      <text:p text:style-name="No_20_Spacing"><text:span text:style-name="T7"><text:s text:c="26"/>0 if line segments don't intersect</text:span></text:p>
      <text:p text:style-name="No_20_Spacing"><text:span text:style-name="T7"><text:s text:c="25"/>-1 if the lines coincide 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No_20_Spacing"><text:span text:style-name="T5">#include &lt;math.h&gt;</text:span></text:p>
      <text:p text:style-name="P8"/>
      <text:p text:style-name="No_20_Spacing"><text:span text:style-name="T5">#define EPS 1E-8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P12"/>
      <text:p text:style-name="No_20_Spacing"><text:span text:style-name="T11">int</text:span><text:span text:style-name="T10"> intersect_line(Point a, Point b, Point c, Point d, Point *p){</text:span></text:p>
      <text:p text:style-name="No_20_Spacing"><text:span text:style-name="T10"><text:s text:c="2"/></text:span><text:span text:style-name="T9">Point t; </text:span><text:span text:style-name="T12">double</text:span><text:span text:style-name="T9"> r, s, denom, num1, num2;</text:span></text:p>
      <text:p text:style-name="P11"/>
      <text:p text:style-name="No_20_Spacing"><text:span text:style-name="T9"><text:s text:c="2"/>num1 <text:s/>= (a.y - c.y)*(d.x - c.x) - (a.x - c.x)*(d.y - c.y);</text:span></text:p>
      <text:p text:style-name="No_20_Spacing"><text:span text:style-name="T9"><text:s text:c="2"/>num2 <text:s/>= (a.y - c.y)*(b.x - a.x) - (a.x - c.x)*(b.y - a.y);</text:span></text:p>
      <text:p text:style-name="No_20_Spacing"><text:soft-page-break/><text:span text:style-name="T9"><text:s text:c="2"/>denom = (b.x - a.x)*(d.y - c.y) - (b.y - a.y)*(d.x - c.x);</text:span></text:p>
      <text:p text:style-name="P11"/>
      <text:p text:style-name="No_20_Spacing"><text:span text:style-name="T9"><text:s text:c="2"/></text:span><text:span text:style-name="T12">if</text:span><text:span text:style-name="T9"> (fabs(denom) &gt;= EPS) {</text:span></text:p>
      <text:p text:style-name="No_20_Spacing"><text:span text:style-name="T9"><text:s text:c="4"/>r = num1 / denom;</text:span></text:p>
      <text:p text:style-name="No_20_Spacing"><text:span text:style-name="T9"><text:s text:c="4"/>s = num2 / denom;</text:span></text:p>
      <text:p text:style-name="No_20_Spacing"><text:span text:style-name="T9"><text:s text:c="4"/></text:span><text:span text:style-name="T12">if</text:span><text:span text:style-name="T9"> (</text:span><text:span text:style-name="T15">0</text:span><text:span text:style-name="T9">-EPS &lt;= r &amp;&amp; r &lt;= </text:span><text:span text:style-name="T15">1</text:span><text:span text:style-name="T9">+EPS &amp;&amp; </text:span></text:p>
      <text:p text:style-name="No_20_Spacing"><text:span text:style-name="T9"><text:s text:c="8"/></text:span><text:span text:style-name="T15">0</text:span><text:span text:style-name="T9">-EPS &lt;= s &amp;&amp; s &lt;= </text:span><text:span text:style-name="T15">1</text:span><text:span text:style-name="T9">+EPS) {</text:span></text:p>
      <text:p text:style-name="No_20_Spacing"><text:span text:style-name="T9"><text:s text:c="6"/>p-&gt;x = a.x + r*(b.x - a.x);</text:span></text:p>
      <text:p text:style-name="No_20_Spacing"><text:span text:style-name="T9"><text:s text:c="6"/>p-&gt;y = a.y + r*(b.y - a.y);</text:span></text:p>
      <text:p text:style-name="No_20_Spacing"><text:span text:style-name="T9"><text:s text:c="6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4"/>}</text:span></text:p>
      <text:p text:style-name="No_20_Spacing"><text:span text:style-name="T10"><text:s text:c="4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if</text:span><text:span text:style-name="T10"> (fabs(num1) &gt;= EPS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2"/></text:span><text:span text:style-name="T11">if</text:span><text:span text:style-name="T10"> (a.x &gt; b.x || (a.x == b.x &amp;&amp; a.y &gt; b.y)) { t = a; a = b; b = t; }</text:span></text:p>
      <text:p text:style-name="No_20_Spacing"><text:span text:style-name="T10"><text:s text:c="2"/></text:span><text:span text:style-name="T11">if</text:span><text:span text:style-name="T10"> (c.x &gt; d.x || (c.x == d.x &amp;&amp; c.y &gt; d.y)) { t = c; c = d; d = t; }</text:span></text:p>
      <text:p text:style-name="No_20_Spacing"><text:span text:style-name="T10"><text:s text:c="2"/></text:span><text:span text:style-name="T11">if</text:span><text:span text:style-name="T10"> (a.x == b.x) {</text:span></text:p>
      <text:p text:style-name="No_20_Spacing"><text:span text:style-name="T10"><text:s text:c="4"/></text:span><text:span text:style-name="T11">if</text:span><text:span text:style-name="T10"> (b.y == c.y) {</text:span></text:p>
      <text:p text:style-name="No_20_Spacing"><text:span text:style-name="T10"><text:s text:c="6"/>*p = b; </text:span><text:span text:style-name="T11">return</text:span><text:span text:style-name="T10"> </text:span><text:span text:style-name="T16">1</text:span><text:span text:style-name="T10">; </text:span></text:p>
      <text:p text:style-name="No_20_Spacing"><text:span text:style-name="T10"><text:s text:c="4"/>} </text:span><text:span text:style-name="T11">else</text:span><text:span text:style-name="T10"> </text:span><text:span text:style-name="T11">if</text:span><text:span text:style-name="T10"> (a.y == d.y) {</text:span></text:p>
      <text:p text:style-name="No_20_Spacing"><text:span text:style-name="T10"><text:s text:c="6"/>*p = a; 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4"/>} </text:span><text:span text:style-name="T11">else</text:span><text:span text:style-name="T10"> </text:span><text:span text:style-name="T11">if</text:span><text:span text:style-name="T10"> (b.y &lt; c.y || d.y &lt; a.y)</text:span></text:p>
      <text:p text:style-name="No_20_Spacing"><text:span text:style-name="T10"><text:s text:c="6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2"/>} </text:span><text:span text:style-name="T11">else</text:span><text:span text:style-name="T10"> {</text:span></text:p>
      <text:p text:style-name="No_20_Spacing"><text:span text:style-name="T10"><text:s text:c="4"/></text:span><text:span text:style-name="T11">if</text:span><text:span text:style-name="T10"> (b.x == c.x) {</text:span></text:p>
      <text:p text:style-name="No_20_Spacing"><text:span text:style-name="T10"><text:s text:c="6"/>*p = b; 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4"/>} </text:span><text:span text:style-name="T11">else</text:span><text:span text:style-name="T10"> </text:span><text:span text:style-name="T11">if</text:span><text:span text:style-name="T10"> (a.x == d.x) {</text:span></text:p>
      <text:p text:style-name="No_20_Spacing"><text:span text:style-name="T10"><text:s text:c="6"/>*p = a; 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4"/>} </text:span><text:span text:style-name="T11">else</text:span><text:span text:style-name="T10"> </text:span><text:span text:style-name="T11">if</text:span><text:span text:style-name="T10"> (b.x &lt; c.x || d.x &lt; a.x) </text:span></text:p>
      <text:p text:style-name="No_20_Spacing"><text:span text:style-name="T10"><text:s text:c="6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Point a, b, c, d, p; </text:span><text:span text:style-name="T11">int</text:span><text:span text:style-name="T10"> res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 (scanf(</text:span><text:span text:style-name="T14">"%lf %lf %lf %lf %lf %lf %lf %lf"</text:span><text:span text:style-name="T10">,</text:span></text:p>
      <text:p text:style-name="No_20_Spacing"><text:span text:style-name="T10"><text:s text:c="7"/>&amp;a.x, &amp;a.y, &amp;b.x, &amp;b.y, &amp;c.x, &amp;c.y, &amp;d.x, &amp;d.y) == </text:span><text:span text:style-name="T16">8</text:span><text:span text:style-name="T10">) {</text:span></text:p>
      <text:p text:style-name="No_20_Spacing"><text:span text:style-name="T10"><text:s text:c="4"/>res = intersect_line(a, b, c, d, &amp;p);</text:span></text:p>
      <text:p text:style-name="No_20_Spacing"><text:span text:style-name="T10"><text:s text:c="4"/></text:span><text:span text:style-name="T11">if</text:span><text:span text:style-name="T10"> (res == </text:span><text:span text:style-name="T16">1</text:span><text:span text:style-name="T10">) {</text:span></text:p>
      <text:p text:style-name="No_20_Spacing"><text:span text:style-name="T10"><text:s text:c="6"/>printf(</text:span><text:span text:style-name="T14">"Intersect at (%0.2f, %0.2f)\n"</text:span><text:span text:style-name="T10">, p.x, p.y);</text:span></text:p>
      <text:p text:style-name="No_20_Spacing"><text:span text:style-name="T10"><text:s text:c="4"/>} </text:span><text:span text:style-name="T11">else</text:span><text:span text:style-name="T10"> </text:span><text:span text:style-name="T11">if</text:span><text:span text:style-name="T10"> (res == </text:span><text:span text:style-name="T16">0</text:span><text:span text:style-name="T10">) {</text:span></text:p>
      <text:p text:style-name="No_20_Spacing"><text:span text:style-name="T10"><text:s text:c="6"/>printf(</text:span><text:span text:style-name="T14">"Don't intersect\n"</text:span><text:span text:style-name="T10">);</text:span></text:p>
      <text:p text:style-name="No_20_Spacing"><text:span text:style-name="T10"><text:s text:c="4"/>} </text:span><text:span text:style-name="T11">else</text:span><text:span text:style-name="T10"> {</text:span></text:p>
      <text:p text:style-name="No_20_Spacing"><text:span text:style-name="T10"><text:s text:c="6"/>printf(</text:span><text:span text:style-name="T14">"Infinite number of intersections\n"</text:span><text:span text:style-name="T10">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><text:soft-page-break/></text:p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-D Geometry: </text:span></text:p>
      <text:list xml:id="list39269552" text:continue-numbering="true" text:style-name="Outline">
        <text:list-item>
          <text:list>
            <text:list-item>
              <text:h text:style-name="Heading_20_2" text:outline-level="2"><text:bookmark-start text:name="__RefHeading___Toc26782_2932636602"/><text:bookmark text:name="Bookmark25"/><text:span text:style-name="T6">Area of intersection between two general polygons</text:span><text:bookmark-end text:name="__RefHeading___Toc2678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Takes in two general simple polygons</text:span></text:p>
      <text:p text:style-name="No_20_Spacing"><text:span text:style-name="T7"><text:s text:c="16"/>(not necessarily convex) and computes the area of</text:span></text:p>
      <text:p text:style-name="No_20_Spacing"><text:span text:style-name="T7"><text:s text:c="16"/>their intersection.</text:span></text:p>
      <text:p text:style-name="No_20_Spacing"><text:span text:style-name="T7"><text:s text:c="3"/></text:span></text:p>
      <text:p text:style-name="No_20_Spacing"><text:span text:style-name="T7"><text:s text:c="3"/>Complexity: <text:s/>O(n^2) worst case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Jason Klaus</text:span></text:p>
      <text:p text:style-name="No_20_Spacing"><text:span text:style-name="T7"><text:s text:c="3"/>Date: <text:s text:c="7"/>November 3, 2003</text:span></text:p>
      <text:p text:style-name="No_20_Spacing"><text:span text:style-name="T7"><text:s text:c="3"/>References: <text:s/>www.cg.tuwien.ac.at/~theussl/papers/polygons.ps.gz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Simplified the documented triangulation algorithm</text:span></text:p>
      <text:p text:style-name="No_20_Spacing"><text:span text:style-name="T7"><text:s text:c="16"/>somewhat so it is not as long but a constant time</text:span></text:p>
      <text:p text:style-name="No_20_Spacing"><text:span text:style-name="T7"><text:s text:c="16"/>slower.</text:span></text:p>
      <text:p text:style-name="No_20_Spacing"><text:span text:style-name="T7">*/</text:span></text:p>
      <text:p text:style-name="P9"/>
      <text:p text:style-name="No_20_Spacing"><text:span text:style-name="T5">#include &lt;cstdio&gt;</text:span></text:p>
      <text:p text:style-name="No_20_Spacing"><text:span text:style-name="T5">#include &lt;list&gt;</text:span></text:p>
      <text:p text:style-name="No_20_Spacing"><text:span text:style-name="T5">#include &lt;vector&gt;</text:span></text:p>
      <text:p text:style-name="No_20_Spacing"><text:span text:style-name="T5">#include &lt;algorithm&gt;</text:span></text:p>
      <text:p text:style-name="P8"/>
      <text:p text:style-name="No_20_Spacing"><text:span text:style-name="T11">using</text:span><text:span text:style-name="T10"> </text:span><text:span text:style-name="T11">namespace</text:span><text:span text:style-name="T10"> std;</text:span></text:p>
      <text:p text:style-name="P12"/>
      <text:p text:style-name="No_20_Spacing"><text:span text:style-name="T5">#define EPS 1e-8</text:span></text:p>
      <text:p text:style-name="P8"/>
      <text:p text:style-name="No_20_Spacing"><text:span text:style-name="T7">// 1 for clockwise ordering of points, -1 for counter-clockwise</text:span></text:p>
      <text:p text:style-name="No_20_Spacing"><text:span text:style-name="T5">#define ORDER 1</text:span></text:p>
      <text:p text:style-name="P8"/>
      <text:p text:style-name="No_20_Spacing"><text:span text:style-name="T11">struct</text:span><text:span text:style-name="T10"> Point {</text:span></text:p>
      <text:p text:style-name="No_20_Spacing"><text:span text:style-name="T10"><text:s text:c="2"/></text:span><text:span text:style-name="T11">double</text:span><text:span text:style-name="T10"> x, y;</text:span></text:p>
      <text:p text:style-name="P12"/>
      <text:p text:style-name="No_20_Spacing"><text:span text:style-name="T10"><text:s text:c="2"/></text:span><text:span text:style-name="T11">bool</text:span><text:span text:style-name="T10"> </text:span><text:span text:style-name="T11">operator</text:span><text:span text:style-name="T10"> &lt; (</text:span><text:span text:style-name="T11">const</text:span><text:span text:style-name="T10"> Point &amp;p) </text:span><text:span text:style-name="T11">const</text:span><text:span text:style-name="T10"> {</text:span></text:p>
      <text:p text:style-name="No_20_Spacing"><text:span text:style-name="T10"><text:s text:c="4"/></text:span><text:span text:style-name="T11">return</text:span><text:span text:style-name="T10"> (y + EPS &lt; p.y) || ((y - EPS &lt; p.y) &amp;&amp; (x + EPS &lt; p.x));</text:span></text:p>
      <text:p text:style-name="No_20_Spacing"><text:span text:style-name="T10"><text:s text:c="2"/>} </text:span></text:p>
      <text:p text:style-name="No_20_Spacing"><text:span text:style-name="T10"><text:s text:c="2"/></text:span><text:span text:style-name="T11">bool</text:span><text:span text:style-name="T10"> </text:span><text:span text:style-name="T11">operator</text:span><text:span text:style-name="T10"> == (</text:span><text:span text:style-name="T11">const</text:span><text:span text:style-name="T10"> Point &amp;p) </text:span><text:span text:style-name="T11">const</text:span><text:span text:style-name="T10"> {</text:span></text:p>
      <text:p text:style-name="No_20_Spacing"><text:span text:style-name="T10"><text:s text:c="4"/></text:span><text:span text:style-name="T11">return</text:span><text:span text:style-name="T10"> !(*</text:span><text:span text:style-name="T11">this</text:span><text:span text:style-name="T10"> &lt; p) &amp;&amp; !(p &lt; *</text:span><text:span text:style-name="T11">this</text:span><text:span text:style-name="T10">);</text:span></text:p>
      <text:p text:style-name="No_20_Spacing"><text:span text:style-name="T10"><text:s text:c="2"/>} </text:span></text:p>
      <text:p text:style-name="No_20_Spacing"><text:span text:style-name="T10">};</text:span></text:p>
      <text:p text:style-name="P12"/>
      <text:p text:style-name="No_20_Spacing"><text:span text:style-name="T11">struct</text:span><text:span text:style-name="T10"> Triangle {</text:span></text:p>
      <text:p text:style-name="No_20_Spacing"><text:span text:style-name="T10"><text:s text:c="2"/>Point p[</text:span><text:span text:style-name="T16">3</text:span><text:span text:style-name="T10">];</text:span></text:p>
      <text:p text:style-name="No_20_Spacing"><text:span text:style-name="T10">};</text:span></text:p>
      <text:p text:style-name="P12"/>
      <text:p text:style-name="No_20_Spacing"><text:soft-page-break/><text:span text:style-name="T7">//2D cross product of vectors a-&gt;b, c-&gt;d</text:span></text:p>
      <text:p text:style-name="No_20_Spacing"><text:span text:style-name="T11">inline</text:span><text:span text:style-name="T10"> </text:span><text:span text:style-name="T11">double</text:span><text:span text:style-name="T10"> cross(</text:span><text:span text:style-name="T11">const</text:span><text:span text:style-name="T10"> Point &amp;a, </text:span><text:span text:style-name="T11">const</text:span><text:span text:style-name="T10"> Point &amp;b,</text:span></text:p>
      <text:p text:style-name="No_20_Spacing"><text:span text:style-name="T10"><text:s text:c="20"/></text:span><text:span text:style-name="T11">const</text:span><text:span text:style-name="T10"> Point &amp;c, </text:span><text:span text:style-name="T11">const</text:span><text:span text:style-name="T10"> Point &amp;d){</text:span></text:p>
      <text:p text:style-name="No_20_Spacing"><text:span text:style-name="T10"><text:s text:c="2"/></text:span><text:span text:style-name="T11">return</text:span><text:span text:style-name="T10"> ((b.x - a.x)*(d.y - c.y) - (d.x - c.x)*(b.y - a.y));</text:span></text:p>
      <text:p text:style-name="No_20_Spacing"><text:span text:style-name="T10">}</text:span></text:p>
      <text:p text:style-name="P12"/>
      <text:p text:style-name="No_20_Spacing"><text:span text:style-name="T7">// This function classifies p as either being "left of" [-1],</text:span></text:p>
      <text:p text:style-name="No_20_Spacing"><text:span text:style-name="T7">// "right of" [+1] or "on" [0] the line a -&gt; b.</text:span></text:p>
      <text:p text:style-name="P9"/>
      <text:p text:style-name="No_20_Spacing"><text:span text:style-name="T11">int</text:span><text:span text:style-name="T10"> leftRight(</text:span><text:span text:style-name="T11">const</text:span><text:span text:style-name="T10"> Point &amp;a, </text:span><text:span text:style-name="T11">const</text:span><text:span text:style-name="T10"> Point &amp;b, </text:span><text:span text:style-name="T11">const</text:span><text:span text:style-name="T10"> Point &amp;p){</text:span></text:p>
      <text:p text:style-name="No_20_Spacing"><text:span text:style-name="T10"><text:s text:c="2"/></text:span><text:span text:style-name="T11">double</text:span><text:span text:style-name="T10"> res = cross(a, b, a, p);</text:span></text:p>
      <text:p text:style-name="P12"/>
      <text:p text:style-name="No_20_Spacing"><text:span text:style-name="T10"><text:s text:c="2"/></text:span><text:span text:style-name="T11">if</text:span><text:span text:style-name="T10"> (res &gt; EPS) </text:span></text:p>
      <text:p text:style-name="No_20_Spacing"><text:span text:style-name="T10"><text:s text:c="4"/>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<text:s text:c="2"/></text:span><text:span text:style-name="T11">else</text:span><text:span text:style-name="T10"> </text:span><text:span text:style-name="T11">if</text:span><text:span text:style-name="T10"> (res &lt; -EPS)</text:span></text:p>
      <text:p text:style-name="No_20_Spacing"><text:span text:style-name="T10"><text:s text:c="4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7">// This function returns non-zero if point b in the sequence a-&gt;b-&gt;c</text:span></text:p>
      <text:p text:style-name="No_20_Spacing"><text:span text:style-name="T7">// is a concave point or zero if it is convex.</text:span></text:p>
      <text:p text:style-name="No_20_Spacing"><text:span text:style-name="T7">// (If inside angle &gt;= 180 deg, concave, otherwise convex)</text:span></text:p>
      <text:p text:style-name="P9"/>
      <text:p text:style-name="No_20_Spacing"><text:span text:style-name="T11">int</text:span><text:span text:style-name="T10"> isConcave(Point &amp;a, Point &amp;b, Point &amp;c){</text:span></text:p>
      <text:p text:style-name="No_20_Spacing"><text:span text:style-name="T10"><text:s text:c="2"/></text:span><text:span text:style-name="T11">return</text:span><text:span text:style-name="T10"> (ORDER*leftRight(a, b, c) &lt;= </text:span><text:span text:style-name="T16">0</text:span><text:span text:style-name="T10">);</text:span></text:p>
      <text:p text:style-name="No_20_Spacing"><text:span text:style-name="T10">}</text:span></text:p>
      <text:p text:style-name="P12"/>
      <text:p text:style-name="No_20_Spacing"><text:span text:style-name="T7">// This function returns non-zero if point p is located on or</text:span></text:p>
      <text:p text:style-name="No_20_Spacing"><text:span text:style-name="T7">// inside the triangle &lt;a b c&gt;.</text:span></text:p>
      <text:p text:style-name="P9"/>
      <text:p text:style-name="No_20_Spacing"><text:span text:style-name="T11">int</text:span><text:span text:style-name="T10"> isInsideTriangle(Point &amp;a, Point &amp;b, Point &amp;c, Point &amp;p){</text:span></text:p>
      <text:p text:style-name="No_20_Spacing"><text:span text:style-name="T10"><text:s text:c="2"/></text:span><text:span text:style-name="T11">int</text:span><text:span text:style-name="T10"> r1 = leftRight(a, b, p);</text:span></text:p>
      <text:p text:style-name="No_20_Spacing"><text:span text:style-name="T10"><text:s text:c="2"/></text:span><text:span text:style-name="T11">int</text:span><text:span text:style-name="T10"> r2 = leftRight(b, c, p);</text:span></text:p>
      <text:p text:style-name="No_20_Spacing"><text:span text:style-name="T10"><text:s text:c="2"/></text:span><text:span text:style-name="T11">int</text:span><text:span text:style-name="T10"> r3 = leftRight(c, a, p);</text:span></text:p>
      <text:p text:style-name="No_20_Spacing"><text:span text:style-name="T10"><text:s text:c="2"/></text:span><text:span text:style-name="T11">return</text:span><text:span text:style-name="T10"> ((ORDER*r1 &gt;= </text:span><text:span text:style-name="T16">0</text:span><text:span text:style-name="T10">) &amp;&amp; (ORDER*r2 &gt;= </text:span><text:span text:style-name="T16">0</text:span><text:span text:style-name="T10">) &amp;&amp; (ORDER*r3 &gt;= </text:span><text:span text:style-name="T16">0</text:span><text:span text:style-name="T10">));</text:span></text:p>
      <text:p text:style-name="No_20_Spacing"><text:span text:style-name="T10">}</text:span></text:p>
      <text:p text:style-name="P12"/>
      <text:p text:style-name="No_20_Spacing"><text:span text:style-name="T7">// Takes in a list of n ordered points forming the polygon P, and</text:span></text:p>
      <text:p text:style-name="No_20_Spacing"><text:span text:style-name="T7">// a vector of n-2 triangles in T. <text:s/>P is modified during the</text:span></text:p>
      <text:p text:style-name="No_20_Spacing"><text:span text:style-name="T7">// triangulation. (n &gt;= 3)</text:span></text:p>
      <text:p text:style-name="P9"/>
      <text:p text:style-name="No_20_Spacing"><text:span text:style-name="T11">void</text:span><text:span text:style-name="T10"> triangulate(list&lt;Point&gt; &amp;P, vector&lt;Triangle&gt; &amp;T){</text:span></text:p>
      <text:p text:style-name="No_20_Spacing"><text:span text:style-name="T10"><text:s text:c="2"/>list&lt;Point&gt;::iterator a, b, c, q;</text:span></text:p>
      <text:p text:style-name="No_20_Spacing"><text:span text:style-name="T10"><text:s text:c="2"/>Triangle t;</text:span></text:p>
      <text:p text:style-name="P12"/>
      <text:p text:style-name="No_20_Spacing"><text:span text:style-name="T10"><text:s text:c="2"/>T.clear();</text:span></text:p>
      <text:p text:style-name="No_20_Spacing"><text:span text:style-name="T10"><text:s text:c="2"/></text:span><text:span text:style-name="T11">if</text:span><text:span text:style-name="T10"> (P.size() &lt; </text:span><text:span text:style-name="T16">3</text:span><text:span text:style-name="T10">) </text:span><text:span text:style-name="T11">return</text:span><text:span text:style-name="T10">;</text:span></text:p>
      <text:p text:style-name="P12"/>
      <text:p text:style-name="No_20_Spacing"><text:span text:style-name="T10"><text:s text:c="2"/></text:span><text:span text:style-name="T11">for</text:span><text:span text:style-name="T10"> (a=b=P.begin(), c=++b, ++c; c != P.end(); a=b, c=++b, ++c) {</text:span></text:p>
      <text:p text:style-name="No_20_Spacing"><text:span text:style-name="T10"><text:s text:c="4"/></text:span><text:span text:style-name="T11">if</text:span><text:span text:style-name="T10"> (!isConcave(*a, *b, *c)) {</text:span></text:p>
      <text:p text:style-name="No_20_Spacing"><text:span text:style-name="T10"><text:s text:c="6"/></text:span><text:span text:style-name="T11">for</text:span><text:span text:style-name="T10"> (q = P.begin(); q != P.end(); q++) {</text:span></text:p>
      <text:p text:style-name="No_20_Spacing"><text:soft-page-break/><text:span text:style-name="T10"><text:s text:c="8"/></text:span><text:span text:style-name="T11">if</text:span><text:span text:style-name="T10"> (q == a) {</text:span></text:p>
      <text:p text:style-name="No_20_Spacing"><text:span text:style-name="T10"><text:s text:c="10"/>++q;</text:span></text:p>
      <text:p text:style-name="No_20_Spacing"><text:span text:style-name="T10"><text:s text:c="10"/>++q;</text:span></text:p>
      <text:p text:style-name="No_20_Spacing"><text:span text:style-name="T10"><text:s text:c="10"/></text:span><text:span text:style-name="T11">continue</text:span><text:span text:style-name="T10">;</text:span></text:p>
      <text:p text:style-name="No_20_Spacing"><text:span text:style-name="T10"><text:s text:c="8"/>}</text:span></text:p>
      <text:p text:style-name="No_20_Spacing"><text:span text:style-name="T10"><text:s text:c="8"/></text:span><text:span text:style-name="T11">if</text:span><text:span text:style-name="T10"> (isInsideTriangle(*a, *b, *c, *q)) </text:span><text:span text:style-name="T11">break</text:span><text:span text:style-name="T10">;</text:span></text:p>
      <text:p text:style-name="No_20_Spacing"><text:span text:style-name="T10"><text:s text:c="6"/>}</text:span></text:p>
      <text:p text:style-name="No_20_Spacing"><text:span text:style-name="T10"><text:s text:c="6"/></text:span><text:span text:style-name="T11">if</text:span><text:span text:style-name="T10"> (q == P.end()) {</text:span></text:p>
      <text:p text:style-name="No_20_Spacing"><text:span text:style-name="T10"><text:s text:c="8"/>t.p[</text:span><text:span text:style-name="T16">0</text:span><text:span text:style-name="T10">] = *a;</text:span></text:p>
      <text:p text:style-name="No_20_Spacing"><text:span text:style-name="T10"><text:s text:c="8"/>t.p[</text:span><text:span text:style-name="T16">1</text:span><text:span text:style-name="T10">] = *b;</text:span></text:p>
      <text:p text:style-name="No_20_Spacing"><text:span text:style-name="T10"><text:s text:c="8"/>t.p[</text:span><text:span text:style-name="T16">2</text:span><text:span text:style-name="T10">] = *c;</text:span></text:p>
      <text:p text:style-name="No_20_Spacing"><text:span text:style-name="T10"><text:s text:c="8"/>T.push_back(t);</text:span></text:p>
      <text:p text:style-name="No_20_Spacing"><text:span text:style-name="T10"><text:s text:c="8"/></text:span></text:p>
      <text:p text:style-name="No_20_Spacing"><text:span text:style-name="T10"><text:s text:c="8"/>P.erase(b);</text:span></text:p>
      <text:p text:style-name="No_20_Spacing"><text:span text:style-name="T10"><text:s text:c="8"/>b = a;</text:span></text:p>
      <text:p text:style-name="No_20_Spacing"><text:span text:style-name="T10"><text:s text:c="8"/></text:span><text:span text:style-name="T11">if</text:span><text:span text:style-name="T10"> (b != P.begin()) b--;</text:span></text:p>
      <text:p text:style-name="No_20_Spacing"><text:span text:style-name="T10"><text:s text:c="6"/>}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7">//Finds the pt of intersection between line segments a-&gt;b and c-&gt;d</text:span></text:p>
      <text:p text:style-name="No_20_Spacing"><text:span text:style-name="T7">//Returns 1 if there is one point of intersection, stored in p.</text:span></text:p>
      <text:p text:style-name="No_20_Spacing"><text:span text:style-name="T7">//Returns 0 if there is no point of intersection, or infinitely many</text:span></text:p>
      <text:p text:style-name="No_20_Spacing"><text:span text:style-name="T11">int</text:span><text:span text:style-name="T10"> isectLineSegs(Point &amp;a, Point &amp;b, Point &amp;c, Point &amp;d, Point &amp;p)</text:span></text:p>
      <text:p text:style-name="No_20_Spacing"><text:span text:style-name="T9">{</text:span></text:p>
      <text:p text:style-name="No_20_Spacing"><text:span text:style-name="T9"><text:s text:c="2"/></text:span><text:span text:style-name="T12">double</text:span><text:span text:style-name="T9"> r, s, dn, n1, n2;</text:span></text:p>
      <text:p text:style-name="P11"/>
      <text:p text:style-name="No_20_Spacing"><text:span text:style-name="T9"><text:s text:c="2"/></text:span><text:span text:style-name="T10">n1 = <text:s/>cross(c, d, c, a);</text:span></text:p>
      <text:p text:style-name="No_20_Spacing"><text:span text:style-name="T10"><text:s text:c="2"/>n2 = -cross(a, b, a, c);</text:span></text:p>
      <text:p text:style-name="No_20_Spacing"><text:span text:style-name="T10"><text:s text:c="2"/>dn = <text:s/>cross(a, b, c, d);</text:span></text:p>
      <text:p text:style-name="P12"/>
      <text:p text:style-name="No_20_Spacing"><text:span text:style-name="T10"><text:s text:c="2"/></text:span><text:span text:style-name="T11">if</text:span><text:span text:style-name="T10"> ((dn &gt; EPS) || (dn &lt; -EPS)) {</text:span></text:p>
      <text:p text:style-name="No_20_Spacing"><text:span text:style-name="T10"><text:s text:c="4"/></text:span><text:span text:style-name="T9">r = n1/dn;</text:span></text:p>
      <text:p text:style-name="No_20_Spacing"><text:span text:style-name="T9"><text:s text:c="4"/>s = n2/dn;</text:span></text:p>
      <text:p text:style-name="No_20_Spacing"><text:span text:style-name="T9"><text:s text:c="4"/></text:span><text:span text:style-name="T12">if</text:span><text:span text:style-name="T9"> ((-EPS &lt; r) &amp;&amp; (r &lt; </text:span><text:span text:style-name="T15">1</text:span><text:span text:style-name="T9">+EPS) &amp;&amp;</text:span></text:p>
      <text:p text:style-name="No_20_Spacing"><text:span text:style-name="T9"><text:s text:c="8"/>(-EPS &lt; s) &amp;&amp; (s &lt; </text:span><text:span text:style-name="T15">1</text:span><text:span text:style-name="T9">+EPS)) {</text:span></text:p>
      <text:p text:style-name="No_20_Spacing"><text:span text:style-name="T9"><text:s text:c="6"/>p.x = a.x + r*(b.x - a.x);</text:span></text:p>
      <text:p text:style-name="No_20_Spacing"><text:span text:style-name="T9"><text:s text:c="6"/>p.y = a.y + r*(b.y - a.y);</text:span></text:p>
      <text:p text:style-name="No_20_Spacing"><text:span text:style-name="T9"><text:s text:c="6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double</text:span><text:span text:style-name="T10"> areaPoly(vector&lt;Point&gt; &amp;P){</text:span></text:p>
      <text:p text:style-name="No_20_Spacing"><text:span text:style-name="T10"><text:s text:c="2"/></text:span><text:span text:style-name="T11">double</text:span><text:span text:style-name="T10"> area = </text:span><text:span text:style-name="T16">0.0</text:span><text:span text:style-name="T10">;</text:span></text:p>
      <text:p text:style-name="No_20_Spacing"><text:span text:style-name="T10"><text:s text:c="2"/>vector&lt;Point&gt;::iterator p, q;</text:span></text:p>
      <text:p text:style-name="P12"/>
      <text:p text:style-name="No_20_Spacing"><text:span text:style-name="T10"><text:s text:c="2"/></text:span><text:span text:style-name="T11">for</text:span><text:span text:style-name="T10"> (p = P.end()-</text:span><text:span text:style-name="T16">1</text:span><text:span text:style-name="T10">, q = P.begin(); q != P.end(); p = q++) {</text:span></text:p>
      <text:p text:style-name="No_20_Spacing"><text:span text:style-name="T10"><text:s text:c="4"/>area += p-&gt;x*q-&gt;y - p-&gt;y*q-&gt;x;</text:span></text:p>
      <text:p text:style-name="No_20_Spacing"><text:soft-page-break/><text:span text:style-name="T10"><text:s text:c="2"/>}</text:span></text:p>
      <text:p text:style-name="No_20_Spacing"><text:span text:style-name="T10"><text:s text:c="2"/></text:span><text:span text:style-name="T11">return</text:span><text:span text:style-name="T10"> area/</text:span><text:span text:style-name="T16">2.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0">Point P0;</text:span></text:p>
      <text:p text:style-name="P12"/>
      <text:p text:style-name="No_20_Spacing"><text:span text:style-name="T11">bool</text:span><text:span text:style-name="T10"> radialLessThan(</text:span><text:span text:style-name="T11">const</text:span><text:span text:style-name="T10"> Point &amp;a, </text:span><text:span text:style-name="T11">const</text:span><text:span text:style-name="T10"> Point &amp;b){</text:span></text:p>
      <text:p text:style-name="No_20_Spacing"><text:span text:style-name="T10"><text:s text:c="2"/></text:span><text:span text:style-name="T11">return</text:span><text:span text:style-name="T10"> (ORDER == leftRight(P0, a, b));</text:span></text:p>
      <text:p text:style-name="No_20_Spacing"><text:span text:style-name="T10">}</text:span></text:p>
      <text:p text:style-name="P12"/>
      <text:p text:style-name="No_20_Spacing"><text:span text:style-name="T11">double</text:span><text:span text:style-name="T10"> isectAreaTriangles(Triangle &amp;a, Triangle &amp;b){</text:span></text:p>
      <text:p text:style-name="No_20_Spacing"><text:span text:style-name="T10"><text:s text:c="2"/>vector&lt;Point&gt; P;</text:span></text:p>
      <text:p text:style-name="No_20_Spacing"><text:span text:style-name="T10"><text:s text:c="2"/>vector&lt;Point&gt;::iterator s, e, ne;</text:span></text:p>
      <text:p text:style-name="No_20_Spacing"><text:span text:style-name="T10"><text:s text:c="2"/>Point p;</text:span></text:p>
      <text:p text:style-name="No_20_Spacing"><text:span text:style-name="T10"><text:s text:c="2"/>Triangle T[</text:span><text:span text:style-name="T16">2</text:span><text:span text:style-name="T10">] = { a, b };</text:span></text:p>
      <text:p text:style-name="No_20_Spacing"><text:span text:style-name="T10"><text:s text:c="2"/></text:span><text:span text:style-name="T11">int</text:span><text:span text:style-name="T10"> i, j, r, t, u, v;</text:span></text:p>
      <text:p text:style-name="No_20_Spacing"><text:span text:style-name="T10"><text:s text:c="2"/></text:span><text:span text:style-name="T11">double</text:span><text:span text:style-name="T10"> area = </text:span><text:span text:style-name="T16">0</text:span><text:span text:style-name="T10">;</text:span></text:p>
      <text:p text:style-name="P12"/>
      <text:p text:style-name="No_20_Spacing"><text:span text:style-name="T10"><text:s text:c="2"/>P.clear()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(r=</text:span><text:span text:style-name="T16">1</text:span><text:span text:style-name="T10">, t=</text:span><text:span text:style-name="T16">0</text:span><text:span text:style-name="T10">; t &lt; </text:span><text:span text:style-name="T16">2</text:span><text:span text:style-name="T10">; r = t++) </text:span><text:span text:style-name="T11">for</text:span><text:span text:style-name="T10">(i = </text:span><text:span text:style-name="T16">2</text:span><text:span text:style-name="T10">, j = </text:span><text:span text:style-name="T16">0</text:span><text:span text:style-name="T10">; j &lt; </text:span><text:span text:style-name="T16">3</text:span><text:span text:style-name="T10">; i = j++){</text:span></text:p>
      <text:p text:style-name="No_20_Spacing"><text:span text:style-name="T10"><text:s text:c="4"/></text:span><text:span text:style-name="T11">if</text:span><text:span text:style-name="T10">(isInsideTriangle(T[r].p[</text:span><text:span text:style-name="T16">0</text:span><text:span text:style-name="T10">],T[r].p[</text:span><text:span text:style-name="T16">1</text:span><text:span text:style-name="T10">],T[r].p[</text:span><text:span text:style-name="T16">2</text:span><text:span text:style-name="T10">],T[t].p[i]))</text:span></text:p>
      <text:p text:style-name="No_20_Spacing"><text:span text:style-name="T10"><text:s text:c="6"/>P.push_back(T[t].p[i]);</text:span></text:p>
      <text:p text:style-name="No_20_Spacing"><text:span text:style-name="T10"><text:s text:c="4"/></text:span><text:span text:style-name="T11">for</text:span><text:span text:style-name="T10"> (u = </text:span><text:span text:style-name="T16">2</text:span><text:span text:style-name="T10">, v = </text:span><text:span text:style-name="T16">0</text:span><text:span text:style-name="T10">; v &lt; </text:span><text:span text:style-name="T16">3</text:span><text:span text:style-name="T10">; u = v++)</text:span></text:p>
      <text:p text:style-name="No_20_Spacing"><text:span text:style-name="T10"><text:s text:c="6"/></text:span><text:span text:style-name="T11">if</text:span><text:span text:style-name="T10">(isectLineSegs(T[t].p[i],T[t].p[j],T[r].p[u],T[r].p[v],p))</text:span></text:p>
      <text:p text:style-name="No_20_Spacing"><text:span text:style-name="T10"><text:s text:c="8"/>P.push_back(p);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</text:span><text:span text:style-name="T11">if</text:span><text:span text:style-name="T10"> (!P.empty()) {</text:span></text:p>
      <text:p text:style-name="No_20_Spacing"><text:span text:style-name="T10"><text:s text:c="4"/>s = P.begin();</text:span></text:p>
      <text:p text:style-name="No_20_Spacing"><text:span text:style-name="T10"><text:s text:c="4"/>e = P.end();</text:span></text:p>
      <text:p text:style-name="No_20_Spacing"><text:span text:style-name="T10"><text:s text:c="4"/></text:span><text:span text:style-name="T9">sort(s, e);</text:span></text:p>
      <text:p text:style-name="No_20_Spacing"><text:span text:style-name="T9"><text:s text:c="4"/>ne = unique(s, e);</text:span></text:p>
      <text:p text:style-name="No_20_Spacing"><text:span text:style-name="T9"><text:s text:c="4"/></text:span><text:span text:style-name="T10">P.erase(ne, e);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11">if</text:span><text:span text:style-name="T10"> (P.size() &gt;= </text:span><text:span text:style-name="T16">3</text:span><text:span text:style-name="T10">) {</text:span></text:p>
      <text:p text:style-name="No_20_Spacing"><text:span text:style-name="T10"><text:s text:c="6"/>P0 = P[</text:span><text:span text:style-name="T16">0</text:span><text:span text:style-name="T10">];</text:span></text:p>
      <text:p text:style-name="No_20_Spacing"><text:span text:style-name="T10"><text:s text:c="6"/>sort(s+</text:span><text:span text:style-name="T16">1</text:span><text:span text:style-name="T10">, ne, radialLessThan);</text:span></text:p>
      <text:p text:style-name="No_20_Spacing"><text:span text:style-name="T10"><text:s text:c="6"/>area = areaPoly(P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area;</text:span></text:p>
      <text:p text:style-name="No_20_Spacing"><text:span text:style-name="T10">}</text:span></text:p>
      <text:p text:style-name="P12"/>
      <text:p text:style-name="No_20_Spacing"><text:span text:style-name="T11">double</text:span><text:span text:style-name="T10"> isectAreaGpoly(list&lt;Point&gt; &amp;P, list&lt;Point&gt; &amp;Q){</text:span></text:p>
      <text:p text:style-name="No_20_Spacing"><text:span text:style-name="T10"><text:s text:c="2"/></text:span><text:span text:style-name="T11">double</text:span><text:span text:style-name="T10"> area = </text:span><text:span text:style-name="T16">0.0</text:span><text:span text:style-name="T10">;</text:span></text:p>
      <text:p text:style-name="No_20_Spacing"><text:span text:style-name="T10"><text:s text:c="2"/>vector&lt;Triangle&gt; S, T;</text:span></text:p>
      <text:p text:style-name="No_20_Spacing"><text:span text:style-name="T10"><text:s text:c="2"/>vector&lt;Triangle&gt;::iterator s, t;</text:span></text:p>
      <text:p text:style-name="P12"/>
      <text:p text:style-name="No_20_Spacing"><text:span text:style-name="T10"><text:s text:c="2"/>triangulate(P, S);</text:span></text:p>
      <text:p text:style-name="No_20_Spacing"><text:span text:style-name="T10"><text:s text:c="2"/>triangulate(Q, T);</text:span></text:p>
      <text:p text:style-name="P12"><text:soft-page-break/></text:p>
      <text:p text:style-name="No_20_Spacing"><text:span text:style-name="T10"><text:s text:c="2"/></text:span><text:span text:style-name="T11">for</text:span><text:span text:style-name="T10"> (s = S.begin(); s != S.end(); s++)</text:span></text:p>
      <text:p text:style-name="No_20_Spacing"><text:span text:style-name="T10"><text:s text:c="4"/></text:span><text:span text:style-name="T11">for</text:span><text:span text:style-name="T10"> (t = T.begin(); t != T.end(); t++)</text:span></text:p>
      <text:p text:style-name="No_20_Spacing"><text:span text:style-name="T10"><text:s text:c="6"/>area += isectAreaTriangles(*s, *t);</text:span></text:p>
      <text:p text:style-name="P12"/>
      <text:p text:style-name="No_20_Spacing"><text:span text:style-name="T10"><text:s text:c="2"/></text:span><text:span text:style-name="T11">return</text:span><text:span text:style-name="T10"> -ORDER*area;</text:span></text:p>
      <text:p text:style-name="No_20_Spacing"><text:span text:style-name="T10">}</text:span></text:p>
      <text:p text:style-name="P12"/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n, i, j; Point p; list&lt;Point&gt; P[</text:span><text:span text:style-name="T16">2</text:span><text:span text:style-name="T10">];</text:span></text:p>
      <text:p text:style-name="P12"/>
      <text:p text:style-name="No_20_Spacing"><text:span text:style-name="T10"><text:s text:c="2"/></text:span><text:span text:style-name="T12">for</text:span><text:span text:style-name="T9"> (j = </text:span><text:span text:style-name="T15">0</text:span><text:span text:style-name="T9">; j &lt; </text:span><text:span text:style-name="T15">2</text:span><text:span text:style-name="T9">; j++) {</text:span></text:p>
      <text:p text:style-name="No_20_Spacing"><text:span text:style-name="T9"><text:s text:c="4"/>scanf(</text:span><text:span text:style-name="T13">"%d"</text:span><text:span text:style-name="T9">, &amp;n);</text:span></text:p>
      <text:p text:style-name="No_20_Spacing"><text:span text:style-name="T9"><text:s text:c="4"/></text:span><text:span text:style-name="T10">P[j].clear();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11">for</text:span><text:span text:style-name="T10"> (i = </text:span><text:span text:style-name="T16">0</text:span><text:span text:style-name="T10">; i &lt; n; i++) {</text:span></text:p>
      <text:p text:style-name="No_20_Spacing"><text:span text:style-name="T10"><text:s text:c="6"/>scanf(</text:span><text:span text:style-name="T14">"%lf %lf"</text:span><text:span text:style-name="T10">, &amp;p.x, &amp;p.y);</text:span></text:p>
      <text:p text:style-name="No_20_Spacing"><text:span text:style-name="T10"><text:s text:c="6"/>P[j].push_back(p);</text:span></text:p>
      <text:p text:style-name="No_20_Spacing"><text:span text:style-name="T10"><text:s text:c="4"/>}</text:span></text:p>
      <text:p text:style-name="P12"/>
      <text:p text:style-name="No_20_Spacing"><text:span text:style-name="T10"><text:s text:c="4"/>printf(</text:span><text:span text:style-name="T14">"Polygon %d:\n"</text:span><text:span text:style-name="T10">, j+</text:span><text:span text:style-name="T16">1</text:span><text:span text:style-name="T10">);</text:span></text:p>
      <text:p text:style-name="No_20_Spacing"><text:span text:style-name="T10"><text:s text:c="4"/></text:span><text:span text:style-name="T11">for</text:span><text:span text:style-name="T10"> (list&lt;Point&gt;::iterator q=P[j].begin();q != P[j].end(); q++)</text:span></text:p>
      <text:p text:style-name="No_20_Spacing"><text:span text:style-name="T10"><text:s text:c="6"/>printf(</text:span><text:span text:style-name="T14">" (%.2f, %.2f)\n"</text:span><text:span text:style-name="T10">, q-&gt;x, q-&gt;y);</text:span></text:p>
      <text:p text:style-name="No_20_Spacing"><text:span text:style-name="T10"><text:s text:c="4"/>printf(</text:span><text:span text:style-name="T14">"\n"</text:span><text:span text:style-name="T10">);</text:span></text:p>
      <text:p text:style-name="No_20_Spacing"><text:span text:style-name="T10"><text:s text:c="2"/>}</text:span></text:p>
      <text:p text:style-name="No_20_Spacing"><text:span text:style-name="T10"><text:s text:c="2"/>printf(</text:span><text:span text:style-name="T14">"Area of Intersection: %.6f\n"</text:span><text:span text:style-name="T10">, isectAreaGpoly(P[</text:span><text:span text:style-name="T16">0</text:span><text:span text:style-name="T10">],P[</text:span><text:span text:style-name="T16">1</text:span><text:span text:style-name="T10">]));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-Geometry: </text:span></text:p>
      <text:list xml:id="list39264853" text:continue-numbering="true" text:style-name="Outline">
        <text:list-item>
          <text:list>
            <text:list-item>
              <text:h text:style-name="Heading_20_2" text:outline-level="2"><text:bookmark-start text:name="__RefHeading___Toc26784_2932636602"/><text:bookmark text:name="Bookmark26"/><text:span text:style-name="T6">Laser Reflections</text:span><text:bookmark-end text:name="__RefHeading___Toc26784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the starting point of a laser beam, and its</text:span></text:p>
      <text:p text:style-name="No_20_Spacing"><text:span text:style-name="T7"><text:s text:c="16"/>directional vector, determine where the beam hits a</text:span></text:p>
      <text:p text:style-name="No_20_Spacing"><text:span text:style-name="T7"><text:s text:c="16"/>wall (mirror), and its new direction after reflection.</text:span></text:p>
      <text:p text:style-name="P9"/>
      <text:p text:style-name="No_20_Spacing"><text:span text:style-name="T7"><text:s text:c="3"/>Complexity: <text:s text:c="7"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7"/>Ashley Zinyk</text:span></text:p>
      <text:p text:style-name="No_20_Spacing"><text:span text:style-name="T7"><text:s text:c="3"/>Date: <text:s text:c="7"/>March 07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8"/>Returns 0 if the beam misses the wall, 1 if the beam</text:span></text:p>
      <text:p text:style-name="No_20_Spacing"><text:span text:style-name="T7"><text:s text:c="16"/>hits the wall, and -1 if the beam hits the wall</text:span></text:p>
      <text:p text:style-name="No_20_Spacing"><text:soft-page-break/><text:span text:style-name="T7"><text:s text:c="16"/>edge-on. <text:s/>If the beam hit an end-point, the</text:span></text:p>
      <text:p text:style-name="No_20_Spacing"><text:span text:style-name="T7"><text:s text:c="16"/>reflection vector is undefined, and -2 is returned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No_20_Spacing"><text:span text:style-name="T5">#define EPS 1E-8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0">Point </text:span><text:span text:style-name="T11">operator</text:span><text:span text:style-name="T10"> + (Point a, Point b) {</text:span></text:p>
      <text:p text:style-name="No_20_Spacing"><text:span text:style-name="T10"><text:s text:c="2"/>Point p;</text:span></text:p>
      <text:p text:style-name="P12"/>
      <text:p text:style-name="No_20_Spacing"><text:span text:style-name="T10"><text:s text:c="2"/>p.x = a.x + b.x;</text:span></text:p>
      <text:p text:style-name="No_20_Spacing"><text:span text:style-name="T10"><text:s text:c="2"/>p.y = a.y + b.y;</text:span></text:p>
      <text:p text:style-name="No_20_Spacing"><text:span text:style-name="T10"><text:s text:c="2"/></text:span><text:span text:style-name="T11">return</text:span><text:span text:style-name="T10"> p;</text:span></text:p>
      <text:p text:style-name="No_20_Spacing"><text:span text:style-name="T10">}</text:span></text:p>
      <text:p text:style-name="P12"/>
      <text:p text:style-name="No_20_Spacing"><text:span text:style-name="T10">Point </text:span><text:span text:style-name="T11">operator</text:span><text:span text:style-name="T10"> * (</text:span><text:span text:style-name="T11">double</text:span><text:span text:style-name="T10"> k, Point a) {</text:span></text:p>
      <text:p text:style-name="No_20_Spacing"><text:span text:style-name="T10"><text:s text:c="2"/>Point p;</text:span></text:p>
      <text:p text:style-name="P12"/>
      <text:p text:style-name="No_20_Spacing"><text:span text:style-name="T10"><text:s text:c="2"/>p.x = k*a.x;</text:span></text:p>
      <text:p text:style-name="No_20_Spacing"><text:span text:style-name="T10"><text:s text:c="2"/>p.y = k*a.y;</text:span></text:p>
      <text:p text:style-name="No_20_Spacing"><text:span text:style-name="T10"><text:s text:c="2"/></text:span><text:span text:style-name="T11">return</text:span><text:span text:style-name="T10"> p;</text:span></text:p>
      <text:p text:style-name="No_20_Spacing"><text:span text:style-name="T10">}</text:span></text:p>
      <text:p text:style-name="P12"/>
      <text:p text:style-name="No_20_Spacing"><text:span text:style-name="T10">Point </text:span><text:span text:style-name="T11">operator</text:span><text:span text:style-name="T10"> * (Point a, </text:span><text:span text:style-name="T11">double</text:span><text:span text:style-name="T10"> k) {</text:span></text:p>
      <text:p text:style-name="No_20_Spacing"><text:span text:style-name="T10"><text:s text:c="2"/></text:span><text:span text:style-name="T11">return</text:span><text:span text:style-name="T10"> (k*a);</text:span></text:p>
      <text:p text:style-name="No_20_Spacing"><text:span text:style-name="T10">}</text:span></text:p>
      <text:p text:style-name="P12"/>
      <text:p text:style-name="No_20_Spacing"><text:span text:style-name="T10">Point </text:span><text:span text:style-name="T11">operator</text:span><text:span text:style-name="T10"> / (Point a, </text:span><text:span text:style-name="T11">double</text:span><text:span text:style-name="T10"> k) {</text:span></text:p>
      <text:p text:style-name="No_20_Spacing"><text:span text:style-name="T10"><text:s text:c="2"/></text:span><text:span text:style-name="T11">return</text:span><text:span text:style-name="T10"> a*(</text:span><text:span text:style-name="T16">1</text:span><text:span text:style-name="T10">/k);</text:span></text:p>
      <text:p text:style-name="No_20_Spacing"><text:span text:style-name="T10">}</text:span></text:p>
      <text:p text:style-name="P12"/>
      <text:p text:style-name="No_20_Spacing"><text:span text:style-name="T10">Point </text:span><text:span text:style-name="T11">operator</text:span><text:span text:style-name="T10"> - (Point a, Point b) {</text:span></text:p>
      <text:p text:style-name="No_20_Spacing"><text:span text:style-name="T10"><text:s text:c="2"/></text:span><text:span text:style-name="T11">return</text:span><text:span text:style-name="T10"> a+(-</text:span><text:span text:style-name="T16">1.0</text:span><text:span text:style-name="T10">*b);</text:span></text:p>
      <text:p text:style-name="No_20_Spacing"><text:span text:style-name="T10">}</text:span></text:p>
      <text:p text:style-name="P12"/>
      <text:p text:style-name="No_20_Spacing"><text:span text:style-name="T11">double</text:span><text:span text:style-name="T10"> dot(Point a, Point b) {</text:span></text:p>
      <text:p text:style-name="No_20_Spacing"><text:span text:style-name="T10"><text:s text:c="2"/></text:span><text:span text:style-name="T11">return</text:span><text:span text:style-name="T10"> a.x*b.x + a.y*b.y;</text:span></text:p>
      <text:p text:style-name="No_20_Spacing"><text:span text:style-name="T10">}</text:span></text:p>
      <text:p text:style-name="P12"/>
      <text:p text:style-name="No_20_Spacing"><text:span text:style-name="T11">double</text:span><text:span text:style-name="T10"> lng2(Point a) { <text:s/></text:span><text:span text:style-name="T7">// find the length of a vector, squared</text:span></text:p>
      <text:p text:style-name="No_20_Spacing"><text:span text:style-name="T10"><text:s text:c="2"/></text:span><text:span text:style-name="T11">return</text:span><text:span text:style-name="T10"> dot(a,a);</text:span></text:p>
      <text:p text:style-name="No_20_Spacing"><text:span text:style-name="T10">}</text:span></text:p>
      <text:p text:style-name="P12"/>
      <text:p text:style-name="No_20_Spacing"><text:span text:style-name="T11">double</text:span><text:span text:style-name="T10"> lng(Point a) { <text:s text:c="2"/></text:span><text:span text:style-name="T7">// find the length of a vector</text:span></text:p>
      <text:p text:style-name="No_20_Spacing"><text:span text:style-name="T10"><text:s text:c="2"/></text:span><text:span text:style-name="T11">return</text:span><text:span text:style-name="T10"> sqrt(dot(a,a));</text:span></text:p>
      <text:p text:style-name="No_20_Spacing"><text:span text:style-name="T10">}</text:span></text:p>
      <text:p text:style-name="P12"><text:soft-page-break/></text:p>
      <text:p text:style-name="No_20_Spacing"><text:span text:style-name="T10">Point closest_pt_iline(Point a, Point b, Point p) {</text:span></text:p>
      <text:p text:style-name="No_20_Spacing"><text:span text:style-name="T10"><text:s text:c="2"/></text:span><text:span text:style-name="T11">double</text:span><text:span text:style-name="T10"> along = dot(b-a,p-a)/lng2(b-a);</text:span></text:p>
      <text:p text:style-name="No_20_Spacing"><text:span text:style-name="T10"><text:s text:c="2"/></text:span><text:span text:style-name="T11">return</text:span><text:span text:style-name="T10"> (b-a)*along + a;</text:span></text:p>
      <text:p text:style-name="No_20_Spacing"><text:span text:style-name="T10">}</text:span></text:p>
      <text:p text:style-name="P12"/>
      <text:p text:style-name="No_20_Spacing"><text:span text:style-name="T7">/* return 1 for intersection, 0 for not, -1 for coincidental */</text:span></text:p>
      <text:p text:style-name="No_20_Spacing"><text:span text:style-name="T11">int</text:span><text:span text:style-name="T10"> intersect_iline(Point a, Point b, Point c, Point d, Point *p) {</text:span></text:p>
      <text:p text:style-name="No_20_Spacing"><text:span text:style-name="T10"><text:s text:c="2"/></text:span><text:span text:style-name="T11">double</text:span><text:span text:style-name="T10"> den, num;</text:span></text:p>
      <text:p text:style-name="P12"/>
      <text:p text:style-name="No_20_Spacing"><text:span text:style-name="T10"><text:s text:c="2"/>num = (a.y - c.y)*(d.x - c.x) - (a.x - c.x)*(d.y - c.y);</text:span></text:p>
      <text:p text:style-name="No_20_Spacing"><text:span text:style-name="T10"><text:s text:c="2"/>den = (b.x - a.x)*(d.y - c.y) - (b.y - a.y)*(d.x - c.x);</text:span></text:p>
      <text:p text:style-name="P12"/>
      <text:p text:style-name="No_20_Spacing"><text:span text:style-name="T10"><text:s text:c="2"/></text:span><text:span text:style-name="T11">if</text:span><text:span text:style-name="T10"> (fabs(den) &gt;= EPS) {</text:span></text:p>
      <text:p text:style-name="No_20_Spacing"><text:span text:style-name="T10"><text:s text:c="4"/>*p = a + (b-a)*num/den;</text:span></text:p>
      <text:p text:style-name="No_20_Spacing"><text:span text:style-name="T10"><text:s text:c="4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2"/>} </text:span><text:span text:style-name="T11">else</text:span><text:span text:style-name="T10"> {</text:span></text:p>
      <text:p text:style-name="No_20_Spacing"><text:span text:style-name="T10"><text:s text:c="4"/></text:span><text:span text:style-name="T11">if</text:span><text:span text:style-name="T10"> (fabs(num) &gt;= EPS) {</text:span></text:p>
      <text:p text:style-name="No_20_Spacing"><text:span text:style-name="T10"><text:s text:c="6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4"/>} </text:span><text:span text:style-name="T11">else</text:span><text:span text:style-name="T10"> {</text:span></text:p>
      <text:p text:style-name="No_20_Spacing"><text:span text:style-name="T10"><text:s text:c="6"/>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0">Point reflect(Point a, Point b, Point c) {</text:span></text:p>
      <text:p text:style-name="No_20_Spacing"><text:span text:style-name="T10"><text:s text:c="2"/></text:span><text:span text:style-name="T11">return</text:span><text:span text:style-name="T10"> </text:span><text:span text:style-name="T16">2.0</text:span><text:span text:style-name="T10">*closest_pt_iline(a,b,c) - c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bounce(Point ori, Point dir, Point a, Point b, </text:span></text:p>
      <text:p text:style-name="No_20_Spacing"><text:span text:style-name="T10"><text:s text:c="11"/>Point *np, Point *ndir) {</text:span></text:p>
      <text:p text:style-name="No_20_Spacing"><text:span text:style-name="T10"><text:s text:c="2"/>Point tmp;</text:span></text:p>
      <text:p text:style-name="No_20_Spacing"><text:span text:style-name="T10"><text:s text:c="2"/></text:span><text:span text:style-name="T11">int</text:span><text:span text:style-name="T10"> res;</text:span></text:p>
      <text:p text:style-name="P12"/>
      <text:p text:style-name="No_20_Spacing"><text:span text:style-name="T10"><text:s text:c="2"/>res = intersect_iline(ori, ori+dir, a, b, &amp;tmp);</text:span></text:p>
      <text:p text:style-name="No_20_Spacing"><text:span text:style-name="T10"><text:s text:c="2"/></text:span><text:span text:style-name="T11">if</text:span><text:span text:style-name="T10"> (res == -</text:span><text:span text:style-name="T16">1</text:span><text:span text:style-name="T10">) 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<text:s text:c="2"/></text:span><text:span text:style-name="T11">if</text:span><text:span text:style-name="T10"> (res != </text:span><text:span text:style-name="T16">1</text:span><text:span text:style-name="T10"> || dot(tmp-ori,dir) &lt; </text:span><text:span text:style-name="T16">0</text:span><text:span text:style-name="T10"> ||</text:span></text:p>
      <text:p text:style-name="No_20_Spacing"><text:span text:style-name="T10"><text:s text:c="6"/>fabs(lng(a-tmp) + lng(b-tmp) - lng(a-b)) &gt; EPS)</text:span></text:p>
      <text:p text:style-name="No_20_Spacing"><text:span text:style-name="T10"><text:s text:c="8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2"/>*np = tmp;</text:span></text:p>
      <text:p text:style-name="No_20_Spacing"><text:span text:style-name="T10"><text:s text:c="2"/></text:span><text:span text:style-name="T11">if</text:span><text:span text:style-name="T10"> (lng2(a-tmp) &lt; EPS || lng2(b-tmp) &lt; EPS) </text:span><text:span text:style-name="T11">return</text:span><text:span text:style-name="T10"> -</text:span><text:span text:style-name="T16">2</text:span><text:span text:style-name="T10">;</text:span></text:p>
      <text:p text:style-name="No_20_Spacing"><text:span text:style-name="T10"><text:s text:c="2"/></text:span><text:span text:style-name="T9">*ndir = reflect(a,b,tmp+dir) - tmp;</text:span></text:p>
      <text:p text:style-name="No_20_Spacing"><text:span text:style-name="T9"><text:s text:c="2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Point wall[</text:span><text:span text:style-name="T16">2</text:span><text:span text:style-name="T10">], ori, vec, newori, newvec;</text:span></text:p>
      <text:p text:style-name="No_20_Spacing"><text:span text:style-name="T10"><text:s text:c="2"/></text:span><text:span text:style-name="T11">int</text:span><text:span text:style-name="T10"> res;</text:span></text:p>
      <text:p text:style-name="P12"/>
      <text:p text:style-name="No_20_Spacing"><text:span text:style-name="T10"><text:s text:c="2"/></text:span><text:span text:style-name="T11">while</text:span><text:span text:style-name="T10"> (scanf(</text:span><text:span text:style-name="T14">"%lf %lf %lf %lf"</text:span><text:span text:style-name="T10">, &amp;wall[</text:span><text:span text:style-name="T16">0</text:span><text:span text:style-name="T10">].x, &amp;wall[</text:span><text:span text:style-name="T16">0</text:span><text:span text:style-name="T10">].y, </text:span></text:p>
      <text:p text:style-name="No_20_Spacing"><text:span text:style-name="T10"><text:s text:c="8"/>&amp;wall[</text:span><text:span text:style-name="T16">1</text:span><text:span text:style-name="T10">].x, &amp;wall[</text:span><text:span text:style-name="T16">1</text:span><text:span text:style-name="T10">].y) == </text:span><text:span text:style-name="T16">4</text:span><text:span text:style-name="T10">) {</text:span></text:p>
      <text:p text:style-name="No_20_Spacing"><text:soft-page-break/><text:span text:style-name="T10"><text:s text:c="4"/>scanf(</text:span><text:span text:style-name="T14">"%lf %lf"</text:span><text:span text:style-name="T10">, &amp;ori.x, &amp;ori.y);</text:span></text:p>
      <text:p text:style-name="No_20_Spacing"><text:span text:style-name="T10"><text:s text:c="4"/>scanf(</text:span><text:span text:style-name="T14">"%lf %lf"</text:span><text:span text:style-name="T10">, &amp;vec.x, &amp;vec.y);</text:span></text:p>
      <text:p text:style-name="P12"/>
      <text:p text:style-name="No_20_Spacing"><text:span text:style-name="T10"><text:s text:c="4"/>res = bounce(ori, vec, wall[</text:span><text:span text:style-name="T16">0</text:span><text:span text:style-name="T10">], wall[</text:span><text:span text:style-name="T16">1</text:span><text:span text:style-name="T10">], &amp;newori, &amp;newvec);</text:span></text:p>
      <text:p text:style-name="No_20_Spacing"><text:span text:style-name="T10"><text:s text:c="4"/></text:span><text:span text:style-name="T11">if</text:span><text:span text:style-name="T10"> (res==</text:span><text:span text:style-name="T16">0</text:span><text:span text:style-name="T10">) printf(</text:span><text:span text:style-name="T14">"missed\n"</text:span><text:span text:style-name="T10">);</text:span></text:p>
      <text:p text:style-name="No_20_Spacing"><text:span text:style-name="T10"><text:s text:c="4"/></text:span><text:span text:style-name="T11">else</text:span><text:span text:style-name="T10"> </text:span><text:span text:style-name="T11">if</text:span><text:span text:style-name="T10"> (res==-</text:span><text:span text:style-name="T16">1</text:span><text:span text:style-name="T10">) printf(</text:span><text:span text:style-name="T14">"hit edge-on\n"</text:span><text:span text:style-name="T10">);</text:span></text:p>
      <text:p text:style-name="No_20_Spacing"><text:span text:style-name="T10"><text:s text:c="4"/></text:span><text:span text:style-name="T11">else</text:span><text:span text:style-name="T10"> </text:span><text:span text:style-name="T11">if</text:span><text:span text:style-name="T10"> (res==-</text:span><text:span text:style-name="T16">2</text:span><text:span text:style-name="T10">) printf(</text:span><text:span text:style-name="T14">"hit a corner\n"</text:span><text:span text:style-name="T10">);</text:span></text:p>
      <text:p text:style-name="No_20_Spacing"><text:span text:style-name="T10"><text:s text:c="4"/></text:span><text:span text:style-name="T11">else</text:span><text:span text:style-name="T10"> printf(</text:span><text:span text:style-name="T14">"hit %g %g, new vector is %g %g\n"</text:span><text:span text:style-name="T10">,</text:span></text:p>
      <text:p text:style-name="No_20_Spacing"><text:span text:style-name="T10"><text:s text:c="16"/>newori.x, newori.y, newvec.x, newvec.y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-Geometry: </text:span></text:p>
      <text:list xml:id="list39267784" text:continue-numbering="true" text:style-name="Outline">
        <text:list-item>
          <text:list>
            <text:list-item>
              <text:h text:style-name="Heading_20_2" text:outline-level="2"><text:bookmark-start text:name="__RefHeading___Toc26786_2932636602"/><text:bookmark text:name="Bookmark27"/><text:span text:style-name="T6">Lattice-polygons - Pick's Theorem</text:span><text:bookmark-end text:name="__RefHeading___Toc2678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lattice N-gon (a polygon where ends points</text:span></text:p>
      <text:p text:style-name="No_20_Spacing"><text:span text:style-name="T7"><text:s text:c="16"/>are on integer coordinates), this routine counts</text:span></text:p>
      <text:p text:style-name="No_20_Spacing"><text:span text:style-name="T7"><text:s text:c="16"/>the number of lattice points on the boundary, as</text:span></text:p>
      <text:p text:style-name="No_20_Spacing"><text:span text:style-name="T7"><text:s text:c="16"/>well as the number of interior lattice points.</text:span></text:p>
      <text:p text:style-name="No_20_Spacing"><text:span text:style-name="T7"><text:s text:c="3"/></text:span></text:p>
      <text:p text:style-name="No_20_Spacing"><text:span text:style-name="T7"><text:s text:c="3"/>Complexity: <text:s/>O(roughly N) (N calls to gcd()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Sept 12, 2002</text:span></text:p>
      <text:p text:style-name="No_20_Spacing"><text:span text:style-name="T7"><text:s text:c="3"/>References: <text:s/>http://mathworld.wolfram.com/PicksTheorem.html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successful use (Spain 10088) Sept 2002</text:span></text:p>
      <text:p text:style-name="No_20_Spacing"><text:span text:style-name="T7"><text:s text:c="3"/>Notes: <text:s text:c="6"/>Pick's Formula is: A = I + B/2 - 1</text:span></text:p>
      <text:p text:style-name="No_20_Spacing"><text:span text:style-name="T7"><text:s text:c="16"/>where A = area of the closed lattice polygon</text:span></text:p>
      <text:p text:style-name="No_20_Spacing"><text:span text:style-name="T7"><text:s text:c="22"/>I = # of interior lattice points</text:span></text:p>
      <text:p text:style-name="No_20_Spacing"><text:span text:style-name="T7"><text:s text:c="22"/>B = # of lattice points on boundary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No_20_Spacing"><text:span text:style-name="T5">#include &lt;math.h&gt;</text:span></text:p>
      <text:p text:style-name="P8"/>
      <text:p text:style-name="No_20_Spacing"><text:span text:style-name="T5">#define MAXN 1005</text:span></text:p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long</text:span><text:span text:style-name="T10"> </text:span><text:span text:style-name="T11">long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1">int</text:span><text:span text:style-name="T10"> gcd(</text:span><text:span text:style-name="T11">long</text:span><text:span text:style-name="T10"> </text:span><text:span text:style-name="T11">long</text:span><text:span text:style-name="T10"> a, </text:span><text:span text:style-name="T11">long</text:span><text:span text:style-name="T10"> </text:span><text:span text:style-name="T11">long</text:span><text:span text:style-name="T10"> b){</text:span></text:p>
      <text:p text:style-name="No_20_Spacing"><text:span text:style-name="T10"><text:s text:c="2"/></text:span><text:span text:style-name="T12">int</text:span><text:span text:style-name="T9"> r;</text:span></text:p>
      <text:p text:style-name="No_20_Spacing"><text:span text:style-name="T9"><text:s text:c="2"/></text:span></text:p>
      <text:p text:style-name="No_20_Spacing"><text:soft-page-break/><text:span text:style-name="T9"><text:s text:c="2"/>a = abs(a);</text:span></text:p>
      <text:p text:style-name="No_20_Spacing"><text:span text:style-name="T9"><text:s text:c="2"/>b = abs(b);</text:span></text:p>
      <text:p text:style-name="No_20_Spacing"><text:span text:style-name="T9"><text:s text:c="2"/></text:span><text:span text:style-name="T12">while</text:span><text:span text:style-name="T9"> (b) {</text:span></text:p>
      <text:p text:style-name="No_20_Spacing"><text:span text:style-name="T9"><text:s text:c="4"/>r = a % b;</text:span></text:p>
      <text:p text:style-name="No_20_Spacing"><text:span text:style-name="T9"><text:s text:c="4"/>a = b;</text:span></text:p>
      <text:p text:style-name="No_20_Spacing"><text:span text:style-name="T9"><text:s text:c="4"/>b = r;</text:span></text:p>
      <text:p text:style-name="No_20_Spacing"><text:span text:style-name="T9"><text:s text:c="2"/></text:span><text:span text:style-name="T10">}</text:span></text:p>
      <text:p text:style-name="No_20_Spacing"><text:span text:style-name="T10"><text:s text:c="2"/></text:span><text:span text:style-name="T11">return</text:span><text:span text:style-name="T10"> a;</text:span></text:p>
      <text:p text:style-name="No_20_Spacing"><text:span text:style-name="T10">}</text:span></text:p>
      <text:p text:style-name="P12"/>
      <text:p text:style-name="No_20_Spacing"><text:span text:style-name="T11">double</text:span><text:span text:style-name="T10"> area_poly(Point *p, </text:span><text:span text:style-name="T11">int</text:span><text:span text:style-name="T10"> n){</text:span></text:p>
      <text:p text:style-name="No_20_Spacing"><text:span text:style-name="T10"><text:s text:c="2"/></text:span><text:span text:style-name="T11">double</text:span><text:span text:style-name="T10"> sum = </text:span><text:span text:style-name="T16">0</text:span><text:span text:style-name="T10">;</text:span></text:p>
      <text:p text:style-name="No_20_Spacing"><text:span text:style-name="T10"><text:s text:c="2"/></text:span><text:span text:style-name="T11">int</text:span><text:span text:style-name="T10"> i, j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2">for</text:span><text:span text:style-name="T9">(i = n-</text:span><text:span text:style-name="T15">1</text:span><text:span text:style-name="T9">, j = </text:span><text:span text:style-name="T15">0</text:span><text:span text:style-name="T9">; j &lt; n; i = j++)</text:span></text:p>
      <text:p text:style-name="No_20_Spacing"><text:span text:style-name="T9"><text:s text:c="4"/></text:span><text:span text:style-name="T10">sum += p[i].x * p[j].y - p[i].y * p[j].x;</text:span></text:p>
      <text:p text:style-name="No_20_Spacing"><text:span text:style-name="T10"><text:s text:c="2"/></text:span><text:span text:style-name="T11">return</text:span><text:span text:style-name="T10"> sum/</text:span><text:span text:style-name="T16">2.0</text:span><text:span text:style-name="T10">;</text:span></text:p>
      <text:p text:style-name="No_20_Spacing"><text:span text:style-name="T10"><text:s text:c="4"/>}</text:span></text:p>
      <text:p text:style-name="P12"/>
      <text:p text:style-name="No_20_Spacing"><text:span text:style-name="T11">void</text:span><text:span text:style-name="T10"> lat_poly_pick(Point *p, </text:span><text:span text:style-name="T11">int</text:span><text:span text:style-name="T10"> n, </text:span><text:span text:style-name="T11">long</text:span><text:span text:style-name="T10"> </text:span><text:span text:style-name="T11">long</text:span><text:span text:style-name="T10"> *I, </text:span><text:span text:style-name="T11">long</text:span><text:span text:style-name="T10"> </text:span><text:span text:style-name="T11">long</text:span><text:span text:style-name="T10"> *B){</text:span></text:p>
      <text:p text:style-name="No_20_Spacing"><text:span text:style-name="T10"><text:s text:c="2"/></text:span><text:span text:style-name="T11">int</text:span><text:span text:style-name="T10"> i, j, dx, dy;</text:span></text:p>
      <text:p text:style-name="No_20_Spacing"><text:span text:style-name="T10"><text:s text:c="2"/></text:span><text:span text:style-name="T11">double</text:span><text:span text:style-name="T10"> A = fabs(area_poly(p, n))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9">*B = </text:span><text:span text:style-name="T15">0</text:span><text:span text:style-name="T9">;</text:span></text:p>
      <text:p text:style-name="No_20_Spacing"><text:span text:style-name="T9"><text:s text:c="2"/></text:span><text:span text:style-name="T12">for</text:span><text:span text:style-name="T9">(i = n-</text:span><text:span text:style-name="T15">1</text:span><text:span text:style-name="T9">, j = </text:span><text:span text:style-name="T15">0</text:span><text:span text:style-name="T9">; j &lt; n; i = j++){</text:span></text:p>
      <text:p text:style-name="No_20_Spacing"><text:span text:style-name="T9"><text:s text:c="4"/></text:span><text:span text:style-name="T10">dx = abs(p[i].x - p[j].x);</text:span></text:p>
      <text:p text:style-name="No_20_Spacing"><text:span text:style-name="T10"><text:s text:c="4"/>dy = abs(p[i].y - p[j].y);</text:span></text:p>
      <text:p text:style-name="No_20_Spacing"><text:span text:style-name="T10"><text:s text:c="4"/>*B += gcd(dx,dy);</text:span></text:p>
      <text:p text:style-name="No_20_Spacing"><text:span text:style-name="T10"><text:s text:c="2"/>}</text:span></text:p>
      <text:p text:style-name="No_20_Spacing"><text:span text:style-name="T10"><text:s text:c="2"/>*I = A+</text:span><text:span text:style-name="T16">1</text:span><text:span text:style-name="T10">-*B/</text:span><text:span text:style-name="T16">2.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i, n;</text:span></text:p>
      <text:p text:style-name="No_20_Spacing"><text:span text:style-name="T10"><text:s text:c="2"/></text:span><text:span text:style-name="T11">long</text:span><text:span text:style-name="T10"> </text:span><text:span text:style-name="T11">long</text:span><text:span text:style-name="T10"> numI, numB;</text:span></text:p>
      <text:p text:style-name="No_20_Spacing"><text:span text:style-name="T10"><text:s text:c="2"/>Point p[MAXN]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scanf(</text:span><text:span text:style-name="T14">"%d"</text:span><text:span text:style-name="T10">, &amp;n) == </text:span><text:span text:style-name="T16">1</text:span><text:span text:style-name="T10"> &amp;&amp; n){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; i++){</text:span></text:p>
      <text:p text:style-name="No_20_Spacing"><text:span text:style-name="T10"><text:s text:c="6"/>scanf(</text:span><text:span text:style-name="T14">"%lld %lld"</text:span><text:span text:style-name="T10">, &amp;p[i].x, &amp;p[i].y);</text:span></text:p>
      <text:p text:style-name="No_20_Spacing"><text:span text:style-name="T10"><text:s text:c="4"/>}</text:span></text:p>
      <text:p text:style-name="No_20_Spacing"><text:span text:style-name="T10"><text:s text:c="4"/>lat_poly_pick(p, n, &amp;numI, &amp;numB);</text:span></text:p>
      <text:p text:style-name="No_20_Spacing"><text:span text:style-name="T10"><text:s text:c="4"/>printf(</text:span><text:span text:style-name="T14">"The lattice polygon has %lld interior points and %lld boundary points\n"</text:span><text:span text:style-name="T10">, numI, numB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P12"/>
      <text:p text:style-name="P12"/>
      <text:p text:style-name="No_20_Spacing"><text:soft-page-break/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 Geometry: </text:span></text:p>
      <text:list xml:id="list39266442" text:continue-numbering="true" text:style-name="Outline">
        <text:list-item>
          <text:list>
            <text:list-item>
              <text:h text:style-name="Heading_20_2" text:outline-level="2"><text:bookmark-start text:name="__RefHeading___Toc26788_2932636602"/><text:bookmark text:name="Bookmark28"/><text:span text:style-name="T6">Largest rectangle not enclosing points</text:span><text:bookmark-end text:name="__RefHeading___Toc2678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field of length W by H, and a set of </text:span></text:p>
      <text:p text:style-name="No_20_Spacing"><text:span text:style-name="T7"><text:s text:c="16"/>N points, find one of the largest rectangles </text:span></text:p>
      <text:p text:style-name="No_20_Spacing"><text:span text:style-name="T7"><text:s text:c="16"/>which do not enclose any points</text:span></text:p>
      <text:p text:style-name="No_20_Spacing"><text:span text:style-name="T7"><text:s text:c="3"/></text:span></text:p>
      <text:p text:style-name="No_20_Spacing"><text:span text:style-name="T7"><text:s text:c="3"/>Complexity: <text:s/>O(N^3) where N is the number of points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Feb 15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- Field is [0..W] x [0..H]. <text:s/>Offset as needed.</text:span></text:p>
      <text:p text:style-name="No_20_Spacing"><text:span text:style-name="T7"><text:s text:c="16"/>- This works by trying all possible left and right</text:span></text:p>
      <text:p text:style-name="No_20_Spacing"><text:span text:style-name="T7"><text:s text:c="18"/>boundaries, and determining the largest possible</text:span></text:p>
      <text:p text:style-name="No_20_Spacing"><text:span text:style-name="T7"><text:s text:c="18"/>rectangle given those two bounds.</text:span></text:p>
      <text:p text:style-name="No_20_Spacing"><text:span text:style-name="T7">*/</text:span></text:p>
      <text:p text:style-name="P9"/>
      <text:p text:style-name="No_20_Spacing"><text:span text:style-name="T5">#define MAXN 100</text:span></text:p>
      <text:p text:style-name="P8"/>
      <text:p text:style-name="No_20_Spacing"><text:span text:style-name="T5">#include &lt;stdio.h&gt;</text:span></text:p>
      <text:p text:style-name="No_20_Spacing"><text:span text:style-name="T5">#include &lt;set&gt;</text:span></text:p>
      <text:p text:style-name="No_20_Spacing"><text:span text:style-name="T5">#include &lt;vector&gt;</text:span></text:p>
      <text:p text:style-name="P8"/>
      <text:p text:style-name="No_20_Spacing"><text:span text:style-name="T11">using</text:span><text:span text:style-name="T10"> </text:span><text:span text:style-name="T11">namespace</text:span><text:span text:style-name="T10"> std;</text:span></text:p>
      <text:p text:style-name="P12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double</text:span><text:span text:style-name="T10"> left,right,top,bot;</text:span></text:p>
      <text:p text:style-name="No_20_Spacing"><text:span text:style-name="T10">} Rect;</text:span></text:p>
      <text:p text:style-name="P12"/>
      <text:p text:style-name="No_20_Spacing"><text:span text:style-name="T10">Rect max_Rect(Point *p, </text:span><text:span text:style-name="T11">int</text:span><text:span text:style-name="T10"> n, </text:span><text:span text:style-name="T11">double</text:span><text:span text:style-name="T10"> width, </text:span><text:span text:style-name="T11">double</text:span><text:span text:style-name="T10"> height){</text:span></text:p>
      <text:p text:style-name="No_20_Spacing"><text:span text:style-name="T10"><text:s text:c="2"/>set&lt; </text:span><text:span text:style-name="T11">double</text:span><text:span text:style-name="T10"> &gt; xset, yset, ys; Rect r;</text:span></text:p>
      <text:p text:style-name="No_20_Spacing"><text:span text:style-name="T10"><text:s text:c="2"/></text:span><text:span text:style-name="T11">double</text:span><text:span text:style-name="T10"> old, curr, bot, top, area, best;</text:span></text:p>
      <text:p text:style-name="No_20_Spacing"><text:span text:style-name="T10"><text:s text:c="2"/>set&lt;</text:span><text:span text:style-name="T11">double</text:span><text:span text:style-name="T10">&gt;::iterator left, right, y;</text:span></text:p>
      <text:p text:style-name="No_20_Spacing"><text:span text:style-name="T10"><text:s text:c="2"/></text:span></text:p>
      <text:p text:style-name="No_20_Spacing"><text:span text:style-name="T10"><text:s text:c="2"/>xset.insert(</text:span><text:span text:style-name="T16">0</text:span><text:span text:style-name="T10">); xset.insert(width);</text:span></text:p>
      <text:p text:style-name="No_20_Spacing"><text:span text:style-name="T10"><text:s text:c="2"/>yset.insert(</text:span><text:span text:style-name="T16">0</text:span><text:span text:style-name="T10">); yset.insert(height);</text:span></text:p>
      <text:p text:style-name="No_20_Spacing"><text:span text:style-name="T10"><text:s text:c="2"/></text:span><text:span text:style-name="T11">for</text:span><text:span text:style-name="T10">(</text:span><text:span text:style-name="T11">int</text:span><text:span text:style-name="T10"> i = </text:span><text:span text:style-name="T16">0</text:span><text:span text:style-name="T10">; i &lt; n; i++){</text:span></text:p>
      <text:p text:style-name="No_20_Spacing"><text:span text:style-name="T10"><text:s text:c="4"/>xset.insert(p[i].x);</text:span></text:p>
      <text:p text:style-name="No_20_Spacing"><text:span text:style-name="T10"><text:s text:c="4"/>yset.insert(p[i].y);</text:span></text:p>
      <text:p text:style-name="No_20_Spacing"><text:span text:style-name="T10"><text:s text:c="2"/>}</text:span></text:p>
      <text:p text:style-name="P12"><text:soft-page-break/></text:p>
      <text:p text:style-name="No_20_Spacing"><text:span text:style-name="T10"><text:s text:c="2"/>area = -</text:span><text:span text:style-name="T16">1</text:span><text:span text:style-name="T10">;</text:span></text:p>
      <text:p text:style-name="No_20_Spacing"><text:span text:style-name="T10"><text:s text:c="2"/></text:span><text:span text:style-name="T11">for</text:span><text:span text:style-name="T10">(left = xset.begin(); left != xset.end(); left++){</text:span></text:p>
      <text:p text:style-name="No_20_Spacing"><text:span text:style-name="T10"><text:s text:c="4"/></text:span><text:span text:style-name="T11">for</text:span><text:span text:style-name="T10">(right = left; right != xset.end(); right++){</text:span></text:p>
      <text:p text:style-name="No_20_Spacing"><text:span text:style-name="T10"><text:s text:c="6"/>ys.clear();</text:span></text:p>
      <text:p text:style-name="No_20_Spacing"><text:span text:style-name="T10"><text:s text:c="6"/>ys.insert(height);</text:span></text:p>
      <text:p text:style-name="No_20_Spacing"><text:span text:style-name="T10"><text:s text:c="6"/></text:span><text:span text:style-name="T11">for</text:span><text:span text:style-name="T10">(</text:span><text:span text:style-name="T11">int</text:span><text:span text:style-name="T10"> i = </text:span><text:span text:style-name="T16">0</text:span><text:span text:style-name="T10">; i &lt; n; i++)</text:span></text:p>
      <text:p text:style-name="No_20_Spacing"><text:span text:style-name="T10"><text:s text:c="8"/></text:span><text:span text:style-name="T11">if</text:span><text:span text:style-name="T10">(*left &lt; p[i].x &amp;&amp; p[i].x &lt; *right) ys.insert(p[i].y);</text:span></text:p>
      <text:p text:style-name="No_20_Spacing"><text:span text:style-name="T10"><text:s text:c="6"/>old = best = </text:span><text:span text:style-name="T16">0</text:span><text:span text:style-name="T10">;</text:span></text:p>
      <text:p text:style-name="No_20_Spacing"><text:span text:style-name="T10"><text:s text:c="6"/></text:span><text:span text:style-name="T11">for</text:span><text:span text:style-name="T10">(y = ys.begin(); y != ys.end(); y++){</text:span></text:p>
      <text:p text:style-name="No_20_Spacing"><text:span text:style-name="T10"><text:s text:c="8"/></text:span><text:span text:style-name="T11">if</text:span><text:span text:style-name="T10">(*y-old &gt; best){</text:span></text:p>
      <text:p text:style-name="No_20_Spacing"><text:span text:style-name="T10"><text:s text:c="10"/>best = *y-old;</text:span></text:p>
      <text:p text:style-name="No_20_Spacing"><text:span text:style-name="T10"><text:s text:c="10"/>bot = old;</text:span></text:p>
      <text:p text:style-name="No_20_Spacing"><text:span text:style-name="T10"><text:s text:c="10"/>top = *y;</text:span></text:p>
      <text:p text:style-name="No_20_Spacing"><text:span text:style-name="T10"><text:s text:c="8"/>}</text:span></text:p>
      <text:p text:style-name="No_20_Spacing"><text:span text:style-name="T10"><text:s text:c="8"/>old = *y;</text:span></text:p>
      <text:p text:style-name="No_20_Spacing"><text:span text:style-name="T10"><text:s text:c="6"/>}</text:span></text:p>
      <text:p text:style-name="No_20_Spacing"><text:span text:style-name="T10"><text:s text:c="6"/>curr = best*(*right-*left);</text:span></text:p>
      <text:p text:style-name="No_20_Spacing"><text:span text:style-name="T10"><text:s text:c="6"/></text:span><text:span text:style-name="T11">if</text:span><text:span text:style-name="T10">(curr &gt; area){</text:span></text:p>
      <text:p text:style-name="No_20_Spacing"><text:span text:style-name="T10"><text:s text:c="8"/>area = curr;</text:span></text:p>
      <text:p text:style-name="No_20_Spacing"><text:span text:style-name="T10"><text:s text:c="8"/>r.left = *left;</text:span></text:p>
      <text:p text:style-name="No_20_Spacing"><text:span text:style-name="T10"><text:s text:c="8"/>r.right = *right;</text:span></text:p>
      <text:p text:style-name="No_20_Spacing"><text:span text:style-name="T10"><text:s text:c="8"/>r.bot = bot;</text:span></text:p>
      <text:p text:style-name="No_20_Spacing"><text:span text:style-name="T10"><text:s text:c="8"/>r.top = top;</text:span></text:p>
      <text:p text:style-name="No_20_Spacing"><text:span text:style-name="T10"><text:s text:c="6"/>}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r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i, n; </text:span><text:span text:style-name="T11">double</text:span><text:span text:style-name="T10"> w, h;</text:span></text:p>
      <text:p text:style-name="No_20_Spacing"><text:span text:style-name="T10"><text:s text:c="2"/>Rect r; Point p[MAXN]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scanf(</text:span><text:span text:style-name="T14">" %lf %lf %d"</text:span><text:span text:style-name="T10">, &amp;w, &amp;h, &amp;n) == </text:span><text:span text:style-name="T16">3</text:span><text:span text:style-name="T10">){</text:span></text:p>
      <text:p text:style-name="No_20_Spacing"><text:span text:style-name="T10"><text:s text:c="4"/></text:span><text:span text:style-name="T12">for</text:span><text:span text:style-name="T9">(i = </text:span><text:span text:style-name="T15">0</text:span><text:span text:style-name="T9">; i &lt; n; i++)</text:span></text:p>
      <text:p text:style-name="No_20_Spacing"><text:span text:style-name="T9"><text:s text:c="6"/>scanf(</text:span><text:span text:style-name="T13">"%lf %lf"</text:span><text:span text:style-name="T9">, &amp;p[i].x, &amp;p[i].y);</text:span></text:p>
      <text:p text:style-name="No_20_Spacing"><text:span text:style-name="T9"><text:s text:c="4"/>r = max_Rect(p, n, w, h);</text:span></text:p>
      <text:p text:style-name="No_20_Spacing"><text:span text:style-name="T9"><text:s text:c="4"/></text:span><text:span text:style-name="T10">printf(</text:span><text:span text:style-name="T14">"Largest rectangle: %.2f -&gt; %.2f, %.2f -&gt; %.2f\n"</text:span><text:span text:style-name="T10">,</text:span></text:p>
      <text:p text:style-name="No_20_Spacing"><text:span text:style-name="T10"><text:s text:c="11"/>r.left, r.right, r.bot, r.top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<text:s/>2D Geometry: <text:s/></text:span></text:p>
      <text:list xml:id="list39277633" text:continue-numbering="true" text:style-name="Outline">
        <text:list-item>
          <text:list>
            <text:list-item>
              <text:h text:style-name="Heading_20_2" text:outline-level="2"><text:bookmark-start text:name="__RefHeading___Toc26790_2932636602"/><text:bookmark text:name="Bookmark29"/><text:soft-page-break/><text:span text:style-name="T6">Polygon Midpoints to Verticies</text:span><text:bookmark-end text:name="__RefHeading___Toc26790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Consider a polygon with n sides. <text:s/>Given the</text:span></text:p>
      <text:p text:style-name="No_20_Spacing"><text:span text:style-name="T7"><text:s text:c="16"/>midpoints of each side, this code will find the</text:span></text:p>
      <text:p text:style-name="No_20_Spacing"><text:span text:style-name="T7"><text:s text:c="16"/>vertices of the polygon.</text:span></text:p>
      <text:p text:style-name="P9"/>
      <text:p text:style-name="No_20_Spacing"><text:span text:style-name="T7"><text:s text:c="3"/>Complexity: <text:s/>O(n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Ashley Zinyk</text:span></text:p>
      <text:p text:style-name="No_20_Spacing"><text:span text:style-name="T7"><text:s text:c="3"/>Date: <text:s text:c="7"/>Nov 19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This only works when n is odd; the answer is not</text:span></text:p>
      <text:p text:style-name="No_20_Spacing"><text:span text:style-name="T7"><text:s text:c="16"/>unique <text:s/>for polygons with an even number of vertices.</text:span></text:p>
      <text:p text:style-name="No_20_Spacing"><text:span text:style-name="T7"><text:s text:c="16"/>The polygon does not need to be convex. The points</text:span></text:p>
      <text:p text:style-name="No_20_Spacing"><text:span text:style-name="T7"><text:s text:c="16"/>can be in clockwise or counterclockwise order. 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1">void</text:span><text:span text:style-name="T10"> midpts2vert(Point *midpts, </text:span><text:span text:style-name="T11">int</text:span><text:span text:style-name="T10"> n, Point *poly) {</text:span></text:p>
      <text:p text:style-name="No_20_Spacing"><text:span text:style-name="T10"><text:s text:c="2"/></text:span><text:span text:style-name="T11">int</text:span><text:span text:style-name="T10"> i;</text:span></text:p>
      <text:p text:style-name="No_20_Spacing"><text:span text:style-name="T10"><text:s text:c="2"/></text:span></text:p>
      <text:p text:style-name="No_20_Spacing"><text:span text:style-name="T10"><text:s text:c="2"/>poly[</text:span><text:span text:style-name="T16">0</text:span><text:span text:style-name="T10">] = midpts[</text:span><text:span text:style-name="T16">0</text:span><text:span text:style-name="T10">];</text:span></text:p>
      <text:p text:style-name="No_20_Spacing"><text:span text:style-name="T10"><text:s text:c="2"/></text:span><text:span text:style-name="T11">for</text:span><text:span text:style-name="T10"> (i = </text:span><text:span text:style-name="T16">1</text:span><text:span text:style-name="T10">; i &lt; n; i += </text:span><text:span text:style-name="T16">2</text:span><text:span text:style-name="T10">) {</text:span></text:p>
      <text:p text:style-name="No_20_Spacing"><text:span text:style-name="T10"><text:s text:c="4"/>poly[</text:span><text:span text:style-name="T16">0</text:span><text:span text:style-name="T10">].x += midpts[i+</text:span><text:span text:style-name="T16">1</text:span><text:span text:style-name="T10">].x - midpts[i].x;</text:span></text:p>
      <text:p text:style-name="No_20_Spacing"><text:span text:style-name="T10"><text:s text:c="4"/>poly[</text:span><text:span text:style-name="T16">0</text:span><text:span text:style-name="T10">].y += midpts[i+</text:span><text:span text:style-name="T16">1</text:span><text:span text:style-name="T10">].y - midpts[i].y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for</text:span><text:span text:style-name="T10"> (i = </text:span><text:span text:style-name="T16">1</text:span><text:span text:style-name="T10">; i &lt; n; i++) {</text:span></text:p>
      <text:p text:style-name="No_20_Spacing"><text:span text:style-name="T10"><text:s text:c="4"/>poly[i].x = </text:span><text:span text:style-name="T16">2.0</text:span><text:span text:style-name="T10">*midpts[i-</text:span><text:span text:style-name="T16">1</text:span><text:span text:style-name="T10">].x - poly[i-</text:span><text:span text:style-name="T16">1</text:span><text:span text:style-name="T10">].x;</text:span></text:p>
      <text:p text:style-name="No_20_Spacing"><text:span text:style-name="T10"><text:s text:c="4"/>poly[i].y = </text:span><text:span text:style-name="T16">2.0</text:span><text:span text:style-name="T10">*midpts[i-</text:span><text:span text:style-name="T16">1</text:span><text:span text:style-name="T10">].y - poly[i-</text:span><text:span text:style-name="T16">1</text:span><text:span text:style-name="T10">].y;</text:span></text:p>
      <text:p text:style-name="No_20_Spacing"><text:span text:style-name="T10"><text:s text:c="2"/>} <text:s/>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Point midpts[</text:span><text:span text:style-name="T16">1000</text:span><text:span text:style-name="T10">], poly[</text:span><text:span text:style-name="T16">1000</text:span><text:span text:style-name="T10">];</text:span></text:p>
      <text:p text:style-name="No_20_Spacing"><text:span text:style-name="T10"><text:s text:c="2"/></text:span><text:span text:style-name="T11">int</text:span><text:span text:style-name="T10"> i, n;</text:span></text:p>
      <text:p text:style-name="P12"/>
      <text:p text:style-name="No_20_Spacing"><text:span text:style-name="T10"><text:s text:c="2"/></text:span><text:span text:style-name="T11">while</text:span><text:span text:style-name="T10"> (scanf(</text:span><text:span text:style-name="T14">"%d"</text:span><text:span text:style-name="T10">,&amp;n)==</text:span><text:span text:style-name="T16">1</text:span><text:span text:style-name="T10">) {</text:span></text:p>
      <text:p text:style-name="No_20_Spacing"><text:span text:style-name="T10"><text:s text:c="4"/></text:span><text:span text:style-name="T11">for</text:span><text:span text:style-name="T10"> (i = </text:span><text:span text:style-name="T16">0</text:span><text:span text:style-name="T10">; i &lt; n; i++)</text:span></text:p>
      <text:p text:style-name="No_20_Spacing"><text:span text:style-name="T10"><text:s text:c="6"/>scanf(</text:span><text:span text:style-name="T14">"%lf %lf"</text:span><text:span text:style-name="T10">, &amp;midpts[i].x, &amp;midpts[i].y);</text:span></text:p>
      <text:p text:style-name="No_20_Spacing"><text:span text:style-name="T10"><text:s text:c="4"/>midpts2vert(midpts, n, poly);</text:span></text:p>
      <text:p text:style-name="No_20_Spacing"><text:span text:style-name="T10"><text:s text:c="4"/></text:span><text:span text:style-name="T11">for</text:span><text:span text:style-name="T10"> (i = </text:span><text:span text:style-name="T16">0</text:span><text:span text:style-name="T10">; i &lt; n; i++)</text:span></text:p>
      <text:p text:style-name="No_20_Spacing"><text:span text:style-name="T10"><text:s text:c="6"/>printf(</text:span><text:span text:style-name="T14">"%0.3f %0.3f\n"</text:span><text:span text:style-name="T10">, poly[i].x, poly[i].y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oft-page-break/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 Geometry: </text:span></text:p>
      <text:list xml:id="list39281805" text:continue-numbering="true" text:style-name="Outline">
        <text:list-item>
          <text:list>
            <text:list-item>
              <text:h text:style-name="Heading_20_2" text:outline-level="2"><text:bookmark-start text:name="__RefHeading___Toc26792_2932636602"/><text:bookmark text:name="Bookmark30"/><text:span text:style-name="T6">Minimum bounding circle</text:span><text:bookmark-end text:name="__RefHeading___Toc2679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set of points, this returns the circle with</text:span></text:p>
      <text:p text:style-name="No_20_Spacing"><text:span text:style-name="T7"><text:s text:c="16"/>the minimum area which completely contains all those</text:span></text:p>
      <text:p text:style-name="No_20_Spacing"><text:span text:style-name="T7"><text:s text:c="16"/>points</text:span></text:p>
      <text:p text:style-name="No_20_Spacing"><text:span text:style-name="T7"><text:s text:c="3"/></text:span></text:p>
      <text:p text:style-name="No_20_Spacing"><text:span text:style-name="T7"><text:s text:c="3"/>Complexity: <text:s/>O(n^3) worst case, where n is the number of points</text:span></text:p>
      <text:p text:style-name="No_20_Spacing"><text:span text:style-name="T7"><text:s text:c="16"/>but on average O(n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Jan 24, 2003</text:span></text:p>
      <text:p text:style-name="No_20_Spacing"><text:span text:style-name="T7"><text:s text:c="3"/>References: <text:s/>http://www.cs.unc.edu/~eberly/gr_cont.htm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2 (Spain 10005 - Packing polygons)</text:span></text:p>
      <text:p text:style-name="No_20_Spacing"><text:span text:style-name="T7"><text:s text:c="19"/>Problem C Aliens Jan 21, 2003</text:span></text:p>
      <text:p text:style-name="No_20_Spacing"><text:span text:style-name="T7"><text:s text:c="3"/>Notes: <text:s text:c="6"/>This is a simplification of the old min_circle code</text:span></text:p>
      <text:p text:style-name="No_20_Spacing"><text:span text:style-name="T7"><text:s text:c="16"/>by Scott Crosswhite (/Old/min_circle.c)</text:span></text:p>
      <text:p text:style-name="No_20_Spacing"><text:span text:style-name="T7"><text:s text:c="16"/>The input array is sorted to increase stability of</text:span></text:p>
      <text:p text:style-name="No_20_Spacing"><text:span text:style-name="T7"><text:s text:c="16"/>an answer. <text:s/>This may be removed to increased speed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No_20_Spacing"><text:span text:style-name="T5">#include &lt;float.h&gt;</text:span></text:p>
      <text:p text:style-name="No_20_Spacing"><text:span text:style-name="T5">#include &lt;stdlib.h&gt;</text:span></text:p>
      <text:p text:style-name="P8"/>
      <text:p text:style-name="No_20_Spacing"><text:span text:style-name="T5">#define EPS 1e-6</text:span></text:p>
      <text:p text:style-name="No_20_Spacing"><text:span text:style-name="T5">#define MAXN 100</text:span></text:p>
      <text:p text:style-name="No_20_Spacing"><text:span text:style-name="T5">#define SQR(x) ((x)*(x))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double</text:span><text:span text:style-name="T10"> x, y, r;</text:span></text:p>
      <text:p text:style-name="No_20_Spacing"><text:span text:style-name="T10">} Circle;</text:span></text:p>
      <text:p text:style-name="P12"/>
      <text:p text:style-name="No_20_Spacing"><text:span text:style-name="T11">int</text:span><text:span text:style-name="T10"> inside(Point p, Circle c){</text:span></text:p>
      <text:p text:style-name="No_20_Spacing"><text:span text:style-name="T10"><text:s text:c="2"/></text:span><text:span text:style-name="T11">return</text:span><text:span text:style-name="T10"> SQR(p.x-c.x)+SQR(p.y-c.y) &lt;= SQR(c.r);</text:span></text:p>
      <text:p text:style-name="No_20_Spacing"><text:span text:style-name="T10">}</text:span></text:p>
      <text:p text:style-name="P12"/>
      <text:p text:style-name="No_20_Spacing"><text:span text:style-name="T10">Circle Circle1(Point p){</text:span></text:p>
      <text:p text:style-name="No_20_Spacing"><text:soft-page-break/><text:span text:style-name="T10"><text:s text:c="2"/>Circle c;</text:span></text:p>
      <text:p text:style-name="No_20_Spacing"><text:span text:style-name="T10"><text:s text:c="2"/>c.x = p.x; c.y = p.y; c.r = </text:span><text:span text:style-name="T16">0</text:span><text:span text:style-name="T10">;</text:span></text:p>
      <text:p text:style-name="No_20_Spacing"><text:span text:style-name="T10"><text:s text:c="2"/></text:span><text:span text:style-name="T11">return</text:span><text:span text:style-name="T10"> c;</text:span></text:p>
      <text:p text:style-name="No_20_Spacing"><text:span text:style-name="T10">}</text:span></text:p>
      <text:p text:style-name="P12"/>
      <text:p text:style-name="No_20_Spacing"><text:span text:style-name="T10">Circle Circle2(Point p1, Point p2){</text:span></text:p>
      <text:p text:style-name="No_20_Spacing"><text:span text:style-name="T10"><text:s text:c="2"/>Circle c;</text:span></text:p>
      <text:p text:style-name="No_20_Spacing"><text:span text:style-name="T10"><text:s text:c="2"/>c.x = </text:span><text:span text:style-name="T16">0.5</text:span><text:span text:style-name="T10">*(p1.x + p2.x);</text:span></text:p>
      <text:p text:style-name="No_20_Spacing"><text:span text:style-name="T10"><text:s text:c="2"/>c.y = </text:span><text:span text:style-name="T16">0.5</text:span><text:span text:style-name="T10">*(p1.y + p2.y);</text:span></text:p>
      <text:p text:style-name="No_20_Spacing"><text:span text:style-name="T10"><text:s text:c="2"/>c.r = </text:span><text:span text:style-name="T16">0.5</text:span><text:span text:style-name="T10">*sqrt(SQR(p1.x-p2.x)+SQR(p1.y-p2.y));</text:span></text:p>
      <text:p text:style-name="No_20_Spacing"><text:span text:style-name="T10"><text:s text:c="2"/></text:span><text:span text:style-name="T11">return</text:span><text:span text:style-name="T10"> c;</text:span></text:p>
      <text:p text:style-name="No_20_Spacing"><text:span text:style-name="T10">}</text:span></text:p>
      <text:p text:style-name="P12"/>
      <text:p text:style-name="No_20_Spacing"><text:span text:style-name="T10">Circle Circle3(Point p1, Point p2, Point p3){</text:span></text:p>
      <text:p text:style-name="No_20_Spacing"><text:span text:style-name="T10"><text:s text:c="2"/>Circle res; </text:span><text:span text:style-name="T11">double</text:span><text:span text:style-name="T10"> a,b,c,d,e,f,g;</text:span></text:p>
      <text:p text:style-name="No_20_Spacing"><text:span text:style-name="T10"><text:s text:c="2"/>a = <text:s/>p2.x - p1.x; <text:s/>b = p2.y - p1.y;</text:span></text:p>
      <text:p text:style-name="No_20_Spacing"><text:span text:style-name="T10"><text:s text:c="2"/>c = <text:s/>p3.x - p1.x; <text:s/>d = p3.y - p1.y;</text:span></text:p>
      <text:p text:style-name="No_20_Spacing"><text:span text:style-name="T10"><text:s text:c="2"/></text:span><text:span text:style-name="T9">e = (p2.x + p1.x)*a + (p2.y + p1.y)*b;</text:span></text:p>
      <text:p text:style-name="No_20_Spacing"><text:span text:style-name="T9"><text:s text:c="2"/></text:span><text:span text:style-name="T10">f = (p3.x + p1.x)*c + (p3.y + p1.y)*d;</text:span></text:p>
      <text:p text:style-name="No_20_Spacing"><text:span text:style-name="T10"><text:s text:c="2"/>g = </text:span><text:span text:style-name="T16">2.0</text:span><text:span text:style-name="T10">*(a*(p3.y - p2.y) - b*(p3.x - p2.x));</text:span></text:p>
      <text:p text:style-name="No_20_Spacing"><text:span text:style-name="T10"><text:s text:c="2"/></text:span><text:span text:style-name="T11">if</text:span><text:span text:style-name="T10"> (fabs(g) &lt; EPS){</text:span></text:p>
      <text:p text:style-name="No_20_Spacing"><text:span text:style-name="T10"><text:s text:c="4"/>res.x = res.y = res.r = DBL_MAX;</text:span></text:p>
      <text:p text:style-name="No_20_Spacing"><text:span text:style-name="T10"><text:s text:c="4"/></text:span><text:span text:style-name="T11">return</text:span><text:span text:style-name="T10"> res;</text:span></text:p>
      <text:p text:style-name="No_20_Spacing"><text:span text:style-name="T10"><text:s text:c="2"/>}</text:span></text:p>
      <text:p text:style-name="No_20_Spacing"><text:span text:style-name="T10"><text:s text:c="2"/>res.x = (d*e - b*f) / g;</text:span></text:p>
      <text:p text:style-name="No_20_Spacing"><text:span text:style-name="T10"><text:s text:c="2"/>res.y = (a*f - c*e) / g;</text:span></text:p>
      <text:p text:style-name="No_20_Spacing"><text:span text:style-name="T10"><text:s text:c="2"/>res.r = sqrt(SQR((p1.x-res.x))+SQR((p1.y-res.y)));</text:span></text:p>
      <text:p text:style-name="No_20_Spacing"><text:span text:style-name="T10"><text:s text:c="2"/></text:span><text:span text:style-name="T11">return</text:span><text:span text:style-name="T10"> res;</text:span></text:p>
      <text:p text:style-name="No_20_Spacing"><text:span text:style-name="T10">}</text:span></text:p>
      <text:p text:style-name="P12"/>
      <text:p text:style-name="No_20_Spacing"><text:span text:style-name="T10">Circle min_circle(Point *p, </text:span><text:span text:style-name="T11">int</text:span><text:span text:style-name="T10"> n){</text:span></text:p>
      <text:p text:style-name="No_20_Spacing"><text:span text:style-name="T10"><text:s text:c="2"/></text:span><text:span text:style-name="T11">int</text:span><text:span text:style-name="T10"> i, j, k; Point t; Circle c = Circle1(p[</text:span><text:span text:style-name="T16">0</text:span><text:span text:style-name="T10">])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7">/* Randomize point array to avoid doctored input - may modify the</text:span></text:p>
      <text:p text:style-name="No_20_Spacing"><text:span text:style-name="T7"><text:s text:c="5"/>limit on the for loop to increase/decrease randomness */</text:span></text:p>
      <text:p text:style-name="No_20_Spacing"><text:span text:style-name="T10"><text:s text:c="2"/></text:span><text:span text:style-name="T12">for</text:span><text:span text:style-name="T9">(i = </text:span><text:span text:style-name="T15">0</text:span><text:span text:style-name="T9">; i &lt; n; i++){</text:span></text:p>
      <text:p text:style-name="No_20_Spacing"><text:span text:style-name="T9"><text:s text:c="4"/>j = rand() % n;</text:span></text:p>
      <text:p text:style-name="No_20_Spacing"><text:span text:style-name="T9"><text:s text:c="4"/></text:span><text:span text:style-name="T10">k = rand() % n;</text:span></text:p>
      <text:p text:style-name="No_20_Spacing"><text:span text:style-name="T10"><text:s text:c="4"/>t = p[j]; p[j] = p[k]; p[k] = t;</text:span></text:p>
      <text:p text:style-name="No_20_Spacing"><text:span text:style-name="T10"><text:s text:c="2"/>}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(i = </text:span><text:span text:style-name="T16">1</text:span><text:span text:style-name="T10">; i &lt; n; i++) </text:span><text:span text:style-name="T11">if</text:span><text:span text:style-name="T10">(!inside(p[i], c)){ c = Circle1(p[i]);</text:span></text:p>
      <text:p text:style-name="No_20_Spacing"><text:span text:style-name="T10"><text:s text:c="2"/></text:span><text:span text:style-name="T11">for</text:span><text:span text:style-name="T10">(j = </text:span><text:span text:style-name="T16">0</text:span><text:span text:style-name="T10">; j &lt; i; j++) </text:span><text:span text:style-name="T11">if</text:span><text:span text:style-name="T10">(!inside(p[j], c)){ c = Circle2(p[i],p[j]);</text:span></text:p>
      <text:p text:style-name="No_20_Spacing"><text:span text:style-name="T10"><text:s text:c="2"/></text:span><text:span text:style-name="T11">for</text:span><text:span text:style-name="T10">(k = </text:span><text:span text:style-name="T16">0</text:span><text:span text:style-name="T10">; k &lt; j; k++) </text:span><text:span text:style-name="T11">if</text:span><text:span text:style-name="T10">(!inside(p[k], c)) <text:s/>c = Circle3(p[i],p[j],p[k]);}}</text:span></text:p>
      <text:p text:style-name="No_20_Spacing"><text:span text:style-name="T10"><text:s text:c="2"/></text:span><text:span text:style-name="T11">return</text:span><text:span text:style-name="T10"> c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Point pts[MAXN]; Circle res; </text:span><text:span text:style-name="T11">int</text:span><text:span text:style-name="T10"> i, n;</text:span></text:p>
      <text:p text:style-name="No_20_Spacing"><text:span text:style-name="T10"><text:s text:c="2"/></text:span></text:p>
      <text:p text:style-name="No_20_Spacing"><text:soft-page-break/><text:span text:style-name="T10"><text:s text:c="2"/></text:span><text:span text:style-name="T12">while</text:span><text:span text:style-name="T9">(scanf(</text:span><text:span text:style-name="T13">"%d"</text:span><text:span text:style-name="T9">, &amp;n) == </text:span><text:span text:style-name="T15">1</text:span><text:span text:style-name="T9"> &amp;&amp; n){</text:span></text:p>
      <text:p text:style-name="No_20_Spacing"><text:span text:style-name="T9"><text:s text:c="4"/></text:span><text:span text:style-name="T12">for</text:span><text:span text:style-name="T9">(i = </text:span><text:span text:style-name="T15">0</text:span><text:span text:style-name="T9">; i &lt; n; i++)</text:span></text:p>
      <text:p text:style-name="No_20_Spacing"><text:span text:style-name="T9"><text:s text:c="6"/>scanf(</text:span><text:span text:style-name="T13">"%lf %lf"</text:span><text:span text:style-name="T9">, &amp;pts[i].x, &amp;pts[i].y);</text:span></text:p>
      <text:p text:style-name="No_20_Spacing"><text:span text:style-name="T9"><text:s text:c="4"/>res = min_circle(pts, n);</text:span></text:p>
      <text:p text:style-name="No_20_Spacing"><text:span text:style-name="T9"><text:s text:c="4"/>printf(</text:span><text:span text:style-name="T13">"(%.3f, %.3f) r = %.3f\n"</text:span><text:span text:style-name="T9">, res.x, res.y, res.r);</text:span></text:p>
      <text:p text:style-name="No_20_Spacing"><text:span text:style-name="T9"><text:s text:c="2"/></text:span><text:span text:style-name="T10"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 Geometry: </text:span></text:p>
      <text:list xml:id="list39289863" text:continue-numbering="true" text:style-name="Outline">
        <text:list-item>
          <text:list>
            <text:list-item>
              <text:h text:style-name="Heading_20_2" text:outline-level="2"><text:bookmark-start text:name="__RefHeading___Toc26794_2932636602"/><text:bookmark text:name="Bookmark31"/><text:span text:style-name="T6">Point in convex polygon</text:span><text:bookmark-end text:name="__RefHeading___Toc26794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point an a convex polygon, returns 1 if the</text:span></text:p>
      <text:p text:style-name="No_20_Spacing"><text:span text:style-name="T7"><text:s text:c="16"/>point is in the polygon</text:span></text:p>
      <text:p text:style-name="No_20_Spacing"><text:span text:style-name="T7"><text:s text:c="3"/></text:span></text:p>
      <text:p text:style-name="No_20_Spacing"><text:span text:style-name="T7"><text:s text:c="16"/>Can also check to see if point is on boundary</text:span></text:p>
      <text:p text:style-name="P9"/>
      <text:p text:style-name="No_20_Spacing"><text:span text:style-name="T7"><text:s text:c="3"/>Complexity: <text:s/>O(N) where N is number of vertices of polygon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Ashley Zinyk, Gilbert Lee</text:span></text:p>
      <text:p text:style-name="No_20_Spacing"><text:span text:style-name="T7"><text:s text:c="3"/>Date: <text:s text:c="7"/>Nov 14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No_20_Spacing"><text:span text:style-name="T5">#include &lt;math.h&gt;</text:span></text:p>
      <text:p text:style-name="P8"/>
      <text:p text:style-name="No_20_Spacing"><text:span text:style-name="T5">#define EPS 1E-8 <text:s/></text:span></text:p>
      <text:p text:style-name="No_20_Spacing"><text:span text:style-name="T5">#define BOUNDARY 1 <text:s/></text:span><text:span text:style-name="T7">/* What to return if the point is on the </text:span></text:p>
      <text:p text:style-name="No_20_Spacing"><text:span text:style-name="T7"><text:s text:c="23"/>boundary of the polygon (0 = false, 1 = true) */</text:span></text:p>
      <text:p text:style-name="P9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1">double</text:span><text:span text:style-name="T10"> area_tri(Point a, Point b, Point c){</text:span></text:p>
      <text:p text:style-name="No_20_Spacing"><text:span text:style-name="T10"><text:s text:c="2"/></text:span><text:span text:style-name="T11">double</text:span><text:span text:style-name="T10"> area;</text:span></text:p>
      <text:p text:style-name="No_20_Spacing"><text:span text:style-name="T10"><text:s text:c="2"/></text:span></text:p>
      <text:p text:style-name="No_20_Spacing"><text:span text:style-name="T10"><text:s text:c="2"/>area = (b.x-a.x) * (c.y-a.y)</text:span></text:p>
      <text:p text:style-name="No_20_Spacing"><text:span text:style-name="T10"><text:s text:c="8"/>-(b.y-a.y) * (c.x-a.x); </text:span></text:p>
      <text:p text:style-name="No_20_Spacing"><text:span text:style-name="T10"><text:s text:c="2"/></text:span><text:span text:style-name="T11">return</text:span><text:span text:style-name="T10"> (fabs(area))/</text:span><text:span text:style-name="T16">2</text:span><text:span text:style-name="T10">;</text:span></text:p>
      <text:p text:style-name="No_20_Spacing"><text:span text:style-name="T10">}</text:span></text:p>
      <text:p text:style-name="P12"><text:soft-page-break/></text:p>
      <text:p text:style-name="No_20_Spacing"><text:span text:style-name="T11">int</text:span><text:span text:style-name="T10"> point_in_convex_poly(Point *poly, </text:span><text:span text:style-name="T11">int</text:span><text:span text:style-name="T10"> n, Point p){</text:span></text:p>
      <text:p text:style-name="No_20_Spacing"><text:span text:style-name="T10"><text:s text:c="2"/></text:span><text:span text:style-name="T11">double</text:span><text:span text:style-name="T10"> areapoly = </text:span><text:span text:style-name="T16">0</text:span><text:span text:style-name="T10">, areatri = </text:span><text:span text:style-name="T16">0</text:span><text:span text:style-name="T10">, temp;</text:span></text:p>
      <text:p text:style-name="No_20_Spacing"><text:span text:style-name="T10"><text:s text:c="2"/></text:span><text:span text:style-name="T11">int</text:span><text:span text:style-name="T10"> bflag = </text:span><text:span text:style-name="T16">0</text:span><text:span text:style-name="T10">;</text:span></text:p>
      <text:p text:style-name="No_20_Spacing"><text:span text:style-name="T10"><text:s text:c="2"/></text:span><text:span text:style-name="T12">int</text:span><text:span text:style-name="T9"> i, j;</text:span></text:p>
      <text:p text:style-name="No_20_Spacing"><text:span text:style-name="T9"><text:s text:c="2"/></text:span></text:p>
      <text:p text:style-name="No_20_Spacing"><text:span text:style-name="T9"><text:s text:c="2"/></text:span><text:span text:style-name="T12">for</text:span><text:span text:style-name="T9">(i = </text:span><text:span text:style-name="T15">0</text:span><text:span text:style-name="T9">, j = n-</text:span><text:span text:style-name="T15">1</text:span><text:span text:style-name="T9">; i &lt; n; j = i++){</text:span></text:p>
      <text:p text:style-name="No_20_Spacing"><text:span text:style-name="T9"><text:s text:c="4"/></text:span><text:span text:style-name="T10">areapoly += area_tri(poly[i], poly[j], poly[</text:span><text:span text:style-name="T16">0</text:span><text:span text:style-name="T10">]);</text:span></text:p>
      <text:p text:style-name="No_20_Spacing"><text:span text:style-name="T10"><text:s text:c="4"/>temp = area_tri(poly[i], poly[j], p);</text:span></text:p>
      <text:p text:style-name="No_20_Spacing"><text:span text:style-name="T10"><text:s text:c="4"/></text:span><text:span text:style-name="T11">if</text:span><text:span text:style-name="T10">(temp &lt; EPS) bflag = </text:span><text:span text:style-name="T16">1</text:span><text:span text:style-name="T10">;</text:span></text:p>
      <text:p text:style-name="No_20_Spacing"><text:span text:style-name="T10"><text:s text:c="4"/>areatri += temp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if</text:span><text:span text:style-name="T10">(fabs(areapoly-areatri) &lt; EPS){</text:span></text:p>
      <text:p text:style-name="No_20_Spacing"><text:span text:style-name="T10"><text:s text:c="4"/></text:span><text:span text:style-name="T11">if</text:span><text:span text:style-name="T10">(bflag) </text:span><text:span text:style-name="T11">return</text:span><text:span text:style-name="T10"> BOUNDARY;</text:span></text:p>
      <text:p text:style-name="No_20_Spacing"><text:span text:style-name="T10"><text:s text:c="4"/></text:span><text:span text:style-name="T11">else</text:span><text:span text:style-name="T10"> 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i, n;</text:span></text:p>
      <text:p text:style-name="No_20_Spacing"><text:span text:style-name="T10"><text:s text:c="2"/>Point *poly, p;</text:span></text:p>
      <text:p text:style-name="No_20_Spacing"><text:span text:style-name="T10"><text:s text:c="2"/></text:span></text:p>
      <text:p text:style-name="No_20_Spacing"><text:span text:style-name="T10"><text:s text:c="2"/>printf(</text:span><text:span text:style-name="T14">"How many vertices in the polygon? "</text:span><text:span text:style-name="T10">);</text:span></text:p>
      <text:p text:style-name="No_20_Spacing"><text:span text:style-name="T10"><text:s text:c="2"/>scanf(</text:span><text:span text:style-name="T14">"%d"</text:span><text:span text:style-name="T10">, &amp;n);</text:span></text:p>
      <text:p text:style-name="No_20_Spacing"><text:span text:style-name="T10"><text:s text:c="2"/>poly = (Point *) malloc(n*</text:span><text:span text:style-name="T11">sizeof</text:span><text:span text:style-name="T10">(Point));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n; i++){</text:span></text:p>
      <text:p text:style-name="No_20_Spacing"><text:span text:style-name="T10"><text:s text:c="4"/>scanf(</text:span><text:span text:style-name="T14">"%lf %lf"</text:span><text:span text:style-name="T10">, &amp;poly[i].x, &amp;poly[i].y);</text:span></text:p>
      <text:p text:style-name="No_20_Spacing"><text:span text:style-name="T10"><text:s text:c="2"/>}</text:span></text:p>
      <text:p text:style-name="No_20_Spacing"><text:span text:style-name="T10"><text:s text:c="2"/>printf(</text:span><text:span text:style-name="T14">"Now enter points to test:\n"</text:span><text:span text:style-name="T10">);</text:span></text:p>
      <text:p text:style-name="No_20_Spacing"><text:span text:style-name="T10"><text:s text:c="2"/></text:span><text:span text:style-name="T11">while</text:span><text:span text:style-name="T10">(scanf(</text:span><text:span text:style-name="T14">"%lf %lf"</text:span><text:span text:style-name="T10">, &amp;p.x, &amp;p.y) == </text:span><text:span text:style-name="T16">2</text:span><text:span text:style-name="T10">){</text:span></text:p>
      <text:p text:style-name="No_20_Spacing"><text:span text:style-name="T10"><text:s text:c="4"/></text:span><text:span text:style-name="T11">if</text:span><text:span text:style-name="T10">(point_in_convex_poly(poly, n, p)){</text:span></text:p>
      <text:p text:style-name="No_20_Spacing"><text:span text:style-name="T10"><text:s text:c="6"/>printf(</text:span><text:span text:style-name="T14">"YES\n"</text:span><text:span text:style-name="T10">);</text:span></text:p>
      <text:p text:style-name="No_20_Spacing"><text:span text:style-name="T10"><text:s text:c="4"/>} </text:span><text:span text:style-name="T11">else</text:span><text:span text:style-name="T10"> {</text:span></text:p>
      <text:p text:style-name="No_20_Spacing"><text:span text:style-name="T10"><text:s text:c="6"/>printf(</text:span><text:span text:style-name="T14">"NO\n"</text:span><text:span text:style-name="T10">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 Geometry: </text:span></text:p>
      <text:list xml:id="list39277932" text:continue-numbering="true" text:style-name="Outline">
        <text:list-item>
          <text:list>
            <text:list-item>
              <text:h text:style-name="Heading_20_2" text:outline-level="2"><text:bookmark-start text:name="__RefHeading___Toc26796_2932636602"/><text:bookmark text:name="Bookmark32"/><text:span text:style-name="T6">Polygon Similarity &amp; Congruency</text:span><text:bookmark-end text:name="__RefHeading___Toc2679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polygons p1 and p2, determines whether or not </text:span></text:p>
      <text:p text:style-name="No_20_Spacing"><text:span text:style-name="T7"><text:s text:c="16"/>p2 is a transformed version of p1. <text:s/>Valid transforms</text:span></text:p>
      <text:p text:style-name="No_20_Spacing"><text:span text:style-name="T7"><text:s text:c="16"/>include flips, rotations, translation, scaling, and</text:span></text:p>
      <text:p text:style-name="No_20_Spacing"><text:soft-page-break/><text:span text:style-name="T7"><text:s text:c="16"/>reversing the order of the points.</text:span></text:p>
      <text:p text:style-name="P9"/>
      <text:p text:style-name="No_20_Spacing"><text:span text:style-name="T7"><text:s text:c="3"/>Complexity: <text:s text:c="7"/>O(N^2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7"/>Ashley Zinyk</text:span></text:p>
      <text:p text:style-name="No_20_Spacing"><text:span text:style-name="T7"><text:s text:c="3"/>Date: <text:s text:c="7"/>February 27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8"/>Polygon congruency can also be determined.</text:span></text:p>
      <text:p text:style-name="No_20_Spacing"><text:span text:style-name="T7"><text:s text:c="16"/>The polygons must not be self-intersecting.</text:span></text:p>
      <text:p text:style-name="No_20_Spacing"><text:span text:style-name="T7"><text:s text:c="16"/>The polygons may be modified; make a copy if you</text:span></text:p>
      <text:p text:style-name="No_20_Spacing"><text:span text:style-name="T7"><text:s text:c="16"/>need to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No_20_Spacing"><text:span text:style-name="T5">#include &lt;string.h&gt;</text:span></text:p>
      <text:p text:style-name="No_20_Spacing"><text:span text:style-name="T5">#include &lt;math.h&gt;</text:span></text:p>
      <text:p text:style-name="No_20_Spacing"><text:span text:style-name="T5">#define EPS 1E-8</text:span></text:p>
      <text:p text:style-name="No_20_Spacing"><text:span text:style-name="T5">#define SQR(x) ((x)*(x))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1">double</text:span><text:span text:style-name="T10"> dist2(Point a, Point b) {</text:span></text:p>
      <text:p text:style-name="No_20_Spacing"><text:span text:style-name="T10"><text:s text:c="2"/></text:span><text:span text:style-name="T11">return</text:span><text:span text:style-name="T10"> SQR(a.x-b.x) + SQR(a.y-b.y);</text:span></text:p>
      <text:p text:style-name="No_20_Spacing"><text:span text:style-name="T10">}</text:span></text:p>
      <text:p text:style-name="P12"/>
      <text:p text:style-name="No_20_Spacing"><text:span text:style-name="T11">double</text:span><text:span text:style-name="T10"> dot(Point a, Point b, Point c) {</text:span></text:p>
      <text:p text:style-name="No_20_Spacing"><text:span text:style-name="T10"><text:s text:c="2"/></text:span><text:span text:style-name="T11">return</text:span><text:span text:style-name="T10"> (a.x-b.x)*(c.x-b.x) + (a.y-b.y)*(c.y-b.y);</text:span></text:p>
      <text:p text:style-name="No_20_Spacing"><text:span text:style-name="T10">}</text:span></text:p>
      <text:p text:style-name="P12"/>
      <text:p text:style-name="No_20_Spacing"><text:span text:style-name="T11">double</text:span><text:span text:style-name="T10"> cross(Point a, Point b, Point c) {</text:span></text:p>
      <text:p text:style-name="No_20_Spacing"><text:span text:style-name="T10"><text:s text:c="2"/></text:span><text:span text:style-name="T11">return</text:span><text:span text:style-name="T10"> (a.x-b.x)*(c.y-b.y) - (c.x-b.x)*(a.y-b.y);</text:span></text:p>
      <text:p text:style-name="No_20_Spacing"><text:span text:style-name="T10">}</text:span></text:p>
      <text:p text:style-name="P12"/>
      <text:p text:style-name="No_20_Spacing"><text:span text:style-name="T7">/* given a polygon, remove verticies with 180 degree angles.</text:span></text:p>
      <text:p text:style-name="No_20_Spacing"><text:span text:style-name="T7"><text:s text:c="3"/>return the number of verticies remaining. */</text:span></text:p>
      <text:p text:style-name="No_20_Spacing"><text:span text:style-name="T11">int</text:span><text:span text:style-name="T10"> poly_reduce(Point *poly, </text:span><text:span text:style-name="T11">int</text:span><text:span text:style-name="T10"> n) {</text:span></text:p>
      <text:p text:style-name="No_20_Spacing"><text:span text:style-name="T10"><text:s text:c="2"/>Point *npoly = malloc(n*</text:span><text:span text:style-name="T11">sizeof</text:span><text:span text:style-name="T10">(Point));</text:span></text:p>
      <text:p text:style-name="No_20_Spacing"><text:span text:style-name="T10"><text:s text:c="2"/></text:span><text:span text:style-name="T11">int</text:span><text:span text:style-name="T10"> i, cnt = </text:span><text:span text:style-name="T16">0</text:span><text:span text:style-name="T10">;</text:span></text:p>
      <text:p text:style-name="P12"/>
      <text:p text:style-name="No_20_Spacing"><text:span text:style-name="T10"><text:s text:c="2"/></text:span><text:span text:style-name="T11">for</text:span><text:span text:style-name="T10"> (i = </text:span><text:span text:style-name="T16">0</text:span><text:span text:style-name="T10">; i &lt; n; i++)</text:span></text:p>
      <text:p text:style-name="No_20_Spacing"><text:span text:style-name="T10"><text:s text:c="4"/></text:span><text:span text:style-name="T11">if</text:span><text:span text:style-name="T10"> (fabs(cross(poly[i], poly[(i+</text:span><text:span text:style-name="T16">1</text:span><text:span text:style-name="T10">)%n], poly[(i+</text:span><text:span text:style-name="T16">2</text:span><text:span text:style-name="T10">)%n])) &gt; EPS)</text:span></text:p>
      <text:p text:style-name="No_20_Spacing"><text:span text:style-name="T10"><text:s text:c="6"/>npoly[cnt++] = poly[(i+</text:span><text:span text:style-name="T16">1</text:span><text:span text:style-name="T10">)%n];</text:span></text:p>
      <text:p text:style-name="No_20_Spacing"><text:span text:style-name="T10"><text:s text:c="2"/>memcpy(poly,npoly,cnt*</text:span><text:span text:style-name="T11">sizeof</text:span><text:span text:style-name="T10">(Point));</text:span></text:p>
      <text:p text:style-name="No_20_Spacing"><text:span text:style-name="T10"><text:s text:c="2"/>free(npoly);</text:span></text:p>
      <text:p text:style-name="No_20_Spacing"><text:span text:style-name="T10"><text:s text:c="2"/></text:span><text:span text:style-name="T11">return</text:span><text:span text:style-name="T10"> cnt;</text:span></text:p>
      <text:p text:style-name="No_20_Spacing"><text:span text:style-name="T10">}</text:span></text:p>
      <text:p text:style-name="P12"><text:soft-page-break/></text:p>
      <text:p text:style-name="No_20_Spacing"><text:span text:style-name="T11">int</text:span><text:span text:style-name="T10"> poly_similar(Point *p1, </text:span><text:span text:style-name="T11">int</text:span><text:span text:style-name="T10"> n, Point *p2, </text:span><text:span text:style-name="T11">int</text:span><text:span text:style-name="T10"> m) {</text:span></text:p>
      <text:p text:style-name="No_20_Spacing"><text:span text:style-name="T10"><text:s text:c="2"/></text:span><text:span text:style-name="T11">double</text:span><text:span text:style-name="T10"> ratio, turn;</text:span></text:p>
      <text:p text:style-name="No_20_Spacing"><text:span text:style-name="T10"><text:s text:c="2"/>Point a, b, c, d, e, f, tmp;</text:span></text:p>
      <text:p text:style-name="No_20_Spacing"><text:span text:style-name="T10"><text:s text:c="2"/></text:span><text:span text:style-name="T11">int</text:span><text:span text:style-name="T10"> i, j, ori;</text:span></text:p>
      <text:p text:style-name="P12"/>
      <text:p text:style-name="No_20_Spacing"><text:span text:style-name="T10"><text:s text:c="2"/>n = poly_reduce(p1,n);</text:span></text:p>
      <text:p text:style-name="No_20_Spacing"><text:span text:style-name="T10"><text:s text:c="2"/>m = poly_reduce(p2,m);</text:span></text:p>
      <text:p text:style-name="No_20_Spacing"><text:span text:style-name="T10"><text:s text:c="2"/></text:span><text:span text:style-name="T11">if</text:span><text:span text:style-name="T10"> (n != m) </text:span><text:span text:style-name="T11">return</text:span><text:span text:style-name="T10"> </text:span><text:span text:style-name="T16">0</text:span><text:span text:style-name="T10">;</text:span></text:p>
      <text:p text:style-name="P12"/>
      <text:p text:style-name="No_20_Spacing"><text:span text:style-name="T10"><text:s text:c="2"/></text:span><text:span text:style-name="T11">for</text:span><text:span text:style-name="T10"> (ori = </text:span><text:span text:style-name="T16">0</text:span><text:span text:style-name="T10">; ori &lt; </text:span><text:span text:style-name="T16">2</text:span><text:span text:style-name="T10">; ori++) {</text:span></text:p>
      <text:p text:style-name="No_20_Spacing"><text:span text:style-name="T10"><text:s text:c="4"/></text:span><text:span text:style-name="T11">for</text:span><text:span text:style-name="T10"> (i = </text:span><text:span text:style-name="T16">0</text:span><text:span text:style-name="T10">; i &lt; n; i++) {</text:span></text:p>
      <text:p text:style-name="No_20_Spacing"><text:span text:style-name="T10"><text:s text:c="6"/>turn = cross(p1[</text:span><text:span text:style-name="T16">0</text:span><text:span text:style-name="T10">],p1[</text:span><text:span text:style-name="T16">1</text:span><text:span text:style-name="T10">],p1[</text:span><text:span text:style-name="T16">2</text:span><text:span text:style-name="T10">]);</text:span></text:p>
      <text:p text:style-name="No_20_Spacing"><text:span text:style-name="T10"><text:s text:c="6"/>turn /= cross(p2[i],p2[(i+</text:span><text:span text:style-name="T16">1</text:span><text:span text:style-name="T10">)%n],p2[(i+</text:span><text:span text:style-name="T16">2</text:span><text:span text:style-name="T10">)%n]);</text:span></text:p>
      <text:p text:style-name="No_20_Spacing"><text:span text:style-name="T10"><text:s text:c="6"/>ratio = dist2(p1[</text:span><text:span text:style-name="T16">0</text:span><text:span text:style-name="T10">],p1[</text:span><text:span text:style-name="T16">1</text:span><text:span text:style-name="T10">])/dist2(p2[i],p2[(i+</text:span><text:span text:style-name="T16">1</text:span><text:span text:style-name="T10">)%n]);</text:span></text:p>
      <text:p text:style-name="No_20_Spacing"><text:span text:style-name="T10"><text:s text:c="6"/></text:span><text:span text:style-name="T7">/* uncomment the following line for polygon congruency */</text:span></text:p>
      <text:p text:style-name="No_20_Spacing"><text:span text:style-name="T10"><text:s text:c="6"/></text:span><text:span text:style-name="T7">/* if (fabs(ratio-1) &gt; EPS) continue; */</text:span></text:p>
      <text:p text:style-name="No_20_Spacing"><text:span text:style-name="T10"><text:s text:c="6"/></text:span><text:span text:style-name="T12">for</text:span><text:span text:style-name="T9"> (j = </text:span><text:span text:style-name="T15">0</text:span><text:span text:style-name="T9">; j &lt; n; j++) {</text:span></text:p>
      <text:p text:style-name="No_20_Spacing"><text:span text:style-name="T9"><text:s text:c="8"/>a = p1[j];</text:span></text:p>
      <text:p text:style-name="No_20_Spacing"><text:span text:style-name="T9"><text:s text:c="8"/>b = p1[(j+</text:span><text:span text:style-name="T15">1</text:span><text:span text:style-name="T9">)%n];</text:span></text:p>
      <text:p text:style-name="No_20_Spacing"><text:span text:style-name="T9"><text:s text:c="8"/>c = p1[(j+</text:span><text:span text:style-name="T15">2</text:span><text:span text:style-name="T9">)%n];</text:span></text:p>
      <text:p text:style-name="No_20_Spacing"><text:span text:style-name="T9"><text:s text:c="8"/>d = p2[(j+i)%n];</text:span></text:p>
      <text:p text:style-name="No_20_Spacing"><text:span text:style-name="T9"><text:s text:c="8"/>e = p2[(j+i+</text:span><text:span text:style-name="T15">1</text:span><text:span text:style-name="T9">)%n];</text:span></text:p>
      <text:p text:style-name="No_20_Spacing"><text:span text:style-name="T9"><text:s text:c="8"/>f = p2[(j+i+</text:span><text:span text:style-name="T15">2</text:span><text:span text:style-name="T9">)%n];</text:span></text:p>
      <text:p text:style-name="No_20_Spacing"><text:span text:style-name="T9"><text:s text:c="8"/></text:span><text:span text:style-name="T11">if</text:span><text:span text:style-name="T10"> (fabs(cross(a,b,c)/cross(d,e,f)-turn) &gt; EPS ||</text:span></text:p>
      <text:p text:style-name="No_20_Spacing"><text:span text:style-name="T10"><text:s text:c="12"/>fabs(dist2(a,b)/dist2(d,e)-ratio) &gt; EPS ||</text:span></text:p>
      <text:p text:style-name="No_20_Spacing"><text:span text:style-name="T10"><text:s text:c="12"/>fabs(dot(a,b,c)-dot(d,e,f)*ratio) &gt; EPS) </text:span><text:span text:style-name="T11">break</text:span><text:span text:style-name="T10">;</text:span></text:p>
      <text:p text:style-name="No_20_Spacing"><text:span text:style-name="T10"><text:s text:c="6"/></text:span><text:span text:style-name="T9">}</text:span></text:p>
      <text:p text:style-name="No_20_Spacing"><text:span text:style-name="T9"><text:s text:c="6"/></text:span><text:span text:style-name="T12">if</text:span><text:span text:style-name="T9"> (j==n) </text:span><text:span text:style-name="T12">return</text:span><text:span text:style-name="T9"> </text:span><text:span text:style-name="T15">1</text:span><text:span text:style-name="T9">;</text:span></text:p>
      <text:p text:style-name="No_20_Spacing"><text:span text:style-name="T9"><text:s text:c="4"/>}</text:span></text:p>
      <text:p text:style-name="No_20_Spacing"><text:span text:style-name="T9"><text:s text:c="4"/></text:span><text:span text:style-name="T12">for</text:span><text:span text:style-name="T9"> (i = n/</text:span><text:span text:style-name="T15">2</text:span><text:span text:style-name="T9">; i &lt; n; i++)</text:span></text:p>
      <text:p text:style-name="No_20_Spacing"><text:span text:style-name="T9"><text:s text:c="6"/>tmp = p2[i]; p2[i] = p2[n-i-</text:span><text:span text:style-name="T15">1</text:span><text:span text:style-name="T9">]; p2[n-i-</text:span><text:span text:style-name="T15">1</text:span><text:span text:style-name="T9">] = tmp;</text:span></text:p>
      <text:p text:style-name="No_20_Spacing"><text:span text:style-name="T9"><text:s text:c="2"/></text:span><text:span text:style-name="T10"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Point p1[</text:span><text:span text:style-name="T16">1100</text:span><text:span text:style-name="T10">], p2[</text:span><text:span text:style-name="T16">1100</text:span><text:span text:style-name="T10">];</text:span></text:p>
      <text:p text:style-name="No_20_Spacing"><text:span text:style-name="T10"><text:s text:c="2"/></text:span><text:span text:style-name="T11">int</text:span><text:span text:style-name="T10"> i, n, m;</text:span></text:p>
      <text:p text:style-name="P12"/>
      <text:p text:style-name="No_20_Spacing"><text:span text:style-name="T10"><text:s text:c="2"/></text:span><text:span text:style-name="T11">while</text:span><text:span text:style-name="T10"> (scanf(</text:span><text:span text:style-name="T14">"%d %d"</text:span><text:span text:style-name="T10">, &amp;n, &amp;m)==</text:span><text:span text:style-name="T16">2</text:span><text:span text:style-name="T10">) {</text:span></text:p>
      <text:p text:style-name="No_20_Spacing"><text:span text:style-name="T10"><text:s text:c="4"/></text:span><text:span text:style-name="T11">for</text:span><text:span text:style-name="T10"> (i = </text:span><text:span text:style-name="T16">0</text:span><text:span text:style-name="T10">; i &lt; n; i++) scanf(</text:span><text:span text:style-name="T14">"%lf %lf"</text:span><text:span text:style-name="T10">, &amp;p1[i].x, &amp;p1[i].y);</text:span></text:p>
      <text:p text:style-name="No_20_Spacing"><text:span text:style-name="T10"><text:s text:c="4"/></text:span><text:span text:style-name="T11">for</text:span><text:span text:style-name="T10"> (i = </text:span><text:span text:style-name="T16">0</text:span><text:span text:style-name="T10">; i &lt; m; i++) scanf(</text:span><text:span text:style-name="T14">"%lf %lf"</text:span><text:span text:style-name="T10">, &amp;p2[i].x, &amp;p2[i].y);</text:span></text:p>
      <text:p text:style-name="No_20_Spacing"><text:span text:style-name="T10"><text:s text:c="4"/></text:span><text:span text:style-name="T11">if</text:span><text:span text:style-name="T10"> (!poly_similar(p1,n,p2,m)) printf(</text:span><text:span text:style-name="T14">"NOT "</text:span><text:span text:style-name="T10">);</text:span></text:p>
      <text:p text:style-name="No_20_Spacing"><text:span text:style-name="T10"><text:s text:c="4"/>printf(</text:span><text:span text:style-name="T14">"SIMILAR\n"</text:span><text:span text:style-name="T10">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oft-page-break/><text:span text:style-name="T10">-=-=-=-=-=-=-=-=-=-=-=-=-=-=-=-=-=-=-=-=-=-=</text:span></text:p>
      <text:p text:style-name="P12"/>
      <text:p text:style-name="P12"/>
      <text:p text:style-name="No_20_Spacing"><text:span text:style-name="T7">/* 2D-Geometry: </text:span></text:p>
      <text:list xml:id="list39268357" text:continue-numbering="true" text:style-name="Outline">
        <text:list-item>
          <text:list>
            <text:list-item>
              <text:h text:style-name="Heading_20_2" text:outline-level="2"><text:bookmark-start text:name="__RefHeading___Toc26798_2932636602"/><text:bookmark text:name="Bookmark33"/><text:span text:style-name="T6">Generalized Equation of a line given two points</text:span><text:bookmark-end text:name="__RefHeading___Toc2679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two points, computes the unique values </text:span></text:p>
      <text:p text:style-name="No_20_Spacing"><text:span text:style-name="T7"><text:s text:c="16"/>A, B and C for the line going through A and B such</text:span></text:p>
      <text:p text:style-name="No_20_Spacing"><text:span text:style-name="T7"><text:s text:c="16"/>that <text:s text:c="2"/>Ax + By = C</text:span></text:p>
      <text:p text:style-name="No_20_Spacing"><text:span text:style-name="T7"><text:s text:c="16"/>and <text:s text:c="3"/>A &gt;= 0</text:span></text:p>
      <text:p text:style-name="No_20_Spacing"><text:span text:style-name="T7"><text:s text:c="16"/>and <text:s text:c="3"/>A^2 + B^2 = 1</text:span></text:p>
      <text:p text:style-name="No_20_Spacing"><text:span text:style-name="T7"><text:s text:c="3"/></text:span></text:p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March 7, 2003</text:span></text:p>
      <text:p text:style-name="No_20_Spacing"><text:span text:style-name="T7"><text:s text:c="3"/>References: <text:s/>www.uwm.edu/~ericskey/TANOTES/Ageometry/node4.html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- The good thing about a generalized equation is </text:span></text:p>
      <text:p text:style-name="No_20_Spacing"><text:span text:style-name="T7"><text:s text:c="18"/>that unlike the slope/offset version, it is</text:span></text:p>
      <text:p text:style-name="No_20_Spacing"><text:span text:style-name="T7"><text:s text:c="18"/>always defined </text:span></text:p>
      <text:p text:style-name="No_20_Spacing"><text:span text:style-name="T7"><text:s text:c="16"/>- Two lines are parallel iff both their A's are the</text:span></text:p>
      <text:p text:style-name="No_20_Spacing"><text:span text:style-name="T7"><text:s text:c="18"/>same, and their B's are the same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P8"/>
      <text:p text:style-name="No_20_Spacing"><text:span text:style-name="T5">#define SQR(x) ((x)*(x))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double</text:span><text:span text:style-name="T10"> a, b, c;</text:span></text:p>
      <text:p text:style-name="No_20_Spacing"><text:span text:style-name="T10">} Line;</text:span></text:p>
      <text:p text:style-name="P12"/>
      <text:p text:style-name="No_20_Spacing"><text:span text:style-name="T10">Line pt2line(Point a, Point b){</text:span></text:p>
      <text:p text:style-name="No_20_Spacing"><text:span text:style-name="T10"><text:s text:c="2"/></text:span><text:span text:style-name="T11">double</text:span><text:span text:style-name="T10"> dx = a.x-b.x, dy = a.y-b.y;</text:span></text:p>
      <text:p text:style-name="No_20_Spacing"><text:span text:style-name="T10"><text:s text:c="2"/></text:span><text:span text:style-name="T11">double</text:span><text:span text:style-name="T10"> len = sqrt(SQR(dx)+SQR(dy));</text:span></text:p>
      <text:p text:style-name="No_20_Spacing"><text:span text:style-name="T10"><text:s text:c="2"/>Line res;</text:span></text:p>
      <text:p text:style-name="P12"/>
      <text:p text:style-name="No_20_Spacing"><text:span text:style-name="T10"><text:s text:c="2"/></text:span><text:span text:style-name="T11">if</text:span><text:span text:style-name="T10">(dy &lt; </text:span><text:span text:style-name="T16">0</text:span><text:span text:style-name="T10">){</text:span></text:p>
      <text:p text:style-name="No_20_Spacing"><text:span text:style-name="T10"><text:s text:c="4"/>dy *= -</text:span><text:span text:style-name="T16">1</text:span><text:span text:style-name="T10">; </text:span></text:p>
      <text:p text:style-name="No_20_Spacing"><text:span text:style-name="T10"><text:s text:c="4"/>dx *= -</text:span><text:span text:style-name="T16">1</text:span><text:span text:style-name="T10">;</text:span></text:p>
      <text:p text:style-name="No_20_Spacing"><text:span text:style-name="T10"><text:s text:c="2"/>}</text:span></text:p>
      <text:p text:style-name="No_20_Spacing"><text:span text:style-name="T10"><text:s text:c="2"/>res.a = dy/len;</text:span></text:p>
      <text:p text:style-name="No_20_Spacing"><text:span text:style-name="T10"><text:s text:c="2"/>res.b = -dx/len;</text:span></text:p>
      <text:p text:style-name="No_20_Spacing"><text:span text:style-name="T10"><text:s text:c="2"/>res.c = res.a*a.x + res.b*a.y;</text:span></text:p>
      <text:p text:style-name="No_20_Spacing"><text:soft-page-break/><text:span text:style-name="T10"><text:s text:c="2"/></text:span><text:span text:style-name="T11">return</text:span><text:span text:style-name="T10"> res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Point a, b;</text:span></text:p>
      <text:p text:style-name="No_20_Spacing"><text:span text:style-name="T10"><text:s text:c="2"/>Line line;</text:span></text:p>
      <text:p text:style-name="No_20_Spacing"><text:span text:style-name="T10"><text:s text:c="2"/></text:span><text:span text:style-name="T11">while</text:span><text:span text:style-name="T10">(scanf(</text:span><text:span text:style-name="T14">"%lf %lf %lf %lf"</text:span><text:span text:style-name="T10">, &amp;a.x, &amp;a.y, &amp;b.x, &amp;b.y) == </text:span><text:span text:style-name="T16">4</text:span><text:span text:style-name="T10">){</text:span></text:p>
      <text:p text:style-name="No_20_Spacing"><text:span text:style-name="T10"><text:s text:c="4"/>line = pt2line(a,b);</text:span></text:p>
      <text:p text:style-name="No_20_Spacing"><text:span text:style-name="T10"><text:s text:c="4"/>printf(</text:span><text:span text:style-name="T14">"Equation of line going through (%.3f,%.3f)-&gt;(%.3f,%.3f):\n"</text:span><text:span text:style-name="T10">,</text:span></text:p>
      <text:p text:style-name="No_20_Spacing"><text:span text:style-name="T10"><text:s text:c="11"/>a.x, a.y, b.x, b.y);</text:span></text:p>
      <text:p text:style-name="No_20_Spacing"><text:span text:style-name="T10"><text:s text:c="4"/>printf(</text:span><text:span text:style-name="T14">"(%.3f) X + (%.3f) Y = %.3f\n"</text:span><text:span text:style-name="T10">,</text:span></text:p>
      <text:p text:style-name="No_20_Spacing"><text:span text:style-name="T10"><text:s text:c="11"/>line.a, line.b, line.c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 Geometry: </text:span></text:p>
      <text:list xml:id="list39279198" text:continue-numbering="true" text:style-name="Outline">
        <text:list-item>
          <text:list>
            <text:list-item>
              <text:h text:style-name="Heading_20_2" text:outline-level="2"><text:bookmark-start text:name="__RefHeading___Toc26800_2932636602"/><text:bookmark text:name="Bookmark34"/><text:span text:style-name="T6">Point in Polygon Test</text:span><text:bookmark-end text:name="__RefHeading___Toc26800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Determines if a point is strictly inside, outside,</text:span></text:p>
      <text:p text:style-name="No_20_Spacing"><text:span text:style-name="T7"><text:s text:c="16"/>or on the boundary of a simple polygon.</text:span></text:p>
      <text:p text:style-name="P9"/>
      <text:p text:style-name="No_20_Spacing"><text:span text:style-name="T7"><text:s text:c="3"/>Complexity: <text:s text:c="7"/>O(N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7"/>Ashley Zinyk</text:span></text:p>
      <text:p text:style-name="No_20_Spacing"><text:span text:style-name="T7"><text:s text:c="3"/>Date: <text:s text:c="7"/>March 12, 2003</text:span></text:p>
      <text:p text:style-name="No_20_Spacing"><text:span text:style-name="T7"><text:s text:c="3"/>References: <text:s/>This is more or less taken from Randolph Franklin's</text:span></text:p>
      <text:p text:style-name="No_20_Spacing"><text:span text:style-name="T7"><text:s text:c="16"/>http://www.ecse.rpi.edu/Homepages/wrf/geom/pnpoly.html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(Spain 634)</text:span></text:p>
      <text:p text:style-name="No_20_Spacing"><text:span text:style-name="T7"><text:s text:c="3"/>Notes: <text:s text:c="8"/>If your points are guaranteed not to be on the</text:span></text:p>
      <text:p text:style-name="No_20_Spacing"><text:span text:style-name="T7"><text:s text:c="16"/>boundary, remove that check. <text:s/>You could also return</text:span></text:p>
      <text:p text:style-name="No_20_Spacing"><text:span text:style-name="T7"><text:s text:c="16"/>a third value, neither 0 nor 1, for boundary cases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No_20_Spacing"><text:span text:style-name="T5">#define BOUNDARY 1</text:span></text:p>
      <text:p text:style-name="No_20_Spacing"><text:span text:style-name="T5">#define EPS 1E-8</text:span></text:p>
      <text:p text:style-name="No_20_Spacing"><text:span text:style-name="T5">#define SQR(x) ((x)*(x))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1">double</text:span><text:span text:style-name="T10"> dist2d(Point a, Point b) {</text:span></text:p>
      <text:p text:style-name="No_20_Spacing"><text:soft-page-break/><text:span text:style-name="T10"><text:s text:c="2"/></text:span><text:span text:style-name="T11">return</text:span><text:span text:style-name="T10"> sqrt(SQR(a.x-b.x) + SQR(a.y-b.y)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pt_in_poly(Point *p, </text:span><text:span text:style-name="T11">int</text:span><text:span text:style-name="T10"> n, Point a) {</text:span></text:p>
      <text:p text:style-name="No_20_Spacing"><text:span text:style-name="T10"><text:s text:c="2"/></text:span><text:span text:style-name="T12">int</text:span><text:span text:style-name="T9"> i, j, c = </text:span><text:span text:style-name="T15">0</text:span><text:span text:style-name="T9">;</text:span></text:p>
      <text:p text:style-name="P11"/>
      <text:p text:style-name="No_20_Spacing"><text:span text:style-name="T9"><text:s text:c="2"/></text:span><text:span text:style-name="T12">for</text:span><text:span text:style-name="T9"> (i = </text:span><text:span text:style-name="T15">0</text:span><text:span text:style-name="T9">, j = n-</text:span><text:span text:style-name="T15">1</text:span><text:span text:style-name="T9">; i &lt; n; j = i++) {</text:span></text:p>
      <text:p text:style-name="No_20_Spacing"><text:span text:style-name="T9"><text:s text:c="4"/></text:span><text:span text:style-name="T11">if</text:span><text:span text:style-name="T10"> (dist2d(p[i],a)+dist2d(p[j],a)-dist2d(p[i],p[j]) &lt; EPS)</text:span></text:p>
      <text:p text:style-name="No_20_Spacing"><text:span text:style-name="T10"><text:s text:c="6"/></text:span><text:span text:style-name="T11">return</text:span><text:span text:style-name="T10"> BOUNDARY;</text:span></text:p>
      <text:p text:style-name="No_20_Spacing"><text:span text:style-name="T10"><text:s text:c="4"/></text:span><text:span text:style-name="T11">if</text:span><text:span text:style-name="T10"> ((((p[i].y&lt;=a.y) &amp;&amp; (a.y&lt;p[j].y)) ||</text:span></text:p>
      <text:p text:style-name="No_20_Spacing"><text:span text:style-name="T10"><text:s text:c="9"/>((p[j].y&lt;=a.y) &amp;&amp; (a.y&lt;p[i].y))) &amp;&amp;</text:span></text:p>
      <text:p text:style-name="No_20_Spacing"><text:span text:style-name="T10"><text:s text:c="8"/>(a.x &lt; (p[j].x-p[i].x) * (a.y - p[i].y) </text:span></text:p>
      <text:p text:style-name="No_20_Spacing"><text:span text:style-name="T10"><text:s text:c="15"/>/ (p[j].y-p[i].y) + p[i].x)) c = !c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c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Point poly[</text:span><text:span text:style-name="T16">1000</text:span><text:span text:style-name="T10">], trial;</text:span></text:p>
      <text:p text:style-name="No_20_Spacing"><text:span text:style-name="T10"><text:s text:c="2"/></text:span><text:span text:style-name="T12">int</text:span><text:span text:style-name="T9"> i, n, m;</text:span></text:p>
      <text:p text:style-name="P11"/>
      <text:p text:style-name="No_20_Spacing"><text:span text:style-name="T9"><text:s text:c="2"/></text:span><text:span text:style-name="T12">while</text:span><text:span text:style-name="T9"> (scanf(</text:span><text:span text:style-name="T13">"%d %d"</text:span><text:span text:style-name="T9">, &amp;n, &amp;m)==</text:span><text:span text:style-name="T15">2</text:span><text:span text:style-name="T9"> &amp;&amp; n) {</text:span></text:p>
      <text:p text:style-name="No_20_Spacing"><text:span text:style-name="T9"><text:s text:c="4"/></text:span><text:span text:style-name="T11">for</text:span><text:span text:style-name="T10"> (i = </text:span><text:span text:style-name="T16">0</text:span><text:span text:style-name="T10">; i &lt; n; i++)</text:span></text:p>
      <text:p text:style-name="No_20_Spacing"><text:span text:style-name="T10"><text:s text:c="6"/>scanf(</text:span><text:span text:style-name="T14">"%lf %lf"</text:span><text:span text:style-name="T10">, &amp;poly[i].x, &amp;poly[i].y);</text:span></text:p>
      <text:p text:style-name="No_20_Spacing"><text:span text:style-name="T10"><text:s text:c="4"/></text:span><text:span text:style-name="T11">for</text:span><text:span text:style-name="T10"> (i = </text:span><text:span text:style-name="T16">0</text:span><text:span text:style-name="T10">; i &lt; m; i++) {</text:span></text:p>
      <text:p text:style-name="No_20_Spacing"><text:span text:style-name="T10"><text:s text:c="6"/>scanf(</text:span><text:span text:style-name="T14">"%lf %lf"</text:span><text:span text:style-name="T10">, &amp;trial.x, &amp;trial.y);</text:span></text:p>
      <text:p text:style-name="No_20_Spacing"><text:span text:style-name="T10"><text:s text:c="6"/>printf(</text:span><text:span text:style-name="T14">"%s\n"</text:span><text:span text:style-name="T10">, pt_in_poly(poly,n,trial) ? </text:span><text:span text:style-name="T14">"IN"</text:span><text:span text:style-name="T10"> : </text:span><text:span text:style-name="T14">"OUT"</text:span><text:span text:style-name="T10">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_Geometry: </text:span></text:p>
      <text:list xml:id="list39287442" text:continue-numbering="true" text:style-name="Outline">
        <text:list-item>
          <text:list>
            <text:list-item>
              <text:h text:style-name="Heading_20_2" text:outline-level="2"><text:bookmark-start text:name="__RefHeading___Toc26802_2932636602"/><text:bookmark text:name="Bookmark35"/><text:span text:style-name="T6">Point Left/Right/In Line test</text:span><text:bookmark-end text:name="__RefHeading___Toc2680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==</text:span></text:p>
      <text:p text:style-name="No_20_Spacing"><text:span text:style-name="T7"><text:s text:c="3"/>Description: </text:span></text:p>
      <text:p text:style-name="No_20_Spacing"><text:span text:style-name="T7"><text:s text:c="5"/>Given a directed line segment and a point, this code returns</text:span></text:p>
      <text:p text:style-name="No_20_Spacing"><text:span text:style-name="T7"><text:s text:c="5"/>whether the point is to the left of, to the right of, or colinear</text:span></text:p>
      <text:p text:style-name="No_20_Spacing"><text:span text:style-name="T7"><text:s text:c="5"/>with the line segment.</text:span></text:p>
      <text:p text:style-name="No_20_Spacing"><text:span text:style-name="T7"><text:s text:c="3"/></text:span></text:p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--</text:span></text:p>
      <text:p text:style-name="No_20_Spacing"><text:span text:style-name="T7"><text:s text:c="3"/>Author: <text:s text:c="5"/>Jason Klaus</text:span></text:p>
      <text:p text:style-name="No_20_Spacing"><text:span text:style-name="T7"><text:s text:c="3"/>Date: <text:s text:c="7"/>Nov 8, 2002</text:span></text:p>
      <text:p text:style-name="No_20_Spacing"><text:span text:style-name="T7"><text:s/></text:span></text:p>
      <text:p text:style-name="No_20_Spacing"><text:span text:style-name="T7"><text:s text:c="3"/>References: <text:s/>Based on Cross products, pg.936,</text:span></text:p>
      <text:p text:style-name="No_20_Spacing"><text:soft-page-break/><text:span text:style-name="T7"><text:s text:c="19"/>Introduction to Algorithms (2nd Edition),</text:span></text:p>
      <text:p text:style-name="No_20_Spacing"><text:span text:style-name="T7"><text:s text:c="19"/>Cormen, Leiserson, Rivest, Stein </text:span></text:p>
      <text:p text:style-name="No_20_Spacing"><text:span text:style-name="T7"><text:s text:c="3"/>-------------------------------------------------------------------</text:span></text:p>
      <text:p text:style-name="No_20_Spacing"><text:span text:style-name="T7"><text:s text:c="3"/>Reliability: 0 successes.</text:span></text:p>
      <text:p text:style-name="P9"/>
      <text:p text:style-name="No_20_Spacing"><text:span text:style-name="T7"><text:s text:c="3"/>Notes:</text:span></text:p>
      <text:p text:style-name="No_20_Spacing"><text:span text:style-name="T7"><text:s text:c="5"/>- The line segment runs from Point a to Point b</text:span></text:p>
      <text:p text:style-name="No_20_Spacing"><text:span text:style-name="T7"><text:s text:c="5"/>- If Point a == Point b, then any Point p will be considered</text:span></text:p>
      <text:p text:style-name="No_20_Spacing"><text:span text:style-name="T7"><text:s text:c="7"/>colinear.</text:span></text:p>
      <text:p text:style-name="No_20_Spacing"><text:span text:style-name="T7"><text:s text:c="5"/>- The point to be compared is Point p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No_20_Spacing"><text:span text:style-name="T5">#include &lt;math.h&gt;</text:span></text:p>
      <text:p text:style-name="No_20_Spacing"><text:span text:style-name="T5">#include &lt;assert.h&gt;</text:span></text:p>
      <text:p text:style-name="P8"/>
      <text:p text:style-name="No_20_Spacing"><text:span text:style-name="T5">#define EPSILON 1E-10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1">enum</text:span><text:span text:style-name="T10"> {LEFT, RIGHT, CL};</text:span></text:p>
      <text:p text:style-name="P12"/>
      <text:p text:style-name="No_20_Spacing"><text:span text:style-name="T11">int</text:span><text:span text:style-name="T10"> pt_leftright(Point a, Point b, Point p)</text:span></text:p>
      <text:p text:style-name="No_20_Spacing"><text:span text:style-name="T10">{</text:span></text:p>
      <text:p text:style-name="No_20_Spacing"><text:span text:style-name="T10"><text:s text:c="2"/></text:span><text:span text:style-name="T11">double</text:span><text:span text:style-name="T10"> res;</text:span></text:p>
      <text:p text:style-name="P12"/>
      <text:p text:style-name="No_20_Spacing"><text:span text:style-name="T10"><text:s text:c="2"/>res = (p.x - a.x)*(b.y - a.y) -</text:span></text:p>
      <text:p text:style-name="No_20_Spacing"><text:span text:style-name="T10"><text:s text:c="8"/>(p.y - a.y)*(b.x - a.x)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if</text:span><text:span text:style-name="T10"> (fabs(res) &lt; EPSILON)</text:span></text:p>
      <text:p text:style-name="No_20_Spacing"><text:span text:style-name="T10"><text:s text:c="4"/></text:span><text:span text:style-name="T11">return</text:span><text:span text:style-name="T10"> CL;</text:span></text:p>
      <text:p text:style-name="No_20_Spacing"><text:span text:style-name="T10"><text:s text:c="2"/></text:span><text:span text:style-name="T11">else</text:span><text:span text:style-name="T10"> </text:span><text:span text:style-name="T11">if</text:span><text:span text:style-name="T10"> (res &gt; </text:span><text:span text:style-name="T16">0.0</text:span><text:span text:style-name="T10">)</text:span></text:p>
      <text:p text:style-name="No_20_Spacing"><text:span text:style-name="T10"><text:s text:c="4"/></text:span><text:span text:style-name="T11">return</text:span><text:span text:style-name="T10"> RIGHT;</text:span></text:p>
      <text:p text:style-name="No_20_Spacing"><text:span text:style-name="T10"><text:s text:c="2"/></text:span><text:span text:style-name="T11">return</text:span><text:span text:style-name="T10"> LEFT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</text:span><text:span text:style-name="T11">void</text:span><text:span text:style-name="T10">)</text:span></text:p>
      <text:p text:style-name="No_20_Spacing"><text:span text:style-name="T10">{</text:span></text:p>
      <text:p text:style-name="No_20_Spacing"><text:span text:style-name="T10"><text:s text:c="2"/>Point a, b, p;</text:span></text:p>
      <text:p text:style-name="No_20_Spacing"><text:span text:style-name="T10"><text:s text:c="2"/></text:span><text:span text:style-name="T11">int</text:span><text:span text:style-name="T10"> res;</text:span></text:p>
      <text:p text:style-name="P12"/>
      <text:p text:style-name="No_20_Spacing"><text:span text:style-name="T10"><text:s text:c="2"/></text:span><text:span text:style-name="T11">while</text:span><text:span text:style-name="T10"> (scanf(</text:span><text:span text:style-name="T14">"%lf %lf %lf %lf %lf %lf"</text:span><text:span text:style-name="T10">, &amp;a.x, &amp;a.y, &amp;b.x, &amp;b.y,</text:span></text:p>
      <text:p text:style-name="No_20_Spacing"><text:span text:style-name="T10"><text:s text:c="15"/>&amp;p.x, &amp;p.y) == </text:span><text:span text:style-name="T16">6</text:span><text:span text:style-name="T10">) {</text:span></text:p>
      <text:p text:style-name="No_20_Spacing"><text:span text:style-name="T10"><text:s text:c="4"/>res = pt_leftright(a, b, p);</text:span></text:p>
      <text:p text:style-name="P12"/>
      <text:p text:style-name="No_20_Spacing"><text:span text:style-name="T10"><text:s text:c="4"/>printf(</text:span><text:span text:style-name="T14">"(%.2lf, %.2lf) is "</text:span><text:span text:style-name="T10">, p.x, p.y);</text:span></text:p>
      <text:p text:style-name="P12"/>
      <text:p text:style-name="No_20_Spacing"><text:span text:style-name="T10"><text:s text:c="4"/></text:span><text:span text:style-name="T11">switch</text:span><text:span text:style-name="T10"> (res) {</text:span></text:p>
      <text:p text:style-name="No_20_Spacing"><text:soft-page-break/><text:span text:style-name="T10"><text:s text:c="4"/></text:span><text:span text:style-name="T11">case</text:span><text:span text:style-name="T10"> LEFT:</text:span></text:p>
      <text:p text:style-name="No_20_Spacing"><text:span text:style-name="T10"><text:s text:c="6"/>printf(</text:span><text:span text:style-name="T14">"Left of"</text:span><text:span text:style-name="T10">);</text:span></text:p>
      <text:p text:style-name="No_20_Spacing"><text:span text:style-name="T10"><text:s text:c="6"/></text:span><text:span text:style-name="T11">break</text:span><text:span text:style-name="T10">;</text:span></text:p>
      <text:p text:style-name="No_20_Spacing"><text:span text:style-name="T10"><text:s text:c="4"/></text:span><text:span text:style-name="T11">case</text:span><text:span text:style-name="T10"> RIGHT:</text:span></text:p>
      <text:p text:style-name="No_20_Spacing"><text:span text:style-name="T10"><text:s text:c="6"/>printf(</text:span><text:span text:style-name="T14">"Right of"</text:span><text:span text:style-name="T10">);</text:span></text:p>
      <text:p text:style-name="No_20_Spacing"><text:span text:style-name="T10"><text:s text:c="6"/></text:span><text:span text:style-name="T11">break</text:span><text:span text:style-name="T10">;</text:span></text:p>
      <text:p text:style-name="No_20_Spacing"><text:span text:style-name="T10"><text:s text:c="4"/></text:span><text:span text:style-name="T11">default</text:span><text:span text:style-name="T10">:</text:span></text:p>
      <text:p text:style-name="No_20_Spacing"><text:span text:style-name="T10"><text:s text:c="6"/>printf(</text:span><text:span text:style-name="T14">"Co-Linear with"</text:span><text:span text:style-name="T10">);</text:span></text:p>
      <text:p text:style-name="No_20_Spacing"><text:span text:style-name="T10"><text:s text:c="6"/></text:span><text:span text:style-name="T11">break</text:span><text:span text:style-name="T10">;</text:span></text:p>
      <text:p text:style-name="No_20_Spacing"><text:span text:style-name="T10"><text:s text:c="4"/>}</text:span></text:p>
      <text:p text:style-name="No_20_Spacing"><text:span text:style-name="T10"><text:s text:c="4"/></text:span></text:p>
      <text:p text:style-name="No_20_Spacing"><text:span text:style-name="T10"><text:s text:c="4"/>printf(</text:span><text:span text:style-name="T14">" the line segment (%.2lf, %.2lf) -&gt; (%.2lf, %.2lf)\n"</text:span><text:span text:style-name="T10">,</text:span></text:p>
      <text:p text:style-name="No_20_Spacing"><text:span text:style-name="T10"><text:s text:c="11"/>a.x, a.y, b.x, b.y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-Geometry: </text:span></text:p>
      <text:list xml:id="list39293982" text:continue-numbering="true" text:style-name="Outline">
        <text:list-item>
          <text:list>
            <text:list-item>
              <text:h text:style-name="Heading_20_2" text:outline-level="2"><text:bookmark-start text:name="__RefHeading___Toc26804_2932636602"/><text:bookmark text:name="Bookmark36"/><text:span text:style-name="T6">Rectangle in Rectangle Test</text:span><text:bookmark-end text:name="__RefHeading___Toc26804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two rectangles defined by their lengths and </text:span></text:p>
      <text:p text:style-name="No_20_Spacing"><text:span text:style-name="T7"><text:s text:c="16"/>widths, returns whether or not the first rectangle</text:span></text:p>
      <text:p text:style-name="No_20_Spacing"><text:span text:style-name="T7"><text:s text:c="16"/>fits completely within the second.</text:span></text:p>
      <text:p text:style-name="No_20_Spacing"><text:span text:style-name="T7"><text:s text:c="3"/></text:span></text:p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Sept 13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3 successful use (Feb 2003)</text:span></text:p>
      <text:p text:style-name="No_20_Spacing"><text:span text:style-name="T7"><text:s text:c="16"/>(ACM 1999 Central European: Box)</text:span></text:p>
      <text:p text:style-name="No_20_Spacing"><text:span text:style-name="T7"><text:s text:c="16"/>(ACM 2002 European: Problem B: Bricks)</text:span></text:p>
      <text:p text:style-name="No_20_Spacing"><text:span text:style-name="T7"><text:s text:c="16"/>(Prob B: Equipment Box Nov 8, 2003)</text:span></text:p>
      <text:p text:style-name="No_20_Spacing"><text:span text:style-name="T7"><text:s text:c="3"/>Notes: <text:s text:c="6"/>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P8"/>
      <text:p text:style-name="No_20_Spacing"><text:span text:style-name="T5">#define SQR(x) ((x)*(x))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int</text:span><text:span text:style-name="T10"> n; <text:s text:c="12"/></text:span><text:span text:style-name="T7">/* Number of solutions */</text:span></text:p>
      <text:p text:style-name="No_20_Spacing"><text:span text:style-name="T10"><text:s text:c="2"/></text:span><text:span text:style-name="T11">long</text:span><text:span text:style-name="T10"> </text:span><text:span text:style-name="T11">double</text:span><text:span text:style-name="T10"> x[</text:span><text:span text:style-name="T16">2</text:span><text:span text:style-name="T10">]; <text:s/></text:span><text:span text:style-name="T7">/* Solutions */</text:span></text:p>
      <text:p text:style-name="No_20_Spacing"><text:span text:style-name="T10">} Result;</text:span></text:p>
      <text:p text:style-name="P12"><text:soft-page-break/></text:p>
      <text:p text:style-name="No_20_Spacing"><text:span text:style-name="T10">Result solve_quad(</text:span><text:span text:style-name="T11">long</text:span><text:span text:style-name="T10"> </text:span><text:span text:style-name="T11">double</text:span><text:span text:style-name="T10"> a, </text:span><text:span text:style-name="T11">long</text:span><text:span text:style-name="T10"> </text:span><text:span text:style-name="T11">double</text:span><text:span text:style-name="T10"> b, </text:span><text:span text:style-name="T11">long</text:span><text:span text:style-name="T10"> </text:span><text:span text:style-name="T11">double</text:span><text:span text:style-name="T10"> c){</text:span></text:p>
      <text:p text:style-name="No_20_Spacing"><text:span text:style-name="T10"><text:s text:c="2"/>Result r;</text:span></text:p>
      <text:p text:style-name="No_20_Spacing"><text:span text:style-name="T10"><text:s text:c="2"/></text:span><text:span text:style-name="T11">long</text:span><text:span text:style-name="T10"> </text:span><text:span text:style-name="T11">double</text:span><text:span text:style-name="T10"> z = SQR(b)-</text:span><text:span text:style-name="T16">4</text:span><text:span text:style-name="T10">*a*c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if</text:span><text:span text:style-name="T10">(z &lt; </text:span><text:span text:style-name="T16">0</text:span><text:span text:style-name="T10">){</text:span></text:p>
      <text:p text:style-name="No_20_Spacing"><text:span text:style-name="T10"><text:s text:c="4"/>r.n = </text:span><text:span text:style-name="T16">0</text:span><text:span text:style-name="T10">;</text:span></text:p>
      <text:p text:style-name="No_20_Spacing"><text:span text:style-name="T10"><text:s text:c="2"/>} </text:span><text:span text:style-name="T11">else</text:span><text:span text:style-name="T10"> </text:span><text:span text:style-name="T11">if</text:span><text:span text:style-name="T10">(z == </text:span><text:span text:style-name="T16">0</text:span><text:span text:style-name="T10">){</text:span></text:p>
      <text:p text:style-name="No_20_Spacing"><text:span text:style-name="T10"><text:s text:c="4"/>r.n = </text:span><text:span text:style-name="T16">1</text:span><text:span text:style-name="T10">;</text:span></text:p>
      <text:p text:style-name="No_20_Spacing"><text:span text:style-name="T10"><text:s text:c="4"/>r.x[</text:span><text:span text:style-name="T16">0</text:span><text:span text:style-name="T10">] = -b/(</text:span><text:span text:style-name="T16">2</text:span><text:span text:style-name="T10">*a);</text:span></text:p>
      <text:p text:style-name="No_20_Spacing"><text:span text:style-name="T10"><text:s text:c="2"/>} </text:span><text:span text:style-name="T11">else</text:span><text:span text:style-name="T10"> {</text:span></text:p>
      <text:p text:style-name="No_20_Spacing"><text:span text:style-name="T10"><text:s text:c="4"/>r.n = </text:span><text:span text:style-name="T16">2</text:span><text:span text:style-name="T10">;</text:span></text:p>
      <text:p text:style-name="No_20_Spacing"><text:span text:style-name="T10"><text:s text:c="4"/>r.x[</text:span><text:span text:style-name="T16">0</text:span><text:span text:style-name="T10">] = (-b+sqrt(z))/(</text:span><text:span text:style-name="T16">2</text:span><text:span text:style-name="T10">*a);</text:span></text:p>
      <text:p text:style-name="No_20_Spacing"><text:span text:style-name="T10"><text:s text:c="4"/>r.x[</text:span><text:span text:style-name="T16">1</text:span><text:span text:style-name="T10">] = (-b-sqrt(z))/(</text:span><text:span text:style-name="T16">2</text:span><text:span text:style-name="T10">*a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r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fit_diag(</text:span><text:span text:style-name="T11">double</text:span><text:span text:style-name="T10"> x1, </text:span><text:span text:style-name="T11">double</text:span><text:span text:style-name="T10"> y1, </text:span><text:span text:style-name="T11">double</text:span><text:span text:style-name="T10"> x2, </text:span><text:span text:style-name="T11">double</text:span><text:span text:style-name="T10"> y2){</text:span></text:p>
      <text:p text:style-name="No_20_Spacing"><text:span text:style-name="T10"><text:s text:c="2"/></text:span><text:span text:style-name="T11">long</text:span><text:span text:style-name="T10"> </text:span><text:span text:style-name="T11">double</text:span><text:span text:style-name="T10"> A = SQR(x1)+SQR(y1);</text:span></text:p>
      <text:p text:style-name="No_20_Spacing"><text:span text:style-name="T10"><text:s text:c="2"/></text:span><text:span text:style-name="T11">long</text:span><text:span text:style-name="T10"> </text:span><text:span text:style-name="T11">double</text:span><text:span text:style-name="T10"> B = -</text:span><text:span text:style-name="T16">2</text:span><text:span text:style-name="T10">*SQR(x1)*x2;</text:span></text:p>
      <text:p text:style-name="No_20_Spacing"><text:span text:style-name="T10"><text:s text:c="2"/></text:span><text:span text:style-name="T11">long</text:span><text:span text:style-name="T10"> </text:span><text:span text:style-name="T11">double</text:span><text:span text:style-name="T10"> C = SQR(x1)*(SQR(x2)-SQR(y1));</text:span></text:p>
      <text:p text:style-name="No_20_Spacing"><text:span text:style-name="T10"><text:s text:c="2"/></text:span><text:span text:style-name="T11">long</text:span><text:span text:style-name="T10"> </text:span><text:span text:style-name="T11">double</text:span><text:span text:style-name="T10"> a;</text:span></text:p>
      <text:p text:style-name="No_20_Spacing"><text:span text:style-name="T10"><text:s text:c="2"/>Result r = solve_quad(A,B,C);</text:span></text:p>
      <text:p text:style-name="No_20_Spacing"><text:span text:style-name="T10"><text:s text:c="2"/></text:span><text:span text:style-name="T11">long</text:span><text:span text:style-name="T10"> </text:span><text:span text:style-name="T11">double</text:span><text:span text:style-name="T10"> w1, w2;</text:span></text:p>
      <text:p text:style-name="No_20_Spacing"><text:span text:style-name="T10"><text:s text:c="2"/></text:span><text:span text:style-name="T11">int</text:span><text:span text:style-name="T10"> i;</text:span></text:p>
      <text:p text:style-name="P12"/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r.n; i++){</text:span></text:p>
      <text:p text:style-name="No_20_Spacing"><text:span text:style-name="T10"><text:s text:c="4"/></text:span><text:span text:style-name="T11">if</text:span><text:span text:style-name="T10">(</text:span><text:span text:style-name="T16">0</text:span><text:span text:style-name="T10"> &lt;= r.x[i] &amp;&amp; r.x[i] &lt;= x2){</text:span></text:p>
      <text:p text:style-name="No_20_Spacing"><text:span text:style-name="T10"><text:s text:c="6"/>a = r.x[i];</text:span></text:p>
      <text:p text:style-name="No_20_Spacing"><text:span text:style-name="T10"><text:s text:c="6"/>w1 = sqrt(SQR(x1)-SQR(a));</text:span></text:p>
      <text:p text:style-name="No_20_Spacing"><text:span text:style-name="T10"><text:s text:c="6"/>w2 = sqrt(SQR(y1)-SQR(x2-a));</text:span></text:p>
      <text:p text:style-name="No_20_Spacing"><text:span text:style-name="T10"><text:s text:c="6"/></text:span><text:span text:style-name="T11">if</text:span><text:span text:style-name="T10">(y2 &gt;= sqrt(SQR(x1)-SQR(a))+sqrt(SQR(y1)-SQR(x2-a))) 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rect_in_rect_test(</text:span><text:span text:style-name="T11">double</text:span><text:span text:style-name="T10"> x1, </text:span><text:span text:style-name="T11">double</text:span><text:span text:style-name="T10"> y1, </text:span><text:span text:style-name="T11">double</text:span><text:span text:style-name="T10"> x2, </text:span><text:span text:style-name="T11">double</text:span><text:span text:style-name="T10"> y2){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if</text:span><text:span text:style-name="T10">(x1 &lt;= x2 &amp;&amp; y1 &lt;= y2) 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2"/></text:span><text:span text:style-name="T11">if</text:span><text:span text:style-name="T10">(x1 &lt;= y2 &amp;&amp; y1 &lt;= x2) 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2"/></text:span><text:span text:style-name="T11">if</text:span><text:span text:style-name="T10">(x1 &gt; x2 &amp;&amp; y1 &gt; y2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2"/></text:span><text:span text:style-name="T11">if</text:span><text:span text:style-name="T10">(x1 &gt; y2 &amp;&amp; y1 &gt; x2) </text:span><text:span text:style-name="T11">return</text:span><text:span text:style-name="T10"> </text:span><text:span text:style-name="T16">0</text:span><text:span text:style-name="T10">;</text:span></text:p>
      <text:p text:style-name="P12"/>
      <text:p text:style-name="No_20_Spacing"><text:span text:style-name="T10"><text:s text:c="2"/></text:span><text:span text:style-name="T11">if</text:span><text:span text:style-name="T10">(fit_diag(x1,y1,x2,y2) ||</text:span></text:p>
      <text:p text:style-name="No_20_Spacing"><text:span text:style-name="T10"><text:s text:c="5"/>fit_diag(x1,y1,y2,x2) ||</text:span></text:p>
      <text:p text:style-name="No_20_Spacing"><text:span text:style-name="T10"><text:s text:c="5"/>fit_diag(y1,x1,x2,y2) ||</text:span></text:p>
      <text:p text:style-name="No_20_Spacing"><text:span text:style-name="T10"><text:s text:c="5"/>fit_diag(y1,x1,y2,x2)) 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><text:soft-page-break/></text:p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double</text:span><text:span text:style-name="T10"> len1, wid1, len2, wid2;</text:span></text:p>
      <text:p text:style-name="P12"/>
      <text:p text:style-name="No_20_Spacing"><text:span text:style-name="T10"><text:s text:c="2"/></text:span><text:span text:style-name="T11">while</text:span><text:span text:style-name="T10">(scanf(</text:span><text:span text:style-name="T14">"%lf %lf %lf %lf"</text:span><text:span text:style-name="T10">, &amp;len1, &amp;wid1, &amp;len2, &amp;wid2) == </text:span><text:span text:style-name="T16">4</text:span><text:span text:style-name="T10">){</text:span></text:p>
      <text:p text:style-name="No_20_Spacing"><text:span text:style-name="T10"><text:s text:c="4"/></text:span><text:span text:style-name="T11">if</text:span><text:span text:style-name="T10">(rect_in_rect_test(len1, wid1, len2, wid2)){</text:span></text:p>
      <text:p text:style-name="No_20_Spacing"><text:span text:style-name="T10"><text:s text:c="6"/>printf(</text:span><text:span text:style-name="T14">"The first rectangle can fit inside the second\n"</text:span><text:span text:style-name="T10">);</text:span></text:p>
      <text:p text:style-name="No_20_Spacing"><text:span text:style-name="T10"><text:s text:c="4"/>} </text:span><text:span text:style-name="T11">else</text:span><text:span text:style-name="T10"> {</text:span></text:p>
      <text:p text:style-name="No_20_Spacing"><text:span text:style-name="T10"><text:s text:c="6"/>printf(</text:span><text:span text:style-name="T14">"Impossible to fit\n"</text:span><text:span text:style-name="T10">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-Geometry: </text:span></text:p>
      <text:list xml:id="list39293484" text:continue-numbering="true" text:style-name="Outline">
        <text:list-item>
          <text:list>
            <text:list-item>
              <text:h text:style-name="Heading_20_2" text:outline-level="2"><text:bookmark-start text:name="__RefHeading___Toc26806_2932636602"/><text:bookmark text:name="Bookmark37"/><text:span text:style-name="T6">Reflect a point across a line</text:span><text:bookmark-end text:name="__RefHeading___Toc2680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line defined by two points A and B, and </text:span></text:p>
      <text:p text:style-name="No_20_Spacing"><text:span text:style-name="T7"><text:s text:c="16"/>another point c, returns the reflection of point C</text:span></text:p>
      <text:p text:style-name="No_20_Spacing"><text:span text:style-name="T7"><text:s text:c="16"/>across the line.</text:span></text:p>
      <text:p text:style-name="No_20_Spacing"><text:span text:style-name="T7"><text:s text:c="16"/></text:span></text:p>
      <text:p text:style-name="No_20_Spacing"><text:span text:style-name="T7"><text:s text:c="16"/>Assumes that the A and B are different</text:span></text:p>
      <text:p text:style-name="No_20_Spacing"><text:span text:style-name="T7"><text:s text:c="16"/></text:span></text:p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Ashley Zinyk</text:span></text:p>
      <text:p text:style-name="No_20_Spacing"><text:span text:style-name="T7"><text:s text:c="3"/>Date: <text:s text:c="7"/>Nov 9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define SQR(x) ((x)*(x))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0">Point closest_pt_iline(Point a, Point b, Point c) {</text:span></text:p>
      <text:p text:style-name="No_20_Spacing"><text:span text:style-name="T10"><text:s text:c="2"/>Point p;</text:span></text:p>
      <text:p text:style-name="No_20_Spacing"><text:span text:style-name="T10"><text:s text:c="2"/></text:span><text:span text:style-name="T11">double</text:span><text:span text:style-name="T10"> dp;</text:span></text:p>
      <text:p text:style-name="P12"/>
      <text:p text:style-name="No_20_Spacing"><text:span text:style-name="T10"><text:s text:c="2"/>b.x -= a.x;</text:span></text:p>
      <text:p text:style-name="No_20_Spacing"><text:span text:style-name="T10"><text:s text:c="2"/>b.y -= a.y;</text:span></text:p>
      <text:p text:style-name="No_20_Spacing"><text:soft-page-break/><text:span text:style-name="T10"><text:s text:c="2"/>dp = (b.x*(c.x-a.x) + b.y*(c.y-a.y)) / (SQR(b.x)+SQR(b.y));</text:span></text:p>
      <text:p text:style-name="No_20_Spacing"><text:span text:style-name="T10"><text:s text:c="2"/>p.x = b.x*dp + a.x;</text:span></text:p>
      <text:p text:style-name="No_20_Spacing"><text:span text:style-name="T10"><text:s text:c="2"/>p.y = b.y*dp + a.y;</text:span></text:p>
      <text:p text:style-name="No_20_Spacing"><text:span text:style-name="T10"><text:s text:c="2"/></text:span><text:span text:style-name="T11">return</text:span><text:span text:style-name="T10"> p;</text:span></text:p>
      <text:p text:style-name="No_20_Spacing"><text:span text:style-name="T10">} <text:s/></text:span></text:p>
      <text:p text:style-name="P12"/>
      <text:p text:style-name="No_20_Spacing"><text:span text:style-name="T10">Point reflect(Point a, Point b, Point c) {</text:span></text:p>
      <text:p text:style-name="No_20_Spacing"><text:span text:style-name="T10"><text:s text:c="2"/>Point d, p;</text:span></text:p>
      <text:p text:style-name="No_20_Spacing"><text:span text:style-name="T10"><text:s text:c="2"/></text:span></text:p>
      <text:p text:style-name="No_20_Spacing"><text:span text:style-name="T10"><text:s text:c="2"/>d = closest_pt_iline(a,b,c);</text:span></text:p>
      <text:p text:style-name="No_20_Spacing"><text:span text:style-name="T10"><text:s text:c="2"/>p.x = </text:span><text:span text:style-name="T16">2.0</text:span><text:span text:style-name="T10">*d.x - c.x;</text:span></text:p>
      <text:p text:style-name="No_20_Spacing"><text:span text:style-name="T10"><text:s text:c="2"/>p.y = </text:span><text:span text:style-name="T16">2.0</text:span><text:span text:style-name="T10">*d.y - c.y;</text:span></text:p>
      <text:p text:style-name="No_20_Spacing"><text:span text:style-name="T10"><text:s text:c="2"/></text:span><text:span text:style-name="T11">return</text:span><text:span text:style-name="T10"> p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Point a, b, c, d;</text:span></text:p>
      <text:p text:style-name="No_20_Spacing"><text:span text:style-name="T10"><text:s text:c="2"/></text:span><text:span text:style-name="T11">while</text:span><text:span text:style-name="T10"> (scanf(</text:span><text:span text:style-name="T14">"%lf %lf %lf %lf %lf %lf"</text:span><text:span text:style-name="T10">,</text:span></text:p>
      <text:p text:style-name="No_20_Spacing"><text:span text:style-name="T10"><text:s text:c="15"/>&amp;a.x, &amp;a.y, &amp;b.x, &amp;b.y, &amp;c.x, &amp;c.y)==</text:span><text:span text:style-name="T16">6</text:span><text:span text:style-name="T10">) {</text:span></text:p>
      <text:p text:style-name="No_20_Spacing"><text:span text:style-name="T10"><text:s text:c="4"/></text:span><text:span text:style-name="T9">d = reflect(a,b,c);</text:span></text:p>
      <text:p text:style-name="No_20_Spacing"><text:span text:style-name="T9"><text:s text:c="4"/>printf(</text:span><text:span text:style-name="T13">"%g %g\n"</text:span><text:span text:style-name="T9">, d.x, d.y);</text:span></text:p>
      <text:p text:style-name="No_20_Spacing"><text:span text:style-name="T9"><text:s text:c="2"/></text:span><text:span text:style-name="T10"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-Geometry: </text:span></text:p>
      <text:list xml:id="list39275861" text:continue-numbering="true" text:style-name="Outline">
        <text:list-item>
          <text:list>
            <text:list-item>
              <text:h text:style-name="Heading_20_2" text:outline-level="2"><text:bookmark-start text:name="__RefHeading___Toc26808_2932636602"/><text:bookmark text:name="Bookmark38"/><text:span text:style-name="T6">Rotation of a point around a point</text:span><text:bookmark-end text:name="__RefHeading___Toc2680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Rotates a point P around an origin point O, and </text:span></text:p>
      <text:p text:style-name="No_20_Spacing"><text:span text:style-name="T7"><text:s text:c="16"/>returns the new point. <text:s/>The parameter theta is the</text:span></text:p>
      <text:p text:style-name="No_20_Spacing"><text:span text:style-name="T7"><text:s text:c="16"/>amount to rotate P counter-clockwise, and is </text:span></text:p>
      <text:p text:style-name="No_20_Spacing"><text:span text:style-name="T7"><text:s text:c="16"/>measured in radians.</text:span></text:p>
      <text:p text:style-name="No_20_Spacing"><text:span text:style-name="T7"><text:s text:c="3"/></text:span></text:p>
      <text:p text:style-name="No_20_Spacing"><text:span text:style-name="T7"><text:s text:c="3"/>Complexity: <text:s/>O(1) (trig functions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Sept 8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2 (Spain 10406, 10250)</text:span></text:p>
      <text:p text:style-name="No_20_Spacing"><text:span text:style-name="T7"><text:s text:c="3"/>Notes: <text:s text:c="6"/>The routine has a built in fixer for -0.00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P8"/>
      <text:p text:style-name="No_20_Spacing"><text:soft-page-break/><text:span text:style-name="T5">#define EPS 1e-8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 Point;</text:span></text:p>
      <text:p text:style-name="P12"/>
      <text:p text:style-name="No_20_Spacing"><text:span text:style-name="T10">Point rotate_2d(Point p, Point o, </text:span><text:span text:style-name="T11">double</text:span><text:span text:style-name="T10"> theta){</text:span></text:p>
      <text:p text:style-name="No_20_Spacing"><text:span text:style-name="T10"><text:s text:c="2"/></text:span><text:span text:style-name="T11">double</text:span><text:span text:style-name="T10"> m[</text:span><text:span text:style-name="T16">2</text:span><text:span text:style-name="T10">][</text:span><text:span text:style-name="T16">2</text:span><text:span text:style-name="T10">];</text:span></text:p>
      <text:p text:style-name="No_20_Spacing"><text:span text:style-name="T10"><text:s text:c="2"/>Point r;</text:span></text:p>
      <text:p text:style-name="No_20_Spacing"><text:span text:style-name="T10"><text:s text:c="2"/></text:span></text:p>
      <text:p text:style-name="No_20_Spacing"><text:span text:style-name="T10"><text:s text:c="2"/>m[</text:span><text:span text:style-name="T16">0</text:span><text:span text:style-name="T10">][</text:span><text:span text:style-name="T16">0</text:span><text:span text:style-name="T10">] = m[</text:span><text:span text:style-name="T16">1</text:span><text:span text:style-name="T10">][</text:span><text:span text:style-name="T16">1</text:span><text:span text:style-name="T10">] = cos(theta);</text:span></text:p>
      <text:p text:style-name="No_20_Spacing"><text:span text:style-name="T10"><text:s text:c="2"/>m[</text:span><text:span text:style-name="T16">0</text:span><text:span text:style-name="T10">][</text:span><text:span text:style-name="T16">1</text:span><text:span text:style-name="T10">] = -sin(theta);</text:span></text:p>
      <text:p text:style-name="No_20_Spacing"><text:span text:style-name="T10"><text:s text:c="2"/>m[</text:span><text:span text:style-name="T16">1</text:span><text:span text:style-name="T10">][</text:span><text:span text:style-name="T16">0</text:span><text:span text:style-name="T10">] = -m[</text:span><text:span text:style-name="T16">0</text:span><text:span text:style-name="T10">][</text:span><text:span text:style-name="T16">1</text:span><text:span text:style-name="T10">];</text:span></text:p>
      <text:p text:style-name="No_20_Spacing"><text:span text:style-name="T10"><text:s text:c="2"/>p.x -= o.x; </text:span></text:p>
      <text:p text:style-name="No_20_Spacing"><text:span text:style-name="T10"><text:s text:c="2"/>p.y -= o.y;</text:span></text:p>
      <text:p text:style-name="No_20_Spacing"><text:span text:style-name="T10"><text:s text:c="2"/>r.x = m[</text:span><text:span text:style-name="T16">0</text:span><text:span text:style-name="T10">][</text:span><text:span text:style-name="T16">0</text:span><text:span text:style-name="T10">] * p.x + m[</text:span><text:span text:style-name="T16">0</text:span><text:span text:style-name="T10">][</text:span><text:span text:style-name="T16">1</text:span><text:span text:style-name="T10">] * p.y + o.x;</text:span></text:p>
      <text:p text:style-name="No_20_Spacing"><text:span text:style-name="T10"><text:s text:c="2"/>r.y = m[</text:span><text:span text:style-name="T16">1</text:span><text:span text:style-name="T10">][</text:span><text:span text:style-name="T16">0</text:span><text:span text:style-name="T10">] * p.x + m[</text:span><text:span text:style-name="T16">1</text:span><text:span text:style-name="T10">][</text:span><text:span text:style-name="T16">1</text:span><text:span text:style-name="T10">] * p.y + o.y;</text:span></text:p>
      <text:p text:style-name="No_20_Spacing"><text:span text:style-name="T10"><text:s text:c="2"/></text:span><text:span text:style-name="T11">if</text:span><text:span text:style-name="T10">(fabs(r.x) &lt; EPS) r.x = </text:span><text:span text:style-name="T16">0</text:span><text:span text:style-name="T10">;</text:span></text:p>
      <text:p text:style-name="No_20_Spacing"><text:span text:style-name="T10"><text:s text:c="2"/></text:span><text:span text:style-name="T11">if</text:span><text:span text:style-name="T10">(fabs(r.y) &lt; EPS) r.y = </text:span><text:span text:style-name="T16">0</text:span><text:span text:style-name="T10">;</text:span></text:p>
      <text:p text:style-name="No_20_Spacing"><text:span text:style-name="T10"><text:s text:c="2"/></text:span><text:span text:style-name="T11">return</text:span><text:span text:style-name="T10"> r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Point p,o,r;</text:span></text:p>
      <text:p text:style-name="No_20_Spacing"><text:span text:style-name="T10"><text:s text:c="2"/></text:span><text:span text:style-name="T11">double</text:span><text:span text:style-name="T10"> deg, PI = acos(-</text:span><text:span text:style-name="T16">1</text:span><text:span text:style-name="T10">)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scanf(</text:span><text:span text:style-name="T14">"%lf %lf %lf %lf %lf"</text:span><text:span text:style-name="T10">, </text:span></text:p>
      <text:p text:style-name="No_20_Spacing"><text:span text:style-name="T10"><text:s text:c="14"/>&amp;p.x, &amp;p.y, &amp;o.x, &amp;o.y, &amp;deg) == </text:span><text:span text:style-name="T16">5</text:span><text:span text:style-name="T10">){</text:span></text:p>
      <text:p text:style-name="No_20_Spacing"><text:span text:style-name="T10"><text:s text:c="4"/></text:span><text:span text:style-name="T9">deg *= PI/</text:span><text:span text:style-name="T15">180.0</text:span><text:span text:style-name="T9">;</text:span></text:p>
      <text:p text:style-name="No_20_Spacing"><text:span text:style-name="T9"><text:s text:c="4"/>r = rotate_2d(p,o,deg);</text:span></text:p>
      <text:p text:style-name="No_20_Spacing"><text:span text:style-name="T9"><text:s text:c="4"/></text:span><text:span text:style-name="T10">printf(</text:span><text:span text:style-name="T14">"[%.3f,%.3f] rotated %.3f radians around [%.3f,%.3f] = [%.3f,%.3f]\n"</text:span><text:span text:style-name="T10">,</text:span></text:p>
      <text:p text:style-name="No_20_Spacing"><text:span text:style-name="T10"><text:s text:c="11"/>p.x, p.y, deg, o.x, o.y, r.x, r.y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D_Geometry: </text:span></text:p>
      <text:list xml:id="list39287943" text:continue-numbering="true" text:style-name="Outline">
        <text:list-item>
          <text:list>
            <text:list-item>
              <text:h text:style-name="Heading_20_2" text:outline-level="2"><text:bookmark-start text:name="__RefHeading___Toc26810_2932636602"/><text:bookmark text:name="Bookmark39"/><text:span text:style-name="T6">Soddy Circle Radius</text:span><text:bookmark-end text:name="__RefHeading___Toc26810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three tangent circles, this finds the radius</text:span></text:p>
      <text:p text:style-name="No_20_Spacing"><text:span text:style-name="T7"><text:s text:c="16"/>of the circle that is tangent to the other three.</text:span></text:p>
      <text:p text:style-name="No_20_Spacing"><text:span text:style-name="T7"><text:s text:c="3"/></text:span></text:p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oft-page-break/><text:span text:style-name="T7"><text:s text:c="3"/>Date: <text:s text:c="7"/>Feb 23, 2003</text:span></text:p>
      <text:p text:style-name="No_20_Spacing"><text:span text:style-name="T7"><text:s text:c="3"/>References: <text:s/>http://mathworld.wolfram.com/FourCoinsProblem.html</text:span></text:p>
      <text:p text:style-name="No_20_Spacing"><text:span text:style-name="T7"><text:s text:c="16"/>http://mathworld.wolfram.com/SoddyCircles.html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P8"/>
      <text:p text:style-name="No_20_Spacing"><text:span text:style-name="T11">double</text:span><text:span text:style-name="T10"> soddy_rad(</text:span><text:span text:style-name="T11">double</text:span><text:span text:style-name="T10"> r1, </text:span><text:span text:style-name="T11">double</text:span><text:span text:style-name="T10"> r2, </text:span><text:span text:style-name="T11">double</text:span><text:span text:style-name="T10"> r3){</text:span></text:p>
      <text:p text:style-name="No_20_Spacing"><text:span text:style-name="T10"><text:s text:c="2"/></text:span><text:span text:style-name="T12">return</text:span><text:span text:style-name="T9"> (r1*r2*r3)/(r2*r3+r1*(r2+r3)+</text:span><text:span text:style-name="T15">2</text:span><text:span text:style-name="T9">*sqrt(r1*r2*r3*(r1+r2+r3)));</text:span></text:p>
      <text:p text:style-name="No_20_Spacing"><text:span text:style-name="T9">}</text:span></text:p>
      <text:p text:style-name="P11"/>
      <text:p text:style-name="P11"/>
      <text:p text:style-name="No_20_Spacing"><text:span text:style-name="T12">int</text:span><text:span text:style-name="T9"> main(){</text:span></text:p>
      <text:p text:style-name="No_20_Spacing"><text:span text:style-name="T9"><text:s text:c="2"/></text:span><text:span text:style-name="T12">double</text:span><text:span text:style-name="T9"> r1, r2, r3;</text:span></text:p>
      <text:p text:style-name="No_20_Spacing"><text:span text:style-name="T9"><text:s text:c="2"/></text:span><text:span text:style-name="T12">while</text:span><text:span text:style-name="T9">(scanf(</text:span><text:span text:style-name="T13">"%lf %lf %lf"</text:span><text:span text:style-name="T9">, &amp;r1, &amp;r2, &amp;r3) == </text:span><text:span text:style-name="T15">3</text:span><text:span text:style-name="T9">){</text:span></text:p>
      <text:p text:style-name="No_20_Spacing"><text:span text:style-name="T9"><text:s text:c="4"/>printf(</text:span><text:span text:style-name="T13">"Soddy circle radius = %f\n"</text:span><text:span text:style-name="T9">, soddy_rad(r1, r2, r3));</text:span></text:p>
      <text:p text:style-name="No_20_Spacing"><text:span text:style-name="T9"><text:s text:c="2"/></text:span><text:span text:style-name="T10"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2-D Geometry: </text:span></text:p>
      <text:list xml:id="list39291854" text:continue-numbering="true" text:style-name="Outline">
        <text:list-item>
          <text:list>
            <text:list-item>
              <text:h text:style-name="Heading_20_2" text:outline-level="2"><text:bookmark-start text:name="__RefHeading___Toc26812_2932636602"/><text:bookmark text:name="Bookmark40"/><text:span text:style-name="T6">Triangulation of a simple 2D polygon</text:span><text:bookmark-end text:name="__RefHeading___Toc2681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Splits a simple polygon (not necessarily convex)</text:span></text:p>
      <text:p text:style-name="No_20_Spacing"><text:span text:style-name="T7"><text:s text:c="16"/>of n verticies into n-2 disjoint triangles whose</text:span></text:p>
      <text:p text:style-name="No_20_Spacing"><text:span text:style-name="T7"><text:s text:c="16"/>verticies are taken from the original polygon.</text:span></text:p>
      <text:p text:style-name="No_20_Spacing"><text:span text:style-name="T7"><text:s text:c="3"/></text:span></text:p>
      <text:p text:style-name="No_20_Spacing"><text:span text:style-name="T7"><text:s text:c="3"/>Complexity: <text:s/>O(n^2) worst case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Jason Klaus</text:span></text:p>
      <text:p text:style-name="No_20_Spacing"><text:span text:style-name="T7"><text:s text:c="3"/>Date: <text:s text:c="7"/>June 5, 2003</text:span></text:p>
      <text:p text:style-name="No_20_Spacing"><text:span text:style-name="T7"><text:s text:c="3"/>References: <text:s/>www.cg.tuwien.ac.at/~theussl/papers/polygons.ps.gz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Simplified the documented algorithm somewhat so it</text:span></text:p>
      <text:p text:style-name="No_20_Spacing"><text:span text:style-name="T7"><text:s text:c="16"/>is not as long but a constant time slower.</text:span></text:p>
      <text:p text:style-name="No_20_Spacing"><text:span text:style-name="T7">*/</text:span></text:p>
      <text:p text:style-name="P9"/>
      <text:p text:style-name="No_20_Spacing"><text:span text:style-name="T5">#include &lt;cstdio&gt;</text:span></text:p>
      <text:p text:style-name="No_20_Spacing"><text:span text:style-name="T5">#include &lt;list&gt;</text:span></text:p>
      <text:p text:style-name="No_20_Spacing"><text:span text:style-name="T5">#include &lt;vector&gt;</text:span></text:p>
      <text:p text:style-name="P8"/>
      <text:p text:style-name="No_20_Spacing"><text:soft-page-break/><text:span text:style-name="T11">using</text:span><text:span text:style-name="T10"> </text:span><text:span text:style-name="T11">namespace</text:span><text:span text:style-name="T10"> std;</text:span></text:p>
      <text:p text:style-name="P12"/>
      <text:p text:style-name="No_20_Spacing"><text:span text:style-name="T5">#define EPS 1e-8</text:span></text:p>
      <text:p text:style-name="P8"/>
      <text:p text:style-name="No_20_Spacing"><text:span text:style-name="T7">// 1 for clockwise ordering of points, -1 for counter-clockwise</text:span></text:p>
      <text:p text:style-name="No_20_Spacing"><text:span text:style-name="T5">#define ORDER 1</text:span></text:p>
      <text:p text:style-name="P8"/>
      <text:p text:style-name="No_20_Spacing"><text:span text:style-name="T11">struct</text:span><text:span text:style-name="T10"> Point {</text:span></text:p>
      <text:p text:style-name="No_20_Spacing"><text:span text:style-name="T10"><text:s text:c="2"/></text:span><text:span text:style-name="T11">double</text:span><text:span text:style-name="T10"> x, y;</text:span></text:p>
      <text:p text:style-name="No_20_Spacing"><text:span text:style-name="T10">};</text:span></text:p>
      <text:p text:style-name="P12"/>
      <text:p text:style-name="No_20_Spacing"><text:span text:style-name="T11">struct</text:span><text:span text:style-name="T10"> Triangle {</text:span></text:p>
      <text:p text:style-name="No_20_Spacing"><text:span text:style-name="T10"><text:s text:c="2"/>Point p[</text:span><text:span text:style-name="T16">3</text:span><text:span text:style-name="T10">];</text:span></text:p>
      <text:p text:style-name="No_20_Spacing"><text:span text:style-name="T10">};</text:span></text:p>
      <text:p text:style-name="P12"/>
      <text:p text:style-name="No_20_Spacing"><text:span text:style-name="T7">// This function classifies p as either being left of (-1),</text:span></text:p>
      <text:p text:style-name="No_20_Spacing"><text:span text:style-name="T7">// right of (1) or on (0) the line a -&gt; b.</text:span></text:p>
      <text:p text:style-name="P9"/>
      <text:p text:style-name="No_20_Spacing"><text:span text:style-name="T11">int</text:span><text:span text:style-name="T10"> leftRight(Point &amp;a, Point &amp;b, Point &amp;p){</text:span></text:p>
      <text:p text:style-name="No_20_Spacing"><text:span text:style-name="T10"><text:s text:c="2"/></text:span><text:span text:style-name="T11">double</text:span><text:span text:style-name="T10"> res = ((b.x - a.x)*(p.y - a.y) -</text:span></text:p>
      <text:p text:style-name="No_20_Spacing"><text:span text:style-name="T10"><text:s text:c="16"/>(p.x - a.x)*(b.y - a.y));</text:span></text:p>
      <text:p text:style-name="No_20_Spacing"><text:span text:style-name="T10"><text:s text:c="2"/></text:span><text:span text:style-name="T11">if</text:span><text:span text:style-name="T10"> (res &gt; EPS)</text:span></text:p>
      <text:p text:style-name="No_20_Spacing"><text:span text:style-name="T10"><text:s text:c="4"/>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<text:s text:c="2"/></text:span><text:span text:style-name="T11">else</text:span><text:span text:style-name="T10"> </text:span><text:span text:style-name="T11">if</text:span><text:span text:style-name="T10"> (res &lt; -EPS)</text:span></text:p>
      <text:p text:style-name="No_20_Spacing"><text:span text:style-name="T10"><text:s text:c="4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7">// This function returns non-zero if point b in the sequence a-&gt;b-&gt;c</text:span></text:p>
      <text:p text:style-name="No_20_Spacing"><text:span text:style-name="T7">// is a concave point or zero if it is convex.</text:span></text:p>
      <text:p text:style-name="No_20_Spacing"><text:span text:style-name="T7">// (If inside angle &gt;= 180 deg, concave, otherwise convex)</text:span></text:p>
      <text:p text:style-name="P9"/>
      <text:p text:style-name="No_20_Spacing"><text:span text:style-name="T11">int</text:span><text:span text:style-name="T10"> isConcave(Point &amp;a, Point &amp;b, Point &amp;c){</text:span></text:p>
      <text:p text:style-name="No_20_Spacing"><text:span text:style-name="T10"><text:s text:c="2"/></text:span><text:span text:style-name="T11">return</text:span><text:span text:style-name="T10"> (ORDER*leftRight(a, b, c) &lt;= </text:span><text:span text:style-name="T16">0</text:span><text:span text:style-name="T10">);</text:span></text:p>
      <text:p text:style-name="No_20_Spacing"><text:span text:style-name="T10">}</text:span></text:p>
      <text:p text:style-name="P12"/>
      <text:p text:style-name="No_20_Spacing"><text:span text:style-name="T7">// This function returns non-zero if point p is located on or </text:span></text:p>
      <text:p text:style-name="No_20_Spacing"><text:span text:style-name="T7">// inside the triangle &lt;a b c&gt;.</text:span></text:p>
      <text:p text:style-name="P9"/>
      <text:p text:style-name="No_20_Spacing"><text:span text:style-name="T11">int</text:span><text:span text:style-name="T10"> isInsideTriangle(Point &amp;a, Point &amp;b, Point &amp;c, Point &amp;p){</text:span></text:p>
      <text:p text:style-name="No_20_Spacing"><text:span text:style-name="T10"><text:s text:c="2"/></text:span><text:span text:style-name="T11">int</text:span><text:span text:style-name="T10"> r1 = leftRight(a, b, p);</text:span></text:p>
      <text:p text:style-name="No_20_Spacing"><text:span text:style-name="T10"><text:s text:c="2"/></text:span><text:span text:style-name="T11">int</text:span><text:span text:style-name="T10"> r2 = leftRight(b, c, p);</text:span></text:p>
      <text:p text:style-name="No_20_Spacing"><text:span text:style-name="T10"><text:s text:c="2"/></text:span><text:span text:style-name="T11">int</text:span><text:span text:style-name="T10"> r3 = leftRight(c, a, p);</text:span></text:p>
      <text:p text:style-name="No_20_Spacing"><text:span text:style-name="T10"><text:s text:c="2"/></text:span><text:span text:style-name="T11">return</text:span><text:span text:style-name="T10"> ((ORDER*r1 &gt;= </text:span><text:span text:style-name="T16">0</text:span><text:span text:style-name="T10">) &amp;&amp; (ORDER*r2 &gt;= </text:span><text:span text:style-name="T16">0</text:span><text:span text:style-name="T10">) &amp;&amp; (ORDER*r3 &gt;= </text:span><text:span text:style-name="T16">0</text:span><text:span text:style-name="T10">));</text:span></text:p>
      <text:p text:style-name="No_20_Spacing"><text:span text:style-name="T10">}</text:span></text:p>
      <text:p text:style-name="P12"/>
      <text:p text:style-name="No_20_Spacing"><text:span text:style-name="T7">// Takes in a list of n ordered points forming the polygon P, and a</text:span></text:p>
      <text:p text:style-name="No_20_Spacing"><text:span text:style-name="T7">// vector of n-2 triangles in T. <text:s/>P is modified during the</text:span></text:p>
      <text:p text:style-name="No_20_Spacing"><text:span text:style-name="T7">// triangulation. (n &gt;= 3) </text:span></text:p>
      <text:p text:style-name="P9"/>
      <text:p text:style-name="No_20_Spacing"><text:span text:style-name="T11">void</text:span><text:span text:style-name="T10"> triangulate(list&lt;Point&gt; &amp;P, vector&lt;Triangle&gt; &amp;T){</text:span></text:p>
      <text:p text:style-name="No_20_Spacing"><text:soft-page-break/><text:span text:style-name="T10"><text:s text:c="2"/>list&lt;Point&gt;::iterator a, b, c, q;</text:span></text:p>
      <text:p text:style-name="No_20_Spacing"><text:span text:style-name="T10"><text:s text:c="2"/>Triangle t;</text:span></text:p>
      <text:p text:style-name="P12"/>
      <text:p text:style-name="No_20_Spacing"><text:span text:style-name="T10"><text:s text:c="2"/>T.clear();</text:span></text:p>
      <text:p text:style-name="No_20_Spacing"><text:span text:style-name="T10"><text:s text:c="2"/></text:span><text:span text:style-name="T11">if</text:span><text:span text:style-name="T10"> (P.size() &lt; </text:span><text:span text:style-name="T16">3</text:span><text:span text:style-name="T10">) </text:span><text:span text:style-name="T11">return</text:span><text:span text:style-name="T10">;</text:span></text:p>
      <text:p text:style-name="P12"/>
      <text:p text:style-name="No_20_Spacing"><text:span text:style-name="T10"><text:s text:c="2"/></text:span><text:span text:style-name="T11">for</text:span><text:span text:style-name="T10"> (a=b=P.begin(), c=++b, ++c; c != P.end(); a=b, c=++b, ++c) {</text:span></text:p>
      <text:p text:style-name="No_20_Spacing"><text:span text:style-name="T10"><text:s text:c="4"/></text:span><text:span text:style-name="T11">if</text:span><text:span text:style-name="T10"> (!isConcave(*a, *b, *c)) {</text:span></text:p>
      <text:p text:style-name="No_20_Spacing"><text:span text:style-name="T10"><text:s text:c="6"/></text:span><text:span text:style-name="T11">for</text:span><text:span text:style-name="T10"> (q = P.begin(); q != P.end(); q++) {</text:span></text:p>
      <text:p text:style-name="No_20_Spacing"><text:span text:style-name="T10"><text:s text:c="8"/></text:span><text:span text:style-name="T11">if</text:span><text:span text:style-name="T10"> (q == a) {</text:span></text:p>
      <text:p text:style-name="No_20_Spacing"><text:span text:style-name="T10"><text:s text:c="10"/>++q;</text:span></text:p>
      <text:p text:style-name="No_20_Spacing"><text:span text:style-name="T10"><text:s text:c="10"/>++q;</text:span></text:p>
      <text:p text:style-name="No_20_Spacing"><text:span text:style-name="T10"><text:s text:c="10"/></text:span><text:span text:style-name="T11">continue</text:span><text:span text:style-name="T10">;</text:span></text:p>
      <text:p text:style-name="No_20_Spacing"><text:span text:style-name="T10"><text:s text:c="8"/>}</text:span></text:p>
      <text:p text:style-name="No_20_Spacing"><text:span text:style-name="T10"><text:s text:c="8"/></text:span><text:span text:style-name="T11">if</text:span><text:span text:style-name="T10"> (isInsideTriangle(*a, *b, *c, *q)) </text:span><text:span text:style-name="T11">break</text:span><text:span text:style-name="T10">;</text:span></text:p>
      <text:p text:style-name="No_20_Spacing"><text:span text:style-name="T10"><text:s text:c="6"/>}</text:span></text:p>
      <text:p text:style-name="No_20_Spacing"><text:span text:style-name="T10"><text:s text:c="6"/></text:span><text:span text:style-name="T11">if</text:span><text:span text:style-name="T10"> (q == P.end()) {</text:span></text:p>
      <text:p text:style-name="No_20_Spacing"><text:span text:style-name="T10"><text:s text:c="8"/>t.p[</text:span><text:span text:style-name="T16">0</text:span><text:span text:style-name="T10">] = *a;</text:span></text:p>
      <text:p text:style-name="No_20_Spacing"><text:span text:style-name="T10"><text:s text:c="8"/>t.p[</text:span><text:span text:style-name="T16">1</text:span><text:span text:style-name="T10">] = *b;</text:span></text:p>
      <text:p text:style-name="No_20_Spacing"><text:span text:style-name="T10"><text:s text:c="8"/>t.p[</text:span><text:span text:style-name="T16">2</text:span><text:span text:style-name="T10">] = *c;</text:span></text:p>
      <text:p text:style-name="No_20_Spacing"><text:span text:style-name="T10"><text:s text:c="8"/>T.push_back(t);</text:span></text:p>
      <text:p text:style-name="No_20_Spacing"><text:span text:style-name="T10"><text:s text:c="8"/></text:span></text:p>
      <text:p text:style-name="No_20_Spacing"><text:span text:style-name="T10"><text:s text:c="8"/>P.erase(b);</text:span></text:p>
      <text:p text:style-name="No_20_Spacing"><text:span text:style-name="T10"><text:s text:c="8"/>b = a;</text:span></text:p>
      <text:p text:style-name="No_20_Spacing"><text:span text:style-name="T10"><text:s text:c="8"/></text:span><text:span text:style-name="T11">if</text:span><text:span text:style-name="T10"> (b != P.begin()) b--;</text:span></text:p>
      <text:p text:style-name="No_20_Spacing"><text:span text:style-name="T10"><text:s text:c="6"/>}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n, i, j;</text:span></text:p>
      <text:p text:style-name="No_20_Spacing"><text:span text:style-name="T10"><text:s text:c="2"/>Point p;</text:span></text:p>
      <text:p text:style-name="No_20_Spacing"><text:span text:style-name="T10"><text:s text:c="2"/>list&lt;Point&gt; P;</text:span></text:p>
      <text:p text:style-name="No_20_Spacing"><text:span text:style-name="T10"><text:s text:c="2"/>vector&lt;Triangle&gt; T;</text:span></text:p>
      <text:p text:style-name="P12"/>
      <text:p text:style-name="No_20_Spacing"><text:span text:style-name="T10"><text:s text:c="2"/></text:span><text:span text:style-name="T9">scanf(</text:span><text:span text:style-name="T13">"%d"</text:span><text:span text:style-name="T9">, &amp;n);</text:span></text:p>
      <text:p text:style-name="No_20_Spacing"><text:span text:style-name="T9"><text:s text:c="2"/>P.clear();</text:span></text:p>
      <text:p text:style-name="No_20_Spacing"><text:span text:style-name="T9"><text:s text:c="2"/></text:span></text:p>
      <text:p text:style-name="No_20_Spacing"><text:span text:style-name="T9"><text:s text:c="2"/></text:span><text:span text:style-name="T12">for</text:span><text:span text:style-name="T9"> (i = </text:span><text:span text:style-name="T15">0</text:span><text:span text:style-name="T9">; i &lt; n; i++) {</text:span></text:p>
      <text:p text:style-name="No_20_Spacing"><text:span text:style-name="T9"><text:s text:c="4"/></text:span><text:span text:style-name="T10">scanf(</text:span><text:span text:style-name="T14">"%lf %lf"</text:span><text:span text:style-name="T10">, &amp;p.x, &amp;p.y);</text:span></text:p>
      <text:p text:style-name="No_20_Spacing"><text:span text:style-name="T10"><text:s text:c="4"/>P.push_back(p);</text:span></text:p>
      <text:p text:style-name="No_20_Spacing"><text:span text:style-name="T10"><text:s text:c="2"/>}</text:span></text:p>
      <text:p text:style-name="No_20_Spacing"><text:span text:style-name="T10"><text:s text:c="2"/></text:span></text:p>
      <text:p text:style-name="No_20_Spacing"><text:span text:style-name="T10"><text:s text:c="2"/>printf(</text:span><text:span text:style-name="T14">"Polygon:\n"</text:span><text:span text:style-name="T10">);</text:span></text:p>
      <text:p text:style-name="No_20_Spacing"><text:span text:style-name="T10"><text:s text:c="2"/></text:span><text:span text:style-name="T11">for</text:span><text:span text:style-name="T10"> (list&lt;Point&gt;::iterator q = P.begin(); q != P.end(); q++){</text:span></text:p>
      <text:p text:style-name="No_20_Spacing"><text:span text:style-name="T10"><text:s text:c="4"/>printf(</text:span><text:span text:style-name="T14">" (%.2f, %.2f)\n"</text:span><text:span text:style-name="T10">, q-&gt;x, q-&gt;y);</text:span></text:p>
      <text:p text:style-name="No_20_Spacing"><text:span text:style-name="T10"><text:s text:c="2"/></text:span><text:span text:style-name="T9">}</text:span></text:p>
      <text:p text:style-name="No_20_Spacing"><text:span text:style-name="T9"><text:s text:c="2"/>printf(</text:span><text:span text:style-name="T13">"\n"</text:span><text:span text:style-name="T9">);</text:span></text:p>
      <text:p text:style-name="No_20_Spacing"><text:span text:style-name="T9"><text:s text:c="2"/></text:span></text:p>
      <text:p text:style-name="No_20_Spacing"><text:span text:style-name="T9"><text:s text:c="2"/>triangulate(P, T);</text:span></text:p>
      <text:p text:style-name="No_20_Spacing"><text:soft-page-break/><text:span text:style-name="T9"><text:s text:c="2"/></text:span></text:p>
      <text:p text:style-name="No_20_Spacing"><text:span text:style-name="T9"><text:s text:c="2"/>printf(</text:span><text:span text:style-name="T13">"Triangles:\n"</text:span><text:span text:style-name="T9">);</text:span></text:p>
      <text:p text:style-name="No_20_Spacing"><text:span text:style-name="T9"><text:s text:c="2"/></text:span><text:span text:style-name="T12">for</text:span><text:span text:style-name="T9"> (i = </text:span><text:span text:style-name="T15">0</text:span><text:span text:style-name="T9">; i &lt; n-</text:span><text:span text:style-name="T15">2</text:span><text:span text:style-name="T9">; i++) {</text:span></text:p>
      <text:p text:style-name="No_20_Spacing"><text:span text:style-name="T9"><text:s text:c="4"/></text:span><text:span text:style-name="T12">for</text:span><text:span text:style-name="T9"> (j = </text:span><text:span text:style-name="T15">0</text:span><text:span text:style-name="T9">; j &lt; </text:span><text:span text:style-name="T15">3</text:span><text:span text:style-name="T9">; j++)</text:span></text:p>
      <text:p text:style-name="No_20_Spacing"><text:span text:style-name="T9"><text:s text:c="6"/>printf(</text:span><text:span text:style-name="T13">" (%.2f, %.2f)"</text:span><text:span text:style-name="T9">, T[i].p[j].x, T[i].p[j].y);</text:span></text:p>
      <text:p text:style-name="No_20_Spacing"><text:span text:style-name="T9"><text:s text:c="4"/></text:span><text:span text:style-name="T10">printf(</text:span><text:span text:style-name="T14">"\n"</text:span><text:span text:style-name="T10">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P12"/>
      <text:p text:style-name="P12"/>
      <text:p text:style-name="P13"><text:span text:style-name="T5">############################################</text:span></text:p>
      <text:list xml:id="list39291778" text:continue-numbering="true" text:style-name="Outline">
        <text:list-item>
          <text:h text:style-name="Heading_20_1" text:outline-level="1"><text:bookmark-start text:name="__RefHeading___Toc26814_2932636602"/><text:bookmark text:name="Bookmark41"/><text:span text:style-name="T6">3D Geometry</text:span><text:bookmark-end text:name="__RefHeading___Toc26814_2932636602"/></text:h>
        </text:list-item>
      </text:list>
      <text:p text:style-name="No_20_Spacing"><text:span text:style-name="T5">############################################</text:span></text:p>
      <text:p text:style-name="P8"/>
      <text:p text:style-name="P8"/>
      <text:p text:style-name="No_20_Spacing"><text:span text:style-name="T7">/* 3D-Geometry: </text:span></text:p>
      <text:list xml:id="list39270443" text:continue-numbering="true" text:style-name="Outline">
        <text:list-item>
          <text:list>
            <text:list-item>
              <text:h text:style-name="Heading_20_2" text:outline-level="2"><text:bookmark-start text:name="__RefHeading___Toc26816_2932636602"/><text:bookmark text:name="Bookmark42"/><text:span text:style-name="T6">Area of a convex polygon in a plane given in 3D</text:span><text:bookmark-end text:name="__RefHeading___Toc2681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the points of a planar convex polygon in 3D</text:span></text:p>
      <text:p text:style-name="No_20_Spacing"><text:span text:style-name="T7"><text:s text:c="16"/>space, returns its area. <text:s/></text:span></text:p>
      <text:p text:style-name="P9"/>
      <text:p text:style-name="No_20_Spacing"><text:span text:style-name="T7"><text:s text:c="16"/>The points of the polygon must be either in cw or</text:span></text:p>
      <text:p text:style-name="No_20_Spacing"><text:span text:style-name="T7"><text:s text:c="16"/>ccw order. <text:s/></text:span></text:p>
      <text:p text:style-name="No_20_Spacing"><text:span text:style-name="T7"><text:s text:c="3"/></text:span></text:p>
      <text:p text:style-name="No_20_Spacing"><text:span text:style-name="T7"><text:s text:c="3"/>Complexity: <text:s/>O(N) where N is the number of points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March 06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- Topcoder Round 2 2003</text:span></text:p>
      <text:p text:style-name="No_20_Spacing"><text:span text:style-name="T7"><text:s text:c="3"/>Notes: <text:s text:c="6"/>- Uses Heron's formula v1. <text:s/>Change to v2 if needed</text:span></text:p>
      <text:p text:style-name="No_20_Spacing"><text:span text:style-name="T7"><text:s text:c="16"/>- There must be at least 3 points</text:span></text:p>
      <text:p text:style-name="No_20_Spacing"><text:span text:style-name="T7"><text:s text:c="16"/>- Doesn't work for non-convex polygons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No_20_Spacing"><text:span text:style-name="T5">#include &lt;math.h&gt;</text:span></text:p>
      <text:p text:style-name="P8"/>
      <text:p text:style-name="No_20_Spacing"><text:span text:style-name="T5">#define SQR(x) ((x)*(x))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double</text:span><text:span text:style-name="T10"> x, y, z;</text:span></text:p>
      <text:p text:style-name="No_20_Spacing"><text:span text:style-name="T10">} Point;</text:span></text:p>
      <text:p text:style-name="P12"/>
      <text:p text:style-name="No_20_Spacing"><text:span text:style-name="T11">double</text:span><text:span text:style-name="T10"> area_heron(</text:span><text:span text:style-name="T11">double</text:span><text:span text:style-name="T10"> a, </text:span><text:span text:style-name="T11">double</text:span><text:span text:style-name="T10"> b, </text:span><text:span text:style-name="T11">double</text:span><text:span text:style-name="T10"> c){</text:span></text:p>
      <text:p text:style-name="No_20_Spacing"><text:span text:style-name="T10"><text:s text:c="2"/></text:span><text:span text:style-name="T11">double</text:span><text:span text:style-name="T10"> s = (a+b+c)/</text:span><text:span text:style-name="T16">2.0</text:span><text:span text:style-name="T10">;</text:span></text:p>
      <text:p text:style-name="No_20_Spacing"><text:span text:style-name="T10"><text:s text:c="2"/></text:span><text:span text:style-name="T11">if</text:span><text:span text:style-name="T10">(a &gt; s || b &gt; s || c &gt; s) 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<text:s text:c="2"/></text:span><text:span text:style-name="T11">return</text:span><text:span text:style-name="T10"> sqrt(s*(s-a)*(s-b)*(s-c));</text:span></text:p>
      <text:p text:style-name="No_20_Spacing"><text:span text:style-name="T10">}</text:span></text:p>
      <text:p text:style-name="P12"/>
      <text:p text:style-name="No_20_Spacing"><text:span text:style-name="T11">double</text:span><text:span text:style-name="T10"> dist3d(Point a, Point b){</text:span></text:p>
      <text:p text:style-name="No_20_Spacing"><text:span text:style-name="T10"><text:s text:c="2"/></text:span><text:span text:style-name="T11">return</text:span><text:span text:style-name="T10"> sqrt(SQR(a.x-b.x)+SQR(a.y-b.y)+SQR(a.z-b.z));</text:span></text:p>
      <text:p text:style-name="No_20_Spacing"><text:span text:style-name="T10">}</text:span></text:p>
      <text:p text:style-name="P12"/>
      <text:p text:style-name="No_20_Spacing"><text:span text:style-name="T11">double</text:span><text:span text:style-name="T10"> area_poly3d(Point *p, </text:span><text:span text:style-name="T11">int</text:span><text:span text:style-name="T10"> n){</text:span></text:p>
      <text:p text:style-name="No_20_Spacing"><text:span text:style-name="T10"><text:s text:c="2"/></text:span><text:span text:style-name="T11">int</text:span><text:span text:style-name="T10"> i; </text:span><text:span text:style-name="T11">double</text:span><text:span text:style-name="T10"> total = </text:span><text:span text:style-name="T16">0</text:span><text:span text:style-name="T10">; </text:span></text:p>
      <text:p text:style-name="No_20_Spacing"><text:span text:style-name="T10"><text:s text:c="2"/></text:span><text:span text:style-name="T11">for</text:span><text:span text:style-name="T10">(i = </text:span><text:span text:style-name="T16">2</text:span><text:span text:style-name="T10">; i &lt; n; i++)</text:span></text:p>
      <text:p text:style-name="No_20_Spacing"><text:soft-page-break/><text:span text:style-name="T10"><text:s text:c="4"/>total += area_heron(dist3d(p[</text:span><text:span text:style-name="T16">0</text:span><text:span text:style-name="T10">], p[i]), </text:span></text:p>
      <text:p text:style-name="No_20_Spacing"><text:span text:style-name="T10"><text:s text:c="24"/>dist3d(p[</text:span><text:span text:style-name="T16">0</text:span><text:span text:style-name="T10">], p[i-</text:span><text:span text:style-name="T16">1</text:span><text:span text:style-name="T10">]),</text:span></text:p>
      <text:p text:style-name="No_20_Spacing"><text:span text:style-name="T10"><text:s text:c="24"/>dist3d(p[i], p[i-</text:span><text:span text:style-name="T16">1</text:span><text:span text:style-name="T10">]));</text:span></text:p>
      <text:p text:style-name="No_20_Spacing"><text:span text:style-name="T10"><text:s text:c="2"/></text:span><text:span text:style-name="T11">return</text:span><text:span text:style-name="T10"> total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i, n; Point *p;</text:span></text:p>
      <text:p text:style-name="P12"/>
      <text:p text:style-name="No_20_Spacing"><text:span text:style-name="T10"><text:s text:c="2"/></text:span><text:span text:style-name="T12">while</text:span><text:span text:style-name="T9">(scanf(</text:span><text:span text:style-name="T13">"%d"</text:span><text:span text:style-name="T9">, &amp;n) == </text:span><text:span text:style-name="T15">1</text:span><text:span text:style-name="T9"> &amp;&amp; n &gt;= </text:span><text:span text:style-name="T15">3</text:span><text:span text:style-name="T9">){</text:span></text:p>
      <text:p text:style-name="No_20_Spacing"><text:span text:style-name="T9"><text:s text:c="4"/></text:span><text:span text:style-name="T10">p = (Point *)malloc(n*</text:span><text:span text:style-name="T11">sizeof</text:span><text:span text:style-name="T10">(Point))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; i++)</text:span></text:p>
      <text:p text:style-name="No_20_Spacing"><text:span text:style-name="T10"><text:s text:c="6"/>scanf(</text:span><text:span text:style-name="T14">"%lf %lf %lf"</text:span><text:span text:style-name="T10">, &amp;p[i].x, &amp;p[i].y, &amp;p[i].z);</text:span></text:p>
      <text:p text:style-name="No_20_Spacing"><text:span text:style-name="T10"><text:s text:c="4"/>printf(</text:span><text:span text:style-name="T14">"Area of convex polygon is %.3f\n"</text:span><text:span text:style-name="T10">, area_poly3d(p, n));</text:span></text:p>
      <text:p text:style-name="No_20_Spacing"><text:span text:style-name="T10"><text:s text:c="4"/>free(p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3D Geometry: </text:span></text:p>
      <text:list xml:id="list39277197" text:continue-numbering="true" text:style-name="Outline">
        <text:list-item>
          <text:list>
            <text:list-item>
              <text:h text:style-name="Heading_20_2" text:outline-level="2"><text:bookmark-start text:name="__RefHeading___Toc26818_2932636602"/><text:bookmark text:name="Bookmark43"/><text:span text:style-name="T6">Geometry Primitives</text:span><text:bookmark-end text:name="__RefHeading___Toc2681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A wide range of 3D geometry primitives are given.</text:span></text:p>
      <text:p text:style-name="P9"/>
      <text:p text:style-name="No_20_Spacing"><text:span text:style-name="T7"><text:s text:c="3"/>Complexity: <text:s text:c="7"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7"/>Ashley Zinyk</text:span></text:p>
      <text:p text:style-name="No_20_Spacing"><text:span text:style-name="T7"><text:s text:c="3"/>Date: <text:s text:c="7"/>March 14, 2003</text:span></text:p>
      <text:p text:style-name="No_20_Spacing"><text:span text:style-name="T7"><text:s text:c="3"/>References: <text:s/>http://astronomy.swin.edu.au/~pbourke/geometry/planeline/</text:span></text:p>
      <text:p text:style-name="No_20_Spacing"><text:span text:style-name="T7"><text:s text:c="16"/>http://astronomy.swin.edu.au/~pbourke/geometry/lineline3d/</text:span></text:p>
      <text:p text:style-name="No_20_Spacing"><text:span text:style-name="T7"><text:s text:c="16"/>http://geometryalgorithms.com/algorithm_archive.htm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8"/>All the operators (+,-,*,/) are mandatory, but</text:span></text:p>
      <text:p text:style-name="No_20_Spacing"><text:span text:style-name="T7"><text:s text:c="16"/>aside from that, you can just type in what you</text:span></text:p>
      <text:p text:style-name="No_20_Spacing"><text:span text:style-name="T7"><text:s text:c="16"/>need. <text:s/>You should type in the functions you need,</text:span></text:p>
      <text:p text:style-name="No_20_Spacing"><text:span text:style-name="T7"><text:s text:c="16"/>try to compile the program, and then see what's</text:span></text:p>
      <text:p text:style-name="No_20_Spacing"><text:span text:style-name="T7"><text:s text:c="16"/>missing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No_20_Spacing"><text:span text:style-name="T5">#include &lt;assert.h&gt;</text:span></text:p>
      <text:p text:style-name="No_20_Spacing"><text:span text:style-name="T5">#define EPS 1E-8</text:span></text:p>
      <text:p text:style-name="No_20_Spacing"><text:span text:style-name="T5">#define pt(a) &amp;(a.x), &amp;(a.y), &amp;(a.z)</text:span></text:p>
      <text:p text:style-name="P8"><text:soft-page-break/></text:p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double</text:span><text:span text:style-name="T10"> x, y, z;</text:span></text:p>
      <text:p text:style-name="No_20_Spacing"><text:span text:style-name="T10">} Point;</text:span></text:p>
      <text:p text:style-name="P12"/>
      <text:p text:style-name="No_20_Spacing"><text:span text:style-name="T10">Point </text:span><text:span text:style-name="T11">operator</text:span><text:span text:style-name="T10"> + (Point a, Point b) {</text:span></text:p>
      <text:p text:style-name="No_20_Spacing"><text:span text:style-name="T10"><text:s text:c="2"/>Point p;</text:span></text:p>
      <text:p text:style-name="P12"/>
      <text:p text:style-name="No_20_Spacing"><text:span text:style-name="T10"><text:s text:c="2"/>p.x = a.x + b.x;</text:span></text:p>
      <text:p text:style-name="No_20_Spacing"><text:span text:style-name="T10"><text:s text:c="2"/>p.y = a.y + b.y;</text:span></text:p>
      <text:p text:style-name="No_20_Spacing"><text:span text:style-name="T10"><text:s text:c="2"/>p.z = a.z + b.z;</text:span></text:p>
      <text:p text:style-name="No_20_Spacing"><text:span text:style-name="T10"><text:s text:c="2"/></text:span><text:span text:style-name="T11">return</text:span><text:span text:style-name="T10"> p;</text:span></text:p>
      <text:p text:style-name="No_20_Spacing"><text:span text:style-name="T10">}</text:span></text:p>
      <text:p text:style-name="P12"/>
      <text:p text:style-name="No_20_Spacing"><text:span text:style-name="T10">Point </text:span><text:span text:style-name="T11">operator</text:span><text:span text:style-name="T10"> * (</text:span><text:span text:style-name="T11">double</text:span><text:span text:style-name="T10"> k, Point a) {</text:span></text:p>
      <text:p text:style-name="No_20_Spacing"><text:span text:style-name="T10"><text:s text:c="2"/>Point p;</text:span></text:p>
      <text:p text:style-name="P12"/>
      <text:p text:style-name="No_20_Spacing"><text:span text:style-name="T10"><text:s text:c="2"/>p.x = k*a.x;</text:span></text:p>
      <text:p text:style-name="No_20_Spacing"><text:span text:style-name="T10"><text:s text:c="2"/>p.y = k*a.y;</text:span></text:p>
      <text:p text:style-name="No_20_Spacing"><text:span text:style-name="T10"><text:s text:c="2"/>p.z = k*a.z;</text:span></text:p>
      <text:p text:style-name="No_20_Spacing"><text:span text:style-name="T10"><text:s text:c="2"/></text:span><text:span text:style-name="T11">return</text:span><text:span text:style-name="T10"> p;</text:span></text:p>
      <text:p text:style-name="No_20_Spacing"><text:span text:style-name="T10">}</text:span></text:p>
      <text:p text:style-name="P12"/>
      <text:p text:style-name="No_20_Spacing"><text:span text:style-name="T10">Point </text:span><text:span text:style-name="T11">operator</text:span><text:span text:style-name="T10"> * (Point a, </text:span><text:span text:style-name="T11">double</text:span><text:span text:style-name="T10"> k) {</text:span></text:p>
      <text:p text:style-name="No_20_Spacing"><text:span text:style-name="T10"><text:s text:c="2"/></text:span><text:span text:style-name="T11">return</text:span><text:span text:style-name="T10"> (k*a);</text:span></text:p>
      <text:p text:style-name="No_20_Spacing"><text:span text:style-name="T10">}</text:span></text:p>
      <text:p text:style-name="P12"/>
      <text:p text:style-name="No_20_Spacing"><text:span text:style-name="T10">Point </text:span><text:span text:style-name="T11">operator</text:span><text:span text:style-name="T10"> / (Point a, </text:span><text:span text:style-name="T11">double</text:span><text:span text:style-name="T10"> k) {</text:span></text:p>
      <text:p text:style-name="No_20_Spacing"><text:span text:style-name="T10"><text:s text:c="2"/></text:span><text:span text:style-name="T11">return</text:span><text:span text:style-name="T10"> a*(</text:span><text:span text:style-name="T16">1</text:span><text:span text:style-name="T10">/k);</text:span></text:p>
      <text:p text:style-name="No_20_Spacing"><text:span text:style-name="T10">}</text:span></text:p>
      <text:p text:style-name="P12"/>
      <text:p text:style-name="No_20_Spacing"><text:span text:style-name="T10">Point </text:span><text:span text:style-name="T11">operator</text:span><text:span text:style-name="T10"> - (Point a, Point b) {</text:span></text:p>
      <text:p text:style-name="No_20_Spacing"><text:span text:style-name="T10"><text:s text:c="2"/></text:span><text:span text:style-name="T11">return</text:span><text:span text:style-name="T10"> a+(-</text:span><text:span text:style-name="T16">1.0</text:span><text:span text:style-name="T10">*b);</text:span></text:p>
      <text:p text:style-name="No_20_Spacing"><text:span text:style-name="T10">}</text:span></text:p>
      <text:p text:style-name="P12"/>
      <text:p text:style-name="No_20_Spacing"><text:span text:style-name="T11">double</text:span><text:span text:style-name="T10"> dot(Point a, Point b) {</text:span></text:p>
      <text:p text:style-name="No_20_Spacing"><text:span text:style-name="T10"><text:s text:c="2"/></text:span><text:span text:style-name="T11">return</text:span><text:span text:style-name="T10"> a.x*b.x + a.y*b.y + a.z*b.z;</text:span></text:p>
      <text:p text:style-name="No_20_Spacing"><text:span text:style-name="T10">}</text:span></text:p>
      <text:p text:style-name="P12"/>
      <text:p text:style-name="No_20_Spacing"><text:span text:style-name="T10">Point cross(Point a, Point b) {</text:span></text:p>
      <text:p text:style-name="No_20_Spacing"><text:span text:style-name="T10"><text:s text:c="2"/>Point cp;</text:span></text:p>
      <text:p text:style-name="No_20_Spacing"><text:span text:style-name="T10"><text:s/></text:span></text:p>
      <text:p text:style-name="No_20_Spacing"><text:span text:style-name="T10"><text:s text:c="2"/>cp.x = a.y*b.z-b.y*a.z;</text:span></text:p>
      <text:p text:style-name="No_20_Spacing"><text:span text:style-name="T10"><text:s text:c="2"/>cp.y = b.x*a.z-a.x*b.z;</text:span></text:p>
      <text:p text:style-name="No_20_Spacing"><text:span text:style-name="T10"><text:s text:c="2"/>cp.z = a.x*b.y-b.x*a.y;</text:span></text:p>
      <text:p text:style-name="No_20_Spacing"><text:span text:style-name="T10"><text:s text:c="2"/></text:span><text:span text:style-name="T11">return</text:span><text:span text:style-name="T10"> cp;</text:span></text:p>
      <text:p text:style-name="No_20_Spacing"><text:span text:style-name="T10">}</text:span></text:p>
      <text:p text:style-name="P12"/>
      <text:p text:style-name="No_20_Spacing"><text:span text:style-name="T11">double</text:span><text:span text:style-name="T10"> lng2(Point a) { <text:s/></text:span><text:span text:style-name="T7">// find the length of a vector, squared</text:span></text:p>
      <text:p text:style-name="No_20_Spacing"><text:span text:style-name="T10"><text:s text:c="2"/></text:span><text:span text:style-name="T11">return</text:span><text:span text:style-name="T10"> dot(a,a);</text:span></text:p>
      <text:p text:style-name="No_20_Spacing"><text:span text:style-name="T10">}</text:span></text:p>
      <text:p text:style-name="P12"><text:soft-page-break/></text:p>
      <text:p text:style-name="No_20_Spacing"><text:span text:style-name="T11">double</text:span><text:span text:style-name="T10"> lng(Point a) { <text:s text:c="2"/></text:span><text:span text:style-name="T7">// find the length of a vector</text:span></text:p>
      <text:p text:style-name="No_20_Spacing"><text:span text:style-name="T10"><text:s text:c="2"/></text:span><text:span text:style-name="T11">return</text:span><text:span text:style-name="T10"> sqrt(dot(a,a));</text:span></text:p>
      <text:p text:style-name="No_20_Spacing"><text:span text:style-name="T10">}</text:span></text:p>
      <text:p text:style-name="P12"/>
      <text:p text:style-name="No_20_Spacing"><text:span text:style-name="T7">/*</text:span></text:p>
      <text:list xml:id="list3928680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6820_2932636602"/><text:bookmark text:name="Bookmark44"/><text:span text:style-name="T6">Closest Point in Line</text:span><text:bookmark-end text:name="__RefHeading___Toc26820_2932636602"/></text:h>
                </text:list-item>
              </text:list>
            </text:list-item>
          </text:list>
        </text:list-item>
      </text:list>
      <text:p text:style-name="No_20_Spacing"><text:span text:style-name="T7">*/</text:span></text:p>
      <text:p text:style-name="No_20_Spacing"><text:span text:style-name="T10">Point closest_pt_iline(Point a, Point b, Point p) {</text:span></text:p>
      <text:p text:style-name="No_20_Spacing"><text:span text:style-name="T10"><text:s text:c="2"/></text:span><text:span text:style-name="T11">double</text:span><text:span text:style-name="T10"> along = dot(b-a,p-a)/lng2(b-a);</text:span></text:p>
      <text:p text:style-name="No_20_Spacing"><text:span text:style-name="T10"><text:s text:c="2"/></text:span><text:span text:style-name="T11">return</text:span><text:span text:style-name="T10"> (b-a)*along + a;</text:span></text:p>
      <text:p text:style-name="No_20_Spacing"><text:span text:style-name="T10">}</text:span></text:p>
      <text:p text:style-name="P12"/>
      <text:p text:style-name="P12"/>
      <text:p text:style-name="No_20_Spacing"><text:span text:style-name="T7">/*</text:span></text:p>
      <text:list xml:id="list3928282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6822_2932636602"/><text:bookmark text:name="Bookmark45"/><text:span text:style-name="T6">Closest Point in Line Segment</text:span><text:bookmark-end text:name="__RefHeading___Toc26822_2932636602"/></text:h>
                </text:list-item>
              </text:list>
            </text:list-item>
          </text:list>
        </text:list-item>
      </text:list>
      <text:p text:style-name="No_20_Spacing"><text:span text:style-name="T7">*/</text:span></text:p>
      <text:p text:style-name="No_20_Spacing"><text:span text:style-name="T10">Point closest_pt_seg(Point a, Point b, Point p) {</text:span></text:p>
      <text:p text:style-name="No_20_Spacing"><text:span text:style-name="T10"><text:s text:c="2"/></text:span><text:span text:style-name="T11">double</text:span><text:span text:style-name="T10"> along;</text:span></text:p>
      <text:p text:style-name="P12"/>
      <text:p text:style-name="No_20_Spacing"><text:span text:style-name="T10"><text:s text:c="2"/></text:span><text:span text:style-name="T11">if</text:span><text:span text:style-name="T10"> (lng2(b-a) &lt; EPS) </text:span><text:span text:style-name="T11">return</text:span><text:span text:style-name="T10"> a;</text:span></text:p>
      <text:p text:style-name="No_20_Spacing"><text:span text:style-name="T10"><text:s text:c="2"/>along = dot(b-a,p-a)/lng2(b-a);</text:span></text:p>
      <text:p text:style-name="No_20_Spacing"><text:span text:style-name="T10"><text:s text:c="2"/></text:span><text:span text:style-name="T11">if</text:span><text:span text:style-name="T10"> (along &lt; </text:span><text:span text:style-name="T16">0</text:span><text:span text:style-name="T10">) along = </text:span><text:span text:style-name="T16">0</text:span><text:span text:style-name="T10">;</text:span></text:p>
      <text:p text:style-name="No_20_Spacing"><text:span text:style-name="T10"><text:s text:c="2"/></text:span><text:span text:style-name="T11">if</text:span><text:span text:style-name="T10"> (along &gt; </text:span><text:span text:style-name="T16">1</text:span><text:span text:style-name="T10">) along = </text:span><text:span text:style-name="T16">1</text:span><text:span text:style-name="T10">;</text:span></text:p>
      <text:p text:style-name="No_20_Spacing"><text:span text:style-name="T10"><text:s text:c="2"/></text:span><text:span text:style-name="T11">return</text:span><text:span text:style-name="T10"> (b-a)*along + a;</text:span></text:p>
      <text:p text:style-name="No_20_Spacing"><text:span text:style-name="T10">}</text:span></text:p>
      <text:p text:style-name="P12"/>
      <text:p text:style-name="No_20_Spacing"><text:span text:style-name="T7">/* Planes are commonly represented in one of two ways: </text:span></text:p>
      <text:p text:style-name="No_20_Spacing"><text:span text:style-name="T7"><text:s text:c="3"/>as a vector normal (perpendicular) to the plane and a</text:span></text:p>
      <text:p text:style-name="No_20_Spacing"><text:span text:style-name="T7"><text:s text:c="3"/>single point on the plane, or as three non-collinear </text:span></text:p>
      <text:p text:style-name="No_20_Spacing"><text:span text:style-name="T7"><text:s text:c="3"/>points on the plane. */</text:span></text:p>
      <text:p text:style-name="P9"/>
      <text:p text:style-name="No_20_Spacing"><text:span text:style-name="T7">/*</text:span></text:p>
      <text:list xml:id="list3928661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6824_2932636602"/><text:bookmark text:name="Bookmark46"/><text:span text:style-name="T6">Closest point to plane represented by vetor normal and a other point</text:span><text:bookmark-end text:name="__RefHeading___Toc26824_2932636602"/></text:h>
                </text:list-item>
              </text:list>
            </text:list-item>
          </text:list>
        </text:list-item>
      </text:list>
      <text:p text:style-name="No_20_Spacing"><text:span text:style-name="T7">*/</text:span></text:p>
      <text:p text:style-name="No_20_Spacing"><text:span text:style-name="T10">Point closest_pt_plane(Point norm, Point a, Point p) {</text:span></text:p>
      <text:p text:style-name="No_20_Spacing"><text:span text:style-name="T10"><text:s text:c="2"/>Point res = cross(cross(norm,p-a),norm);</text:span></text:p>
      <text:p text:style-name="No_20_Spacing"><text:span text:style-name="T10"><text:s text:c="2"/></text:span><text:span text:style-name="T11">if</text:span><text:span text:style-name="T10"> (lng2(res) &lt; EPS) </text:span><text:span text:style-name="T11">return</text:span><text:span text:style-name="T10"> a;</text:span></text:p>
      <text:p text:style-name="No_20_Spacing"><text:span text:style-name="T10"><text:s text:c="2"/></text:span><text:span text:style-name="T11">return</text:span><text:span text:style-name="T10"> res*dot(res,p-a)/lng2(res);</text:span></text:p>
      <text:p text:style-name="No_20_Spacing"><text:span text:style-name="T10">}</text:span></text:p>
      <text:p text:style-name="P12"/>
      <text:p text:style-name="No_20_Spacing"><text:span text:style-name="T7">/*</text:span></text:p>
      <text:list xml:id="list3928091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6826_2932636602"/><text:bookmark text:name="Bookmark47"/><text:span text:style-name="T6">Closest point to plane represented by three others points</text:span><text:bookmark-end text:name="__RefHeading___Toc26826_2932636602"/></text:h>
                </text:list-item>
              </text:list>
            </text:list-item>
          </text:list>
        </text:list-item>
      </text:list>
      <text:p text:style-name="No_20_Spacing"><text:span text:style-name="T7">*/</text:span></text:p>
      <text:p text:style-name="No_20_Spacing"><text:span text:style-name="T10">Point closest_pt_plane(Point a, Point b, Point c, Point p) {</text:span></text:p>
      <text:p text:style-name="No_20_Spacing"><text:span text:style-name="T10"><text:s text:c="2"/>Point norm;</text:span></text:p>
      <text:p text:style-name="P12"/>
      <text:p text:style-name="No_20_Spacing"><text:span text:style-name="T10"><text:s text:c="2"/>norm = cross(b-a,c-a);</text:span></text:p>
      <text:p text:style-name="No_20_Spacing"><text:span text:style-name="T10"><text:s text:c="2"/>assert(lng2(norm) &gt; EPS); <text:s/></text:span><text:span text:style-name="T7">// collinearity</text:span></text:p>
      <text:p text:style-name="No_20_Spacing"><text:span text:style-name="T10"><text:s text:c="2"/></text:span><text:span text:style-name="T11">return</text:span><text:span text:style-name="T10"> closest_pt_plane(norm,a,p);</text:span></text:p>
      <text:p text:style-name="No_20_Spacing"><text:span text:style-name="T10">}</text:span></text:p>
      <text:p text:style-name="P12"><text:soft-page-break/></text:p>
      <text:p text:style-name="No_20_Spacing"><text:span text:style-name="T7">/* Given a sphere and an infinite line, determine if the two</text:span></text:p>
      <text:p text:style-name="No_20_Spacing"><text:span text:style-name="T7"><text:s text:c="3"/>intersect, and if so, find the points of intersection. <text:s/>If the </text:span></text:p>
      <text:p text:style-name="No_20_Spacing"><text:span text:style-name="T7"><text:s text:c="3"/>line is tangent to the sphere, the points will be the same */</text:span></text:p>
      <text:p text:style-name="P9"/>
      <text:p text:style-name="No_20_Spacing"><text:span text:style-name="T7">/*</text:span></text:p>
      <text:list xml:id="list3928835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6828_2932636602"/><text:bookmark text:name="Bookmark48"/><text:span text:style-name="T6">Find the intersection points of a infinite line and a sphere</text:span><text:bookmark-end text:name="__RefHeading___Toc26828_2932636602"/></text:h>
                </text:list-item>
              </text:list>
            </text:list-item>
          </text:list>
        </text:list-item>
      </text:list>
      <text:p text:style-name="No_20_Spacing"><text:span text:style-name="T7">*/</text:span></text:p>
      <text:p text:style-name="No_20_Spacing"><text:span text:style-name="T11">int</text:span><text:span text:style-name="T10"> sphere_iline_isect(Point c, </text:span><text:span text:style-name="T11">double</text:span><text:span text:style-name="T10"> r, Point a, Point b, </text:span></text:p>
      <text:p text:style-name="No_20_Spacing"><text:span text:style-name="T10"><text:s text:c="22"/>Point *p, Point *q) {</text:span></text:p>
      <text:p text:style-name="No_20_Spacing"><text:span text:style-name="T10"><text:s text:c="2"/>Point vec, mid = closest_pt_iline(a,b,c);</text:span></text:p>
      <text:p text:style-name="P12"/>
      <text:p text:style-name="No_20_Spacing"><text:span text:style-name="T10"><text:s text:c="2"/></text:span><text:span text:style-name="T11">if</text:span><text:span text:style-name="T10"> (lng2(c-mid) &gt; r*r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2"/>vec = (a-b)*sqrt((r*r - lng2(c-mid))/lng2(a-b));</text:span></text:p>
      <text:p text:style-name="No_20_Spacing"><text:span text:style-name="T10"><text:s text:c="2"/>*p = mid + vec;</text:span></text:p>
      <text:p text:style-name="No_20_Spacing"><text:span text:style-name="T10"><text:s text:c="2"/>*q = mid - vec;</text:span></text:p>
      <text:p text:style-name="No_20_Spacing"><text:span text:style-name="T10"><text:s text:c="2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7">/* Often we are given a set of points in 3D space, and we know</text:span></text:p>
      <text:p text:style-name="No_20_Spacing"><text:span text:style-name="T7"><text:s text:c="3"/>that they all lie in a certain plane. <text:s/>We can translate</text:span></text:p>
      <text:p text:style-name="No_20_Spacing"><text:span text:style-name="T7"><text:s text:c="3"/>that problem into a 2D problem using this code.</text:span></text:p>
      <text:p text:style-name="P9"/>
      <text:p text:style-name="No_20_Spacing"><text:span text:style-name="T7"><text:s text:c="3"/>Select three of the points to define your plane. <text:s/>The points</text:span></text:p>
      <text:p text:style-name="No_20_Spacing"><text:span text:style-name="T7"><text:s text:c="3"/>must be distinct and not collinear. <text:s/>This code will find the </text:span></text:p>
      <text:p text:style-name="No_20_Spacing"><text:span text:style-name="T7"><text:s text:c="3"/>position of another point, p, in reference to an arbitrary, </text:span></text:p>
      <text:p text:style-name="No_20_Spacing"><text:span text:style-name="T7"><text:s text:c="3"/>but deterministic set of axes defined by the first three points. <text:s/></text:span></text:p>
      <text:p text:style-name="P9"/>
      <text:p text:style-name="No_20_Spacing"><text:span text:style-name="T7"><text:s text:c="3"/>This code just assumes that the points are actually coplanar. */</text:span></text:p>
      <text:p text:style-name="P9"/>
      <text:p text:style-name="No_20_Spacing"><text:span text:style-name="T7">/*</text:span></text:p>
      <text:list xml:id="list3928932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6830_2932636602"/><text:bookmark text:name="Bookmark49"/><text:span text:style-name="T6">Translate a 3D problem with planes in a 2d problem</text:span><text:bookmark-end text:name="__RefHeading___Toc26830_2932636602"/></text:h>
                </text:list-item>
              </text:list>
            </text:list-item>
          </text:list>
        </text:list-item>
      </text:list>
      <text:p text:style-name="No_20_Spacing"><text:span text:style-name="T7">*/</text:span></text:p>
      <text:p text:style-name="No_20_Spacing"><text:span text:style-name="T10">Point to_plane(Point a, Point b, Point c, Point p) {</text:span></text:p>
      <text:p text:style-name="No_20_Spacing"><text:span text:style-name="T10"><text:s text:c="2"/>Point norm, ydir, xdir, res;</text:span></text:p>
      <text:p text:style-name="P12"/>
      <text:p text:style-name="No_20_Spacing"><text:span text:style-name="T10"><text:s text:c="2"/>norm = cross(b-a,c-a);</text:span></text:p>
      <text:p text:style-name="No_20_Spacing"><text:span text:style-name="T10"><text:s text:c="2"/>assert(lng2(norm) &gt; EPS); <text:s/></text:span><text:span text:style-name="T7">// collinearity</text:span></text:p>
      <text:p text:style-name="No_20_Spacing"><text:span text:style-name="T10"><text:s text:c="2"/>xdir = (b-a)/lng(b-a); </text:span><text:span text:style-name="T7">// create orthonormal vectors</text:span></text:p>
      <text:p text:style-name="No_20_Spacing"><text:span text:style-name="T10"><text:s text:c="2"/></text:span><text:span text:style-name="T9">ydir = cross(norm,xdir);</text:span></text:p>
      <text:p text:style-name="No_20_Spacing"><text:span text:style-name="T9"><text:s text:c="2"/>ydir = ydir/lng(ydir);</text:span></text:p>
      <text:p text:style-name="No_20_Spacing"><text:span text:style-name="T9"><text:s text:c="2"/>res.x = dot(p-a,xdir);</text:span></text:p>
      <text:p text:style-name="No_20_Spacing"><text:span text:style-name="T9"><text:s text:c="2"/></text:span><text:span text:style-name="T10">res.y = dot(p-a,ydir);</text:span></text:p>
      <text:p text:style-name="No_20_Spacing"><text:span text:style-name="T10"><text:s text:c="2"/>res.z = </text:span><text:span text:style-name="T16">0</text:span><text:span text:style-name="T10">;</text:span></text:p>
      <text:p text:style-name="No_20_Spacing"><text:span text:style-name="T10"><text:s text:c="2"/></text:span><text:span text:style-name="T11">return</text:span><text:span text:style-name="T10"> res;</text:span></text:p>
      <text:p text:style-name="No_20_Spacing"><text:span text:style-name="T10">}</text:span></text:p>
      <text:p text:style-name="P12"/>
      <text:p text:style-name="No_20_Spacing"><text:span text:style-name="T7">/* </text:span></text:p>
      <text:list xml:id="list3928264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6832_2932636602"/><text:bookmark text:name="Bookmark50"/><text:span text:style-name="T6">Given two lines in 3D space, find distance of closest approach </text:span><text:bookmark-end text:name="__RefHeading___Toc26832_2932636602"/></text:h>
                </text:list-item>
              </text:list>
            </text:list-item>
          </text:list>
        </text:list-item>
      </text:list>
      <text:p text:style-name="No_20_Spacing"><text:span text:style-name="T7">*/</text:span></text:p>
      <text:p text:style-name="No_20_Spacing"><text:span text:style-name="T11">double</text:span><text:span text:style-name="T10"> line_line_dist(Point a, Point b, Point c, Point d) {</text:span></text:p>
      <text:p text:style-name="No_20_Spacing"><text:soft-page-break/><text:span text:style-name="T10"><text:s text:c="2"/>Point perp = cross(b-a,d-c);</text:span></text:p>
      <text:p text:style-name="P12"/>
      <text:p text:style-name="No_20_Spacing"><text:span text:style-name="T10"><text:s text:c="2"/></text:span><text:span text:style-name="T11">if</text:span><text:span text:style-name="T10"> (lng2(perp) &lt; EPS) <text:s/></text:span><text:span text:style-name="T7">/* parallel */</text:span></text:p>
      <text:p text:style-name="No_20_Spacing"><text:span text:style-name="T10"><text:s text:c="4"/>perp = cross(b-a,cross(b-a,c-a));</text:span></text:p>
      <text:p text:style-name="No_20_Spacing"><text:span text:style-name="T10"><text:s text:c="2"/></text:span><text:span text:style-name="T11">if</text:span><text:span text:style-name="T10"> (lng2(perp) &lt; EPS) </text:span><text:span text:style-name="T11">return</text:span><text:span text:style-name="T10"> </text:span><text:span text:style-name="T16">0</text:span><text:span text:style-name="T10">; </text:span><text:span text:style-name="T7">/* coincident */</text:span></text:p>
      <text:p text:style-name="P9"/>
      <text:p text:style-name="No_20_Spacing"><text:span text:style-name="T10"><text:s text:c="2"/></text:span><text:span text:style-name="T11">return</text:span><text:span text:style-name="T10"> fabs(dot(a-c,perp))/lng(perp);</text:span></text:p>
      <text:p text:style-name="No_20_Spacing"><text:span text:style-name="T10">}</text:span></text:p>
      <text:p text:style-name="P12"/>
      <text:p text:style-name="No_20_Spacing"><text:span text:style-name="T7">/* </text:span></text:p>
      <text:list xml:id="list3929597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6834_2932636602"/><text:bookmark text:name="Bookmark51"/><text:span text:style-name="T6">Given two lines in 3D space, find distance of closest approach and returns the points of each line </text:span><text:bookmark-end text:name="__RefHeading___Toc26834_2932636602"/></text:h>
                </text:list-item>
              </text:list>
            </text:list-item>
          </text:list>
        </text:list-item>
      </text:list>
      <text:p text:style-name="No_20_Spacing"><text:span text:style-name="T7">*/</text:span></text:p>
      <text:p text:style-name="No_20_Spacing"><text:span text:style-name="T11">double</text:span><text:span text:style-name="T10"> closest_approach(Point a, Point b, Point c, Point d,</text:span></text:p>
      <text:p text:style-name="No_20_Spacing"><text:span text:style-name="T10"><text:s text:c="24"/>Point *p, Point *q) {</text:span></text:p>
      <text:p text:style-name="No_20_Spacing"><text:span text:style-name="T10"><text:s text:c="2"/></text:span><text:span text:style-name="T11">double</text:span><text:span text:style-name="T10"> s = dot(d-c,b-a), t = dot(a-c,d-c);</text:span></text:p>
      <text:p text:style-name="No_20_Spacing"><text:span text:style-name="T10"><text:s text:c="2"/></text:span><text:span text:style-name="T11">double</text:span><text:span text:style-name="T10"> num, den, tmp;</text:span></text:p>
      <text:p text:style-name="P12"/>
      <text:p text:style-name="No_20_Spacing"><text:span text:style-name="T10"><text:s text:c="2"/>den = lng2(b-a)*lng2(d-c) - s*s;</text:span></text:p>
      <text:p text:style-name="No_20_Spacing"><text:span text:style-name="T10"><text:s text:c="2"/></text:span><text:span text:style-name="T9">num = t*s - dot(a-c,b-a)*lng2(d-c);</text:span></text:p>
      <text:p text:style-name="No_20_Spacing"><text:span text:style-name="T9"><text:s text:c="2"/></text:span><text:span text:style-name="T11">if</text:span><text:span text:style-name="T10"> (fabs(den) &lt; EPS) { </text:span><text:span text:style-name="T7">/* parallel */</text:span></text:p>
      <text:p text:style-name="No_20_Spacing"><text:span text:style-name="T10"><text:s text:c="4"/>*p = a;</text:span></text:p>
      <text:p text:style-name="No_20_Spacing"><text:span text:style-name="T10"><text:s text:c="4"/>*q = (d-c)*t/lng2(d-c) + c;</text:span></text:p>
      <text:p text:style-name="No_20_Spacing"><text:span text:style-name="T10"><text:s text:c="4"/></text:span><text:span text:style-name="T11">if</text:span><text:span text:style-name="T10"> (fabs(s) &lt; EPS) *q = a; <text:s/></text:span><text:span text:style-name="T7">/* coincident */</text:span></text:p>
      <text:p text:style-name="No_20_Spacing"><text:span text:style-name="T10"><text:s text:c="2"/>} </text:span><text:span text:style-name="T11">else</text:span><text:span text:style-name="T10"> { <text:s/></text:span><text:span text:style-name="T7">/* skew */</text:span></text:p>
      <text:p text:style-name="No_20_Spacing"><text:span text:style-name="T10"><text:s text:c="4"/>tmp = num/den;</text:span></text:p>
      <text:p text:style-name="No_20_Spacing"><text:span text:style-name="T10"><text:s text:c="4"/>*p = a + (b-a)*tmp;</text:span></text:p>
      <text:p text:style-name="No_20_Spacing"><text:span text:style-name="T10"><text:s text:c="4"/>*q = c + (d-c)*(t + s*tmp)/lng2(d-c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lng(*p-*q);</text:span></text:p>
      <text:p text:style-name="No_20_Spacing"><text:span text:style-name="T10">}</text:span></text:p>
      <text:p text:style-name="P12"/>
      <text:p text:style-name="No_20_Spacing"><text:span text:style-name="T7">/* </text:span></text:p>
      <text:list xml:id="list3928122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6836_2932636602"/><text:bookmark text:name="Bookmark52"/><text:span text:style-name="T6">I</text:span><text:span text:style-name="Título_20_3_20_Char"><text:span text:style-name="T6">s the point p on the infinite line ab?</text:span></text:span><text:span text:style-name="T6"> </text:span><text:bookmark-end text:name="__RefHeading___Toc26836_2932636602"/></text:h>
                </text:list-item>
              </text:list>
            </text:list-item>
          </text:list>
        </text:list-item>
      </text:list>
      <text:p text:style-name="No_20_Spacing"><text:span text:style-name="T7">*/</text:span></text:p>
      <text:p text:style-name="No_20_Spacing"><text:span text:style-name="T11">int</text:span><text:span text:style-name="T10"> on_iline(Point a, Point b, Point p) {</text:span></text:p>
      <text:p text:style-name="No_20_Spacing"><text:span text:style-name="T10"><text:s text:c="2"/></text:span><text:span text:style-name="T11">return</text:span><text:span text:style-name="T10"> (lng2(p-closest_pt_iline(a,b,p)) &lt; EPS);</text:span></text:p>
      <text:p text:style-name="No_20_Spacing"><text:span text:style-name="T10">}</text:span></text:p>
      <text:p text:style-name="P12"/>
      <text:p text:style-name="No_20_Spacing"><text:span text:style-name="T7">/*</text:span></text:p>
      <text:list xml:id="list3928376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6838_2932636602"/><text:bookmark text:name="Bookmark53"/><text:span text:style-name="T6">Is the point p on the segment ab? </text:span><text:bookmark-end text:name="__RefHeading___Toc26838_2932636602"/></text:h>
                </text:list-item>
              </text:list>
            </text:list-item>
          </text:list>
        </text:list-item>
      </text:list>
      <text:p text:style-name="No_20_Spacing"><text:span text:style-name="T7">*/</text:span></text:p>
      <text:p text:style-name="No_20_Spacing"><text:span text:style-name="T11">int</text:span><text:span text:style-name="T10"> on_seg(Point a, Point b, Point p) {</text:span></text:p>
      <text:p text:style-name="No_20_Spacing"><text:span text:style-name="T10"><text:s text:c="2"/></text:span><text:span text:style-name="T11">return</text:span><text:span text:style-name="T10"> (lng(a-p) + lng(p-b) - lng(a-b) &lt; EPS);</text:span></text:p>
      <text:p text:style-name="No_20_Spacing"><text:span text:style-name="T10">}</text:span></text:p>
      <text:p text:style-name="P12"/>
      <text:p text:style-name="No_20_Spacing"><text:span text:style-name="T7">/* </text:span></text:p>
      <text:list xml:id="list3928277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6840_2932636602"/><text:bookmark text:name="Bookmark54"/><text:span text:style-name="T6">Given a plane and a line ab, determine if the two intersect, and if so, find the single point of intersection </text:span><text:bookmark-end text:name="__RefHeading___Toc26840_2932636602"/></text:h>
                </text:list-item>
              </text:list>
            </text:list-item>
          </text:list>
        </text:list-item>
      </text:list>
      <text:p text:style-name="No_20_Spacing"><text:span text:style-name="T7">*/</text:span></text:p>
      <text:p text:style-name="No_20_Spacing"><text:soft-page-break/><text:span text:style-name="T11">int</text:span><text:span text:style-name="T10"> plane_iline_isect(Point norm, Point ori, Point a, Point b, Point *p) {</text:span></text:p>
      <text:p text:style-name="No_20_Spacing"><text:span text:style-name="T10"><text:s text:c="2"/></text:span><text:span text:style-name="T11">double</text:span><text:span text:style-name="T10"> along, den = dot(norm,b-a);</text:span></text:p>
      <text:p text:style-name="P12"/>
      <text:p text:style-name="No_20_Spacing"><text:span text:style-name="T10"><text:s text:c="2"/></text:span><text:span text:style-name="T11">if</text:span><text:span text:style-name="T10"> (fabs(den) &lt; EPS) { </text:span><text:span text:style-name="T7">/* parallel */</text:span></text:p>
      <text:p text:style-name="No_20_Spacing"><text:span text:style-name="T10"><text:s text:c="4"/></text:span><text:span text:style-name="T11">if</text:span><text:span text:style-name="T10"> (lng2(cross(ori-a,b-a)) &lt; EPS) </text:span><text:span text:style-name="T11">return</text:span><text:span text:style-name="T10"> -</text:span><text:span text:style-name="T16">1</text:span><text:span text:style-name="T10">; </text:span><text:span text:style-name="T7">/* coincident */</text:span></text:p>
      <text:p text:style-name="No_20_Spacing"><text:span text:style-name="T10"><text:s text:c="4"/></text:span><text:span text:style-name="T11">return</text:span><text:span text:style-name="T10"> </text:span><text:span text:style-name="T16">0</text:span><text:span text:style-name="T10">; <text:s/></text:span><text:span text:style-name="T7">/* non-intersecting */</text:span></text:p>
      <text:p text:style-name="No_20_Spacing"><text:span text:style-name="T10"><text:s text:c="2"/>}</text:span></text:p>
      <text:p text:style-name="No_20_Spacing"><text:span text:style-name="T10"><text:s text:c="2"/>along = dot(norm,ori-a)/den;</text:span></text:p>
      <text:p text:style-name="P12"/>
      <text:p text:style-name="No_20_Spacing"><text:span text:style-name="T10"><text:s text:c="2"/></text:span><text:span text:style-name="T7">/* if you want to intersect a plane with a finite segment,</text:span></text:p>
      <text:p text:style-name="No_20_Spacing"><text:span text:style-name="T7"><text:s text:c="5"/>check that (along &lt;= 1 &amp;&amp; along =&gt; 0) */</text:span></text:p>
      <text:p text:style-name="P9"/>
      <text:p text:style-name="No_20_Spacing"><text:span text:style-name="T10"><text:s text:c="2"/>*p = a + along*(b-a);</text:span></text:p>
      <text:p text:style-name="No_20_Spacing"><text:span text:style-name="T10"><text:s text:c="2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Point a, b, c, d, e, f;</text:span></text:p>
      <text:p text:style-name="P12"/>
      <text:p text:style-name="No_20_Spacing"><text:span text:style-name="T10"><text:s text:c="2"/></text:span><text:span text:style-name="T11">while</text:span><text:span text:style-name="T10"> (scanf(</text:span><text:span text:style-name="T14">"%lf %lf %lf %lf %lf %lf %lf %lf %lf %lf %lf %lf"</text:span><text:span text:style-name="T10">,</text:span></text:p>
      <text:p text:style-name="No_20_Spacing"><text:span text:style-name="T10"><text:s text:c="15"/>pt(a), pt(b), pt(c), pt(d))==</text:span><text:span text:style-name="T16">12</text:span><text:span text:style-name="T10">) {</text:span></text:p>
      <text:p text:style-name="No_20_Spacing"><text:span text:style-name="T10"><text:s text:c="4"/>printf(</text:span><text:span text:style-name="T14">"%g <text:s/>"</text:span><text:span text:style-name="T10">,line_line_dist(a,b,c,d));</text:span></text:p>
      <text:p text:style-name="No_20_Spacing"><text:span text:style-name="T10"><text:s text:c="4"/>printf(</text:span><text:span text:style-name="T14">"%g\n"</text:span><text:span text:style-name="T10">,closest_approach(a,b,c,d, &amp;e, &amp;f)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3d geometry: </text:span></text:p>
      <text:list xml:id="list39277269" text:continue-numbering="true" text:style-name="Outline">
        <text:list-item>
          <text:list>
            <text:list-item>
              <text:h text:style-name="Heading_20_2" text:outline-level="2"><text:bookmark-start text:name="__RefHeading___Toc26842_2932636602"/><text:bookmark text:name="Bookmark55"/><text:span text:style-name="T6">Great Circle</text:span><text:bookmark-end text:name="__RefHeading___Toc2684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the latitude and longitude of two points in</text:span></text:p>
      <text:p text:style-name="No_20_Spacing"><text:span text:style-name="T7"><text:s text:c="16"/>degrees, calculates the distance over the sphere</text:span></text:p>
      <text:p text:style-name="No_20_Spacing"><text:span text:style-name="T7"><text:s text:c="16"/>between them. Latitude is given in the range</text:span></text:p>
      <text:p text:style-name="No_20_Spacing"><text:span text:style-name="T7"><text:s text:c="16"/>[-90, 90] degrees, and Longitude is given in the </text:span></text:p>
      <text:p text:style-name="No_20_Spacing"><text:span text:style-name="T7"><text:s text:c="16"/>range [-180,180] degrees.</text:span></text:p>
      <text:p text:style-name="No_20_Spacing"><text:span text:style-name="T7"><text:s text:c="3"/></text:span></text:p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Broderick Arneson</text:span></text:p>
      <text:p text:style-name="No_20_Spacing"><text:span text:style-name="T7"><text:s text:c="3"/>Date: <text:s text:c="7"/>October 4th, 2002. </text:span></text:p>
      <text:p text:style-name="No_20_Spacing"><text:span text:style-name="T7"><text:s text:c="3"/>References: <text:s/>Page on the net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Spain 10316</text:span></text:p>
      <text:p text:style-name="No_20_Spacing"><text:span text:style-name="T7"><text:s text:c="3"/>Notes: <text:s text:c="6"/>- Set radius to what you need.</text:span></text:p>
      <text:p text:style-name="P9"/>
      <text:p text:style-name="No_20_Spacing"><text:soft-page-break/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P8"/>
      <text:p text:style-name="No_20_Spacing"><text:span text:style-name="T11">double</text:span><text:span text:style-name="T10"> pi;</text:span></text:p>
      <text:p text:style-name="P12"/>
      <text:p text:style-name="No_20_Spacing"><text:span text:style-name="T11">double</text:span><text:span text:style-name="T10"> greatcircle (</text:span><text:span text:style-name="T11">double</text:span><text:span text:style-name="T10"> lat1, </text:span><text:span text:style-name="T11">double</text:span><text:span text:style-name="T10"> long1, </text:span></text:p>
      <text:p text:style-name="No_20_Spacing"><text:span text:style-name="T10"><text:s text:c="20"/></text:span><text:span text:style-name="T11">double</text:span><text:span text:style-name="T10"> lat2, </text:span><text:span text:style-name="T11">double</text:span><text:span text:style-name="T10"> long2) {</text:span></text:p>
      <text:p text:style-name="P12"/>
      <text:p text:style-name="No_20_Spacing"><text:span text:style-name="T10"><text:s text:c="2"/></text:span><text:span text:style-name="T11">double</text:span><text:span text:style-name="T10"> radius = </text:span><text:span text:style-name="T16">1.0</text:span><text:span text:style-name="T10">; </text:span></text:p>
      <text:p text:style-name="P12"/>
      <text:p text:style-name="No_20_Spacing"><text:span text:style-name="T10"><text:s text:c="2"/></text:span><text:span text:style-name="T11">double</text:span><text:span text:style-name="T10"> a = pi*(lat1/</text:span><text:span text:style-name="T16">180.0</text:span><text:span text:style-name="T10">);</text:span></text:p>
      <text:p text:style-name="No_20_Spacing"><text:span text:style-name="T10"><text:s text:c="2"/></text:span><text:span text:style-name="T11">double</text:span><text:span text:style-name="T10"> b = pi*(lat2/</text:span><text:span text:style-name="T16">180.0</text:span><text:span text:style-name="T10">);</text:span></text:p>
      <text:p text:style-name="No_20_Spacing"><text:span text:style-name="T10"><text:s text:c="2"/></text:span><text:span text:style-name="T11">double</text:span><text:span text:style-name="T10"> c = pi*((long2-long1)/</text:span><text:span text:style-name="T16">180.0</text:span><text:span text:style-name="T10">);</text:span></text:p>
      <text:p text:style-name="No_20_Spacing"><text:span text:style-name="T10"><text:s text:c="2"/></text:span><text:span text:style-name="T12">return</text:span><text:span text:style-name="T9"> radius*acos(sin(a)*sin(b) + cos(a)*cos(b)*cos(c)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 () {</text:span></text:p>
      <text:p text:style-name="No_20_Spacing"><text:span text:style-name="T10"><text:s text:c="2"/></text:span><text:span text:style-name="T11">double</text:span><text:span text:style-name="T10"> lat1, lat2, long1, long2;</text:span></text:p>
      <text:p text:style-name="No_20_Spacing"><text:span text:style-name="T10"><text:s text:c="2"/></text:span></text:p>
      <text:p text:style-name="No_20_Spacing"><text:span text:style-name="T10"><text:s text:c="2"/>pi = acos(-</text:span><text:span text:style-name="T16">1</text:span><text:span text:style-name="T10">);</text:span></text:p>
      <text:p text:style-name="No_20_Spacing"><text:span text:style-name="T10"><text:s text:c="2"/></text:span><text:span text:style-name="T11">while</text:span><text:span text:style-name="T10"> (scanf(</text:span><text:span text:style-name="T14">"%lf %lf %lf %lf "</text:span><text:span text:style-name="T10">,&amp;lat1,&amp;long1,&amp;lat2,&amp;long2)==</text:span><text:span text:style-name="T16">4</text:span><text:span text:style-name="T10">) {</text:span></text:p>
      <text:p text:style-name="No_20_Spacing"><text:span text:style-name="T10"><text:s text:c="4"/>d = greatcircle(lat1, long1, lat2, long2);</text:span></text:p>
      <text:p text:style-name="No_20_Spacing"><text:span text:style-name="T10"><text:s text:c="4"/>printf(</text:span><text:span text:style-name="T14">"Great Circle Distance = %.5lf\n"</text:span><text:span text:style-name="T10">, d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3D Geometry: </text:span></text:p>
      <text:list xml:id="list39268757" text:continue-numbering="true" text:style-name="Outline">
        <text:list-item>
          <text:list>
            <text:list-item>
              <text:h text:style-name="Heading_20_2" text:outline-level="2"><text:bookmark-start text:name="__RefHeading___Toc26844_2932636602"/><text:bookmark text:name="Bookmark56"/><text:span text:style-name="T6">Sphere from 4 Points</text:span><text:bookmark-end text:name="__RefHeading___Toc26844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4 points in 3D space, determines the </text:span></text:p>
      <text:p text:style-name="No_20_Spacing"><text:span text:style-name="T7"><text:s text:c="16"/>parameters of a sphere on which all 4 points lie.</text:span></text:p>
      <text:p text:style-name="No_20_Spacing"><text:span text:style-name="T7"><text:s text:c="16"/>This only works for non-coplanar points.</text:span></text:p>
      <text:p text:style-name="No_20_Spacing"><text:span text:style-name="T7"><text:s text:c="3"/></text:span></text:p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Nov 1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</text:span></text:p>
      <text:p text:style-name="No_20_Spacing"><text:span text:style-name="T7">*/</text:span></text:p>
      <text:p text:style-name="P9"/>
      <text:p text:style-name="No_20_Spacing"><text:soft-page-break/><text:span text:style-name="T5">#include &lt;stdio.h&gt;</text:span></text:p>
      <text:p text:style-name="No_20_Spacing"><text:span text:style-name="T5">#include &lt;math.h&gt;</text:span></text:p>
      <text:p text:style-name="P8"/>
      <text:p text:style-name="No_20_Spacing"><text:span text:style-name="T5">#define EPS 1e-8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double</text:span><text:span text:style-name="T10"> x, y, z;</text:span></text:p>
      <text:p text:style-name="No_20_Spacing"><text:span text:style-name="T10">} Point;</text:span></text:p>
      <text:p text:style-name="P12"/>
      <text:p text:style-name="No_20_Spacing"><text:span text:style-name="T11">double</text:span><text:span text:style-name="T10"> sqr(</text:span><text:span text:style-name="T11">double</text:span><text:span text:style-name="T10"> x){ </text:span><text:span text:style-name="T11">return</text:span><text:span text:style-name="T10"> x*x;}</text:span></text:p>
      <text:p text:style-name="P12"/>
      <text:p text:style-name="No_20_Spacing"><text:span text:style-name="T7">/*</text:span></text:p>
      <text:list xml:id="list3927514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6846_2932636602"/><text:bookmark text:name="Bookmark57"/><text:span text:style-name="T6">Solves the determinant of a n by n matrix recursively</text:span><text:bookmark-end text:name="__RefHeading___Toc26846_2932636602"/></text:h>
                </text:list-item>
              </text:list>
            </text:list-item>
          </text:list>
        </text:list-item>
      </text:list>
      <text:p text:style-name="No_20_Spacing"><text:span text:style-name="T7">*/</text:span></text:p>
      <text:p text:style-name="No_20_Spacing"><text:span text:style-name="T11">double</text:span><text:span text:style-name="T10"> solveDet(</text:span><text:span text:style-name="T11">double</text:span><text:span text:style-name="T10"> m[</text:span><text:span text:style-name="T16">4</text:span><text:span text:style-name="T10">][</text:span><text:span text:style-name="T16">4</text:span><text:span text:style-name="T10">], </text:span><text:span text:style-name="T11">int</text:span><text:span text:style-name="T10"> n){</text:span></text:p>
      <text:p text:style-name="No_20_Spacing"><text:span text:style-name="T10"><text:s text:c="2"/></text:span><text:span text:style-name="T11">double</text:span><text:span text:style-name="T10"> s[</text:span><text:span text:style-name="T16">4</text:span><text:span text:style-name="T10">][</text:span><text:span text:style-name="T16">4</text:span><text:span text:style-name="T10">], res = </text:span><text:span text:style-name="T16">0</text:span><text:span text:style-name="T10">, x;</text:span></text:p>
      <text:p text:style-name="No_20_Spacing"><text:span text:style-name="T10"><text:s text:c="2"/></text:span><text:span text:style-name="T11">int</text:span><text:span text:style-name="T10"> i, j, skip, ssize;</text:span></text:p>
      <text:p text:style-name="P12"/>
      <text:p text:style-name="No_20_Spacing"><text:span text:style-name="T10"><text:s text:c="2"/></text:span><text:span text:style-name="T11">if</text:span><text:span text:style-name="T10">(n == </text:span><text:span text:style-name="T16">2</text:span><text:span text:style-name="T10">) </text:span><text:span text:style-name="T11">return</text:span><text:span text:style-name="T10"> m[</text:span><text:span text:style-name="T16">0</text:span><text:span text:style-name="T10">][</text:span><text:span text:style-name="T16">0</text:span><text:span text:style-name="T10">]*m[</text:span><text:span text:style-name="T16">1</text:span><text:span text:style-name="T10">][</text:span><text:span text:style-name="T16">1</text:span><text:span text:style-name="T10">]-m[</text:span><text:span text:style-name="T16">0</text:span><text:span text:style-name="T10">][</text:span><text:span text:style-name="T16">1</text:span><text:span text:style-name="T10">]*m[</text:span><text:span text:style-name="T16">1</text:span><text:span text:style-name="T10">][</text:span><text:span text:style-name="T16">0</text:span><text:span text:style-name="T10">];</text:span></text:p>
      <text:p text:style-name="No_20_Spacing"><text:span text:style-name="T10"><text:s text:c="2"/></text:span><text:span text:style-name="T11">for</text:span><text:span text:style-name="T10">(skip = </text:span><text:span text:style-name="T16">0</text:span><text:span text:style-name="T10">; skip &lt; n; skip++){</text:span></text:p>
      <text:p text:style-name="No_20_Spacing"><text:span text:style-name="T10"><text:s text:c="4"/></text:span><text:span text:style-name="T12">for</text:span><text:span text:style-name="T9">(i = </text:span><text:span text:style-name="T15">1</text:span><text:span text:style-name="T9">; i &lt; n; i++)</text:span></text:p>
      <text:p text:style-name="No_20_Spacing"><text:span text:style-name="T9"><text:s text:c="6"/></text:span><text:span text:style-name="T12">for</text:span><text:span text:style-name="T9">(j = </text:span><text:span text:style-name="T15">0</text:span><text:span text:style-name="T9">, ssize = </text:span><text:span text:style-name="T15">0</text:span><text:span text:style-name="T9">; j &lt; n; j++){</text:span></text:p>
      <text:p text:style-name="No_20_Spacing"><text:span text:style-name="T9"><text:s text:c="8"/></text:span><text:span text:style-name="T11">if</text:span><text:span text:style-name="T10">(j == skip) </text:span><text:span text:style-name="T11">continue</text:span><text:span text:style-name="T10">;</text:span></text:p>
      <text:p text:style-name="No_20_Spacing"><text:span text:style-name="T10"><text:s text:c="8"/>s[i-</text:span><text:span text:style-name="T16">1</text:span><text:span text:style-name="T10">][ssize++] = m[i][j];</text:span></text:p>
      <text:p text:style-name="No_20_Spacing"><text:span text:style-name="T10"><text:s text:c="6"/>}</text:span></text:p>
      <text:p text:style-name="No_20_Spacing"><text:span text:style-name="T10"><text:s text:c="4"/>x = solveDet(s, n-</text:span><text:span text:style-name="T16">1</text:span><text:span text:style-name="T10">);</text:span></text:p>
      <text:p text:style-name="No_20_Spacing"><text:span text:style-name="T10"><text:s text:c="4"/></text:span><text:span text:style-name="T11">if</text:span><text:span text:style-name="T10">(skip % </text:span><text:span text:style-name="T16">2</text:span><text:span text:style-name="T10">) res -= m[</text:span><text:span text:style-name="T16">0</text:span><text:span text:style-name="T10">][skip]*x;</text:span></text:p>
      <text:p text:style-name="No_20_Spacing"><text:span text:style-name="T10"><text:s text:c="4"/></text:span><text:span text:style-name="T11">else</text:span><text:span text:style-name="T10"> res += m[</text:span><text:span text:style-name="T16">0</text:span><text:span text:style-name="T10">][skip]*x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res;</text:span></text:p>
      <text:p text:style-name="No_20_Spacing"><text:span text:style-name="T10">}</text:span></text:p>
      <text:p text:style-name="P12"/>
      <text:p text:style-name="P12"/>
      <text:p text:style-name="No_20_Spacing"><text:span text:style-name="T7">/* </text:span></text:p>
      <text:list xml:id="list3928485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6848_2932636602"/><text:bookmark text:name="Bookmark58"/><text:span text:style-name="T6">Sphere from four points</text:span><text:bookmark-end text:name="__RefHeading___Toc26848_2932636602"/></text:h>
                </text:list-item>
              </text:list>
            </text:list-item>
          </text:list>
        </text:list-item>
      </text:list>
      <text:p text:style-name="No_20_Spacing"><text:span text:style-name="T7"><text:s text:c="3"/>Given 4 points:</text:span></text:p>
      <text:p text:style-name="No_20_Spacing"><text:span text:style-name="T7"><text:s text:c="3"/>Returns 0 if the points are coplanar </text:span></text:p>
      <text:p text:style-name="No_20_Spacing"><text:span text:style-name="T7"><text:s text:c="3"/>Returns 1 if the points are not coplanar with:</text:span></text:p>
      <text:p text:style-name="No_20_Spacing"><text:span text:style-name="T7"><text:s text:c="13"/>o = center of sphere</text:span></text:p>
      <text:p text:style-name="No_20_Spacing"><text:span text:style-name="T7"><text:s text:c="18"/>r = radius of sphere</text:span></text:p>
      <text:p text:style-name="No_20_Spacing"><text:span text:style-name="T7">*/</text:span></text:p>
      <text:p text:style-name="No_20_Spacing"><text:span text:style-name="T11">int</text:span><text:span text:style-name="T10"> sphere_from_4pts(Point p[</text:span><text:span text:style-name="T16">4</text:span><text:span text:style-name="T10">], Point *o, </text:span><text:span text:style-name="T11">double</text:span><text:span text:style-name="T10"> *r){</text:span></text:p>
      <text:p text:style-name="No_20_Spacing"><text:span text:style-name="T10"><text:s text:c="2"/></text:span><text:span text:style-name="T11">double</text:span><text:span text:style-name="T10"> m[</text:span><text:span text:style-name="T16">4</text:span><text:span text:style-name="T10">][</text:span><text:span text:style-name="T16">5</text:span><text:span text:style-name="T10">], s[</text:span><text:span text:style-name="T16">4</text:span><text:span text:style-name="T10">][</text:span><text:span text:style-name="T16">4</text:span><text:span text:style-name="T10">], sol[</text:span><text:span text:style-name="T16">5</text:span><text:span text:style-name="T10">];</text:span></text:p>
      <text:p text:style-name="No_20_Spacing"><text:span text:style-name="T10"><text:s text:c="2"/></text:span><text:span text:style-name="T11">int</text:span><text:span text:style-name="T10"> ssize, skip, i, j;</text:span></text:p>
      <text:p text:style-name="P12"/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</text:span><text:span text:style-name="T16">4</text:span><text:span text:style-name="T10">; i++){</text:span></text:p>
      <text:p text:style-name="No_20_Spacing"><text:span text:style-name="T10"><text:s text:c="4"/>s[i][</text:span><text:span text:style-name="T16">0</text:span><text:span text:style-name="T10">] = p[i].x;</text:span></text:p>
      <text:p text:style-name="No_20_Spacing"><text:span text:style-name="T10"><text:s text:c="4"/>s[i][</text:span><text:span text:style-name="T16">1</text:span><text:span text:style-name="T10">] = p[i].y;</text:span></text:p>
      <text:p text:style-name="No_20_Spacing"><text:span text:style-name="T10"><text:s text:c="4"/>s[i][</text:span><text:span text:style-name="T16">2</text:span><text:span text:style-name="T10">] = p[i].z;</text:span></text:p>
      <text:p text:style-name="No_20_Spacing"><text:span text:style-name="T10"><text:s text:c="4"/>s[i][</text:span><text:span text:style-name="T16">3</text:span><text:span text:style-name="T10">] = </text:span><text:span text:style-name="T16">1</text:span><text:span text:style-name="T10">;</text:span></text:p>
      <text:p text:style-name="No_20_Spacing"><text:span text:style-name="T10"><text:s text:c="2"/>}</text:span></text:p>
      <text:p text:style-name="No_20_Spacing"><text:soft-page-break/><text:span text:style-name="T10"><text:s text:c="2"/></text:span><text:span text:style-name="T11">if</text:span><text:span text:style-name="T10">(fabs(solveDet(s, </text:span><text:span text:style-name="T16">4</text:span><text:span text:style-name="T10">)) &lt; EPS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</text:span><text:span text:style-name="T16">4</text:span><text:span text:style-name="T10">; i++){</text:span></text:p>
      <text:p text:style-name="No_20_Spacing"><text:span text:style-name="T10"><text:s text:c="4"/>m[i][</text:span><text:span text:style-name="T16">0</text:span><text:span text:style-name="T10">] = <text:s text:c="2"/>sqr(m[i][</text:span><text:span text:style-name="T16">1</text:span><text:span text:style-name="T10">]=p[i].x)</text:span></text:p>
      <text:p text:style-name="No_20_Spacing"><text:span text:style-name="T10"><text:s text:c="6"/>+ sqr(m[i][</text:span><text:span text:style-name="T16">2</text:span><text:span text:style-name="T10">]=p[i].y)</text:span></text:p>
      <text:p text:style-name="No_20_Spacing"><text:span text:style-name="T10"><text:s text:c="6"/>+ sqr(m[i][</text:span><text:span text:style-name="T16">3</text:span><text:span text:style-name="T10">]=p[i].z);</text:span></text:p>
      <text:p text:style-name="No_20_Spacing"><text:span text:style-name="T10"><text:s text:c="4"/>m[i][</text:span><text:span text:style-name="T16">4</text:span><text:span text:style-name="T10">] = </text:span><text:span text:style-name="T16">1</text:span><text:span text:style-name="T10">;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</text:span><text:span text:style-name="T11">for</text:span><text:span text:style-name="T10">(skip = </text:span><text:span text:style-name="T16">0</text:span><text:span text:style-name="T10">; skip &lt; </text:span><text:span text:style-name="T16">5</text:span><text:span text:style-name="T10">; skip++){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</text:span><text:span text:style-name="T16">4</text:span><text:span text:style-name="T10">; i++)</text:span></text:p>
      <text:p text:style-name="No_20_Spacing"><text:span text:style-name="T10"><text:s text:c="6"/></text:span><text:span text:style-name="T11">for</text:span><text:span text:style-name="T10">(j = </text:span><text:span text:style-name="T16">0</text:span><text:span text:style-name="T10">, ssize=</text:span><text:span text:style-name="T16">0</text:span><text:span text:style-name="T10">; j &lt; </text:span><text:span text:style-name="T16">5</text:span><text:span text:style-name="T10">; j++){</text:span></text:p>
      <text:p text:style-name="No_20_Spacing"><text:span text:style-name="T10"><text:s text:c="8"/></text:span><text:span text:style-name="T11">if</text:span><text:span text:style-name="T10">(j == skip) </text:span><text:span text:style-name="T11">continue</text:span><text:span text:style-name="T10">;</text:span></text:p>
      <text:p text:style-name="No_20_Spacing"><text:span text:style-name="T10"><text:s text:c="8"/>s[i][ssize++] = m[i][j];</text:span></text:p>
      <text:p text:style-name="No_20_Spacing"><text:span text:style-name="T10"><text:s text:c="6"/></text:span><text:span text:style-name="T9">}</text:span></text:p>
      <text:p text:style-name="No_20_Spacing"><text:span text:style-name="T9"><text:s text:c="4"/>sol[skip] = solveDet(s, </text:span><text:span text:style-name="T15">4</text:span><text:span text:style-name="T9">);</text:span></text:p>
      <text:p text:style-name="No_20_Spacing"><text:span text:style-name="T9"><text:s text:c="2"/>}</text:span></text:p>
      <text:p text:style-name="P11"/>
      <text:p text:style-name="No_20_Spacing"><text:span text:style-name="T9"><text:s text:c="2"/></text:span><text:span text:style-name="T12">for</text:span><text:span text:style-name="T9">(i = </text:span><text:span text:style-name="T15">1</text:span><text:span text:style-name="T9">; i &lt; </text:span><text:span text:style-name="T15">5</text:span><text:span text:style-name="T9">; i++)</text:span></text:p>
      <text:p text:style-name="No_20_Spacing"><text:span text:style-name="T9"><text:s text:c="4"/>sol[i] /= (sol[</text:span><text:span text:style-name="T15">0</text:span><text:span text:style-name="T9">] * ((i%</text:span><text:span text:style-name="T15">2</text:span><text:span text:style-name="T9">) ? </text:span><text:span text:style-name="T15">1</text:span><text:span text:style-name="T9"> : -</text:span><text:span text:style-name="T15">1</text:span><text:span text:style-name="T9">));</text:span></text:p>
      <text:p text:style-name="P11"/>
      <text:p text:style-name="No_20_Spacing"><text:span text:style-name="T9"><text:s text:c="2"/></text:span><text:span text:style-name="T12">for</text:span><text:span text:style-name="T9">(i = </text:span><text:span text:style-name="T15">1</text:span><text:span text:style-name="T9">; i &lt; </text:span><text:span text:style-name="T15">4</text:span><text:span text:style-name="T9">; i++)</text:span></text:p>
      <text:p text:style-name="No_20_Spacing"><text:span text:style-name="T9"><text:s text:c="4"/>sol[</text:span><text:span text:style-name="T15">4</text:span><text:span text:style-name="T9">] += sqr(sol[i]/=</text:span><text:span text:style-name="T15">2</text:span><text:span text:style-name="T9">);</text:span></text:p>
      <text:p text:style-name="P11"/>
      <text:p text:style-name="No_20_Spacing"><text:span text:style-name="T9"><text:s text:c="2"/>o-&gt;x = sol[</text:span><text:span text:style-name="T15">1</text:span><text:span text:style-name="T9">];</text:span></text:p>
      <text:p text:style-name="No_20_Spacing"><text:span text:style-name="T9"><text:s text:c="2"/>o-&gt;y = sol[</text:span><text:span text:style-name="T15">2</text:span><text:span text:style-name="T9">];</text:span></text:p>
      <text:p text:style-name="No_20_Spacing"><text:span text:style-name="T9"><text:s text:c="2"/>o-&gt;z = sol[</text:span><text:span text:style-name="T15">3</text:span><text:span text:style-name="T9">];</text:span></text:p>
      <text:p text:style-name="No_20_Spacing"><text:span text:style-name="T9"><text:s text:c="2"/>*r = sqrt(sol[</text:span><text:span text:style-name="T15">4</text:span><text:span text:style-name="T9">]);</text:span></text:p>
      <text:p text:style-name="No_20_Spacing"><text:span text:style-name="T9"><text:s text:c="2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}</text:span></text:p>
      <text:p text:style-name="No_20_Spacing"><text:span text:style-name="T10"><text:s/></text:span></text:p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tnum, i;</text:span></text:p>
      <text:p text:style-name="No_20_Spacing"><text:span text:style-name="T10"><text:s text:c="2"/>Point p[</text:span><text:span text:style-name="T16">4</text:span><text:span text:style-name="T10">], o;</text:span></text:p>
      <text:p text:style-name="No_20_Spacing"><text:span text:style-name="T10"><text:s text:c="2"/></text:span><text:span text:style-name="T11">double</text:span><text:span text:style-name="T10"> r;</text:span></text:p>
      <text:p text:style-name="P12"/>
      <text:p text:style-name="No_20_Spacing"><text:span text:style-name="T10"><text:s text:c="2"/>scanf(</text:span><text:span text:style-name="T14">"%d"</text:span><text:span text:style-name="T10">, &amp;tnum)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tnum--){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</text:span><text:span text:style-name="T16">4</text:span><text:span text:style-name="T10">; i++)</text:span></text:p>
      <text:p text:style-name="No_20_Spacing"><text:span text:style-name="T10"><text:s text:c="6"/>scanf(</text:span><text:span text:style-name="T14">"%lf %lf %lf"</text:span><text:span text:style-name="T10">, &amp;p[i].x, &amp;p[i].y, &amp;p[i].z);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11">if</text:span><text:span text:style-name="T10">(sphere_from_4pts(p, &amp;o, &amp;r))</text:span></text:p>
      <text:p text:style-name="No_20_Spacing"><text:span text:style-name="T10"><text:s text:c="6"/>printf(</text:span><text:span text:style-name="T14">"Centered at [%f, %f, %f] with radius %f\n"</text:span><text:span text:style-name="T10">,</text:span></text:p>
      <text:p text:style-name="No_20_Spacing"><text:span text:style-name="T10"><text:s text:c="13"/>o.x, o.y, o.z, r);</text:span></text:p>
      <text:p text:style-name="No_20_Spacing"><text:span text:style-name="T10"><text:s text:c="4"/></text:span><text:span text:style-name="T11">else</text:span><text:span text:style-name="T10"> </text:span></text:p>
      <text:p text:style-name="No_20_Spacing"><text:span text:style-name="T10"><text:s text:c="6"/>printf(</text:span><text:span text:style-name="T14">"The points are coplanar\n"</text:span><text:span text:style-name="T10">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><text:soft-page-break/></text:p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P12"/>
      <text:p text:style-name="P12"/>
      <text:p text:style-name="P2"/>
      <text:p text:style-name="P13"><text:span text:style-name="T5">############################################</text:span></text:p>
      <text:list xml:id="list39271384" text:continue-numbering="true" text:style-name="Outline">
        <text:list-item>
          <text:h text:style-name="Heading_20_1" text:outline-level="1"><text:bookmark-start text:name="__RefHeading___Toc26850_2932636602"/><text:bookmark text:name="Bookmark59"/><text:span text:style-name="T6">Arithmetic</text:span><text:bookmark-end text:name="__RefHeading___Toc26850_2932636602"/></text:h>
        </text:list-item>
      </text:list>
      <text:p text:style-name="No_20_Spacing"><text:span text:style-name="T5">############################################</text:span></text:p>
      <text:p text:style-name="P8"/>
      <text:p text:style-name="P8"/>
      <text:p text:style-name="No_20_Spacing"><text:span text:style-name="T7">/* Arithmetic: </text:span></text:p>
      <text:list xml:id="list39269327" text:continue-numbering="true" text:style-name="Outline">
        <text:list-item>
          <text:list>
            <text:list-item>
              <text:h text:style-name="Heading_20_2" text:outline-level="2"><text:bookmark-start text:name="__RefHeading___Toc26852_2932636602"/><text:bookmark text:name="Bookmark60"/><text:span text:style-name="T6">Discrete Logarithm solver</text:span><text:bookmark-end text:name="__RefHeading___Toc2685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prime P, B, and N, finds the smallest </text:span></text:p>
      <text:p text:style-name="No_20_Spacing"><text:span text:style-name="T7"><text:s text:c="16"/>exponent L such that B^L == N (mod P)</text:span></text:p>
      <text:p text:style-name="No_20_Spacing"><text:span text:style-name="T7"><text:s text:c="3"/></text:span></text:p>
      <text:p text:style-name="No_20_Spacing"><text:span text:style-name="T7"><text:s text:c="3"/>Complexity: <text:s/>O(sqrt(P)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Sept 13, 2002</text:span></text:p>
      <text:p text:style-name="No_20_Spacing"><text:span text:style-name="T7"><text:s text:c="3"/>References: <text:s/>http://plg.uwaterloo.ca/~acm00/020126/data/B.cpp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successful use (Spain Problem 10225) Sept 2002</text:span></text:p>
      <text:p text:style-name="No_20_Spacing"><text:span text:style-name="T7"><text:s text:c="3"/>Notes: <text:s text:c="6"/>The function either returns the exponent L, or</text:span></text:p>
      <text:p text:style-name="No_20_Spacing"><text:span text:style-name="T7"><text:s text:c="16"/>-1 if no solution is found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p&gt;</text:span></text:p>
      <text:p text:style-name="No_20_Spacing"><text:span text:style-name="T5">#include &lt;math.h&gt;</text:span></text:p>
      <text:p text:style-name="P8"/>
      <text:p text:style-name="No_20_Spacing"><text:span text:style-name="T11">using</text:span><text:span text:style-name="T10"> </text:span><text:span text:style-name="T11">namespace</text:span><text:span text:style-name="T10"> std;</text:span></text:p>
      <text:p text:style-name="P12"/>
      <text:p text:style-name="No_20_Spacing"><text:span text:style-name="T5">#define UI unsigned</text:span></text:p>
      <text:p text:style-name="No_20_Spacing"><text:span text:style-name="T5">#define UL unsigned long</text:span></text:p>
      <text:p text:style-name="No_20_Spacing"><text:span text:style-name="T5">#define ULL unsigned long long</text:span></text:p>
      <text:p text:style-name="P8"/>
      <text:p text:style-name="No_20_Spacing"><text:span text:style-name="T10">map&lt;UI,UI&gt; M;</text:span></text:p>
      <text:p text:style-name="P12"/>
      <text:p text:style-name="No_20_Spacing"><text:span text:style-name="T10">UL times (UL a, UL b, UL m){</text:span></text:p>
      <text:p text:style-name="No_20_Spacing"><text:span text:style-name="T10"><text:s text:c="2"/></text:span><text:span text:style-name="T11">return</text:span><text:span text:style-name="T10"> (ULL) a * b % m;</text:span></text:p>
      <text:p text:style-name="No_20_Spacing"><text:span text:style-name="T10">}</text:span></text:p>
      <text:p text:style-name="P12"/>
      <text:p text:style-name="No_20_Spacing"><text:span text:style-name="T10">UL power(UL val, UL power, UL m){</text:span></text:p>
      <text:p text:style-name="No_20_Spacing"><text:span text:style-name="T10"><text:s text:c="2"/>UL res = </text:span><text:span text:style-name="T16">1</text:span><text:span text:style-name="T10">, p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(p = power; p; p=p&gt;&gt;</text:span><text:span text:style-name="T16">1</text:span><text:span text:style-name="T10">){</text:span></text:p>
      <text:p text:style-name="No_20_Spacing"><text:span text:style-name="T10"><text:s text:c="4"/></text:span><text:span text:style-name="T11">if</text:span><text:span text:style-name="T10">(p &amp; </text:span><text:span text:style-name="T16">1</text:span><text:span text:style-name="T10">) res = times(res, val, m);</text:span></text:p>
      <text:p text:style-name="No_20_Spacing"><text:span text:style-name="T10"><text:s text:c="4"/>val = times(val, val, m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res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discrete_log(UI p, UI b, UI n){</text:span></text:p>
      <text:p text:style-name="No_20_Spacing"><text:soft-page-break/><text:span text:style-name="T10"><text:s text:c="2"/>UL i, j, jump;</text:span></text:p>
      <text:p text:style-name="No_20_Spacing"><text:span text:style-name="T10"><text:s text:c="2"/></text:span></text:p>
      <text:p text:style-name="No_20_Spacing"><text:span text:style-name="T10"><text:s text:c="2"/>M.clear();</text:span></text:p>
      <text:p text:style-name="No_20_Spacing"><text:span text:style-name="T10"><text:s text:c="2"/>jump = (</text:span><text:span text:style-name="T11">int</text:span><text:span text:style-name="T10">)sqrt(p);</text:span></text:p>
      <text:p text:style-name="No_20_Spacing"><text:span text:style-name="T10"><text:s text:c="2"/></text:span><text:span text:style-name="T11">for</text:span><text:span text:style-name="T10"> (i = </text:span><text:span text:style-name="T16">0</text:span><text:span text:style-name="T10">; i &lt; jump &amp;&amp; i &lt; p-</text:span><text:span text:style-name="T16">1</text:span><text:span text:style-name="T10">; i++){</text:span></text:p>
      <text:p text:style-name="No_20_Spacing"><text:span text:style-name="T10"><text:s text:c="4"/>M[power(b,i,p)] = i+</text:span><text:span text:style-name="T16">1</text:span><text:span text:style-name="T10">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for</text:span><text:span text:style-name="T10"> (i = </text:span><text:span text:style-name="T16">0</text:span><text:span text:style-name="T10">; i &lt; p-</text:span><text:span text:style-name="T16">1</text:span><text:span text:style-name="T10">; i+= jump){</text:span></text:p>
      <text:p text:style-name="No_20_Spacing"><text:span text:style-name="T10"><text:s text:c="4"/></text:span><text:span text:style-name="T11">if</text:span><text:span text:style-name="T10"> (j = M[times(n,power(b,p-</text:span><text:span text:style-name="T16">1</text:span><text:span text:style-name="T10">-i,p),p)]) {</text:span></text:p>
      <text:p text:style-name="No_20_Spacing"><text:span text:style-name="T10"><text:s text:c="6"/>j--;</text:span></text:p>
      <text:p text:style-name="No_20_Spacing"><text:span text:style-name="T10"><text:s text:c="6"/></text:span><text:span text:style-name="T11">return</text:span><text:span text:style-name="T10"> (i+j)%(p-</text:span><text:span text:style-name="T16">1</text:span><text:span text:style-name="T10">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UI p, b, n;</text:span></text:p>
      <text:p text:style-name="No_20_Spacing"><text:span text:style-name="T10"><text:s text:c="2"/></text:span><text:span text:style-name="T11">int</text:span><text:span text:style-name="T10"> x;</text:span></text:p>
      <text:p text:style-name="P12"/>
      <text:p text:style-name="No_20_Spacing"><text:span text:style-name="T10"><text:s text:c="2"/></text:span><text:span text:style-name="T11">while</text:span><text:span text:style-name="T10">(scanf(</text:span><text:span text:style-name="T14">"%d %d %d"</text:span><text:span text:style-name="T10">, &amp;p, &amp;b, &amp;n) == </text:span><text:span text:style-name="T16">3</text:span><text:span text:style-name="T10">){</text:span></text:p>
      <text:p text:style-name="No_20_Spacing"><text:span text:style-name="T10"><text:s text:c="4"/></text:span><text:span text:style-name="T9">x = discrete_log(p,b,n);</text:span></text:p>
      <text:p text:style-name="No_20_Spacing"><text:span text:style-name="T9"><text:s text:c="4"/></text:span><text:span text:style-name="T11">if</text:span><text:span text:style-name="T10">(x &lt; </text:span><text:span text:style-name="T16">0</text:span><text:span text:style-name="T10">) printf(</text:span><text:span text:style-name="T14">"no solution\n"</text:span><text:span text:style-name="T10">);</text:span></text:p>
      <text:p text:style-name="No_20_Spacing"><text:span text:style-name="T10"><text:s text:c="4"/></text:span><text:span text:style-name="T11">else</text:span><text:span text:style-name="T10"> printf(</text:span><text:span text:style-name="T14">"%d\n"</text:span><text:span text:style-name="T10">, x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Arithmetic: </text:span></text:p>
      <text:list xml:id="list39274702" text:continue-numbering="true" text:style-name="Outline">
        <text:list-item>
          <text:list>
            <text:list-item>
              <text:h text:style-name="Heading_20_2" text:outline-level="2"><text:bookmark-start text:name="__RefHeading___Toc26854_2932636602"/><text:bookmark text:name="Bookmark61"/><text:span text:style-name="T6">Fast Exponentition</text:span><text:bookmark-end text:name="__RefHeading___Toc26854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integer x and nonnegative number N, computes</text:span></text:p>
      <text:p text:style-name="No_20_Spacing"><text:span text:style-name="T7"><text:s text:c="16"/></text:span><text:span text:style-name="T8">x^N quickly</text:span></text:p>
      <text:p text:style-name="No_20_Spacing"><text:span text:style-name="T8"><text:s text:c="3"/></text:span></text:p>
      <text:p text:style-name="No_20_Spacing"><text:span text:style-name="T8"><text:s text:c="3"/>Complexity: <text:s/>O(lg N)</text:span></text:p>
      <text:p text:style-name="No_20_Spacing"><text:span text:style-name="T8"><text:s text:c="3"/></text:span><text:span text:style-name="T7"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Sept 17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x can be negative. <text:s/></text:span></text:p>
      <text:p text:style-name="No_20_Spacing"><text:span text:style-name="T7"><text:s text:c="16"/>N &gt;= 0 otherwise routine will infinitely loop</text:span></text:p>
      <text:p text:style-name="No_20_Spacing"><text:span text:style-name="T7"><text:s text:c="16"/>The limit for the results is: </text:span></text:p>
      <text:p text:style-name="No_20_Spacing"><text:span text:style-name="T7"><text:s text:c="19"/>[-9223372036854775808 = -2^63, to </text:span></text:p>
      <text:p text:style-name="No_20_Spacing"><text:span text:style-name="T7"><text:s text:c="19"/>+9223372036854775807 = +2^63 - 1]</text:span></text:p>
      <text:p text:style-name="No_20_Spacing"><text:soft-page-break/><text:span text:style-name="T7">*/</text:span></text:p>
      <text:p text:style-name="P9"/>
      <text:p text:style-name="No_20_Spacing"><text:span text:style-name="T5">#include &lt;stdio.h&gt;</text:span></text:p>
      <text:p text:style-name="P8"/>
      <text:p text:style-name="No_20_Spacing"><text:span text:style-name="T5">#define LL long long</text:span></text:p>
      <text:p text:style-name="P8"/>
      <text:p text:style-name="No_20_Spacing"><text:span text:style-name="T10">LL fast_exp(</text:span><text:span text:style-name="T11">int</text:span><text:span text:style-name="T10"> b, </text:span><text:span text:style-name="T11">int</text:span><text:span text:style-name="T10"> n){</text:span></text:p>
      <text:p text:style-name="No_20_Spacing"><text:span text:style-name="T10"><text:s text:c="2"/>LL res = </text:span><text:span text:style-name="T16">1</text:span><text:span text:style-name="T10">, x = b, p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(p = n; p; p &gt;&gt;= </text:span><text:span text:style-name="T16">1</text:span><text:span text:style-name="T10">, x *= x)</text:span></text:p>
      <text:p text:style-name="No_20_Spacing"><text:span text:style-name="T10"><text:s text:c="4"/></text:span><text:span text:style-name="T11">if</text:span><text:span text:style-name="T10">(p &amp; </text:span><text:span text:style-name="T16">1</text:span><text:span text:style-name="T10">) res *= x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return</text:span><text:span text:style-name="T10"> res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b, n;</text:span></text:p>
      <text:p text:style-name="P12"/>
      <text:p text:style-name="No_20_Spacing"><text:span text:style-name="T10"><text:s text:c="2"/></text:span><text:span text:style-name="T11">while</text:span><text:span text:style-name="T10">(scanf(</text:span><text:span text:style-name="T14">"%d %d"</text:span><text:span text:style-name="T10">, &amp;b, &amp;n) == </text:span><text:span text:style-name="T16">2</text:span><text:span text:style-name="T10">){</text:span></text:p>
      <text:p text:style-name="No_20_Spacing"><text:span text:style-name="T10"><text:s text:c="4"/></text:span><text:span text:style-name="T9">printf(</text:span><text:span text:style-name="T13">"%d^%d = %Ld\n"</text:span><text:span text:style-name="T9">, b, n, fast_exp(b,n));</text:span></text:p>
      <text:p text:style-name="No_20_Spacing"><text:span text:style-name="T9"><text:s text:c="2"/></text:span><text:span text:style-name="T10"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</text:span></text:p>
      <text:list xml:id="list39268982" text:continue-numbering="true" text:style-name="Outline">
        <text:list-item>
          <text:list>
            <text:list-item>
              <text:h text:style-name="Heading_20_2" text:outline-level="2"><text:bookmark-start text:name="__RefHeading___Toc26856_2932636602"/><text:bookmark text:name="Bookmark62"/><text:span text:style-name="T6">Fast Exponentiation mod m</text:span><text:bookmark-end text:name="__RefHeading___Toc26856_2932636602"/></text:h>
            </text:list-item>
          </text:list>
        </text:list-item>
      </text:list>
      <text:p text:style-name="No_20_Spacing"><text:span text:style-name="T7"><text:s/>*</text:span></text:p>
      <text:p text:style-name="No_20_Spacing"><text:span text:style-name="T7"><text:s/>* Author: Howard Cheng</text:span></text:p>
      <text:p text:style-name="No_20_Spacing"><text:span text:style-name="T7"><text:s/>*</text:span></text:p>
      <text:p text:style-name="No_20_Spacing"><text:span text:style-name="T7"><text:s/>* Given b, n, and m, computes b^n mod m quickly.</text:span></text:p>
      <text:p text:style-name="No_20_Spacing"><text:span text:style-name="T7"><text:s/>*</text:span></text:p>
      <text:p text:style-name="No_20_Spacing"><text:span text:style-name="T7"><text:s/>*/</text:span></text:p>
      <text:p text:style-name="P9"/>
      <text:p text:style-name="No_20_Spacing"><text:span text:style-name="T5">#include &lt;stdio.h&gt;</text:span></text:p>
      <text:p text:style-name="No_20_Spacing"><text:span text:style-name="T5">#include &lt;assert.h&gt;</text:span></text:p>
      <text:p text:style-name="P8"/>
      <text:p text:style-name="No_20_Spacing"><text:span text:style-name="T11">int</text:span><text:span text:style-name="T10"> fast_exp(</text:span><text:span text:style-name="T11">int</text:span><text:span text:style-name="T10"> b, </text:span><text:span text:style-name="T11">int</text:span><text:span text:style-name="T10"> n, </text:span><text:span text:style-name="T11">int</text:span><text:span text:style-name="T10"> m)</text:span></text:p>
      <text:p text:style-name="No_20_Spacing"><text:span text:style-name="T10">{</text:span></text:p>
      <text:p text:style-name="No_20_Spacing"><text:span text:style-name="T10"><text:s text:c="2"/></text:span><text:span text:style-name="T11">int</text:span><text:span text:style-name="T10"> res = </text:span><text:span text:style-name="T16">1</text:span><text:span text:style-name="T10">;</text:span></text:p>
      <text:p text:style-name="No_20_Spacing"><text:span text:style-name="T10"><text:s text:c="2"/></text:span><text:span text:style-name="T11">int</text:span><text:span text:style-name="T10"> x = b;</text:span></text:p>
      <text:p text:style-name="P12"/>
      <text:p text:style-name="No_20_Spacing"><text:span text:style-name="T10"><text:s text:c="2"/></text:span><text:span text:style-name="T12">while</text:span><text:span text:style-name="T9"> (n &gt; </text:span><text:span text:style-name="T15">0</text:span><text:span text:style-name="T9">) {</text:span></text:p>
      <text:p text:style-name="No_20_Spacing"><text:span text:style-name="T9"><text:s text:c="4"/></text:span><text:span text:style-name="T12">if</text:span><text:span text:style-name="T9"> (n &amp; </text:span><text:span text:style-name="T15">0x01</text:span><text:span text:style-name="T9">) {</text:span></text:p>
      <text:p text:style-name="No_20_Spacing"><text:span text:style-name="T9"><text:s text:c="6"/>n--;</text:span></text:p>
      <text:p text:style-name="No_20_Spacing"><text:span text:style-name="T9"><text:s text:c="6"/></text:span><text:span text:style-name="T10">res = (res * x) % m;</text:span></text:p>
      <text:p text:style-name="No_20_Spacing"><text:span text:style-name="T10"><text:s text:c="4"/>} </text:span><text:span text:style-name="T11">else</text:span><text:span text:style-name="T10"> {</text:span></text:p>
      <text:p text:style-name="No_20_Spacing"><text:soft-page-break/><text:span text:style-name="T10"><text:s text:c="6"/>n &gt;&gt;= </text:span><text:span text:style-name="T16">1</text:span><text:span text:style-name="T10">;</text:span></text:p>
      <text:p text:style-name="No_20_Spacing"><text:span text:style-name="T10"><text:s text:c="6"/>x = (x * x) % m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</text:span><text:span text:style-name="T11">return</text:span><text:span text:style-name="T10"> res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</text:span><text:span text:style-name="T11">void</text:span><text:span text:style-name="T10">)</text:span></text:p>
      <text:p text:style-name="No_20_Spacing"><text:span text:style-name="T10">{</text:span></text:p>
      <text:p text:style-name="No_20_Spacing"><text:span text:style-name="T10"><text:s text:c="2"/></text:span><text:span text:style-name="T11">int</text:span><text:span text:style-name="T10"> b, n, m;</text:span></text:p>
      <text:p text:style-name="P12"/>
      <text:p text:style-name="No_20_Spacing"><text:span text:style-name="T10"><text:s text:c="2"/></text:span><text:span text:style-name="T11">while</text:span><text:span text:style-name="T10"> (scanf(</text:span><text:span text:style-name="T14">"%d %d %d"</text:span><text:span text:style-name="T10">, &amp;b, &amp;n, &amp;m) == </text:span><text:span text:style-name="T16">3</text:span><text:span text:style-name="T10">) {</text:span></text:p>
      <text:p text:style-name="No_20_Spacing"><text:span text:style-name="T10"><text:s text:c="4"/></text:span><text:span text:style-name="T9">printf(</text:span><text:span text:style-name="T13">"%d^%d mod %d = %d\n"</text:span><text:span text:style-name="T9">, b, n, m, fast_exp(b, n, m));</text:span></text:p>
      <text:p text:style-name="No_20_Spacing"><text:span text:style-name="T9"><text:s text:c="2"/></text:span><text:span text:style-name="T10"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P12"/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Arithmatic: </text:span></text:p>
      <text:list xml:id="list39280176" text:continue-numbering="true" text:style-name="Outline">
        <text:list-item>
          <text:list>
            <text:list-item>
              <text:h text:style-name="Heading_20_2" text:outline-level="2"><text:bookmark-start text:name="__RefHeading___Toc26858_2932636602"/><text:bookmark text:name="Bookmark63"/><text:span text:style-name="T6">Simpson's Rule for Numerical Intergration</text:span><text:bookmark-end text:name="__RefHeading___Toc2685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Numerical integration of the function f from a to b</text:span></text:p>
      <text:p text:style-name="No_20_Spacing"><text:span text:style-name="T7"><text:s text:c="16"/>Splits the interval [a,b] into 2k pieces.</text:span></text:p>
      <text:p text:style-name="No_20_Spacing"><text:span text:style-name="T7"><text:s text:c="16"/>The error is &lt;= (b-a)/180.0 * M * h^4</text:span></text:p>
      <text:p text:style-name="No_20_Spacing"><text:span text:style-name="T7"><text:s text:c="16"/>where:</text:span></text:p>
      <text:p text:style-name="No_20_Spacing"><text:span text:style-name="T7"><text:s text:c="18"/>M = max( abs(f''''(x))) for x in [a,b]</text:span></text:p>
      <text:p text:style-name="No_20_Spacing"><text:span text:style-name="T7"><text:s text:c="18"/>h = (b-a)/2k</text:span></text:p>
      <text:p text:style-name="No_20_Spacing"><text:span text:style-name="T7"><text:s text:c="16"/>Note that this means the integrals for low degree</text:span></text:p>
      <text:p text:style-name="No_20_Spacing"><text:span text:style-name="T7"><text:s text:c="16"/>polynomials are computed exactly</text:span></text:p>
      <text:p text:style-name="No_20_Spacing"><text:span text:style-name="T7"><text:s text:c="3"/></text:span></text:p>
      <text:p text:style-name="No_20_Spacing"><text:span text:style-name="T7"><text:s text:c="3"/>Complexity: <text:s/>O(k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Adam Beacham, Brian Lau</text:span></text:p>
      <text:p text:style-name="No_20_Spacing"><text:span text:style-name="T7"><text:s text:c="3"/>Date: <text:s text:c="7"/>Oct 4, 2002</text:span></text:p>
      <text:p text:style-name="No_20_Spacing"><text:span text:style-name="T7"><text:s text:c="3"/>References: <text:s/>Any Calculus book.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/0</text:span></text:p>
      <text:p text:style-name="No_20_Spacing"><text:span text:style-name="T7"><text:s text:c="3"/>Notes: <text:s text:c="7"/></text:span></text:p>
      <text:p text:style-name="No_20_Spacing"><text:span text:style-name="T7">*/</text:span></text:p>
      <text:p text:style-name="P9"/>
      <text:p text:style-name="No_20_Spacing"><text:span text:style-name="T5">#include &lt;assert.h&gt;</text:span></text:p>
      <text:p text:style-name="No_20_Spacing"><text:span text:style-name="T5">#include &lt;stdio.h&gt;</text:span></text:p>
      <text:p text:style-name="P8"/>
      <text:p text:style-name="P8"/>
      <text:p text:style-name="No_20_Spacing"><text:span text:style-name="T11">double</text:span><text:span text:style-name="T10"> Simpson(</text:span><text:span text:style-name="T11">double</text:span><text:span text:style-name="T10"> a, </text:span><text:span text:style-name="T11">double</text:span><text:span text:style-name="T10"> b, </text:span><text:span text:style-name="T11">int</text:span><text:span text:style-name="T10"> k, </text:span><text:span text:style-name="T11">double</text:span><text:span text:style-name="T10"> (*f)(</text:span><text:span text:style-name="T11">double</text:span><text:span text:style-name="T10">)){</text:span></text:p>
      <text:p text:style-name="No_20_Spacing"><text:soft-page-break/><text:span text:style-name="T10"><text:s text:c="2"/></text:span><text:span text:style-name="T11">double</text:span><text:span text:style-name="T10"> dx, x, t;</text:span></text:p>
      <text:p text:style-name="No_20_Spacing"><text:span text:style-name="T10"><text:s text:c="2"/></text:span><text:span text:style-name="T11">int</text:span><text:span text:style-name="T10"> i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7">/* assert( (a - b) != 0 &amp;&amp; k &gt; 0); */</text:span></text:p>
      <text:p text:style-name="P9"/>
      <text:p text:style-name="No_20_Spacing"><text:span text:style-name="T10"><text:s text:c="2"/>dx = (b-a)/(</text:span><text:span text:style-name="T16">2.0</text:span><text:span text:style-name="T10">*k);</text:span></text:p>
      <text:p text:style-name="No_20_Spacing"><text:span text:style-name="T10"><text:s text:c="2"/>t = </text:span><text:span text:style-name="T16">0</text:span><text:span text:style-name="T10">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( i=</text:span><text:span text:style-name="T16">0</text:span><text:span text:style-name="T10">; i&lt;k; i++ ) {</text:span></text:p>
      <text:p text:style-name="No_20_Spacing"><text:span text:style-name="T10"><text:s text:c="4"/>t += (i==</text:span><text:span text:style-name="T16">0</text:span><text:span text:style-name="T10"> ? </text:span><text:span text:style-name="T16">1.0</text:span><text:span text:style-name="T10"> : </text:span><text:span text:style-name="T16">2.0</text:span><text:span text:style-name="T10">) * (*f)(a+</text:span><text:span text:style-name="T16">2.0</text:span><text:span text:style-name="T10">*i*dx);</text:span></text:p>
      <text:p text:style-name="No_20_Spacing"><text:span text:style-name="T10"><text:s text:c="4"/>t += </text:span><text:span text:style-name="T16">4.0</text:span><text:span text:style-name="T10"> * (*f)(a+(</text:span><text:span text:style-name="T16">2.0</text:span><text:span text:style-name="T10">*i+</text:span><text:span text:style-name="T16">1.0</text:span><text:span text:style-name="T10">)*dx);</text:span></text:p>
      <text:p text:style-name="No_20_Spacing"><text:span text:style-name="T10"><text:s text:c="2"/>}</text:span></text:p>
      <text:p text:style-name="No_20_Spacing"><text:span text:style-name="T10"><text:s text:c="2"/>t += (*f)(b)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return</text:span><text:span text:style-name="T10"> t * (b-a)/</text:span><text:span text:style-name="T16">6.0</text:span><text:span text:style-name="T10">/k;</text:span></text:p>
      <text:p text:style-name="No_20_Spacing"><text:span text:style-name="T10">}</text:span></text:p>
      <text:p text:style-name="P12"/>
      <text:p text:style-name="No_20_Spacing"><text:span text:style-name="T11">double</text:span><text:span text:style-name="T10"> example_function(</text:span><text:span text:style-name="T11">double</text:span><text:span text:style-name="T10"> x)</text:span></text:p>
      <text:p text:style-name="No_20_Spacing"><text:span text:style-name="T10">{</text:span></text:p>
      <text:p text:style-name="No_20_Spacing"><text:span text:style-name="T10"><text:s text:c="2"/></text:span><text:span text:style-name="T11">return</text:span><text:span text:style-name="T10"> x*x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</text:span><text:span text:style-name="T11">void</text:span><text:span text:style-name="T10">)</text:span></text:p>
      <text:p text:style-name="No_20_Spacing"><text:span text:style-name="T10">{</text:span></text:p>
      <text:p text:style-name="No_20_Spacing"><text:span text:style-name="T10"><text:s text:c="2"/></text:span><text:span text:style-name="T11">int</text:span><text:span text:style-name="T10"> k;</text:span></text:p>
      <text:p text:style-name="No_20_Spacing"><text:span text:style-name="T10"><text:s text:c="2"/></text:span><text:span text:style-name="T11">double</text:span><text:span text:style-name="T10"> a = </text:span><text:span text:style-name="T16">0</text:span><text:span text:style-name="T10">, b=</text:span><text:span text:style-name="T16">5.0</text:span><text:span text:style-name="T10">;</text:span></text:p>
      <text:p text:style-name="No_20_Spacing"><text:span text:style-name="T10"><text:s text:c="2"/></text:span></text:p>
      <text:p text:style-name="No_20_Spacing"><text:span text:style-name="T10"><text:s text:c="2"/>printf(</text:span><text:span text:style-name="T14">"Integral from %f to %f is:\n"</text:span><text:span text:style-name="T10">,a,b);</text:span></text:p>
      <text:p text:style-name="No_20_Spacing"><text:span text:style-name="T10"><text:s text:c="2"/></text:span><text:span text:style-name="T11">for</text:span><text:span text:style-name="T10">( k=</text:span><text:span text:style-name="T16">1</text:span><text:span text:style-name="T10">; k&lt;=</text:span><text:span text:style-name="T16">40</text:span><text:span text:style-name="T10">; k++ ) {</text:span></text:p>
      <text:p text:style-name="No_20_Spacing"><text:span text:style-name="T10"><text:s text:c="4"/>printf(</text:span><text:span text:style-name="T14">" <text:s/>k = %3d: <text:s/>%f\n"</text:span><text:span text:style-name="T10">,k,Simpson(a,b,k,example_function));</text:span></text:p>
      <text:p text:style-name="No_20_Spacing"><text:span text:style-name="T10"><text:s text:c="2"/>}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Arithmetic: </text:span></text:p>
      <text:list xml:id="list39270833" text:continue-numbering="true" text:style-name="Outline">
        <text:list-item>
          <text:list>
            <text:list-item>
              <text:h text:style-name="Heading_20_2" text:outline-level="2"><text:bookmark-start text:name="__RefHeading___Toc26860_2932636602"/><text:bookmark text:name="Bookmark64"/><text:span text:style-name="T6">Cubic equation solver</text:span><text:bookmark-end text:name="__RefHeading___Toc26860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Finds solutions to the cubic equation:</text:span></text:p>
      <text:p text:style-name="No_20_Spacing"><text:span text:style-name="T7"><text:s text:c="27"/></text:span><text:span text:style-name="T8">ax^3+bx^2+cx+d = 0</text:span></text:p>
      <text:p text:style-name="No_20_Spacing"><text:span text:style-name="T8"><text:s text:c="3"/></text:span></text:p>
      <text:p text:style-name="No_20_Spacing"><text:span text:style-name="T8"><text:s text:c="3"/>Complexity: <text:s/>O(1)</text:span></text:p>
      <text:p text:style-name="No_20_Spacing"><text:span text:style-name="T8"><text:s text:c="3"/></text:span><text:span text:style-name="T7"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Sept 8, 2002</text:span></text:p>
      <text:p text:style-name="No_20_Spacing"><text:span text:style-name="T7"><text:s text:c="3"/>References: <text:s/>www.snippets.org/snippets/portable/CUBIC+C.php3</text:span></text:p>
      <text:p text:style-name="No_20_Spacing"><text:soft-page-break/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int</text:span><text:span text:style-name="T10"> n; <text:s text:c="7"/></text:span><text:span text:style-name="T7">/* Number of solutions */</text:span></text:p>
      <text:p text:style-name="No_20_Spacing"><text:span text:style-name="T10"><text:s text:c="2"/></text:span><text:span text:style-name="T11">double</text:span><text:span text:style-name="T10"> x[</text:span><text:span text:style-name="T16">3</text:span><text:span text:style-name="T10">]; <text:s/></text:span><text:span text:style-name="T7">/* Solutions */</text:span></text:p>
      <text:p text:style-name="No_20_Spacing"><text:span text:style-name="T10">} Result;</text:span></text:p>
      <text:p text:style-name="P12"/>
      <text:p text:style-name="No_20_Spacing"><text:span text:style-name="T11">double</text:span><text:span text:style-name="T10"> PI;</text:span></text:p>
      <text:p text:style-name="P12"/>
      <text:p text:style-name="No_20_Spacing"><text:span text:style-name="T10">Result solve_cubic(</text:span><text:span text:style-name="T11">double</text:span><text:span text:style-name="T10"> a, </text:span><text:span text:style-name="T11">double</text:span><text:span text:style-name="T10"> b, </text:span><text:span text:style-name="T11">double</text:span><text:span text:style-name="T10"> c, </text:span><text:span text:style-name="T11">double</text:span><text:span text:style-name="T10"> d){</text:span></text:p>
      <text:p text:style-name="No_20_Spacing"><text:span text:style-name="T10"><text:s text:c="2"/>Result s;</text:span></text:p>
      <text:p text:style-name="No_20_Spacing"><text:span text:style-name="T10"><text:s text:c="2"/></text:span><text:span text:style-name="T11">long</text:span><text:span text:style-name="T10"> </text:span><text:span text:style-name="T11">double</text:span><text:span text:style-name="T10"> a1 = b/a, a2 = c/a, a3 = d/a;</text:span></text:p>
      <text:p text:style-name="No_20_Spacing"><text:span text:style-name="T10"><text:s text:c="2"/></text:span><text:span text:style-name="T11">long</text:span><text:span text:style-name="T10"> </text:span><text:span text:style-name="T11">double</text:span><text:span text:style-name="T10"> q = (a1*a1 - </text:span><text:span text:style-name="T16">3</text:span><text:span text:style-name="T10">*a2)/</text:span><text:span text:style-name="T16">9.0</text:span><text:span text:style-name="T10">, sq = -</text:span><text:span text:style-name="T16">2</text:span><text:span text:style-name="T10">*sqrt(q);</text:span></text:p>
      <text:p text:style-name="No_20_Spacing"><text:span text:style-name="T10"><text:s text:c="2"/></text:span><text:span text:style-name="T11">long</text:span><text:span text:style-name="T10"> </text:span><text:span text:style-name="T11">double</text:span><text:span text:style-name="T10"> r = (</text:span><text:span text:style-name="T16">2</text:span><text:span text:style-name="T10">*a1*a1*a1 - </text:span><text:span text:style-name="T16">9</text:span><text:span text:style-name="T10">*a1*a2 + </text:span><text:span text:style-name="T16">27</text:span><text:span text:style-name="T10">*a3)/</text:span><text:span text:style-name="T16">54.0</text:span><text:span text:style-name="T10">;</text:span></text:p>
      <text:p text:style-name="No_20_Spacing"><text:span text:style-name="T10"><text:s text:c="2"/></text:span><text:span text:style-name="T11">double</text:span><text:span text:style-name="T10"> z = r*r-q*q*q;</text:span></text:p>
      <text:p text:style-name="No_20_Spacing"><text:span text:style-name="T10"><text:s text:c="2"/></text:span><text:span text:style-name="T11">double</text:span><text:span text:style-name="T10"> theta;</text:span></text:p>
      <text:p text:style-name="P12"/>
      <text:p text:style-name="No_20_Spacing"><text:span text:style-name="T10"><text:s text:c="2"/></text:span><text:span text:style-name="T11">if</text:span><text:span text:style-name="T10">(z &lt;= </text:span><text:span text:style-name="T16">0</text:span><text:span text:style-name="T10">){</text:span></text:p>
      <text:p text:style-name="No_20_Spacing"><text:span text:style-name="T10"><text:s text:c="4"/></text:span><text:span text:style-name="T9">s.n = </text:span><text:span text:style-name="T15">3</text:span><text:span text:style-name="T9">;</text:span></text:p>
      <text:p text:style-name="No_20_Spacing"><text:span text:style-name="T9"><text:s text:c="4"/>theta = acos(r/sqrt(q*q*q));</text:span></text:p>
      <text:p text:style-name="No_20_Spacing"><text:span text:style-name="T9"><text:s text:c="4"/>s.x[</text:span><text:span text:style-name="T15">0</text:span><text:span text:style-name="T9">] = sq*cos(theta/</text:span><text:span text:style-name="T15">3.0</text:span><text:span text:style-name="T9">) - a1/</text:span><text:span text:style-name="T15">3.0</text:span><text:span text:style-name="T9">;</text:span></text:p>
      <text:p text:style-name="No_20_Spacing"><text:span text:style-name="T9"><text:s text:c="4"/>s.x[</text:span><text:span text:style-name="T15">1</text:span><text:span text:style-name="T9">] = sq*cos((theta+</text:span><text:span text:style-name="T15">2.0</text:span><text:span text:style-name="T9">*PI)/</text:span><text:span text:style-name="T15">3.0</text:span><text:span text:style-name="T9">) - a1/</text:span><text:span text:style-name="T15">3.0</text:span><text:span text:style-name="T9">;</text:span></text:p>
      <text:p text:style-name="No_20_Spacing"><text:span text:style-name="T9"><text:s text:c="4"/>s.x[</text:span><text:span text:style-name="T15">2</text:span><text:span text:style-name="T9">] = sq*cos((theta+</text:span><text:span text:style-name="T15">4.0</text:span><text:span text:style-name="T9">*PI)/</text:span><text:span text:style-name="T15">3.0</text:span><text:span text:style-name="T9">) - a1/</text:span><text:span text:style-name="T15">3.0</text:span><text:span text:style-name="T9">;</text:span></text:p>
      <text:p text:style-name="No_20_Spacing"><text:span text:style-name="T9"><text:s text:c="2"/>} </text:span><text:span text:style-name="T12">else</text:span><text:span text:style-name="T9"> {</text:span></text:p>
      <text:p text:style-name="No_20_Spacing"><text:span text:style-name="T9"><text:s text:c="4"/>s.n = </text:span><text:span text:style-name="T15">1</text:span><text:span text:style-name="T9">;</text:span></text:p>
      <text:p text:style-name="No_20_Spacing"><text:span text:style-name="T9"><text:s text:c="4"/>s.x[</text:span><text:span text:style-name="T15">0</text:span><text:span text:style-name="T9">] = pow(sqrt(z)+fabs(r),</text:span><text:span text:style-name="T15">1</text:span><text:span text:style-name="T9">/</text:span><text:span text:style-name="T15">3.0</text:span><text:span text:style-name="T9">);</text:span></text:p>
      <text:p text:style-name="No_20_Spacing"><text:span text:style-name="T9"><text:s text:c="4"/>s.x[</text:span><text:span text:style-name="T15">0</text:span><text:span text:style-name="T9">] += q/s.x[</text:span><text:span text:style-name="T15">0</text:span><text:span text:style-name="T9">];</text:span></text:p>
      <text:p text:style-name="No_20_Spacing"><text:span text:style-name="T9"><text:s text:c="4"/>s.x[</text:span><text:span text:style-name="T15">0</text:span><text:span text:style-name="T9">] *= (r &lt; </text:span><text:span text:style-name="T15">0</text:span><text:span text:style-name="T9">) ? </text:span><text:span text:style-name="T15">1</text:span><text:span text:style-name="T9"> : -</text:span><text:span text:style-name="T15">1</text:span><text:span text:style-name="T9">;</text:span></text:p>
      <text:p text:style-name="No_20_Spacing"><text:span text:style-name="T9"><text:s text:c="4"/>s.x[</text:span><text:span text:style-name="T15">0</text:span><text:span text:style-name="T9">] -= a1/</text:span><text:span text:style-name="T15">3.0</text:span><text:span text:style-name="T9">;</text:span></text:p>
      <text:p text:style-name="No_20_Spacing"><text:span text:style-name="T9"><text:s text:c="2"/></text:span><text:span text:style-name="T10">}</text:span></text:p>
      <text:p text:style-name="No_20_Spacing"><text:span text:style-name="T10"><text:s text:c="2"/></text:span><text:span text:style-name="T11">return</text:span><text:span text:style-name="T10"> s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double</text:span><text:span text:style-name="T10"> a,b,c,d;</text:span></text:p>
      <text:p text:style-name="No_20_Spacing"><text:span text:style-name="T10"><text:s text:c="2"/></text:span><text:span text:style-name="T9">Result r;</text:span></text:p>
      <text:p text:style-name="No_20_Spacing"><text:span text:style-name="T9"><text:s text:c="2"/></text:span><text:span text:style-name="T12">int</text:span><text:span text:style-name="T9"> i;</text:span></text:p>
      <text:p text:style-name="P11"/>
      <text:p text:style-name="No_20_Spacing"><text:span text:style-name="T9"><text:s text:c="2"/>PI = acos(-</text:span><text:span text:style-name="T15">1</text:span><text:span text:style-name="T9">);</text:span></text:p>
      <text:p text:style-name="No_20_Spacing"><text:span text:style-name="T9"><text:s text:c="2"/></text:span><text:span text:style-name="T11">while</text:span><text:span text:style-name="T10">(scanf(</text:span><text:span text:style-name="T14">"%lf %lf %lf %lf"</text:span><text:span text:style-name="T10">, &amp;a, &amp;b, &amp;c, &amp;d) == </text:span><text:span text:style-name="T16">4</text:span><text:span text:style-name="T10">){</text:span></text:p>
      <text:p text:style-name="No_20_Spacing"><text:span text:style-name="T10"><text:s text:c="4"/></text:span><text:span text:style-name="T9">r = solve_cubic(a,b,c,d);</text:span></text:p>
      <text:p text:style-name="No_20_Spacing"><text:span text:style-name="T9"><text:s text:c="4"/></text:span><text:span text:style-name="T10">printf(</text:span><text:span text:style-name="T14">"%d solution(s)\n"</text:span><text:span text:style-name="T10">, r.n)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r.n; i++){</text:span></text:p>
      <text:p text:style-name="No_20_Spacing"><text:span text:style-name="T10"><text:s text:c="6"/>printf(</text:span><text:span text:style-name="T14">"x = %f\n"</text:span><text:span text:style-name="T10">, r.x[i]);</text:span></text:p>
      <text:p text:style-name="No_20_Spacing"><text:span text:style-name="T10"><text:s text:c="4"/>}</text:span></text:p>
      <text:p text:style-name="No_20_Spacing"><text:soft-page-break/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 <text:s text:c="18"/>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Arithmetic: </text:span></text:p>
      <text:list xml:id="list39289149" text:continue-numbering="true" text:style-name="Outline">
        <text:list-item>
          <text:list>
            <text:list-item>
              <text:h text:style-name="Heading_20_2" text:outline-level="2"><text:bookmark-start text:name="__RefHeading___Toc26862_2932636602"/><text:bookmark text:name="Bookmark65"/><text:span text:style-name="T6">Quadratic equation solver</text:span><text:bookmark-end text:name="__RefHeading___Toc2686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Finds solutions to the quadratic equation:</text:span></text:p>
      <text:p text:style-name="No_20_Spacing"><text:span text:style-name="T7"><text:s text:c="27"/></text:span><text:span text:style-name="T8">ax^2+bx+c = 0</text:span></text:p>
      <text:p text:style-name="No_20_Spacing"><text:span text:style-name="T8"><text:s text:c="3"/></text:span></text:p>
      <text:p text:style-name="No_20_Spacing"><text:span text:style-name="T8"><text:s text:c="3"/>Complexity: <text:s/>O(1)</text:span></text:p>
      <text:p text:style-name="No_20_Spacing"><text:span text:style-name="T8"><text:s text:c="3"/></text:span><text:span text:style-name="T7"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Sept 8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Successful use (Sept 2002)</text:span></text:p>
      <text:p text:style-name="No_20_Spacing"><text:span text:style-name="T7"><text:s text:c="16"/>(Spain - 10357)</text:span></text:p>
      <text:p text:style-name="No_20_Spacing"><text:span text:style-name="T7"><text:s text:c="3"/>Notes: <text:s text:c="6"/>When there are two solutions for x, r.x[0] is not</text:span></text:p>
      <text:p text:style-name="No_20_Spacing"><text:span text:style-name="T7"><text:s text:c="16"/>necessarily smaller than r.x[1]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int</text:span><text:span text:style-name="T10"> n; <text:s text:c="7"/></text:span><text:span text:style-name="T7">/* Number of solutions */</text:span></text:p>
      <text:p text:style-name="No_20_Spacing"><text:span text:style-name="T10"><text:s text:c="2"/></text:span><text:span text:style-name="T11">double</text:span><text:span text:style-name="T10"> x[</text:span><text:span text:style-name="T16">2</text:span><text:span text:style-name="T10">]; <text:s/></text:span><text:span text:style-name="T7">/* Solutions */</text:span></text:p>
      <text:p text:style-name="No_20_Spacing"><text:span text:style-name="T10">} Result;</text:span></text:p>
      <text:p text:style-name="P12"/>
      <text:p text:style-name="No_20_Spacing"><text:span text:style-name="T10">Result solve_quad(</text:span><text:span text:style-name="T11">double</text:span><text:span text:style-name="T10"> a, </text:span><text:span text:style-name="T11">double</text:span><text:span text:style-name="T10"> b, </text:span><text:span text:style-name="T11">double</text:span><text:span text:style-name="T10"> c){</text:span></text:p>
      <text:p text:style-name="No_20_Spacing"><text:span text:style-name="T10"><text:s text:c="2"/>Result r;</text:span></text:p>
      <text:p text:style-name="No_20_Spacing"><text:span text:style-name="T10"><text:s text:c="2"/></text:span><text:span text:style-name="T11">double</text:span><text:span text:style-name="T10"> z = b*b-</text:span><text:span text:style-name="T16">4</text:span><text:span text:style-name="T10">*a*c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if</text:span><text:span text:style-name="T10">(z &lt; </text:span><text:span text:style-name="T16">0</text:span><text:span text:style-name="T10">){</text:span></text:p>
      <text:p text:style-name="No_20_Spacing"><text:span text:style-name="T10"><text:s text:c="4"/>r.n = </text:span><text:span text:style-name="T16">0</text:span><text:span text:style-name="T10">;</text:span></text:p>
      <text:p text:style-name="No_20_Spacing"><text:span text:style-name="T10"><text:s text:c="2"/>} </text:span><text:span text:style-name="T11">else</text:span><text:span text:style-name="T10"> </text:span><text:span text:style-name="T11">if</text:span><text:span text:style-name="T10">(z == </text:span><text:span text:style-name="T16">0</text:span><text:span text:style-name="T10">){</text:span></text:p>
      <text:p text:style-name="No_20_Spacing"><text:span text:style-name="T10"><text:s text:c="4"/>r.n = </text:span><text:span text:style-name="T16">1</text:span><text:span text:style-name="T10">;</text:span></text:p>
      <text:p text:style-name="No_20_Spacing"><text:span text:style-name="T10"><text:s text:c="4"/>r.x[</text:span><text:span text:style-name="T16">0</text:span><text:span text:style-name="T10">] = -b/(</text:span><text:span text:style-name="T16">2</text:span><text:span text:style-name="T10">*a);</text:span></text:p>
      <text:p text:style-name="No_20_Spacing"><text:span text:style-name="T10"><text:s text:c="2"/>} </text:span><text:span text:style-name="T11">else</text:span><text:span text:style-name="T10"> {</text:span></text:p>
      <text:p text:style-name="No_20_Spacing"><text:span text:style-name="T10"><text:s text:c="4"/>r.n = </text:span><text:span text:style-name="T16">2</text:span><text:span text:style-name="T10">;</text:span></text:p>
      <text:p text:style-name="No_20_Spacing"><text:span text:style-name="T10"><text:s text:c="4"/>r.x[</text:span><text:span text:style-name="T16">0</text:span><text:span text:style-name="T10">] = (-b+sqrt(z))/(</text:span><text:span text:style-name="T16">2</text:span><text:span text:style-name="T10">*a);</text:span></text:p>
      <text:p text:style-name="No_20_Spacing"><text:span text:style-name="T10"><text:s text:c="4"/>r.x[</text:span><text:span text:style-name="T16">1</text:span><text:span text:style-name="T10">] = (-b-sqrt(z))/(</text:span><text:span text:style-name="T16">2</text:span><text:span text:style-name="T10">*a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r;</text:span></text:p>
      <text:p text:style-name="No_20_Spacing"><text:span text:style-name="T10">}</text:span></text:p>
      <text:p text:style-name="P12"><text:soft-page-break/></text:p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double</text:span><text:span text:style-name="T10"> a,b,c;</text:span></text:p>
      <text:p text:style-name="No_20_Spacing"><text:span text:style-name="T10"><text:s text:c="2"/>Result r;</text:span></text:p>
      <text:p text:style-name="No_20_Spacing"><text:span text:style-name="T10"><text:s text:c="2"/></text:span><text:span text:style-name="T11">int</text:span><text:span text:style-name="T10"> i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scanf(</text:span><text:span text:style-name="T14">"%lf %lf %lf"</text:span><text:span text:style-name="T10">, &amp;a, &amp;b, &amp;c) == </text:span><text:span text:style-name="T16">3</text:span><text:span text:style-name="T10">){</text:span></text:p>
      <text:p text:style-name="No_20_Spacing"><text:span text:style-name="T10"><text:s text:c="4"/></text:span><text:span text:style-name="T9">r = solve_quad(a,b,c);</text:span></text:p>
      <text:p text:style-name="No_20_Spacing"><text:span text:style-name="T9"><text:s text:c="4"/></text:span><text:span text:style-name="T10">printf(</text:span><text:span text:style-name="T14">"%d solution(s)\n"</text:span><text:span text:style-name="T10">, r.n)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r.n; i++){</text:span></text:p>
      <text:p text:style-name="No_20_Spacing"><text:span text:style-name="T10"><text:s text:c="6"/>printf(</text:span><text:span text:style-name="T14">"x = %f\n"</text:span><text:span text:style-name="T10">, r.x[i]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 <text:s text:c="18"/>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Miscellaneous: </text:span></text:p>
      <text:list xml:id="list39287509" text:continue-numbering="true" text:style-name="Outline">
        <text:list-item>
          <text:list>
            <text:list-item>
              <text:h text:style-name="Heading_20_2" text:outline-level="2"><text:bookmark-start text:name="__RefHeading___Toc26864_2932636602"/><text:bookmark text:name="Bookmark66"/><text:span text:style-name="T6">Coupons Problem</text:span><text:bookmark-end text:name="__RefHeading___Toc26864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Coupons are given away in boxes of cereal. <text:s/>There are </text:span></text:p>
      <text:p text:style-name="No_20_Spacing"><text:span text:style-name="T7"><text:s text:c="16"/>'m' different kinds of coupons (with equiprobable </text:span></text:p>
      <text:p text:style-name="No_20_Spacing"><text:span text:style-name="T7"><text:s text:c="16"/>distribution). <text:s/>How many boxes of cereal would you </text:span></text:p>
      <text:p text:style-name="No_20_Spacing"><text:span text:style-name="T7"><text:s text:c="16"/>have to buy, on average, to collect them all?</text:span></text:p>
      <text:p text:style-name="P9"/>
      <text:p text:style-name="No_20_Spacing"><text:span text:style-name="T7"><text:s text:c="3"/>Complexity: <text:s text:c="7"/>O(N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7"/>Ashley Zinyk</text:span></text:p>
      <text:p text:style-name="No_20_Spacing"><text:span text:style-name="T7"><text:s text:c="3"/>Date: <text:s text:c="7"/>March 19, 2003</text:span></text:p>
      <text:p text:style-name="No_20_Spacing"><text:span text:style-name="T7"><text:s text:c="3"/>References: <text:s/>http://mathforum.org/library/drmath/view/56657.html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8"/>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No_20_Spacing"><text:span text:style-name="T5">#include &lt;math.h&gt;</text:span></text:p>
      <text:p text:style-name="P8"/>
      <text:p text:style-name="No_20_Spacing"><text:span text:style-name="T11">double</text:span><text:span text:style-name="T10"> ncoupons(</text:span><text:span text:style-name="T11">int</text:span><text:span text:style-name="T10"> m) {</text:span></text:p>
      <text:p text:style-name="No_20_Spacing"><text:span text:style-name="T10"><text:s text:c="2"/></text:span><text:span text:style-name="T11">double</text:span><text:span text:style-name="T10"> num = </text:span><text:span text:style-name="T16">0.0</text:span><text:span text:style-name="T10">;</text:span></text:p>
      <text:p text:style-name="No_20_Spacing"><text:span text:style-name="T10"><text:s text:c="2"/></text:span><text:span text:style-name="T11">int</text:span><text:span text:style-name="T10"> i;</text:span></text:p>
      <text:p text:style-name="P12"/>
      <text:p text:style-name="No_20_Spacing"><text:span text:style-name="T10"><text:s text:c="2"/></text:span><text:span text:style-name="T11">for</text:span><text:span text:style-name="T10"> (i = </text:span><text:span text:style-name="T16">1</text:span><text:span text:style-name="T10">; i &lt;= m; i++) num += m/(</text:span><text:span text:style-name="T11">double</text:span><text:span text:style-name="T10">) i;</text:span></text:p>
      <text:p text:style-name="No_20_Spacing"><text:span text:style-name="T10"><text:s text:c="2"/></text:span><text:span text:style-name="T11">return</text:span><text:span text:style-name="T10"> num;</text:span></text:p>
      <text:p text:style-name="No_20_Spacing"><text:span text:style-name="T10">}</text:span></text:p>
      <text:p text:style-name="P12"/>
      <text:p text:style-name="No_20_Spacing"><text:soft-page-break/><text:span text:style-name="T7">/* A related problem: <text:s/>If you buy 'n' boxes of cereal, what is the</text:span></text:p>
      <text:p text:style-name="No_20_Spacing"><text:span text:style-name="T7"><text:s text:c="3"/>probability you get at least one of each of the 'm' coupons? <text:s/></text:span></text:p>
      <text:p text:style-name="No_20_Spacing"><text:span text:style-name="T7"><text:s text:c="3"/>This is solved by the T(n,m) function. <text:s/>The T(n,m) function is </text:span></text:p>
      <text:p text:style-name="No_20_Spacing"><text:span text:style-name="T7"><text:s text:c="3"/>recursive, so this implementation creates a table using dynamic</text:span></text:p>
      <text:p text:style-name="No_20_Spacing"><text:span text:style-name="T7"><text:s text:c="3"/>programming (only once) and queries it thereafter. <text:s/>Like most </text:span></text:p>
      <text:p text:style-name="No_20_Spacing"><text:span text:style-name="T7"><text:s text:c="3"/>combinatoric problems, this one blows up very fast. <text:s/>This solution </text:span></text:p>
      <text:p text:style-name="No_20_Spacing"><text:span text:style-name="T7"><text:s text:c="3"/>works for n &lt; 100. */</text:span></text:p>
      <text:p text:style-name="P9"/>
      <text:p text:style-name="No_20_Spacing"><text:span text:style-name="T11">double</text:span><text:span text:style-name="T10"> nways[</text:span><text:span text:style-name="T16">100</text:span><text:span text:style-name="T10">][</text:span><text:span text:style-name="T16">100</text:span><text:span text:style-name="T10">];</text:span></text:p>
      <text:p text:style-name="P12"/>
      <text:p text:style-name="No_20_Spacing"><text:span text:style-name="T11">void</text:span><text:span text:style-name="T10"> make_coupon_table() {</text:span></text:p>
      <text:p text:style-name="No_20_Spacing"><text:span text:style-name="T10"><text:s text:c="2"/></text:span><text:span text:style-name="T11">double</text:span><text:span text:style-name="T10"> fact = </text:span><text:span text:style-name="T16">1.0</text:span><text:span text:style-name="T10">;</text:span></text:p>
      <text:p text:style-name="No_20_Spacing"><text:span text:style-name="T10"><text:s text:c="2"/></text:span><text:span text:style-name="T11">int</text:span><text:span text:style-name="T10"> i, j;</text:span></text:p>
      <text:p text:style-name="P12"/>
      <text:p text:style-name="No_20_Spacing"><text:span text:style-name="T10"><text:s text:c="2"/></text:span><text:span text:style-name="T11">for</text:span><text:span text:style-name="T10"> (i = </text:span><text:span text:style-name="T16">1</text:span><text:span text:style-name="T10">; i &lt; </text:span><text:span text:style-name="T16">100</text:span><text:span text:style-name="T10">; i++) {</text:span></text:p>
      <text:p text:style-name="No_20_Spacing"><text:span text:style-name="T10"><text:s text:c="4"/>nways[i][</text:span><text:span text:style-name="T16">1</text:span><text:span text:style-name="T10">] = </text:span><text:span text:style-name="T16">1.0</text:span><text:span text:style-name="T10">;</text:span></text:p>
      <text:p text:style-name="No_20_Spacing"><text:span text:style-name="T10"><text:s text:c="4"/></text:span><text:span text:style-name="T11">for</text:span><text:span text:style-name="T10"> (j = </text:span><text:span text:style-name="T16">2</text:span><text:span text:style-name="T10">; j &lt; i; j++)</text:span></text:p>
      <text:p text:style-name="No_20_Spacing"><text:span text:style-name="T10"><text:s text:c="6"/>nways[i][j] = j*(nways[i-</text:span><text:span text:style-name="T16">1</text:span><text:span text:style-name="T10">][j] + nways[i-</text:span><text:span text:style-name="T16">1</text:span><text:span text:style-name="T10">][j-</text:span><text:span text:style-name="T16">1</text:span><text:span text:style-name="T10">]);</text:span></text:p>
      <text:p text:style-name="No_20_Spacing"><text:span text:style-name="T10"><text:s text:c="4"/>nways[i][i] = fact *= i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double</text:span><text:span text:style-name="T10"> query_table(</text:span><text:span text:style-name="T11">int</text:span><text:span text:style-name="T10"> m, </text:span><text:span text:style-name="T11">int</text:span><text:span text:style-name="T10"> n) {</text:span></text:p>
      <text:p text:style-name="No_20_Spacing"><text:span text:style-name="T10"><text:s text:c="2"/></text:span><text:span text:style-name="T11">if</text:span><text:span text:style-name="T10"> (n &lt; m) </text:span><text:span text:style-name="T11">return</text:span><text:span text:style-name="T10"> </text:span><text:span text:style-name="T16">0.0</text:span><text:span text:style-name="T10">;</text:span></text:p>
      <text:p text:style-name="No_20_Spacing"><text:span text:style-name="T10"><text:s text:c="2"/></text:span><text:span text:style-name="T11">if</text:span><text:span text:style-name="T10"> (m == </text:span><text:span text:style-name="T16">0</text:span><text:span text:style-name="T10">) </text:span><text:span text:style-name="T11">return</text:span><text:span text:style-name="T10"> </text:span><text:span text:style-name="T16">1.0</text:span><text:span text:style-name="T10">;</text:span></text:p>
      <text:p text:style-name="No_20_Spacing"><text:span text:style-name="T10"><text:s text:c="2"/></text:span><text:span text:style-name="T11">if</text:span><text:span text:style-name="T10"> (n &gt;= </text:span><text:span text:style-name="T16">100</text:span><text:span text:style-name="T10"> || m &gt;= </text:span><text:span text:style-name="T16">100</text:span><text:span text:style-name="T10">) exit(</text:span><text:span text:style-name="T16">1</text:span><text:span text:style-name="T10">);</text:span></text:p>
      <text:p text:style-name="No_20_Spacing"><text:span text:style-name="T10"><text:s text:c="2"/></text:span><text:span text:style-name="T11">return</text:span><text:span text:style-name="T10"> nways[n][m]/pow(m,n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</text:span><text:span text:style-name="T11">int</text:span><text:span text:style-name="T10"> i, j;</text:span></text:p>
      <text:p text:style-name="P12"/>
      <text:p text:style-name="No_20_Spacing"><text:span text:style-name="T10"><text:s text:c="2"/></text:span><text:span text:style-name="T11">for</text:span><text:span text:style-name="T10"> (i = </text:span><text:span text:style-name="T16">1</text:span><text:span text:style-name="T10">; i &lt; </text:span><text:span text:style-name="T16">34</text:span><text:span text:style-name="T10">; i++)</text:span></text:p>
      <text:p text:style-name="No_20_Spacing"><text:span text:style-name="T10"><text:s text:c="4"/>printf(</text:span><text:span text:style-name="T14">"On average, it takes %g boxes to collect all %d\n"</text:span><text:span text:style-name="T10">, </text:span></text:p>
      <text:p text:style-name="No_20_Spacing"><text:span text:style-name="T10"><text:s text:c="11"/>ncoupons(i), i);</text:span></text:p>
      <text:p text:style-name="No_20_Spacing"><text:span text:style-name="T10"><text:s text:c="2"/>make_coupon_table();</text:span></text:p>
      <text:p text:style-name="No_20_Spacing"><text:span text:style-name="T10"><text:s text:c="2"/></text:span><text:span text:style-name="T11">for</text:span><text:span text:style-name="T10"> (i = </text:span><text:span text:style-name="T16">0</text:span><text:span text:style-name="T10">; i &lt; </text:span><text:span text:style-name="T16">100</text:span><text:span text:style-name="T10">; i++) {</text:span></text:p>
      <text:p text:style-name="No_20_Spacing"><text:span text:style-name="T10"><text:s text:c="4"/>printf(</text:span><text:span text:style-name="T14">"With %d boxes, there is a "</text:span><text:span text:style-name="T10">,i);</text:span></text:p>
      <text:p text:style-name="No_20_Spacing"><text:span text:style-name="T10"><text:s text:c="4"/>printf(</text:span><text:span text:style-name="T14">"%g probability of collecting all 26\n"</text:span><text:span text:style-name="T10">, </text:span></text:p>
      <text:p text:style-name="No_20_Spacing"><text:span text:style-name="T10"><text:s text:c="11"/>query_table(</text:span><text:span text:style-name="T16">26</text:span><text:span text:style-name="T10">,i)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P12"/>
      <text:p text:style-name="P12"/>
      <text:p text:style-name="P2"><text:soft-page-break/></text:p>
      <text:p text:style-name="P13"><text:span text:style-name="T5">############################################</text:span></text:p>
      <text:list xml:id="list39273229" text:continue-numbering="true" text:style-name="Outline">
        <text:list-item>
          <text:h text:style-name="Heading_20_1" text:outline-level="1"><text:bookmark-start text:name="__RefHeading___Toc26866_2932636602"/><text:bookmark text:name="Bookmark67"/><text:span text:style-name="T6">Combinatorics</text:span><text:bookmark-end text:name="__RefHeading___Toc26866_2932636602"/></text:h>
        </text:list-item>
      </text:list>
      <text:p text:style-name="No_20_Spacing"><text:span text:style-name="T5">############################################</text:span></text:p>
      <text:p text:style-name="P8"/>
      <text:p text:style-name="P8"/>
      <text:p text:style-name="No_20_Spacing"><text:span text:style-name="T7">/* Arithmetic: </text:span></text:p>
      <text:list xml:id="list39295826" text:continue-numbering="true" text:style-name="Outline">
        <text:list-item>
          <text:list>
            <text:list-item>
              <text:h text:style-name="Heading_20_2" text:outline-level="2"><text:bookmark-start text:name="__RefHeading___Toc26868_2932636602"/><text:bookmark text:name="Bookmark68"/><text:span text:style-name="T6">Binomial coefficient</text:span><text:bookmark-end text:name="__RefHeading___Toc2686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n objects in total, returns the number of ways</text:span></text:p>
      <text:p text:style-name="No_20_Spacing"><text:span text:style-name="T7"><text:s text:c="16"/>to choose k of those objects with no regard to order</text:span></text:p>
      <text:p text:style-name="No_20_Spacing"><text:span text:style-name="T7"><text:s text:c="16"/></text:span></text:p>
      <text:p text:style-name="No_20_Spacing"><text:span text:style-name="T7"><text:s text:c="3"/>Complexity: <text:s/>O(N^2) to generate table</text:span></text:p>
      <text:p text:style-name="No_20_Spacing"><text:span text:style-name="T7"><text:s text:c="16"/>O(1) lookup cost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Sept 16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This program is accurate to up to n = 68. <text:s/>At n = 69</text:span></text:p>
      <text:p text:style-name="No_20_Spacing"><text:span text:style-name="T7"><text:s text:c="16"/>there is a slight deviation. <text:s/>Note that all results</text:span></text:p>
      <text:p text:style-name="No_20_Spacing"><text:span text:style-name="T7"><text:s text:c="16"/>with n &lt;= 68 are representable exactly by </text:span></text:p>
      <text:p text:style-name="No_20_Spacing"><text:span text:style-name="T7"><text:s text:c="16"/>floating point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float.h&gt;</text:span></text:p>
      <text:p text:style-name="P8"/>
      <text:p text:style-name="No_20_Spacing"><text:span text:style-name="T5">#define MAXN 100</text:span></text:p>
      <text:p text:style-name="P8"/>
      <text:p text:style-name="No_20_Spacing"><text:span text:style-name="T11">long</text:span><text:span text:style-name="T10"> </text:span><text:span text:style-name="T11">double</text:span><text:span text:style-name="T10"> bin[MAXN+</text:span><text:span text:style-name="T16">1</text:span><text:span text:style-name="T10">][MAXN+</text:span><text:span text:style-name="T16">1</text:span><text:span text:style-name="T10">];</text:span></text:p>
      <text:p text:style-name="P12"/>
      <text:p text:style-name="No_20_Spacing"><text:span text:style-name="T11">void</text:span><text:span text:style-name="T10"> getBinCoeff(){</text:span></text:p>
      <text:p text:style-name="No_20_Spacing"><text:span text:style-name="T10"><text:s text:c="2"/></text:span><text:span text:style-name="T11">int</text:span><text:span text:style-name="T10"> i, k;</text:span></text:p>
      <text:p text:style-name="P12"/>
      <text:p text:style-name="No_20_Spacing"><text:span text:style-name="T10"><text:s text:c="2"/></text:span><text:span text:style-name="T11">for</text:span><text:span text:style-name="T10">(k = </text:span><text:span text:style-name="T16">0</text:span><text:span text:style-name="T10">; k &lt;= MAXN; k++){</text:span></text:p>
      <text:p text:style-name="No_20_Spacing"><text:span text:style-name="T10"><text:s text:c="4"/>bin[k][</text:span><text:span text:style-name="T16">0</text:span><text:span text:style-name="T10">] = bin[k][k] = </text:span><text:span text:style-name="T16">1</text:span><text:span text:style-name="T10">;</text:span></text:p>
      <text:p text:style-name="No_20_Spacing"><text:span text:style-name="T10"><text:s text:c="4"/></text:span><text:span text:style-name="T11">for</text:span><text:span text:style-name="T10">(i = </text:span><text:span text:style-name="T16">1</text:span><text:span text:style-name="T10">; i &lt; k; i++)</text:span></text:p>
      <text:p text:style-name="No_20_Spacing"><text:span text:style-name="T10"><text:s text:c="6"/>bin[k][i] = bin[k-</text:span><text:span text:style-name="T16">1</text:span><text:span text:style-name="T10">][i-</text:span><text:span text:style-name="T16">1</text:span><text:span text:style-name="T10">]+bin[k-</text:span><text:span text:style-name="T16">1</text:span><text:span text:style-name="T10">][i]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n,k;</text:span></text:p>
      <text:p text:style-name="No_20_Spacing"><text:span text:style-name="T10"><text:s text:c="2"/></text:span></text:p>
      <text:p text:style-name="No_20_Spacing"><text:span text:style-name="T10"><text:s text:c="2"/>getBinCoeff();</text:span></text:p>
      <text:p text:style-name="P12"/>
      <text:p text:style-name="No_20_Spacing"><text:span text:style-name="T10"><text:s text:c="2"/></text:span><text:span text:style-name="T11">while</text:span><text:span text:style-name="T10">(scanf(</text:span><text:span text:style-name="T14">"%d %d"</text:span><text:span text:style-name="T10">, &amp;n, &amp;k) == </text:span><text:span text:style-name="T16">2</text:span><text:span text:style-name="T10">){</text:span></text:p>
      <text:p text:style-name="No_20_Spacing"><text:span text:style-name="T10"><text:s text:c="4"/></text:span><text:span text:style-name="T9">printf(</text:span><text:span text:style-name="T13">"%d C %d = %.0Lf\n"</text:span><text:span text:style-name="T9">, n,k,bin[n][k]);</text:span></text:p>
      <text:p text:style-name="No_20_Spacing"><text:soft-page-break/><text:span text:style-name="T9"><text:s text:c="2"/></text:span><text:span text:style-name="T10"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Combinatorics: </text:span></text:p>
      <text:list xml:id="list39276757" text:continue-numbering="true" text:style-name="Outline">
        <text:list-item>
          <text:list>
            <text:list-item>
              <text:h text:style-name="Heading_20_2" text:outline-level="2"><text:bookmark-start text:name="__RefHeading___Toc26870_2932636602"/><text:bookmark text:name="Bookmark69"/><text:span text:style-name="T6">Digit Occurence count</text:span><text:bookmark-end text:name="__RefHeading___Toc26870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digit and a number N, return the number of </text:span></text:p>
      <text:p text:style-name="No_20_Spacing"><text:span text:style-name="T7"><text:s text:c="16"/>times the digit occurs from 1..N.</text:span></text:p>
      <text:p text:style-name="No_20_Spacing"><text:span text:style-name="T7"><text:s text:c="3"/></text:span></text:p>
      <text:p text:style-name="No_20_Spacing"><text:span text:style-name="T7"><text:s text:c="3"/>Complexity: <text:s/>O(lg N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May 22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No_20_Spacing"><text:span text:style-name="T5">#include &lt;math.h&gt;</text:span></text:p>
      <text:p text:style-name="No_20_Spacing"><text:span text:style-name="T10"><text:s text:c="2"/></text:span></text:p>
      <text:p text:style-name="No_20_Spacing"><text:span text:style-name="T11">long</text:span><text:span text:style-name="T10"> </text:span><text:span text:style-name="T11">long</text:span><text:span text:style-name="T10"> digit_count(</text:span><text:span text:style-name="T11">int</text:span><text:span text:style-name="T10"> digit, </text:span><text:span text:style-name="T11">int</text:span><text:span text:style-name="T10"> max){</text:span></text:p>
      <text:p text:style-name="No_20_Spacing"><text:span text:style-name="T10"><text:s text:c="2"/></text:span><text:span text:style-name="T11">long</text:span><text:span text:style-name="T10"> </text:span><text:span text:style-name="T11">long</text:span><text:span text:style-name="T10"> res = </text:span><text:span text:style-name="T16">0</text:span><text:span text:style-name="T10">;</text:span></text:p>
      <text:p text:style-name="No_20_Spacing"><text:span text:style-name="T10"><text:s text:c="2"/></text:span><text:span text:style-name="T11">char</text:span><text:span text:style-name="T10"> buff[</text:span><text:span text:style-name="T16">15</text:span><text:span text:style-name="T10">];</text:span></text:p>
      <text:p text:style-name="No_20_Spacing"><text:span text:style-name="T10"><text:s text:c="2"/></text:span><text:span text:style-name="T11">int</text:span><text:span text:style-name="T10"> i, count;</text:span></text:p>
      <text:p text:style-name="P12"/>
      <text:p text:style-name="No_20_Spacing"><text:span text:style-name="T10"><text:s text:c="2"/></text:span><text:span text:style-name="T11">if</text:span><text:span text:style-name="T10">(max &lt;= </text:span><text:span text:style-name="T16">0</text:span><text:span text:style-name="T10">) </text:span><text:span text:style-name="T11">return</text:span><text:span text:style-name="T10"> </text:span><text:span text:style-name="T16">0</text:span><text:span text:style-name="T10">;</text:span></text:p>
      <text:p text:style-name="P12"/>
      <text:p text:style-name="No_20_Spacing"><text:span text:style-name="T10"><text:s text:c="2"/></text:span><text:span text:style-name="T7">/* Number of times "digit" occurs in the one's place */</text:span></text:p>
      <text:p text:style-name="No_20_Spacing"><text:span text:style-name="T10"><text:s text:c="2"/>res += max/</text:span><text:span text:style-name="T16">10</text:span><text:span text:style-name="T10"> + ((max % </text:span><text:span text:style-name="T16">10</text:span><text:span text:style-name="T10">) &gt;= digit ? </text:span><text:span text:style-name="T16">1</text:span><text:span text:style-name="T10"> : </text:span><text:span text:style-name="T16">0</text:span><text:span text:style-name="T10">)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7">/* Since we start from 1, if digit = 0, remove 1 since "0"</text:span></text:p>
      <text:p text:style-name="No_20_Spacing"><text:span text:style-name="T7"><text:s text:c="5"/>doesn't count */</text:span></text:p>
      <text:p text:style-name="No_20_Spacing"><text:span text:style-name="T10"><text:s text:c="2"/></text:span><text:span text:style-name="T11">if</text:span><text:span text:style-name="T10">(digit == </text:span><text:span text:style-name="T16">0</text:span><text:span text:style-name="T10">) res--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7">/* Get the number of occurences in max/10-1, and multiply this by</text:span></text:p>
      <text:p text:style-name="No_20_Spacing"><text:span text:style-name="T7"><text:s text:c="5"/>10 since we can choose 10 possible last digits [0-9] */</text:span></text:p>
      <text:p text:style-name="No_20_Spacing"><text:span text:style-name="T10"><text:s text:c="2"/>res += digit_count(digit, max/</text:span><text:span text:style-name="T16">10</text:span><text:span text:style-name="T10"> - </text:span><text:span text:style-name="T16">1</text:span><text:span text:style-name="T10">) * </text:span><text:span text:style-name="T16">10</text:span><text:span text:style-name="T10">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7">/* The number of occurences in max/10 is equal to (1+max%10) * the</text:span></text:p>
      <text:p text:style-name="No_20_Spacing"><text:span text:style-name="T7"><text:s text:c="5"/>number of times "digit" occurs in max/10 */</text:span></text:p>
      <text:p text:style-name="No_20_Spacing"><text:span text:style-name="T10"><text:s text:c="2"/>sprintf(buff, </text:span><text:span text:style-name="T14">"%d"</text:span><text:span text:style-name="T10">, max/</text:span><text:span text:style-name="T16">10</text:span><text:span text:style-name="T10">);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, count = </text:span><text:span text:style-name="T16">0</text:span><text:span text:style-name="T10">; i &lt; strlen(buff); i++)</text:span></text:p>
      <text:p text:style-name="No_20_Spacing"><text:soft-page-break/><text:span text:style-name="T10"><text:s text:c="4"/></text:span><text:span text:style-name="T11">if</text:span><text:span text:style-name="T10">(buff[i] == digit+'0') count++;</text:span></text:p>
      <text:p text:style-name="No_20_Spacing"><text:span text:style-name="T10"><text:s text:c="2"/></text:span></text:p>
      <text:p text:style-name="No_20_Spacing"><text:span text:style-name="T10"><text:s text:c="2"/>res += (</text:span><text:span text:style-name="T16">1</text:span><text:span text:style-name="T10"> + max%</text:span><text:span text:style-name="T16">10</text:span><text:span text:style-name="T10">) * count;</text:span></text:p>
      <text:p text:style-name="No_20_Spacing"><text:span text:style-name="T10"><text:s text:c="2"/></text:span><text:span text:style-name="T11">return</text:span><text:span text:style-name="T10"> res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digit, max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</text:span><text:span text:style-name="T16">1</text:span><text:span text:style-name="T10">){</text:span></text:p>
      <text:p text:style-name="No_20_Spacing"><text:span text:style-name="T10"><text:s text:c="4"/>printf(</text:span><text:span text:style-name="T14">"Enter a digit and a number: "</text:span><text:span text:style-name="T10">);</text:span></text:p>
      <text:p text:style-name="No_20_Spacing"><text:span text:style-name="T10"><text:s text:c="4"/>scanf(</text:span><text:span text:style-name="T14">"%d %d"</text:span><text:span text:style-name="T10">, &amp;digit, &amp;max);</text:span></text:p>
      <text:p text:style-name="No_20_Spacing"><text:span text:style-name="T10"><text:s text:c="4"/>printf(</text:span><text:span text:style-name="T14">"The number of times '%d' occurs from 1..%d = %lld\n"</text:span><text:span text:style-name="T10">, </text:span></text:p>
      <text:p text:style-name="No_20_Spacing"><text:span text:style-name="T10"><text:s text:c="11"/>digit, max, digit_count(digit, max)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Combinatorics: </text:span></text:p>
      <text:list xml:id="list39273103" text:continue-numbering="true" text:style-name="Outline">
        <text:list-item>
          <text:list>
            <text:list-item>
              <text:h text:style-name="Heading_20_2" text:outline-level="2"><text:bookmark-start text:name="__RefHeading___Toc26872_2932636602"/><text:bookmark text:name="Bookmark70"/><text:span text:style-name="T6">Digits in N! (N factorial)</text:span><text:bookmark-end text:name="__RefHeading___Toc2687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N, computes the number of digits that N! will</text:span></text:p>
      <text:p text:style-name="No_20_Spacing"><text:span text:style-name="T7"><text:s text:c="16"/>occupy in base B.</text:span></text:p>
      <text:p text:style-name="No_20_Spacing"><text:span text:style-name="T7"><text:s text:c="3"/></text:span></text:p>
      <text:p text:style-name="No_20_Spacing"><text:span text:style-name="T7"><text:s text:c="3"/>Complexity: <text:s/>O(N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, Ashley Zinyk</text:span></text:p>
      <text:p text:style-name="No_20_Spacing"><text:span text:style-name="T7"><text:s text:c="3"/>Date: <text:s text:c="7"/>Feb 14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(Problem B - Big Number Feb 11, 2003)</text:span></text:p>
      <text:p text:style-name="No_20_Spacing"><text:span text:style-name="T7"><text:s text:c="3"/>Notes: <text:s text:c="6"/>The results fit nicely in doubles up to N = 10^7, but</text:span></text:p>
      <text:p text:style-name="No_20_Spacing"><text:span text:style-name="T7"><text:s text:c="16"/>run time may be slow. <text:s/></text:span></text:p>
      <text:p text:style-name="P9"/>
      <text:p text:style-name="No_20_Spacing"><text:span text:style-name="T7"><text:s text:c="16"/>Returns 1 for n &lt; 0, although technically undefined.</text:span></text:p>
      <text:p text:style-name="No_20_Spacing"><text:span text:style-name="T7"><text:s text:c="16"/>The base must be larger than 1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math.h&gt;</text:span></text:p>
      <text:p text:style-name="P8"/>
      <text:p text:style-name="No_20_Spacing"><text:span text:style-name="T11">long</text:span><text:span text:style-name="T10"> </text:span><text:span text:style-name="T11">long</text:span><text:span text:style-name="T10"> fac_digit(</text:span><text:span text:style-name="T11">int</text:span><text:span text:style-name="T10"> n, </text:span><text:span text:style-name="T11">int</text:span><text:span text:style-name="T10"> b) {</text:span></text:p>
      <text:p text:style-name="No_20_Spacing"><text:span text:style-name="T10"><text:s text:c="2"/></text:span><text:span text:style-name="T11">double</text:span><text:span text:style-name="T10"> sum = </text:span><text:span text:style-name="T16">0</text:span><text:span text:style-name="T10">; </text:span><text:span text:style-name="T11">int</text:span><text:span text:style-name="T10"> i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 (i = </text:span><text:span text:style-name="T16">2</text:span><text:span text:style-name="T10">; i &lt;= n; i++) sum += log(i);</text:span></text:p>
      <text:p text:style-name="No_20_Spacing"><text:span text:style-name="T10"><text:s text:c="2"/></text:span><text:span text:style-name="T11">return</text:span><text:span text:style-name="T10"> (</text:span><text:span text:style-name="T11">long</text:span><text:span text:style-name="T10"> </text:span><text:span text:style-name="T11">long</text:span><text:span text:style-name="T10">) floor(</text:span><text:span text:style-name="T16">1</text:span><text:span text:style-name="T10">+sum/log(b)); <text:s/></text:span><text:span text:style-name="T7">/* don't use ceil! */</text:span></text:p>
      <text:p text:style-name="No_20_Spacing"><text:soft-page-break/><text:span text:style-name="T10">}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</text:span><text:span text:style-name="T11">int</text:span><text:span text:style-name="T10"> n, b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 (scanf(</text:span><text:span text:style-name="T14">"%d %d"</text:span><text:span text:style-name="T10">, &amp;n, &amp;b)==</text:span><text:span text:style-name="T16">2</text:span><text:span text:style-name="T10">) {</text:span></text:p>
      <text:p text:style-name="No_20_Spacing"><text:span text:style-name="T10"><text:s text:c="4"/>printf(</text:span><text:span text:style-name="T14">"%d! has %lld symbol(s) when represented "</text:span></text:p>
      <text:p text:style-name="No_20_Spacing"><text:span text:style-name="T10"><text:s text:c="11"/></text:span><text:span text:style-name="T13">"in base %d\n"</text:span><text:span text:style-name="T9">, n, fac_digit(n,b), b); </text:span></text:p>
      <text:p text:style-name="No_20_Spacing"><text:span text:style-name="T9"><text:s text:c="2"/></text:span><text:span text:style-name="T10"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Combinatorics: </text:span></text:p>
      <text:list xml:id="list39292713" text:continue-numbering="true" text:style-name="Outline">
        <text:list-item>
          <text:list>
            <text:list-item>
              <text:h text:style-name="Heading_20_2" text:outline-level="2"><text:bookmark-start text:name="__RefHeading___Toc26874_2932636602"/><text:bookmark text:name="Bookmark71"/><text:span text:style-name="T6">Josephus Ring Survivor</text:span><text:bookmark-end text:name="__RefHeading___Toc26874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Suppose that there are n people in a ring, [0..n-1].</text:span></text:p>
      <text:p text:style-name="No_20_Spacing"><text:span text:style-name="T7"><text:s text:c="16"/>Count around the ring, starting from 0, and </text:span></text:p>
      <text:p text:style-name="No_20_Spacing"><text:span text:style-name="T7"><text:s text:c="16"/>dismissing every m-th person.</text:span></text:p>
      <text:p text:style-name="No_20_Spacing"><text:span text:style-name="T7"><text:s text:c="16"/></text:span></text:p>
      <text:p text:style-name="No_20_Spacing"><text:span text:style-name="T7"><text:s text:c="16"/>Given m, this function builds an array survive[i] </text:span></text:p>
      <text:p text:style-name="No_20_Spacing"><text:span text:style-name="T7"><text:s text:c="16"/>which contains the last person left in the ring if</text:span></text:p>
      <text:p text:style-name="No_20_Spacing"><text:span text:style-name="T7"><text:s text:c="16"/>there were i people to begin with. </text:span></text:p>
      <text:p text:style-name="No_20_Spacing"><text:span text:style-name="T7"><text:s text:c="3"/></text:span></text:p>
      <text:p text:style-name="No_20_Spacing"><text:span text:style-name="T7"><text:s text:c="3"/>Complexity: <text:s/>O(N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March 01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2 (Spain 151 - Power Crisis)</text:span></text:p>
      <text:p text:style-name="No_20_Spacing"><text:span text:style-name="T7"><text:s text:c="18"/>(Spain 180 - Eeny Meeny)</text:span></text:p>
      <text:p text:style-name="No_20_Spacing"><text:span text:style-name="T7"><text:s text:c="3"/>Notes: <text:s text:c="6"/>- survive[i] is only define when i &gt;= 1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P8"/>
      <text:p text:style-name="No_20_Spacing"><text:span text:style-name="T5">#define MAXN 1000005</text:span></text:p>
      <text:p text:style-name="P8"/>
      <text:p text:style-name="No_20_Spacing"><text:span text:style-name="T11">int</text:span><text:span text:style-name="T10"> survive[MAXN];</text:span></text:p>
      <text:p text:style-name="P12"/>
      <text:p text:style-name="No_20_Spacing"><text:span text:style-name="T11">void</text:span><text:span text:style-name="T10"> josephus(</text:span><text:span text:style-name="T11">int</text:span><text:span text:style-name="T10"> n, </text:span><text:span text:style-name="T11">int</text:span><text:span text:style-name="T10"> m){</text:span></text:p>
      <text:p text:style-name="No_20_Spacing"><text:span text:style-name="T10"><text:s text:c="2"/></text:span><text:span text:style-name="T11">int</text:span><text:span text:style-name="T10"> i;</text:span></text:p>
      <text:p text:style-name="No_20_Spacing"><text:span text:style-name="T10"><text:s text:c="2"/>survive[</text:span><text:span text:style-name="T16">1</text:span><text:span text:style-name="T10">] = </text:span><text:span text:style-name="T16">0</text:span><text:span text:style-name="T10">;</text:span></text:p>
      <text:p text:style-name="No_20_Spacing"><text:span text:style-name="T10"><text:s text:c="2"/></text:span><text:span text:style-name="T11">for</text:span><text:span text:style-name="T10">(i = </text:span><text:span text:style-name="T16">2</text:span><text:span text:style-name="T10">; i &lt;= n; i++)</text:span></text:p>
      <text:p text:style-name="No_20_Spacing"><text:span text:style-name="T10"><text:s text:c="4"/>survive[i] = (survive[i-</text:span><text:span text:style-name="T16">1</text:span><text:span text:style-name="T10">]+(m%i))%i;</text:span></text:p>
      <text:p text:style-name="No_20_Spacing"><text:span text:style-name="T10">} <text:s/></text:span></text:p>
      <text:p text:style-name="P12"><text:soft-page-break/></text:p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n, m;</text:span></text:p>
      <text:p text:style-name="P12"/>
      <text:p text:style-name="No_20_Spacing"><text:span text:style-name="T10"><text:s text:c="2"/></text:span><text:span text:style-name="T11">while</text:span><text:span text:style-name="T10">(scanf(</text:span><text:span text:style-name="T14">"%d %d"</text:span><text:span text:style-name="T10">, &amp;n, &amp;m)==</text:span><text:span text:style-name="T16">2</text:span><text:span text:style-name="T10">){</text:span></text:p>
      <text:p text:style-name="No_20_Spacing"><text:span text:style-name="T10"><text:s text:c="4"/>josephus(n,m);</text:span></text:p>
      <text:p text:style-name="No_20_Spacing"><text:span text:style-name="T10"><text:s text:c="4"/>printf(</text:span><text:span text:style-name="T14">"Survivor is %d\n"</text:span><text:span text:style-name="T10">, survive[n]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Combinatorics: </text:span></text:p>
      <text:list xml:id="list39287516" text:continue-numbering="true" text:style-name="Outline">
        <text:list-item>
          <text:list>
            <text:list-item>
              <text:h text:style-name="Heading_20_2" text:outline-level="2"><text:bookmark-start text:name="__RefHeading___Toc26876_2932636602"/><text:bookmark text:name="Bookmark72"/><text:span text:style-name="T6">Necklace/Bracelet Enumeration</text:span><text:bookmark-end text:name="__RefHeading___Toc2687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Calculate the number of necklaces/bracelets with N</text:span></text:p>
      <text:p text:style-name="No_20_Spacing"><text:span text:style-name="T7"><text:s text:c="16"/>beads of K different colors. </text:span></text:p>
      <text:p text:style-name="No_20_Spacing"><text:span text:style-name="T7"><text:s text:c="16"/></text:span></text:p>
      <text:p text:style-name="No_20_Spacing"><text:span text:style-name="T7"><text:s text:c="16"/>Necklaces are unique up to rotation while bracelets</text:span></text:p>
      <text:p text:style-name="No_20_Spacing"><text:span text:style-name="T7"><text:s text:c="16"/>can be reflected as well (i.e. mirror images count</text:span></text:p>
      <text:p text:style-name="No_20_Spacing"><text:span text:style-name="T7"><text:s text:c="16"/>only once)</text:span></text:p>
      <text:p text:style-name="No_20_Spacing"><text:span text:style-name="T7"><text:s text:c="3"/></text:span></text:p>
      <text:p text:style-name="No_20_Spacing"><text:span text:style-name="T7"><text:s text:c="3"/>Complexity: <text:s/>O(N^2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Nov 13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Successful use (Spain 10294)</text:span></text:p>
      <text:p text:style-name="No_20_Spacing"><text:span text:style-name="T7"><text:s text:c="3"/>Notes: <text:s text:c="6"/>Burnside Lemma's states that the number of such is</text:span></text:p>
      <text:p text:style-name="No_20_Spacing"><text:span text:style-name="T7"><text:s text:c="16"/>equal to the total sum of all invariants / # of</text:span></text:p>
      <text:p text:style-name="No_20_Spacing"><text:span text:style-name="T7"><text:s text:c="16"/>transformations. </text:span></text:p>
      <text:p text:style-name="No_20_Spacing"><text:span text:style-name="T7"><text:s text:c="16"/>Basically, this is what the algorithm calculates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P8"/>
      <text:p text:style-name="No_20_Spacing"><text:span text:style-name="T5">#define MAXN 51</text:span></text:p>
      <text:p text:style-name="P8"/>
      <text:p text:style-name="No_20_Spacing"><text:span text:style-name="T11">int</text:span><text:span text:style-name="T10"> seen[MAXN];</text:span></text:p>
      <text:p text:style-name="P12"/>
      <text:p text:style-name="No_20_Spacing"><text:span text:style-name="T11">double</text:span><text:span text:style-name="T10"> getNecklaces(</text:span><text:span text:style-name="T11">int</text:span><text:span text:style-name="T10"> n, </text:span><text:span text:style-name="T11">int</text:span><text:span text:style-name="T10"> t){</text:span></text:p>
      <text:p text:style-name="No_20_Spacing"><text:span text:style-name="T10"><text:s text:c="2"/></text:span><text:span text:style-name="T12">int</text:span><text:span text:style-name="T9"> r, i, pos;</text:span></text:p>
      <text:p text:style-name="No_20_Spacing"><text:span text:style-name="T9"><text:s text:c="2"/></text:span><text:span text:style-name="T12">double</text:span><text:span text:style-name="T9"> p, sum = </text:span><text:span text:style-name="T15">0</text:span><text:span text:style-name="T9">;</text:span></text:p>
      <text:p text:style-name="P11"/>
      <text:p text:style-name="No_20_Spacing"><text:span text:style-name="T9"><text:s text:c="2"/></text:span><text:span text:style-name="T12">for</text:span><text:span text:style-name="T9">(r = </text:span><text:span text:style-name="T15">0</text:span><text:span text:style-name="T9">; r &lt; n; r++){</text:span></text:p>
      <text:p text:style-name="No_20_Spacing"><text:soft-page-break/><text:span text:style-name="T9"><text:s text:c="4"/></text:span><text:span text:style-name="T10">memset(seen, </text:span><text:span text:style-name="T16">0</text:span><text:span text:style-name="T10">, </text:span><text:span text:style-name="T11">sizeof</text:span><text:span text:style-name="T10">(seen));</text:span></text:p>
      <text:p text:style-name="No_20_Spacing"><text:span text:style-name="T10"><text:s text:c="4"/>p = </text:span><text:span text:style-name="T16">1</text:span><text:span text:style-name="T10">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; i++){</text:span></text:p>
      <text:p text:style-name="No_20_Spacing"><text:span text:style-name="T10"><text:s text:c="6"/></text:span><text:span text:style-name="T11">if</text:span><text:span text:style-name="T10">(seen[i]) </text:span><text:span text:style-name="T11">continue</text:span><text:span text:style-name="T10">;</text:span></text:p>
      <text:p text:style-name="No_20_Spacing"><text:span text:style-name="T10"><text:s text:c="6"/></text:span><text:span text:style-name="T9">p *= t;</text:span></text:p>
      <text:p text:style-name="No_20_Spacing"><text:span text:style-name="T9"><text:s text:c="6"/>seen[i] = </text:span><text:span text:style-name="T15">1</text:span><text:span text:style-name="T9">;</text:span></text:p>
      <text:p text:style-name="No_20_Spacing"><text:span text:style-name="T9"><text:s text:c="6"/>pos = i;</text:span></text:p>
      <text:p text:style-name="No_20_Spacing"><text:span text:style-name="T9"><text:s text:c="6"/></text:span><text:span text:style-name="T12">while</text:span><text:span text:style-name="T9">(!seen[(pos+r)%n]){</text:span></text:p>
      <text:p text:style-name="No_20_Spacing"><text:span text:style-name="T9"><text:s text:c="8"/>pos += r;</text:span></text:p>
      <text:p text:style-name="No_20_Spacing"><text:span text:style-name="T9"><text:s text:c="8"/>pos %= n;</text:span></text:p>
      <text:p text:style-name="No_20_Spacing"><text:span text:style-name="T9"><text:s text:c="8"/>seen[pos] = </text:span><text:span text:style-name="T15">1</text:span><text:span text:style-name="T9">;</text:span></text:p>
      <text:p text:style-name="No_20_Spacing"><text:span text:style-name="T9"><text:s text:c="6"/>}</text:span></text:p>
      <text:p text:style-name="No_20_Spacing"><text:span text:style-name="T9"><text:s text:c="4"/>}</text:span></text:p>
      <text:p text:style-name="No_20_Spacing"><text:span text:style-name="T9"><text:s text:c="4"/>sum += p;</text:span></text:p>
      <text:p text:style-name="No_20_Spacing"><text:span text:style-name="T9"><text:s text:c="2"/></text:span><text:span text:style-name="T10">}</text:span></text:p>
      <text:p text:style-name="No_20_Spacing"><text:span text:style-name="T10"><text:s text:c="2"/></text:span><text:span text:style-name="T11">return</text:span><text:span text:style-name="T10"> sum/n;</text:span></text:p>
      <text:p text:style-name="No_20_Spacing"><text:span text:style-name="T10">}</text:span></text:p>
      <text:p text:style-name="No_20_Spacing"><text:span text:style-name="T10"><text:s/></text:span></text:p>
      <text:p text:style-name="No_20_Spacing"><text:span text:style-name="T11">double</text:span><text:span text:style-name="T10"> getBracelets(</text:span><text:span text:style-name="T11">int</text:span><text:span text:style-name="T10"> n, </text:span><text:span text:style-name="T11">int</text:span><text:span text:style-name="T10"> t){</text:span></text:p>
      <text:p text:style-name="No_20_Spacing"><text:span text:style-name="T10"><text:s text:c="2"/></text:span><text:span text:style-name="T12">int</text:span><text:span text:style-name="T9"> r, i, pos;</text:span></text:p>
      <text:p text:style-name="No_20_Spacing"><text:span text:style-name="T9"><text:s text:c="2"/></text:span><text:span text:style-name="T12">double</text:span><text:span text:style-name="T9"> p, sum;</text:span></text:p>
      <text:p text:style-name="P11"/>
      <text:p text:style-name="No_20_Spacing"><text:span text:style-name="T9"><text:s text:c="2"/>sum = n*getNecklaces(n, t);</text:span></text:p>
      <text:p text:style-name="No_20_Spacing"><text:span text:style-name="T9"><text:s text:c="2"/></text:span><text:span text:style-name="T12">for</text:span><text:span text:style-name="T9">(r = </text:span><text:span text:style-name="T15">0</text:span><text:span text:style-name="T9">; r &lt; n; r++){</text:span></text:p>
      <text:p text:style-name="No_20_Spacing"><text:span text:style-name="T9"><text:s text:c="4"/></text:span><text:span text:style-name="T10">memset(seen, </text:span><text:span text:style-name="T16">0</text:span><text:span text:style-name="T10">, </text:span><text:span text:style-name="T11">sizeof</text:span><text:span text:style-name="T10">(seen));</text:span></text:p>
      <text:p text:style-name="No_20_Spacing"><text:span text:style-name="T10"><text:s text:c="4"/>p = </text:span><text:span text:style-name="T16">1</text:span><text:span text:style-name="T10">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; i++){</text:span></text:p>
      <text:p text:style-name="No_20_Spacing"><text:span text:style-name="T10"><text:s text:c="6"/></text:span><text:span text:style-name="T11">if</text:span><text:span text:style-name="T10">(seen[i]) </text:span><text:span text:style-name="T11">continue</text:span><text:span text:style-name="T10">;</text:span></text:p>
      <text:p text:style-name="No_20_Spacing"><text:span text:style-name="T10"><text:s text:c="6"/></text:span><text:span text:style-name="T9">p *= t;</text:span></text:p>
      <text:p text:style-name="No_20_Spacing"><text:span text:style-name="T9"><text:s text:c="6"/>pos = i;</text:span></text:p>
      <text:p text:style-name="No_20_Spacing"><text:span text:style-name="T9"><text:s text:c="6"/></text:span><text:span text:style-name="T12">while</text:span><text:span text:style-name="T9">(!seen[(</text:span><text:span text:style-name="T15">2</text:span><text:span text:style-name="T9">*n-(pos+r))%n]){</text:span></text:p>
      <text:p text:style-name="No_20_Spacing"><text:span text:style-name="T9"><text:s text:c="8"/>pos = (</text:span><text:span text:style-name="T15">2</text:span><text:span text:style-name="T9">*n-(pos+r))%n;</text:span></text:p>
      <text:p text:style-name="No_20_Spacing"><text:span text:style-name="T9"><text:s text:c="8"/>seen[pos] = </text:span><text:span text:style-name="T15">1</text:span><text:span text:style-name="T9">;</text:span></text:p>
      <text:p text:style-name="No_20_Spacing"><text:span text:style-name="T9"><text:s text:c="6"/>}</text:span></text:p>
      <text:p text:style-name="No_20_Spacing"><text:span text:style-name="T9"><text:s text:c="4"/>}</text:span></text:p>
      <text:p text:style-name="No_20_Spacing"><text:span text:style-name="T9"><text:s text:c="4"/>sum += p;</text:span></text:p>
      <text:p text:style-name="No_20_Spacing"><text:span text:style-name="T9"><text:s text:c="2"/>}</text:span></text:p>
      <text:p text:style-name="No_20_Spacing"><text:span text:style-name="T9"><text:s text:c="2"/></text:span><text:span text:style-name="T12">return</text:span><text:span text:style-name="T9"> sum/(</text:span><text:span text:style-name="T15">2</text:span><text:span text:style-name="T9">*n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n, k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scanf(</text:span><text:span text:style-name="T14">"%d %d"</text:span><text:span text:style-name="T10">, &amp;n, &amp;k) == </text:span><text:span text:style-name="T16">2</text:span><text:span text:style-name="T10">){</text:span></text:p>
      <text:p text:style-name="No_20_Spacing"><text:span text:style-name="T10"><text:s text:c="4"/>printf(</text:span><text:span text:style-name="T14">"%.0f %.0f\n"</text:span><text:span text:style-name="T10">, getNecklaces(n,k), getBracelets(n,k)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oft-page-break/><text:span text:style-name="T10">-=-=-=-=-=-=-=-=-=-=-=-=-=-=-=-=-=-=-=-=-=-=</text:span></text:p>
      <text:p text:style-name="P12"/>
      <text:p text:style-name="P12"/>
      <text:p text:style-name="No_20_Spacing"><text:span text:style-name="T7">/* Combinatorics – </text:span></text:p>
      <text:list xml:id="list39280476" text:continue-numbering="true" text:style-name="Outline">
        <text:list-item>
          <text:list>
            <text:list-item>
              <text:h text:style-name="Heading_20_2" text:outline-level="2"><text:bookmark-start text:name="__RefHeading___Toc26878_2932636602"/><text:bookmark text:name="Bookmark73"/><text:span text:style-name="T6">Permutation index on distinct characters</text:span><text:bookmark-end text:name="__RefHeading___Toc2687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string formed of distinct characters,</text:span></text:p>
      <text:p text:style-name="No_20_Spacing"><text:span text:style-name="T7"><text:s text:c="16"/>returns the index of the permutation from 0..N!-1.</text:span></text:p>
      <text:p text:style-name="No_20_Spacing"><text:span text:style-name="T7"><text:s text:c="3"/></text:span></text:p>
      <text:p text:style-name="No_20_Spacing"><text:span text:style-name="T7"><text:s text:c="3"/>Complexity: <text:s/>O(N^2) where N is size of the string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Nov 14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This does not work when characters can be the same</text:span></text:p>
      <text:p text:style-name="No_20_Spacing"><text:span text:style-name="T7"><text:s text:c="16"/>for example: "aaba"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P8"/>
      <text:p text:style-name="No_20_Spacing"><text:span text:style-name="T11">int</text:span><text:span text:style-name="T10"> permdex (</text:span><text:span text:style-name="T11">char</text:span><text:span text:style-name="T10"> *s){</text:span></text:p>
      <text:p text:style-name="No_20_Spacing"><text:span text:style-name="T10"><text:s text:c="2"/></text:span><text:span text:style-name="T11">int</text:span><text:span text:style-name="T10"> i, j, size = strlen(s);</text:span></text:p>
      <text:p text:style-name="No_20_Spacing"><text:span text:style-name="T10"><text:s text:c="2"/></text:span><text:span text:style-name="T11">int</text:span><text:span text:style-name="T10"> index = </text:span><text:span text:style-name="T16">0</text:span><text:span text:style-name="T10">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 (i = </text:span><text:span text:style-name="T16">1</text:span><text:span text:style-name="T10">; i &lt; size; i++){</text:span></text:p>
      <text:p text:style-name="No_20_Spacing"><text:span text:style-name="T10"><text:s text:c="4"/></text:span><text:span text:style-name="T11">for</text:span><text:span text:style-name="T10"> (j = i; j &lt; size; j++)</text:span></text:p>
      <text:p text:style-name="No_20_Spacing"><text:span text:style-name="T10"><text:s text:c="6"/></text:span><text:span text:style-name="T11">if</text:span><text:span text:style-name="T10"> (s[i-</text:span><text:span text:style-name="T16">1</text:span><text:span text:style-name="T10">] &gt; s[j]) index ++;</text:span></text:p>
      <text:p text:style-name="No_20_Spacing"><text:span text:style-name="T10"><text:s text:c="4"/>index *= size - i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index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char</text:span><text:span text:style-name="T10"> s[</text:span><text:span text:style-name="T16">100</text:span><text:span text:style-name="T10">];</text:span></text:p>
      <text:p text:style-name="P12"/>
      <text:p text:style-name="No_20_Spacing"><text:span text:style-name="T10"><text:s text:c="2"/></text:span><text:span text:style-name="T11">while</text:span><text:span text:style-name="T10">(scanf(</text:span><text:span text:style-name="T14">" %s"</text:span><text:span text:style-name="T10">, s) == </text:span><text:span text:style-name="T16">1</text:span><text:span text:style-name="T10">){</text:span></text:p>
      <text:p text:style-name="No_20_Spacing"><text:span text:style-name="T10"><text:s text:c="4"/>printf(</text:span><text:span text:style-name="T14">"Index of %s = %d\n"</text:span><text:span text:style-name="T10">, s, <text:s/>permdex(s)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P12"/>
      <text:p text:style-name="P12"/>
      <text:p text:style-name="P2"><text:soft-page-break/></text:p>
      <text:p text:style-name="P13"><text:span text:style-name="T5">############################################</text:span></text:p>
      <text:list xml:id="list39266166" text:continue-numbering="true" text:style-name="Outline">
        <text:list-item>
          <text:h text:style-name="Heading_20_1" text:outline-level="1"><text:bookmark-start text:name="__RefHeading___Toc26880_2932636602"/><text:bookmark text:name="Bookmark74"/><text:span text:style-name="T6">Dynamic Programming</text:span><text:bookmark-end text:name="__RefHeading___Toc26880_2932636602"/></text:h>
        </text:list-item>
      </text:list>
      <text:p text:style-name="No_20_Spacing"><text:span text:style-name="T5">############################################</text:span></text:p>
      <text:p text:style-name="P8"/>
      <text:p text:style-name="P8"/>
      <text:p text:style-name="No_20_Spacing"><text:span text:style-name="T7">/* Dynamic Programming: </text:span></text:p>
      <text:list xml:id="list39283201" text:continue-numbering="true" text:style-name="Outline">
        <text:list-item>
          <text:list>
            <text:list-item>
              <text:h text:style-name="Heading_20_2" text:outline-level="2"><text:bookmark-start text:name="__RefHeading___Toc26882_2932636602"/><text:bookmark text:name="Bookmark75"/><text:span text:style-name="T6">Longest Ascending Subsequence – O(nlogn)</text:span><text:bookmark-end text:name="__RefHeading___Toc2688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n array of size n, asc_seq returns the length </text:span></text:p>
      <text:p text:style-name="No_20_Spacing"><text:span text:style-name="T7"><text:s text:c="16"/>of the longest ascending subsequence, as well as one</text:span></text:p>
      <text:p text:style-name="No_20_Spacing"><text:span text:style-name="T7"><text:s text:c="16"/>of the subsequences in S.</text:span></text:p>
      <text:p text:style-name="No_20_Spacing"><text:span text:style-name="T7"><text:s text:c="16"/></text:span></text:p>
      <text:p text:style-name="No_20_Spacing"><text:span text:style-name="T7"><text:s text:c="16"/>sasc_seq returns the length of the longest strictly</text:span></text:p>
      <text:p text:style-name="No_20_Spacing"><text:span text:style-name="T7"><text:s text:c="16"/></text:span><text:span text:style-name="T8">ascending subsequence.</text:span></text:p>
      <text:p text:style-name="No_20_Spacing"><text:span text:style-name="T8"><text:s text:c="3"/></text:span></text:p>
      <text:p text:style-name="No_20_Spacing"><text:span text:style-name="T8"><text:s text:c="3"/>Complexity: <text:s/>O(n log n)</text:span></text:p>
      <text:p text:style-name="No_20_Spacing"><text:span text:style-name="T8"><text:s text:c="3"/></text:span><text:span text:style-name="T7">-----------------------------------------------------------------</text:span></text:p>
      <text:p text:style-name="No_20_Spacing"><text:span text:style-name="T7"><text:s text:c="3"/>Author: <text:s text:c="5"/>Howard Cheng / Gilbert Lee</text:span></text:p>
      <text:p text:style-name="No_20_Spacing"><text:span text:style-name="T7"><text:s text:c="3"/>Date: <text:s text:c="7"/>Oct 25, 2002</text:span></text:p>
      <text:p text:style-name="No_20_Spacing"><text:span text:style-name="T7"><text:s text:c="3"/>References: <text:s/>Gries, D. The Science of Programming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/0</text:span></text:p>
      <text:p text:style-name="No_20_Spacing"><text:span text:style-name="T7"><text:s text:c="3"/>Notes: <text:s text:c="6"/>If you want to do the same things with descending</text:span></text:p>
      <text:p text:style-name="No_20_Spacing"><text:span text:style-name="T7"><text:s text:c="16"/>subsequences, just reverse the array before calling</text:span></text:p>
      <text:p text:style-name="No_20_Spacing"><text:span text:style-name="T7"><text:s text:c="16"/>the routines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No_20_Spacing"><text:span text:style-name="T5">#include &lt;assert.h&gt;</text:span></text:p>
      <text:p text:style-name="P8"/>
      <text:p text:style-name="No_20_Spacing"><text:span text:style-name="T11">int</text:span><text:span text:style-name="T10"> asc_seq(</text:span><text:span text:style-name="T11">int</text:span><text:span text:style-name="T10"> *A, </text:span><text:span text:style-name="T11">int</text:span><text:span text:style-name="T10"> n, </text:span><text:span text:style-name="T11">int</text:span><text:span text:style-name="T10"> *S){</text:span></text:p>
      <text:p text:style-name="No_20_Spacing"><text:span text:style-name="T10"><text:s text:c="2"/></text:span><text:span text:style-name="T11">int</text:span><text:span text:style-name="T10"> *m, *seq, i, k, low, up, mid, start;</text:span></text:p>
      <text:p text:style-name="No_20_Spacing"><text:span text:style-name="T10"><text:s text:c="2"/></text:span></text:p>
      <text:p text:style-name="No_20_Spacing"><text:span text:style-name="T10"><text:s text:c="2"/>m <text:s text:c="2"/>= malloc((n+</text:span><text:span text:style-name="T16">1</text:span><text:span text:style-name="T10">) * </text:span><text:span text:style-name="T11">sizeof</text:span><text:span text:style-name="T10">(</text:span><text:span text:style-name="T11">int</text:span><text:span text:style-name="T10">));</text:span></text:p>
      <text:p text:style-name="No_20_Spacing"><text:span text:style-name="T10"><text:s text:c="2"/>seq = malloc(n * </text:span><text:span text:style-name="T11">sizeof</text:span><text:span text:style-name="T10">(</text:span><text:span text:style-name="T11">int</text:span><text:span text:style-name="T10">));</text:span></text:p>
      <text:p text:style-name="No_20_Spacing"><text:span text:style-name="T10"><text:s text:c="2"/></text:span><text:span text:style-name="T8">/* assert(m &amp;&amp; seq); */</text:span></text:p>
      <text:p text:style-name="No_20_Spacing"><text:span text:style-name="T9"><text:s text:c="2"/></text:span></text:p>
      <text:p text:style-name="No_20_Spacing"><text:span text:style-name="T9"><text:s text:c="2"/></text:span><text:span text:style-name="T12">for</text:span><text:span text:style-name="T9"> (i = </text:span><text:span text:style-name="T15">0</text:span><text:span text:style-name="T9">; i &lt; n; i++) seq[i] = -</text:span><text:span text:style-name="T15">1</text:span><text:span text:style-name="T9">; <text:s/></text:span></text:p>
      <text:p text:style-name="No_20_Spacing"><text:span text:style-name="T9"><text:s text:c="2"/></text:span><text:span text:style-name="T10">m[</text:span><text:span text:style-name="T16">1</text:span><text:span text:style-name="T10">] = start = </text:span><text:span text:style-name="T16">0</text:span><text:span text:style-name="T10">;</text:span></text:p>
      <text:p text:style-name="No_20_Spacing"><text:span text:style-name="T10"><text:s text:c="2"/></text:span><text:span text:style-name="T11">for</text:span><text:span text:style-name="T10"> (k = i = </text:span><text:span text:style-name="T16">1</text:span><text:span text:style-name="T10">; i &lt; n; i++) {</text:span></text:p>
      <text:p text:style-name="No_20_Spacing"><text:span text:style-name="T10"><text:s text:c="4"/></text:span><text:span text:style-name="T11">if</text:span><text:span text:style-name="T10"> (A[i] &gt;= A[m[k]]) {</text:span></text:p>
      <text:p text:style-name="No_20_Spacing"><text:span text:style-name="T10"><text:s text:c="6"/>seq[i] = m[k++];</text:span></text:p>
      <text:p text:style-name="No_20_Spacing"><text:span text:style-name="T10"><text:s text:c="6"/>start = m[k] = i;</text:span></text:p>
      <text:p text:style-name="No_20_Spacing"><text:span text:style-name="T10"><text:s text:c="4"/>} </text:span><text:span text:style-name="T11">else</text:span><text:span text:style-name="T10"> </text:span><text:span text:style-name="T11">if</text:span><text:span text:style-name="T10"> (A[i] &lt; A[m[</text:span><text:span text:style-name="T16">1</text:span><text:span text:style-name="T10">]]) {</text:span></text:p>
      <text:p text:style-name="No_20_Spacing"><text:span text:style-name="T10"><text:s text:c="6"/>m[</text:span><text:span text:style-name="T16">1</text:span><text:span text:style-name="T10">] = i;</text:span></text:p>
      <text:p text:style-name="No_20_Spacing"><text:span text:style-name="T10"><text:s text:c="4"/>} </text:span><text:span text:style-name="T11">else</text:span><text:span text:style-name="T10"> {</text:span></text:p>
      <text:p text:style-name="No_20_Spacing"><text:span text:style-name="T10"><text:s text:c="6"/></text:span><text:span text:style-name="T7">/* assert(A[m[1]] &lt;= A[c] &amp;&amp; A[c] &lt; A[m[k]]); */</text:span></text:p>
      <text:p text:style-name="No_20_Spacing"><text:span text:style-name="T10"><text:s text:c="6"/>low = </text:span><text:span text:style-name="T16">1</text:span><text:span text:style-name="T10">;</text:span></text:p>
      <text:p text:style-name="No_20_Spacing"><text:soft-page-break/><text:span text:style-name="T10"><text:s text:c="6"/>up = k;</text:span></text:p>
      <text:p text:style-name="No_20_Spacing"><text:span text:style-name="T10"><text:s text:c="6"/></text:span><text:span text:style-name="T11">while</text:span><text:span text:style-name="T10"> (low != up-</text:span><text:span text:style-name="T16">1</text:span><text:span text:style-name="T10">) {</text:span></text:p>
      <text:p text:style-name="No_20_Spacing"><text:span text:style-name="T10"><text:s text:c="8"/>mid = (low+up)/</text:span><text:span text:style-name="T16">2</text:span><text:span text:style-name="T10">;</text:span></text:p>
      <text:p text:style-name="No_20_Spacing"><text:span text:style-name="T10"><text:s text:c="8"/></text:span><text:span text:style-name="T11">if</text:span><text:span text:style-name="T10">(A[m[mid]] &lt;= A[i]) low = mid;</text:span></text:p>
      <text:p text:style-name="No_20_Spacing"><text:span text:style-name="T10"><text:s text:c="8"/></text:span><text:span text:style-name="T11">else</text:span><text:span text:style-name="T10"> up = mid;</text:span></text:p>
      <text:p text:style-name="No_20_Spacing"><text:span text:style-name="T10"><text:s text:c="6"/>}</text:span></text:p>
      <text:p text:style-name="No_20_Spacing"><text:span text:style-name="T10"><text:s text:c="6"/>seq[i] = m[low];</text:span></text:p>
      <text:p text:style-name="No_20_Spacing"><text:span text:style-name="T10"><text:s text:c="6"/>m[up] = i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for</text:span><text:span text:style-name="T10"> (i = k-</text:span><text:span text:style-name="T16">1</text:span><text:span text:style-name="T10">; i &gt;= </text:span><text:span text:style-name="T16">0</text:span><text:span text:style-name="T10">; i--) {</text:span></text:p>
      <text:p text:style-name="No_20_Spacing"><text:span text:style-name="T10"><text:s text:c="4"/>S[i] = A[start];</text:span></text:p>
      <text:p text:style-name="No_20_Spacing"><text:span text:style-name="T10"><text:s text:c="4"/>start = seq[start];</text:span></text:p>
      <text:p text:style-name="No_20_Spacing"><text:span text:style-name="T10"><text:s text:c="2"/>}</text:span></text:p>
      <text:p text:style-name="No_20_Spacing"><text:span text:style-name="T10"><text:s text:c="2"/>free(m); free(seq);</text:span></text:p>
      <text:p text:style-name="No_20_Spacing"><text:span text:style-name="T10"><text:s text:c="2"/></text:span><text:span text:style-name="T11">return</text:span><text:span text:style-name="T10"> k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sasc_seq(</text:span><text:span text:style-name="T11">int</text:span><text:span text:style-name="T10"> *A, </text:span><text:span text:style-name="T11">int</text:span><text:span text:style-name="T10"> n, </text:span><text:span text:style-name="T11">int</text:span><text:span text:style-name="T10"> *S){</text:span></text:p>
      <text:p text:style-name="No_20_Spacing"><text:span text:style-name="T10"><text:s text:c="2"/></text:span><text:span text:style-name="T11">int</text:span><text:span text:style-name="T10"> *m, *seq, i, k, low, up, mid, start;</text:span></text:p>
      <text:p text:style-name="No_20_Spacing"><text:span text:style-name="T10"><text:s text:c="2"/></text:span></text:p>
      <text:p text:style-name="No_20_Spacing"><text:span text:style-name="T10"><text:s text:c="2"/>m <text:s text:c="2"/>= malloc((n+</text:span><text:span text:style-name="T16">1</text:span><text:span text:style-name="T10">) * </text:span><text:span text:style-name="T11">sizeof</text:span><text:span text:style-name="T10">(</text:span><text:span text:style-name="T11">int</text:span><text:span text:style-name="T10">));</text:span></text:p>
      <text:p text:style-name="No_20_Spacing"><text:span text:style-name="T10"><text:s text:c="2"/>seq = malloc(n * </text:span><text:span text:style-name="T11">sizeof</text:span><text:span text:style-name="T10">(</text:span><text:span text:style-name="T11">int</text:span><text:span text:style-name="T10">));</text:span></text:p>
      <text:p text:style-name="No_20_Spacing"><text:span text:style-name="T10"><text:s text:c="2"/></text:span><text:span text:style-name="T8">/* assert(m &amp;&amp; seq); */</text:span></text:p>
      <text:p text:style-name="No_20_Spacing"><text:span text:style-name="T9"><text:s text:c="2"/></text:span></text:p>
      <text:p text:style-name="No_20_Spacing"><text:span text:style-name="T9"><text:s text:c="2"/></text:span><text:span text:style-name="T12">for</text:span><text:span text:style-name="T9"> (i = </text:span><text:span text:style-name="T15">0</text:span><text:span text:style-name="T9">; i &lt; n; i++) seq[i] = -</text:span><text:span text:style-name="T15">1</text:span><text:span text:style-name="T9">;</text:span></text:p>
      <text:p text:style-name="No_20_Spacing"><text:span text:style-name="T9"><text:s text:c="2"/></text:span><text:span text:style-name="T10">m[</text:span><text:span text:style-name="T16">1</text:span><text:span text:style-name="T10">] = start = </text:span><text:span text:style-name="T16">0</text:span><text:span text:style-name="T10">;</text:span></text:p>
      <text:p text:style-name="No_20_Spacing"><text:span text:style-name="T10"><text:s text:c="2"/></text:span><text:span text:style-name="T11">for</text:span><text:span text:style-name="T10"> (k = i = </text:span><text:span text:style-name="T16">1</text:span><text:span text:style-name="T10">; i &lt; n; i++) {</text:span></text:p>
      <text:p text:style-name="No_20_Spacing"><text:span text:style-name="T10"><text:s text:c="4"/></text:span><text:span text:style-name="T11">if</text:span><text:span text:style-name="T10"> (A[i] &gt; A[m[k]]) {</text:span></text:p>
      <text:p text:style-name="No_20_Spacing"><text:span text:style-name="T10"><text:s text:c="6"/>seq[i] = m[k++]; <text:s text:c="5"/></text:span></text:p>
      <text:p text:style-name="No_20_Spacing"><text:span text:style-name="T10"><text:s text:c="6"/>start = m[k] = i;</text:span></text:p>
      <text:p text:style-name="No_20_Spacing"><text:span text:style-name="T10"><text:s text:c="4"/>} </text:span><text:span text:style-name="T11">else</text:span><text:span text:style-name="T10"> </text:span><text:span text:style-name="T11">if</text:span><text:span text:style-name="T10"> (A[i] &lt; A[m[</text:span><text:span text:style-name="T16">1</text:span><text:span text:style-name="T10">]]) {</text:span></text:p>
      <text:p text:style-name="No_20_Spacing"><text:span text:style-name="T10"><text:s text:c="6"/>m[</text:span><text:span text:style-name="T16">1</text:span><text:span text:style-name="T10">] = i;</text:span></text:p>
      <text:p text:style-name="No_20_Spacing"><text:span text:style-name="T10"><text:s text:c="4"/>} </text:span><text:span text:style-name="T11">else</text:span><text:span text:style-name="T10"> </text:span><text:span text:style-name="T11">if</text:span><text:span text:style-name="T10"> (A[i] &lt; A[m[k]]) {</text:span></text:p>
      <text:p text:style-name="No_20_Spacing"><text:span text:style-name="T10"><text:s text:c="6"/>low = </text:span><text:span text:style-name="T16">1</text:span><text:span text:style-name="T10">;</text:span></text:p>
      <text:p text:style-name="No_20_Spacing"><text:span text:style-name="T10"><text:s text:c="6"/>up = k;</text:span></text:p>
      <text:p text:style-name="No_20_Spacing"><text:span text:style-name="T10"><text:s text:c="6"/></text:span><text:span text:style-name="T11">while</text:span><text:span text:style-name="T10"> (low != up-</text:span><text:span text:style-name="T16">1</text:span><text:span text:style-name="T10">) {</text:span></text:p>
      <text:p text:style-name="No_20_Spacing"><text:span text:style-name="T10"><text:s text:c="8"/></text:span><text:span text:style-name="T8">/* assert(A[m[h]] &lt;= A[c] &amp;&amp; A[c] &lt; A[m[j]]); */</text:span></text:p>
      <text:p text:style-name="No_20_Spacing"><text:span text:style-name="T9"><text:s text:c="8"/></text:span><text:span text:style-name="T10">mid = (low+up)/</text:span><text:span text:style-name="T16">2</text:span><text:span text:style-name="T10">;</text:span></text:p>
      <text:p text:style-name="No_20_Spacing"><text:span text:style-name="T10"><text:s text:c="8"/></text:span><text:span text:style-name="T11">if</text:span><text:span text:style-name="T10">(A[m[mid]] &lt;= A[i]) low = mid;</text:span></text:p>
      <text:p text:style-name="No_20_Spacing"><text:span text:style-name="T10"><text:s text:c="8"/></text:span><text:span text:style-name="T11">else</text:span><text:span text:style-name="T10"> up = mid;</text:span></text:p>
      <text:p text:style-name="No_20_Spacing"><text:span text:style-name="T10"><text:s text:c="6"/>}</text:span></text:p>
      <text:p text:style-name="No_20_Spacing"><text:span text:style-name="T10"><text:s text:c="6"/></text:span><text:span text:style-name="T11">if</text:span><text:span text:style-name="T10"> (A[i] &gt; A[m[low]]) {</text:span></text:p>
      <text:p text:style-name="No_20_Spacing"><text:span text:style-name="T10"><text:s text:c="8"/>seq[i] = m[low];</text:span></text:p>
      <text:p text:style-name="No_20_Spacing"><text:span text:style-name="T10"><text:s text:c="8"/>m[up] = i;</text:span></text:p>
      <text:p text:style-name="No_20_Spacing"><text:span text:style-name="T10"><text:s text:c="6"/>}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for</text:span><text:span text:style-name="T10"> (i = k-</text:span><text:span text:style-name="T16">1</text:span><text:span text:style-name="T10">; i &gt;= </text:span><text:span text:style-name="T16">0</text:span><text:span text:style-name="T10">; i--) {</text:span></text:p>
      <text:p text:style-name="No_20_Spacing"><text:span text:style-name="T10"><text:s text:c="4"/>S[i] = A[start];</text:span></text:p>
      <text:p text:style-name="No_20_Spacing"><text:span text:style-name="T10"><text:s text:c="4"/>start = seq[start];</text:span></text:p>
      <text:p text:style-name="No_20_Spacing"><text:soft-page-break/><text:span text:style-name="T10"><text:s text:c="2"/>} </text:span></text:p>
      <text:p text:style-name="No_20_Spacing"><text:span text:style-name="T10"><text:s text:c="2"/>free(m); free(seq);</text:span></text:p>
      <text:p text:style-name="No_20_Spacing"><text:span text:style-name="T10"><text:s text:c="2"/></text:span><text:span text:style-name="T11">return</text:span><text:span text:style-name="T10"> k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</text:span><text:span text:style-name="T11">void</text:span><text:span text:style-name="T10">)</text:span></text:p>
      <text:p text:style-name="No_20_Spacing"><text:span text:style-name="T9">{</text:span></text:p>
      <text:p text:style-name="No_20_Spacing"><text:span text:style-name="T9"><text:s text:c="2"/></text:span><text:span text:style-name="T12">int</text:span><text:span text:style-name="T9"> *A, *S, n, i, k;</text:span></text:p>
      <text:p text:style-name="No_20_Spacing"><text:span text:style-name="T9"><text:s text:c="2"/></text:span></text:p>
      <text:p text:style-name="No_20_Spacing"><text:span text:style-name="T9"><text:s text:c="2"/></text:span><text:span text:style-name="T12">while</text:span><text:span text:style-name="T9"> (scanf(</text:span><text:span text:style-name="T13">"%d"</text:span><text:span text:style-name="T9">, &amp;n) == </text:span><text:span text:style-name="T15">1</text:span><text:span text:style-name="T9"> &amp;&amp; n &gt; </text:span><text:span text:style-name="T15">0</text:span><text:span text:style-name="T9">) {</text:span></text:p>
      <text:p text:style-name="No_20_Spacing"><text:span text:style-name="T9"><text:s text:c="4"/></text:span><text:span text:style-name="T10">A = malloc(n*</text:span><text:span text:style-name="T11">sizeof</text:span><text:span text:style-name="T10">(</text:span><text:span text:style-name="T11">int</text:span><text:span text:style-name="T10">));</text:span></text:p>
      <text:p text:style-name="No_20_Spacing"><text:span text:style-name="T10"><text:s text:c="4"/>S = malloc(n*</text:span><text:span text:style-name="T11">sizeof</text:span><text:span text:style-name="T10">(</text:span><text:span text:style-name="T11">int</text:span><text:span text:style-name="T10">));</text:span></text:p>
      <text:p text:style-name="P12"/>
      <text:p text:style-name="No_20_Spacing"><text:span text:style-name="T10"><text:s text:c="4"/></text:span><text:span text:style-name="T7">/* Read in array */</text:span></text:p>
      <text:p text:style-name="No_20_Spacing"><text:span text:style-name="T10"><text:s text:c="4"/></text:span><text:span text:style-name="T11">for</text:span><text:span text:style-name="T10"> (i = </text:span><text:span text:style-name="T16">0</text:span><text:span text:style-name="T10">; i &lt; n; i++) scanf(</text:span><text:span text:style-name="T14">"%d"</text:span><text:span text:style-name="T10">, &amp;A[i]);</text:span></text:p>
      <text:p text:style-name="P12"/>
      <text:p text:style-name="No_20_Spacing"><text:span text:style-name="T10"><text:s text:c="4"/></text:span><text:span text:style-name="T7">/* Find longest ascending subsequence */</text:span></text:p>
      <text:p text:style-name="No_20_Spacing"><text:span text:style-name="T10"><text:s text:c="4"/>k = asc_seq(A, n, S);</text:span></text:p>
      <text:p text:style-name="No_20_Spacing"><text:span text:style-name="T10"><text:s text:c="4"/>printf(</text:span><text:span text:style-name="T14">"length = %d\n"</text:span><text:span text:style-name="T10">, k);</text:span></text:p>
      <text:p text:style-name="No_20_Spacing"><text:span text:style-name="T10"><text:s text:c="4"/></text:span><text:span text:style-name="T11">for</text:span><text:span text:style-name="T10"> (i = </text:span><text:span text:style-name="T16">0</text:span><text:span text:style-name="T10">; i &lt; k; i++){</text:span></text:p>
      <text:p text:style-name="No_20_Spacing"><text:span text:style-name="T10"><text:s text:c="6"/>printf(</text:span><text:span text:style-name="T14">"%d "</text:span><text:span text:style-name="T10">, S[i]);</text:span></text:p>
      <text:p text:style-name="No_20_Spacing"><text:span text:style-name="T10"><text:s text:c="4"/>}</text:span></text:p>
      <text:p text:style-name="No_20_Spacing"><text:span text:style-name="T10"><text:s text:c="4"/>printf(</text:span><text:span text:style-name="T14">"\n"</text:span><text:span text:style-name="T10">);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7">/* Find longest strictly ascending subsequence */</text:span></text:p>
      <text:p text:style-name="No_20_Spacing"><text:span text:style-name="T10"><text:s text:c="4"/></text:span><text:span text:style-name="T9">k = sasc_seq(A, n, S);</text:span></text:p>
      <text:p text:style-name="No_20_Spacing"><text:span text:style-name="T9"><text:s text:c="4"/></text:span><text:span text:style-name="T10">printf(</text:span><text:span text:style-name="T14">"length = %d\n"</text:span><text:span text:style-name="T10">, k);</text:span></text:p>
      <text:p text:style-name="No_20_Spacing"><text:span text:style-name="T10"><text:s text:c="4"/></text:span><text:span text:style-name="T11">for</text:span><text:span text:style-name="T10"> (i = </text:span><text:span text:style-name="T16">0</text:span><text:span text:style-name="T10">; i &lt; k; i++) {</text:span></text:p>
      <text:p text:style-name="No_20_Spacing"><text:span text:style-name="T10"><text:s text:c="6"/>printf(</text:span><text:span text:style-name="T14">"%d "</text:span><text:span text:style-name="T10">, S[i]);</text:span></text:p>
      <text:p text:style-name="No_20_Spacing"><text:span text:style-name="T10"><text:s text:c="4"/>}</text:span></text:p>
      <text:p text:style-name="No_20_Spacing"><text:span text:style-name="T10"><text:s text:c="4"/>printf(</text:span><text:span text:style-name="T14">"\n"</text:span><text:span text:style-name="T10">);</text:span></text:p>
      <text:p text:style-name="No_20_Spacing"><text:span text:style-name="T10"><text:s text:c="4"/>free(A);</text:span></text:p>
      <text:p text:style-name="No_20_Spacing"><text:span text:style-name="T10"><text:s text:c="4"/>free(S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Dynamic Programming: </text:span></text:p>
      <text:list xml:id="list39296913" text:continue-numbering="true" text:style-name="Outline">
        <text:list-item>
          <text:list>
            <text:list-item>
              <text:h text:style-name="Heading_20_2" text:outline-level="2"><text:bookmark-start text:name="__RefHeading___Toc26884_2932636602"/><text:bookmark text:name="Bookmark76"/><text:span text:style-name="T6">Longest ascending subsequence - O(N^2)</text:span><text:bookmark-end text:name="__RefHeading___Toc26884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n array of size N, asc_seq returns the length</text:span></text:p>
      <text:p text:style-name="No_20_Spacing"><text:span text:style-name="T7"><text:s text:c="16"/>of the longest ascending subsequence, and stores one</text:span></text:p>
      <text:p text:style-name="No_20_Spacing"><text:span text:style-name="T7"><text:s text:c="16"/>such subsequence in the array S.</text:span></text:p>
      <text:p text:style-name="P9"/>
      <text:p text:style-name="No_20_Spacing"><text:span text:style-name="T7"><text:s text:c="16"/>Ascending is defined by cmp(A,B), which returns</text:span></text:p>
      <text:p text:style-name="No_20_Spacing"><text:span text:style-name="T7"><text:s text:c="16"/>1 if A may come after B in the sequence, and 0</text:span></text:p>
      <text:p text:style-name="No_20_Spacing"><text:soft-page-break/><text:span text:style-name="T7"><text:s text:c="16"/>otherwise</text:span></text:p>
      <text:p text:style-name="No_20_Spacing"><text:span text:style-name="T7"><text:s text:c="3"/></text:span></text:p>
      <text:p text:style-name="No_20_Spacing"><text:span text:style-name="T7"><text:s text:c="3"/>Complexity: <text:s/>O(N^2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Jan 16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- To support other data types, just redefine Item</text:span></text:p>
      <text:p text:style-name="No_20_Spacing"><text:span text:style-name="T7"><text:s text:c="18"/>and cmp</text:span></text:p>
      <text:p text:style-name="No_20_Spacing"><text:span text:style-name="T7"><text:s text:c="16"/>- Various cmp functions are included below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define MAXN 500</text:span></text:p>
      <text:p text:style-name="P8"/>
      <text:p text:style-name="No_20_Spacing"><text:span text:style-name="T11">typedef</text:span><text:span text:style-name="T10"> </text:span><text:span text:style-name="T11">int</text:span><text:span text:style-name="T10"> Item;</text:span></text:p>
      <text:p text:style-name="P12"/>
      <text:p text:style-name="No_20_Spacing"><text:span text:style-name="T11">int</text:span><text:span text:style-name="T10"> cmp(Item a, Item b){</text:span></text:p>
      <text:p text:style-name="No_20_Spacing"><text:span text:style-name="T10"><text:s text:c="2"/></text:span><text:span text:style-name="T11">return</text:span><text:span text:style-name="T10"> a &gt;= b; </text:span><text:span text:style-name="T7">/* Ascending (Nondecreasing) */</text:span></text:p>
      <text:p text:style-name="No_20_Spacing"><text:span text:style-name="T10"><text:s text:c="2"/></text:span><text:span text:style-name="T11">return</text:span><text:span text:style-name="T10"> a &gt; b; <text:s/></text:span><text:span text:style-name="T7">/* Strictly ascending */</text:span></text:p>
      <text:p text:style-name="No_20_Spacing"><text:span text:style-name="T10"><text:s text:c="2"/></text:span><text:span text:style-name="T11">return</text:span><text:span text:style-name="T10"> a &lt;= b; </text:span><text:span text:style-name="T7">/* Descending (Nonincreasing) */</text:span></text:p>
      <text:p text:style-name="No_20_Spacing"><text:span text:style-name="T10"><text:s text:c="2"/></text:span><text:span text:style-name="T11">return</text:span><text:span text:style-name="T10"> a &lt; b; <text:s/></text:span><text:span text:style-name="T7">/* Strictly descending */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longest(</text:span><text:span text:style-name="T11">int</text:span><text:span text:style-name="T10"> n, Item *A, Item *S){</text:span></text:p>
      <text:p text:style-name="No_20_Spacing"><text:span text:style-name="T10"><text:s text:c="2"/></text:span><text:span text:style-name="T11">int</text:span><text:span text:style-name="T10"> most = </text:span><text:span text:style-name="T16">0</text:span><text:span text:style-name="T10">, mi, i, j, last[MAXN], len[MAXN]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n; i++){</text:span></text:p>
      <text:p text:style-name="No_20_Spacing"><text:span text:style-name="T10"><text:s text:c="4"/>len[i] = </text:span><text:span text:style-name="T16">1</text:span><text:span text:style-name="T10">;</text:span></text:p>
      <text:p text:style-name="No_20_Spacing"><text:span text:style-name="T10"><text:s text:c="4"/></text:span><text:span text:style-name="T11">for</text:span><text:span text:style-name="T10">(j = </text:span><text:span text:style-name="T16">0</text:span><text:span text:style-name="T10">; j &lt; i; j++)</text:span></text:p>
      <text:p text:style-name="No_20_Spacing"><text:span text:style-name="T10"><text:s text:c="6"/></text:span><text:span text:style-name="T11">if</text:span><text:span text:style-name="T10">(cmp(A[i], A[j]) &amp;&amp; len[j]+</text:span><text:span text:style-name="T16">1</text:span><text:span text:style-name="T10"> &gt; len[i]){</text:span></text:p>
      <text:p text:style-name="No_20_Spacing"><text:span text:style-name="T10"><text:s text:c="8"/>len[i] = len[j]+</text:span><text:span text:style-name="T16">1</text:span><text:span text:style-name="T10">;</text:span></text:p>
      <text:p text:style-name="No_20_Spacing"><text:span text:style-name="T10"><text:s text:c="8"/>last[i] = j;</text:span></text:p>
      <text:p text:style-name="No_20_Spacing"><text:span text:style-name="T10"><text:s text:c="6"/>}</text:span></text:p>
      <text:p text:style-name="No_20_Spacing"><text:span text:style-name="T10"><text:s text:c="4"/></text:span><text:span text:style-name="T11">if</text:span><text:span text:style-name="T10">(len[i] &gt; most){</text:span></text:p>
      <text:p text:style-name="No_20_Spacing"><text:span text:style-name="T10"><text:s text:c="6"/>most = len[i];</text:span></text:p>
      <text:p text:style-name="No_20_Spacing"><text:span text:style-name="T10"><text:s text:c="6"/>mi = i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</text:span><text:span text:style-name="T7">/* Skip if you do not need to build S */</text:span></text:p>
      <text:p text:style-name="No_20_Spacing"><text:span text:style-name="T10"><text:s text:c="2"/></text:span><text:span text:style-name="T11">for</text:span><text:span text:style-name="T10">(i = most-</text:span><text:span text:style-name="T16">1</text:span><text:span text:style-name="T10">; i &gt;= </text:span><text:span text:style-name="T16">0</text:span><text:span text:style-name="T10">; i--){</text:span></text:p>
      <text:p text:style-name="No_20_Spacing"><text:span text:style-name="T10"><text:s text:c="4"/>S[i] = A[mi];</text:span></text:p>
      <text:p text:style-name="No_20_Spacing"><text:span text:style-name="T10"><text:s text:c="4"/>mi = last[mi]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most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oft-page-break/><text:span text:style-name="T10"><text:s text:c="2"/></text:span><text:span text:style-name="T11">int</text:span><text:span text:style-name="T10"> n, result, i;</text:span></text:p>
      <text:p text:style-name="No_20_Spacing"><text:span text:style-name="T10"><text:s text:c="2"/></text:span><text:span text:style-name="T9">Item A[MAXN], S[MAXN];</text:span></text:p>
      <text:p text:style-name="No_20_Spacing"><text:span text:style-name="T9"><text:s text:c="2"/></text:span></text:p>
      <text:p text:style-name="No_20_Spacing"><text:span text:style-name="T9"><text:s text:c="2"/>scanf(</text:span><text:span text:style-name="T13">"%d"</text:span><text:span text:style-name="T9">, &amp;n);</text:span></text:p>
      <text:p text:style-name="No_20_Spacing"><text:span text:style-name="T9"><text:s text:c="2"/></text:span><text:span text:style-name="T12">for</text:span><text:span text:style-name="T9">(i = </text:span><text:span text:style-name="T15">0</text:span><text:span text:style-name="T9">; i &lt; n; i++) scanf(</text:span><text:span text:style-name="T13">"%d"</text:span><text:span text:style-name="T9">, &amp;A[i]);</text:span></text:p>
      <text:p text:style-name="No_20_Spacing"><text:span text:style-name="T9"><text:s text:c="2"/></text:span><text:span text:style-name="T10">result = longest(n, A, S);</text:span></text:p>
      <text:p text:style-name="P12"/>
      <text:p text:style-name="No_20_Spacing"><text:span text:style-name="T10"><text:s text:c="2"/>printf(</text:span><text:span text:style-name="T14">"Size of longest subsequence: %d\n"</text:span><text:span text:style-name="T10">, result);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result; i++) printf(</text:span><text:span text:style-name="T14">"%d "</text:span><text:span text:style-name="T10">, S[i]);</text:span></text:p>
      <text:p text:style-name="No_20_Spacing"><text:span text:style-name="T10"><text:s text:c="2"/>printf(</text:span><text:span text:style-name="T14">"\n"</text:span><text:span text:style-name="T10">);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Dynamic Programming: </text:span></text:p>
      <text:list xml:id="list39280240" text:continue-numbering="true" text:style-name="Outline">
        <text:list-item>
          <text:list>
            <text:list-item>
              <text:h text:style-name="Heading_20_2" text:outline-level="2"><text:bookmark-start text:name="__RefHeading___Toc26886_2932636602"/><text:bookmark text:name="Bookmark77"/><text:span text:style-name="T6">Edit Distance (with path recovery)</text:span><text:bookmark-end text:name="__RefHeading___Toc2688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Computes the edit distance for two strings. <text:s/>Namely </text:span></text:p>
      <text:p text:style-name="No_20_Spacing"><text:span text:style-name="T7"><text:s text:c="16"/>this involves certain costs for Replacement,</text:span></text:p>
      <text:p text:style-name="No_20_Spacing"><text:span text:style-name="T7"><text:s text:c="16"/>Insertions and Deletions. <text:s/>Given these costs, and</text:span></text:p>
      <text:p text:style-name="No_20_Spacing"><text:span text:style-name="T7"><text:s text:c="16"/>two words, this program calculates the minimum cost</text:span></text:p>
      <text:p text:style-name="No_20_Spacing"><text:span text:style-name="T7"><text:s text:c="16"/>way to transform the first string to the second. <text:s/>An</text:span></text:p>
      <text:p text:style-name="No_20_Spacing"><text:span text:style-name="T7"><text:s text:c="16"/>added bonus is the PathRecovery() subroutine, which</text:span></text:p>
      <text:p text:style-name="No_20_Spacing"><text:span text:style-name="T7"><text:s text:c="16"/>prints out exactly what happens step by step. <text:s/></text:span></text:p>
      <text:p text:style-name="No_20_Spacing"><text:span text:style-name="T7"><text:s text:c="3"/></text:span></text:p>
      <text:p text:style-name="No_20_Spacing"><text:span text:style-name="T7"><text:s text:c="3"/>Complexity: <text:s/>O(N^2) where N is the size of the larger of the two</text:span></text:p>
      <text:p text:style-name="No_20_Spacing"><text:span text:style-name="T7"><text:s text:c="16"/>strings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May 10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(Spain Problem 526)</text:span></text:p>
      <text:p text:style-name="No_20_Spacing"><text:span text:style-name="T7"><text:s text:c="14"/></text:span></text:p>
      <text:p text:style-name="No_20_Spacing"><text:span text:style-name="T7"><text:s text:c="3"/>Notes: <text:s text:c="6"/>Some modifications need to be made in order to fix</text:span></text:p>
      <text:p text:style-name="No_20_Spacing"><text:span text:style-name="T7"><text:s text:c="16"/>path recovery. <text:s/>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P8"/>
      <text:p text:style-name="No_20_Spacing"><text:span text:style-name="T5">#define MAXN 90</text:span></text:p>
      <text:p text:style-name="P8"/>
      <text:p text:style-name="No_20_Spacing"><text:span text:style-name="T11">char</text:span><text:span text:style-name="T10"> move[MAXN][MAXN]; <text:s/></text:span><text:span text:style-name="T7">/* Type of command used */</text:span></text:p>
      <text:p text:style-name="No_20_Spacing"><text:span text:style-name="T11">int</text:span><text:span text:style-name="T10"> <text:s/>g[MAXN][MAXN]; <text:s text:c="5"/></text:span><text:span text:style-name="T7">/* Cost of changes */</text:span></text:p>
      <text:p text:style-name="P9"/>
      <text:p text:style-name="No_20_Spacing"><text:soft-page-break/><text:span text:style-name="T11">int</text:span><text:span text:style-name="T10"> editDistance(</text:span><text:span text:style-name="T11">char</text:span><text:span text:style-name="T10"> *src, </text:span><text:span text:style-name="T11">char</text:span><text:span text:style-name="T10"> *dst, </text:span><text:span text:style-name="T11">int</text:span><text:span text:style-name="T10"> replace, </text:span><text:span text:style-name="T11">int</text:span><text:span text:style-name="T10"> insert, </text:span><text:span text:style-name="T11">int</text:span><text:span text:style-name="T10"> </text:span><text:span text:style-name="T11">delete</text:span><text:span text:style-name="T10">){</text:span></text:p>
      <text:p text:style-name="No_20_Spacing"><text:span text:style-name="T10"><text:s text:c="2"/></text:span><text:span text:style-name="T11">int</text:span><text:span text:style-name="T10"> i, j, l1, l2;</text:span></text:p>
      <text:p text:style-name="P12"/>
      <text:p text:style-name="No_20_Spacing"><text:span text:style-name="T10"><text:s text:c="2"/>l1 = strlen(src);</text:span></text:p>
      <text:p text:style-name="No_20_Spacing"><text:span text:style-name="T10"><text:s text:c="2"/>l2 = strlen(dst);</text:span></text:p>
      <text:p text:style-name="P12"/>
      <text:p text:style-name="No_20_Spacing"><text:span text:style-name="T10"><text:s text:c="2"/></text:span><text:span text:style-name="T11">for</text:span><text:span text:style-name="T10">(j = </text:span><text:span text:style-name="T16">0</text:span><text:span text:style-name="T10">; j &lt;= l1; j++){</text:span></text:p>
      <text:p text:style-name="No_20_Spacing"><text:span text:style-name="T10"><text:s text:c="4"/>g[</text:span><text:span text:style-name="T16">0</text:span><text:span text:style-name="T10">][j] = j;</text:span></text:p>
      <text:p text:style-name="No_20_Spacing"><text:span text:style-name="T10"><text:s text:c="4"/>move[</text:span><text:span text:style-name="T16">0</text:span><text:span text:style-name="T10">][j] = 'D';</text:span></text:p>
      <text:p text:style-name="No_20_Spacing"><text:span text:style-name="T10"><text:s text:c="2"/>}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(i = </text:span><text:span text:style-name="T16">1</text:span><text:span text:style-name="T10">; i &lt;= l2; i++){</text:span></text:p>
      <text:p text:style-name="No_20_Spacing"><text:span text:style-name="T10"><text:s text:c="4"/>g[i][</text:span><text:span text:style-name="T16">0</text:span><text:span text:style-name="T10">] = i;</text:span></text:p>
      <text:p text:style-name="No_20_Spacing"><text:span text:style-name="T10"><text:s text:c="4"/>move[i][</text:span><text:span text:style-name="T16">0</text:span><text:span text:style-name="T10">] = 'I';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11">for</text:span><text:span text:style-name="T10">(j = </text:span><text:span text:style-name="T16">1</text:span><text:span text:style-name="T10">; j &lt;= l1; j++){</text:span></text:p>
      <text:p text:style-name="No_20_Spacing"><text:span text:style-name="T10"><text:s text:c="6"/>g[i][j] = g[i-</text:span><text:span text:style-name="T16">1</text:span><text:span text:style-name="T10">][j-</text:span><text:span text:style-name="T16">1</text:span><text:span text:style-name="T10">]+replace;</text:span></text:p>
      <text:p text:style-name="No_20_Spacing"><text:span text:style-name="T10"><text:s text:c="6"/>move[i][j] = 'R';</text:span></text:p>
      <text:p text:style-name="No_20_Spacing"><text:span text:style-name="T10"><text:s text:c="6"/></text:span></text:p>
      <text:p text:style-name="No_20_Spacing"><text:span text:style-name="T10"><text:s text:c="6"/></text:span><text:span text:style-name="T11">if</text:span><text:span text:style-name="T10">(g[i-</text:span><text:span text:style-name="T16">1</text:span><text:span text:style-name="T10">][j]+insert &lt; g[i][j]){</text:span></text:p>
      <text:p text:style-name="No_20_Spacing"><text:span text:style-name="T10"><text:s text:c="8"/>g[i][j] = g[i-</text:span><text:span text:style-name="T16">1</text:span><text:span text:style-name="T10">][j]+insert;</text:span></text:p>
      <text:p text:style-name="No_20_Spacing"><text:span text:style-name="T10"><text:s text:c="8"/>move[i][j] = 'I';</text:span></text:p>
      <text:p text:style-name="No_20_Spacing"><text:span text:style-name="T10"><text:s text:c="6"/>}</text:span></text:p>
      <text:p text:style-name="No_20_Spacing"><text:span text:style-name="T10"><text:s text:c="6"/></text:span></text:p>
      <text:p text:style-name="No_20_Spacing"><text:span text:style-name="T10"><text:s text:c="6"/></text:span><text:span text:style-name="T11">if</text:span><text:span text:style-name="T10">(g[i][j-</text:span><text:span text:style-name="T16">1</text:span><text:span text:style-name="T10">]+</text:span><text:span text:style-name="T11">delete</text:span><text:span text:style-name="T10"> &lt; g[i][j]){</text:span></text:p>
      <text:p text:style-name="No_20_Spacing"><text:span text:style-name="T10"><text:s text:c="8"/></text:span><text:span text:style-name="T9">g[i][j] = g[i][j-</text:span><text:span text:style-name="T15">1</text:span><text:span text:style-name="T9">]+</text:span><text:span text:style-name="T12">delete</text:span><text:span text:style-name="T9">;</text:span></text:p>
      <text:p text:style-name="No_20_Spacing"><text:span text:style-name="T9"><text:s text:c="8"/></text:span><text:span text:style-name="T10">move[i][j] = 'D';</text:span></text:p>
      <text:p text:style-name="No_20_Spacing"><text:span text:style-name="T10"><text:s text:c="6"/>}</text:span></text:p>
      <text:p text:style-name="No_20_Spacing"><text:span text:style-name="T10"><text:s text:c="6"/></text:span></text:p>
      <text:p text:style-name="No_20_Spacing"><text:span text:style-name="T10"><text:s text:c="6"/></text:span><text:span text:style-name="T11">if</text:span><text:span text:style-name="T10">(src[j-</text:span><text:span text:style-name="T16">1</text:span><text:span text:style-name="T10">] == dst[i-</text:span><text:span text:style-name="T16">1</text:span><text:span text:style-name="T10">] &amp;&amp; g[i-</text:span><text:span text:style-name="T16">1</text:span><text:span text:style-name="T10">][j-</text:span><text:span text:style-name="T16">1</text:span><text:span text:style-name="T10">] &lt; g[i][j]){</text:span></text:p>
      <text:p text:style-name="No_20_Spacing"><text:span text:style-name="T10"><text:s text:c="8"/>g[i][j] = g[i-</text:span><text:span text:style-name="T16">1</text:span><text:span text:style-name="T10">][j-</text:span><text:span text:style-name="T16">1</text:span><text:span text:style-name="T10">];</text:span></text:p>
      <text:p text:style-name="No_20_Spacing"><text:span text:style-name="T10"><text:s text:c="8"/>move[i][j] = 'N';</text:span></text:p>
      <text:p text:style-name="No_20_Spacing"><text:span text:style-name="T10"><text:s text:c="6"/>}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g[l2][l1]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counter;</text:span></text:p>
      <text:p text:style-name="No_20_Spacing"><text:span text:style-name="T11">void</text:span><text:span text:style-name="T10"> PathRecovery(</text:span><text:span text:style-name="T11">int</text:span><text:span text:style-name="T10"> x, </text:span><text:span text:style-name="T11">int</text:span><text:span text:style-name="T10"> y, </text:span><text:span text:style-name="T11">int</text:span><text:span text:style-name="T10"> *delta, </text:span><text:span text:style-name="T11">char</text:span><text:span text:style-name="T10"> *src, </text:span><text:span text:style-name="T11">char</text:span><text:span text:style-name="T10"> *dst){</text:span></text:p>
      <text:p text:style-name="No_20_Spacing"><text:span text:style-name="T10"><text:s text:c="2"/></text:span><text:span text:style-name="T11">int</text:span><text:span text:style-name="T10"> ndelta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if</text:span><text:span text:style-name="T10">(x == </text:span><text:span text:style-name="T16">0</text:span><text:span text:style-name="T10"> &amp;&amp; y == </text:span><text:span text:style-name="T16">0</text:span><text:span text:style-name="T10">){</text:span></text:p>
      <text:p text:style-name="No_20_Spacing"><text:span text:style-name="T10"><text:s text:c="4"/>*delta = </text:span><text:span text:style-name="T16">0</text:span><text:span text:style-name="T10">;</text:span></text:p>
      <text:p text:style-name="No_20_Spacing"><text:span text:style-name="T10"><text:s text:c="4"/></text:span><text:span text:style-name="T11">return</text:span><text:span text:style-name="T10">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else</text:span><text:span text:style-name="T10"> {</text:span></text:p>
      <text:p text:style-name="No_20_Spacing"><text:span text:style-name="T10"><text:s text:c="4"/></text:span><text:span text:style-name="T11">switch</text:span><text:span text:style-name="T10">(move[x][y]){</text:span></text:p>
      <text:p text:style-name="No_20_Spacing"><text:span text:style-name="T10"><text:s text:c="4"/></text:span><text:span text:style-name="T11">case</text:span><text:span text:style-name="T10"> 'R':</text:span></text:p>
      <text:p text:style-name="No_20_Spacing"><text:span text:style-name="T10"><text:s text:c="6"/>PathRecovery(x-</text:span><text:span text:style-name="T16">1</text:span><text:span text:style-name="T10">,y-</text:span><text:span text:style-name="T16">1</text:span><text:span text:style-name="T10">,&amp;ndelta,src,dst);</text:span></text:p>
      <text:p text:style-name="No_20_Spacing"><text:soft-page-break/><text:span text:style-name="T10"><text:s text:c="6"/>*delta = ndelta;</text:span></text:p>
      <text:p text:style-name="No_20_Spacing"><text:span text:style-name="T10"><text:s text:c="6"/>printf(</text:span><text:span text:style-name="T14">"%d Replace %d,%c\n"</text:span><text:span text:style-name="T10">, counter++, y+ndelta, dst[x-</text:span><text:span text:style-name="T16">1</text:span><text:span text:style-name="T10">]);</text:span></text:p>
      <text:p text:style-name="No_20_Spacing"><text:span text:style-name="T10"><text:s text:c="6"/></text:span><text:span text:style-name="T11">break</text:span><text:span text:style-name="T10">;</text:span></text:p>
      <text:p text:style-name="No_20_Spacing"><text:span text:style-name="T10"><text:s text:c="4"/></text:span><text:span text:style-name="T11">case</text:span><text:span text:style-name="T10"> 'I':</text:span></text:p>
      <text:p text:style-name="No_20_Spacing"><text:span text:style-name="T10"><text:s text:c="6"/>PathRecovery(x-</text:span><text:span text:style-name="T16">1</text:span><text:span text:style-name="T10">,y,&amp;ndelta,src,dst);</text:span></text:p>
      <text:p text:style-name="No_20_Spacing"><text:span text:style-name="T10"><text:s text:c="6"/>*delta = ndelta+</text:span><text:span text:style-name="T16">1</text:span><text:span text:style-name="T10">;</text:span></text:p>
      <text:p text:style-name="No_20_Spacing"><text:span text:style-name="T10"><text:s text:c="6"/>printf(</text:span><text:span text:style-name="T14">"%d Insert %d,%c\n"</text:span><text:span text:style-name="T10">, counter++, y+ndelta+</text:span><text:span text:style-name="T16">1</text:span><text:span text:style-name="T10">, dst[x-</text:span><text:span text:style-name="T16">1</text:span><text:span text:style-name="T10">]);</text:span></text:p>
      <text:p text:style-name="No_20_Spacing"><text:span text:style-name="T10"><text:s text:c="6"/></text:span><text:span text:style-name="T11">break</text:span><text:span text:style-name="T10">;</text:span></text:p>
      <text:p text:style-name="No_20_Spacing"><text:span text:style-name="T10"><text:s text:c="4"/></text:span><text:span text:style-name="T11">case</text:span><text:span text:style-name="T10"> 'D':</text:span></text:p>
      <text:p text:style-name="No_20_Spacing"><text:span text:style-name="T10"><text:s text:c="6"/>PathRecovery(x,y-</text:span><text:span text:style-name="T16">1</text:span><text:span text:style-name="T10">,&amp;ndelta,src,dst);</text:span></text:p>
      <text:p text:style-name="No_20_Spacing"><text:span text:style-name="T10"><text:s text:c="6"/>*delta = ndelta-</text:span><text:span text:style-name="T16">1</text:span><text:span text:style-name="T10">;</text:span></text:p>
      <text:p text:style-name="No_20_Spacing"><text:span text:style-name="T10"><text:s text:c="6"/>printf(</text:span><text:span text:style-name="T14">"%d Delete %d\n"</text:span><text:span text:style-name="T10">, counter++, y+ndelta);</text:span></text:p>
      <text:p text:style-name="No_20_Spacing"><text:span text:style-name="T10"><text:s text:c="6"/></text:span><text:span text:style-name="T11">break</text:span><text:span text:style-name="T10">;</text:span></text:p>
      <text:p text:style-name="No_20_Spacing"><text:span text:style-name="T10"><text:s text:c="4"/></text:span><text:span text:style-name="T11">case</text:span><text:span text:style-name="T10"> 'N':</text:span></text:p>
      <text:p text:style-name="No_20_Spacing"><text:span text:style-name="T10"><text:s text:c="6"/>PathRecovery(x-</text:span><text:span text:style-name="T16">1</text:span><text:span text:style-name="T10">,y-</text:span><text:span text:style-name="T16">1</text:span><text:span text:style-name="T10">,&amp;ndelta,src,dst);</text:span></text:p>
      <text:p text:style-name="No_20_Spacing"><text:span text:style-name="T10"><text:s text:c="6"/>*delta = ndelta;</text:span></text:p>
      <text:p text:style-name="No_20_Spacing"><text:span text:style-name="T10"><text:s text:c="6"/></text:span><text:span text:style-name="T11">break</text:span><text:span text:style-name="T10">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x, first = </text:span><text:span text:style-name="T16">1</text:span><text:span text:style-name="T10">, delta;</text:span></text:p>
      <text:p text:style-name="No_20_Spacing"><text:span text:style-name="T10"><text:s text:c="2"/></text:span><text:span text:style-name="T11">char</text:span><text:span text:style-name="T10"> s1[MAXN], s2[MAXN]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fgets(s1, MAXN, stdin)){</text:span></text:p>
      <text:p text:style-name="No_20_Spacing"><text:span text:style-name="T10"><text:s text:c="4"/></text:span><text:span text:style-name="T11">if</text:span><text:span text:style-name="T10">(first) first = </text:span><text:span text:style-name="T16">0</text:span><text:span text:style-name="T10">;</text:span></text:p>
      <text:p text:style-name="No_20_Spacing"><text:span text:style-name="T10"><text:s text:c="4"/></text:span><text:span text:style-name="T11">else</text:span><text:span text:style-name="T10"> printf(</text:span><text:span text:style-name="T14">"\n"</text:span><text:span text:style-name="T10">);</text:span></text:p>
      <text:p text:style-name="No_20_Spacing"><text:span text:style-name="T10"><text:s text:c="4"/>fgets(s2, MAXN, stdin);</text:span></text:p>
      <text:p text:style-name="No_20_Spacing"><text:span text:style-name="T10"><text:s text:c="4"/>s1[strlen(s1)-</text:span><text:span text:style-name="T16">1</text:span><text:span text:style-name="T10">] = </text:span><text:span text:style-name="T16">0</text:span><text:span text:style-name="T10">;</text:span></text:p>
      <text:p text:style-name="No_20_Spacing"><text:span text:style-name="T10"><text:s text:c="4"/>s2[strlen(s2)-</text:span><text:span text:style-name="T16">1</text:span><text:span text:style-name="T10">] = </text:span><text:span text:style-name="T16">0</text:span><text:span text:style-name="T10">;</text:span></text:p>
      <text:p text:style-name="No_20_Spacing"><text:span text:style-name="T10"><text:s text:c="4"/></text:span><text:span text:style-name="T11">if</text:span><text:span text:style-name="T10">(first) first = </text:span><text:span text:style-name="T16">0</text:span><text:span text:style-name="T10">;</text:span></text:p>
      <text:p text:style-name="No_20_Spacing"><text:span text:style-name="T10"><text:s text:c="4"/></text:span><text:span text:style-name="T11">else</text:span><text:span text:style-name="T10"> printf(</text:span><text:span text:style-name="T14">"\n"</text:span><text:span text:style-name="T10">);</text:span></text:p>
      <text:p text:style-name="No_20_Spacing"><text:span text:style-name="T10"><text:s text:c="4"/>x = editDistance(s1, s2, </text:span><text:span text:style-name="T16">1</text:span><text:span text:style-name="T10">,</text:span><text:span text:style-name="T16">1</text:span><text:span text:style-name="T10">,</text:span><text:span text:style-name="T16">1</text:span><text:span text:style-name="T10">);</text:span></text:p>
      <text:p text:style-name="No_20_Spacing"><text:span text:style-name="T10"><text:s text:c="4"/>printf(</text:span><text:span text:style-name="T14">"%d\n"</text:span><text:span text:style-name="T10">, x);</text:span></text:p>
      <text:p text:style-name="No_20_Spacing"><text:span text:style-name="T10"><text:s text:c="4"/>counter = </text:span><text:span text:style-name="T16">1</text:span><text:span text:style-name="T10">;</text:span></text:p>
      <text:p text:style-name="No_20_Spacing"><text:span text:style-name="T10"><text:s text:c="4"/>PathRecovery(strlen(s2), strlen(s1), &amp;delta, s1, s2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Dynamic Programming: </text:span></text:p>
      <text:list xml:id="list39272115" text:continue-numbering="true" text:style-name="Outline">
        <text:list-item>
          <text:list>
            <text:list-item>
              <text:h text:style-name="Heading_20_2" text:outline-level="2"><text:bookmark-start text:name="__RefHeading___Toc26888_2932636602"/><text:bookmark text:name="Bookmark78"/><text:span text:style-name="T6">Integer Parititoning</text:span><text:bookmark-end text:name="__RefHeading___Toc2688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Template for calculating the number of ways of </text:span></text:p>
      <text:p text:style-name="No_20_Spacing"><text:span text:style-name="T7"><text:s text:c="16"/>partitioning the integer N into M parts.</text:span></text:p>
      <text:p text:style-name="No_20_Spacing"><text:soft-page-break/><text:span text:style-name="T7"><text:s text:c="30"/></text:span></text:p>
      <text:p text:style-name="No_20_Spacing"><text:span text:style-name="T7"><text:s text:c="3"/>Complexity: <text:s/>O(N^2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Feb 10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(Spain 10313 Pay the Price)</text:span></text:p>
      <text:p text:style-name="No_20_Spacing"><text:span text:style-name="T7"><text:s text:c="3"/>Notes: <text:s text:c="6"/>A partition of a number N is a representation of </text:span></text:p>
      <text:p text:style-name="No_20_Spacing"><text:span text:style-name="T7"><text:s text:c="16"/>N as the sum of positive integers</text:span></text:p>
      <text:p text:style-name="No_20_Spacing"><text:span text:style-name="T7"><text:s text:c="16"/>e.g. 5 = 1+1+1+1+1</text:span></text:p>
      <text:p text:style-name="P9"/>
      <text:p text:style-name="No_20_Spacing"><text:span text:style-name="T7"><text:s text:c="16"/>The number of ways of partitioning an integer N</text:span></text:p>
      <text:p text:style-name="No_20_Spacing"><text:span text:style-name="T7"><text:s text:c="16"/>into M parts is equal to the number of ways of </text:span></text:p>
      <text:p text:style-name="No_20_Spacing"><text:span text:style-name="T7"><text:s text:c="16"/>partitioning the number N with the largest element</text:span></text:p>
      <text:p text:style-name="No_20_Spacing"><text:span text:style-name="T7"><text:s text:c="16"/>being of size M. <text:s/>This is best seen with a Ferres-</text:span></text:p>
      <text:p text:style-name="No_20_Spacing"><text:span text:style-name="T7"><text:s text:c="16"/>Young diagram:</text:span></text:p>
      <text:p text:style-name="No_20_Spacing"><text:span text:style-name="T7"><text:s text:c="16"/>Suppose N = 8, M = 3:</text:span></text:p>
      <text:p text:style-name="P9"/>
      <text:p text:style-name="No_20_Spacing"><text:span text:style-name="T7"><text:s text:c="16"/>4 = * * * *</text:span></text:p>
      <text:p text:style-name="No_20_Spacing"><text:span text:style-name="T7"><text:s text:c="16"/>3 = * * * </text:span></text:p>
      <text:p text:style-name="No_20_Spacing"><text:span text:style-name="T7"><text:s text:c="16"/>1 = *</text:span></text:p>
      <text:p text:style-name="No_20_Spacing"><text:span text:style-name="T7"><text:s text:c="20"/>3 2 2 1</text:span></text:p>
      <text:p text:style-name="No_20_Spacing"><text:span text:style-name="T7"><text:s text:c="16"/>By transposition from rows to columns, this equality</text:span></text:p>
      <text:p text:style-name="No_20_Spacing"><text:span text:style-name="T7"><text:s text:c="16"/>can be seen.</text:span></text:p>
      <text:p text:style-name="No_20_Spacing"><text:span text:style-name="T7"><text:s text:c="16"/></text:span></text:p>
      <text:p text:style-name="No_20_Spacing"><text:span text:style-name="T7"><text:s text:c="16"/>P(N, M) = P(N-1, M-1) + P(N-M, M)</text:span></text:p>
      <text:p text:style-name="No_20_Spacing"><text:span text:style-name="T7"><text:s text:c="16"/></text:span><text:span text:style-name="T8">P(0, M) = P(N, 0) = 0</text:span></text:p>
      <text:p text:style-name="No_20_Spacing"><text:span text:style-name="T8"><text:s text:c="16"/>P(N, 1) = 1</text:span></text:p>
      <text:p text:style-name="No_20_Spacing"><text:span text:style-name="T8">*/</text:span></text:p>
      <text:p text:style-name="P10"/>
      <text:p text:style-name="No_20_Spacing"><text:span text:style-name="T4">#include &lt;stdio.h&gt;</text:span></text:p>
      <text:p text:style-name="No_20_Spacing"><text:span text:style-name="T5">#include &lt;string.h&gt;</text:span></text:p>
      <text:p text:style-name="No_20_Spacing"><text:span text:style-name="T5">#define MAXN 300</text:span></text:p>
      <text:p text:style-name="No_20_Spacing"><text:span text:style-name="T5">#define ULL unsigned long long</text:span></text:p>
      <text:p text:style-name="P8"/>
      <text:p text:style-name="No_20_Spacing"><text:span text:style-name="T10">ULL A[MAXN+</text:span><text:span text:style-name="T16">1</text:span><text:span text:style-name="T10">][MAXN+</text:span><text:span text:style-name="T16">1</text:span><text:span text:style-name="T10">];</text:span></text:p>
      <text:p text:style-name="P12"/>
      <text:p text:style-name="No_20_Spacing"><text:span text:style-name="T11">void</text:span><text:span text:style-name="T10"> Build(){</text:span></text:p>
      <text:p text:style-name="No_20_Spacing"><text:span text:style-name="T10"><text:s text:c="2"/></text:span><text:span text:style-name="T11">int</text:span><text:span text:style-name="T10"> i, j;</text:span></text:p>
      <text:p text:style-name="P12"/>
      <text:p text:style-name="No_20_Spacing"><text:span text:style-name="T10"><text:s text:c="2"/>memset(A, </text:span><text:span text:style-name="T16">0</text:span><text:span text:style-name="T10">, </text:span><text:span text:style-name="T11">sizeof</text:span><text:span text:style-name="T10">(A));</text:span></text:p>
      <text:p text:style-name="No_20_Spacing"><text:span text:style-name="T10"><text:s text:c="2"/>A[</text:span><text:span text:style-name="T16">0</text:span><text:span text:style-name="T10">][</text:span><text:span text:style-name="T16">0</text:span><text:span text:style-name="T10">] = </text:span><text:span text:style-name="T16">1</text:span><text:span text:style-name="T10">;</text:span></text:p>
      <text:p text:style-name="No_20_Spacing"><text:span text:style-name="T10"><text:s text:c="2"/></text:span><text:span text:style-name="T12">for</text:span><text:span text:style-name="T9">(i = </text:span><text:span text:style-name="T15">1</text:span><text:span text:style-name="T9">; i &lt;= MAXN; i++){</text:span></text:p>
      <text:p text:style-name="No_20_Spacing"><text:span text:style-name="T9"><text:s text:c="4"/>A[i][</text:span><text:span text:style-name="T15">1</text:span><text:span text:style-name="T9">] = </text:span><text:span text:style-name="T15">1</text:span><text:span text:style-name="T9">;</text:span></text:p>
      <text:p text:style-name="No_20_Spacing"><text:span text:style-name="T9"><text:s text:c="4"/></text:span><text:span text:style-name="T12">for</text:span><text:span text:style-name="T9">(j = </text:span><text:span text:style-name="T15">2</text:span><text:span text:style-name="T9">; j &lt;= i; j++)</text:span></text:p>
      <text:p text:style-name="No_20_Spacing"><text:span text:style-name="T9"><text:s text:c="6"/>A[i][j] = A[i-</text:span><text:span text:style-name="T15">1</text:span><text:span text:style-name="T9">][j-</text:span><text:span text:style-name="T15">1</text:span><text:span text:style-name="T9">] + A[i-j][j];</text:span></text:p>
      <text:p text:style-name="No_20_Spacing"><text:span text:style-name="T9"><text:s text:c="2"/></text:span><text:span text:style-name="T10">}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oft-page-break/><text:span text:style-name="T10"><text:s text:c="2"/></text:span><text:span text:style-name="T11">int</text:span><text:span text:style-name="T10"> n, m;</text:span></text:p>
      <text:p text:style-name="No_20_Spacing"><text:span text:style-name="T10"><text:s text:c="2"/></text:span></text:p>
      <text:p text:style-name="No_20_Spacing"><text:span text:style-name="T10"><text:s text:c="2"/>Build();</text:span></text:p>
      <text:p text:style-name="No_20_Spacing"><text:span text:style-name="T10"><text:s text:c="2"/></text:span><text:span text:style-name="T11">while</text:span><text:span text:style-name="T10">(scanf(</text:span><text:span text:style-name="T14">"%d %d"</text:span><text:span text:style-name="T10">, &amp;n, &amp;m) == </text:span><text:span text:style-name="T16">2</text:span><text:span text:style-name="T10">){</text:span></text:p>
      <text:p text:style-name="No_20_Spacing"><text:span text:style-name="T10"><text:s text:c="4"/>printf(</text:span><text:span text:style-name="T14">"Partitions of %d into %d parts: %llu\n"</text:span><text:span text:style-name="T10">, n, m, A[n][m]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Dynamic Programming: </text:span></text:p>
      <text:list xml:id="list39278077" text:continue-numbering="true" text:style-name="Outline">
        <text:list-item>
          <text:list>
            <text:list-item>
              <text:h text:style-name="Heading_20_2" text:outline-level="2"><text:bookmark-start text:name="__RefHeading___Toc26890_2932636602"/><text:bookmark text:name="Bookmark79"/><text:span text:style-name="T6">Longest Common Subsequence</text:span><text:bookmark-end text:name="__RefHeading___Toc26890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two arrays A and B with sizes n and m </text:span></text:p>
      <text:p text:style-name="No_20_Spacing"><text:span text:style-name="T7"><text:s text:c="16"/>respectively, compute the length of the longest</text:span></text:p>
      <text:p text:style-name="No_20_Spacing"><text:span text:style-name="T7"><text:s text:c="16"/>common subsequence. <text:s/>This routine also returns in </text:span></text:p>
      <text:p text:style-name="No_20_Spacing"><text:span text:style-name="T7"><text:s text:c="16"/>the array 's' a longest common subsequence (it</text:span></text:p>
      <text:p text:style-name="No_20_Spacing"><text:span text:style-name="T7"><text:s text:c="16"/>may not be unique). <text:s/>One can specify which one to</text:span></text:p>
      <text:p text:style-name="No_20_Spacing"><text:span text:style-name="T7"><text:s text:c="16"/>choose when multiply longest common subsequences</text:span></text:p>
      <text:p text:style-name="No_20_Spacing"><text:span text:style-name="T7"><text:s text:c="16"/></text:span><text:span text:style-name="T8">exist.</text:span></text:p>
      <text:p text:style-name="No_20_Spacing"><text:span text:style-name="T8"><text:s text:c="3"/></text:span></text:p>
      <text:p text:style-name="No_20_Spacing"><text:span text:style-name="T8"><text:s text:c="3"/>Complexity: <text:s/>O(N*M)</text:span></text:p>
      <text:p text:style-name="No_20_Spacing"><text:span text:style-name="T8"><text:s text:c="3"/></text:span><text:span text:style-name="T7">-----------------------------------------------------------------</text:span></text:p>
      <text:p text:style-name="No_20_Spacing"><text:span text:style-name="T7"><text:s text:c="3"/>Author: <text:s text:c="5"/>Howard Cheng, Gilbert Lee</text:span></text:p>
      <text:p text:style-name="No_20_Spacing"><text:span text:style-name="T7"><text:s text:c="3"/>Date: <text:s text:c="7"/>Nov 19, 2002</text:span></text:p>
      <text:p text:style-name="No_20_Spacing"><text:span text:style-name="T7"><text:s text:c="3"/>References: <text:s/>www.ics.uci.edu/~eppstein/161/960229.html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2 (Spanish Problem 10405, 10066) Dec 2002</text:span></text:p>
      <text:p text:style-name="No_20_Spacing"><text:span text:style-name="T7"><text:s text:c="3"/>Notes: <text:s text:c="6"/>- Added way to change type of array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P8"/>
      <text:p text:style-name="No_20_Spacing"><text:span text:style-name="T5">#define MAXN 20</text:span></text:p>
      <text:p text:style-name="No_20_Spacing"><text:span text:style-name="T5">#define Atype int</text:span></text:p>
      <text:p text:style-name="No_20_Spacing"><text:span text:style-name="T5">#define max(x,y) (((x)&gt;(y))?(x):(y))</text:span></text:p>
      <text:p text:style-name="P8"/>
      <text:p text:style-name="No_20_Spacing"><text:span text:style-name="T11">int</text:span><text:span text:style-name="T10"> LCS(Atype *A, </text:span><text:span text:style-name="T11">int</text:span><text:span text:style-name="T10"> n, Atype *B, </text:span><text:span text:style-name="T11">int</text:span><text:span text:style-name="T10"> m, Atype *s)</text:span></text:p>
      <text:p text:style-name="No_20_Spacing"><text:span text:style-name="T10">{</text:span></text:p>
      <text:p text:style-name="No_20_Spacing"><text:span text:style-name="T10"><text:s text:c="2"/></text:span><text:span text:style-name="T11">int</text:span><text:span text:style-name="T10"> L[MAXN+</text:span><text:span text:style-name="T16">1</text:span><text:span text:style-name="T10">][MAXN+</text:span><text:span text:style-name="T16">1</text:span><text:span text:style-name="T10">];</text:span></text:p>
      <text:p text:style-name="No_20_Spacing"><text:span text:style-name="T10"><text:s text:c="2"/></text:span><text:span text:style-name="T11">int</text:span><text:span text:style-name="T10"> i, j, k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2">for</text:span><text:span text:style-name="T9">(i = n; i &gt;= </text:span><text:span text:style-name="T15">0</text:span><text:span text:style-name="T9">; i--) </text:span><text:span text:style-name="T12">for</text:span><text:span text:style-name="T9">(j = m; j &gt;= </text:span><text:span text:style-name="T15">0</text:span><text:span text:style-name="T9">; j--){</text:span></text:p>
      <text:p text:style-name="No_20_Spacing"><text:span text:style-name="T9"><text:s text:c="4"/></text:span><text:span text:style-name="T11">if</text:span><text:span text:style-name="T10">(i == n || j == m){</text:span></text:p>
      <text:p text:style-name="No_20_Spacing"><text:span text:style-name="T10"><text:s text:c="6"/>L[i][j] = </text:span><text:span text:style-name="T16">0</text:span><text:span text:style-name="T10">;</text:span></text:p>
      <text:p text:style-name="No_20_Spacing"><text:span text:style-name="T10"><text:s text:c="4"/>} </text:span><text:span text:style-name="T11">else</text:span><text:span text:style-name="T10"> </text:span><text:span text:style-name="T11">if</text:span><text:span text:style-name="T10">(A[i] == B[j]){</text:span></text:p>
      <text:p text:style-name="No_20_Spacing"><text:soft-page-break/><text:span text:style-name="T10"><text:s text:c="6"/>L[i][j] = </text:span><text:span text:style-name="T16">1</text:span><text:span text:style-name="T10"> + L[i+</text:span><text:span text:style-name="T16">1</text:span><text:span text:style-name="T10">][j+</text:span><text:span text:style-name="T16">1</text:span><text:span text:style-name="T10">];</text:span></text:p>
      <text:p text:style-name="No_20_Spacing"><text:span text:style-name="T10"><text:s text:c="4"/>} </text:span><text:span text:style-name="T11">else</text:span><text:span text:style-name="T10"> {</text:span></text:p>
      <text:p text:style-name="No_20_Spacing"><text:span text:style-name="T10"><text:s text:c="6"/></text:span><text:span text:style-name="T9">L[i][j] = max(L[i+</text:span><text:span text:style-name="T15">1</text:span><text:span text:style-name="T9">][j], L[i][j+</text:span><text:span text:style-name="T15">1</text:span><text:span text:style-name="T9">]);</text:span></text:p>
      <text:p text:style-name="No_20_Spacing"><text:span text:style-name="T9"><text:s text:c="4"/></text:span><text:span text:style-name="T10">}</text:span></text:p>
      <text:p text:style-name="No_20_Spacing"><text:span text:style-name="T10"><text:s text:c="2"/>}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7">/* The following is not needed if you are not interested in</text:span></text:p>
      <text:p text:style-name="No_20_Spacing"><text:span text:style-name="T7"><text:s text:c="5"/>a longest common subsequence */</text:span></text:p>
      <text:p text:style-name="P9"/>
      <text:p text:style-name="No_20_Spacing"><text:span text:style-name="T10"><text:s text:c="2"/>k = </text:span><text:span text:style-name="T16">0</text:span><text:span text:style-name="T10">;</text:span></text:p>
      <text:p text:style-name="No_20_Spacing"><text:span text:style-name="T10"><text:s text:c="2"/>i = j = </text:span><text:span text:style-name="T16">0</text:span><text:span text:style-name="T10">;</text:span></text:p>
      <text:p text:style-name="No_20_Spacing"><text:span text:style-name="T10"><text:s text:c="2"/></text:span><text:span text:style-name="T11">while</text:span><text:span text:style-name="T10">(i &lt; n &amp;&amp; j &lt; m){</text:span></text:p>
      <text:p text:style-name="No_20_Spacing"><text:span text:style-name="T10"><text:s text:c="4"/></text:span><text:span text:style-name="T11">if</text:span><text:span text:style-name="T10">(A[i] == B[j]){</text:span></text:p>
      <text:p text:style-name="No_20_Spacing"><text:span text:style-name="T10"><text:s text:c="6"/>s[k++] = A[i++];</text:span></text:p>
      <text:p text:style-name="No_20_Spacing"><text:span text:style-name="T10"><text:s text:c="6"/>j++;</text:span></text:p>
      <text:p text:style-name="No_20_Spacing"><text:span text:style-name="T10"><text:s text:c="4"/>} </text:span><text:span text:style-name="T11">else</text:span><text:span text:style-name="T10"> </text:span><text:span text:style-name="T11">if</text:span><text:span text:style-name="T10">(L[i+</text:span><text:span text:style-name="T16">1</text:span><text:span text:style-name="T10">][j] &gt; L[i][j+</text:span><text:span text:style-name="T16">1</text:span><text:span text:style-name="T10">]){</text:span></text:p>
      <text:p text:style-name="No_20_Spacing"><text:span text:style-name="T10"><text:s text:c="6"/>i++;</text:span></text:p>
      <text:p text:style-name="No_20_Spacing"><text:span text:style-name="T10"><text:s text:c="4"/>} </text:span><text:span text:style-name="T11">else</text:span><text:span text:style-name="T10"> </text:span><text:span text:style-name="T11">if</text:span><text:span text:style-name="T10">(L[i+</text:span><text:span text:style-name="T16">1</text:span><text:span text:style-name="T10">][j] &lt; L[i][j+</text:span><text:span text:style-name="T16">1</text:span><text:span text:style-name="T10">]){</text:span></text:p>
      <text:p text:style-name="No_20_Spacing"><text:span text:style-name="T10"><text:s text:c="6"/>j++;</text:span></text:p>
      <text:p text:style-name="No_20_Spacing"><text:span text:style-name="T10"><text:s text:c="4"/>} </text:span><text:span text:style-name="T11">else</text:span><text:span text:style-name="T10"> {</text:span></text:p>
      <text:p text:style-name="No_20_Spacing"><text:span text:style-name="T10"><text:s text:c="6"/></text:span><text:span text:style-name="T7">/* put tie-breaking conditions here */</text:span></text:p>
      <text:p text:style-name="No_20_Spacing"><text:span text:style-name="T10"><text:s text:c="6"/></text:span></text:p>
      <text:p text:style-name="No_20_Spacing"><text:span text:style-name="T10"><text:s text:c="6"/></text:span><text:span text:style-name="T7">/* eg. pick the one that starts at the first one the earliest */</text:span></text:p>
      <text:p text:style-name="No_20_Spacing"><text:span text:style-name="T10"><text:s text:c="6"/>j++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L[</text:span><text:span text:style-name="T16">0</text:span><text:span text:style-name="T10">][</text:span><text:span text:style-name="T16">0</text:span><text:span text:style-name="T10">]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</text:span><text:span text:style-name="T11">void</text:span><text:span text:style-name="T10">)</text:span></text:p>
      <text:p text:style-name="No_20_Spacing"><text:span text:style-name="T10">{</text:span></text:p>
      <text:p text:style-name="No_20_Spacing"><text:span text:style-name="T10"><text:s text:c="2"/>Atype A[MAXN], B[MAXN], s[MAXN];</text:span></text:p>
      <text:p text:style-name="No_20_Spacing"><text:span text:style-name="T10"><text:s text:c="2"/></text:span><text:span text:style-name="T12">int</text:span><text:span text:style-name="T9"> m, n, i, l;</text:span></text:p>
      <text:p text:style-name="P11"/>
      <text:p text:style-name="No_20_Spacing"><text:span text:style-name="T9"><text:s text:c="2"/></text:span><text:span text:style-name="T12">while</text:span><text:span text:style-name="T9"> (scanf(</text:span><text:span text:style-name="T13">"%d %d"</text:span><text:span text:style-name="T9">, &amp;n, &amp;m) == </text:span><text:span text:style-name="T15">2</text:span><text:span text:style-name="T9"> &amp;&amp; </text:span><text:span text:style-name="T15">1</text:span><text:span text:style-name="T9"> &lt;= n &amp;&amp; </text:span><text:span text:style-name="T15">1</text:span><text:span text:style-name="T9"> &lt;= m &amp;&amp;</text:span></text:p>
      <text:p text:style-name="No_20_Spacing"><text:span text:style-name="T9"><text:s text:c="9"/>n &lt;= MAXN &amp;&amp; m &lt;= MAXN) {</text:span></text:p>
      <text:p text:style-name="No_20_Spacing"><text:span text:style-name="T9"><text:s text:c="4"/></text:span><text:span text:style-name="T12">for</text:span><text:span text:style-name="T9"> (i = </text:span><text:span text:style-name="T15">0</text:span><text:span text:style-name="T9">; i &lt; n; i++) scanf(</text:span><text:span text:style-name="T13">"%d"</text:span><text:span text:style-name="T9">, &amp;A[i]);</text:span></text:p>
      <text:p text:style-name="No_20_Spacing"><text:span text:style-name="T9"><text:s text:c="4"/></text:span><text:span text:style-name="T12">for</text:span><text:span text:style-name="T9"> (i = </text:span><text:span text:style-name="T15">0</text:span><text:span text:style-name="T9">; i &lt; m; i++) scanf(</text:span><text:span text:style-name="T13">"%d"</text:span><text:span text:style-name="T9">, &amp;B[i]);</text:span></text:p>
      <text:p text:style-name="No_20_Spacing"><text:span text:style-name="T9"><text:s text:c="4"/>l = LCS(A, n, B, m, s);</text:span></text:p>
      <text:p text:style-name="No_20_Spacing"><text:span text:style-name="T9"><text:s text:c="4"/></text:span><text:span text:style-name="T11">for</text:span><text:span text:style-name="T10"> (i = </text:span><text:span text:style-name="T16">0</text:span><text:span text:style-name="T10">; i &lt; l; i++) printf(</text:span><text:span text:style-name="T14">"%d "</text:span><text:span text:style-name="T10">, s[i]);</text:span></text:p>
      <text:p text:style-name="No_20_Spacing"><text:span text:style-name="T10"><text:s text:c="4"/>printf(</text:span><text:span text:style-name="T14">"\nLen = %d\n"</text:span><text:span text:style-name="T10">, l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Dynamic Programming: </text:span></text:p>
      <text:list xml:id="list39288039" text:continue-numbering="true" text:style-name="Outline">
        <text:list-item>
          <text:list>
            <text:list-item>
              <text:h text:style-name="Heading_20_2" text:outline-level="2"><text:bookmark-start text:name="__RefHeading___Toc26892_2932636602"/><text:bookmark text:name="Bookmark80"/><text:soft-page-break/><text:span text:style-name="T6">Maximum Submatrix Sum</text:span><text:bookmark-end text:name="__RefHeading___Toc2689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matrix with n rows and m columns, find</text:span></text:p>
      <text:p text:style-name="No_20_Spacing"><text:span text:style-name="T7"><text:s text:c="16"/>the rectangular submatrix with the largest sum.</text:span></text:p>
      <text:p text:style-name="No_20_Spacing"><text:span text:style-name="T7"><text:s text:c="3"/></text:span></text:p>
      <text:p text:style-name="No_20_Spacing"><text:span text:style-name="T7"><text:s text:c="3"/>Complexity: <text:s/>O(n*m^2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Ashley Zinyk</text:span></text:p>
      <text:p text:style-name="No_20_Spacing"><text:span text:style-name="T7"><text:s text:c="3"/>Date: <text:s text:c="7"/>December 09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3 (Spain 108, 836, 10074)</text:span></text:p>
      <text:p text:style-name="No_20_Spacing"><text:span text:style-name="T7"><text:s text:c="3"/>Notes: This code can easily be converted to work with a</text:span></text:p>
      <text:p text:style-name="No_20_Spacing"><text:span text:style-name="T7"><text:s text:c="10"/>matrix of doubles. <text:s/>Matricies have the coordinate (0,0) in</text:span></text:p>
      <text:p text:style-name="No_20_Spacing"><text:span text:style-name="T7"><text:s text:c="10"/>the upper left corner and (n-1,m-1) in the lower right.</text:span></text:p>
      <text:p text:style-name="No_20_Spacing"><text:span text:style-name="T7"><text:s text:c="10"/>Submatricies are inclusive, i.e. the submatrix</text:span></text:p>
      <text:p text:style-name="No_20_Spacing"><text:span text:style-name="T7"><text:s text:c="10"/>(t=5, b=6, l=3, r=4) contains the elements:</text:span></text:p>
      <text:p text:style-name="No_20_Spacing"><text:span text:style-name="T7"><text:s text:c="10"/>(5,3), (5,4), (6,3), (6,4).</text:span></text:p>
      <text:p text:style-name="No_20_Spacing"><text:span text:style-name="T7"><text:s text:c="10"/>The result is not guaranteed to be unique.</text:span></text:p>
      <text:p text:style-name="No_20_Spacing"><text:span text:style-name="T7">*/</text:span></text:p>
      <text:p text:style-name="P9"/>
      <text:p text:style-name="No_20_Spacing"><text:span text:style-name="T7">/* fix compile warning */</text:span></text:p>
      <text:p text:style-name="P9"/>
      <text:p text:style-name="No_20_Spacing"><text:span text:style-name="T5">#include &lt;stdio.h&gt;</text:span></text:p>
      <text:p text:style-name="No_20_Spacing"><text:span text:style-name="T5">#define MAXN 100</text:span></text:p>
      <text:p text:style-name="No_20_Spacing"><text:span text:style-name="T5">#define Atype double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int</text:span><text:span text:style-name="T10"> top, bot, left, right;</text:span></text:p>
      <text:p text:style-name="No_20_Spacing"><text:span text:style-name="T10"><text:s text:c="2"/>Atype sum;</text:span></text:p>
      <text:p text:style-name="No_20_Spacing"><text:span text:style-name="T10">} submat_t;</text:span></text:p>
      <text:p text:style-name="P12"/>
      <text:p text:style-name="No_20_Spacing"><text:span text:style-name="T10">submat_t max_submatrix(Atype vals[MAXN][MAXN], </text:span><text:span text:style-name="T11">int</text:span><text:span text:style-name="T10"> n, </text:span><text:span text:style-name="T11">int</text:span><text:span text:style-name="T10"> m) {</text:span></text:p>
      <text:p text:style-name="No_20_Spacing"><text:span text:style-name="T10"><text:s text:c="2"/>submat_t best, prev[MAXN][MAXN];</text:span></text:p>
      <text:p text:style-name="No_20_Spacing"><text:span text:style-name="T10"><text:s text:c="2"/></text:span><text:span text:style-name="T11">int</text:span><text:span text:style-name="T10"> row, i, j;</text:span></text:p>
      <text:p text:style-name="No_20_Spacing"><text:span text:style-name="T10"><text:s text:c="2"/>Atype sum;</text:span></text:p>
      <text:p text:style-name="P12"/>
      <text:p text:style-name="No_20_Spacing"><text:span text:style-name="T10"><text:s text:c="2"/></text:span><text:span text:style-name="T12">for</text:span><text:span text:style-name="T9"> (i = </text:span><text:span text:style-name="T15">0</text:span><text:span text:style-name="T9">; i &lt; n; i++)</text:span></text:p>
      <text:p text:style-name="No_20_Spacing"><text:span text:style-name="T9"><text:s text:c="4"/></text:span><text:span text:style-name="T12">for</text:span><text:span text:style-name="T9"> (j = </text:span><text:span text:style-name="T15">0</text:span><text:span text:style-name="T9">; j &lt;= i; j++) prev[i][j].sum = -</text:span><text:span text:style-name="T15">1</text:span><text:span text:style-name="T9">;</text:span></text:p>
      <text:p text:style-name="No_20_Spacing"><text:span text:style-name="T9"><text:s text:c="2"/></text:span><text:span text:style-name="T10">best.sum = vals[</text:span><text:span text:style-name="T16">0</text:span><text:span text:style-name="T10">][</text:span><text:span text:style-name="T16">0</text:span><text:span text:style-name="T10">];</text:span></text:p>
      <text:p text:style-name="No_20_Spacing"><text:span text:style-name="T10"><text:s text:c="2"/>best.left = best.right = best.top = best.bot = </text:span><text:span text:style-name="T16">0</text:span><text:span text:style-name="T10">;</text:span></text:p>
      <text:p text:style-name="P12"/>
      <text:p text:style-name="No_20_Spacing"><text:span text:style-name="T10"><text:s text:c="2"/></text:span><text:span text:style-name="T11">for</text:span><text:span text:style-name="T10"> (row = </text:span><text:span text:style-name="T16">0</text:span><text:span text:style-name="T10">; row &lt; n; row++) {</text:span></text:p>
      <text:p text:style-name="No_20_Spacing"><text:span text:style-name="T10"><text:s text:c="4"/></text:span><text:span text:style-name="T11">for</text:span><text:span text:style-name="T10"> (i = </text:span><text:span text:style-name="T16">0</text:span><text:span text:style-name="T10">; i &lt; m; i++) {</text:span></text:p>
      <text:p text:style-name="No_20_Spacing"><text:span text:style-name="T10"><text:s text:c="6"/></text:span><text:span text:style-name="T11">for</text:span><text:span text:style-name="T10"> (sum = </text:span><text:span text:style-name="T16">0</text:span><text:span text:style-name="T10">, j = i; j &lt; m; j++) {</text:span></text:p>
      <text:p text:style-name="No_20_Spacing"><text:span text:style-name="T10"><text:s text:c="8"/>sum += vals[row][j];</text:span></text:p>
      <text:p text:style-name="No_20_Spacing"><text:span text:style-name="T10"><text:s text:c="8"/></text:span><text:span text:style-name="T11">if</text:span><text:span text:style-name="T10"> (prev[i][j].sum &lt;= </text:span><text:span text:style-name="T16">0</text:span><text:span text:style-name="T10">) {</text:span></text:p>
      <text:p text:style-name="No_20_Spacing"><text:span text:style-name="T10"><text:s text:c="10"/>prev[i][j].sum = </text:span><text:span text:style-name="T16">0</text:span><text:span text:style-name="T10">;</text:span></text:p>
      <text:p text:style-name="No_20_Spacing"><text:span text:style-name="T10"><text:s text:c="10"/>prev[i][j].top = row;</text:span></text:p>
      <text:p text:style-name="No_20_Spacing"><text:span text:style-name="T10"><text:s text:c="8"/>}</text:span></text:p>
      <text:p text:style-name="No_20_Spacing"><text:span text:style-name="T10"><text:s text:c="8"/>prev[i][j].sum += sum;</text:span></text:p>
      <text:p text:style-name="No_20_Spacing"><text:soft-page-break/><text:span text:style-name="T10"><text:s text:c="8"/></text:span><text:span text:style-name="T11">if</text:span><text:span text:style-name="T10"> (prev[i][j].sum &gt; best.sum) { </text:span><text:span text:style-name="T7">/* put tie-breaking here */</text:span></text:p>
      <text:p text:style-name="No_20_Spacing"><text:span text:style-name="T10"><text:s text:c="10"/>best = prev[i][j];</text:span></text:p>
      <text:p text:style-name="No_20_Spacing"><text:span text:style-name="T10"><text:s text:c="10"/>best.right = j;</text:span></text:p>
      <text:p text:style-name="No_20_Spacing"><text:span text:style-name="T10"><text:s text:c="10"/>best.left = i;</text:span></text:p>
      <text:p text:style-name="No_20_Spacing"><text:span text:style-name="T10"><text:s text:c="10"/>best.bot = row;</text:span></text:p>
      <text:p text:style-name="No_20_Spacing"><text:span text:style-name="T10"><text:s text:c="8"/>}</text:span></text:p>
      <text:p text:style-name="No_20_Spacing"><text:span text:style-name="T10"><text:s text:c="6"/>}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best;</text:span></text:p>
      <text:p text:style-name="No_20_Spacing"><text:span text:style-name="T10">}</text:span></text:p>
      <text:p text:style-name="P12"/>
      <text:p text:style-name="No_20_Spacing"><text:span text:style-name="T7">/* If you have matricies that are long and skinny (like 7x40 or 100x20)</text:span></text:p>
      <text:p text:style-name="No_20_Spacing"><text:span text:style-name="T7"><text:s text:c="3"/>call this function instead of max_submatrix. <text:s/>If the problem can be</text:span></text:p>
      <text:p text:style-name="No_20_Spacing"><text:span text:style-name="T7"><text:s text:c="3"/>solved faster by transposing the matrix, this function will</text:span></text:p>
      <text:p text:style-name="No_20_Spacing"><text:span text:style-name="T7"><text:s text:c="3"/>automatically determine that and solve the problem. <text:s/>It's usage</text:span></text:p>
      <text:p text:style-name="No_20_Spacing"><text:span text:style-name="T7"><text:s text:c="3"/>is identical to max_submatrix. */</text:span></text:p>
      <text:p text:style-name="P9"/>
      <text:p text:style-name="No_20_Spacing"><text:span text:style-name="T10">submat_t max_submat_t(Atype mat[MAXN][MAXN], </text:span><text:span text:style-name="T11">int</text:span><text:span text:style-name="T10"> n, </text:span><text:span text:style-name="T11">int</text:span><text:span text:style-name="T10"> m) {</text:span></text:p>
      <text:p text:style-name="No_20_Spacing"><text:span text:style-name="T10"><text:s text:c="2"/>Atype transp[MAXN][MAXN];</text:span></text:p>
      <text:p text:style-name="No_20_Spacing"><text:span text:style-name="T10"><text:s text:c="2"/></text:span><text:span text:style-name="T11">int</text:span><text:span text:style-name="T10"> i, j, tmp;</text:span></text:p>
      <text:p text:style-name="No_20_Spacing"><text:span text:style-name="T10"><text:s text:c="2"/>submat_t res;</text:span></text:p>
      <text:p text:style-name="P12"/>
      <text:p text:style-name="No_20_Spacing"><text:span text:style-name="T10"><text:s text:c="2"/></text:span><text:span text:style-name="T11">if</text:span><text:span text:style-name="T10"> (m &lt;= n) </text:span><text:span text:style-name="T11">return</text:span><text:span text:style-name="T10"> max_submatrix(mat, n, m);</text:span></text:p>
      <text:p text:style-name="No_20_Spacing"><text:span text:style-name="T10"><text:s text:c="2"/></text:span><text:span text:style-name="T12">for</text:span><text:span text:style-name="T9"> (i = </text:span><text:span text:style-name="T15">0</text:span><text:span text:style-name="T9">; i &lt; n; i++)</text:span></text:p>
      <text:p text:style-name="No_20_Spacing"><text:span text:style-name="T9"><text:s text:c="4"/></text:span><text:span text:style-name="T12">for</text:span><text:span text:style-name="T9"> (j = </text:span><text:span text:style-name="T15">0</text:span><text:span text:style-name="T9">; j &lt; n; j++) transp[j][i] = mat[i][j];</text:span></text:p>
      <text:p text:style-name="No_20_Spacing"><text:span text:style-name="T9"><text:s text:c="2"/>res = max_submatrix(transp, m, n);</text:span></text:p>
      <text:p text:style-name="No_20_Spacing"><text:span text:style-name="T9"><text:s text:c="2"/>tmp = res.top;</text:span></text:p>
      <text:p text:style-name="No_20_Spacing"><text:span text:style-name="T9"><text:s text:c="2"/>res.top = res.left;</text:span></text:p>
      <text:p text:style-name="No_20_Spacing"><text:span text:style-name="T9"><text:s text:c="2"/></text:span><text:span text:style-name="T10">res.left = tmp;</text:span></text:p>
      <text:p text:style-name="No_20_Spacing"><text:span text:style-name="T10"><text:s text:c="2"/>tmp = res.bot;</text:span></text:p>
      <text:p text:style-name="No_20_Spacing"><text:span text:style-name="T10"><text:s text:c="2"/>res.bot = res.right;</text:span></text:p>
      <text:p text:style-name="No_20_Spacing"><text:span text:style-name="T10"><text:s text:c="2"/>res.right = tmp;</text:span></text:p>
      <text:p text:style-name="No_20_Spacing"><text:span text:style-name="T10"><text:s text:c="2"/></text:span><text:span text:style-name="T11">return</text:span><text:span text:style-name="T10"> res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Atype mat[</text:span><text:span text:style-name="T16">100</text:span><text:span text:style-name="T10">][</text:span><text:span text:style-name="T16">100</text:span><text:span text:style-name="T10">];</text:span></text:p>
      <text:p text:style-name="No_20_Spacing"><text:span text:style-name="T10"><text:s text:c="2"/></text:span><text:span text:style-name="T11">int</text:span><text:span text:style-name="T10"> nrows, ncols, i, j;</text:span></text:p>
      <text:p text:style-name="No_20_Spacing"><text:span text:style-name="T10"><text:s text:c="2"/>submat_t max;</text:span></text:p>
      <text:p text:style-name="P12"/>
      <text:p text:style-name="No_20_Spacing"><text:span text:style-name="T10"><text:s text:c="2"/></text:span><text:span text:style-name="T11">while</text:span><text:span text:style-name="T10"> (scanf(</text:span><text:span text:style-name="T14">"%d %d"</text:span><text:span text:style-name="T10">, &amp;nrows, &amp;ncols)==</text:span><text:span text:style-name="T16">2</text:span><text:span text:style-name="T10">) {</text:span></text:p>
      <text:p text:style-name="No_20_Spacing"><text:span text:style-name="T10"><text:s text:c="4"/></text:span><text:span text:style-name="T11">for</text:span><text:span text:style-name="T10"> (i = </text:span><text:span text:style-name="T16">0</text:span><text:span text:style-name="T10">; i &lt; nrows; i++)</text:span></text:p>
      <text:p text:style-name="No_20_Spacing"><text:span text:style-name="T10"><text:s text:c="6"/></text:span><text:span text:style-name="T11">for</text:span><text:span text:style-name="T10"> (j = </text:span><text:span text:style-name="T16">0</text:span><text:span text:style-name="T10">; j &lt; ncols; j++)</text:span></text:p>
      <text:p text:style-name="No_20_Spacing"><text:span text:style-name="T10"><text:s text:c="8"/>scanf(</text:span><text:span text:style-name="T14">"%lf"</text:span><text:span text:style-name="T10">,&amp;mat[i][j]);</text:span></text:p>
      <text:p text:style-name="No_20_Spacing"><text:span text:style-name="T10"><text:s text:c="4"/>max = max_submatrix(mat,nrows,ncols);</text:span></text:p>
      <text:p text:style-name="No_20_Spacing"><text:span text:style-name="T10"><text:s text:c="4"/>printf(</text:span><text:span text:style-name="T14">"(%d,%d) (%d,%d) has a sum of %g.\n"</text:span><text:span text:style-name="T10">,</text:span></text:p>
      <text:p text:style-name="No_20_Spacing"><text:span text:style-name="T10"><text:s text:c="11"/>max.top, max.left, max.bot, max.right, max.sum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><text:soft-page-break/></text:p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P12"/>
      <text:p text:style-name="P12"/>
      <text:p text:style-name="P2"/>
      <text:p text:style-name="P13"><text:span text:style-name="T5">############################################</text:span></text:p>
      <text:list xml:id="list39273475" text:continue-numbering="true" text:style-name="Outline">
        <text:list-item>
          <text:h text:style-name="Heading_20_1" text:outline-level="1"><text:bookmark-start text:name="__RefHeading___Toc26894_2932636602"/><text:bookmark text:name="Bookmark81"/><text:span text:style-name="T6">Generators</text:span><text:bookmark-end text:name="__RefHeading___Toc26894_2932636602"/></text:h>
        </text:list-item>
      </text:list>
      <text:p text:style-name="No_20_Spacing"><text:span text:style-name="T5">############################################</text:span></text:p>
      <text:p text:style-name="P8"/>
      <text:p text:style-name="P8"/>
      <text:p text:style-name="No_20_Spacing"><text:span text:style-name="T7">/* Generator: </text:span></text:p>
      <text:list xml:id="list39286164" text:continue-numbering="true" text:style-name="Outline">
        <text:list-item>
          <text:list>
            <text:list-item>
              <text:h text:style-name="Heading_20_2" text:outline-level="2"><text:bookmark-start text:name="__RefHeading___Toc26896_2932636602"/><text:bookmark text:name="Bookmark82"/><text:span text:style-name="T6">Catalan Numbers</text:span><text:bookmark-end text:name="__RefHeading___Toc2689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enerates the first few catalan numbers</text:span></text:p>
      <text:p text:style-name="No_20_Spacing"><text:span text:style-name="T7"><text:s text:c="3"/></text:span></text:p>
      <text:p text:style-name="No_20_Spacing"><text:span text:style-name="T7"><text:s text:c="3"/>Complexity: <text:s/>O(n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Ashley Zinyk</text:span></text:p>
      <text:p text:style-name="No_20_Spacing"><text:span text:style-name="T7"><text:s text:c="3"/>Date: <text:s text:c="7"/>Dec 07, 2002</text:span></text:p>
      <text:p text:style-name="No_20_Spacing"><text:span text:style-name="T7"><text:s text:c="3"/>References: <text:s/>None.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</text:span></text:p>
      <text:p text:style-name="No_20_Spacing"><text:span text:style-name="T7"><text:s text:c="3"/>Notes: The sequence of catalan numbers grows pretty quickly. <text:s/></text:span></text:p>
      <text:p text:style-name="No_20_Spacing"><text:span text:style-name="T7"><text:s text:c="6"/>For n &gt; 33, long longs are too small, so use the same</text:span></text:p>
      <text:p text:style-name="No_20_Spacing"><text:span text:style-name="T7"><text:s text:c="6"/>algorithm with bignum.</text:span></text:p>
      <text:p text:style-name="P9"/>
      <text:p text:style-name="No_20_Spacing"><text:span text:style-name="T7"><text:s text:c="6"/>You may want to tweak the zeroth catalan number so that it </text:span></text:p>
      <text:p text:style-name="No_20_Spacing"><text:span text:style-name="T7"><text:s text:c="6"/>has meaning in your application (for instance, how many </text:span></text:p>
      <text:p text:style-name="No_20_Spacing"><text:span text:style-name="T7"><text:s text:c="6"/>ways are there to bracket zero terms?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P8"/>
      <text:p text:style-name="No_20_Spacing"><text:span text:style-name="T11">long</text:span><text:span text:style-name="T10"> </text:span><text:span text:style-name="T11">long</text:span><text:span text:style-name="T10"> </text:span><text:span text:style-name="T11">int</text:span><text:span text:style-name="T10"> cat[</text:span><text:span text:style-name="T16">33</text:span><text:span text:style-name="T10">];</text:span></text:p>
      <text:p text:style-name="P12"/>
      <text:p text:style-name="No_20_Spacing"><text:span text:style-name="T11">void</text:span><text:span text:style-name="T10"> getcat() {</text:span></text:p>
      <text:p text:style-name="No_20_Spacing"><text:span text:style-name="T10"><text:s text:c="2"/></text:span><text:span text:style-name="T11">int</text:span><text:span text:style-name="T10"> i;</text:span></text:p>
      <text:p text:style-name="P12"/>
      <text:p text:style-name="No_20_Spacing"><text:span text:style-name="T10"><text:s text:c="2"/>cat[</text:span><text:span text:style-name="T16">0</text:span><text:span text:style-name="T10">] = cat[</text:span><text:span text:style-name="T16">1</text:span><text:span text:style-name="T10">] = </text:span><text:span text:style-name="T16">1</text:span><text:span text:style-name="T10">;</text:span></text:p>
      <text:p text:style-name="No_20_Spacing"><text:span text:style-name="T10"><text:s text:c="2"/></text:span><text:span text:style-name="T11">for</text:span><text:span text:style-name="T10"> (i = </text:span><text:span text:style-name="T16">2</text:span><text:span text:style-name="T10">; i &lt; </text:span><text:span text:style-name="T16">33</text:span><text:span text:style-name="T10">; i++)</text:span></text:p>
      <text:p text:style-name="No_20_Spacing"><text:span text:style-name="T10"><text:s text:c="4"/>cat[i] = cat[i-</text:span><text:span text:style-name="T16">1</text:span><text:span text:style-name="T10">]*(</text:span><text:span text:style-name="T16">4</text:span><text:span text:style-name="T10">*i-</text:span><text:span text:style-name="T16">6</text:span><text:span text:style-name="T10">)/i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</text:span><text:span text:style-name="T11">int</text:span><text:span text:style-name="T10"> i;</text:span></text:p>
      <text:p text:style-name="P12"/>
      <text:p text:style-name="No_20_Spacing"><text:span text:style-name="T10"><text:s text:c="2"/>getcat();</text:span></text:p>
      <text:p text:style-name="No_20_Spacing"><text:span text:style-name="T10"><text:s text:c="2"/></text:span><text:span text:style-name="T11">for</text:span><text:span text:style-name="T10"> (i = </text:span><text:span text:style-name="T16">0</text:span><text:span text:style-name="T10">; i &lt; </text:span><text:span text:style-name="T16">33</text:span><text:span text:style-name="T10">; i++) {</text:span></text:p>
      <text:p text:style-name="No_20_Spacing"><text:span text:style-name="T10"><text:s text:c="4"/>printf(</text:span><text:span text:style-name="T14">"%lld\n"</text:span><text:span text:style-name="T10">,cat[i]);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><text:soft-page-break/></text:p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Generators: </text:span></text:p>
      <text:list xml:id="list39280085" text:continue-numbering="true" text:style-name="Outline">
        <text:list-item>
          <text:list>
            <text:list-item>
              <text:h text:style-name="Heading_20_2" text:outline-level="2"><text:bookmark-start text:name="__RefHeading___Toc26898_2932636602"/><text:bookmark text:name="Bookmark83"/><text:span text:style-name="T6">Binary Strings generator - (ordered by cardinality)</text:span><text:bookmark-end text:name="__RefHeading___Toc2689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enerates all possible binary strings of size N</text:span></text:p>
      <text:p text:style-name="No_20_Spacing"><text:span text:style-name="T7"><text:s text:c="16"/>ordered in increasing order by the number of bits</text:span></text:p>
      <text:p text:style-name="No_20_Spacing"><text:span text:style-name="T7"><text:s text:c="16"/>set, then lexographically.</text:span></text:p>
      <text:p text:style-name="No_20_Spacing"><text:span text:style-name="T7"><text:s text:c="16"/>For example: when N = 3, the routine generates:</text:span></text:p>
      <text:p text:style-name="No_20_Spacing"><text:span text:style-name="T7"><text:s text:c="21"/>0 0 0 <text:s/>] Cardinality 0</text:span></text:p>
      <text:p text:style-name="No_20_Spacing"><text:span text:style-name="T7"><text:s text:c="21"/>0 0 1 <text:s/>]</text:span></text:p>
      <text:p text:style-name="No_20_Spacing"><text:span text:style-name="T7"><text:s text:c="21"/>0 1 0 <text:s/>| Cardinality 1</text:span></text:p>
      <text:p text:style-name="No_20_Spacing"><text:span text:style-name="T7"><text:s text:c="21"/>1 0 0 <text:s/>]</text:span></text:p>
      <text:p text:style-name="No_20_Spacing"><text:span text:style-name="T7"><text:s text:c="21"/>0 1 1 <text:s/>]</text:span></text:p>
      <text:p text:style-name="No_20_Spacing"><text:span text:style-name="T7"><text:s text:c="21"/>1 0 1 <text:s/>| Cardinality 2</text:span></text:p>
      <text:p text:style-name="No_20_Spacing"><text:span text:style-name="T7"><text:s text:c="21"/>1 1 0 <text:s/>]</text:span></text:p>
      <text:p text:style-name="No_20_Spacing"><text:span text:style-name="T7"><text:s text:c="21"/>1 1 1 <text:s/>] Cardinality 3</text:span></text:p>
      <text:p text:style-name="No_20_Spacing"><text:span text:style-name="T7"><text:s text:c="3"/></text:span></text:p>
      <text:p text:style-name="No_20_Spacing"><text:span text:style-name="T7"><text:s text:c="3"/>Complexity: <text:s/>O(2^N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Sept 9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This routine may be useful if we want to find the</text:span></text:p>
      <text:p text:style-name="No_20_Spacing"><text:span text:style-name="T7"><text:s text:c="16"/>solution with the lowest cardinality. <text:s/></text:span></text:p>
      <text:p text:style-name="No_20_Spacing"><text:span text:style-name="T7"><text:s text:c="16"/>For example, you may want to break off a search</text:span></text:p>
      <text:p text:style-name="No_20_Spacing"><text:span text:style-name="T7"><text:s text:c="16"/>after a certain number of solutions have been found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P8"/>
      <text:p text:style-name="No_20_Spacing"><text:span text:style-name="T5">#define MAXN 20</text:span></text:p>
      <text:p text:style-name="P8"/>
      <text:p text:style-name="No_20_Spacing"><text:span text:style-name="T11">char</text:span><text:span text:style-name="T10"> bit[MAXN];</text:span></text:p>
      <text:p text:style-name="P12"/>
      <text:p text:style-name="No_20_Spacing"><text:span text:style-name="T7">/* Add whatever work needs to be done in this routine */</text:span></text:p>
      <text:p text:style-name="No_20_Spacing"><text:span text:style-name="T7">/* For this sample, we just print out the bits */</text:span></text:p>
      <text:p text:style-name="No_20_Spacing"><text:span text:style-name="T11">void</text:span><text:span text:style-name="T10"> Process(</text:span><text:span text:style-name="T11">int</text:span><text:span text:style-name="T10"> n){</text:span></text:p>
      <text:p text:style-name="No_20_Spacing"><text:span text:style-name="T10"><text:s text:c="2"/></text:span><text:span text:style-name="T11">int</text:span><text:span text:style-name="T10"> i;</text:span></text:p>
      <text:p text:style-name="P12"/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n; i++) printf(</text:span><text:span text:style-name="T14">"%2d"</text:span><text:span text:style-name="T10">, bit[i]);</text:span></text:p>
      <text:p text:style-name="No_20_Spacing"><text:span text:style-name="T10"><text:s text:c="2"/>printf(</text:span><text:span text:style-name="T14">"\n"</text:span><text:span text:style-name="T10">)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recurse(</text:span><text:span text:style-name="T11">int</text:span><text:span text:style-name="T10"> n, </text:span><text:span text:style-name="T11">int</text:span><text:span text:style-name="T10"> curr, </text:span><text:span text:style-name="T11">int</text:span><text:span text:style-name="T10"> left){</text:span></text:p>
      <text:p text:style-name="No_20_Spacing"><text:soft-page-break/><text:span text:style-name="T10"><text:s text:c="2"/></text:span><text:span text:style-name="T12">if</text:span><text:span text:style-name="T9">(curr == n){</text:span></text:p>
      <text:p text:style-name="No_20_Spacing"><text:span text:style-name="T9"><text:s text:c="4"/>Process(n);</text:span></text:p>
      <text:p text:style-name="No_20_Spacing"><text:span text:style-name="T9"><text:s text:c="2"/></text:span><text:span text:style-name="T10">} </text:span><text:span text:style-name="T11">else</text:span><text:span text:style-name="T10"> {</text:span></text:p>
      <text:p text:style-name="No_20_Spacing"><text:span text:style-name="T10"><text:s text:c="4"/></text:span><text:span text:style-name="T11">if</text:span><text:span text:style-name="T10">(curr+left &lt; n){</text:span></text:p>
      <text:p text:style-name="No_20_Spacing"><text:span text:style-name="T10"><text:s text:c="6"/>bit[curr] = </text:span><text:span text:style-name="T16">0</text:span><text:span text:style-name="T10">;</text:span></text:p>
      <text:p text:style-name="No_20_Spacing"><text:span text:style-name="T10"><text:s text:c="6"/>recurse(n, curr+</text:span><text:span text:style-name="T16">1</text:span><text:span text:style-name="T10">, left);</text:span></text:p>
      <text:p text:style-name="No_20_Spacing"><text:span text:style-name="T10"><text:s text:c="4"/>} </text:span></text:p>
      <text:p text:style-name="No_20_Spacing"><text:span text:style-name="T10"><text:s text:c="4"/></text:span><text:span text:style-name="T11">if</text:span><text:span text:style-name="T10">(left){</text:span></text:p>
      <text:p text:style-name="No_20_Spacing"><text:span text:style-name="T10"><text:s text:c="6"/>bit[curr] = </text:span><text:span text:style-name="T16">1</text:span><text:span text:style-name="T10">;</text:span></text:p>
      <text:p text:style-name="No_20_Spacing"><text:span text:style-name="T10"><text:s text:c="6"/>recurse(n, curr+</text:span><text:span text:style-name="T16">1</text:span><text:span text:style-name="T10">, left-</text:span><text:span text:style-name="T16">1</text:span><text:span text:style-name="T10">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7">/* This function generates the strings based on cardinality</text:span></text:p>
      <text:p text:style-name="No_20_Spacing"><text:span text:style-name="T7"><text:s text:c="3"/>You may wish to add break conditions in this routine if</text:span></text:p>
      <text:p text:style-name="No_20_Spacing"><text:span text:style-name="T7"><text:s text:c="3"/>necessary */</text:span></text:p>
      <text:p text:style-name="No_20_Spacing"><text:span text:style-name="T11">void</text:span><text:span text:style-name="T10"> gen_bin_card(</text:span><text:span text:style-name="T11">int</text:span><text:span text:style-name="T10"> n){</text:span></text:p>
      <text:p text:style-name="No_20_Spacing"><text:span text:style-name="T10"><text:s text:c="2"/></text:span><text:span text:style-name="T12">int</text:span><text:span text:style-name="T9"> i;</text:span></text:p>
      <text:p text:style-name="No_20_Spacing"><text:span text:style-name="T9"><text:s text:c="2"/></text:span></text:p>
      <text:p text:style-name="No_20_Spacing"><text:span text:style-name="T9"><text:s text:c="2"/></text:span><text:span text:style-name="T12">for</text:span><text:span text:style-name="T9">(i = </text:span><text:span text:style-name="T15">0</text:span><text:span text:style-name="T9">; i &lt;= n; i++){</text:span></text:p>
      <text:p text:style-name="No_20_Spacing"><text:span text:style-name="T9"><text:s text:c="4"/>printf(</text:span><text:span text:style-name="T13">"Cardinality %d:\n"</text:span><text:span text:style-name="T9">, i);</text:span></text:p>
      <text:p text:style-name="No_20_Spacing"><text:span text:style-name="T9"><text:s text:c="4"/>recurse(n, </text:span><text:span text:style-name="T15">0</text:span><text:span text:style-name="T9">, i);</text:span></text:p>
      <text:p text:style-name="No_20_Spacing"><text:span text:style-name="T9"><text:s text:c="2"/></text:span><text:span text:style-name="T10">}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n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scanf(</text:span><text:span text:style-name="T14">"%d"</text:span><text:span text:style-name="T10">, &amp;n) == </text:span><text:span text:style-name="T16">1</text:span><text:span text:style-name="T10">){</text:span></text:p>
      <text:p text:style-name="No_20_Spacing"><text:span text:style-name="T10"><text:s text:c="4"/>printf(</text:span><text:span text:style-name="T14">"Binary string length N = %d\n"</text:span><text:span text:style-name="T10">, n);</text:span></text:p>
      <text:p text:style-name="No_20_Spacing"><text:span text:style-name="T10"><text:s text:c="4"/>gen_bin_card(n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Generators: </text:span></text:p>
      <text:list xml:id="list39270911" text:continue-numbering="true" text:style-name="Outline">
        <text:list-item>
          <text:list>
            <text:list-item>
              <text:h text:style-name="Heading_20_2" text:outline-level="2"><text:bookmark-start text:name="__RefHeading___Toc26900_2932636602"/><text:bookmark text:name="Bookmark84"/><text:span text:style-name="T6">K-Subset functions</text:span><text:bookmark-end text:name="__RefHeading___Toc26900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Some functions dealing with subsets of {0,1,...,N-1}</text:span></text:p>
      <text:p text:style-name="No_20_Spacing"><text:span text:style-name="T7"><text:s text:c="16"/>of size K.</text:span></text:p>
      <text:p text:style-name="P9"/>
      <text:p text:style-name="No_20_Spacing"><text:span text:style-name="T7"><text:s text:c="16"/>Subsets are represented by integer arrays, of size</text:span></text:p>
      <text:p text:style-name="No_20_Spacing"><text:span text:style-name="T7"><text:s text:c="16"/>K, with values in the range [0,N-1]</text:span></text:p>
      <text:p text:style-name="P9"/>
      <text:p text:style-name="No_20_Spacing"><text:span text:style-name="T7"><text:s text:c="16"/>============ Lexicographically ordered =============</text:span></text:p>
      <text:p text:style-name="No_20_Spacing"><text:soft-page-break/><text:span text:style-name="T7"><text:s text:c="16"/>rank_lexkset(A,n,k) returns the rank (i.e the index</text:span></text:p>
      <text:p text:style-name="No_20_Spacing"><text:span text:style-name="T7"><text:s text:c="16"/>in the lexicographically sorted list of all </text:span></text:p>
      <text:p text:style-name="No_20_Spacing"><text:span text:style-name="T7"><text:s text:c="16"/>K-subsets) of subset A.</text:span></text:p>
      <text:p text:style-name="P9"/>
      <text:p text:style-name="No_20_Spacing"><text:span text:style-name="T7"><text:s text:c="16"/>unrank_lexkset(r,n,k,A) builds the rth </text:span></text:p>
      <text:p text:style-name="No_20_Spacing"><text:span text:style-name="T7"><text:s text:c="16"/>lexicographic K-subset into the array A</text:span></text:p>
      <text:p text:style-name="P9"/>
      <text:p text:style-name="No_20_Spacing"><text:span text:style-name="T7"><text:s text:c="16"/>next_kset(A,B,n,k) builds the K-subset that comes </text:span></text:p>
      <text:p text:style-name="No_20_Spacing"><text:span text:style-name="T7"><text:s text:c="16"/>lexicographically after A into the array B. <text:s/>The</text:span></text:p>
      <text:p text:style-name="No_20_Spacing"><text:span text:style-name="T7"><text:s text:c="16"/>function returns 1 if this is done sucessfully, and</text:span></text:p>
      <text:p text:style-name="No_20_Spacing"><text:span text:style-name="T7"><text:s text:c="16"/>0 otherwise</text:span></text:p>
      <text:p text:style-name="No_20_Spacing"><text:span text:style-name="T7"><text:s text:c="16"/></text:span></text:p>
      <text:p text:style-name="No_20_Spacing"><text:span text:style-name="T7"><text:s text:c="16"/>=========== Co-lexicographically ordered ===========</text:span></text:p>
      <text:p text:style-name="No_20_Spacing"><text:span text:style-name="T7"><text:s text:c="16"/>rank_colexkset(A,n,k) returns the rank of A in the </text:span></text:p>
      <text:p text:style-name="No_20_Spacing"><text:span text:style-name="T7"><text:s text:c="16"/>co-lexicographically sorted list</text:span></text:p>
      <text:p text:style-name="P9"/>
      <text:p text:style-name="No_20_Spacing"><text:span text:style-name="T7"><text:s text:c="16"/>unrank_colexkset(r,n,k,A) builds the rth </text:span></text:p>
      <text:p text:style-name="No_20_Spacing"><text:span text:style-name="T7"><text:s text:c="16"/>co-lexicographic K-subset into the array A</text:span></text:p>
      <text:p text:style-name="P9"/>
      <text:p text:style-name="No_20_Spacing"><text:span text:style-name="T7"><text:s text:c="16"/>============= Minimum change ordered =============== <text:s text:c="7"/></text:span></text:p>
      <text:p text:style-name="No_20_Spacing"><text:span text:style-name="T7"><text:s text:c="16"/>rank_minkset(A,n,k) returns the rank of A in a</text:span></text:p>
      <text:p text:style-name="No_20_Spacing"><text:span text:style-name="T7"><text:s text:c="16"/>minimal change ordering known as revolving door</text:span></text:p>
      <text:p text:style-name="No_20_Spacing"><text:span text:style-name="T7"><text:s text:c="16"/></text:span></text:p>
      <text:p text:style-name="No_20_Spacing"><text:span text:style-name="T7"><text:s text:c="16"/>unrank_minkset(r,n,k,A) builds the rth K-subset</text:span></text:p>
      <text:p text:style-name="No_20_Spacing"><text:span text:style-name="T7"><text:s text:c="16"/>of the minimum change ordering</text:span></text:p>
      <text:p text:style-name="No_20_Spacing"><text:span text:style-name="T7"><text:s text:c="16"/></text:span></text:p>
      <text:p text:style-name="No_20_Spacing"><text:span text:style-name="T7"><text:s text:c="16"/>minchange(r,n,k,plus,minus) sets plus to the</text:span></text:p>
      <text:p text:style-name="No_20_Spacing"><text:span text:style-name="T7"><text:s text:c="16"/>index that is added, and minus to the index that</text:span></text:p>
      <text:p text:style-name="No_20_Spacing"><text:span text:style-name="T7"><text:s text:c="16"/>is removed from the rth K-subset to get to the </text:span></text:p>
      <text:p text:style-name="No_20_Spacing"><text:span text:style-name="T7"><text:s text:c="16"/>(r+1)th K-subset. <text:s/>The function returns 1</text:span></text:p>
      <text:p text:style-name="No_20_Spacing"><text:span text:style-name="T7"><text:s text:c="16"/>if this is done sucessfully, and 0 otherwise</text:span></text:p>
      <text:p text:style-name="No_20_Spacing"><text:span text:style-name="T7"><text:s text:c="16"/></text:span></text:p>
      <text:p text:style-name="No_20_Spacing"><text:span text:style-name="T7"><text:s text:c="3"/>Complexity: <text:s/>rank_lexkset <text:s text:c="4"/>=&gt; O(n)</text:span></text:p>
      <text:p text:style-name="No_20_Spacing"><text:span text:style-name="T7"><text:s text:c="16"/>unrank_lexkset <text:s text:c="2"/>=&gt; O(n)</text:span></text:p>
      <text:p text:style-name="No_20_Spacing"><text:span text:style-name="T7"><text:s text:c="16"/>next_lexkset <text:s text:c="4"/>=&gt; O(k)</text:span></text:p>
      <text:p text:style-name="P9"/>
      <text:p text:style-name="No_20_Spacing"><text:span text:style-name="T7"><text:s text:c="16"/></text:span><text:span text:style-name="T8">rank_colexkset <text:s text:c="2"/>=&gt; O(k)</text:span></text:p>
      <text:p text:style-name="No_20_Spacing"><text:span text:style-name="T8"><text:s text:c="16"/>unrank_colexkset =&gt; O(n)</text:span></text:p>
      <text:p text:style-name="No_20_Spacing"><text:span text:style-name="T8"><text:s text:c="16"/></text:span></text:p>
      <text:p text:style-name="No_20_Spacing"><text:span text:style-name="T8"><text:s text:c="16"/>unrank_minkset <text:s text:c="2"/>=&gt; O(n)</text:span></text:p>
      <text:p text:style-name="No_20_Spacing"><text:span text:style-name="T8"><text:s text:c="16"/>minchange <text:s text:c="7"/>=&gt; O(n+k^2)</text:span></text:p>
      <text:p text:style-name="No_20_Spacing"><text:span text:style-name="T8"><text:s text:c="3"/></text:span><text:span text:style-name="T7"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Jan 17, 2003</text:span></text:p>
      <text:p text:style-name="No_20_Spacing"><text:span text:style-name="T7"><text:s text:c="3"/>References: <text:s/>Combinatorial Algorithms - Donald L. Kreher</text:span></text:p>
      <text:p text:style-name="No_20_Spacing"><text:span text:style-name="T7"><text:s text:c="16"/>Chapter 2.3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bin[n][k] stores n choose k. This may be redone </text:span></text:p>
      <text:p text:style-name="No_20_Spacing"><text:span text:style-name="T7"><text:s text:c="16"/>using arbitrary precision arithmetic, if necessary</text:span></text:p>
      <text:p text:style-name="No_20_Spacing"><text:span text:style-name="T7">*/</text:span></text:p>
      <text:p text:style-name="P9"><text:soft-page-break/></text:p>
      <text:p text:style-name="P9"/>
      <text:p text:style-name="No_20_Spacing"><text:span text:style-name="T5">#include &lt;stdio.h&gt;</text:span></text:p>
      <text:p text:style-name="P8"/>
      <text:p text:style-name="No_20_Spacing"><text:span text:style-name="T5">#define MAXN 200</text:span></text:p>
      <text:p text:style-name="No_20_Spacing"><text:span text:style-name="T5">#define MAXK 12</text:span></text:p>
      <text:p text:style-name="No_20_Spacing"><text:span text:style-name="T5">#define ULL unsigned long long</text:span></text:p>
      <text:p text:style-name="No_20_Spacing"><text:span text:style-name="T5">#define min(a,b) (((a)&lt;(b))?(a):(b))</text:span></text:p>
      <text:p text:style-name="P8"/>
      <text:p text:style-name="No_20_Spacing"><text:span text:style-name="T10">ULL bin[MAXN+</text:span><text:span text:style-name="T16">1</text:span><text:span text:style-name="T10">][MAXK+</text:span><text:span text:style-name="T16">1</text:span><text:span text:style-name="T10">];</text:span></text:p>
      <text:p text:style-name="P12"/>
      <text:p text:style-name="No_20_Spacing"><text:span text:style-name="T7">/* ============ Lexicographically ordered ============= */</text:span></text:p>
      <text:p text:style-name="No_20_Spacing"><text:span text:style-name="T10">ULL rank_lexkset(</text:span><text:span text:style-name="T11">int</text:span><text:span text:style-name="T10"> *A, </text:span><text:span text:style-name="T11">int</text:span><text:span text:style-name="T10"> n, </text:span><text:span text:style-name="T11">int</text:span><text:span text:style-name="T10"> k){</text:span></text:p>
      <text:p text:style-name="No_20_Spacing"><text:span text:style-name="T10"><text:s text:c="2"/></text:span><text:span text:style-name="T9">ULL r; </text:span><text:span text:style-name="T12">int</text:span><text:span text:style-name="T9"> i, j;</text:span></text:p>
      <text:p text:style-name="No_20_Spacing"><text:span text:style-name="T9"><text:s text:c="2"/></text:span><text:span text:style-name="T12">for</text:span><text:span text:style-name="T9">(i = r = </text:span><text:span text:style-name="T15">0</text:span><text:span text:style-name="T9">; i &lt; k; i++)</text:span></text:p>
      <text:p text:style-name="No_20_Spacing"><text:span text:style-name="T9"><text:s text:c="4"/></text:span><text:span text:style-name="T12">for</text:span><text:span text:style-name="T9">(j = i?A[i-</text:span><text:span text:style-name="T15">1</text:span><text:span text:style-name="T9">]+</text:span><text:span text:style-name="T15">1</text:span><text:span text:style-name="T9">:</text:span><text:span text:style-name="T15">0</text:span><text:span text:style-name="T9">; j &lt; A[i]; j++)</text:span></text:p>
      <text:p text:style-name="No_20_Spacing"><text:span text:style-name="T9"><text:s text:c="6"/>r += bin[n-</text:span><text:span text:style-name="T15">1</text:span><text:span text:style-name="T9">-j][k-</text:span><text:span text:style-name="T15">1</text:span><text:span text:style-name="T9">-i];</text:span></text:p>
      <text:p text:style-name="No_20_Spacing"><text:span text:style-name="T9"><text:s text:c="2"/></text:span><text:span text:style-name="T12">return</text:span><text:span text:style-name="T9"> r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unrank_lexkset(ULL r, </text:span><text:span text:style-name="T11">int</text:span><text:span text:style-name="T10"> n, </text:span><text:span text:style-name="T11">int</text:span><text:span text:style-name="T10"> k, </text:span><text:span text:style-name="T11">int</text:span><text:span text:style-name="T10"> *A){</text:span></text:p>
      <text:p text:style-name="No_20_Spacing"><text:span text:style-name="T10"><text:s text:c="2"/></text:span><text:span text:style-name="T12">int</text:span><text:span text:style-name="T9"> i, x;</text:span></text:p>
      <text:p text:style-name="No_20_Spacing"><text:span text:style-name="T9"><text:s text:c="2"/></text:span><text:span text:style-name="T12">for</text:span><text:span text:style-name="T9">(i = x = </text:span><text:span text:style-name="T15">0</text:span><text:span text:style-name="T9">; i &lt; k; i++){</text:span></text:p>
      <text:p text:style-name="No_20_Spacing"><text:span text:style-name="T9"><text:s text:c="4"/></text:span><text:span text:style-name="T12">while</text:span><text:span text:style-name="T9">(r &gt;= bin[n-</text:span><text:span text:style-name="T15">1</text:span><text:span text:style-name="T9">-x][k-</text:span><text:span text:style-name="T15">1</text:span><text:span text:style-name="T9">-i])</text:span></text:p>
      <text:p text:style-name="No_20_Spacing"><text:span text:style-name="T9"><text:s text:c="6"/>r -= bin[n-</text:span><text:span text:style-name="T15">1</text:span><text:span text:style-name="T9">-x++][k-</text:span><text:span text:style-name="T15">1</text:span><text:span text:style-name="T9">-i];</text:span></text:p>
      <text:p text:style-name="No_20_Spacing"><text:span text:style-name="T9"><text:s text:c="4"/></text:span><text:span text:style-name="T10">A[i] = x++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next_lexkset(</text:span><text:span text:style-name="T11">int</text:span><text:span text:style-name="T10"> *A, </text:span><text:span text:style-name="T11">int</text:span><text:span text:style-name="T10"> *B, </text:span><text:span text:style-name="T11">int</text:span><text:span text:style-name="T10"> n, </text:span><text:span text:style-name="T11">int</text:span><text:span text:style-name="T10"> k){</text:span></text:p>
      <text:p text:style-name="No_20_Spacing"><text:span text:style-name="T10"><text:s text:c="2"/></text:span><text:span text:style-name="T11">int</text:span><text:span text:style-name="T10"> i, j;</text:span></text:p>
      <text:p text:style-name="No_20_Spacing"><text:span text:style-name="T10"><text:s text:c="2"/></text:span><text:span text:style-name="T11">for</text:span><text:span text:style-name="T10">(i = k-</text:span><text:span text:style-name="T16">1</text:span><text:span text:style-name="T10">; i &gt;= </text:span><text:span text:style-name="T16">0</text:span><text:span text:style-name="T10">; i--)</text:span></text:p>
      <text:p text:style-name="No_20_Spacing"><text:span text:style-name="T10"><text:s text:c="4"/></text:span><text:span text:style-name="T11">if</text:span><text:span text:style-name="T10">(A[i] != n-k+i){</text:span></text:p>
      <text:p text:style-name="No_20_Spacing"><text:span text:style-name="T10"><text:s text:c="6"/></text:span><text:span text:style-name="T11">for</text:span><text:span text:style-name="T10">(j = </text:span><text:span text:style-name="T16">0</text:span><text:span text:style-name="T10">; j &lt; i; j++) B[j] = A[j];</text:span></text:p>
      <text:p text:style-name="No_20_Spacing"><text:span text:style-name="T10"><text:s text:c="6"/></text:span><text:span text:style-name="T11">for</text:span><text:span text:style-name="T10">(j = i; j &lt; k; j++) B[j] = A[i]+</text:span><text:span text:style-name="T16">1</text:span><text:span text:style-name="T10">+j-i;</text:span></text:p>
      <text:p text:style-name="No_20_Spacing"><text:span text:style-name="T10"><text:s text:c="6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4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7">/* ============ Co-lexicographically ordered ============= */</text:span></text:p>
      <text:p text:style-name="No_20_Spacing"><text:span text:style-name="T10">ULL rank_colexkset(</text:span><text:span text:style-name="T11">int</text:span><text:span text:style-name="T10"> *A, </text:span><text:span text:style-name="T11">int</text:span><text:span text:style-name="T10"> n, </text:span><text:span text:style-name="T11">int</text:span><text:span text:style-name="T10"> k){</text:span></text:p>
      <text:p text:style-name="No_20_Spacing"><text:span text:style-name="T10"><text:s text:c="2"/></text:span><text:span text:style-name="T9">ULL r; </text:span><text:span text:style-name="T12">int</text:span><text:span text:style-name="T9"> i;</text:span></text:p>
      <text:p text:style-name="No_20_Spacing"><text:span text:style-name="T9"><text:s text:c="2"/></text:span><text:span text:style-name="T12">for</text:span><text:span text:style-name="T9">(i = r = </text:span><text:span text:style-name="T15">0</text:span><text:span text:style-name="T9">; i &lt; k; i++)</text:span></text:p>
      <text:p text:style-name="No_20_Spacing"><text:span text:style-name="T9"><text:s text:c="4"/>r += bin[A[i]][k-i];</text:span></text:p>
      <text:p text:style-name="No_20_Spacing"><text:span text:style-name="T9"><text:s text:c="2"/></text:span><text:span text:style-name="T12">return</text:span><text:span text:style-name="T9"> r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unrank_colexkset(ULL r, </text:span><text:span text:style-name="T11">int</text:span><text:span text:style-name="T10"> n, </text:span><text:span text:style-name="T11">int</text:span><text:span text:style-name="T10"> k, </text:span><text:span text:style-name="T11">int</text:span><text:span text:style-name="T10"> *A){</text:span></text:p>
      <text:p text:style-name="No_20_Spacing"><text:span text:style-name="T10"><text:s text:c="2"/></text:span><text:span text:style-name="T11">int</text:span><text:span text:style-name="T10"> i, x = n;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k; i++){</text:span></text:p>
      <text:p text:style-name="No_20_Spacing"><text:soft-page-break/><text:span text:style-name="T10"><text:s text:c="4"/></text:span><text:span text:style-name="T11">while</text:span><text:span text:style-name="T10">(bin[x][k-i] &gt; r) x--;</text:span></text:p>
      <text:p text:style-name="No_20_Spacing"><text:span text:style-name="T10"><text:s text:c="4"/>A[i] = x;</text:span></text:p>
      <text:p text:style-name="No_20_Spacing"><text:span text:style-name="T10"><text:s text:c="4"/>r -= bin[x][k-i]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7">/* ============ Minimal Change ordering ============= */</text:span></text:p>
      <text:p text:style-name="No_20_Spacing"><text:span text:style-name="T10">ULL rank_minkset(</text:span><text:span text:style-name="T11">int</text:span><text:span text:style-name="T10"> *A, </text:span><text:span text:style-name="T11">int</text:span><text:span text:style-name="T10"> n, </text:span><text:span text:style-name="T11">int</text:span><text:span text:style-name="T10"> k){</text:span></text:p>
      <text:p text:style-name="No_20_Spacing"><text:span text:style-name="T10"><text:s text:c="2"/>ULL r; </text:span><text:span text:style-name="T11">int</text:span><text:span text:style-name="T10"> s = </text:span><text:span text:style-name="T16">1</text:span><text:span text:style-name="T10">, i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if</text:span><text:span text:style-name="T10">(k % </text:span><text:span text:style-name="T16">2</text:span><text:span text:style-name="T10">) r = -</text:span><text:span text:style-name="T16">1</text:span><text:span text:style-name="T10">; </text:span><text:span text:style-name="T11">else</text:span><text:span text:style-name="T10"> r = </text:span><text:span text:style-name="T16">0</text:span><text:span text:style-name="T10">;</text:span></text:p>
      <text:p text:style-name="No_20_Spacing"><text:span text:style-name="T10"><text:s text:c="2"/></text:span><text:span text:style-name="T11">for</text:span><text:span text:style-name="T10">(i = k; i &gt; </text:span><text:span text:style-name="T16">0</text:span><text:span text:style-name="T10">; i--){</text:span></text:p>
      <text:p text:style-name="No_20_Spacing"><text:span text:style-name="T10"><text:s text:c="4"/>r += s*bin[A[i-</text:span><text:span text:style-name="T16">1</text:span><text:span text:style-name="T10">]+</text:span><text:span text:style-name="T16">1</text:span><text:span text:style-name="T10">][i];</text:span></text:p>
      <text:p text:style-name="No_20_Spacing"><text:span text:style-name="T10"><text:s text:c="4"/>s *= -</text:span><text:span text:style-name="T16">1</text:span><text:span text:style-name="T10">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r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unrank_minkset(ULL r, </text:span><text:span text:style-name="T11">int</text:span><text:span text:style-name="T10"> n, </text:span><text:span text:style-name="T11">int</text:span><text:span text:style-name="T10"> k, </text:span><text:span text:style-name="T11">int</text:span><text:span text:style-name="T10"> *A){</text:span></text:p>
      <text:p text:style-name="No_20_Spacing"><text:span text:style-name="T10"><text:s text:c="2"/></text:span><text:span text:style-name="T12">int</text:span><text:span text:style-name="T9"> x = n, i;</text:span></text:p>
      <text:p text:style-name="No_20_Spacing"><text:span text:style-name="T9"><text:s text:c="2"/></text:span><text:span text:style-name="T12">for</text:span><text:span text:style-name="T9">(i = k; i &gt; </text:span><text:span text:style-name="T15">0</text:span><text:span text:style-name="T9">; i--){</text:span></text:p>
      <text:p text:style-name="No_20_Spacing"><text:span text:style-name="T9"><text:s text:c="4"/></text:span><text:span text:style-name="T11">while</text:span><text:span text:style-name="T10">(bin[x][i] &gt; r) x--;</text:span></text:p>
      <text:p text:style-name="No_20_Spacing"><text:span text:style-name="T10"><text:s text:c="4"/></text:span><text:span text:style-name="T9">A[i-</text:span><text:span text:style-name="T15">1</text:span><text:span text:style-name="T9">] = x;</text:span></text:p>
      <text:p text:style-name="No_20_Spacing"><text:span text:style-name="T9"><text:s text:c="4"/>r = bin[x+</text:span><text:span text:style-name="T15">1</text:span><text:span text:style-name="T9">][i]-r-</text:span><text:span text:style-name="T15">1</text:span><text:span text:style-name="T9">;</text:span></text:p>
      <text:p text:style-name="No_20_Spacing"><text:span text:style-name="T9"><text:s text:c="2"/></text:span><text:span text:style-name="T10">}</text:span></text:p>
      <text:p text:style-name="No_20_Spacing"><text:span text:style-name="T10">}</text:span></text:p>
      <text:p text:style-name="P12"/>
      <text:p text:style-name="P12"/>
      <text:p text:style-name="No_20_Spacing"><text:span text:style-name="T11">int</text:span><text:span text:style-name="T10"> minchange(</text:span><text:span text:style-name="T11">int</text:span><text:span text:style-name="T10"> r, </text:span><text:span text:style-name="T11">int</text:span><text:span text:style-name="T10"> n, </text:span><text:span text:style-name="T11">int</text:span><text:span text:style-name="T10"> k, </text:span><text:span text:style-name="T11">int</text:span><text:span text:style-name="T10"> *plus, </text:span><text:span text:style-name="T11">int</text:span><text:span text:style-name="T10"> *minus){</text:span></text:p>
      <text:p text:style-name="No_20_Spacing"><text:span text:style-name="T10"><text:s text:c="2"/></text:span><text:span text:style-name="T11">int</text:span><text:span text:style-name="T10"> A[MAXK], B[MAXK], i, j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if</text:span><text:span text:style-name="T10">(r == bin[n][k]-</text:span><text:span text:style-name="T16">1</text:span><text:span text:style-name="T10">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2"/>unrank_minkset(r, n, k, A);</text:span></text:p>
      <text:p text:style-name="No_20_Spacing"><text:span text:style-name="T10"><text:s text:c="2"/>unrank_minkset(r+</text:span><text:span text:style-name="T16">1</text:span><text:span text:style-name="T10">, n, k, B);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k; i++){</text:span></text:p>
      <text:p text:style-name="No_20_Spacing"><text:span text:style-name="T10"><text:s text:c="4"/></text:span><text:span text:style-name="T11">for</text:span><text:span text:style-name="T10">(j = </text:span><text:span text:style-name="T16">0</text:span><text:span text:style-name="T10">; j &lt; k; j++)</text:span></text:p>
      <text:p text:style-name="No_20_Spacing"><text:span text:style-name="T10"><text:s text:c="6"/></text:span><text:span text:style-name="T11">if</text:span><text:span text:style-name="T10">(A[i] == B[j]){</text:span></text:p>
      <text:p text:style-name="No_20_Spacing"><text:span text:style-name="T10"><text:s text:c="8"/>B[j] = -</text:span><text:span text:style-name="T16">1</text:span><text:span text:style-name="T10">;</text:span></text:p>
      <text:p text:style-name="No_20_Spacing"><text:span text:style-name="T10"><text:s text:c="8"/></text:span><text:span text:style-name="T11">break</text:span><text:span text:style-name="T10">;</text:span></text:p>
      <text:p text:style-name="No_20_Spacing"><text:span text:style-name="T10"><text:s text:c="6"/>}</text:span></text:p>
      <text:p text:style-name="No_20_Spacing"><text:span text:style-name="T10"><text:s text:c="4"/></text:span><text:span text:style-name="T11">if</text:span><text:span text:style-name="T10">(j == k) *minus = A[i]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k; i++){</text:span></text:p>
      <text:p text:style-name="No_20_Spacing"><text:span text:style-name="T10"><text:s text:c="4"/></text:span><text:span text:style-name="T11">if</text:span><text:span text:style-name="T10">(B[i] != -</text:span><text:span text:style-name="T16">1</text:span><text:span text:style-name="T10">){</text:span></text:p>
      <text:p text:style-name="No_20_Spacing"><text:span text:style-name="T10"><text:s text:c="6"/>*plus = B[i];</text:span></text:p>
      <text:p text:style-name="No_20_Spacing"><text:span text:style-name="T10"><text:s text:c="6"/></text:span><text:span text:style-name="T11">break</text:span><text:span text:style-name="T10">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}</text:span></text:p>
      <text:p text:style-name="P12"/>
      <text:p text:style-name="No_20_Spacing"><text:soft-page-break/><text:span text:style-name="T11">void</text:span><text:span text:style-name="T10"> buildBin(){</text:span></text:p>
      <text:p text:style-name="No_20_Spacing"><text:span text:style-name="T10"><text:s text:c="2"/></text:span><text:span text:style-name="T11">int</text:span><text:span text:style-name="T10"> n,k;</text:span></text:p>
      <text:p text:style-name="No_20_Spacing"><text:span text:style-name="T10"><text:s text:c="2"/></text:span><text:span text:style-name="T12">for</text:span><text:span text:style-name="T9">(n = </text:span><text:span text:style-name="T15">0</text:span><text:span text:style-name="T9">; n &lt;= MAXN; n++){</text:span></text:p>
      <text:p text:style-name="No_20_Spacing"><text:span text:style-name="T9"><text:s text:c="4"/></text:span><text:span text:style-name="T10">bin[n][</text:span><text:span text:style-name="T16">0</text:span><text:span text:style-name="T10">] = </text:span><text:span text:style-name="T16">1</text:span><text:span text:style-name="T10">;</text:span></text:p>
      <text:p text:style-name="No_20_Spacing"><text:span text:style-name="T10"><text:s text:c="4"/></text:span><text:span text:style-name="T11">for</text:span><text:span text:style-name="T10">(k = </text:span><text:span text:style-name="T16">1</text:span><text:span text:style-name="T10">; k &lt;= min(n,MAXK); k++)</text:span></text:p>
      <text:p text:style-name="No_20_Spacing"><text:span text:style-name="T10"><text:s text:c="6"/></text:span><text:span text:style-name="T9">bin[n][k] = bin[n-</text:span><text:span text:style-name="T15">1</text:span><text:span text:style-name="T9">][k]+bin[n-</text:span><text:span text:style-name="T15">1</text:span><text:span text:style-name="T9">][k-</text:span><text:span text:style-name="T15">1</text:span><text:span text:style-name="T9">];</text:span></text:p>
      <text:p text:style-name="No_20_Spacing"><text:span text:style-name="T9"><text:s text:c="2"/></text:span><text:span text:style-name="T10">}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A[MAXK], B[MAXK], n, k, i, j, plus, minus;</text:span></text:p>
      <text:p text:style-name="P12"/>
      <text:p text:style-name="No_20_Spacing"><text:span text:style-name="T10"><text:s text:c="2"/>buildBin(); </text:span><text:span text:style-name="T7">/* Build table of binomial coefficients */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scanf(</text:span><text:span text:style-name="T14">"%d %d"</text:span><text:span text:style-name="T10">, &amp;n, &amp;k) == </text:span><text:span text:style-name="T16">2</text:span><text:span text:style-name="T10">){</text:span></text:p>
      <text:p text:style-name="P12"/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bin[n][k]; i++){</text:span></text:p>
      <text:p text:style-name="No_20_Spacing"><text:span text:style-name="T10"><text:s text:c="6"/>printf(</text:span><text:span text:style-name="T14">"Rank[%d] <text:s/>Lex:"</text:span><text:span text:style-name="T10">, i);</text:span></text:p>
      <text:p text:style-name="No_20_Spacing"><text:span text:style-name="T10"><text:s text:c="6"/>unrank_lexkset(i, n, k, A);</text:span></text:p>
      <text:p text:style-name="No_20_Spacing"><text:span text:style-name="T10"><text:s text:c="6"/></text:span><text:span text:style-name="T11">for</text:span><text:span text:style-name="T10">(j = </text:span><text:span text:style-name="T16">0</text:span><text:span text:style-name="T10">; j &lt; k; j++) printf(</text:span><text:span text:style-name="T14">"%d "</text:span><text:span text:style-name="T10">, A[j]);</text:span></text:p>
      <text:p text:style-name="No_20_Spacing"><text:span text:style-name="T10"><text:s text:c="6"/>printf(</text:span><text:span text:style-name="T14">"{%llu} <text:s text:c="2"/>Co-lex:"</text:span><text:span text:style-name="T10">, rank_lexkset(A,n,k));</text:span></text:p>
      <text:p text:style-name="No_20_Spacing"><text:span text:style-name="T10"><text:s text:c="6"/></text:span></text:p>
      <text:p text:style-name="No_20_Spacing"><text:span text:style-name="T10"><text:s text:c="6"/>unrank_colexkset(i, n, k, B);</text:span></text:p>
      <text:p text:style-name="No_20_Spacing"><text:span text:style-name="T10"><text:s text:c="6"/></text:span><text:span text:style-name="T11">for</text:span><text:span text:style-name="T10">(j = </text:span><text:span text:style-name="T16">0</text:span><text:span text:style-name="T10">; j &lt; k; j++) printf(</text:span><text:span text:style-name="T14">" %d"</text:span><text:span text:style-name="T10">, B[j]);</text:span></text:p>
      <text:p text:style-name="No_20_Spacing"><text:span text:style-name="T10"><text:s text:c="6"/>printf(</text:span><text:span text:style-name="T14">" {%llu} <text:s/>Minchange:"</text:span><text:span text:style-name="T10">, rank_colexkset(B, n, k));</text:span></text:p>
      <text:p text:style-name="No_20_Spacing"><text:span text:style-name="T10"><text:s text:c="6"/></text:span></text:p>
      <text:p text:style-name="No_20_Spacing"><text:span text:style-name="T10"><text:s text:c="6"/>unrank_minkset(i, n, k, A);</text:span></text:p>
      <text:p text:style-name="No_20_Spacing"><text:span text:style-name="T10"><text:s text:c="6"/></text:span><text:span text:style-name="T11">for</text:span><text:span text:style-name="T10">(j = </text:span><text:span text:style-name="T16">0</text:span><text:span text:style-name="T10">; j &lt; k; j++) printf(</text:span><text:span text:style-name="T14">" %d"</text:span><text:span text:style-name="T10">, A[j]); <text:s text:c="5"/></text:span></text:p>
      <text:p text:style-name="No_20_Spacing"><text:span text:style-name="T10"><text:s text:c="6"/></text:span><text:span text:style-name="T11">if</text:span><text:span text:style-name="T10">(minchange(i, n, k, &amp;plus, &amp;minus)){</text:span></text:p>
      <text:p text:style-name="No_20_Spacing"><text:span text:style-name="T10"><text:s text:c="8"/></text:span><text:span text:style-name="T9">printf(</text:span><text:span text:style-name="T13">" [+%d][-%d] {%llu}\n"</text:span><text:span text:style-name="T9">,</text:span></text:p>
      <text:p text:style-name="No_20_Spacing"><text:span text:style-name="T9"><text:s text:c="15"/></text:span><text:span text:style-name="T10">plus, minus, rank_minkset(A, n, k));</text:span></text:p>
      <text:p text:style-name="No_20_Spacing"><text:span text:style-name="T10"><text:s text:c="6"/>} </text:span><text:span text:style-name="T11">else</text:span><text:span text:style-name="T10"> {</text:span></text:p>
      <text:p text:style-name="No_20_Spacing"><text:span text:style-name="T10"><text:s text:c="8"/>printf(</text:span><text:span text:style-name="T14">" No change {%llu}\n"</text:span><text:span text:style-name="T10">, rank_minkset(A, n, k));</text:span></text:p>
      <text:p text:style-name="No_20_Spacing"><text:span text:style-name="T10"><text:s text:c="6"/>}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Generators: N-Queens Solution Generator</text:span></text:p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This code generates a solution for the n-queens </text:span></text:p>
      <text:p text:style-name="No_20_Spacing"><text:span text:style-name="T7"><text:s text:c="16"/>problem. <text:s/>Solutions exist for n = 1 || n &gt; 3.</text:span></text:p>
      <text:p text:style-name="No_20_Spacing"><text:span text:style-name="T7"><text:s text:c="16"/>Solutions are stored in the array called row[],</text:span></text:p>
      <text:p text:style-name="No_20_Spacing"><text:span text:style-name="T7"><text:s text:c="16"/>where row[i] represents the row where the queen in</text:span></text:p>
      <text:p text:style-name="No_20_Spacing"><text:span text:style-name="T7"><text:s text:c="16"/>the i'th column is placed. <text:s/>Coordinates are [0..n-1]</text:span></text:p>
      <text:p text:style-name="No_20_Spacing"><text:soft-page-break/><text:span text:style-name="T7"><text:s text:c="3"/></text:span></text:p>
      <text:p text:style-name="No_20_Spacing"><text:span text:style-name="T7"><text:s text:c="3"/>Complexity: <text:s/>O(n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Sept 9, 2002</text:span></text:p>
      <text:p text:style-name="No_20_Spacing"><text:span text:style-name="T7"><text:s text:c="3"/>References: <text:s/>www.bridges.canterbury.ac.nz/features/eight.html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(Sept 2002)</text:span></text:p>
      <text:p text:style-name="No_20_Spacing"><text:span text:style-name="T7"><text:s text:c="3"/>Notes: <text:s text:c="6"/>- This solution is only 1 of perhaps many</text:span></text:p>
      <text:p text:style-name="No_20_Spacing"><text:span text:style-name="T7"><text:s text:c="18"/>solutions</text:span></text:p>
      <text:p text:style-name="No_20_Spacing"><text:span text:style-name="T7"><text:s text:c="16"/>- No checking is done by the routine for valid n</text:span></text:p>
      <text:p text:style-name="No_20_Spacing"><text:span text:style-name="T7"><text:s text:c="16"/>* Solves Spanish Problem 10094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P8"/>
      <text:p text:style-name="No_20_Spacing"><text:span text:style-name="T5">#define MAXN 10001</text:span></text:p>
      <text:p text:style-name="P8"/>
      <text:p text:style-name="No_20_Spacing"><text:span text:style-name="T11">int</text:span><text:span text:style-name="T10"> row[MAXN];</text:span></text:p>
      <text:p text:style-name="P12"/>
      <text:p text:style-name="No_20_Spacing"><text:span text:style-name="T11">void</text:span><text:span text:style-name="T10"> gen_nqueens(</text:span><text:span text:style-name="T11">int</text:span><text:span text:style-name="T10"> n){</text:span></text:p>
      <text:p text:style-name="No_20_Spacing"><text:span text:style-name="T10"><text:s text:c="2"/></text:span><text:span text:style-name="T11">int</text:span><text:span text:style-name="T10"> i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if</text:span><text:span text:style-name="T10">(n % </text:span><text:span text:style-name="T16">2</text:span><text:span text:style-name="T10">){</text:span></text:p>
      <text:p text:style-name="No_20_Spacing"><text:span text:style-name="T10"><text:s text:c="4"/>gen_nqueens(n-</text:span><text:span text:style-name="T16">1</text:span><text:span text:style-name="T10">);</text:span></text:p>
      <text:p text:style-name="No_20_Spacing"><text:span text:style-name="T10"><text:s text:c="4"/></text:span><text:span text:style-name="T9">row[n-</text:span><text:span text:style-name="T15">1</text:span><text:span text:style-name="T9">] = n-</text:span><text:span text:style-name="T15">1</text:span><text:span text:style-name="T9">;</text:span></text:p>
      <text:p text:style-name="No_20_Spacing"><text:span text:style-name="T9"><text:s text:c="2"/>} </text:span><text:span text:style-name="T12">else</text:span><text:span text:style-name="T9"> {</text:span></text:p>
      <text:p text:style-name="No_20_Spacing"><text:span text:style-name="T9"><text:s text:c="4"/></text:span><text:span text:style-name="T12">if</text:span><text:span text:style-name="T9">(n % </text:span><text:span text:style-name="T15">6</text:span><text:span text:style-name="T9"> == </text:span><text:span text:style-name="T15">2</text:span><text:span text:style-name="T9">){</text:span></text:p>
      <text:p text:style-name="No_20_Spacing"><text:span text:style-name="T9"><text:s text:c="6"/></text:span><text:span text:style-name="T12">for</text:span><text:span text:style-name="T9">(i = </text:span><text:span text:style-name="T15">0</text:span><text:span text:style-name="T9">; i &lt; n/</text:span><text:span text:style-name="T15">2</text:span><text:span text:style-name="T9">; i++) row[i] = (n/</text:span><text:span text:style-name="T15">2</text:span><text:span text:style-name="T9">+</text:span><text:span text:style-name="T15">2</text:span><text:span text:style-name="T9">*i-</text:span><text:span text:style-name="T15">1</text:span><text:span text:style-name="T9">)%n;</text:span></text:p>
      <text:p text:style-name="No_20_Spacing"><text:span text:style-name="T9"><text:s text:c="6"/></text:span><text:span text:style-name="T12">for</text:span><text:span text:style-name="T9">(i = n/</text:span><text:span text:style-name="T15">2</text:span><text:span text:style-name="T9">; i &lt; n; i++) row[i] = (n/</text:span><text:span text:style-name="T15">2</text:span><text:span text:style-name="T9">+</text:span><text:span text:style-name="T15">2</text:span><text:span text:style-name="T9">*i+</text:span><text:span text:style-name="T15">2</text:span><text:span text:style-name="T9">)%n;</text:span></text:p>
      <text:p text:style-name="No_20_Spacing"><text:span text:style-name="T9"><text:s text:c="4"/>} </text:span><text:span text:style-name="T12">else</text:span><text:span text:style-name="T9"> {</text:span></text:p>
      <text:p text:style-name="No_20_Spacing"><text:span text:style-name="T9"><text:s text:c="6"/></text:span><text:span text:style-name="T12">for</text:span><text:span text:style-name="T9">(i = </text:span><text:span text:style-name="T15">0</text:span><text:span text:style-name="T9">; i &lt; n/</text:span><text:span text:style-name="T15">2</text:span><text:span text:style-name="T9">; i++) row[i] = </text:span><text:span text:style-name="T15">2</text:span><text:span text:style-name="T9">*i+</text:span><text:span text:style-name="T15">1</text:span><text:span text:style-name="T9">;</text:span></text:p>
      <text:p text:style-name="No_20_Spacing"><text:span text:style-name="T9"><text:s text:c="6"/></text:span><text:span text:style-name="T12">for</text:span><text:span text:style-name="T9">(i = n/</text:span><text:span text:style-name="T15">2</text:span><text:span text:style-name="T9">; i &lt; n; i++) row[i] = (</text:span><text:span text:style-name="T15">2</text:span><text:span text:style-name="T9">*i)%n;</text:span></text:p>
      <text:p text:style-name="No_20_Spacing"><text:span text:style-name="T9"><text:s text:c="4"/></text:span><text:span text:style-name="T10">}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i, n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2">while</text:span><text:span text:style-name="T9">(scanf(</text:span><text:span text:style-name="T13">"%d"</text:span><text:span text:style-name="T9">, &amp;n) == </text:span><text:span text:style-name="T15">1</text:span><text:span text:style-name="T9">){</text:span></text:p>
      <text:p text:style-name="No_20_Spacing"><text:span text:style-name="T9"><text:s text:c="4"/></text:span><text:span text:style-name="T12">if</text:span><text:span text:style-name="T9">(n == </text:span><text:span text:style-name="T15">1</text:span><text:span text:style-name="T9"> || n &gt; </text:span><text:span text:style-name="T15">3</text:span><text:span text:style-name="T9">){</text:span></text:p>
      <text:p text:style-name="No_20_Spacing"><text:span text:style-name="T9"><text:s text:c="6"/>gen_nqueens(n);</text:span></text:p>
      <text:p text:style-name="No_20_Spacing"><text:span text:style-name="T9"><text:s text:c="6"/></text:span><text:span text:style-name="T12">for</text:span><text:span text:style-name="T9">(i = </text:span><text:span text:style-name="T15">0</text:span><text:span text:style-name="T9">; i &lt; n; i++)</text:span></text:p>
      <text:p text:style-name="No_20_Spacing"><text:span text:style-name="T9"><text:s text:c="8"/>printf(</text:span><text:span text:style-name="T13">"%d%c"</text:span><text:span text:style-name="T9">, row[i], i == n-</text:span><text:span text:style-name="T15">1</text:span><text:span text:style-name="T9"> ? </text:span><text:span text:style-name="T10">'\n' : ' ');</text:span></text:p>
      <text:p text:style-name="No_20_Spacing"><text:span text:style-name="T10"><text:s text:c="4"/>} </text:span><text:span text:style-name="T11">else</text:span><text:span text:style-name="T10"> {</text:span></text:p>
      <text:p text:style-name="No_20_Spacing"><text:span text:style-name="T10"><text:s text:c="6"/>printf(</text:span><text:span text:style-name="T14">"Impossible\n"</text:span><text:span text:style-name="T10">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oft-page-break/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Generators: </text:span></text:p>
      <text:list xml:id="list39289827" text:continue-numbering="true" text:style-name="Outline">
        <text:list-item>
          <text:list>
            <text:list-item>
              <text:h text:style-name="Heading_20_2" text:outline-level="2"><text:bookmark-start text:name="__RefHeading___Toc26902_2932636602"/><text:bookmark text:name="Bookmark85"/><text:span text:style-name="T6">Pythagorean Triples</text:span><text:bookmark-end text:name="__RefHeading___Toc2690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A Pythagorean triple is a set of three positive</text:span></text:p>
      <text:p text:style-name="No_20_Spacing"><text:span text:style-name="T7"><text:s text:c="16"/>integers a &lt; b &lt; c such that a^2 + b^2 = c^2. <text:s/>A</text:span></text:p>
      <text:p text:style-name="No_20_Spacing"><text:span text:style-name="T7"><text:s text:c="16"/>primitive triple has the property that a,b,c are</text:span></text:p>
      <text:p text:style-name="No_20_Spacing"><text:span text:style-name="T7"><text:s text:c="16"/>relatively prime. <text:s/>Given N, this code generates</text:span></text:p>
      <text:p text:style-name="No_20_Spacing"><text:span text:style-name="T7"><text:s text:c="16"/>all the primitive triples such that c &lt; N.</text:span></text:p>
      <text:p text:style-name="P9"/>
      <text:p text:style-name="No_20_Spacing"><text:span text:style-name="T7"><text:s text:c="3"/>Complexity: <text:s/>O(N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Ashley Zinyk</text:span></text:p>
      <text:p text:style-name="No_20_Spacing"><text:span text:style-name="T7"><text:s text:c="3"/>Date: <text:s text:c="7"/>Dec 15, 2002</text:span></text:p>
      <text:p text:style-name="No_20_Spacing"><text:span text:style-name="T7"><text:s text:c="3"/>References: <text:s/>Leonhard Euler, so you know it's fast.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(Spain 106)</text:span></text:p>
      <text:p text:style-name="No_20_Spacing"><text:span text:style-name="T7"><text:s text:c="3"/>Notes: <text:s text:c="6"/>There will be no more than N/4 triples generated;</text:span></text:p>
      <text:p text:style-name="No_20_Spacing"><text:span text:style-name="T7"><text:s text:c="16"/>allocate this much space. <text:s/>The function will </text:span></text:p>
      <text:p text:style-name="No_20_Spacing"><text:span text:style-name="T7"><text:s text:c="16"/>return the actual number of triples generated.</text:span></text:p>
      <text:p text:style-name="No_20_Spacing"><text:span text:style-name="T7"><text:s text:c="16"/>The triples will be in no particular order; you may</text:span></text:p>
      <text:p text:style-name="No_20_Spacing"><text:span text:style-name="T7"><text:s text:c="16"/>want to sort the results after generating them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int</text:span><text:span text:style-name="T10"> a, b, c;</text:span></text:p>
      <text:p text:style-name="No_20_Spacing"><text:span text:style-name="T10">} ptrip;</text:span></text:p>
      <text:p text:style-name="P12"/>
      <text:p text:style-name="No_20_Spacing"><text:span text:style-name="T11">int</text:span><text:span text:style-name="T10"> gcd(</text:span><text:span text:style-name="T11">int</text:span><text:span text:style-name="T10"> a, </text:span><text:span text:style-name="T11">int</text:span><text:span text:style-name="T10"> b) {</text:span></text:p>
      <text:p text:style-name="No_20_Spacing"><text:span text:style-name="T10"><text:s text:c="2"/></text:span><text:span text:style-name="T12">int</text:span><text:span text:style-name="T9"> r;</text:span></text:p>
      <text:p text:style-name="P11"/>
      <text:p text:style-name="No_20_Spacing"><text:span text:style-name="T9"><text:s text:c="2"/></text:span><text:span text:style-name="T12">while</text:span><text:span text:style-name="T9"> (b) {</text:span></text:p>
      <text:p text:style-name="No_20_Spacing"><text:span text:style-name="T9"><text:s text:c="4"/>r = a % b;</text:span></text:p>
      <text:p text:style-name="No_20_Spacing"><text:span text:style-name="T9"><text:s text:c="4"/>a = b;</text:span></text:p>
      <text:p text:style-name="No_20_Spacing"><text:span text:style-name="T9"><text:s text:c="4"/>b = r;</text:span></text:p>
      <text:p text:style-name="No_20_Spacing"><text:span text:style-name="T9"><text:s text:c="2"/></text:span><text:span text:style-name="T10">}</text:span></text:p>
      <text:p text:style-name="No_20_Spacing"><text:span text:style-name="T10"><text:s text:c="2"/></text:span><text:span text:style-name="T11">return</text:span><text:span text:style-name="T10"> a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gen_triples(</text:span><text:span text:style-name="T11">int</text:span><text:span text:style-name="T10"> n, ptrip *res) {</text:span></text:p>
      <text:p text:style-name="No_20_Spacing"><text:span text:style-name="T10"><text:s text:c="2"/></text:span><text:span text:style-name="T11">int</text:span><text:span text:style-name="T10"> a, b, p, q, cnt = </text:span><text:span text:style-name="T16">0</text:span><text:span text:style-name="T10">;</text:span></text:p>
      <text:p text:style-name="P12"/>
      <text:p text:style-name="No_20_Spacing"><text:soft-page-break/><text:span text:style-name="T10"><text:s text:c="2"/></text:span><text:span text:style-name="T11">for</text:span><text:span text:style-name="T10"> (p = </text:span><text:span text:style-name="T16">2</text:span><text:span text:style-name="T10">; p*p &lt; n; p++) {</text:span></text:p>
      <text:p text:style-name="No_20_Spacing"><text:span text:style-name="T10"><text:s text:c="4"/></text:span><text:span text:style-name="T11">for</text:span><text:span text:style-name="T10"> (q = </text:span><text:span text:style-name="T16">1</text:span><text:span text:style-name="T10">+p%</text:span><text:span text:style-name="T16">2</text:span><text:span text:style-name="T10">; q &lt; p &amp;&amp; p*p+q*q &lt; n; q += </text:span><text:span text:style-name="T16">2</text:span><text:span text:style-name="T10">) {</text:span></text:p>
      <text:p text:style-name="No_20_Spacing"><text:span text:style-name="T10"><text:s text:c="6"/></text:span><text:span text:style-name="T11">if</text:span><text:span text:style-name="T10"> (gcd(p,q)!=</text:span><text:span text:style-name="T16">1</text:span><text:span text:style-name="T10">) </text:span><text:span text:style-name="T11">continue</text:span><text:span text:style-name="T10">;</text:span></text:p>
      <text:p text:style-name="No_20_Spacing"><text:span text:style-name="T10"><text:s text:c="6"/>a = p*p-q*q;</text:span></text:p>
      <text:p text:style-name="No_20_Spacing"><text:span text:style-name="T10"><text:s text:c="6"/>b = </text:span><text:span text:style-name="T16">2</text:span><text:span text:style-name="T10">*p*q;</text:span></text:p>
      <text:p text:style-name="No_20_Spacing"><text:span text:style-name="T10"><text:s text:c="6"/></text:span><text:span text:style-name="T11">if</text:span><text:span text:style-name="T10"> (a &lt; b) { res[cnt].a = a; res[cnt].b = b; }</text:span></text:p>
      <text:p text:style-name="No_20_Spacing"><text:span text:style-name="T10"><text:s text:c="6"/></text:span><text:span text:style-name="T11">else</text:span><text:span text:style-name="T10"> <text:s text:c="6"/>{ res[cnt].a = b; res[cnt].b = a; }</text:span></text:p>
      <text:p text:style-name="No_20_Spacing"><text:span text:style-name="T10"><text:s text:c="6"/>res[cnt++].c = p*p+q*q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cnt;</text:span></text:p>
      <text:p text:style-name="No_20_Spacing"><text:span text:style-name="T10">} 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ptrip *arra = NULL;</text:span></text:p>
      <text:p text:style-name="No_20_Spacing"><text:span text:style-name="T10"><text:s text:c="2"/></text:span><text:span text:style-name="T11">int</text:span><text:span text:style-name="T10"> i, max, ntrip;</text:span></text:p>
      <text:p text:style-name="P12"/>
      <text:p text:style-name="No_20_Spacing"><text:span text:style-name="T10"><text:s text:c="2"/></text:span><text:span text:style-name="T11">while</text:span><text:span text:style-name="T10"> (scanf(</text:span><text:span text:style-name="T14">"%d"</text:span><text:span text:style-name="T10">,&amp;max)==</text:span><text:span text:style-name="T16">1</text:span><text:span text:style-name="T10">) {</text:span></text:p>
      <text:p text:style-name="No_20_Spacing"><text:span text:style-name="T10"><text:s text:c="4"/>arra = realloc(arra,</text:span><text:span text:style-name="T11">sizeof</text:span><text:span text:style-name="T10">(ptrip)*max/</text:span><text:span text:style-name="T16">4</text:span><text:span text:style-name="T10">);</text:span></text:p>
      <text:p text:style-name="No_20_Spacing"><text:span text:style-name="T10"><text:s text:c="4"/>ntrip = gen_triples(max,arra);</text:span></text:p>
      <text:p text:style-name="No_20_Spacing"><text:span text:style-name="T10"><text:s text:c="4"/></text:span><text:span text:style-name="T9">printf(</text:span><text:span text:style-name="T13">"%d\n"</text:span><text:span text:style-name="T9">,ntrip);</text:span></text:p>
      <text:p text:style-name="No_20_Spacing"><text:span text:style-name="T9"><text:s text:c="4"/></text:span><text:span text:style-name="T12">for</text:span><text:span text:style-name="T9"> (i = </text:span><text:span text:style-name="T15">0</text:span><text:span text:style-name="T9">; i &lt; ntrip; i++)</text:span></text:p>
      <text:p text:style-name="No_20_Spacing"><text:span text:style-name="T9"><text:s text:c="6"/>printf(</text:span><text:span text:style-name="T13">"%d %d %d\n"</text:span><text:span text:style-name="T9">, arra[i].a, arra[i].b, arra[i].c);</text:span></text:p>
      <text:p text:style-name="No_20_Spacing"><text:span text:style-name="T9"><text:s text:c="2"/></text:span><text:span text:style-name="T10"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P12"/>
      <text:p text:style-name="P12"/>
      <text:p text:style-name="P2"/>
      <text:p text:style-name="P13"><text:span text:style-name="T5">############################################</text:span></text:p>
      <text:list xml:id="list39285954" text:continue-numbering="true" text:style-name="Outline">
        <text:list-item>
          <text:h text:style-name="Heading_20_1" text:outline-level="1"><text:bookmark-start text:name="__RefHeading___Toc26904_2932636602"/><text:bookmark text:name="Bookmark86"/><text:span text:style-name="T6">Graph Theory</text:span><text:bookmark-end text:name="__RefHeading___Toc26904_2932636602"/></text:h>
        </text:list-item>
      </text:list>
      <text:p text:style-name="No_20_Spacing"><text:span text:style-name="T5">############################################</text:span></text:p>
      <text:p text:style-name="P8"/>
      <text:p text:style-name="P8"/>
      <text:p text:style-name="No_20_Spacing"><text:span text:style-name="T7">/* Graph Theory: </text:span></text:p>
      <text:list xml:id="list39271324" text:continue-numbering="true" text:style-name="Outline">
        <text:list-item>
          <text:list>
            <text:list-item>
              <text:h text:style-name="Heading_20_2" text:outline-level="2"><text:bookmark-start text:name="__RefHeading___Toc26906_2932636602"/><text:bookmark text:name="Bookmark87"/><text:span text:style-name="T6">Articulation Points in a Graph (Adj List version)</text:span><text:bookmark-end text:name="__RefHeading___Toc2690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An articulation point in a undirected graph is a</text:span></text:p>
      <text:p text:style-name="No_20_Spacing"><text:span text:style-name="T7"><text:s text:c="16"/>vertex which disconnects the graph when removed.</text:span></text:p>
      <text:p text:style-name="No_20_Spacing"><text:span text:style-name="T7"><text:s text:c="16"/>This routine takes a graph represented by an</text:span></text:p>
      <text:p text:style-name="No_20_Spacing"><text:span text:style-name="T7"><text:s text:c="16"/>adjacency list, and finds all articulation points in</text:span></text:p>
      <text:p text:style-name="No_20_Spacing"><text:span text:style-name="T7"><text:s text:c="16"/>the graph.</text:span></text:p>
      <text:p text:style-name="No_20_Spacing"><text:span text:style-name="T7"><text:s text:c="16"/></text:span></text:p>
      <text:p text:style-name="No_20_Spacing"><text:span text:style-name="T7"><text:s text:c="16"/>If b is an articulation point, then there exists</text:span></text:p>
      <text:p text:style-name="No_20_Spacing"><text:span text:style-name="T7"><text:s text:c="16"/>two distinct vertices a and c, such that b is on</text:span></text:p>
      <text:p text:style-name="No_20_Spacing"><text:span text:style-name="T7"><text:s text:c="16"/>EVERY path from a to c.</text:span></text:p>
      <text:p text:style-name="No_20_Spacing"><text:span text:style-name="T7"><text:s text:c="16"/></text:span></text:p>
      <text:p text:style-name="No_20_Spacing"><text:span text:style-name="T7"><text:s text:c="16"/>- An array called ART[] contains 1 if node i is an</text:span></text:p>
      <text:p text:style-name="No_20_Spacing"><text:span text:style-name="T7"><text:s text:c="20"/>articulation point and 0 otherwise.</text:span></text:p>
      <text:p text:style-name="No_20_Spacing"><text:span text:style-name="T7"><text:s text:c="16"/>- use addEdge(int x, int y) to create a undirected</text:span></text:p>
      <text:p text:style-name="No_20_Spacing"><text:span text:style-name="T7"><text:s text:c="18"/>edge between node x and y</text:span></text:p>
      <text:p text:style-name="No_20_Spacing"><text:span text:style-name="T7"><text:s text:c="16"/>- use clearList() to clear out all elements of the </text:span></text:p>
      <text:p text:style-name="No_20_Spacing"><text:span text:style-name="T7"><text:s text:c="18"/>adjacency list</text:span></text:p>
      <text:p text:style-name="P9"/>
      <text:p text:style-name="No_20_Spacing"><text:span text:style-name="T7"><text:s text:c="3"/>Complexity: <text:s/>O(V+E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Oct 23, 2002 (mod Jan 16, 2003)</text:span></text:p>
      <text:p text:style-name="No_20_Spacing"><text:span text:style-name="T7"><text:s text:c="3"/>References: <text:s/>Algorithms in C, Robert Sedgewick pg.440-441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- Nodes must be indexed from 0..N-1.</text:span></text:p>
      <text:p text:style-name="No_20_Spacing"><text:span text:style-name="T7"><text:s text:c="16"/>- Edges should not be added more than once to</text:span></text:p>
      <text:p text:style-name="No_20_Spacing"><text:span text:style-name="T7"><text:s text:c="18"/>prevent array overflow</text:span></text:p>
      <text:p text:style-name="No_20_Spacing"><text:span text:style-name="T7"><text:s text:c="16"/>- On graphs which are not connected, nodes which </text:span></text:p>
      <text:p text:style-name="No_20_Spacing"><text:span text:style-name="T7"><text:s text:c="18"/>disconnect components they are part of are </text:span></text:p>
      <text:p text:style-name="No_20_Spacing"><text:span text:style-name="T7"><text:s text:c="18"/>considered articulation points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P8"/>
      <text:p text:style-name="No_20_Spacing"><text:span text:style-name="T5">#define MAXN 200</text:span></text:p>
      <text:p text:style-name="No_20_Spacing"><text:span text:style-name="T5">#define min(a,b) (((a)&lt;(b))?(a):(b))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int</text:span><text:span text:style-name="T10"> deg;</text:span></text:p>
      <text:p text:style-name="No_20_Spacing"><text:span text:style-name="T10"><text:s text:c="2"/></text:span><text:span text:style-name="T11">int</text:span><text:span text:style-name="T10"> adj[MAXN];</text:span></text:p>
      <text:p text:style-name="No_20_Spacing"><text:soft-page-break/><text:span text:style-name="T10">} Node;</text:span></text:p>
      <text:p text:style-name="P12"/>
      <text:p text:style-name="No_20_Spacing"><text:span text:style-name="T10">Node alist[MAXN];</text:span></text:p>
      <text:p text:style-name="No_20_Spacing"><text:span text:style-name="T11">char</text:span><text:span text:style-name="T10"> ART[MAXN], val[MAXN];</text:span></text:p>
      <text:p text:style-name="No_20_Spacing"><text:span text:style-name="T11">int</text:span><text:span text:style-name="T10"> id;</text:span></text:p>
      <text:p text:style-name="P12"/>
      <text:p text:style-name="No_20_Spacing"><text:span text:style-name="T11">void</text:span><text:span text:style-name="T10"> addEdge(</text:span><text:span text:style-name="T11">int</text:span><text:span text:style-name="T10"> x, </text:span><text:span text:style-name="T11">int</text:span><text:span text:style-name="T10"> y){</text:span></text:p>
      <text:p text:style-name="No_20_Spacing"><text:span text:style-name="T10"><text:s text:c="2"/>alist[x].adj[alist[x].deg++] = y;</text:span></text:p>
      <text:p text:style-name="No_20_Spacing"><text:span text:style-name="T10"><text:s text:c="2"/>alist[y].adj[alist[y].deg++] = x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clearList(){</text:span></text:p>
      <text:p text:style-name="No_20_Spacing"><text:span text:style-name="T10"><text:s text:c="2"/>memset(alist, </text:span><text:span text:style-name="T16">0</text:span><text:span text:style-name="T10">, </text:span><text:span text:style-name="T11">sizeof</text:span><text:span text:style-name="T10">(alist)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visit(</text:span><text:span text:style-name="T11">int</text:span><text:span text:style-name="T10"> x, </text:span><text:span text:style-name="T11">int</text:span><text:span text:style-name="T10"> root){</text:span></text:p>
      <text:p text:style-name="No_20_Spacing"><text:span text:style-name="T10"><text:s text:c="2"/></text:span><text:span text:style-name="T11">int</text:span><text:span text:style-name="T10"> i, y, m, res, child = </text:span><text:span text:style-name="T16">0</text:span><text:span text:style-name="T10">;</text:span></text:p>
      <text:p text:style-name="No_20_Spacing"><text:span text:style-name="T10"><text:s text:c="2"/></text:span></text:p>
      <text:p text:style-name="No_20_Spacing"><text:span text:style-name="T10"><text:s text:c="2"/>res = val[x] = ++id;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alist[x].deg; i++){</text:span></text:p>
      <text:p text:style-name="No_20_Spacing"><text:span text:style-name="T10"><text:s text:c="4"/>y = alist[x].adj[i];</text:span></text:p>
      <text:p text:style-name="No_20_Spacing"><text:span text:style-name="T10"><text:s text:c="4"/></text:span><text:span text:style-name="T11">if</text:span><text:span text:style-name="T10">(!val[y]){</text:span></text:p>
      <text:p text:style-name="No_20_Spacing"><text:span text:style-name="T10"><text:s text:c="6"/></text:span><text:span text:style-name="T11">if</text:span><text:span text:style-name="T10">(root &amp;&amp; ++child &gt; </text:span><text:span text:style-name="T16">1</text:span><text:span text:style-name="T10">) ART[x] = </text:span><text:span text:style-name="T16">1</text:span><text:span text:style-name="T10">;</text:span></text:p>
      <text:p text:style-name="No_20_Spacing"><text:span text:style-name="T10"><text:s text:c="6"/>m = visit(y, </text:span><text:span text:style-name="T16">0</text:span><text:span text:style-name="T10">);</text:span></text:p>
      <text:p text:style-name="No_20_Spacing"><text:span text:style-name="T10"><text:s text:c="6"/>res = min(res, m);</text:span></text:p>
      <text:p text:style-name="No_20_Spacing"><text:span text:style-name="T10"><text:s text:c="6"/></text:span><text:span text:style-name="T11">if</text:span><text:span text:style-name="T10">(m &gt;= val[x] &amp;&amp; !root) ART[x] = </text:span><text:span text:style-name="T16">1</text:span><text:span text:style-name="T10">;</text:span></text:p>
      <text:p text:style-name="No_20_Spacing"><text:span text:style-name="T10"><text:s text:c="4"/>} </text:span><text:span text:style-name="T11">else</text:span><text:span text:style-name="T10"> {</text:span></text:p>
      <text:p text:style-name="No_20_Spacing"><text:span text:style-name="T10"><text:s text:c="6"/>res = min(val[y], res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res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articulate(</text:span><text:span text:style-name="T11">int</text:span><text:span text:style-name="T10"> n){</text:span></text:p>
      <text:p text:style-name="No_20_Spacing"><text:span text:style-name="T10"><text:s text:c="2"/></text:span><text:span text:style-name="T11">int</text:span><text:span text:style-name="T10"> i;</text:span></text:p>
      <text:p text:style-name="No_20_Spacing"><text:span text:style-name="T10"><text:s text:c="2"/></text:span></text:p>
      <text:p text:style-name="No_20_Spacing"><text:span text:style-name="T10"><text:s text:c="2"/>memset(ART, </text:span><text:span text:style-name="T16">0</text:span><text:span text:style-name="T10">, </text:span><text:span text:style-name="T11">sizeof</text:span><text:span text:style-name="T10">(ART));</text:span></text:p>
      <text:p text:style-name="No_20_Spacing"><text:span text:style-name="T10"><text:s text:c="2"/>memset(val, </text:span><text:span text:style-name="T16">0</text:span><text:span text:style-name="T10">, </text:span><text:span text:style-name="T11">sizeof</text:span><text:span text:style-name="T10">(val));</text:span></text:p>
      <text:p text:style-name="No_20_Spacing"><text:span text:style-name="T10"><text:s text:c="2"/></text:span><text:span text:style-name="T11">for</text:span><text:span text:style-name="T10">(id = i = </text:span><text:span text:style-name="T16">0</text:span><text:span text:style-name="T10">; i &lt; n; i++)</text:span></text:p>
      <text:p text:style-name="No_20_Spacing"><text:span text:style-name="T10"><text:s text:c="4"/></text:span><text:span text:style-name="T11">if</text:span><text:span text:style-name="T10">(!val[i]) visit(i, </text:span><text:span text:style-name="T16">1</text:span><text:span text:style-name="T10">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i, n, m, x, y, found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7">/* Read in number of vertices, number of edges */</text:span></text:p>
      <text:p text:style-name="No_20_Spacing"><text:span text:style-name="T10"><text:s text:c="2"/></text:span><text:span text:style-name="T11">while</text:span><text:span text:style-name="T10">(scanf(</text:span><text:span text:style-name="T14">"%d %d"</text:span><text:span text:style-name="T10">, &amp;n, &amp;m) == </text:span><text:span text:style-name="T16">2</text:span><text:span text:style-name="T10">){</text:span></text:p>
      <text:p text:style-name="P12"/>
      <text:p text:style-name="No_20_Spacing"><text:span text:style-name="T10"><text:s text:c="4"/></text:span><text:span text:style-name="T7">/* Read in edge between node x and node y */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m; i++){</text:span></text:p>
      <text:p text:style-name="No_20_Spacing"><text:span text:style-name="T10"><text:s text:c="6"/>scanf(</text:span><text:span text:style-name="T14">"%d %d"</text:span><text:span text:style-name="T10">, &amp;x, &amp;y);</text:span></text:p>
      <text:p text:style-name="No_20_Spacing"><text:soft-page-break/><text:span text:style-name="T10"><text:s text:c="6"/>addEdge(x,y);</text:span></text:p>
      <text:p text:style-name="No_20_Spacing"><text:span text:style-name="T10"><text:s text:c="4"/>}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7">/* Find articulation points */</text:span></text:p>
      <text:p text:style-name="No_20_Spacing"><text:span text:style-name="T10"><text:s text:c="4"/>articulate(n);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11">for</text:span><text:span text:style-name="T10">(found = i = </text:span><text:span text:style-name="T16">0</text:span><text:span text:style-name="T10">; i &lt; n; i++)</text:span></text:p>
      <text:p text:style-name="No_20_Spacing"><text:span text:style-name="T10"><text:s text:c="6"/></text:span><text:span text:style-name="T11">if</text:span><text:span text:style-name="T10">(ART[i]){</text:span></text:p>
      <text:p text:style-name="No_20_Spacing"><text:span text:style-name="T10"><text:s text:c="8"/>printf(</text:span><text:span text:style-name="T14">"Node %d is an articulation point\n"</text:span><text:span text:style-name="T10">, i);</text:span></text:p>
      <text:p text:style-name="No_20_Spacing"><text:span text:style-name="T10"><text:s text:c="8"/>found = </text:span><text:span text:style-name="T16">1</text:span><text:span text:style-name="T10">;</text:span></text:p>
      <text:p text:style-name="No_20_Spacing"><text:span text:style-name="T10"><text:s text:c="6"/>}</text:span></text:p>
      <text:p text:style-name="No_20_Spacing"><text:span text:style-name="T10"><text:s text:c="4"/></text:span><text:span text:style-name="T11">if</text:span><text:span text:style-name="T10">(!found) printf(</text:span><text:span text:style-name="T14">"No articulation points\n"</text:span><text:span text:style-name="T10">);</text:span></text:p>
      <text:p text:style-name="No_20_Spacing"><text:span text:style-name="T10"><text:s text:c="4"/>clearList(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Graph Theory: </text:span></text:p>
      <text:list xml:id="list39275901" text:continue-numbering="true" text:style-name="Outline">
        <text:list-item>
          <text:list>
            <text:list-item>
              <text:h text:style-name="Heading_20_2" text:outline-level="2"><text:bookmark-start text:name="__RefHeading___Toc26908_2932636602"/><text:bookmark text:name="Bookmark88"/><text:span text:style-name="T6">Bellman-Ford Algorithm - negative weigth cycles</text:span><text:bookmark-end text:name="__RefHeading___Toc2690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directed graph G, expressed in terms of its</text:span></text:p>
      <text:p text:style-name="No_20_Spacing"><text:span text:style-name="T7"><text:s text:c="16"/>edges, and a source vertex s, Bellman-Ford returns</text:span></text:p>
      <text:p text:style-name="No_20_Spacing"><text:span text:style-name="T7"><text:s text:c="16"/>whether or not it is possible to encounter a cycle</text:span></text:p>
      <text:p text:style-name="No_20_Spacing"><text:span text:style-name="T7"><text:s text:c="16"/>of negative weight. <text:s/>If such a cycle exists, it</text:span></text:p>
      <text:p text:style-name="No_20_Spacing"><text:span text:style-name="T7"><text:s text:c="16"/>returns 0, otherwise 1.</text:span></text:p>
      <text:p text:style-name="P9"/>
      <text:p text:style-name="No_20_Spacing"><text:span text:style-name="T7"><text:s text:c="16"/>If no negative-weight cycle exists, then dist[v]</text:span></text:p>
      <text:p text:style-name="No_20_Spacing"><text:span text:style-name="T7"><text:s text:c="16"/>contains the shortest distance from source s to </text:span></text:p>
      <text:p text:style-name="No_20_Spacing"><text:span text:style-name="T7"><text:s text:c="16"/>v.</text:span></text:p>
      <text:p text:style-name="No_20_Spacing"><text:span text:style-name="T7"><text:s text:c="3"/></text:span></text:p>
      <text:p text:style-name="No_20_Spacing"><text:span text:style-name="T7"><text:s text:c="3"/>Complexity: <text:s/>O(NM) where N is # of nodes, M is # of edges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Sept 20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successful use (Sept 2002)</text:span></text:p>
      <text:p text:style-name="No_20_Spacing"><text:span text:style-name="T7"><text:s text:c="16"/>(Spain 558)</text:span></text:p>
      <text:p text:style-name="No_20_Spacing"><text:span text:style-name="T7"><text:s text:c="3"/>Notes: <text:s text:c="6"/>INF must be set to a value larger than any edge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No_20_Spacing"><text:span text:style-name="T5">#include &lt;limits.h&gt;</text:span></text:p>
      <text:p text:style-name="P8"/>
      <text:p text:style-name="No_20_Spacing"><text:span text:style-name="T5">#define INF INT_MAX</text:span></text:p>
      <text:p text:style-name="No_20_Spacing"><text:soft-page-break/><text:span text:style-name="T5">#define MAXNODES 1005</text:span></text:p>
      <text:p text:style-name="No_20_Spacing"><text:span text:style-name="T5">#define MAXEDGES 2005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int</text:span><text:span text:style-name="T10"> u,v,w;</text:span></text:p>
      <text:p text:style-name="No_20_Spacing"><text:span text:style-name="T10">} Edge;</text:span></text:p>
      <text:p text:style-name="P12"/>
      <text:p text:style-name="No_20_Spacing"><text:span text:style-name="T11">int</text:span><text:span text:style-name="T10"> dist[MAXNODES], pred[MAXNODES];</text:span></text:p>
      <text:p text:style-name="No_20_Spacing"><text:span text:style-name="T10">Edge edge[MAXEDGES];</text:span></text:p>
      <text:p text:style-name="No_20_Spacing"><text:span text:style-name="T11">int</text:span><text:span text:style-name="T10"> n, m;</text:span></text:p>
      <text:p text:style-name="P12"/>
      <text:p text:style-name="No_20_Spacing"><text:span text:style-name="T11">int</text:span><text:span text:style-name="T10"> BellmanFord(</text:span><text:span text:style-name="T11">int</text:span><text:span text:style-name="T10"> source){</text:span></text:p>
      <text:p text:style-name="No_20_Spacing"><text:span text:style-name="T10"><text:s text:c="2"/></text:span><text:span text:style-name="T11">int</text:span><text:span text:style-name="T10"> i, j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2">for</text:span><text:span text:style-name="T9">(i = </text:span><text:span text:style-name="T15">0</text:span><text:span text:style-name="T9">; i &lt; n; i++){</text:span></text:p>
      <text:p text:style-name="No_20_Spacing"><text:span text:style-name="T9"><text:s text:c="4"/>dist[i] = INF;</text:span></text:p>
      <text:p text:style-name="No_20_Spacing"><text:span text:style-name="T9"><text:s text:c="4"/></text:span><text:span text:style-name="T10">pred[i] = -</text:span><text:span text:style-name="T16">1</text:span><text:span text:style-name="T10">;</text:span></text:p>
      <text:p text:style-name="No_20_Spacing"><text:span text:style-name="T10"><text:s text:c="2"/>}</text:span></text:p>
      <text:p text:style-name="No_20_Spacing"><text:span text:style-name="T10"><text:s text:c="2"/>dist[source] = </text:span><text:span text:style-name="T16">0</text:span><text:span text:style-name="T10">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n-</text:span><text:span text:style-name="T16">1</text:span><text:span text:style-name="T10">; i++)</text:span></text:p>
      <text:p text:style-name="No_20_Spacing"><text:span text:style-name="T10"><text:s text:c="4"/></text:span><text:span text:style-name="T11">for</text:span><text:span text:style-name="T10">(j = </text:span><text:span text:style-name="T16">0</text:span><text:span text:style-name="T10">; j &lt; m; j++){</text:span></text:p>
      <text:p text:style-name="No_20_Spacing"><text:span text:style-name="T10"><text:s text:c="6"/></text:span><text:span text:style-name="T11">if</text:span><text:span text:style-name="T10">(dist[edge[j].v] &gt; dist[edge[j].u]+edge[j].w){</text:span></text:p>
      <text:p text:style-name="No_20_Spacing"><text:span text:style-name="T10"><text:s text:c="8"/>dist[edge[j].v] = dist[edge[j].u]+edge[j].w;</text:span></text:p>
      <text:p text:style-name="No_20_Spacing"><text:span text:style-name="T10"><text:s text:c="8"/>pred[edge[j].v] = edge[j].u;</text:span></text:p>
      <text:p text:style-name="No_20_Spacing"><text:span text:style-name="T10"><text:s text:c="6"/>}</text:span></text:p>
      <text:p text:style-name="No_20_Spacing"><text:span text:style-name="T10"><text:s text:c="4"/>}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(j = </text:span><text:span text:style-name="T16">0</text:span><text:span text:style-name="T10">; j &lt; m; j++){</text:span></text:p>
      <text:p text:style-name="No_20_Spacing"><text:span text:style-name="T10"><text:s text:c="4"/></text:span><text:span text:style-name="T11">if</text:span><text:span text:style-name="T10">(dist[edge[j].v] &gt; dist[edge[j].u]+edge[j].w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tnum, i;</text:span></text:p>
      <text:p text:style-name="No_20_Spacing"><text:span text:style-name="T10"><text:s text:c="2"/></text:span></text:p>
      <text:p text:style-name="No_20_Spacing"><text:span text:style-name="T10"><text:s text:c="2"/>scanf(</text:span><text:span text:style-name="T14">"%d"</text:span><text:span text:style-name="T10">, &amp;tnum);</text:span></text:p>
      <text:p text:style-name="No_20_Spacing"><text:span text:style-name="T10"><text:s text:c="2"/></text:span><text:span text:style-name="T11">while</text:span><text:span text:style-name="T10">(tnum--){</text:span></text:p>
      <text:p text:style-name="No_20_Spacing"><text:span text:style-name="T10"><text:s text:c="4"/></text:span><text:span text:style-name="T9">scanf(</text:span><text:span text:style-name="T13">"%d %d"</text:span><text:span text:style-name="T9">, &amp;n, &amp;m);</text:span></text:p>
      <text:p text:style-name="No_20_Spacing"><text:span text:style-name="T9"><text:s text:c="4"/></text:span><text:span text:style-name="T12">for</text:span><text:span text:style-name="T9">(i = </text:span><text:span text:style-name="T15">0</text:span><text:span text:style-name="T9">; i &lt; m; i++){</text:span></text:p>
      <text:p text:style-name="No_20_Spacing"><text:span text:style-name="T9"><text:s text:c="6"/></text:span><text:span text:style-name="T10">scanf(</text:span><text:span text:style-name="T14">"%d %d %d"</text:span><text:span text:style-name="T10">, &amp;edge[i].u, &amp;edge[i].v, &amp;edge[i].w);</text:span></text:p>
      <text:p text:style-name="No_20_Spacing"><text:span text:style-name="T10"><text:s text:c="4"/>}</text:span></text:p>
      <text:p text:style-name="No_20_Spacing"><text:span text:style-name="T10"><text:s text:c="4"/></text:span><text:span text:style-name="T11">if</text:span><text:span text:style-name="T10">(BellmanFord(</text:span><text:span text:style-name="T16">0</text:span><text:span text:style-name="T10">)) printf(</text:span><text:span text:style-name="T14">"not "</text:span><text:span text:style-name="T10">);</text:span></text:p>
      <text:p text:style-name="No_20_Spacing"><text:span text:style-name="T10"><text:s text:c="4"/>printf(</text:span><text:span text:style-name="T14">"possible\n"</text:span><text:span text:style-name="T10">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oft-page-break/><text:span text:style-name="T10">-=-=-=-=-=-=-=-=-=-=-=-=-=-=-=-=-=-=-=-=-=-=</text:span></text:p>
      <text:p text:style-name="P12"/>
      <text:p text:style-name="P12"/>
      <text:p text:style-name="No_20_Spacing"><text:span text:style-name="T7">/* Graph Theory: </text:span></text:p>
      <text:list xml:id="list39292065" text:continue-numbering="true" text:style-name="Outline">
        <text:list-item>
          <text:list>
            <text:list-item>
              <text:h text:style-name="Heading_20_2" text:outline-level="2"><text:bookmark-start text:name="__RefHeading___Toc26910_2932636602"/><text:bookmark text:name="Bookmark89"/><text:span text:style-name="T6">Maximum Bipartite Matching</text:span><text:bookmark-end text:name="__RefHeading___Toc26910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bipartite graph G = {U,V,E}, this routine</text:span></text:p>
      <text:p text:style-name="No_20_Spacing"><text:span text:style-name="T7"><text:s text:c="16"/>computes the maximum bipartite matching.</text:span></text:p>
      <text:p text:style-name="P9"/>
      <text:p text:style-name="No_20_Spacing"><text:span text:style-name="T7"><text:s text:c="16"/>For vertex i of set U:</text:span></text:p>
      <text:p text:style-name="No_20_Spacing"><text:span text:style-name="T7"><text:s text:c="16"/>match[i] = -1 means i is not matched</text:span></text:p>
      <text:p text:style-name="No_20_Spacing"><text:span text:style-name="T7"><text:s text:c="16"/>match[i] = <text:s/>x means the edge i-&gt;(x-|U|) is selected</text:span></text:p>
      <text:p text:style-name="No_20_Spacing"><text:span text:style-name="T7"><text:s text:c="45"/>**********</text:span></text:p>
      <text:p text:style-name="No_20_Spacing"><text:span text:style-name="T7"><text:s text:c="16"/>For simplicity, use addEdge(i,j,n) to add edges, where</text:span></text:p>
      <text:p text:style-name="No_20_Spacing"><text:span text:style-name="T7"><text:s text:c="16"/>0 &lt;= i &lt; |U| and 0 &lt;= j &lt; |V| and |U| = n.</text:span></text:p>
      <text:p text:style-name="P9"/>
      <text:p text:style-name="No_20_Spacing"><text:span text:style-name="T7"><text:s text:c="16"/>If there is an edge from vertex i of U to vertex</text:span></text:p>
      <text:p text:style-name="No_20_Spacing"><text:span text:style-name="T7"><text:s text:c="16"/>j of V then: e[i][j+|U|] = e[j+|U|][i] = 1. </text:span></text:p>
      <text:p text:style-name="No_20_Spacing"><text:span text:style-name="T7"><text:s text:c="34"/>****** <text:s text:c="4"/>*****</text:span></text:p>
      <text:p text:style-name="P9"/>
      <text:p text:style-name="No_20_Spacing"><text:span text:style-name="T7"><text:s text:c="3"/>Complexity: <text:s/>O(U+V) where U and V are the sizes of the sets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May 6, 2003</text:span></text:p>
      <text:p text:style-name="No_20_Spacing"><text:span text:style-name="T7"><text:s text:c="3"/>References: <text:s/>Waterloo code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2 (Spain 10080 - Golpher holes II, </text:span></text:p>
      <text:p text:style-name="No_20_Spacing"><text:span text:style-name="T7"><text:s text:c="19"/>Housing Complexes Mar 8th, 2003)</text:span></text:p>
      <text:p text:style-name="No_20_Spacing"><text:span text:style-name="T7"><text:s text:c="3"/>Notes: <text:s text:c="6"/>- If |U| = n and |V| = m, then vertices are assumed</text:span></text:p>
      <text:p text:style-name="No_20_Spacing"><text:span text:style-name="T7"><text:s text:c="18"/>to be from [0,n-1] in set U and [0,m-1] in set V.</text:span></text:p>
      <text:p text:style-name="No_20_Spacing"><text:span text:style-name="T7"><text:s text:c="16"/>- Remember that match[i]-n gives the edge from i,</text:span></text:p>
      <text:p text:style-name="No_20_Spacing"><text:span text:style-name="T7"><text:s text:c="18"/>not just match[i].</text:span></text:p>
      <text:p text:style-name="No_20_Spacing"><text:span text:style-name="T7"><text:s text:c="16"/>- This code is roughly 2 times slower than the old</text:span></text:p>
      <text:p text:style-name="No_20_Spacing"><text:span text:style-name="T7"><text:s text:c="18"/>code since it doesn't try multiple BFS paths at</text:span></text:p>
      <text:p text:style-name="No_20_Spacing"><text:span text:style-name="T7"><text:s text:c="18"/>once, however, it's about 4 times shorter...</text:span></text:p>
      <text:p text:style-name="P9"/>
      <text:p text:style-name="No_20_Spacing"><text:span text:style-name="T7"><text:s text:c="16"/>A bipartite graph is one where the vertices can be</text:span></text:p>
      <text:p text:style-name="No_20_Spacing"><text:span text:style-name="T7"><text:s text:c="16"/>separated into two disjoint sets U and V, such that</text:span></text:p>
      <text:p text:style-name="No_20_Spacing"><text:span text:style-name="T7"><text:s text:c="16"/>all edges in the graph are between a vertex in U and</text:span></text:p>
      <text:p text:style-name="No_20_Spacing"><text:span text:style-name="T7"><text:s text:c="16"/>a vertex iv V. <text:s/>A maximum matching on such a graph</text:span></text:p>
      <text:p text:style-name="No_20_Spacing"><text:span text:style-name="T7"><text:s text:c="16"/>is the selection of the most edges such that each</text:span></text:p>
      <text:p text:style-name="No_20_Spacing"><text:span text:style-name="T7"><text:s text:c="16"/>vertex is adjacent to at most one edge.</text:span></text:p>
      <text:p text:style-name="No_20_Spacing"><text:span text:style-name="T7"><text:s text:c="16"/></text:span></text:p>
      <text:p text:style-name="No_20_Spacing"><text:span text:style-name="T7"><text:s text:c="16"/>The maximum matching is equivalent to the minimal</text:span></text:p>
      <text:p text:style-name="No_20_Spacing"><text:span text:style-name="T7"><text:s text:c="16"/>vertex cover in a bipartite graph.</text:span></text:p>
      <text:p text:style-name="No_20_Spacing"><text:span text:style-name="T7">*/</text:span></text:p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P8"/>
      <text:p text:style-name="No_20_Spacing"><text:span text:style-name="T5">#define MAXN 300 <text:s text:c="9"/></text:span><text:span text:style-name="T7">/* How many vertices in U+V (in total) */</text:span></text:p>
      <text:p text:style-name="P9"/>
      <text:p text:style-name="No_20_Spacing"><text:soft-page-break/><text:span text:style-name="T11">char</text:span><text:span text:style-name="T10"> e[MAXN][MAXN]; <text:s text:c="6"/></text:span><text:span text:style-name="T7">/* MODIFIED Adj. matrix (see note) */</text:span></text:p>
      <text:p text:style-name="No_20_Spacing"><text:span text:style-name="T11">int</text:span><text:span text:style-name="T10"> match[MAXN], back[MAXN], q[MAXN], tail;</text:span></text:p>
      <text:p text:style-name="P12"/>
      <text:p text:style-name="No_20_Spacing"><text:span text:style-name="T11">void</text:span><text:span text:style-name="T10"> addEdge(</text:span><text:span text:style-name="T11">int</text:span><text:span text:style-name="T10"> x, </text:span><text:span text:style-name="T11">int</text:span><text:span text:style-name="T10"> y, </text:span><text:span text:style-name="T11">int</text:span><text:span text:style-name="T10"> n){</text:span></text:p>
      <text:p text:style-name="No_20_Spacing"><text:span text:style-name="T10"><text:s text:c="2"/>e[x][y+n] = e[y+n][x] = </text:span><text:span text:style-name="T16">1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find(</text:span><text:span text:style-name="T11">int</text:span><text:span text:style-name="T10"> x, </text:span><text:span text:style-name="T11">int</text:span><text:span text:style-name="T10"> n, </text:span><text:span text:style-name="T11">int</text:span><text:span text:style-name="T10"> m){</text:span></text:p>
      <text:p text:style-name="No_20_Spacing"><text:span text:style-name="T10"><text:s text:c="2"/></text:span><text:span text:style-name="T11">int</text:span><text:span text:style-name="T10"> i, j, r;</text:span></text:p>
      <text:p text:style-name="P12"/>
      <text:p text:style-name="No_20_Spacing"><text:span text:style-name="T10"><text:s text:c="2"/></text:span><text:span text:style-name="T11">if</text:span><text:span text:style-name="T10">(match[x] != -</text:span><text:span text:style-name="T16">1</text:span><text:span text:style-name="T10">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2"/>memset(back, -</text:span><text:span text:style-name="T16">1</text:span><text:span text:style-name="T10">, </text:span><text:span text:style-name="T11">sizeof</text:span><text:span text:style-name="T10">(back));</text:span></text:p>
      <text:p text:style-name="No_20_Spacing"><text:span text:style-name="T10"><text:s text:c="2"/></text:span><text:span text:style-name="T11">for</text:span><text:span text:style-name="T10">(q[i=</text:span><text:span text:style-name="T16">0</text:span><text:span text:style-name="T10">]=x, tail = </text:span><text:span text:style-name="T16">1</text:span><text:span text:style-name="T10">; i &lt; tail; i++)</text:span></text:p>
      <text:p text:style-name="No_20_Spacing"><text:span text:style-name="T10"><text:s text:c="4"/></text:span><text:span text:style-name="T11">for</text:span><text:span text:style-name="T10">(j = </text:span><text:span text:style-name="T16">0</text:span><text:span text:style-name="T10">; j &lt; n+m; j++){</text:span></text:p>
      <text:p text:style-name="No_20_Spacing"><text:span text:style-name="T10"><text:s text:c="6"/></text:span><text:span text:style-name="T11">if</text:span><text:span text:style-name="T10">(!e[q[i]][j]) </text:span><text:span text:style-name="T11">continue</text:span><text:span text:style-name="T10">;</text:span></text:p>
      <text:p text:style-name="No_20_Spacing"><text:span text:style-name="T10"><text:s text:c="6"/></text:span><text:span text:style-name="T11">if</text:span><text:span text:style-name="T10">(match[j] != -</text:span><text:span text:style-name="T16">1</text:span><text:span text:style-name="T10">){</text:span></text:p>
      <text:p text:style-name="No_20_Spacing"><text:span text:style-name="T10"><text:s text:c="8"/></text:span><text:span text:style-name="T11">if</text:span><text:span text:style-name="T10">(back[j] == -</text:span><text:span text:style-name="T16">1</text:span><text:span text:style-name="T10">){</text:span></text:p>
      <text:p text:style-name="No_20_Spacing"><text:span text:style-name="T10"><text:s text:c="10"/>back[j] = q[i];</text:span></text:p>
      <text:p text:style-name="No_20_Spacing"><text:span text:style-name="T10"><text:s text:c="10"/>back[q[tail++] = match[j]] = j;</text:span></text:p>
      <text:p text:style-name="No_20_Spacing"><text:span text:style-name="T10"><text:s text:c="8"/>}</text:span></text:p>
      <text:p text:style-name="No_20_Spacing"><text:span text:style-name="T10"><text:s text:c="6"/>} </text:span><text:span text:style-name="T11">else</text:span><text:span text:style-name="T10"> {</text:span></text:p>
      <text:p text:style-name="No_20_Spacing"><text:span text:style-name="T10"><text:s text:c="8"/>match[match[q[i]] = j] = q[i];</text:span></text:p>
      <text:p text:style-name="No_20_Spacing"><text:span text:style-name="T10"><text:s text:c="8"/></text:span><text:span text:style-name="T11">for</text:span><text:span text:style-name="T10">(r = back[q[i]]; r != -</text:span><text:span text:style-name="T16">1</text:span><text:span text:style-name="T10">; r = back[back[r]])</text:span></text:p>
      <text:p text:style-name="No_20_Spacing"><text:span text:style-name="T10"><text:s text:c="10"/>match[match[r] = back[r]] = r;</text:span></text:p>
      <text:p text:style-name="No_20_Spacing"><text:span text:style-name="T10"><text:s text:c="8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6"/>}</text:span></text:p>
      <text:p text:style-name="No_20_Spacing"><text:span text:style-name="T10"><text:s text:c="4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bipmatch(</text:span><text:span text:style-name="T11">int</text:span><text:span text:style-name="T10"> n, </text:span><text:span text:style-name="T11">int</text:span><text:span text:style-name="T10"> m){</text:span></text:p>
      <text:p text:style-name="No_20_Spacing"><text:span text:style-name="T10"><text:s text:c="2"/></text:span><text:span text:style-name="T11">int</text:span><text:span text:style-name="T10"> i;</text:span></text:p>
      <text:p text:style-name="No_20_Spacing"><text:span text:style-name="T10"><text:s text:c="2"/>memset(match, -</text:span><text:span text:style-name="T16">1</text:span><text:span text:style-name="T10">, </text:span><text:span text:style-name="T11">sizeof</text:span><text:span text:style-name="T10">(match));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n+m; i++) </text:span><text:span text:style-name="T11">if</text:span><text:span text:style-name="T10">(find(i,n,m)) i =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n, m, esize, x, y;</text:span></text:p>
      <text:p text:style-name="No_20_Spacing"><text:span text:style-name="T10"><text:s text:c="2"/></text:span><text:span text:style-name="T11">int</text:span><text:span text:style-name="T10"> i, count;</text:span></text:p>
      <text:p text:style-name="P12"/>
      <text:p text:style-name="No_20_Spacing"><text:span text:style-name="T10"><text:s text:c="2"/></text:span><text:span text:style-name="T7">/* Read size of set U into n, size of set V into m */</text:span></text:p>
      <text:p text:style-name="No_20_Spacing"><text:span text:style-name="T10"><text:s text:c="2"/></text:span><text:span text:style-name="T11">while</text:span><text:span text:style-name="T10">(scanf(</text:span><text:span text:style-name="T14">"%d %d"</text:span><text:span text:style-name="T10">, &amp;n, &amp;m) == </text:span><text:span text:style-name="T16">2</text:span><text:span text:style-name="T10">){</text:span></text:p>
      <text:p text:style-name="P12"/>
      <text:p text:style-name="No_20_Spacing"><text:span text:style-name="T10"><text:s text:c="4"/>memset(e, </text:span><text:span text:style-name="T16">0</text:span><text:span text:style-name="T10">, </text:span><text:span text:style-name="T11">sizeof</text:span><text:span text:style-name="T10">(e)); <text:s text:c="9"/></text:span><text:span text:style-name="T7">/* Clear edges */</text:span></text:p>
      <text:p text:style-name="No_20_Spacing"><text:span text:style-name="T10"><text:s text:c="4"/>scanf(</text:span><text:span text:style-name="T14">"%d"</text:span><text:span text:style-name="T10">, &amp;esize); <text:s text:c="13"/></text:span><text:span text:style-name="T7">/* get # of edges */</text:span></text:p>
      <text:p text:style-name="No_20_Spacing"><text:span text:style-name="T10"><text:s text:c="4"/></text:span><text:span text:style-name="T11">while</text:span><text:span text:style-name="T10">(esize--){</text:span></text:p>
      <text:p text:style-name="No_20_Spacing"><text:span text:style-name="T10"><text:s text:c="6"/>scanf(</text:span><text:span text:style-name="T14">"%d %d"</text:span><text:span text:style-name="T10">, &amp;x, &amp;y); <text:s text:c="8"/></text:span><text:span text:style-name="T7">/* add edges */</text:span><text:span text:style-name="T10"> </text:span></text:p>
      <text:p text:style-name="No_20_Spacing"><text:span text:style-name="T10"><text:s text:c="6"/>addEdge(x,y,n); <text:s text:c="16"/></text:span><text:span text:style-name="T7">/* Edges [0,n-1]-&gt;[0,m-1] */</text:span></text:p>
      <text:p text:style-name="No_20_Spacing"><text:span text:style-name="T10"><text:s text:c="4"/>}</text:span></text:p>
      <text:p text:style-name="P12"/>
      <text:p text:style-name="No_20_Spacing"><text:span text:style-name="T10"><text:s text:c="4"/>bipmatch(n, m); <text:s text:c="18"/></text:span><text:span text:style-name="T7">/* Perform matching */</text:span></text:p>
      <text:p text:style-name="P9"><text:soft-page-break/></text:p>
      <text:p text:style-name="No_20_Spacing"><text:span text:style-name="T10"><text:s text:c="4"/></text:span><text:span text:style-name="T11">for</text:span><text:span text:style-name="T10">(count = i = </text:span><text:span text:style-name="T16">0</text:span><text:span text:style-name="T10">; i &lt; n; i++){ <text:s text:c="2"/></text:span><text:span text:style-name="T7">/* Print results */</text:span></text:p>
      <text:p text:style-name="No_20_Spacing"><text:span text:style-name="T10"><text:s text:c="6"/></text:span><text:span text:style-name="T11">if</text:span><text:span text:style-name="T10">(match[i] != -</text:span><text:span text:style-name="T16">1</text:span><text:span text:style-name="T10">){ <text:s text:c="13"/></text:span></text:p>
      <text:p text:style-name="No_20_Spacing"><text:span text:style-name="T10"><text:s text:c="8"/>printf(</text:span><text:span text:style-name="T14">"%d-&gt;%d\n"</text:span><text:span text:style-name="T10">, i, match[i]-n);</text:span></text:p>
      <text:p text:style-name="No_20_Spacing"><text:span text:style-name="T10"><text:s text:c="8"/>count++;</text:span></text:p>
      <text:p text:style-name="No_20_Spacing"><text:span text:style-name="T10"><text:s text:c="6"/>}</text:span></text:p>
      <text:p text:style-name="No_20_Spacing"><text:span text:style-name="T10"><text:s text:c="4"/>}</text:span></text:p>
      <text:p text:style-name="No_20_Spacing"><text:span text:style-name="T10"><text:s text:c="4"/>printf(</text:span><text:span text:style-name="T14">"Matching size: %d\n"</text:span><text:span text:style-name="T10">, count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Graph Theory: </text:span></text:p>
      <text:list xml:id="list39270745" text:continue-numbering="true" text:style-name="Outline">
        <text:list-item>
          <text:list>
            <text:list-item>
              <text:h text:style-name="Heading_20_2" text:outline-level="2"><text:bookmark-start text:name="__RefHeading___Toc26912_2932636602"/><text:bookmark text:name="Bookmark90"/><text:span text:style-name="T6">Articulation Points &amp; Bridges (adj list)</text:span><text:bookmark-end text:name="__RefHeading___Toc26912_2932636602"/></text:h>
            </text:list-item>
          </text:list>
        </text:list-item>
      </text:list>
      <text:p text:style-name="No_20_Spacing"><text:span text:style-name="T7"><text:s text:c="3"/>==========================================================</text:span></text:p>
      <text:p text:style-name="No_20_Spacing"><text:span text:style-name="T7"><text:s text:c="3"/>Description: An articulation point in a graph is a vertex that</text:span></text:p>
      <text:p text:style-name="No_20_Spacing"><text:span text:style-name="T7"><text:s text:c="16"/>will result in a connected graph being disconnected</text:span></text:p>
      <text:p text:style-name="No_20_Spacing"><text:span text:style-name="T7"><text:s text:c="16"/>upon removal. <text:s/>A bridge is an edge that will</text:span></text:p>
      <text:p text:style-name="No_20_Spacing"><text:span text:style-name="T7"><text:s text:c="16"/>result in a connected graph being disconnected</text:span></text:p>
      <text:p text:style-name="No_20_Spacing"><text:span text:style-name="T7"><text:s text:c="16"/>if it is severed.</text:span></text:p>
      <text:p text:style-name="P9"/>
      <text:p text:style-name="No_20_Spacing"><text:span text:style-name="T7"><text:s text:c="16"/>-array entry art[v] is true iff vertex v is an</text:span></text:p>
      <text:p text:style-name="No_20_Spacing"><text:span text:style-name="T7"><text:s text:c="17"/>articulation point</text:span></text:p>
      <text:p text:style-name="P9"/>
      <text:p text:style-name="No_20_Spacing"><text:span text:style-name="T7"><text:s text:c="16"/>-array entries bridge[i][0] and bridge[i][1] are</text:span></text:p>
      <text:p text:style-name="No_20_Spacing"><text:span text:style-name="T7"><text:s text:c="17"/>the endpoints of a bridge in the graph. <text:s/>Note</text:span></text:p>
      <text:p text:style-name="No_20_Spacing"><text:span text:style-name="T7"><text:s text:c="17"/>that if bridge (u,v) is represented in the array,</text:span></text:p>
      <text:p text:style-name="No_20_Spacing"><text:span text:style-name="T7"><text:s text:c="17"/>then (v,u) is not.</text:span></text:p>
      <text:p text:style-name="P9"/>
      <text:p text:style-name="No_20_Spacing"><text:span text:style-name="T7"><text:s text:c="16"/>-variable bridges is the number of bridges in the graph</text:span></text:p>
      <text:p text:style-name="P9"/>
      <text:p text:style-name="No_20_Spacing"><text:span text:style-name="T7"><text:s text:c="3"/></text:span><text:span text:style-name="T8">Complexity O(V + E)</text:span></text:p>
      <text:p text:style-name="No_20_Spacing"><text:span text:style-name="T8"><text:s text:c="3"/>-----------------------------------------------------------</text:span></text:p>
      <text:p text:style-name="No_20_Spacing"><text:span text:style-name="T8"><text:s text:c="3"/>Author: <text:s text:c="4"/>Zac Friggstad</text:span></text:p>
      <text:p text:style-name="No_20_Spacing"><text:span text:style-name="T8"><text:s text:c="3"/></text:span><text:span text:style-name="T7">Date: <text:s text:c="6"/>Jan 13, 2006</text:span></text:p>
      <text:p text:style-name="No_20_Spacing"><text:span text:style-name="T7"><text:s text:c="3"/>References: "The Design &amp; Analysis of Computer Algorithms"</text:span></text:p>
      <text:p text:style-name="No_20_Spacing"><text:span text:style-name="T7"><text:s text:c="15"/>Aho, Hopcroft, Ullman</text:span></text:p>
      <text:p text:style-name="No_20_Spacing"><text:span text:style-name="T7"><text:s text:c="3"/>-----------------------------------------------------------</text:span></text:p>
      <text:p text:style-name="No_20_Spacing"><text:span text:style-name="T7"><text:s text:c="3"/>Reliability: 610 on Spain</text:span></text:p>
      <text:p text:style-name="No_20_Spacing"><text:span text:style-name="T7"><text:s text:c="3"/>Notes: -index vertices from 0 to n-1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P8"/>
      <text:p text:style-name="No_20_Spacing"><text:span text:style-name="T5">#define MAX_N 200</text:span></text:p>
      <text:p text:style-name="No_20_Spacing"><text:soft-page-break/><text:span text:style-name="T5">#define min(a,b) (((a)&lt;(b))?(a):(b))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 {</text:span></text:p>
      <text:p text:style-name="No_20_Spacing"><text:span text:style-name="T10"><text:s text:c="2"/></text:span><text:span text:style-name="T11">int</text:span><text:span text:style-name="T10"> deg;</text:span></text:p>
      <text:p text:style-name="No_20_Spacing"><text:span text:style-name="T10"><text:s text:c="2"/></text:span><text:span text:style-name="T11">int</text:span><text:span text:style-name="T10"> adj[MAX_N];</text:span></text:p>
      <text:p text:style-name="No_20_Spacing"><text:span text:style-name="T9">} Node;</text:span></text:p>
      <text:p text:style-name="P11"/>
      <text:p text:style-name="No_20_Spacing"><text:span text:style-name="T9">Node alist[MAX_N];</text:span></text:p>
      <text:p text:style-name="No_20_Spacing"><text:span text:style-name="T11">bool</text:span><text:span text:style-name="T10"> art[MAX_N];</text:span></text:p>
      <text:p text:style-name="No_20_Spacing"><text:span text:style-name="T11">int</text:span><text:span text:style-name="T10"> df_num[MAX_N], low[MAX_N], father[MAX_N], count;</text:span></text:p>
      <text:p text:style-name="No_20_Spacing"><text:span text:style-name="T11">int</text:span><text:span text:style-name="T10"> bridge[MAX_N*MAX_N][</text:span><text:span text:style-name="T16">2</text:span><text:span text:style-name="T10">], bridges;</text:span></text:p>
      <text:p text:style-name="P12"/>
      <text:p text:style-name="No_20_Spacing"><text:span text:style-name="T11">void</text:span><text:span text:style-name="T10"> add_edge(</text:span><text:span text:style-name="T11">int</text:span><text:span text:style-name="T10"> v1, </text:span><text:span text:style-name="T11">int</text:span><text:span text:style-name="T10"> v2) {</text:span></text:p>
      <text:p text:style-name="No_20_Spacing"><text:span text:style-name="T10"><text:s text:c="2"/>alist[v1].adj[alist[v1].deg++] = v2;</text:span></text:p>
      <text:p text:style-name="No_20_Spacing"><text:span text:style-name="T10"><text:s text:c="2"/>alist[v2].adj[alist[v2].deg++] = v1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add_bridge(</text:span><text:span text:style-name="T11">int</text:span><text:span text:style-name="T10"> v1, </text:span><text:span text:style-name="T11">int</text:span><text:span text:style-name="T10"> v2) {</text:span></text:p>
      <text:p text:style-name="No_20_Spacing"><text:span text:style-name="T10"><text:s text:c="2"/>bridge[bridges][</text:span><text:span text:style-name="T16">0</text:span><text:span text:style-name="T10">] = v1;</text:span></text:p>
      <text:p text:style-name="No_20_Spacing"><text:span text:style-name="T10"><text:s text:c="2"/>bridge[bridges][</text:span><text:span text:style-name="T16">1</text:span><text:span text:style-name="T10">] = v2;</text:span></text:p>
      <text:p text:style-name="No_20_Spacing"><text:span text:style-name="T10"><text:s text:c="2"/>++bridges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clear() {</text:span></text:p>
      <text:p text:style-name="No_20_Spacing"><text:span text:style-name="T10"><text:s text:c="2"/></text:span><text:span text:style-name="T11">for</text:span><text:span text:style-name="T10"> (</text:span><text:span text:style-name="T11">int</text:span><text:span text:style-name="T10"> i = </text:span><text:span text:style-name="T16">0</text:span><text:span text:style-name="T10">; i &lt; MAX_N; ++i) alist[i].deg =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search(</text:span><text:span text:style-name="T11">int</text:span><text:span text:style-name="T10"> v, </text:span><text:span text:style-name="T11">bool</text:span><text:span text:style-name="T10"> root) {</text:span></text:p>
      <text:p text:style-name="No_20_Spacing"><text:span text:style-name="T10"><text:s text:c="2"/></text:span><text:span text:style-name="T11">int</text:span><text:span text:style-name="T10"> w, child = </text:span><text:span text:style-name="T16">0</text:span><text:span text:style-name="T10">;</text:span></text:p>
      <text:p text:style-name="P12"/>
      <text:p text:style-name="No_20_Spacing"><text:span text:style-name="T10"><text:s text:c="2"/>low[v] = df_num[v] = count++;</text:span></text:p>
      <text:p text:style-name="P12"/>
      <text:p text:style-name="No_20_Spacing"><text:span text:style-name="T10"><text:s text:c="2"/></text:span><text:span text:style-name="T11">for</text:span><text:span text:style-name="T10"> (</text:span><text:span text:style-name="T11">int</text:span><text:span text:style-name="T10"> i = </text:span><text:span text:style-name="T16">0</text:span><text:span text:style-name="T10">; i &lt; alist[v].deg; ++i) {</text:span></text:p>
      <text:p text:style-name="No_20_Spacing"><text:span text:style-name="T10"><text:s text:c="4"/>w = alist[v].adj[i];</text:span></text:p>
      <text:p text:style-name="P12"/>
      <text:p text:style-name="No_20_Spacing"><text:span text:style-name="T10"><text:s text:c="4"/></text:span><text:span text:style-name="T11">if</text:span><text:span text:style-name="T10"> (df_num[w] == -</text:span><text:span text:style-name="T16">1</text:span><text:span text:style-name="T10">) {</text:span></text:p>
      <text:p text:style-name="No_20_Spacing"><text:span text:style-name="T10"><text:s text:c="6"/>father[w] = v;</text:span></text:p>
      <text:p text:style-name="No_20_Spacing"><text:span text:style-name="T10"><text:s text:c="6"/>++child;</text:span></text:p>
      <text:p text:style-name="No_20_Spacing"><text:span text:style-name="T10"><text:s text:c="6"/>search(w, </text:span><text:span text:style-name="T11">false</text:span><text:span text:style-name="T10">);</text:span></text:p>
      <text:p text:style-name="No_20_Spacing"><text:span text:style-name="T10"><text:s text:c="6"/></text:span><text:span text:style-name="T11">if</text:span><text:span text:style-name="T10"> (low[w] &gt; df_num[v]) add_bridge(v, w);</text:span></text:p>
      <text:p text:style-name="No_20_Spacing"><text:span text:style-name="T10"><text:s text:c="6"/></text:span><text:span text:style-name="T11">if</text:span><text:span text:style-name="T10"> (low[w] &gt;= df_num[v] &amp;&amp; !root) art[v] = </text:span><text:span text:style-name="T11">true</text:span><text:span text:style-name="T10">;</text:span></text:p>
      <text:p text:style-name="No_20_Spacing"><text:span text:style-name="T10"><text:s text:c="6"/>low[v] = min(low[v], low[w]);</text:span></text:p>
      <text:p text:style-name="No_20_Spacing"><text:span text:style-name="T10"><text:s text:c="4"/>}</text:span></text:p>
      <text:p text:style-name="No_20_Spacing"><text:span text:style-name="T10"><text:s text:c="4"/></text:span><text:span text:style-name="T11">else</text:span><text:span text:style-name="T10"> </text:span><text:span text:style-name="T11">if</text:span><text:span text:style-name="T10"> (w != father[v]) {</text:span></text:p>
      <text:p text:style-name="No_20_Spacing"><text:span text:style-name="T10"><text:s text:c="6"/>low[v] = min(low[v], df_num[w]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</text:span><text:span text:style-name="T11">if</text:span><text:span text:style-name="T10"> (root &amp;&amp; child &gt; </text:span><text:span text:style-name="T16">1</text:span><text:span text:style-name="T10">) art[v] = </text:span><text:span text:style-name="T11">true</text:span><text:span text:style-name="T10">;</text:span></text:p>
      <text:p text:style-name="No_20_Spacing"><text:span text:style-name="T10">}</text:span></text:p>
      <text:p text:style-name="P12"/>
      <text:p text:style-name="No_20_Spacing"><text:soft-page-break/><text:span text:style-name="T11">void</text:span><text:span text:style-name="T10"> articulate(</text:span><text:span text:style-name="T11">int</text:span><text:span text:style-name="T10"> n) {</text:span></text:p>
      <text:p text:style-name="No_20_Spacing"><text:span text:style-name="T10"><text:s text:c="2"/></text:span><text:span text:style-name="T11">int</text:span><text:span text:style-name="T10"> child = </text:span><text:span text:style-name="T16">0</text:span><text:span text:style-name="T10">;</text:span></text:p>
      <text:p text:style-name="P12"/>
      <text:p text:style-name="No_20_Spacing"><text:span text:style-name="T10"><text:s text:c="2"/></text:span><text:span text:style-name="T11">for</text:span><text:span text:style-name="T10"> (</text:span><text:span text:style-name="T11">int</text:span><text:span text:style-name="T10"> i = </text:span><text:span text:style-name="T16">0</text:span><text:span text:style-name="T10">; i &lt; n; ++i) {</text:span></text:p>
      <text:p text:style-name="No_20_Spacing"><text:span text:style-name="T10"><text:s text:c="4"/>art[i] = </text:span><text:span text:style-name="T11">false</text:span><text:span text:style-name="T10">;</text:span></text:p>
      <text:p text:style-name="No_20_Spacing"><text:span text:style-name="T10"><text:s text:c="4"/>df_num[i] = -</text:span><text:span text:style-name="T16">1</text:span><text:span text:style-name="T10">;</text:span></text:p>
      <text:p text:style-name="No_20_Spacing"><text:span text:style-name="T10"><text:s text:c="4"/>father[i] = -</text:span><text:span text:style-name="T16">1</text:span><text:span text:style-name="T10">;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count = bridges = </text:span><text:span text:style-name="T16">0</text:span><text:span text:style-name="T10">;</text:span></text:p>
      <text:p text:style-name="P12"/>
      <text:p text:style-name="No_20_Spacing"><text:span text:style-name="T10"><text:s text:c="2"/>search(</text:span><text:span text:style-name="T16">0</text:span><text:span text:style-name="T10">, </text:span><text:span text:style-name="T11">true</text:span><text:span text:style-name="T10">);</text:span></text:p>
      <text:p text:style-name="No_20_Spacing"><text:span text:style-name="T10">}</text:span></text:p>
      <text:p text:style-name="P12"/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</text:span><text:span text:style-name="T11">int</text:span><text:span text:style-name="T10"> n, m, v1, v2, c = </text:span><text:span text:style-name="T16">0</text:span><text:span text:style-name="T10">;</text:span></text:p>
      <text:p text:style-name="P12"/>
      <text:p text:style-name="No_20_Spacing"><text:span text:style-name="T10"><text:s text:c="2"/></text:span><text:span text:style-name="T11">while</text:span><text:span text:style-name="T10"> (</text:span><text:span text:style-name="T11">true</text:span><text:span text:style-name="T10">) {</text:span></text:p>
      <text:p text:style-name="No_20_Spacing"><text:span text:style-name="T10"><text:s text:c="4"/>scanf(</text:span><text:span text:style-name="T14">"%d %d"</text:span><text:span text:style-name="T10">, &amp;n, &amp;m);</text:span></text:p>
      <text:p text:style-name="P12"/>
      <text:p text:style-name="No_20_Spacing"><text:span text:style-name="T10"><text:s text:c="4"/></text:span><text:span text:style-name="T11">if</text:span><text:span text:style-name="T10"> (!n &amp;&amp; !m) </text:span><text:span text:style-name="T11">break</text:span><text:span text:style-name="T10">;</text:span></text:p>
      <text:p text:style-name="P12"/>
      <text:p text:style-name="No_20_Spacing"><text:span text:style-name="T10"><text:s text:c="4"/>clear();</text:span></text:p>
      <text:p text:style-name="P12"/>
      <text:p text:style-name="No_20_Spacing"><text:span text:style-name="T10"><text:s text:c="4"/></text:span><text:span text:style-name="T11">for</text:span><text:span text:style-name="T10"> (</text:span><text:span text:style-name="T11">int</text:span><text:span text:style-name="T10"> i = </text:span><text:span text:style-name="T16">0</text:span><text:span text:style-name="T10">; i &lt; m; ++i) {</text:span></text:p>
      <text:p text:style-name="No_20_Spacing"><text:span text:style-name="T10"><text:s text:c="6"/>scanf(</text:span><text:span text:style-name="T14">"%d %d"</text:span><text:span text:style-name="T10">, &amp;v1, &amp;v2);</text:span></text:p>
      <text:p text:style-name="No_20_Spacing"><text:span text:style-name="T10"><text:s text:c="6"/>add_edge(v1 - </text:span><text:span text:style-name="T16">1</text:span><text:span text:style-name="T10">, v2 - </text:span><text:span text:style-name="T16">1</text:span><text:span text:style-name="T10">);</text:span></text:p>
      <text:p text:style-name="No_20_Spacing"><text:span text:style-name="T10"><text:s text:c="4"/>}</text:span></text:p>
      <text:p text:style-name="P12"/>
      <text:p text:style-name="No_20_Spacing"><text:span text:style-name="T10"><text:s text:c="4"/>articulate(n);</text:span></text:p>
      <text:p text:style-name="P12"/>
      <text:p text:style-name="No_20_Spacing"><text:span text:style-name="T10"><text:s text:c="4"/>printf(</text:span><text:span text:style-name="T14">"Articulation Points:"</text:span><text:span text:style-name="T10">);</text:span></text:p>
      <text:p text:style-name="No_20_Spacing"><text:span text:style-name="T10"><text:s text:c="4"/></text:span><text:span text:style-name="T11">for</text:span><text:span text:style-name="T10"> (</text:span><text:span text:style-name="T11">int</text:span><text:span text:style-name="T10"> i = </text:span><text:span text:style-name="T16">0</text:span><text:span text:style-name="T10">; i &lt; n; ++i)</text:span></text:p>
      <text:p text:style-name="No_20_Spacing"><text:span text:style-name="T10"><text:s text:c="6"/></text:span><text:span text:style-name="T11">if</text:span><text:span text:style-name="T10"> (art[i]) printf(</text:span><text:span text:style-name="T14">" %d"</text:span><text:span text:style-name="T10">, i + </text:span><text:span text:style-name="T16">1</text:span><text:span text:style-name="T10">);</text:span></text:p>
      <text:p text:style-name="No_20_Spacing"><text:span text:style-name="T10"><text:s text:c="4"/>printf(</text:span><text:span text:style-name="T14">"\n"</text:span><text:span text:style-name="T10">);</text:span></text:p>
      <text:p text:style-name="P12"/>
      <text:p text:style-name="No_20_Spacing"><text:span text:style-name="T10"><text:s text:c="4"/>printf(</text:span><text:span text:style-name="T14">"Bridges:"</text:span><text:span text:style-name="T10">);</text:span></text:p>
      <text:p text:style-name="No_20_Spacing"><text:span text:style-name="T10"><text:s text:c="4"/></text:span><text:span text:style-name="T11">for</text:span><text:span text:style-name="T10"> (</text:span><text:span text:style-name="T11">int</text:span><text:span text:style-name="T10"> i = </text:span><text:span text:style-name="T16">0</text:span><text:span text:style-name="T10">; i &lt; bridges; ++i)</text:span></text:p>
      <text:p text:style-name="No_20_Spacing"><text:span text:style-name="T10"><text:s text:c="6"/>printf(</text:span><text:span text:style-name="T14">" (%d,%d)"</text:span><text:span text:style-name="T10">, bridge[i][</text:span><text:span text:style-name="T16">0</text:span><text:span text:style-name="T10">] + </text:span><text:span text:style-name="T16">1</text:span><text:span text:style-name="T10">, bridge[i][</text:span><text:span text:style-name="T16">1</text:span><text:span text:style-name="T10">] + </text:span><text:span text:style-name="T16">1</text:span><text:span text:style-name="T10">);</text:span></text:p>
      <text:p text:style-name="No_20_Spacing"><text:span text:style-name="T10"><text:s text:c="4"/>printf(</text:span><text:span text:style-name="T14">"\n\n"</text:span><text:span text:style-name="T10">);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No_20_Spacing"><text:span text:style-name="T10"><text:s text:c="6"/>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><text:soft-page-break/></text:p>
      <text:p text:style-name="No_20_Spacing"><text:span text:style-name="T7">/* Graph Theory: </text:span></text:p>
      <text:list xml:id="list39279741" text:continue-numbering="true" text:style-name="Outline">
        <text:list-item>
          <text:list>
            <text:list-item>
              <text:h text:style-name="Heading_20_2" text:outline-level="2"><text:bookmark-start text:name="__RefHeading___Toc26914_2932636602"/><text:bookmark text:name="Bookmark91"/><text:span text:style-name="T6">Eulerian Graphs</text:span><text:bookmark-end text:name="__RefHeading___Toc26914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This routine establishes if an undirected graph is</text:span></text:p>
      <text:p text:style-name="No_20_Spacing"><text:span text:style-name="T7"><text:s text:c="16"/>Eulerian. <text:s/>If a graph has an Eulerian path, or an</text:span></text:p>
      <text:p text:style-name="No_20_Spacing"><text:span text:style-name="T7"><text:s text:c="16"/>Eulerian cycle, the buildPath() routine generates </text:span></text:p>
      <text:p text:style-name="No_20_Spacing"><text:span text:style-name="T7"><text:s text:c="16"/>the sequence of nodes visited in the global array</text:span></text:p>
      <text:p text:style-name="No_20_Spacing"><text:span text:style-name="T7"><text:s text:c="16"/>seq[] of size 'seqsize'</text:span></text:p>
      <text:p text:style-name="P9"/>
      <text:p text:style-name="No_20_Spacing"><text:span text:style-name="T7"><text:s text:c="16"/>Before adding edges, call Init() to initialize all</text:span></text:p>
      <text:p text:style-name="No_20_Spacing"><text:span text:style-name="T7"><text:s text:c="16"/>necessary data structures.</text:span></text:p>
      <text:p text:style-name="P9"/>
      <text:p text:style-name="No_20_Spacing"><text:span text:style-name="T7"><text:s text:c="16"/>Use the provided function addEdge(x,y,c) which</text:span></text:p>
      <text:p text:style-name="No_20_Spacing"><text:span text:style-name="T7"><text:s text:c="16"/>adds c number of edges between x and y.</text:span></text:p>
      <text:p text:style-name="P9"/>
      <text:p text:style-name="No_20_Spacing"><text:span text:style-name="T7"><text:s text:c="16"/>isEulerian(int n, int *start, int *end) returns:</text:span></text:p>
      <text:p text:style-name="No_20_Spacing"><text:span text:style-name="T7"><text:s text:c="19"/>0 <text:s/>if the graph is not Eulerian</text:span></text:p>
      <text:p text:style-name="No_20_Spacing"><text:span text:style-name="T7"><text:s text:c="19"/>1 <text:s/>if the graph has a Euler cycle</text:span></text:p>
      <text:p text:style-name="No_20_Spacing"><text:span text:style-name="T7"><text:s text:c="19"/>2 <text:s/>if the graph a path, from start to end</text:span></text:p>
      <text:p text:style-name="No_20_Spacing"><text:span text:style-name="T7"><text:s text:c="16"/>with n being the number of nodes in the graph</text:span></text:p>
      <text:p text:style-name="No_20_Spacing"><text:span text:style-name="T7"><text:s text:c="16"/></text:span></text:p>
      <text:p text:style-name="No_20_Spacing"><text:span text:style-name="T7"><text:s text:c="16"/>For more information about Euler cycles and </text:span></text:p>
      <text:p text:style-name="No_20_Spacing"><text:span text:style-name="T7"><text:s text:c="16"/>Euler paths, see the Notes section.</text:span></text:p>
      <text:p text:style-name="No_20_Spacing"><text:span text:style-name="T7"><text:s text:c="16"/></text:span></text:p>
      <text:p text:style-name="No_20_Spacing"><text:span text:style-name="T7"><text:s text:c="3"/>Complexity: <text:s/>O(N) where N is the number of edges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Jan 8, 2003</text:span></text:p>
      <text:p text:style-name="No_20_Spacing"><text:span text:style-name="T7"><text:s text:c="16"/>Mar 13, 2003 - Update to handle vertices with no </text:span></text:p>
      <text:p text:style-name="No_20_Spacing"><text:span text:style-name="T7"><text:s text:c="31"/>edges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2 (Problem B: Floor <text:s text:c="3"/>- Set from 2003 Jan 04)</text:span></text:p>
      <text:p text:style-name="No_20_Spacing"><text:span text:style-name="T7"><text:s text:c="18"/>(Problem A: Door Man - Set from 2003 Mar 13)</text:span></text:p>
      <text:p text:style-name="No_20_Spacing"><text:span text:style-name="T7"><text:s text:c="3"/>Notes: <text:s text:c="6"/>- Indexing of nodes MUST be from [0...n-1], since</text:span></text:p>
      <text:p text:style-name="No_20_Spacing"><text:span text:style-name="T7"><text:s text:c="18"/>the connectivity is checked using node 0.</text:span></text:p>
      <text:p text:style-name="No_20_Spacing"><text:span text:style-name="T7"><text:s text:c="16"/>- buildPath modifies the original graph g[][].</text:span></text:p>
      <text:p text:style-name="No_20_Spacing"><text:span text:style-name="T7"><text:s text:c="18"/>Uncomment the marked regions to keep a copy of</text:span></text:p>
      <text:p text:style-name="No_20_Spacing"><text:span text:style-name="T7"><text:s text:c="18"/>the graph in g2[][]. <text:s/>This also allows for</text:span></text:p>
      <text:p text:style-name="No_20_Spacing"><text:span text:style-name="T7"><text:s text:c="18"/>multiple calls to buildPath for the same input</text:span></text:p>
      <text:p text:style-name="No_20_Spacing"><text:span text:style-name="T7"><text:s text:c="18"/>graph</text:span></text:p>
      <text:p text:style-name="No_20_Spacing"><text:span text:style-name="T7"><text:s text:c="16"/>- A Euler cycle in an undirected graph is a cycle</text:span></text:p>
      <text:p text:style-name="No_20_Spacing"><text:span text:style-name="T7"><text:s text:c="18"/>which travels along every edge of the graph, </text:span></text:p>
      <text:p text:style-name="No_20_Spacing"><text:span text:style-name="T7"><text:s text:c="18"/>with the first node being the same as the last</text:span></text:p>
      <text:p text:style-name="No_20_Spacing"><text:span text:style-name="T7"><text:s text:c="18"/>node</text:span></text:p>
      <text:p text:style-name="No_20_Spacing"><text:span text:style-name="T7"><text:s text:c="16"/>- A Euler path in an undirected graph is a path</text:span></text:p>
      <text:p text:style-name="No_20_Spacing"><text:span text:style-name="T7"><text:s text:c="18"/>which travels along every edge of the graph,</text:span></text:p>
      <text:p text:style-name="No_20_Spacing"><text:span text:style-name="T7"><text:s text:c="18"/>but the first node does not necessarily need</text:span></text:p>
      <text:p text:style-name="No_20_Spacing"><text:span text:style-name="T7"><text:s text:c="18"/>to be identical to the last node</text:span></text:p>
      <text:p text:style-name="No_20_Spacing"><text:span text:style-name="T7"><text:s text:c="16"/>- A graph has a Euler cycle if it is connected,</text:span></text:p>
      <text:p text:style-name="No_20_Spacing"><text:soft-page-break/><text:span text:style-name="T7"><text:s text:c="18"/>and all nodes have even degree. <text:s/>If the graph</text:span></text:p>
      <text:p text:style-name="No_20_Spacing"><text:span text:style-name="T7"><text:s text:c="18"/>is connected, and only two nodes have odd </text:span></text:p>
      <text:p text:style-name="No_20_Spacing"><text:span text:style-name="T7"><text:s text:c="18"/>degree a Euler path exists starting and ending</text:span></text:p>
      <text:p text:style-name="No_20_Spacing"><text:span text:style-name="T7"><text:s text:c="18"/>from those two odd-degree nodes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P8"/>
      <text:p text:style-name="No_20_Spacing"><text:span text:style-name="T5">#define MAXN 105 <text:s text:c="4"/></text:span><text:span text:style-name="T7">/* Number of nodes */</text:span></text:p>
      <text:p text:style-name="No_20_Spacing"><text:span text:style-name="T5">#define MAXM 505 <text:s text:c="4"/></text:span><text:span text:style-name="T7">/* Maximum number of edges */</text:span></text:p>
      <text:p text:style-name="P9"/>
      <text:p text:style-name="No_20_Spacing"><text:span text:style-name="T5">#define min(a,b) (((a)&lt;(b))?(a):(b))</text:span></text:p>
      <text:p text:style-name="No_20_Spacing"><text:span text:style-name="T5">#define max(a,b) (((a)&gt;(b))?(a):(b))</text:span></text:p>
      <text:p text:style-name="No_20_Spacing"><text:span text:style-name="T5">#define DEC(a,b) g[a][b]--;g[b][a]--;deg[a]--;deg[b]--</text:span></text:p>
      <text:p text:style-name="P8"/>
      <text:p text:style-name="No_20_Spacing"><text:span text:style-name="T11">int</text:span><text:span text:style-name="T10"> sets[MAXN], deg[MAXN];</text:span></text:p>
      <text:p text:style-name="No_20_Spacing"><text:span text:style-name="T11">int</text:span><text:span text:style-name="T10"> g[MAXN][MAXN];</text:span></text:p>
      <text:p text:style-name="No_20_Spacing"><text:span text:style-name="T11">int</text:span><text:span text:style-name="T10"> seq[MAXM], seqsize;</text:span></text:p>
      <text:p text:style-name="No_20_Spacing"><text:span text:style-name="T7">/* Uncomment if you need copy of graph</text:span></text:p>
      <text:p text:style-name="No_20_Spacing"><text:span text:style-name="T7"><text:s text:c="3"/>int g2[MAXN][MAXN], deg2[MAXN];</text:span></text:p>
      <text:p text:style-name="No_20_Spacing"><text:span text:style-name="T7">*/</text:span></text:p>
      <text:p text:style-name="P9"/>
      <text:p text:style-name="No_20_Spacing"><text:span text:style-name="T11">int</text:span><text:span text:style-name="T10"> getRoot(</text:span><text:span text:style-name="T11">int</text:span><text:span text:style-name="T10"> x){</text:span></text:p>
      <text:p text:style-name="No_20_Spacing"><text:span text:style-name="T10"><text:s text:c="2"/></text:span><text:span text:style-name="T11">if</text:span><text:span text:style-name="T10">(sets[x] &lt; </text:span><text:span text:style-name="T16">0</text:span><text:span text:style-name="T10">) </text:span><text:span text:style-name="T11">return</text:span><text:span text:style-name="T10"> x;</text:span></text:p>
      <text:p text:style-name="No_20_Spacing"><text:span text:style-name="T10"><text:s text:c="2"/></text:span><text:span text:style-name="T11">return</text:span><text:span text:style-name="T10"> sets[x] = getRoot(sets[x])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Union(</text:span><text:span text:style-name="T11">int</text:span><text:span text:style-name="T10"> a, </text:span><text:span text:style-name="T11">int</text:span><text:span text:style-name="T10"> b){</text:span></text:p>
      <text:p text:style-name="No_20_Spacing"><text:span text:style-name="T10"><text:s text:c="2"/></text:span><text:span text:style-name="T11">int</text:span><text:span text:style-name="T10"> ra = getRoot(a), rb = getRoot(b)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if</text:span><text:span text:style-name="T10">(ra != rb){</text:span></text:p>
      <text:p text:style-name="No_20_Spacing"><text:span text:style-name="T10"><text:s text:c="4"/>sets[ra] += sets[rb];</text:span></text:p>
      <text:p text:style-name="No_20_Spacing"><text:span text:style-name="T10"><text:s text:c="4"/>sets[rb] = ra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Init(){</text:span></text:p>
      <text:p text:style-name="No_20_Spacing"><text:span text:style-name="T10"><text:s text:c="2"/>memset(sets, -</text:span><text:span text:style-name="T16">1</text:span><text:span text:style-name="T10">, </text:span><text:span text:style-name="T11">sizeof</text:span><text:span text:style-name="T10">(sets));</text:span></text:p>
      <text:p text:style-name="No_20_Spacing"><text:span text:style-name="T10"><text:s text:c="2"/>memset(g, </text:span><text:span text:style-name="T16">0</text:span><text:span text:style-name="T10">, </text:span><text:span text:style-name="T11">sizeof</text:span><text:span text:style-name="T10">(g));</text:span></text:p>
      <text:p text:style-name="No_20_Spacing"><text:span text:style-name="T10"><text:s text:c="2"/>memset(deg, </text:span><text:span text:style-name="T16">0</text:span><text:span text:style-name="T10">, </text:span><text:span text:style-name="T11">sizeof</text:span><text:span text:style-name="T10">(deg))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addEdge(</text:span><text:span text:style-name="T11">int</text:span><text:span text:style-name="T10"> x, </text:span><text:span text:style-name="T11">int</text:span><text:span text:style-name="T10"> y, </text:span><text:span text:style-name="T11">int</text:span><text:span text:style-name="T10"> count){</text:span></text:p>
      <text:p text:style-name="No_20_Spacing"><text:span text:style-name="T10"><text:s text:c="2"/>g[x][y] += count; deg[x] += count;</text:span></text:p>
      <text:p text:style-name="No_20_Spacing"><text:span text:style-name="T10"><text:s text:c="2"/>g[y][x] += count; deg[y] += count;</text:span></text:p>
      <text:p text:style-name="No_20_Spacing"><text:span text:style-name="T10"><text:s text:c="2"/>Union(x,y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isEulerian(</text:span><text:span text:style-name="T11">int</text:span><text:span text:style-name="T10"> n, </text:span><text:span text:style-name="T11">int</text:span><text:span text:style-name="T10"> *start, </text:span><text:span text:style-name="T11">int</text:span><text:span text:style-name="T10"> *end){</text:span></text:p>
      <text:p text:style-name="No_20_Spacing"><text:span text:style-name="T10"><text:s text:c="2"/></text:span><text:span text:style-name="T11">int</text:span><text:span text:style-name="T10"> odd = </text:span><text:span text:style-name="T16">0</text:span><text:span text:style-name="T10">, i, count = </text:span><text:span text:style-name="T16">0</text:span><text:span text:style-name="T10">, x;</text:span></text:p>
      <text:p text:style-name="No_20_Spacing"><text:soft-page-break/><text:span text:style-name="T10"><text:s text:c="2"/></text:span></text:p>
      <text:p text:style-name="No_20_Spacing"><text:span text:style-name="T10"><text:s text:c="2"/></text:span><text:span text:style-name="T7">/* Check if graph is connected. <text:s/>If all vertices</text:span></text:p>
      <text:p text:style-name="No_20_Spacing"><text:span text:style-name="T7"><text:s text:c="5"/>are guaranteed to be used then use this:</text:span></text:p>
      <text:p text:style-name="No_20_Spacing"><text:span text:style-name="T7"><text:s text:c="5"/></text:span></text:p>
      <text:p text:style-name="No_20_Spacing"><text:span text:style-name="T7"><text:s text:c="5"/>if(sets[getRoot(0)] != -n) return 0;</text:span></text:p>
      <text:p text:style-name="P9"/>
      <text:p text:style-name="No_20_Spacing"><text:span text:style-name="T7"><text:s text:c="5"/>Otherwise, count only vertices used like this: */</text:span><text:span text:style-name="T10"> 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n; i++)</text:span></text:p>
      <text:p text:style-name="No_20_Spacing"><text:span text:style-name="T10"><text:s text:c="4"/></text:span><text:span text:style-name="T11">if</text:span><text:span text:style-name="T10">(deg[i]){ </text:span></text:p>
      <text:p text:style-name="No_20_Spacing"><text:span text:style-name="T10"><text:s text:c="6"/>x = i; count++;</text:span></text:p>
      <text:p text:style-name="No_20_Spacing"><text:span text:style-name="T10"><text:s text:c="4"/>}</text:span></text:p>
      <text:p text:style-name="No_20_Spacing"><text:span text:style-name="T10"><text:s text:c="2"/></text:span><text:span text:style-name="T11">if</text:span><text:span text:style-name="T10">(sets[getRoot(x)] != -count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n; i++){</text:span></text:p>
      <text:p text:style-name="No_20_Spacing"><text:span text:style-name="T10"><text:s text:c="4"/></text:span><text:span text:style-name="T11">if</text:span><text:span text:style-name="T10">(deg[i]%</text:span><text:span text:style-name="T16">2</text:span><text:span text:style-name="T10">){</text:span></text:p>
      <text:p text:style-name="No_20_Spacing"><text:span text:style-name="T10"><text:s text:c="6"/>odd++; <text:s text:c="2"/></text:span></text:p>
      <text:p text:style-name="No_20_Spacing"><text:span text:style-name="T10"><text:s text:c="6"/></text:span><text:span text:style-name="T11">if</text:span><text:span text:style-name="T10">(odd == </text:span><text:span text:style-name="T16">1</text:span><text:span text:style-name="T10">) *start = i;</text:span></text:p>
      <text:p text:style-name="No_20_Spacing"><text:span text:style-name="T10"><text:s text:c="6"/></text:span><text:span text:style-name="T11">else</text:span><text:span text:style-name="T10"> </text:span><text:span text:style-name="T11">if</text:span><text:span text:style-name="T10">(odd == </text:span><text:span text:style-name="T16">2</text:span><text:span text:style-name="T10">) *end = i;</text:span></text:p>
      <text:p text:style-name="No_20_Spacing"><text:span text:style-name="T10"><text:s text:c="6"/></text:span><text:span text:style-name="T11">else</text:span><text:span text:style-name="T10">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odd ? </text:span><text:span text:style-name="T16">2</text:span><text:span text:style-name="T10"> : </text:span><text:span text:style-name="T16">1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getPath(</text:span><text:span text:style-name="T11">int</text:span><text:span text:style-name="T10"> n, </text:span><text:span text:style-name="T11">int</text:span><text:span text:style-name="T10"> start, </text:span><text:span text:style-name="T11">int</text:span><text:span text:style-name="T10"> end){</text:span></text:p>
      <text:p text:style-name="No_20_Spacing"><text:span text:style-name="T10"><text:s text:c="2"/></text:span><text:span text:style-name="T11">int</text:span><text:span text:style-name="T10"> temp[MAXM], tsize = </text:span><text:span text:style-name="T16">1</text:span><text:span text:style-name="T10">, i, j;</text:span></text:p>
      <text:p text:style-name="P12"/>
      <text:p text:style-name="No_20_Spacing"><text:span text:style-name="T10"><text:s text:c="2"/>temp[</text:span><text:span text:style-name="T16">0</text:span><text:span text:style-name="T10">] = start;</text:span></text:p>
      <text:p text:style-name="No_20_Spacing"><text:span text:style-name="T10"><text:s text:c="2"/></text:span><text:span text:style-name="T11">while</text:span><text:span text:style-name="T10">(</text:span><text:span text:style-name="T16">1</text:span><text:span text:style-name="T10">){</text:span></text:p>
      <text:p text:style-name="No_20_Spacing"><text:span text:style-name="T10"><text:s text:c="4"/>j = temp[tsize-</text:span><text:span text:style-name="T16">1</text:span><text:span text:style-name="T10">]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; i++){</text:span></text:p>
      <text:p text:style-name="No_20_Spacing"><text:span text:style-name="T10"><text:s text:c="6"/></text:span><text:span text:style-name="T11">if</text:span><text:span text:style-name="T10">(i == end) </text:span><text:span text:style-name="T11">continue</text:span><text:span text:style-name="T10">;</text:span></text:p>
      <text:p text:style-name="No_20_Spacing"><text:span text:style-name="T10"><text:s text:c="6"/></text:span><text:span text:style-name="T11">if</text:span><text:span text:style-name="T10">(g[i][j]){</text:span></text:p>
      <text:p text:style-name="No_20_Spacing"><text:span text:style-name="T10"><text:s text:c="8"/>temp[tsize++] = i;</text:span></text:p>
      <text:p text:style-name="No_20_Spacing"><text:span text:style-name="T10"><text:s text:c="8"/>DEC(i,j);</text:span></text:p>
      <text:p text:style-name="No_20_Spacing"><text:span text:style-name="T10"><text:s text:c="8"/></text:span><text:span text:style-name="T11">break</text:span><text:span text:style-name="T10">;</text:span></text:p>
      <text:p text:style-name="No_20_Spacing"><text:span text:style-name="T10"><text:s text:c="6"/>}</text:span></text:p>
      <text:p text:style-name="No_20_Spacing"><text:span text:style-name="T10"><text:s text:c="4"/>}</text:span></text:p>
      <text:p text:style-name="No_20_Spacing"><text:span text:style-name="T10"><text:s text:c="4"/></text:span><text:span text:style-name="T11">if</text:span><text:span text:style-name="T10">(i == n){</text:span></text:p>
      <text:p text:style-name="No_20_Spacing"><text:span text:style-name="T10"><text:s text:c="6"/></text:span><text:span text:style-name="T11">if</text:span><text:span text:style-name="T10">(g[end][j]){</text:span></text:p>
      <text:p text:style-name="No_20_Spacing"><text:span text:style-name="T10"><text:s text:c="8"/>temp[tsize++] = end;</text:span></text:p>
      <text:p text:style-name="No_20_Spacing"><text:span text:style-name="T10"><text:s text:c="8"/>DEC(j,end);</text:span></text:p>
      <text:p text:style-name="No_20_Spacing"><text:span text:style-name="T10"><text:s text:c="6"/>}</text:span></text:p>
      <text:p text:style-name="No_20_Spacing"><text:span text:style-name="T10"><text:s text:c="6"/></text:span><text:span text:style-name="T11">break</text:span><text:span text:style-name="T10">;</text:span></text:p>
      <text:p text:style-name="No_20_Spacing"><text:span text:style-name="T10"><text:s text:c="4"/>}</text:span></text:p>
      <text:p text:style-name="No_20_Spacing"><text:span text:style-name="T10"><text:s text:c="2"/>} 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tsize; i++)</text:span></text:p>
      <text:p text:style-name="No_20_Spacing"><text:span text:style-name="T10"><text:s text:c="4"/></text:span><text:span text:style-name="T11">if</text:span><text:span text:style-name="T10">(!deg[temp[i]]) seq[seqsize++] = temp[i];</text:span></text:p>
      <text:p text:style-name="No_20_Spacing"><text:span text:style-name="T10"><text:s text:c="4"/></text:span><text:span text:style-name="T11">else</text:span><text:span text:style-name="T10"> getPath(n, temp[i], temp[i])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buildPath(</text:span><text:span text:style-name="T11">int</text:span><text:span text:style-name="T10"> n, </text:span><text:span text:style-name="T11">int</text:span><text:span text:style-name="T10"> start, </text:span><text:span text:style-name="T11">int</text:span><text:span text:style-name="T10"> end){</text:span></text:p>
      <text:p text:style-name="No_20_Spacing"><text:soft-page-break/><text:span text:style-name="T10"><text:s text:c="2"/>seqsize = </text:span><text:span text:style-name="T16">0</text:span><text:span text:style-name="T10">;</text:span></text:p>
      <text:p text:style-name="No_20_Spacing"><text:span text:style-name="T10"><text:s text:c="2"/></text:span><text:span text:style-name="T7">/* Uncomment if you need copy of graph</text:span></text:p>
      <text:p text:style-name="No_20_Spacing"><text:span text:style-name="T7"><text:s text:c="5"/>memcpy(g, g2, sizeof(g));</text:span></text:p>
      <text:p text:style-name="No_20_Spacing"><text:span text:style-name="T7"><text:s text:c="5"/>memcpy(deg, deg2, sizeof(deg));</text:span></text:p>
      <text:p text:style-name="No_20_Spacing"><text:span text:style-name="T7"><text:s text:c="2"/>*/</text:span></text:p>
      <text:p text:style-name="No_20_Spacing"><text:span text:style-name="T10"><text:s text:c="2"/>getPath(n, start, end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i, x,y,start,end, n, m;</text:span></text:p>
      <text:p text:style-name="P12"/>
      <text:p text:style-name="No_20_Spacing"><text:span text:style-name="T10"><text:s text:c="2"/></text:span><text:span text:style-name="T11">while</text:span><text:span text:style-name="T10">(scanf(</text:span><text:span text:style-name="T14">"%d %d"</text:span><text:span text:style-name="T10">, &amp;n, &amp;m) == </text:span><text:span text:style-name="T16">2</text:span><text:span text:style-name="T10">){</text:span></text:p>
      <text:p text:style-name="No_20_Spacing"><text:span text:style-name="T10"><text:s text:c="4"/>Init(); <text:s text:c="3"/>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m; i++){</text:span></text:p>
      <text:p text:style-name="No_20_Spacing"><text:span text:style-name="T10"><text:s text:c="6"/>scanf(</text:span><text:span text:style-name="T14">"%d %d"</text:span><text:span text:style-name="T10">, &amp;x, &amp;y);</text:span></text:p>
      <text:p text:style-name="No_20_Spacing"><text:span text:style-name="T10"><text:s text:c="6"/>addEdge(x,y,</text:span><text:span text:style-name="T16">1</text:span><text:span text:style-name="T10">);</text:span></text:p>
      <text:p text:style-name="No_20_Spacing"><text:span text:style-name="T10"><text:s text:c="4"/>}</text:span></text:p>
      <text:p text:style-name="No_20_Spacing"><text:span text:style-name="T10"><text:s text:c="4"/></text:span><text:span text:style-name="T7">/* Uncomment if you need copy of graph</text:span></text:p>
      <text:p text:style-name="No_20_Spacing"><text:span text:style-name="T7"><text:s text:c="7"/>memcpy(g2, g, sizeof(g2));</text:span></text:p>
      <text:p text:style-name="No_20_Spacing"><text:span text:style-name="T7"><text:s text:c="7"/>memcpy(deg2, deg, sizeof(deg2));</text:span></text:p>
      <text:p text:style-name="No_20_Spacing"><text:span text:style-name="T7"><text:s text:c="4"/>*/</text:span></text:p>
      <text:p text:style-name="No_20_Spacing"><text:span text:style-name="T10"><text:s text:c="4"/></text:span><text:span text:style-name="T11">switch</text:span><text:span text:style-name="T10">(isEulerian(n, &amp;start, &amp;end)){</text:span></text:p>
      <text:p text:style-name="No_20_Spacing"><text:span text:style-name="T10"><text:s text:c="4"/></text:span><text:span text:style-name="T11">case</text:span><text:span text:style-name="T10"> </text:span><text:span text:style-name="T16">0</text:span><text:span text:style-name="T10">:</text:span></text:p>
      <text:p text:style-name="No_20_Spacing"><text:span text:style-name="T10"><text:s text:c="6"/>printf(</text:span><text:span text:style-name="T14">"Graph is not Eulerian\n"</text:span><text:span text:style-name="T10">); </text:span><text:span text:style-name="T11">break</text:span><text:span text:style-name="T10">;</text:span></text:p>
      <text:p text:style-name="No_20_Spacing"><text:span text:style-name="T10"><text:s text:c="4"/></text:span><text:span text:style-name="T11">case</text:span><text:span text:style-name="T10"> </text:span><text:span text:style-name="T16">1</text:span><text:span text:style-name="T10">: </text:span></text:p>
      <text:p text:style-name="No_20_Spacing"><text:span text:style-name="T10"><text:s text:c="6"/>printf(</text:span><text:span text:style-name="T14">"Graph has an Eulerian Cycle\n"</text:span><text:span text:style-name="T10">);</text:span></text:p>
      <text:p text:style-name="No_20_Spacing"><text:span text:style-name="T10"><text:s text:c="6"/>buildPath(n, </text:span><text:span text:style-name="T16">0</text:span><text:span text:style-name="T10">, </text:span><text:span text:style-name="T16">0</text:span><text:span text:style-name="T10">);</text:span></text:p>
      <text:p text:style-name="No_20_Spacing"><text:span text:style-name="T10"><text:s text:c="6"/></text:span><text:span text:style-name="T11">for</text:span><text:span text:style-name="T10">(i = </text:span><text:span text:style-name="T16">0</text:span><text:span text:style-name="T10">; i &lt; seqsize; i++) printf(</text:span><text:span text:style-name="T14">"%d "</text:span><text:span text:style-name="T10">, seq[i]);</text:span></text:p>
      <text:p text:style-name="No_20_Spacing"><text:span text:style-name="T10"><text:s text:c="6"/>printf(</text:span><text:span text:style-name="T14">"\n"</text:span><text:span text:style-name="T10">); </text:span><text:span text:style-name="T11">break</text:span><text:span text:style-name="T10">;</text:span></text:p>
      <text:p text:style-name="No_20_Spacing"><text:span text:style-name="T10"><text:s text:c="4"/></text:span><text:span text:style-name="T11">case</text:span><text:span text:style-name="T10"> </text:span><text:span text:style-name="T16">2</text:span><text:span text:style-name="T10">:</text:span></text:p>
      <text:p text:style-name="No_20_Spacing"><text:span text:style-name="T10"><text:s text:c="6"/>printf(</text:span><text:span text:style-name="T14">"Graph has an Eulerian path from %d to %d\n"</text:span><text:span text:style-name="T10">, start, end); </text:span></text:p>
      <text:p text:style-name="No_20_Spacing"><text:span text:style-name="T10"><text:s text:c="6"/>buildPath(n,start,end);</text:span></text:p>
      <text:p text:style-name="No_20_Spacing"><text:span text:style-name="T10"><text:s text:c="6"/></text:span><text:span text:style-name="T11">for</text:span><text:span text:style-name="T10">(i = </text:span><text:span text:style-name="T16">0</text:span><text:span text:style-name="T10">; i &lt; seqsize; i++) printf(</text:span><text:span text:style-name="T14">"%d "</text:span><text:span text:style-name="T10">, seq[i]);</text:span></text:p>
      <text:p text:style-name="No_20_Spacing"><text:span text:style-name="T10"><text:s text:c="6"/>printf(</text:span><text:span text:style-name="T14">"\n"</text:span><text:span text:style-name="T10">); </text:span><text:span text:style-name="T11">break</text:span><text:span text:style-name="T10">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Graph Theory: </text:span></text:p>
      <text:list xml:id="list39289151" text:continue-numbering="true" text:style-name="Outline">
        <text:list-item>
          <text:list>
            <text:list-item>
              <text:h text:style-name="Heading_20_2" text:outline-level="2"><text:bookmark-start text:name="__RefHeading___Toc26916_2932636602"/><text:bookmark text:name="Bookmark92"/><text:span text:style-name="T6">Directed Eulerian Graphs <text:s text:c="2"/></text:span><text:bookmark-end text:name="__RefHeading___Toc2691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Template for finding directed Eulerian paths/cycles</text:span></text:p>
      <text:p text:style-name="No_20_Spacing"><text:span text:style-name="T7"><text:s text:c="16"/>This is written so that it returns the </text:span></text:p>
      <text:p text:style-name="No_20_Spacing"><text:span text:style-name="T7"><text:s text:c="16"/>lexicographically first such path/cycle.</text:span></text:p>
      <text:p text:style-name="No_20_Spacing"><text:span text:style-name="T7"><text:s text:c="3"/></text:span></text:p>
      <text:p text:style-name="No_20_Spacing"><text:soft-page-break/><text:span text:style-name="T7"><text:s text:c="3"/>Complexity: <text:s/>O(M) where M is the # of edges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Nov 10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2 (Problem C Catenyms - Jan 25, 2003)</text:span></text:p>
      <text:p text:style-name="No_20_Spacing"><text:span text:style-name="T7"><text:s text:c="18"/>(Problem H Play on Words - Nov 8, 2003)</text:span></text:p>
      <text:p text:style-name="No_20_Spacing"><text:span text:style-name="T7"><text:s text:c="3"/>Notes: <text:s text:c="6"/>This is the direct code for solving Catenyms. </text:span></text:p>
      <text:p text:style-name="No_20_Spacing"><text:span text:style-name="T7"><text:s text:c="16"/>Here is the underlying idea:</text:span></text:p>
      <text:p text:style-name="No_20_Spacing"><text:span text:style-name="T7"><text:s text:c="16"/>1. Count the indegree/outdegree of each node.</text:span></text:p>
      <text:p text:style-name="No_20_Spacing"><text:span text:style-name="T7"><text:s text:c="16"/>2. Check if the graph is connected. (done here with</text:span></text:p>
      <text:p text:style-name="No_20_Spacing"><text:span text:style-name="T7"><text:s text:c="19"/>Unionfind). <text:s/>If not, then not Eulerian.</text:span></text:p>
      <text:p text:style-name="No_20_Spacing"><text:span text:style-name="T7"><text:s text:c="16"/>3. A directed Euler cycle exists if for each</text:span></text:p>
      <text:p text:style-name="No_20_Spacing"><text:span text:style-name="T7"><text:s text:c="19"/>node the in degree = out degree.</text:span></text:p>
      <text:p text:style-name="No_20_Spacing"><text:span text:style-name="T7"><text:s text:c="16"/>4. A directed Euler path exists if there is exactly</text:span></text:p>
      <text:p text:style-name="No_20_Spacing"><text:span text:style-name="T7"><text:s text:c="19"/>source node with outdegree = 1+in degree and one</text:span></text:p>
      <text:p text:style-name="No_20_Spacing"><text:span text:style-name="T7"><text:s text:c="19"/>sink node with indegree = 1+out degree</text:span></text:p>
      <text:p text:style-name="No_20_Spacing"><text:span text:style-name="T7"><text:s text:c="16"/>5. Sort the edges in the order that you need.</text:span></text:p>
      <text:p text:style-name="No_20_Spacing"><text:span text:style-name="T7"><text:s text:c="16"/>6. Do a search for a path, choosing lexicographically</text:span></text:p>
      <text:p text:style-name="No_20_Spacing"><text:span text:style-name="T7"><text:s text:c="19"/>first when possible, then build from back, </text:span></text:p>
      <text:p text:style-name="No_20_Spacing"><text:span text:style-name="T7"><text:s text:c="19"/>splicing when necessary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No_20_Spacing"><text:span text:style-name="T5">#include &lt;stdlib.h&gt;</text:span></text:p>
      <text:p text:style-name="P8"/>
      <text:p text:style-name="No_20_Spacing"><text:span text:style-name="T7">/* Maximum number of nodes, max number of edges */</text:span></text:p>
      <text:p text:style-name="No_20_Spacing"><text:span text:style-name="T5">#define MAXN 26</text:span></text:p>
      <text:p text:style-name="No_20_Spacing"><text:span text:style-name="T5">#define MAXM 1001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int</text:span><text:span text:style-name="T10"> src, dst;</text:span></text:p>
      <text:p text:style-name="No_20_Spacing"><text:span text:style-name="T10"><text:s text:c="2"/></text:span><text:span text:style-name="T11">char</text:span><text:span text:style-name="T10"> name[</text:span><text:span text:style-name="T16">21</text:span><text:span text:style-name="T10">], used;</text:span></text:p>
      <text:p text:style-name="No_20_Spacing"><text:span text:style-name="T10">} Edge;</text:span></text:p>
      <text:p text:style-name="P12"/>
      <text:p text:style-name="No_20_Spacing"><text:span text:style-name="T10">Edge e[MAXM];</text:span></text:p>
      <text:p text:style-name="No_20_Spacing"><text:span text:style-name="T11">int</text:span><text:span text:style-name="T10"> esize; </text:span></text:p>
      <text:p text:style-name="No_20_Spacing"><text:span text:style-name="T11">int</text:span><text:span text:style-name="T10"> sets[MAXN], odeg[MAXN], ideg[MAXN]; </text:span></text:p>
      <text:p text:style-name="No_20_Spacing"><text:span text:style-name="T11">int</text:span><text:span text:style-name="T10"> seq[MAXM], seqsize;</text:span></text:p>
      <text:p text:style-name="No_20_Spacing"><text:span text:style-name="T11">char</text:span><text:span text:style-name="T10"> used[MAXN];</text:span></text:p>
      <text:p text:style-name="P12"/>
      <text:p text:style-name="No_20_Spacing"><text:span text:style-name="T11">int</text:span><text:span text:style-name="T10"> cmp_Edge(Edge *a, Edge *b){</text:span></text:p>
      <text:p text:style-name="No_20_Spacing"><text:span text:style-name="T10"><text:s text:c="2"/></text:span><text:span text:style-name="T11">return</text:span><text:span text:style-name="T10"> strcmp(a-&gt;name, b-&gt;name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getRoot(</text:span><text:span text:style-name="T11">int</text:span><text:span text:style-name="T10"> x){</text:span></text:p>
      <text:p text:style-name="No_20_Spacing"><text:span text:style-name="T10"><text:s text:c="2"/></text:span><text:span text:style-name="T11">return</text:span><text:span text:style-name="T10"> sets[x] &lt; </text:span><text:span text:style-name="T16">0</text:span><text:span text:style-name="T10"> ? x : (sets[x] = getRoot(sets[x]));</text:span></text:p>
      <text:p text:style-name="No_20_Spacing"><text:span text:style-name="T10">}</text:span></text:p>
      <text:p text:style-name="P12"/>
      <text:p text:style-name="No_20_Spacing"><text:soft-page-break/><text:span text:style-name="T11">void</text:span><text:span text:style-name="T10"> Union(</text:span><text:span text:style-name="T11">int</text:span><text:span text:style-name="T10"> a, </text:span><text:span text:style-name="T11">int</text:span><text:span text:style-name="T10"> b){</text:span></text:p>
      <text:p text:style-name="No_20_Spacing"><text:span text:style-name="T10"><text:s text:c="2"/></text:span><text:span text:style-name="T11">int</text:span><text:span text:style-name="T10"> ra = getRoot(a), rb = getRoot(b);</text:span></text:p>
      <text:p text:style-name="No_20_Spacing"><text:span text:style-name="T10"><text:s text:c="2"/></text:span><text:span text:style-name="T11">if</text:span><text:span text:style-name="T10">(ra != rb){</text:span></text:p>
      <text:p text:style-name="No_20_Spacing"><text:span text:style-name="T10"><text:s text:c="4"/>sets[ra] += sets[rb];</text:span></text:p>
      <text:p text:style-name="No_20_Spacing"><text:span text:style-name="T10"><text:s text:c="4"/>sets[rb] = ra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getPath(</text:span><text:span text:style-name="T11">int</text:span><text:span text:style-name="T10"> start, </text:span><text:span text:style-name="T11">int</text:span><text:span text:style-name="T10"> end){</text:span></text:p>
      <text:p text:style-name="No_20_Spacing"><text:span text:style-name="T10"><text:s text:c="2"/></text:span><text:span text:style-name="T11">int</text:span><text:span text:style-name="T10"> temp[MAXM], tsize = </text:span><text:span text:style-name="T16">0</text:span><text:span text:style-name="T10">, i, curr;</text:span></text:p>
      <text:p text:style-name="P12"/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esize; i++){</text:span></text:p>
      <text:p text:style-name="No_20_Spacing"><text:span text:style-name="T10"><text:s text:c="4"/></text:span><text:span text:style-name="T11">if</text:span><text:span text:style-name="T10">(e[i].used || e[i].src != start) </text:span><text:span text:style-name="T11">continue</text:span><text:span text:style-name="T10">;</text:span></text:p>
      <text:p text:style-name="No_20_Spacing"><text:span text:style-name="T10"><text:s text:c="4"/>temp[tsize++] = i;</text:span></text:p>
      <text:p text:style-name="No_20_Spacing"><text:span text:style-name="T10"><text:s text:c="4"/>e[i].used = </text:span><text:span text:style-name="T16">1</text:span><text:span text:style-name="T10">;</text:span></text:p>
      <text:p text:style-name="No_20_Spacing"><text:span text:style-name="T10"><text:s text:c="4"/></text:span><text:span text:style-name="T9">odeg[e[i].src]--;</text:span></text:p>
      <text:p text:style-name="No_20_Spacing"><text:span text:style-name="T9"><text:s text:c="4"/>curr = e[i].dst;</text:span></text:p>
      <text:p text:style-name="No_20_Spacing"><text:span text:style-name="T9"><text:s text:c="4"/></text:span><text:span text:style-name="T11">break</text:span><text:span text:style-name="T10">;</text:span></text:p>
      <text:p text:style-name="No_20_Spacing"><text:span text:style-name="T10"><text:s text:c="2"/>}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curr != end){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esize; i++){</text:span></text:p>
      <text:p text:style-name="No_20_Spacing"><text:span text:style-name="T10"><text:s text:c="6"/></text:span><text:span text:style-name="T11">if</text:span><text:span text:style-name="T10">(e[i].used || e[i].src != curr) </text:span><text:span text:style-name="T11">continue</text:span><text:span text:style-name="T10">;</text:span></text:p>
      <text:p text:style-name="No_20_Spacing"><text:span text:style-name="T10"><text:s text:c="6"/>temp[tsize++] = i;</text:span></text:p>
      <text:p text:style-name="No_20_Spacing"><text:span text:style-name="T10"><text:s text:c="6"/>e[i].used = </text:span><text:span text:style-name="T16">1</text:span><text:span text:style-name="T10">;</text:span></text:p>
      <text:p text:style-name="No_20_Spacing"><text:span text:style-name="T10"><text:s text:c="6"/>odeg[e[i].src]--;</text:span></text:p>
      <text:p text:style-name="No_20_Spacing"><text:span text:style-name="T10"><text:s text:c="6"/>curr = e[i].dst;</text:span></text:p>
      <text:p text:style-name="No_20_Spacing"><text:span text:style-name="T10"><text:s text:c="6"/></text:span><text:span text:style-name="T11">break</text:span><text:span text:style-name="T10">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(i = tsize-</text:span><text:span text:style-name="T16">1</text:span><text:span text:style-name="T10">; i &gt;= </text:span><text:span text:style-name="T16">0</text:span><text:span text:style-name="T10">; i--){</text:span></text:p>
      <text:p text:style-name="No_20_Spacing"><text:span text:style-name="T10"><text:s text:c="4"/></text:span><text:span text:style-name="T11">if</text:span><text:span text:style-name="T10">(odeg[e[temp[i]].dst]) getPath(e[temp[i]].dst, e[temp[i]].dst);</text:span></text:p>
      <text:p text:style-name="No_20_Spacing"><text:span text:style-name="T10"><text:s text:c="4"/>seq[seqsize++] = temp[i]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init(){</text:span></text:p>
      <text:p text:style-name="No_20_Spacing"><text:span text:style-name="T10"><text:s text:c="2"/>memset(sets, -</text:span><text:span text:style-name="T16">1</text:span><text:span text:style-name="T10">, </text:span><text:span text:style-name="T11">sizeof</text:span><text:span text:style-name="T10">(sets));</text:span></text:p>
      <text:p text:style-name="No_20_Spacing"><text:span text:style-name="T10"><text:s text:c="2"/>memset(odeg, </text:span><text:span text:style-name="T16">0</text:span><text:span text:style-name="T10">, </text:span><text:span text:style-name="T11">sizeof</text:span><text:span text:style-name="T10">(odeg));</text:span></text:p>
      <text:p text:style-name="No_20_Spacing"><text:span text:style-name="T10"><text:s text:c="2"/>memset(ideg, </text:span><text:span text:style-name="T16">0</text:span><text:span text:style-name="T10">, </text:span><text:span text:style-name="T11">sizeof</text:span><text:span text:style-name="T10">(ideg));</text:span></text:p>
      <text:p text:style-name="No_20_Spacing"><text:span text:style-name="T10"><text:s text:c="2"/>memset(used, </text:span><text:span text:style-name="T16">0</text:span><text:span text:style-name="T10">, </text:span><text:span text:style-name="T11">sizeof</text:span><text:span text:style-name="T10">(used)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tnum, i, start, end, flag, count;</text:span></text:p>
      <text:p text:style-name="P12"/>
      <text:p text:style-name="No_20_Spacing"><text:span text:style-name="T10"><text:s text:c="2"/></text:span><text:span text:style-name="T11">for</text:span><text:span text:style-name="T10">(scanf(</text:span><text:span text:style-name="T14">"%d"</text:span><text:span text:style-name="T10">, &amp;tnum); tnum; tnum--){</text:span></text:p>
      <text:p text:style-name="No_20_Spacing"><text:span text:style-name="T10"><text:s text:c="4"/>init();</text:span></text:p>
      <text:p text:style-name="No_20_Spacing"><text:span text:style-name="T10"><text:s text:c="4"/>count = </text:span><text:span text:style-name="T16">0</text:span><text:span text:style-name="T10">;</text:span></text:p>
      <text:p text:style-name="No_20_Spacing"><text:span text:style-name="T10"><text:s text:c="4"/></text:span></text:p>
      <text:p text:style-name="No_20_Spacing"><text:soft-page-break/><text:span text:style-name="T10"><text:s text:c="4"/></text:span><text:span text:style-name="T7">/* Read edges, in this case: words */</text:span></text:p>
      <text:p text:style-name="No_20_Spacing"><text:span text:style-name="T10"><text:s text:c="4"/></text:span><text:span text:style-name="T11">for</text:span><text:span text:style-name="T10">(scanf(</text:span><text:span text:style-name="T14">"%d"</text:span><text:span text:style-name="T10">, &amp;esize), i = </text:span><text:span text:style-name="T16">0</text:span><text:span text:style-name="T10">; i &lt; esize; i++){</text:span></text:p>
      <text:p text:style-name="No_20_Spacing"><text:span text:style-name="T10"><text:s text:c="6"/></text:span><text:span text:style-name="T9">scanf(</text:span><text:span text:style-name="T13">" %s"</text:span><text:span text:style-name="T9">, e[i].name);</text:span></text:p>
      <text:p text:style-name="P11"/>
      <text:p text:style-name="No_20_Spacing"><text:span text:style-name="T9"><text:s text:c="6"/></text:span><text:span text:style-name="T7">/* Src is the first letter of word, dst is last letter */</text:span></text:p>
      <text:p text:style-name="No_20_Spacing"><text:span text:style-name="T10"><text:s text:c="6"/></text:span><text:span text:style-name="T9">e[i].src = e[i].name[</text:span><text:span text:style-name="T15">0</text:span><text:span text:style-name="T9">]-'a';</text:span></text:p>
      <text:p text:style-name="No_20_Spacing"><text:span text:style-name="T9"><text:s text:c="6"/></text:span><text:span text:style-name="T10">e[i].dst = e[i].name[strlen(e[i].name)-</text:span><text:span text:style-name="T16">1</text:span><text:span text:style-name="T10">] - 'a';</text:span></text:p>
      <text:p text:style-name="No_20_Spacing"><text:span text:style-name="T10"><text:s text:c="6"/>e[i].used = </text:span><text:span text:style-name="T16">0</text:span><text:span text:style-name="T10">;</text:span></text:p>
      <text:p text:style-name="P12"/>
      <text:p text:style-name="No_20_Spacing"><text:span text:style-name="T10"><text:s text:c="6"/></text:span><text:span text:style-name="T7">/* Increment in/out degrees */</text:span></text:p>
      <text:p text:style-name="No_20_Spacing"><text:span text:style-name="T10"><text:s text:c="6"/></text:span><text:span text:style-name="T9">odeg[e[i].src]++; ideg[e[i].dst]++;</text:span></text:p>
      <text:p text:style-name="P11"/>
      <text:p text:style-name="No_20_Spacing"><text:span text:style-name="T9"><text:s text:c="6"/></text:span><text:span text:style-name="T7">/* Keep track of # of vertices in use */</text:span></text:p>
      <text:p text:style-name="No_20_Spacing"><text:span text:style-name="T10"><text:s text:c="6"/></text:span><text:span text:style-name="T11">if</text:span><text:span text:style-name="T10">(!used[e[i].src]){</text:span></text:p>
      <text:p text:style-name="No_20_Spacing"><text:span text:style-name="T10"><text:s text:c="8"/>count++;</text:span></text:p>
      <text:p text:style-name="No_20_Spacing"><text:span text:style-name="T10"><text:s text:c="8"/>used[e[i].src] = </text:span><text:span text:style-name="T16">1</text:span><text:span text:style-name="T10">;</text:span></text:p>
      <text:p text:style-name="No_20_Spacing"><text:span text:style-name="T10"><text:s text:c="6"/>}</text:span></text:p>
      <text:p text:style-name="No_20_Spacing"><text:span text:style-name="T10"><text:s text:c="6"/></text:span><text:span text:style-name="T11">if</text:span><text:span text:style-name="T10">(!used[e[i].dst]){</text:span></text:p>
      <text:p text:style-name="No_20_Spacing"><text:span text:style-name="T10"><text:s text:c="8"/>count++;</text:span></text:p>
      <text:p text:style-name="No_20_Spacing"><text:span text:style-name="T10"><text:s text:c="8"/>used[e[i].dst] = </text:span><text:span text:style-name="T16">1</text:span><text:span text:style-name="T10">;</text:span></text:p>
      <text:p text:style-name="No_20_Spacing"><text:span text:style-name="T10"><text:s text:c="6"/></text:span><text:span text:style-name="T9">}</text:span></text:p>
      <text:p text:style-name="No_20_Spacing"><text:span text:style-name="T9"><text:s text:c="6"/>Union(e[i].src, e[i].dst);</text:span></text:p>
      <text:p text:style-name="No_20_Spacing"><text:span text:style-name="T9"><text:s text:c="4"/></text:span><text:span text:style-name="T10">}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7">/* Sort edges lexicographically */</text:span></text:p>
      <text:p text:style-name="No_20_Spacing"><text:span text:style-name="T10"><text:s text:c="4"/>qsort(e, esize, </text:span><text:span text:style-name="T11">sizeof</text:span><text:span text:style-name="T10">(e[</text:span><text:span text:style-name="T16">0</text:span><text:span text:style-name="T10">]), (</text:span><text:span text:style-name="T11">void</text:span><text:span text:style-name="T10"> *) cmp_Edge);</text:span></text:p>
      <text:p text:style-name="P12"/>
      <text:p text:style-name="No_20_Spacing"><text:span text:style-name="T10"><text:s text:c="4"/></text:span><text:span text:style-name="T7">/* Check if the graph is connected */</text:span></text:p>
      <text:p text:style-name="No_20_Spacing"><text:span text:style-name="T10"><text:s text:c="4"/></text:span><text:span text:style-name="T11">if</text:span><text:span text:style-name="T10">(sets[getRoot(e[</text:span><text:span text:style-name="T16">0</text:span><text:span text:style-name="T10">].src)] != -count){</text:span></text:p>
      <text:p text:style-name="No_20_Spacing"><text:span text:style-name="T10"><text:s text:c="6"/></text:span><text:span text:style-name="T7">/* This means its not connected so no Euler path*/</text:span></text:p>
      <text:p text:style-name="No_20_Spacing"><text:span text:style-name="T10"><text:s text:c="6"/>printf(</text:span><text:span text:style-name="T14">"***\n"</text:span><text:span text:style-name="T10">); <text:s/></text:span></text:p>
      <text:p text:style-name="No_20_Spacing"><text:span text:style-name="T10"><text:s text:c="6"/></text:span><text:span text:style-name="T11">continue</text:span><text:span text:style-name="T10">;</text:span></text:p>
      <text:p text:style-name="No_20_Spacing"><text:span text:style-name="T10"><text:s text:c="4"/>}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7">/* Determine src / dst if it exists */</text:span></text:p>
      <text:p text:style-name="No_20_Spacing"><text:span text:style-name="T10"><text:s text:c="4"/></text:span><text:span text:style-name="T7">/* Flag is used to mark if the graph is not Eulerian */</text:span></text:p>
      <text:p text:style-name="No_20_Spacing"><text:span text:style-name="T10"><text:s text:c="4"/>flag = </text:span><text:span text:style-name="T16">0</text:span><text:span text:style-name="T10">; <text:s/></text:span></text:p>
      <text:p text:style-name="No_20_Spacing"><text:span text:style-name="T10"><text:s text:c="4"/>start = end = -</text:span><text:span text:style-name="T16">1</text:span><text:span text:style-name="T10">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</text:span><text:span text:style-name="T16">26</text:span><text:span text:style-name="T10">; i++){</text:span></text:p>
      <text:p text:style-name="No_20_Spacing"><text:span text:style-name="T10"><text:s text:c="6"/></text:span><text:span text:style-name="T11">if</text:span><text:span text:style-name="T10">(!used[i]) </text:span><text:span text:style-name="T11">continue</text:span><text:span text:style-name="T10">;</text:span></text:p>
      <text:p text:style-name="No_20_Spacing"><text:span text:style-name="T10"><text:s text:c="6"/></text:span><text:span text:style-name="T11">if</text:span><text:span text:style-name="T10">(ideg[i] == odeg[i]+</text:span><text:span text:style-name="T16">1</text:span><text:span text:style-name="T10">){</text:span></text:p>
      <text:p text:style-name="No_20_Spacing"><text:span text:style-name="T10"><text:s text:c="8"/></text:span><text:span text:style-name="T11">if</text:span><text:span text:style-name="T10">(end == -</text:span><text:span text:style-name="T16">1</text:span><text:span text:style-name="T10">) end = i;</text:span></text:p>
      <text:p text:style-name="No_20_Spacing"><text:span text:style-name="T10"><text:s text:c="8"/></text:span><text:span text:style-name="T11">else</text:span><text:span text:style-name="T10"> {</text:span></text:p>
      <text:p text:style-name="No_20_Spacing"><text:span text:style-name="T10"><text:s text:c="10"/>flag = </text:span><text:span text:style-name="T16">1</text:span><text:span text:style-name="T10">;</text:span></text:p>
      <text:p text:style-name="No_20_Spacing"><text:span text:style-name="T10"><text:s text:c="10"/></text:span><text:span text:style-name="T11">break</text:span><text:span text:style-name="T10">;</text:span></text:p>
      <text:p text:style-name="No_20_Spacing"><text:span text:style-name="T10"><text:s text:c="8"/>}</text:span></text:p>
      <text:p text:style-name="No_20_Spacing"><text:span text:style-name="T10"><text:s text:c="6"/>} </text:span><text:span text:style-name="T11">else</text:span><text:span text:style-name="T10"> </text:span><text:span text:style-name="T11">if</text:span><text:span text:style-name="T10">(odeg[i] == ideg[i]+</text:span><text:span text:style-name="T16">1</text:span><text:span text:style-name="T10">){</text:span></text:p>
      <text:p text:style-name="No_20_Spacing"><text:span text:style-name="T10"><text:s text:c="8"/></text:span><text:span text:style-name="T11">if</text:span><text:span text:style-name="T10">(start == -</text:span><text:span text:style-name="T16">1</text:span><text:span text:style-name="T10">) start = i;</text:span></text:p>
      <text:p text:style-name="No_20_Spacing"><text:span text:style-name="T10"><text:s text:c="8"/></text:span><text:span text:style-name="T11">else</text:span><text:span text:style-name="T10"> {</text:span></text:p>
      <text:p text:style-name="No_20_Spacing"><text:span text:style-name="T10"><text:s text:c="10"/>flag = </text:span><text:span text:style-name="T16">1</text:span><text:span text:style-name="T10">;</text:span></text:p>
      <text:p text:style-name="No_20_Spacing"><text:span text:style-name="T10"><text:s text:c="10"/></text:span><text:span text:style-name="T11">break</text:span><text:span text:style-name="T10">;</text:span></text:p>
      <text:p text:style-name="No_20_Spacing"><text:soft-page-break/><text:span text:style-name="T10"><text:s text:c="8"/>}</text:span></text:p>
      <text:p text:style-name="No_20_Spacing"><text:span text:style-name="T10"><text:s text:c="6"/>} </text:span><text:span text:style-name="T11">else</text:span><text:span text:style-name="T10"> </text:span><text:span text:style-name="T11">if</text:span><text:span text:style-name="T10">(odeg[i] != ideg[i]){</text:span></text:p>
      <text:p text:style-name="No_20_Spacing"><text:span text:style-name="T10"><text:s text:c="8"/>flag = </text:span><text:span text:style-name="T16">1</text:span><text:span text:style-name="T10">;</text:span></text:p>
      <text:p text:style-name="No_20_Spacing"><text:span text:style-name="T10"><text:s text:c="8"/></text:span><text:span text:style-name="T11">break</text:span><text:span text:style-name="T10">;</text:span></text:p>
      <text:p text:style-name="No_20_Spacing"><text:span text:style-name="T10"><text:s text:c="6"/>}</text:span></text:p>
      <text:p text:style-name="No_20_Spacing"><text:span text:style-name="T10"><text:s text:c="4"/>}</text:span></text:p>
      <text:p text:style-name="No_20_Spacing"><text:span text:style-name="T10"><text:s text:c="4"/></text:span><text:span text:style-name="T11">if</text:span><text:span text:style-name="T10">(flag){</text:span></text:p>
      <text:p text:style-name="No_20_Spacing"><text:span text:style-name="T10"><text:s text:c="6"/></text:span><text:span text:style-name="T7">/* Graph is not Eulerian */</text:span></text:p>
      <text:p text:style-name="No_20_Spacing"><text:span text:style-name="T10"><text:s text:c="6"/>printf(</text:span><text:span text:style-name="T14">"***\n"</text:span><text:span text:style-name="T10">);</text:span></text:p>
      <text:p text:style-name="No_20_Spacing"><text:span text:style-name="T10"><text:s text:c="6"/></text:span><text:span text:style-name="T11">continue</text:span><text:span text:style-name="T10">;</text:span></text:p>
      <text:p text:style-name="No_20_Spacing"><text:span text:style-name="T10"><text:s text:c="4"/>} </text:span><text:span text:style-name="T11">else</text:span><text:span text:style-name="T10"> {</text:span></text:p>
      <text:p text:style-name="No_20_Spacing"><text:span text:style-name="T10"><text:s text:c="6"/></text:span><text:span text:style-name="T7">/* Graph has an Eulerian path or Eulerian cycle */</text:span></text:p>
      <text:p text:style-name="No_20_Spacing"><text:span text:style-name="T10"><text:s text:c="6"/></text:span><text:span text:style-name="T7">/* Print out a eulerian path/cycle from start to end */</text:span></text:p>
      <text:p text:style-name="P9"/>
      <text:p text:style-name="No_20_Spacing"><text:span text:style-name="T10"><text:s text:c="6"/></text:span><text:span text:style-name="T11">if</text:span><text:span text:style-name="T10">(start == -</text:span><text:span text:style-name="T16">1</text:span><text:span text:style-name="T10"> &amp;&amp; end == -</text:span><text:span text:style-name="T16">1</text:span><text:span text:style-name="T10">){</text:span></text:p>
      <text:p text:style-name="No_20_Spacing"><text:span text:style-name="T10"><text:s text:c="8"/></text:span><text:span text:style-name="T7">/* Graph has euler cycle */</text:span></text:p>
      <text:p text:style-name="P9"/>
      <text:p text:style-name="No_20_Spacing"><text:span text:style-name="T10"><text:s text:c="8"/></text:span><text:span text:style-name="T11">for</text:span><text:span text:style-name="T10">(i = </text:span><text:span text:style-name="T16">0</text:span><text:span text:style-name="T10">; i &lt; </text:span><text:span text:style-name="T16">26</text:span><text:span text:style-name="T10">; i++)</text:span></text:p>
      <text:p text:style-name="No_20_Spacing"><text:span text:style-name="T10"><text:s text:c="10"/></text:span><text:span text:style-name="T11">if</text:span><text:span text:style-name="T10">(used[i]) </text:span><text:span text:style-name="T11">break</text:span><text:span text:style-name="T10">;</text:span></text:p>
      <text:p text:style-name="No_20_Spacing"><text:span text:style-name="T10"><text:s text:c="8"/>seqsize = </text:span><text:span text:style-name="T16">0</text:span><text:span text:style-name="T10">;</text:span></text:p>
      <text:p text:style-name="No_20_Spacing"><text:span text:style-name="T10"><text:s text:c="8"/>getPath(i, i);</text:span></text:p>
      <text:p text:style-name="No_20_Spacing"><text:span text:style-name="T10"><text:s text:c="8"/></text:span><text:span text:style-name="T11">for</text:span><text:span text:style-name="T10">(i = seqsize-</text:span><text:span text:style-name="T16">1</text:span><text:span text:style-name="T10">; i &gt;= </text:span><text:span text:style-name="T16">0</text:span><text:span text:style-name="T10">; i--)</text:span></text:p>
      <text:p text:style-name="No_20_Spacing"><text:span text:style-name="T10"><text:s text:c="10"/></text:span><text:span text:style-name="T9">printf(</text:span><text:span text:style-name="T13">"%s%c"</text:span><text:span text:style-name="T9">, e[seq[i]].name, i ? </text:span><text:span text:style-name="T10">'.' : '\n');</text:span></text:p>
      <text:p text:style-name="No_20_Spacing"><text:span text:style-name="T10"><text:s text:c="6"/>} </text:span><text:span text:style-name="T11">else</text:span><text:span text:style-name="T10"> {</text:span></text:p>
      <text:p text:style-name="No_20_Spacing"><text:span text:style-name="T10"><text:s text:c="8"/></text:span><text:span text:style-name="T7">/* Graph has Euler path */</text:span></text:p>
      <text:p text:style-name="P9"/>
      <text:p text:style-name="No_20_Spacing"><text:span text:style-name="T10"><text:s text:c="8"/>seqsize = </text:span><text:span text:style-name="T16">0</text:span><text:span text:style-name="T10">;</text:span></text:p>
      <text:p text:style-name="No_20_Spacing"><text:span text:style-name="T10"><text:s text:c="8"/>getPath(start, end);</text:span></text:p>
      <text:p text:style-name="No_20_Spacing"><text:span text:style-name="T10"><text:s text:c="8"/></text:span><text:span text:style-name="T11">for</text:span><text:span text:style-name="T10">(i = seqsize-</text:span><text:span text:style-name="T16">1</text:span><text:span text:style-name="T10">; i &gt;= </text:span><text:span text:style-name="T16">0</text:span><text:span text:style-name="T10">; i--)</text:span></text:p>
      <text:p text:style-name="No_20_Spacing"><text:span text:style-name="T10"><text:s text:c="10"/></text:span><text:span text:style-name="T9">printf(</text:span><text:span text:style-name="T13">"%s%c"</text:span><text:span text:style-name="T9">, e[seq[i]].name, i ? </text:span><text:span text:style-name="T10">'.' : '\n');</text:span></text:p>
      <text:p text:style-name="No_20_Spacing"><text:span text:style-name="T10"><text:s text:c="6"/>} 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Graph Theory: </text:span></text:p>
      <text:list xml:id="list39291883" text:continue-numbering="true" text:style-name="Outline">
        <text:list-item>
          <text:list>
            <text:list-item>
              <text:h text:style-name="Heading_20_2" text:outline-level="2"><text:bookmark-start text:name="__RefHeading___Toc26918_2932636602"/><text:bookmark text:name="Bookmark93"/><text:span text:style-name="T6">Floyd's Algorithm - All pairs shortest path</text:span><text:bookmark-end text:name="__RefHeading___Toc2691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graph stored in an adjacency matrix, returns</text:span></text:p>
      <text:p text:style-name="No_20_Spacing"><text:span text:style-name="T7"><text:s text:c="16"/>the shortest distance from node i to node j in</text:span></text:p>
      <text:p text:style-name="No_20_Spacing"><text:span text:style-name="T7"><text:s text:c="16"/>d[i][j]. <text:s/>Weights of each edge must be nonnegative,</text:span></text:p>
      <text:p text:style-name="No_20_Spacing"><text:span text:style-name="T7"><text:s text:c="16"/>and -1 is used to indicate an empty edge</text:span></text:p>
      <text:p text:style-name="No_20_Spacing"><text:span text:style-name="T7"><text:s text:c="3"/></text:span></text:p>
      <text:p text:style-name="No_20_Spacing"><text:span text:style-name="T7"><text:s text:c="3"/>Complexity: <text:s/>O(N^3)</text:span></text:p>
      <text:p text:style-name="No_20_Spacing"><text:soft-page-break/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Sept 17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Successful use (Sept 2002)</text:span></text:p>
      <text:p text:style-name="No_20_Spacing"><text:span text:style-name="T7"><text:s text:c="17"/>(Spain Problem 10354)</text:span></text:p>
      <text:p text:style-name="No_20_Spacing"><text:span text:style-name="T7"><text:s text:c="3"/>Notes: <text:s text:c="6"/>Costs may be changed to doubles, but then elements</text:span></text:p>
      <text:p text:style-name="No_20_Spacing"><text:span text:style-name="T7"><text:s text:c="16"/>need to be initialized individually (commented out</text:span></text:p>
      <text:p text:style-name="No_20_Spacing"><text:span text:style-name="T7"><text:s text:c="16"/>below)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P8"/>
      <text:p text:style-name="No_20_Spacing"><text:span text:style-name="T5">#define MAXN 101</text:span></text:p>
      <text:p text:style-name="No_20_Spacing"><text:span text:style-name="T5">#define CType int</text:span></text:p>
      <text:p text:style-name="P8"/>
      <text:p text:style-name="No_20_Spacing"><text:span text:style-name="T10">CType g[MAXN][MAXN], dist[MAXN][MAXN];</text:span></text:p>
      <text:p text:style-name="P12"/>
      <text:p text:style-name="No_20_Spacing"><text:span text:style-name="T11">void</text:span><text:span text:style-name="T10"> floyd(</text:span><text:span text:style-name="T11">int</text:span><text:span text:style-name="T10"> n){</text:span></text:p>
      <text:p text:style-name="No_20_Spacing"><text:span text:style-name="T10"><text:s text:c="2"/></text:span><text:span text:style-name="T11">int</text:span><text:span text:style-name="T10"> i, j, k;</text:span></text:p>
      <text:p text:style-name="P12"/>
      <text:p text:style-name="No_20_Spacing"><text:span text:style-name="T10"><text:s text:c="2"/>memcpy(dist, g, </text:span><text:span text:style-name="T11">sizeof</text:span><text:span text:style-name="T10">(g));</text:span></text:p>
      <text:p text:style-name="No_20_Spacing"><text:span text:style-name="T10"><text:s text:c="2"/></text:span><text:span text:style-name="T12">for</text:span><text:span text:style-name="T9">(k = </text:span><text:span text:style-name="T15">0</text:span><text:span text:style-name="T9">; k &lt; n; k++) </text:span><text:span text:style-name="T12">for</text:span><text:span text:style-name="T9">(i = </text:span><text:span text:style-name="T15">0</text:span><text:span text:style-name="T9">; i &lt; n; i++) </text:span><text:span text:style-name="T12">for</text:span><text:span text:style-name="T9">(j = </text:span><text:span text:style-name="T15">0</text:span><text:span text:style-name="T9">; j &lt; n; j++){</text:span></text:p>
      <text:p text:style-name="No_20_Spacing"><text:span text:style-name="T9"><text:s text:c="4"/></text:span><text:span text:style-name="T11">if</text:span><text:span text:style-name="T10">(dist[i][k] != -</text:span><text:span text:style-name="T16">1</text:span><text:span text:style-name="T10"> &amp;&amp; dist[k][j] != -</text:span><text:span text:style-name="T16">1</text:span><text:span text:style-name="T10">){</text:span></text:p>
      <text:p text:style-name="No_20_Spacing"><text:span text:style-name="T10"><text:s text:c="6"/>CType temp = dist[i][k] + dist[k][j];</text:span></text:p>
      <text:p text:style-name="No_20_Spacing"><text:span text:style-name="T10"><text:s text:c="6"/></text:span><text:span text:style-name="T11">if</text:span><text:span text:style-name="T10">(dist[i][j] == -</text:span><text:span text:style-name="T16">1</text:span><text:span text:style-name="T10"> || dist[i][j] &gt; temp)</text:span></text:p>
      <text:p text:style-name="No_20_Spacing"><text:span text:style-name="T10"><text:s text:c="8"/>dist[i][j] = temp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n; i++) dist[i][i] =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i, j, n;</text:span></text:p>
      <text:p text:style-name="No_20_Spacing"><text:span text:style-name="T10"><text:s text:c="2"/>CType w;</text:span></text:p>
      <text:p text:style-name="No_20_Spacing"><text:span text:style-name="T10"><text:s text:c="2"/></text:span></text:p>
      <text:p text:style-name="No_20_Spacing"><text:span text:style-name="T10"><text:s text:c="2"/>scanf(</text:span><text:span text:style-name="T14">"%d"</text:span><text:span text:style-name="T10">, &amp;n); <text:s/></text:span></text:p>
      <text:p text:style-name="P12"/>
      <text:p text:style-name="No_20_Spacing"><text:span text:style-name="T10"><text:s text:c="2"/></text:span><text:span text:style-name="T7">/* Clear graph */</text:span></text:p>
      <text:p text:style-name="No_20_Spacing"><text:span text:style-name="T10"><text:s text:c="2"/>memset(g, -</text:span><text:span text:style-name="T16">1</text:span><text:span text:style-name="T10">, </text:span><text:span text:style-name="T11">sizeof</text:span><text:span text:style-name="T10">(g))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7">/* If using doubles: </text:span></text:p>
      <text:p text:style-name="No_20_Spacing"><text:span text:style-name="T7"><text:s text:c="5"/></text:span><text:span text:style-name="T8">for(i = 0; i &lt; n; i++) for(j = 0; j &lt; n; j++) g[i][j] = -1;</text:span></text:p>
      <text:p text:style-name="No_20_Spacing"><text:span text:style-name="T8"><text:s text:c="3"/></text:span><text:span text:style-name="T7">*/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7">/* Read graph */</text:span></text:p>
      <text:p text:style-name="No_20_Spacing"><text:span text:style-name="T10"><text:s text:c="2"/></text:span><text:span text:style-name="T11">while</text:span><text:span text:style-name="T10">(scanf(</text:span><text:span text:style-name="T14">"%d %d %d"</text:span><text:span text:style-name="T10">, &amp;i, &amp;j, &amp;w) == </text:span><text:span text:style-name="T16">3</text:span><text:span text:style-name="T10">){</text:span></text:p>
      <text:p text:style-name="No_20_Spacing"><text:span text:style-name="T10"><text:s text:c="4"/></text:span><text:span text:style-name="T9">g[i][j] = g[j][i] = w;</text:span></text:p>
      <text:p text:style-name="No_20_Spacing"><text:span text:style-name="T9"><text:s text:c="2"/>}</text:span></text:p>
      <text:p text:style-name="No_20_Spacing"><text:soft-page-break/><text:span text:style-name="T9"><text:s text:c="2"/></text:span></text:p>
      <text:p text:style-name="No_20_Spacing"><text:span text:style-name="T9"><text:s text:c="2"/>floyd(n);</text:span></text:p>
      <text:p text:style-name="P11"/>
      <text:p text:style-name="No_20_Spacing"><text:span text:style-name="T9"><text:s text:c="2"/></text:span><text:span text:style-name="T11">while</text:span><text:span text:style-name="T10">(scanf(</text:span><text:span text:style-name="T14">"%d %d"</text:span><text:span text:style-name="T10">, &amp;i, &amp;j) == </text:span><text:span text:style-name="T16">2</text:span><text:span text:style-name="T10">){</text:span></text:p>
      <text:p text:style-name="No_20_Spacing"><text:span text:style-name="T10"><text:s text:c="4"/></text:span><text:span text:style-name="T9">printf(</text:span><text:span text:style-name="T13">"%d %d: %d\n"</text:span><text:span text:style-name="T9">, i, j, dist[i][j]);</text:span></text:p>
      <text:p text:style-name="No_20_Spacing"><text:span text:style-name="T9"><text:s text:c="2"/></text:span><text:span text:style-name="T10">}</text:span></text:p>
      <text:p text:style-name="P12"/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Graph_Theory: </text:span></text:p>
      <text:list xml:id="list39278806" text:continue-numbering="true" text:style-name="Outline">
        <text:list-item>
          <text:list>
            <text:list-item>
              <text:h text:style-name="Heading_20_2" text:outline-level="2"><text:bookmark-start text:name="__RefHeading___Toc26920_2932636602"/><text:bookmark text:name="Bookmark94"/><text:span text:style-name="T6">Maximum Flow in a directed graph</text:span><text:bookmark-end text:name="__RefHeading___Toc26920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directed graph G, a source node, and a sink</text:span></text:p>
      <text:p text:style-name="No_20_Spacing"><text:span text:style-name="T7"><text:s text:c="16"/>node, computes the maximum flow from source to sink,</text:span></text:p>
      <text:p text:style-name="No_20_Spacing"><text:span text:style-name="T7"><text:s text:c="16"/>and calculates the flow along each edge. <text:s/></text:span></text:p>
      <text:p text:style-name="No_20_Spacing"><text:span text:style-name="T7"><text:s text:c="16"/></text:span></text:p>
      <text:p text:style-name="No_20_Spacing"><text:span text:style-name="T7"><text:s text:c="16"/>In addition, the array S[] is marked to indicate </text:span></text:p>
      <text:p text:style-name="No_20_Spacing"><text:span text:style-name="T7"><text:s text:c="16"/>which side of the cut each vertex is on. <text:s/></text:span></text:p>
      <text:p text:style-name="No_20_Spacing"><text:span text:style-name="T7"><text:s text:c="19"/>S[i] = 1 <text:s text:c="2"/>means vertex i is on source side</text:span></text:p>
      <text:p text:style-name="No_20_Spacing"><text:span text:style-name="T7"><text:s text:c="19"/>S[i] = 0 <text:s text:c="2"/>means vertex i is on sink side</text:span></text:p>
      <text:p text:style-name="No_20_Spacing"><text:span text:style-name="T7"><text:s text:c="16"/>An edge u-&gt;v with S[u] == 1 and S[v] == 0 is an</text:span></text:p>
      <text:p text:style-name="No_20_Spacing"><text:span text:style-name="T7"><text:s text:c="16"/>edge of the minimum cut.</text:span></text:p>
      <text:p text:style-name="P9"/>
      <text:p text:style-name="No_20_Spacing"><text:span text:style-name="T7"><text:s text:c="16"/>Usage:</text:span></text:p>
      <text:p text:style-name="No_20_Spacing"><text:span text:style-name="T7"><text:s text:c="16"/>1. Clear graph as shown in main()</text:span></text:p>
      <text:p text:style-name="No_20_Spacing"><text:span text:style-name="T7"><text:s text:c="16"/>2. Add edges u-&gt;v by calling addEdge(u,v,cap)</text:span></text:p>
      <text:p text:style-name="No_20_Spacing"><text:span text:style-name="T7"><text:s text:c="16"/>3. maxflow(n, source, sink) returns maxflow</text:span></text:p>
      <text:p text:style-name="No_20_Spacing"><text:span text:style-name="T7"><text:s text:c="16"/>4. getEdge(u, v) returns a pointer to the edge</text:span></text:p>
      <text:p text:style-name="No_20_Spacing"><text:span text:style-name="T7"><text:s text:c="19"/>u-&gt;v, NULL if this edge does not exist</text:span></text:p>
      <text:p text:style-name="No_20_Spacing"><text:span text:style-name="T7"><text:s text:c="16"/></text:span></text:p>
      <text:p text:style-name="No_20_Spacing"><text:span text:style-name="T7"><text:s text:c="3"/>Complexity: <text:s/>O(|V|^2*|E|) (Rough approximation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Matthew McNaughton, Gilbert Lee</text:span></text:p>
      <text:p text:style-name="No_20_Spacing"><text:span text:style-name="T7"><text:s text:c="3"/>Date: <text:s text:c="7"/>Mar 10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2 Spain 10330 - Power Transmission </text:span></text:p>
      <text:p text:style-name="No_20_Spacing"><text:span text:style-name="T7"><text:s text:c="18"/>Spain 104?? - Sabotage</text:span></text:p>
      <text:p text:style-name="P9"/>
      <text:p text:style-name="No_20_Spacing"><text:span text:style-name="T7"><text:s text:c="3"/>Notes: <text:s text:c="6"/>- Multiple edges from u to v may be added. <text:s/>They</text:span></text:p>
      <text:p text:style-name="No_20_Spacing"><text:span text:style-name="T7"><text:s text:c="18"/>are converted into a single edge with a capacity</text:span></text:p>
      <text:p text:style-name="No_20_Spacing"><text:span text:style-name="T7"><text:s text:c="18"/>equal to their sum</text:span></text:p>
      <text:p text:style-name="No_20_Spacing"><text:span text:style-name="T7"><text:s text:c="16"/>- Vertices are assumed to be numbered from 0..n-1</text:span></text:p>
      <text:p text:style-name="No_20_Spacing"><text:span text:style-name="T7"><text:s text:c="16"/>- The graph is stored as an adjaceny list in "g"</text:span></text:p>
      <text:p text:style-name="No_20_Spacing"><text:span text:style-name="T7"><text:s text:c="18"/>The vector&lt;Edge&gt; g[u] contains the edges adj.</text:span></text:p>
      <text:p text:style-name="No_20_Spacing"><text:soft-page-break/><text:span text:style-name="T7"><text:s text:c="18"/>to the vertex u.</text:span></text:p>
      <text:p text:style-name="No_20_Spacing"><text:span text:style-name="T7"><text:s text:c="16"/>- Basic idea is performing a BFS from the source</text:span></text:p>
      <text:p text:style-name="No_20_Spacing"><text:span text:style-name="T7"><text:s text:c="18"/>to find an augmenting path -&gt; a path through </text:span></text:p>
      <text:p text:style-name="No_20_Spacing"><text:span text:style-name="T7"><text:s text:c="18"/>which flow may be increased. <text:s/>When there are no</text:span></text:p>
      <text:p text:style-name="No_20_Spacing"><text:span text:style-name="T7"><text:s text:c="18"/>more such paths, a maximum flow/minimum cut has</text:span></text:p>
      <text:p text:style-name="No_20_Spacing"><text:span text:style-name="T7"><text:s text:c="18"/>been found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vector&gt;</text:span></text:p>
      <text:p text:style-name="P8"/>
      <text:p text:style-name="No_20_Spacing"><text:span text:style-name="T11">using</text:span><text:span text:style-name="T10"> </text:span><text:span text:style-name="T11">namespace</text:span><text:span text:style-name="T10"> std;</text:span></text:p>
      <text:p text:style-name="P12"/>
      <text:p text:style-name="No_20_Spacing"><text:span text:style-name="T5">#define MAXN 200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int</text:span><text:span text:style-name="T10"> v, cap, flow;</text:span></text:p>
      <text:p text:style-name="No_20_Spacing"><text:span text:style-name="T10">} Edge;</text:span></text:p>
      <text:p text:style-name="P12"/>
      <text:p text:style-name="No_20_Spacing"><text:span text:style-name="T10">vector&lt;Edge&gt; g[MAXN];</text:span></text:p>
      <text:p text:style-name="No_20_Spacing"><text:span text:style-name="T11">int</text:span><text:span text:style-name="T10"> pred[MAXN], maxcap[MAXN], S[MAXN];</text:span></text:p>
      <text:p text:style-name="P12"/>
      <text:p text:style-name="No_20_Spacing"><text:span text:style-name="T11">void</text:span><text:span text:style-name="T10"> addEdge(</text:span><text:span text:style-name="T11">int</text:span><text:span text:style-name="T10"> u, </text:span><text:span text:style-name="T11">int</text:span><text:span text:style-name="T10"> v, </text:span><text:span text:style-name="T11">int</text:span><text:span text:style-name="T10"> cap){</text:span></text:p>
      <text:p text:style-name="No_20_Spacing"><text:span text:style-name="T10"><text:s text:c="2"/>size_t i; Edge e;</text:span></text:p>
      <text:p text:style-name="P12"/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g[u].size(); i++) <text:s text:c="3"/></text:span><text:span text:style-name="T7">/* Add cap if edge exists */</text:span></text:p>
      <text:p text:style-name="No_20_Spacing"><text:span text:style-name="T10"><text:s text:c="4"/></text:span><text:span text:style-name="T11">if</text:span><text:span text:style-name="T10">(g[u][i].v == v){</text:span></text:p>
      <text:p text:style-name="No_20_Spacing"><text:span text:style-name="T10"><text:s text:c="6"/>g[u][i].cap += cap;</text:span></text:p>
      <text:p text:style-name="No_20_Spacing"><text:span text:style-name="T10"><text:s text:c="6"/></text:span><text:span text:style-name="T11">return</text:span><text:span text:style-name="T10">;</text:span></text:p>
      <text:p text:style-name="No_20_Spacing"><text:span text:style-name="T10"><text:s text:c="4"/>}</text:span></text:p>
      <text:p text:style-name="P12"/>
      <text:p text:style-name="No_20_Spacing"><text:span text:style-name="T10"><text:s text:c="2"/>e.v = v; e.cap = cap; e.flow = </text:span><text:span text:style-name="T16">0</text:span><text:span text:style-name="T10">; <text:s/></text:span></text:p>
      <text:p text:style-name="No_20_Spacing"><text:span text:style-name="T10"><text:s text:c="2"/>g[u].push_back(e); <text:s text:c="16"/></text:span><text:span text:style-name="T7">/* Add edge u-&gt;v */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g[v].size(); i++) <text:s text:c="2"/></text:span><text:span text:style-name="T7">/* Add dummy reverse edge */</text:span></text:p>
      <text:p text:style-name="No_20_Spacing"><text:span text:style-name="T10"><text:s text:c="4"/></text:span><text:span text:style-name="T11">if</text:span><text:span text:style-name="T10">(g[v][i].v == u) </text:span><text:span text:style-name="T11">return</text:span><text:span text:style-name="T10">;</text:span></text:p>
      <text:p text:style-name="No_20_Spacing"><text:span text:style-name="T10"><text:s text:c="2"/></text:span></text:p>
      <text:p text:style-name="No_20_Spacing"><text:span text:style-name="T10"><text:s text:c="2"/>e.v = u; e.cap = </text:span><text:span text:style-name="T16">0</text:span><text:span text:style-name="T10">;</text:span></text:p>
      <text:p text:style-name="No_20_Spacing"><text:span text:style-name="T10"><text:s text:c="2"/>g[v].push_back(e);</text:span></text:p>
      <text:p text:style-name="No_20_Spacing"><text:span text:style-name="T10">}</text:span></text:p>
      <text:p text:style-name="P12"/>
      <text:p text:style-name="No_20_Spacing"><text:span text:style-name="T10">Edge *getEdge(</text:span><text:span text:style-name="T11">int</text:span><text:span text:style-name="T10"> u, </text:span><text:span text:style-name="T11">int</text:span><text:span text:style-name="T10"> v){</text:span></text:p>
      <text:p text:style-name="No_20_Spacing"><text:span text:style-name="T10"><text:s text:c="2"/></text:span><text:span text:style-name="T11">for</text:span><text:span text:style-name="T10">(size_t i = </text:span><text:span text:style-name="T16">0</text:span><text:span text:style-name="T10">; i &lt; g[u].size(); i++)</text:span></text:p>
      <text:p text:style-name="No_20_Spacing"><text:span text:style-name="T10"><text:s text:c="4"/></text:span><text:span text:style-name="T11">if</text:span><text:span text:style-name="T10">(g[u][i].v == v) </text:span><text:span text:style-name="T11">return</text:span><text:span text:style-name="T10"> &amp;g[u][i];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xflow(</text:span><text:span text:style-name="T11">int</text:span><text:span text:style-name="T10"> n, </text:span><text:span text:style-name="T11">int</text:span><text:span text:style-name="T10"> source, </text:span><text:span text:style-name="T11">int</text:span><text:span text:style-name="T10"> sink){</text:span></text:p>
      <text:p text:style-name="No_20_Spacing"><text:span text:style-name="T10"><text:s text:c="2"/>vector&lt;</text:span><text:span text:style-name="T11">int</text:span><text:span text:style-name="T10">&gt; q; </text:span><text:span text:style-name="T11">int</text:span><text:span text:style-name="T10"> i, v, flow, inc;</text:span></text:p>
      <text:p text:style-name="No_20_Spacing"><text:span text:style-name="T10"><text:s text:c="2"/></text:span><text:span text:style-name="T9">size_t j; Edge *e1, *e2;</text:span></text:p>
      <text:p text:style-name="P11"/>
      <text:p text:style-name="No_20_Spacing"><text:soft-page-break/><text:span text:style-name="T9"><text:s text:c="2"/></text:span><text:span text:style-name="T12">for</text:span><text:span text:style-name="T9">(i = </text:span><text:span text:style-name="T15">0</text:span><text:span text:style-name="T9">; i &lt; n; i++)</text:span></text:p>
      <text:p text:style-name="No_20_Spacing"><text:span text:style-name="T9"><text:s text:c="4"/></text:span><text:span text:style-name="T11">for</text:span><text:span text:style-name="T10">(j = </text:span><text:span text:style-name="T16">0</text:span><text:span text:style-name="T10">; j &lt; g[i].size(); j++)</text:span></text:p>
      <text:p text:style-name="No_20_Spacing"><text:span text:style-name="T10"><text:s text:c="6"/>g[i][j].flow = </text:span><text:span text:style-name="T16">0</text:span><text:span text:style-name="T10">; <text:s text:c="16"/></text:span><text:span text:style-name="T7">/* Clear all flows */</text:span></text:p>
      <text:p text:style-name="No_20_Spacing"><text:span text:style-name="T10"><text:s text:c="2"/></text:span></text:p>
      <text:p text:style-name="No_20_Spacing"><text:span text:style-name="T10"><text:s text:c="2"/>flow = </text:span><text:span text:style-name="T16">0</text:span><text:span text:style-name="T10">;</text:span></text:p>
      <text:p text:style-name="P12"/>
      <text:p text:style-name="No_20_Spacing"><text:span text:style-name="T10"><text:s text:c="2"/></text:span><text:span text:style-name="T11">while</text:span><text:span text:style-name="T10">(</text:span><text:span text:style-name="T16">1</text:span><text:span text:style-name="T10">){ <text:s text:c="16"/></text:span><text:span text:style-name="T7">/* BFS to find augmenting path */</text:span></text:p>
      <text:p text:style-name="No_20_Spacing"><text:span text:style-name="T10"><text:s text:c="4"/>memset(S, </text:span><text:span text:style-name="T16">0</text:span><text:span text:style-name="T10">, </text:span><text:span text:style-name="T11">sizeof</text:span><text:span text:style-name="T10">(S));</text:span></text:p>
      <text:p text:style-name="No_20_Spacing"><text:span text:style-name="T10"><text:s text:c="4"/>S[source] = </text:span><text:span text:style-name="T16">1</text:span><text:span text:style-name="T10">;</text:span></text:p>
      <text:p text:style-name="No_20_Spacing"><text:span text:style-name="T10"><text:s text:c="4"/>q.clear(); q.push_back(source)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(</text:span><text:span text:style-name="T11">int</text:span><text:span text:style-name="T10">)q.size(); i++){</text:span></text:p>
      <text:p text:style-name="No_20_Spacing"><text:span text:style-name="T10"><text:s text:c="6"/>v = q[i];</text:span></text:p>
      <text:p text:style-name="No_20_Spacing"><text:span text:style-name="T10"><text:s text:c="6"/></text:span><text:span text:style-name="T11">if</text:span><text:span text:style-name="T10">(v == sink) </text:span><text:span text:style-name="T11">break</text:span><text:span text:style-name="T10">;</text:span></text:p>
      <text:p text:style-name="No_20_Spacing"><text:span text:style-name="T10"><text:s text:c="6"/></text:span><text:span text:style-name="T11">for</text:span><text:span text:style-name="T10">(j = </text:span><text:span text:style-name="T16">0</text:span><text:span text:style-name="T10">; j &lt; g[v].size(); j++){</text:span></text:p>
      <text:p text:style-name="No_20_Spacing"><text:span text:style-name="T10"><text:s text:c="8"/>Edge e = g[v][j];</text:span></text:p>
      <text:p text:style-name="No_20_Spacing"><text:span text:style-name="T10"><text:s text:c="8"/></text:span><text:span text:style-name="T11">if</text:span><text:span text:style-name="T10">(S[e.v]) </text:span><text:span text:style-name="T11">continue</text:span><text:span text:style-name="T10">;</text:span></text:p>
      <text:p text:style-name="No_20_Spacing"><text:span text:style-name="T10"><text:s text:c="8"/></text:span><text:span text:style-name="T11">if</text:span><text:span text:style-name="T10">(e.cap &amp;&amp; e.flow &lt; e.cap){</text:span></text:p>
      <text:p text:style-name="No_20_Spacing"><text:span text:style-name="T10"><text:s text:c="10"/>q.push_back(e.v); S[e.v] = </text:span><text:span text:style-name="T16">1</text:span><text:span text:style-name="T10">; pred[e.v] = v;</text:span></text:p>
      <text:p text:style-name="No_20_Spacing"><text:span text:style-name="T10"><text:s text:c="10"/>maxcap[e.v] = e.cap - e.flow;</text:span></text:p>
      <text:p text:style-name="No_20_Spacing"><text:span text:style-name="T10"><text:s text:c="8"/>} </text:span><text:span text:style-name="T11">else</text:span><text:span text:style-name="T10"> {</text:span></text:p>
      <text:p text:style-name="No_20_Spacing"><text:span text:style-name="T10"><text:s text:c="10"/>e1 = getEdge(e.v, v);</text:span></text:p>
      <text:p text:style-name="No_20_Spacing"><text:span text:style-name="T10"><text:s text:c="10"/></text:span><text:span text:style-name="T12">if</text:span><text:span text:style-name="T9">(e1 &amp;&amp; e1-&gt;cap &amp;&amp; e1-&gt;flow &gt; </text:span><text:span text:style-name="T15">0</text:span><text:span text:style-name="T9">){</text:span></text:p>
      <text:p text:style-name="No_20_Spacing"><text:span text:style-name="T9"><text:s text:c="12"/></text:span><text:span text:style-name="T10">q.push_back(e.v); S[e.v] = </text:span><text:span text:style-name="T16">1</text:span><text:span text:style-name="T10">; pred[e.v] = v;</text:span></text:p>
      <text:p text:style-name="No_20_Spacing"><text:span text:style-name="T10"><text:s text:c="12"/>maxcap[e.v] = e1-&gt;flow;</text:span></text:p>
      <text:p text:style-name="No_20_Spacing"><text:span text:style-name="T10"><text:s text:c="10"/>}</text:span></text:p>
      <text:p text:style-name="No_20_Spacing"><text:span text:style-name="T10"><text:s text:c="8"/>}</text:span></text:p>
      <text:p text:style-name="No_20_Spacing"><text:span text:style-name="T10"><text:s text:c="6"/>}</text:span></text:p>
      <text:p text:style-name="No_20_Spacing"><text:span text:style-name="T10"><text:s text:c="4"/>}</text:span></text:p>
      <text:p text:style-name="No_20_Spacing"><text:span text:style-name="T10"><text:s text:c="4"/></text:span><text:span text:style-name="T11">if</text:span><text:span text:style-name="T10">(v != sink) </text:span><text:span text:style-name="T11">break</text:span><text:span text:style-name="T10">; <text:s/></text:span><text:span text:style-name="T7">/* No more augmenting paths */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7">/* Calculate flow */</text:span></text:p>
      <text:p text:style-name="No_20_Spacing"><text:span text:style-name="T10"><text:s text:c="4"/></text:span><text:span text:style-name="T11">for</text:span><text:span text:style-name="T10">(inc = INT_MAX, v = sink; v != source; v = pred[v])</text:span></text:p>
      <text:p text:style-name="No_20_Spacing"><text:span text:style-name="T10"><text:s text:c="6"/>inc = min(inc, maxcap[v]);</text:span></text:p>
      <text:p text:style-name="No_20_Spacing"><text:span text:style-name="T10"><text:s text:c="4"/>flow += inc;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7">/* Update flow */</text:span></text:p>
      <text:p text:style-name="No_20_Spacing"><text:span text:style-name="T10"><text:s text:c="4"/></text:span><text:span text:style-name="T11">for</text:span><text:span text:style-name="T10">(v = sink; v != source; v = pred[v]){</text:span></text:p>
      <text:p text:style-name="No_20_Spacing"><text:span text:style-name="T10"><text:s text:c="6"/>e1 = getEdge(pred[v], v);</text:span></text:p>
      <text:p text:style-name="No_20_Spacing"><text:span text:style-name="T10"><text:s text:c="6"/>e2 = getEdge(v, pred[v]);</text:span></text:p>
      <text:p text:style-name="No_20_Spacing"><text:span text:style-name="T10"><text:s text:c="6"/></text:span></text:p>
      <text:p text:style-name="No_20_Spacing"><text:span text:style-name="T10"><text:s text:c="6"/></text:span><text:span text:style-name="T11">if</text:span><text:span text:style-name="T10">(e1 &amp;&amp; e1-&gt;cap) <text:s text:c="5"/>e1-&gt;flow += inc;</text:span></text:p>
      <text:p text:style-name="No_20_Spacing"><text:span text:style-name="T10"><text:s text:c="6"/></text:span><text:span text:style-name="T11">else</text:span><text:span text:style-name="T10"> </text:span><text:span text:style-name="T11">if</text:span><text:span text:style-name="T10">(e2 &amp;&amp; e2-&gt;cap) e2-&gt;flow -= inc;</text:span></text:p>
      <text:p text:style-name="P12"/>
      <text:p text:style-name="No_20_Spacing"><text:span text:style-name="T10"><text:s text:c="6"/></text:span><text:span text:style-name="T11">if</text:span><text:span text:style-name="T10">(e1 &amp;&amp; e2 &amp;&amp; e1-&gt;flow &amp;&amp; e2-&gt;flow){</text:span></text:p>
      <text:p text:style-name="No_20_Spacing"><text:span text:style-name="T10"><text:s text:c="8"/></text:span><text:span text:style-name="T11">if</text:span><text:span text:style-name="T10">(e1-&gt;flow &gt; e2-&gt;flow){</text:span></text:p>
      <text:p text:style-name="No_20_Spacing"><text:span text:style-name="T10"><text:s text:c="10"/></text:span><text:span text:style-name="T9">e1-&gt;flow -= e2-&gt;flow;</text:span></text:p>
      <text:p text:style-name="No_20_Spacing"><text:span text:style-name="T9"><text:s text:c="10"/>e2-&gt;flow = </text:span><text:span text:style-name="T15">0</text:span><text:span text:style-name="T9">;</text:span></text:p>
      <text:p text:style-name="No_20_Spacing"><text:span text:style-name="T9"><text:s text:c="8"/></text:span><text:span text:style-name="T10">} </text:span><text:span text:style-name="T11">else</text:span><text:span text:style-name="T10"> {</text:span></text:p>
      <text:p text:style-name="No_20_Spacing"><text:span text:style-name="T10"><text:s text:c="10"/>e2-&gt;flow -= e1-&gt;flow;</text:span></text:p>
      <text:p text:style-name="No_20_Spacing"><text:span text:style-name="T10"><text:s text:c="10"/>e1-&gt;flow = </text:span><text:span text:style-name="T16">0</text:span><text:span text:style-name="T10">;</text:span></text:p>
      <text:p text:style-name="No_20_Spacing"><text:span text:style-name="T10"><text:s text:c="8"/>}</text:span></text:p>
      <text:p text:style-name="No_20_Spacing"><text:soft-page-break/><text:span text:style-name="T10"><text:s text:c="6"/>}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flow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n; <text:s text:c="6"/></text:span><text:span text:style-name="T7">/* Number of vertices */</text:span></text:p>
      <text:p text:style-name="No_20_Spacing"><text:span text:style-name="T10"><text:s text:c="2"/></text:span><text:span text:style-name="T11">int</text:span><text:span text:style-name="T10"> m; <text:s text:c="6"/></text:span><text:span text:style-name="T7">/* Number of edges */</text:span></text:p>
      <text:p text:style-name="No_20_Spacing"><text:span text:style-name="T10"><text:s text:c="2"/></text:span><text:span text:style-name="T11">int</text:span><text:span text:style-name="T10"> source; <text:s/></text:span><text:span text:style-name="T7">/* Source of the flow */</text:span></text:p>
      <text:p text:style-name="No_20_Spacing"><text:span text:style-name="T10"><text:s text:c="2"/></text:span><text:span text:style-name="T11">int</text:span><text:span text:style-name="T10"> sink; <text:s text:c="3"/></text:span><text:span text:style-name="T7">/* Sink of the flow */</text:span></text:p>
      <text:p text:style-name="No_20_Spacing"><text:span text:style-name="T10"><text:s text:c="2"/></text:span><text:span text:style-name="T11">int</text:span><text:span text:style-name="T10"> flow; <text:s text:c="3"/></text:span><text:span text:style-name="T7">/* The value of the max flow */</text:span></text:p>
      <text:p text:style-name="No_20_Spacing"><text:span text:style-name="T10"><text:s text:c="2"/></text:span><text:span text:style-name="T11">int</text:span><text:span text:style-name="T10"> i, u, v, cap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7">/* n = # of vertices, <text:s/>m = # of edges */</text:span></text:p>
      <text:p text:style-name="No_20_Spacing"><text:span text:style-name="T10"><text:s text:c="2"/></text:span><text:span text:style-name="T11">while</text:span><text:span text:style-name="T10">(scanf(</text:span><text:span text:style-name="T14">"%d %d %d %d"</text:span><text:span text:style-name="T10">, &amp;n, &amp;m, &amp;source, &amp;sink) == </text:span><text:span text:style-name="T16">4</text:span><text:span text:style-name="T10">){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7">/* Clear graph */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; i++) g[i].clear(); <text:s text:c="3"/>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7">/* Read in m edges */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m; i++){</text:span></text:p>
      <text:p text:style-name="No_20_Spacing"><text:span text:style-name="T10"><text:s text:c="6"/>scanf(</text:span><text:span text:style-name="T14">"%d %d %d"</text:span><text:span text:style-name="T10">, &amp;u, &amp;v, &amp;cap);</text:span></text:p>
      <text:p text:style-name="No_20_Spacing"><text:span text:style-name="T10"><text:s text:c="6"/>addEdge(u,v,cap);</text:span></text:p>
      <text:p text:style-name="No_20_Spacing"><text:span text:style-name="T10"><text:s text:c="4"/>}</text:span></text:p>
      <text:p text:style-name="No_20_Spacing"><text:span text:style-name="T10"><text:s text:c="4"/></text:span></text:p>
      <text:p text:style-name="No_20_Spacing"><text:span text:style-name="T10"><text:s text:c="4"/>flow = maxflow(n, source, sink);</text:span></text:p>
      <text:p text:style-name="No_20_Spacing"><text:span text:style-name="T10"><text:s text:c="4"/></text:span></text:p>
      <text:p text:style-name="No_20_Spacing"><text:span text:style-name="T10"><text:s text:c="4"/>printf(</text:span><text:span text:style-name="T14">"The maximum flow: %d\n"</text:span><text:span text:style-name="T10">, flow);</text:span></text:p>
      <text:p text:style-name="No_20_Spacing"><text:span text:style-name="T10"><text:s text:c="4"/>printf(</text:span><text:span text:style-name="T14">"Min-cut edges:\n"</text:span><text:span text:style-name="T10">)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; i++)</text:span></text:p>
      <text:p text:style-name="No_20_Spacing"><text:span text:style-name="T10"><text:s text:c="6"/></text:span><text:span text:style-name="T11">if</text:span><text:span text:style-name="T10">(S[i] == </text:span><text:span text:style-name="T16">1</text:span><text:span text:style-name="T10">){</text:span></text:p>
      <text:p text:style-name="No_20_Spacing"><text:span text:style-name="T10"><text:s text:c="8"/></text:span><text:span text:style-name="T11">for</text:span><text:span text:style-name="T10">(size_t j = </text:span><text:span text:style-name="T16">0</text:span><text:span text:style-name="T10">; j &lt; g[i].size(); j++)</text:span></text:p>
      <text:p text:style-name="No_20_Spacing"><text:span text:style-name="T10"><text:s text:c="10"/></text:span><text:span text:style-name="T11">if</text:span><text:span text:style-name="T10">(S[g[i][j].v] == </text:span><text:span text:style-name="T16">0</text:span><text:span text:style-name="T10">)</text:span></text:p>
      <text:p text:style-name="No_20_Spacing"><text:span text:style-name="T10"><text:s text:c="12"/>printf(</text:span><text:span text:style-name="T14">"(%d-&gt;%d)\n"</text:span><text:span text:style-name="T10">, i, g[i][j].v);</text:span></text:p>
      <text:p text:style-name="No_20_Spacing"><text:span text:style-name="T10"><text:s text:c="6"/>}</text:span></text:p>
      <text:p text:style-name="No_20_Spacing"><text:span text:style-name="T10"><text:s text:c="4"/>printf(</text:span><text:span text:style-name="T14">"Flow values:\n"</text:span><text:span text:style-name="T10">)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; i++)</text:span></text:p>
      <text:p text:style-name="No_20_Spacing"><text:span text:style-name="T10"><text:s text:c="6"/></text:span><text:span text:style-name="T11">for</text:span><text:span text:style-name="T10">(size_t j = </text:span><text:span text:style-name="T16">0</text:span><text:span text:style-name="T10">; j &lt; g[i].size(); j++)</text:span></text:p>
      <text:p text:style-name="No_20_Spacing"><text:span text:style-name="T10"><text:s text:c="8"/>printf(</text:span><text:span text:style-name="T14">"(%d-&gt;%d): %d/%d\n"</text:span><text:span text:style-name="T10">, i, g[i][j].v, g[i][j].flow, g[i][j].cap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><text:soft-page-break/></text:p>
      <text:p text:style-name="No_20_Spacing"><text:span text:style-name="T7">/* Graph Theory: </text:span></text:p>
      <text:list xml:id="list39282231" text:continue-numbering="true" text:style-name="Outline">
        <text:list-item>
          <text:list>
            <text:list-item>
              <text:h text:style-name="Heading_20_2" text:outline-level="2"><text:bookmark-start text:name="__RefHeading___Toc26922_2932636602"/><text:bookmark text:name="Bookmark95"/><text:span text:style-name="T6">Maximum Flow with Lower bounds on edges </text:span><text:bookmark-end text:name="__RefHeading___Toc2692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Calculates the maximum flow along a network with </text:span></text:p>
      <text:p text:style-name="No_20_Spacing"><text:span text:style-name="T7"><text:s text:c="16"/>both upper and lower capacities on edges, from a </text:span></text:p>
      <text:p text:style-name="No_20_Spacing"><text:span text:style-name="T7"><text:s text:c="16"/>source node, to a sink node. <text:s/>As a side effect the</text:span></text:p>
      <text:p text:style-name="No_20_Spacing"><text:span text:style-name="T7"><text:s text:c="16"/>global array S[] is marked with a 1 if the ith </text:span></text:p>
      <text:p text:style-name="No_20_Spacing"><text:span text:style-name="T7"><text:s text:c="16"/>vertex is on the source side of the cut.</text:span></text:p>
      <text:p text:style-name="P9"/>
      <text:p text:style-name="No_20_Spacing"><text:span text:style-name="T7"><text:s text:c="16"/>The function maxflow_lb returns the maximum flow</text:span></text:p>
      <text:p text:style-name="No_20_Spacing"><text:span text:style-name="T7"><text:s text:c="16"/>if one exists, and -1 if a valid flow does not</text:span></text:p>
      <text:p text:style-name="No_20_Spacing"><text:span text:style-name="T7"><text:s text:c="16"/>exist.</text:span></text:p>
      <text:p text:style-name="P9"/>
      <text:p text:style-name="No_20_Spacing"><text:span text:style-name="T7"><text:s text:c="16"/>1. Clear graph (shown below)</text:span></text:p>
      <text:p text:style-name="No_20_Spacing"><text:span text:style-name="T7"><text:s text:c="16"/>2. Add edges using addEdge(u,v,low,up,g)</text:span></text:p>
      <text:p text:style-name="No_20_Spacing"><text:span text:style-name="T7"><text:s text:c="16"/>3. Call maxflow_lb</text:span></text:p>
      <text:p text:style-name="P9"/>
      <text:p text:style-name="No_20_Spacing"><text:span text:style-name="T7"><text:s text:c="3"/>Complexity: <text:s/>O(|V|^2*|E|) (Rough approximation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March 18, 2003</text:span></text:p>
      <text:p text:style-name="No_20_Spacing"><text:span text:style-name="T7"><text:s text:c="3"/>References: <text:s/>Graph Algorithms - Shimon Even <text:s/>Chapter 5.3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- This implementation allows for multiple edges </text:span></text:p>
      <text:p text:style-name="No_20_Spacing"><text:span text:style-name="T7"><text:s text:c="18"/>between a pair of vertices</text:span></text:p>
      <text:p text:style-name="No_20_Spacing"><text:span text:style-name="T7"><text:s text:c="16"/>- the lower bound is assumed to be less than or</text:span></text:p>
      <text:p text:style-name="No_20_Spacing"><text:span text:style-name="T7"><text:s text:c="18"/>equal to the upper bound, and greater or </text:span></text:p>
      <text:p text:style-name="No_20_Spacing"><text:span text:style-name="T7"><text:s text:c="18"/>equal to zero</text:span></text:p>
      <text:p text:style-name="No_20_Spacing"><text:span text:style-name="T7"><text:s text:c="16"/>- No valid flow exists if the minimum flow</text:span></text:p>
      <text:p text:style-name="No_20_Spacing"><text:span text:style-name="T7"><text:s text:c="18"/>requirements for some edge can not be met.</text:span></text:p>
      <text:p text:style-name="No_20_Spacing"><text:span text:style-name="T7"><text:s text:c="16"/>- How it works:</text:span></text:p>
      <text:p text:style-name="No_20_Spacing"><text:span text:style-name="T7"><text:s text:c="18"/>Creates a new auxilary graph with a new source and</text:span></text:p>
      <text:p text:style-name="No_20_Spacing"><text:span text:style-name="T7"><text:s text:c="18"/>sink, and assigns upper capacities, while leaving</text:span></text:p>
      <text:p text:style-name="No_20_Spacing"><text:span text:style-name="T7"><text:s text:c="18"/>lower bounds 0. <text:s/>Finds a maximum flow on the new</text:span></text:p>
      <text:p text:style-name="No_20_Spacing"><text:span text:style-name="T7"><text:s text:c="18"/>graph, and then checks if it is valid. <text:s/>Moves the</text:span></text:p>
      <text:p text:style-name="No_20_Spacing"><text:span text:style-name="T7"><text:s text:c="18"/>flow over to the original graph, then perform</text:span></text:p>
      <text:p text:style-name="No_20_Spacing"><text:span text:style-name="T7"><text:s text:c="18"/>a maximum flow on the original graph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No_20_Spacing"><text:span text:style-name="T5">#include &lt;vector&gt;</text:span></text:p>
      <text:p text:style-name="P8"/>
      <text:p text:style-name="No_20_Spacing"><text:span text:style-name="T11">using</text:span><text:span text:style-name="T10"> </text:span><text:span text:style-name="T11">namespace</text:span><text:span text:style-name="T10"> std;</text:span></text:p>
      <text:p text:style-name="P12"/>
      <text:p text:style-name="No_20_Spacing"><text:span text:style-name="T5">#define MAXN 500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int</text:span><text:span text:style-name="T10"> v, low, up, flow;</text:span></text:p>
      <text:p text:style-name="No_20_Spacing"><text:soft-page-break/><text:span text:style-name="T10">} Edge;</text:span></text:p>
      <text:p text:style-name="P12"/>
      <text:p text:style-name="No_20_Spacing"><text:span text:style-name="T10">vector&lt;Edge&gt; g[MAXN];</text:span></text:p>
      <text:p text:style-name="No_20_Spacing"><text:span text:style-name="T10">vector&lt;Edge&gt; aux[MAXN];</text:span></text:p>
      <text:p text:style-name="No_20_Spacing"><text:span text:style-name="T11">int</text:span><text:span text:style-name="T10"> pred[MAXN], maxcap[MAXN], S[MAXN];</text:span></text:p>
      <text:p text:style-name="P12"/>
      <text:p text:style-name="No_20_Spacing"><text:span text:style-name="T11">void</text:span><text:span text:style-name="T10"> addEdge(</text:span><text:span text:style-name="T11">int</text:span><text:span text:style-name="T10"> u, </text:span><text:span text:style-name="T11">int</text:span><text:span text:style-name="T10"> v, </text:span><text:span text:style-name="T11">int</text:span><text:span text:style-name="T10"> low, </text:span><text:span text:style-name="T11">int</text:span><text:span text:style-name="T10"> up, vector&lt;Edge&gt; G[]){</text:span></text:p>
      <text:p text:style-name="No_20_Spacing"><text:span text:style-name="T10"><text:s text:c="2"/>Edge e; </text:span></text:p>
      <text:p text:style-name="No_20_Spacing"><text:span text:style-name="T10"><text:s text:c="2"/>e.flow = </text:span><text:span text:style-name="T16">0</text:span><text:span text:style-name="T10">; e.v = v; e.low = low; e.up = up; </text:span></text:p>
      <text:p text:style-name="No_20_Spacing"><text:span text:style-name="T10"><text:s text:c="2"/>G[u].push_back(e);</text:span></text:p>
      <text:p text:style-name="No_20_Spacing"><text:span text:style-name="T10"><text:s text:c="2"/></text:span><text:span text:style-name="T11">for</text:span><text:span text:style-name="T10">(size_t i = </text:span><text:span text:style-name="T16">0</text:span><text:span text:style-name="T10">; i &lt; G[v].size(); i++) </text:span><text:span text:style-name="T11">if</text:span><text:span text:style-name="T10">(G[v][i].v == u) </text:span><text:span text:style-name="T11">return</text:span><text:span text:style-name="T10">;</text:span></text:p>
      <text:p text:style-name="No_20_Spacing"><text:span text:style-name="T10"><text:s text:c="2"/>e.v = u; <text:s/>e.low = e.up = </text:span><text:span text:style-name="T16">0</text:span><text:span text:style-name="T10">;</text:span></text:p>
      <text:p text:style-name="No_20_Spacing"><text:span text:style-name="T10"><text:s text:c="2"/>G[v].push_back(e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inc_flow(</text:span><text:span text:style-name="T11">int</text:span><text:span text:style-name="T10"> n, </text:span><text:span text:style-name="T11">int</text:span><text:span text:style-name="T10"> src, </text:span><text:span text:style-name="T11">int</text:span><text:span text:style-name="T10"> sink, vector&lt;Edge&gt; G[]){</text:span></text:p>
      <text:p text:style-name="No_20_Spacing"><text:span text:style-name="T10"><text:s text:c="2"/>size_t i, j, k; Edge e, e1; </text:span><text:span text:style-name="T11">int</text:span><text:span text:style-name="T10"> flow, v, inc, found;</text:span></text:p>
      <text:p text:style-name="No_20_Spacing"><text:span text:style-name="T10"><text:s text:c="2"/>vector&lt;</text:span><text:span text:style-name="T11">int</text:span><text:span text:style-name="T10">&gt; q;</text:span></text:p>
      <text:p text:style-name="P12"/>
      <text:p text:style-name="No_20_Spacing"><text:span text:style-name="T10"><text:s text:c="2"/>flow = </text:span><text:span text:style-name="T16">0</text:span><text:span text:style-name="T10">;</text:span></text:p>
      <text:p text:style-name="No_20_Spacing"><text:span text:style-name="T10"><text:s text:c="2"/></text:span><text:span text:style-name="T11">while</text:span><text:span text:style-name="T10">(</text:span><text:span text:style-name="T16">1</text:span><text:span text:style-name="T10">){</text:span></text:p>
      <text:p text:style-name="No_20_Spacing"><text:span text:style-name="T10"><text:s text:c="4"/>memset(S, </text:span><text:span text:style-name="T16">0</text:span><text:span text:style-name="T10">, </text:span><text:span text:style-name="T11">sizeof</text:span><text:span text:style-name="T10">(S));</text:span></text:p>
      <text:p text:style-name="No_20_Spacing"><text:span text:style-name="T10"><text:s text:c="4"/>S[src] = </text:span><text:span text:style-name="T16">1</text:span><text:span text:style-name="T10">;</text:span></text:p>
      <text:p text:style-name="No_20_Spacing"><text:span text:style-name="T10"><text:s text:c="4"/>q.clear(); q.push_back(src)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q.size(); i++){</text:span></text:p>
      <text:p text:style-name="No_20_Spacing"><text:span text:style-name="T10"><text:s text:c="6"/>v = q[i]; </text:span><text:span text:style-name="T11">if</text:span><text:span text:style-name="T10">(v == sink) </text:span><text:span text:style-name="T11">break</text:span><text:span text:style-name="T10">;</text:span></text:p>
      <text:p text:style-name="No_20_Spacing"><text:span text:style-name="T10"><text:s text:c="6"/></text:span><text:span text:style-name="T11">for</text:span><text:span text:style-name="T10">(j = </text:span><text:span text:style-name="T16">0</text:span><text:span text:style-name="T10">; j &lt; G[v].size(); j++){</text:span></text:p>
      <text:p text:style-name="No_20_Spacing"><text:span text:style-name="T10"><text:s text:c="8"/>e = G[v][j]; </text:span></text:p>
      <text:p text:style-name="No_20_Spacing"><text:span text:style-name="T10"><text:s text:c="8"/></text:span><text:span text:style-name="T11">if</text:span><text:span text:style-name="T10">(S[e.v]) </text:span><text:span text:style-name="T11">continue</text:span><text:span text:style-name="T10">;</text:span></text:p>
      <text:p text:style-name="No_20_Spacing"><text:span text:style-name="T10"><text:s text:c="8"/></text:span><text:span text:style-name="T11">if</text:span><text:span text:style-name="T10">(e.flow &lt; e.up){</text:span></text:p>
      <text:p text:style-name="No_20_Spacing"><text:span text:style-name="T10"><text:s text:c="10"/>q.push_back(e.v); S[e.v] = </text:span><text:span text:style-name="T16">1</text:span><text:span text:style-name="T10">; pred[e.v] = v;</text:span></text:p>
      <text:p text:style-name="No_20_Spacing"><text:span text:style-name="T10"><text:s text:c="10"/>maxcap[e.v] = e.up-e.flow;</text:span></text:p>
      <text:p text:style-name="No_20_Spacing"><text:span text:style-name="T10"><text:s text:c="8"/>} </text:span><text:span text:style-name="T11">else</text:span><text:span text:style-name="T10"> {</text:span></text:p>
      <text:p text:style-name="No_20_Spacing"><text:span text:style-name="T10"><text:s text:c="10"/></text:span><text:span text:style-name="T11">for</text:span><text:span text:style-name="T10">(k = </text:span><text:span text:style-name="T16">0</text:span><text:span text:style-name="T10">; k &lt; G[e.v].size(); k++){</text:span></text:p>
      <text:p text:style-name="No_20_Spacing"><text:span text:style-name="T10"><text:s text:c="12"/></text:span><text:span text:style-name="T9">e1 = G[e.v][k];</text:span></text:p>
      <text:p text:style-name="No_20_Spacing"><text:span text:style-name="T9"><text:s text:c="12"/></text:span><text:span text:style-name="T12">if</text:span><text:span text:style-name="T9">(e1.v == v &amp;&amp; e1.flow &gt; e1.low){</text:span></text:p>
      <text:p text:style-name="No_20_Spacing"><text:span text:style-name="T9"><text:s text:c="14"/></text:span><text:span text:style-name="T10">q.push_back(e.v); S[e.v] = </text:span><text:span text:style-name="T16">1</text:span><text:span text:style-name="T10">; pred[e.v] = v;</text:span></text:p>
      <text:p text:style-name="No_20_Spacing"><text:span text:style-name="T10"><text:s text:c="14"/>maxcap[e.v] = e1.flow - e1.low;</text:span></text:p>
      <text:p text:style-name="No_20_Spacing"><text:span text:style-name="T10"><text:s text:c="14"/></text:span><text:span text:style-name="T11">break</text:span><text:span text:style-name="T10">;</text:span></text:p>
      <text:p text:style-name="No_20_Spacing"><text:span text:style-name="T10"><text:s text:c="12"/>}</text:span></text:p>
      <text:p text:style-name="No_20_Spacing"><text:span text:style-name="T10"><text:s text:c="10"/>}</text:span></text:p>
      <text:p text:style-name="No_20_Spacing"><text:span text:style-name="T10"><text:s text:c="8"/>}</text:span></text:p>
      <text:p text:style-name="No_20_Spacing"><text:span text:style-name="T10"><text:s text:c="6"/>}</text:span></text:p>
      <text:p text:style-name="No_20_Spacing"><text:span text:style-name="T10"><text:s text:c="4"/>}</text:span></text:p>
      <text:p text:style-name="No_20_Spacing"><text:span text:style-name="T10"><text:s text:c="4"/></text:span><text:span text:style-name="T11">if</text:span><text:span text:style-name="T10">(v != sink) </text:span><text:span text:style-name="T11">break</text:span><text:span text:style-name="T10">;</text:span></text:p>
      <text:p text:style-name="P12"/>
      <text:p text:style-name="No_20_Spacing"><text:span text:style-name="T10"><text:s text:c="4"/></text:span><text:span text:style-name="T11">for</text:span><text:span text:style-name="T10">(inc = INT_MAX, v = sink; v != src; v = pred[v])</text:span></text:p>
      <text:p text:style-name="No_20_Spacing"><text:span text:style-name="T10"><text:s text:c="6"/>inc = min(inc, maxcap[v]);</text:span></text:p>
      <text:p text:style-name="No_20_Spacing"><text:span text:style-name="T10"><text:s text:c="4"/>flow += inc;</text:span></text:p>
      <text:p text:style-name="P12"/>
      <text:p text:style-name="No_20_Spacing"><text:span text:style-name="T10"><text:s text:c="4"/></text:span><text:span text:style-name="T11">for</text:span><text:span text:style-name="T10">(v = sink; v != src; v = pred[v]){</text:span></text:p>
      <text:p text:style-name="No_20_Spacing"><text:soft-page-break/><text:span text:style-name="T10"><text:s text:c="6"/>found = </text:span><text:span text:style-name="T16">0</text:span><text:span text:style-name="T10">;</text:span></text:p>
      <text:p text:style-name="No_20_Spacing"><text:span text:style-name="T10"><text:s text:c="6"/></text:span><text:span text:style-name="T11">for</text:span><text:span text:style-name="T10">(i = </text:span><text:span text:style-name="T16">0</text:span><text:span text:style-name="T10">; i &lt; G[pred[v]].size(); i++){</text:span></text:p>
      <text:p text:style-name="No_20_Spacing"><text:span text:style-name="T10"><text:s text:c="8"/>e = G[pred[v]][i];</text:span></text:p>
      <text:p text:style-name="No_20_Spacing"><text:span text:style-name="T10"><text:s text:c="8"/></text:span><text:span text:style-name="T11">if</text:span><text:span text:style-name="T10">(e.v == v &amp;&amp; e.flow + inc &lt;= e.up){</text:span></text:p>
      <text:p text:style-name="No_20_Spacing"><text:span text:style-name="T10"><text:s text:c="10"/>found = </text:span><text:span text:style-name="T16">1</text:span><text:span text:style-name="T10">;</text:span></text:p>
      <text:p text:style-name="No_20_Spacing"><text:span text:style-name="T10"><text:s text:c="10"/>G[pred[v]][i].flow += inc;</text:span></text:p>
      <text:p text:style-name="No_20_Spacing"><text:span text:style-name="T10"><text:s text:c="10"/></text:span><text:span text:style-name="T11">break</text:span><text:span text:style-name="T10">;</text:span></text:p>
      <text:p text:style-name="No_20_Spacing"><text:span text:style-name="T10"><text:s text:c="8"/>}</text:span></text:p>
      <text:p text:style-name="No_20_Spacing"><text:span text:style-name="T10"><text:s text:c="6"/>}</text:span></text:p>
      <text:p text:style-name="No_20_Spacing"><text:span text:style-name="T10"><text:s text:c="6"/></text:span><text:span text:style-name="T11">if</text:span><text:span text:style-name="T10">(!found){</text:span></text:p>
      <text:p text:style-name="No_20_Spacing"><text:span text:style-name="T10"><text:s text:c="8"/></text:span><text:span text:style-name="T11">for</text:span><text:span text:style-name="T10">(i = </text:span><text:span text:style-name="T16">0</text:span><text:span text:style-name="T10">; i &lt; G[v].size(); i++){</text:span></text:p>
      <text:p text:style-name="No_20_Spacing"><text:span text:style-name="T10"><text:s text:c="10"/>e = G[v][i];</text:span></text:p>
      <text:p text:style-name="No_20_Spacing"><text:span text:style-name="T10"><text:s text:c="10"/></text:span><text:span text:style-name="T11">if</text:span><text:span text:style-name="T10">(e.v == pred[v] &amp;&amp; e.flow - inc &gt;= e.low){</text:span></text:p>
      <text:p text:style-name="No_20_Spacing"><text:span text:style-name="T10"><text:s text:c="12"/>found = </text:span><text:span text:style-name="T16">1</text:span><text:span text:style-name="T10">;</text:span></text:p>
      <text:p text:style-name="No_20_Spacing"><text:span text:style-name="T10"><text:s text:c="12"/>G[v][i].flow -= inc;</text:span></text:p>
      <text:p text:style-name="No_20_Spacing"><text:span text:style-name="T10"><text:s text:c="12"/></text:span><text:span text:style-name="T11">break</text:span><text:span text:style-name="T10">;</text:span></text:p>
      <text:p text:style-name="No_20_Spacing"><text:span text:style-name="T10"><text:s text:c="10"/>}</text:span></text:p>
      <text:p text:style-name="No_20_Spacing"><text:span text:style-name="T10"><text:s text:c="8"/>}</text:span></text:p>
      <text:p text:style-name="No_20_Spacing"><text:span text:style-name="T10"><text:s text:c="6"/>}</text:span></text:p>
      <text:p text:style-name="No_20_Spacing"><text:span text:style-name="T10"><text:s text:c="6"/>assert(found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flow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xflow_lb(</text:span><text:span text:style-name="T11">int</text:span><text:span text:style-name="T10"> n, </text:span><text:span text:style-name="T11">int</text:span><text:span text:style-name="T10"> src, </text:span><text:span text:style-name="T11">int</text:span><text:span text:style-name="T10"> sink){</text:span></text:p>
      <text:p text:style-name="No_20_Spacing"><text:span text:style-name="T10"><text:s text:c="2"/></text:span><text:span text:style-name="T11">int</text:span><text:span text:style-name="T10"> in[MAXN]={</text:span><text:span text:style-name="T16">0</text:span><text:span text:style-name="T10">}, out[MAXN]={</text:span><text:span text:style-name="T16">0</text:span><text:span text:style-name="T10">}, total = </text:span><text:span text:style-name="T16">0</text:span><text:span text:style-name="T10">, flow, i;</text:span></text:p>
      <text:p text:style-name="No_20_Spacing"><text:span text:style-name="T10"><text:s text:c="2"/></text:span><text:span text:style-name="T11">int</text:span><text:span text:style-name="T10"> nsrc = n, nsink = n+</text:span><text:span text:style-name="T16">1</text:span><text:span text:style-name="T10">; size_t j; 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n+</text:span><text:span text:style-name="T16">2</text:span><text:span text:style-name="T10">; i++) aux[i].clear()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7">/* Join each vertex to new src and sink with modified upper bounds */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n; i++) </text:span><text:span text:style-name="T11">for</text:span><text:span text:style-name="T10">(j = </text:span><text:span text:style-name="T16">0</text:span><text:span text:style-name="T10">; j &lt; g[i].size(); j++){</text:span></text:p>
      <text:p text:style-name="No_20_Spacing"><text:span text:style-name="T10"><text:s text:c="4"/>out[i] += g[i][j].low;</text:span></text:p>
      <text:p text:style-name="No_20_Spacing"><text:span text:style-name="T10"><text:s text:c="4"/>in[g[i][j].v] += g[i][j].low;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n; i++){</text:span></text:p>
      <text:p text:style-name="No_20_Spacing"><text:span text:style-name="T10"><text:s text:c="4"/>total += out[i];</text:span></text:p>
      <text:p text:style-name="No_20_Spacing"><text:span text:style-name="T10"><text:s text:c="4"/>addEdge(nsrc, i, </text:span><text:span text:style-name="T16">0</text:span><text:span text:style-name="T10">, in[i], aux); <text:s/></text:span></text:p>
      <text:p text:style-name="No_20_Spacing"><text:span text:style-name="T10"><text:s text:c="4"/>addEdge(i, nsink, </text:span><text:span text:style-name="T16">0</text:span><text:span text:style-name="T10">, out[i], aux);</text:span></text:p>
      <text:p text:style-name="No_20_Spacing"><text:span text:style-name="T10"><text:s text:c="2"/>}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7">/* Copy old edges in with modified capacities */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n; i++) </text:span><text:span text:style-name="T11">for</text:span><text:span text:style-name="T10">(j = </text:span><text:span text:style-name="T16">0</text:span><text:span text:style-name="T10">; j &lt; g[i].size(); j++)</text:span></text:p>
      <text:p text:style-name="No_20_Spacing"><text:span text:style-name="T10"><text:s text:c="4"/>addEdge(i, g[i][j].v, </text:span><text:span text:style-name="T16">0</text:span><text:span text:style-name="T10">, g[i][j].up-g[i][j].low, aux)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7">/* Add high capacity edges between old src and sink */</text:span></text:p>
      <text:p text:style-name="No_20_Spacing"><text:span text:style-name="T10"><text:s text:c="2"/>addEdge(sink, src, </text:span><text:span text:style-name="T16">0</text:span><text:span text:style-name="T10">, INT_MAX, aux); <text:s/></text:span></text:p>
      <text:p text:style-name="No_20_Spacing"><text:span text:style-name="T10"><text:s text:c="2"/>addEdge(src, sink, </text:span><text:span text:style-name="T16">0</text:span><text:span text:style-name="T10">, INT_MAX, aux); <text:s/></text:span></text:p>
      <text:p text:style-name="P12"/>
      <text:p text:style-name="No_20_Spacing"><text:soft-page-break/><text:span text:style-name="T10"><text:s text:c="2"/></text:span><text:span text:style-name="T7">/* Determine if a valid flow exists */</text:span></text:p>
      <text:p text:style-name="No_20_Spacing"><text:span text:style-name="T10"><text:s text:c="2"/></text:span><text:span text:style-name="T11">if</text:span><text:span text:style-name="T10">(inc_flow(n+</text:span><text:span text:style-name="T16">2</text:span><text:span text:style-name="T10">, nsrc, nsink, aux) != total) </text:span><text:span text:style-name="T11">return</text:span><text:span text:style-name="T10"> -</text:span><text:span text:style-name="T16">1</text:span><text:span text:style-name="T10">;</text:span></text:p>
      <text:p text:style-name="P12"/>
      <text:p text:style-name="No_20_Spacing"><text:span text:style-name="T10"><text:s text:c="2"/></text:span><text:span text:style-name="T7">/* Move flow in auxillary graph into the original graph */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n; i++) </text:span><text:span text:style-name="T11">for</text:span><text:span text:style-name="T10">(j = </text:span><text:span text:style-name="T16">0</text:span><text:span text:style-name="T10">; j &lt; g[i].size(); j++){</text:span></text:p>
      <text:p text:style-name="No_20_Spacing"><text:span text:style-name="T10"><text:s text:c="4"/>Edge e = g[i][j];</text:span></text:p>
      <text:p text:style-name="No_20_Spacing"><text:span text:style-name="T10"><text:s text:c="4"/></text:span><text:span text:style-name="T11">if</text:span><text:span text:style-name="T10">(e.up){</text:span></text:p>
      <text:p text:style-name="No_20_Spacing"><text:span text:style-name="T10"><text:s text:c="6"/></text:span><text:span text:style-name="T11">for</text:span><text:span text:style-name="T10">(size_t k = </text:span><text:span text:style-name="T16">0</text:span><text:span text:style-name="T10">; k &lt; aux[i].size(); k++)</text:span></text:p>
      <text:p text:style-name="No_20_Spacing"><text:span text:style-name="T10"><text:s text:c="8"/></text:span><text:span text:style-name="T11">if</text:span><text:span text:style-name="T10">(aux[i][k].v == e.v &amp;&amp; e.up-e.low == aux[i][k].up){</text:span></text:p>
      <text:p text:style-name="No_20_Spacing"><text:span text:style-name="T10"><text:s text:c="10"/>g[i][j].flow = aux[i][k].flow + g[i][j].low;</text:span></text:p>
      <text:p text:style-name="No_20_Spacing"><text:span text:style-name="T10"><text:s text:c="10"/>aux[i][k].v = -</text:span><text:span text:style-name="T16">1</text:span><text:span text:style-name="T10">;</text:span></text:p>
      <text:p text:style-name="No_20_Spacing"><text:span text:style-name="T10"><text:s text:c="10"/></text:span><text:span text:style-name="T11">break</text:span><text:span text:style-name="T10">;</text:span></text:p>
      <text:p text:style-name="No_20_Spacing"><text:span text:style-name="T10"><text:s text:c="8"/>}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inc_flow(n, src, sink, g); <text:s/></text:span><text:span text:style-name="T7">/* Increment the flow */</text:span></text:p>
      <text:p text:style-name="P9"/>
      <text:p text:style-name="No_20_Spacing"><text:span text:style-name="T10"><text:s text:c="2"/></text:span><text:span text:style-name="T11">for</text:span><text:span text:style-name="T10">(flow = j = </text:span><text:span text:style-name="T16">0</text:span><text:span text:style-name="T10">; j &lt; g[src].size(); j++) </text:span><text:span text:style-name="T7">/* Calc. max flow */</text:span></text:p>
      <text:p text:style-name="No_20_Spacing"><text:span text:style-name="T10"><text:s text:c="4"/>flow += g[src][j].flow;</text:span></text:p>
      <text:p text:style-name="No_20_Spacing"><text:span text:style-name="T10"><text:s text:c="2"/></text:span><text:span text:style-name="T11">return</text:span><text:span text:style-name="T10"> flow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n, m, src, sink, u, low, up, v, i, flow;</text:span></text:p>
      <text:p text:style-name="P12"/>
      <text:p text:style-name="No_20_Spacing"><text:span text:style-name="T10"><text:s text:c="2"/></text:span><text:span text:style-name="T11">while</text:span><text:span text:style-name="T10">(scanf(</text:span><text:span text:style-name="T14">"%d %d %d %d"</text:span><text:span text:style-name="T10">, &amp;n, &amp;m, &amp;src, &amp;sink) == </text:span><text:span text:style-name="T16">4</text:span><text:span text:style-name="T10">){</text:span></text:p>
      <text:p text:style-name="P12"/>
      <text:p text:style-name="No_20_Spacing"><text:span text:style-name="T10"><text:s text:c="4"/></text:span><text:span text:style-name="T7">/* 1. Clear graph */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; i++) g[i].clear();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7">/* 2. Add edges */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m; i++){</text:span></text:p>
      <text:p text:style-name="No_20_Spacing"><text:span text:style-name="T10"><text:s text:c="6"/>scanf(</text:span><text:span text:style-name="T14">"%d %d %d %d"</text:span><text:span text:style-name="T10">, &amp;u, &amp;v, &amp;low, &amp;up);</text:span></text:p>
      <text:p text:style-name="No_20_Spacing"><text:span text:style-name="T10"><text:s text:c="6"/>addEdge(u, v, low, up, g);</text:span></text:p>
      <text:p text:style-name="No_20_Spacing"><text:span text:style-name="T10"><text:s text:c="4"/>}</text:span></text:p>
      <text:p text:style-name="No_20_Spacing"><text:span text:style-name="T10"><text:s text:c="10"/></text:span></text:p>
      <text:p text:style-name="No_20_Spacing"><text:span text:style-name="T10"><text:s text:c="4"/></text:span><text:span text:style-name="T7">/* 3. Call maxflow_lb */</text:span></text:p>
      <text:p text:style-name="No_20_Spacing"><text:span text:style-name="T10"><text:s text:c="4"/>flow = maxflow_lb(n, src, sink);</text:span></text:p>
      <text:p text:style-name="No_20_Spacing"><text:span text:style-name="T10"><text:s text:c="3"/></text:span></text:p>
      <text:p text:style-name="No_20_Spacing"><text:span text:style-name="T10"><text:s text:c="4"/></text:span><text:span text:style-name="T7">/* 4. Print off edges */</text:span></text:p>
      <text:p text:style-name="No_20_Spacing"><text:span text:style-name="T10"><text:s text:c="4"/></text:span><text:span text:style-name="T11">if</text:span><text:span text:style-name="T10">(flow == -</text:span><text:span text:style-name="T16">1</text:span><text:span text:style-name="T10">){</text:span></text:p>
      <text:p text:style-name="No_20_Spacing"><text:span text:style-name="T10"><text:s text:c="6"/>printf(</text:span><text:span text:style-name="T14">"No possible flow\n"</text:span><text:span text:style-name="T10">);</text:span></text:p>
      <text:p text:style-name="No_20_Spacing"><text:span text:style-name="T10"><text:s text:c="4"/>} </text:span><text:span text:style-name="T11">else</text:span><text:span text:style-name="T10"> {</text:span></text:p>
      <text:p text:style-name="No_20_Spacing"><text:span text:style-name="T10"><text:s text:c="6"/>printf(</text:span><text:span text:style-name="T14">"Valid flow exists %d\n"</text:span><text:span text:style-name="T10">, flow);</text:span></text:p>
      <text:p text:style-name="No_20_Spacing"><text:span text:style-name="T10"><text:s text:c="6"/></text:span><text:span text:style-name="T11">for</text:span><text:span text:style-name="T10">(i = </text:span><text:span text:style-name="T16">0</text:span><text:span text:style-name="T10">; i &lt; n; i++) </text:span><text:span text:style-name="T11">for</text:span><text:span text:style-name="T10">(size_t j = </text:span><text:span text:style-name="T16">0</text:span><text:span text:style-name="T10">; j &lt; g[i].size(); j++){</text:span></text:p>
      <text:p text:style-name="No_20_Spacing"><text:span text:style-name="T10"><text:s text:c="8"/>Edge e = g[i][j];</text:span></text:p>
      <text:p text:style-name="No_20_Spacing"><text:span text:style-name="T10"><text:s text:c="8"/></text:span><text:span text:style-name="T11">if</text:span><text:span text:style-name="T10">(e.up) printf(</text:span><text:span text:style-name="T14">"Edge %d-&gt;%d (%d,%d) Flow:%d %s\n"</text:span><text:span text:style-name="T10">,</text:span></text:p>
      <text:p text:style-name="No_20_Spacing"><text:span text:style-name="T10"><text:s text:c="24"/>i, e.v, e.low, e.up, e.flow,</text:span></text:p>
      <text:p text:style-name="No_20_Spacing"><text:span text:style-name="T10"><text:s text:c="24"/>S[i]&amp;&amp;!S[e.v] ? </text:span><text:span text:style-name="T14">"CUT"</text:span><text:span text:style-name="T10"> : </text:span><text:span text:style-name="T14">"NOT"</text:span><text:span text:style-name="T10">);</text:span></text:p>
      <text:p text:style-name="No_20_Spacing"><text:span text:style-name="T10"><text:s text:c="6"/>}</text:span></text:p>
      <text:p text:style-name="No_20_Spacing"><text:soft-page-break/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Graph_Theory: </text:span></text:p>
      <text:list xml:id="list39285445" text:continue-numbering="true" text:style-name="Outline">
        <text:list-item>
          <text:list>
            <text:list-item>
              <text:h text:style-name="Heading_20_2" text:outline-level="2"><text:bookmark-start text:name="__RefHeading___Toc26924_2932636602"/><text:bookmark text:name="Bookmark96"/><text:span text:style-name="T6">Maximum Flow in a directed graph</text:span><text:bookmark-end text:name="__RefHeading___Toc26924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directed graph G, a source node (s), and a</text:span></text:p>
      <text:p text:style-name="No_20_Spacing"><text:span text:style-name="T7"><text:s text:c="16"/>sink node (t), computes the maximum flow from source</text:span></text:p>
      <text:p text:style-name="No_20_Spacing"><text:span text:style-name="T7"><text:s text:c="16"/>to sink, and calculates the flow along each edge. <text:s/></text:span></text:p>
      <text:p text:style-name="No_20_Spacing"><text:span text:style-name="T7"><text:s text:c="16"/></text:span></text:p>
      <text:p text:style-name="No_20_Spacing"><text:span text:style-name="T7"><text:s text:c="3"/>Complexity: <text:s/>O(|V|^3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Jason Klaus</text:span></text:p>
      <text:p text:style-name="No_20_Spacing"><text:span text:style-name="T7"><text:s text:c="3"/>Date: <text:s text:c="7"/>November 12, 2003</text:span></text:p>
      <text:p text:style-name="No_20_Spacing"><text:span text:style-name="T7"><text:s text:c="3"/>References: <text:s/>CLRS p690 - Relabel-to-front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2 Spain 10330 - Power Transmission </text:span></text:p>
      <text:p text:style-name="No_20_Spacing"><text:span text:style-name="T7"><text:s text:c="18"/>Oct 28, 2003 - Problem G</text:span></text:p>
      <text:p text:style-name="No_20_Spacing"><text:span text:style-name="T7"><text:s text:c="24"/>(2003 Southeastern European Regional Contest)</text:span></text:p>
      <text:p text:style-name="P9"/>
      <text:p text:style-name="No_20_Spacing"><text:span text:style-name="T7"><text:s text:c="3"/>Notes: <text:s text:c="4"/>- Faster then the original maximum flow code for graphs</text:span></text:p>
      <text:p text:style-name="No_20_Spacing"><text:span text:style-name="T7"><text:s text:c="16"/>with lots of edges.</text:span></text:p>
      <text:p text:style-name="No_20_Spacing"><text:span text:style-name="T7"><text:s text:c="14"/>- Multiple edges from u to v may be added. <text:s/>They are</text:span></text:p>
      <text:p text:style-name="No_20_Spacing"><text:span text:style-name="T7"><text:s text:c="16"/>converted into a single edge with a capacity equal to</text:span></text:p>
      <text:p text:style-name="No_20_Spacing"><text:span text:style-name="T7"><text:s text:c="20"/>their sum</text:span></text:p>
      <text:p text:style-name="No_20_Spacing"><text:span text:style-name="T7"><text:s text:c="16"/>- Vertices are assumed to be numbered from 0..n-1</text:span></text:p>
      <text:p text:style-name="No_20_Spacing"><text:span text:style-name="T7"><text:s text:c="14"/>- The graph is supplied as the number of nodes (n), the</text:span></text:p>
      <text:p text:style-name="No_20_Spacing"><text:span text:style-name="T7"><text:s text:c="16"/>zero-based indexes of the source (s) and the sink (t),</text:span></text:p>
      <text:p text:style-name="No_20_Spacing"><text:span text:style-name="T7"><text:s text:c="16"/>and a vector of edges u-&gt;v with capacity c (M).</text:span></text:p>
      <text:p text:style-name="No_20_Spacing"><text:span text:style-name="T7">*/</text:span></text:p>
      <text:p text:style-name="P9"/>
      <text:p text:style-name="No_20_Spacing"><text:span text:style-name="T5">#include &lt;cstdio&gt;</text:span></text:p>
      <text:p text:style-name="No_20_Spacing"><text:span text:style-name="T5">#include &lt;vector&gt;</text:span></text:p>
      <text:p text:style-name="No_20_Spacing"><text:span text:style-name="T5">#include &lt;list&gt;</text:span></text:p>
      <text:p text:style-name="P8"/>
      <text:p text:style-name="No_20_Spacing"><text:span text:style-name="T11">using</text:span><text:span text:style-name="T10"> </text:span><text:span text:style-name="T11">namespace</text:span><text:span text:style-name="T10"> std;</text:span></text:p>
      <text:p text:style-name="P12"/>
      <text:p text:style-name="No_20_Spacing"><text:span text:style-name="T5">#define MAXN 200</text:span></text:p>
      <text:p text:style-name="P8"/>
      <text:p text:style-name="No_20_Spacing"><text:span text:style-name="T7">//Edge u-&gt;v with capacity c</text:span></text:p>
      <text:p text:style-name="No_20_Spacing"><text:span text:style-name="T11">struct</text:span><text:span text:style-name="T10"> Edge {</text:span></text:p>
      <text:p text:style-name="No_20_Spacing"><text:span text:style-name="T10"><text:s text:c="2"/></text:span><text:span text:style-name="T11">int</text:span><text:span text:style-name="T10"> u, v, c;</text:span></text:p>
      <text:p text:style-name="No_20_Spacing"><text:span text:style-name="T10">};</text:span></text:p>
      <text:p text:style-name="P12"/>
      <text:p text:style-name="No_20_Spacing"><text:soft-page-break/><text:span text:style-name="T11">int</text:span><text:span text:style-name="T10"> F[MAXN][MAXN]; </text:span><text:span text:style-name="T7">//Flow of the graph</text:span></text:p>
      <text:p text:style-name="P9"/>
      <text:p text:style-name="No_20_Spacing"><text:span text:style-name="T11">int</text:span><text:span text:style-name="T10"> maxFlow(</text:span><text:span text:style-name="T11">int</text:span><text:span text:style-name="T10"> n, </text:span><text:span text:style-name="T11">int</text:span><text:span text:style-name="T10"> s, </text:span><text:span text:style-name="T11">int</text:span><text:span text:style-name="T10"> t, vector&lt;Edge&gt; &amp;M)</text:span></text:p>
      <text:p text:style-name="No_20_Spacing"><text:span text:style-name="T9">{</text:span></text:p>
      <text:p text:style-name="No_20_Spacing"><text:span text:style-name="T9"><text:s text:c="2"/></text:span><text:span text:style-name="T12">int</text:span><text:span text:style-name="T9"> u, v, c, oh, min, df, flow, H[n], E[n], T[n], C[n][n];</text:span></text:p>
      <text:p text:style-name="No_20_Spacing"><text:span text:style-name="T9"><text:s text:c="2"/></text:span><text:span text:style-name="T10">vector&lt;Edge&gt;::iterator m;</text:span></text:p>
      <text:p text:style-name="No_20_Spacing"><text:span text:style-name="T10"><text:s text:c="2"/>list&lt;</text:span><text:span text:style-name="T11">int</text:span><text:span text:style-name="T10">&gt; N;</text:span></text:p>
      <text:p text:style-name="No_20_Spacing"><text:span text:style-name="T10"><text:s text:c="2"/></text:span><text:span text:style-name="T9">list&lt;</text:span><text:span text:style-name="T12">int</text:span><text:span text:style-name="T9">&gt;::iterator cur;</text:span></text:p>
      <text:p text:style-name="No_20_Spacing"><text:span text:style-name="T9"><text:s text:c="2"/>vector&lt;</text:span><text:span text:style-name="T12">int</text:span><text:span text:style-name="T9">&gt; R[n];</text:span></text:p>
      <text:p text:style-name="No_20_Spacing"><text:span text:style-name="T9"><text:s text:c="2"/>vector&lt;</text:span><text:span text:style-name="T12">int</text:span><text:span text:style-name="T9">&gt;::iterator r;</text:span></text:p>
      <text:p text:style-name="P11"/>
      <text:p text:style-name="No_20_Spacing"><text:span text:style-name="T9"><text:s text:c="2"/></text:span><text:span text:style-name="T12">for</text:span><text:span text:style-name="T9"> (u = </text:span><text:span text:style-name="T15">0</text:span><text:span text:style-name="T9">; u &lt; n; u++) {</text:span></text:p>
      <text:p text:style-name="No_20_Spacing"><text:span text:style-name="T9"><text:s text:c="4"/>E[u] = H[u] = T[u] = </text:span><text:span text:style-name="T15">0</text:span><text:span text:style-name="T9">;</text:span></text:p>
      <text:p text:style-name="No_20_Spacing"><text:span text:style-name="T9"><text:s text:c="4"/>R[u].clear();</text:span></text:p>
      <text:p text:style-name="No_20_Spacing"><text:span text:style-name="T9"><text:s text:c="4"/></text:span><text:span text:style-name="T12">for</text:span><text:span text:style-name="T9"> (v = </text:span><text:span text:style-name="T15">0</text:span><text:span text:style-name="T9">; v &lt; n; v++)</text:span></text:p>
      <text:p text:style-name="No_20_Spacing"><text:span text:style-name="T9"><text:s text:c="6"/>C[u][v] = F[u][v] = </text:span><text:span text:style-name="T15">0</text:span><text:span text:style-name="T9">;</text:span></text:p>
      <text:p text:style-name="No_20_Spacing"><text:span text:style-name="T9"><text:s text:c="2"/></text:span><text:span text:style-name="T10">}</text:span></text:p>
      <text:p text:style-name="P12"/>
      <text:p text:style-name="No_20_Spacing"><text:span text:style-name="T10"><text:s text:c="2"/></text:span><text:span text:style-name="T11">for</text:span><text:span text:style-name="T10"> (m = M.begin(); m != M.end(); m++) {</text:span></text:p>
      <text:p text:style-name="No_20_Spacing"><text:span text:style-name="T10"><text:s text:c="4"/>u = m-&gt;u;</text:span></text:p>
      <text:p text:style-name="No_20_Spacing"><text:span text:style-name="T10"><text:s text:c="4"/>v = m-&gt;v;</text:span></text:p>
      <text:p text:style-name="No_20_Spacing"><text:span text:style-name="T10"><text:s text:c="4"/>c = m-&gt;c;</text:span></text:p>
      <text:p text:style-name="No_20_Spacing"><text:span text:style-name="T10"><text:s text:c="4"/></text:span><text:span text:style-name="T11">if</text:span><text:span text:style-name="T10"> (c &amp;&amp; !C[u][v] &amp;&amp; !C[v][u]) {</text:span></text:p>
      <text:p text:style-name="No_20_Spacing"><text:span text:style-name="T10"><text:s text:c="6"/>R[u].push_back(v);</text:span></text:p>
      <text:p text:style-name="No_20_Spacing"><text:span text:style-name="T10"><text:s text:c="6"/>R[v].push_back(u);</text:span></text:p>
      <text:p text:style-name="No_20_Spacing"><text:span text:style-name="T10"><text:s text:c="4"/></text:span><text:span text:style-name="T9">}</text:span></text:p>
      <text:p text:style-name="No_20_Spacing"><text:span text:style-name="T9"><text:s text:c="4"/>C[u][v] += c;</text:span></text:p>
      <text:p text:style-name="No_20_Spacing"><text:span text:style-name="T9"><text:s text:c="2"/>}</text:span></text:p>
      <text:p text:style-name="P11"/>
      <text:p text:style-name="No_20_Spacing"><text:span text:style-name="T9"><text:s text:c="2"/>H[s] = n;</text:span></text:p>
      <text:p text:style-name="P11"/>
      <text:p text:style-name="No_20_Spacing"><text:span text:style-name="T9"><text:s text:c="2"/></text:span><text:span text:style-name="T12">for</text:span><text:span text:style-name="T9"> (r = R[s].begin(); r != R[s].end(); r++) {</text:span></text:p>
      <text:p text:style-name="No_20_Spacing"><text:span text:style-name="T9"><text:s text:c="4"/>v = *r;</text:span></text:p>
      <text:p text:style-name="No_20_Spacing"><text:span text:style-name="T9"><text:s text:c="4"/>F[s][v] = <text:s/>C[s][v];</text:span></text:p>
      <text:p text:style-name="No_20_Spacing"><text:span text:style-name="T9"><text:s text:c="4"/>F[v][s] = -C[s][v];</text:span></text:p>
      <text:p text:style-name="No_20_Spacing"><text:span text:style-name="T9"><text:s text:c="4"/>E[v] <text:s/>= C[s][v];</text:span></text:p>
      <text:p text:style-name="No_20_Spacing"><text:span text:style-name="T9"><text:s text:c="4"/>E[s] -= C[s][v];</text:span></text:p>
      <text:p text:style-name="No_20_Spacing"><text:span text:style-name="T9"><text:s text:c="2"/>}</text:span></text:p>
      <text:p text:style-name="P11"/>
      <text:p text:style-name="No_20_Spacing"><text:span text:style-name="T9"><text:s text:c="2"/>N.clear();</text:span></text:p>
      <text:p text:style-name="No_20_Spacing"><text:span text:style-name="T9"><text:s text:c="2"/></text:span><text:span text:style-name="T12">for</text:span><text:span text:style-name="T9"> (u = </text:span><text:span text:style-name="T15">0</text:span><text:span text:style-name="T9">; u &lt; n; u++)</text:span></text:p>
      <text:p text:style-name="No_20_Spacing"><text:span text:style-name="T9"><text:s text:c="4"/></text:span><text:span text:style-name="T11">if</text:span><text:span text:style-name="T10"> ((u != s) &amp;&amp; (u != t))</text:span></text:p>
      <text:p text:style-name="No_20_Spacing"><text:span text:style-name="T10"><text:s text:c="6"/>N.push_back(u);</text:span></text:p>
      <text:p text:style-name="P12"/>
      <text:p text:style-name="No_20_Spacing"><text:span text:style-name="T10"><text:s text:c="2"/></text:span><text:span text:style-name="T11">for</text:span><text:span text:style-name="T10"> (cur = N.begin(); cur != N.end(); cur++) {</text:span></text:p>
      <text:p text:style-name="No_20_Spacing"><text:span text:style-name="T10"><text:s text:c="4"/>u = *cur;</text:span></text:p>
      <text:p text:style-name="No_20_Spacing"><text:span text:style-name="T10"><text:s text:c="4"/></text:span><text:span text:style-name="T9">oh = H[u];</text:span></text:p>
      <text:p text:style-name="No_20_Spacing"><text:span text:style-name="T9"><text:s text:c="4"/></text:span></text:p>
      <text:p text:style-name="No_20_Spacing"><text:span text:style-name="T9"><text:s text:c="4"/></text:span><text:span text:style-name="T12">while</text:span><text:span text:style-name="T9"> (E[u] &gt; </text:span><text:span text:style-name="T15">0</text:span><text:span text:style-name="T9">)</text:span></text:p>
      <text:p text:style-name="No_20_Spacing"><text:span text:style-name="T9"><text:s text:c="6"/></text:span><text:span text:style-name="T11">if</text:span><text:span text:style-name="T10"> (T[u] &gt;= (</text:span><text:span text:style-name="T11">int</text:span><text:span text:style-name="T10">)R[u].size()) {</text:span></text:p>
      <text:p text:style-name="No_20_Spacing"><text:span text:style-name="T10"><text:s text:c="8"/></text:span><text:span text:style-name="T9">min = </text:span><text:span text:style-name="T15">10000000</text:span><text:span text:style-name="T9">;</text:span></text:p>
      <text:p text:style-name="No_20_Spacing"><text:soft-page-break/><text:span text:style-name="T9"><text:s text:c="8"/></text:span><text:span text:style-name="T12">for</text:span><text:span text:style-name="T9"> (r = R[u].begin(); r != R[u].end(); r++) {</text:span></text:p>
      <text:p text:style-name="No_20_Spacing"><text:span text:style-name="T9"><text:s text:c="10"/>v = *r;</text:span></text:p>
      <text:p text:style-name="No_20_Spacing"><text:span text:style-name="T9"><text:s text:c="10"/></text:span><text:span text:style-name="T12">if</text:span><text:span text:style-name="T9"> ((C[u][v] - F[u][v] &gt; </text:span><text:span text:style-name="T15">0</text:span><text:span text:style-name="T9">) &amp;&amp; (H[v] &lt; min))</text:span></text:p>
      <text:p text:style-name="No_20_Spacing"><text:span text:style-name="T9"><text:s text:c="12"/>min = H[v];</text:span></text:p>
      <text:p text:style-name="No_20_Spacing"><text:span text:style-name="T9"><text:s text:c="8"/>}</text:span></text:p>
      <text:p text:style-name="No_20_Spacing"><text:span text:style-name="T9"><text:s text:c="8"/>H[u] = </text:span><text:span text:style-name="T15">1</text:span><text:span text:style-name="T9"> + min;</text:span></text:p>
      <text:p text:style-name="No_20_Spacing"><text:span text:style-name="T9"><text:s text:c="8"/></text:span><text:span text:style-name="T10">T[u] = </text:span><text:span text:style-name="T16">0</text:span><text:span text:style-name="T10">;</text:span></text:p>
      <text:p text:style-name="No_20_Spacing"><text:span text:style-name="T10"><text:s text:c="6"/>}</text:span></text:p>
      <text:p text:style-name="No_20_Spacing"><text:span text:style-name="T10"><text:s text:c="6"/></text:span><text:span text:style-name="T11">else</text:span><text:span text:style-name="T10"> {</text:span></text:p>
      <text:p text:style-name="No_20_Spacing"><text:span text:style-name="T10"><text:s text:c="8"/>v = R[u][T[u]];</text:span></text:p>
      <text:p text:style-name="No_20_Spacing"><text:span text:style-name="T10"><text:s text:c="6"/></text:span></text:p>
      <text:p text:style-name="No_20_Spacing"><text:span text:style-name="T10"><text:s text:c="8"/></text:span><text:span text:style-name="T12">if</text:span><text:span text:style-name="T9"> ((C[u][v] - F[u][v] &gt; </text:span><text:span text:style-name="T15">0</text:span><text:span text:style-name="T9">) &amp;&amp; (H[u] == H[v]+</text:span><text:span text:style-name="T15">1</text:span><text:span text:style-name="T9">)) {</text:span></text:p>
      <text:p text:style-name="No_20_Spacing"><text:span text:style-name="T9"><text:s text:c="10"/></text:span><text:span text:style-name="T10">df = C[u][v] - F[u][v];</text:span></text:p>
      <text:p text:style-name="No_20_Spacing"><text:span text:style-name="T10"><text:s text:c="10"/></text:span><text:span text:style-name="T11">if</text:span><text:span text:style-name="T10"> (df &gt; E[u])</text:span></text:p>
      <text:p text:style-name="No_20_Spacing"><text:span text:style-name="T10"><text:s text:c="12"/></text:span><text:span text:style-name="T9">df = E[u];</text:span></text:p>
      <text:p text:style-name="P11"/>
      <text:p text:style-name="No_20_Spacing"><text:span text:style-name="T9"><text:s text:c="10"/>F[u][v] += df;</text:span></text:p>
      <text:p text:style-name="No_20_Spacing"><text:span text:style-name="T9"><text:s text:c="10"/>F[v][u] <text:s/>= -F[u][v];</text:span></text:p>
      <text:p text:style-name="No_20_Spacing"><text:span text:style-name="T9"><text:s text:c="10"/>E[u] -= df;</text:span></text:p>
      <text:p text:style-name="No_20_Spacing"><text:span text:style-name="T9"><text:s text:c="10"/></text:span><text:span text:style-name="T10">E[v] += df;</text:span></text:p>
      <text:p text:style-name="No_20_Spacing"><text:span text:style-name="T10"><text:s text:c="8"/>}</text:span></text:p>
      <text:p text:style-name="No_20_Spacing"><text:span text:style-name="T10"><text:s text:c="8"/></text:span><text:span text:style-name="T11">else</text:span></text:p>
      <text:p text:style-name="No_20_Spacing"><text:span text:style-name="T10"><text:s text:c="10"/>T[u]++;</text:span></text:p>
      <text:p text:style-name="No_20_Spacing"><text:span text:style-name="T10"><text:s text:c="6"/>}</text:span></text:p>
      <text:p text:style-name="P12"/>
      <text:p text:style-name="No_20_Spacing"><text:span text:style-name="T10"><text:s text:c="4"/></text:span><text:span text:style-name="T11">if</text:span><text:span text:style-name="T10"> (H[u] &gt; oh)</text:span></text:p>
      <text:p text:style-name="No_20_Spacing"><text:span text:style-name="T10"><text:s text:c="6"/>N.splice(N.begin(), N, cur);</text:span></text:p>
      <text:p text:style-name="No_20_Spacing"><text:span text:style-name="T10"><text:s text:c="2"/>}</text:span></text:p>
      <text:p text:style-name="No_20_Spacing"><text:span text:style-name="T10"><text:s text:c="2"/></text:span></text:p>
      <text:p text:style-name="No_20_Spacing"><text:span text:style-name="T10"><text:s text:c="2"/>flow = </text:span><text:span text:style-name="T16">0</text:span><text:span text:style-name="T10">;</text:span></text:p>
      <text:p text:style-name="P12"/>
      <text:p text:style-name="No_20_Spacing"><text:span text:style-name="T10"><text:s text:c="2"/></text:span><text:span text:style-name="T11">for</text:span><text:span text:style-name="T10"> (r = R[s].begin(); r != R[s].end(); r++)</text:span></text:p>
      <text:p text:style-name="No_20_Spacing"><text:span text:style-name="T10"><text:s text:c="4"/>flow += F[s][*r];</text:span></text:p>
      <text:p text:style-name="P12"/>
      <text:p text:style-name="No_20_Spacing"><text:span text:style-name="T10"><text:s text:c="2"/></text:span><text:span text:style-name="T11">return</text:span><text:span text:style-name="T10"> flow;</text:span></text:p>
      <text:p text:style-name="No_20_Spacing"><text:span text:style-name="T10">}</text:span></text:p>
      <text:p text:style-name="P12"/>
      <text:p text:style-name="P12"/>
      <text:p text:style-name="No_20_Spacing"><text:span text:style-name="T11">int</text:span><text:span text:style-name="T10"> main()</text:span></text:p>
      <text:p text:style-name="No_20_Spacing"><text:span text:style-name="T10">{</text:span></text:p>
      <text:p text:style-name="No_20_Spacing"><text:span text:style-name="T10"><text:s text:c="2"/></text:span><text:span text:style-name="T11">int</text:span><text:span text:style-name="T10"> n, m, s, t, f;</text:span></text:p>
      <text:p text:style-name="No_20_Spacing"><text:span text:style-name="T10"><text:s text:c="2"/></text:span><text:span text:style-name="T9">Edge e;</text:span></text:p>
      <text:p text:style-name="No_20_Spacing"><text:span text:style-name="T9"><text:s text:c="2"/>vector&lt;Edge&gt; E;</text:span></text:p>
      <text:p text:style-name="No_20_Spacing"><text:span text:style-name="T9"><text:s text:c="2"/></text:span></text:p>
      <text:p text:style-name="No_20_Spacing"><text:span text:style-name="T9"><text:s text:c="2"/></text:span><text:span text:style-name="T11">while</text:span><text:span text:style-name="T10"> (scanf(</text:span><text:span text:style-name="T14">"%d %d %d %d"</text:span><text:span text:style-name="T10">, &amp;n, &amp;s, &amp;t, &amp;m) == </text:span><text:span text:style-name="T16">4</text:span><text:span text:style-name="T10">) {</text:span></text:p>
      <text:p text:style-name="No_20_Spacing"><text:span text:style-name="T10"><text:s text:c="4"/>E.clear();</text:span></text:p>
      <text:p text:style-name="No_20_Spacing"><text:span text:style-name="T10"><text:s text:c="4"/></text:span><text:span text:style-name="T11">while</text:span><text:span text:style-name="T10"> (m--) {</text:span></text:p>
      <text:p text:style-name="No_20_Spacing"><text:span text:style-name="T10"><text:s text:c="6"/>scanf(</text:span><text:span text:style-name="T14">"%d %d %d"</text:span><text:span text:style-name="T10">, &amp;e.u, &amp;e.v, &amp;e.c);</text:span></text:p>
      <text:p text:style-name="No_20_Spacing"><text:span text:style-name="T10"><text:s text:c="6"/>E.push_back(e);</text:span></text:p>
      <text:p text:style-name="No_20_Spacing"><text:span text:style-name="T10"><text:s text:c="4"/>}</text:span></text:p>
      <text:p text:style-name="P12"/>
      <text:p text:style-name="No_20_Spacing"><text:soft-page-break/><text:span text:style-name="T10"><text:s text:c="4"/>f = maxFlow(n, s, t, E);</text:span></text:p>
      <text:p text:style-name="P12"/>
      <text:p text:style-name="No_20_Spacing"><text:span text:style-name="T10"><text:s text:c="4"/>printf(</text:span><text:span text:style-name="T14">"Maximum Flow: %d\n"</text:span><text:span text:style-name="T10">, f);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Graph Theory: </text:span></text:p>
      <text:list xml:id="list39271827" text:continue-numbering="true" text:style-name="Outline">
        <text:list-item>
          <text:list>
            <text:list-item>
              <text:h text:style-name="Heading_20_2" text:outline-level="2"><text:bookmark-start text:name="__RefHeading___Toc26926_2932636602"/><text:bookmark text:name="Bookmark97"/><text:span text:style-name="T6">Minimum disjoint-vertex path cover on an acyclic directed graph</text:span><text:bookmark-end text:name="__RefHeading___Toc2692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directed ACYCLIC graph, this routine finds </text:span></text:p>
      <text:p text:style-name="No_20_Spacing"><text:span text:style-name="T7"><text:s text:c="16"/>the minimum number of directed vertex-disjoint paths </text:span></text:p>
      <text:p text:style-name="No_20_Spacing"><text:span text:style-name="T7"><text:s text:c="16"/>which cover all the vertices of the graph.</text:span></text:p>
      <text:p text:style-name="No_20_Spacing"><text:span text:style-name="T7"><text:s text:c="16"/></text:span></text:p>
      <text:p text:style-name="No_20_Spacing"><text:span text:style-name="T7"><text:s text:c="16"/>The paths are returned as a vector of vector of ints.</text:span></text:p>
      <text:p text:style-name="No_20_Spacing"><text:span text:style-name="T7"><text:s text:c="16"/>Nodes are assumed to be labelled [0..n-1].</text:span></text:p>
      <text:p text:style-name="No_20_Spacing"><text:span text:style-name="T7"><text:s text:c="3"/></text:span></text:p>
      <text:p text:style-name="No_20_Spacing"><text:span text:style-name="T7"><text:s text:c="3"/>Complexity: <text:s/>O(N^2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Feb 12, 2003</text:span></text:p>
      <text:p text:style-name="No_20_Spacing"><text:span text:style-name="T7"><text:s text:c="3"/>References: <text:s/>"Covering the Points of a Digraph with</text:span></text:p>
      <text:p text:style-name="No_20_Spacing"><text:span text:style-name="T7"><text:s text:c="17"/>Point-Disjoint Paths and it's Application to Code</text:span></text:p>
      <text:p text:style-name="No_20_Spacing"><text:span text:style-name="T7"><text:s text:c="17"/>Generation" - F. T. Boesch &amp; J. F. Gimpel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(Air Raid - Problem A Feb 11, 2003)</text:span></text:p>
      <text:p text:style-name="No_20_Spacing"><text:span text:style-name="T7"><text:s text:c="3"/>Notes: <text:s text:c="6"/>The idea behind this algorithm is to split each</text:span></text:p>
      <text:p text:style-name="No_20_Spacing"><text:span text:style-name="T7"><text:s text:c="16"/>vertex v into two vertices: v_in and v_out. <text:s/>For</text:span></text:p>
      <text:p text:style-name="No_20_Spacing"><text:span text:style-name="T7"><text:s text:c="16"/>each of the original edges u-&gt;v, create a new</text:span></text:p>
      <text:p text:style-name="No_20_Spacing"><text:span text:style-name="T7"><text:s text:c="16"/>edge u_out -&gt; v_in. <text:s/>Proceed by running maximum</text:span></text:p>
      <text:p text:style-name="No_20_Spacing"><text:span text:style-name="T7"><text:s text:c="16"/>bipartite matching on this new graph. <text:s/>Run through</text:span></text:p>
      <text:p text:style-name="No_20_Spacing"><text:span text:style-name="T7"><text:s text:c="16"/>each matching, following paths when they occur</text:span></text:p>
      <text:p text:style-name="No_20_Spacing"><text:span text:style-name="T7"><text:s text:c="16"/>(We need that the graph is acyclic so that such</text:span></text:p>
      <text:p text:style-name="No_20_Spacing"><text:span text:style-name="T7"><text:s text:c="17"/>a path does not result in a cycle)</text:span></text:p>
      <text:p text:style-name="No_20_Spacing"><text:span text:style-name="T7"><text:s text:c="16"/></text:span></text:p>
      <text:p text:style-name="No_20_Spacing"><text:span text:style-name="T7"><text:s text:c="16"/>The problem for general directed graphs is NP-C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No_20_Spacing"><text:span text:style-name="T5">#include &lt;vector&gt;</text:span></text:p>
      <text:p text:style-name="P8"/>
      <text:p text:style-name="No_20_Spacing"><text:span text:style-name="T11">using</text:span><text:span text:style-name="T10"> </text:span><text:span text:style-name="T11">namespace</text:span><text:span text:style-name="T10"> std;</text:span></text:p>
      <text:p text:style-name="P12"><text:soft-page-break/></text:p>
      <text:p text:style-name="No_20_Spacing"><text:span text:style-name="T5">#define VI vector&lt;int&gt;</text:span></text:p>
      <text:p text:style-name="No_20_Spacing"><text:span text:style-name="T5">#define VII vector&lt;VI&gt;</text:span></text:p>
      <text:p text:style-name="P8"/>
      <text:p text:style-name="No_20_Spacing"><text:span text:style-name="T5">#define MAXN 300</text:span></text:p>
      <text:p text:style-name="P8"/>
      <text:p text:style-name="No_20_Spacing"><text:span text:style-name="T11">char</text:span><text:span text:style-name="T10"> e[MAXN][MAXN]; <text:s text:c="6"/></text:span><text:span text:style-name="T7">/* Adj. Matrix */</text:span></text:p>
      <text:p text:style-name="No_20_Spacing"><text:span text:style-name="T11">int</text:span><text:span text:style-name="T10"> match[MAXN], back[MAXN], q[MAXN], tail;</text:span></text:p>
      <text:p text:style-name="P12"/>
      <text:p text:style-name="No_20_Spacing"><text:span text:style-name="T11">int</text:span><text:span text:style-name="T10"> find(</text:span><text:span text:style-name="T11">int</text:span><text:span text:style-name="T10"> x, </text:span><text:span text:style-name="T11">int</text:span><text:span text:style-name="T10"> n, </text:span><text:span text:style-name="T11">int</text:span><text:span text:style-name="T10"> m){</text:span></text:p>
      <text:p text:style-name="No_20_Spacing"><text:span text:style-name="T10"><text:s text:c="2"/></text:span><text:span text:style-name="T11">int</text:span><text:span text:style-name="T10"> i, j, r;</text:span></text:p>
      <text:p text:style-name="P12"/>
      <text:p text:style-name="No_20_Spacing"><text:span text:style-name="T10"><text:s text:c="2"/></text:span><text:span text:style-name="T11">if</text:span><text:span text:style-name="T10">(match[x] != -</text:span><text:span text:style-name="T16">1</text:span><text:span text:style-name="T10">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2"/>memset(back, -</text:span><text:span text:style-name="T16">1</text:span><text:span text:style-name="T10">, </text:span><text:span text:style-name="T11">sizeof</text:span><text:span text:style-name="T10">(back));</text:span></text:p>
      <text:p text:style-name="No_20_Spacing"><text:span text:style-name="T10"><text:s text:c="2"/></text:span><text:span text:style-name="T11">for</text:span><text:span text:style-name="T10">(q[i=</text:span><text:span text:style-name="T16">0</text:span><text:span text:style-name="T10">]=x, tail = </text:span><text:span text:style-name="T16">1</text:span><text:span text:style-name="T10">; i &lt; tail; i++)</text:span></text:p>
      <text:p text:style-name="No_20_Spacing"><text:span text:style-name="T10"><text:s text:c="4"/></text:span><text:span text:style-name="T11">for</text:span><text:span text:style-name="T10">(j = </text:span><text:span text:style-name="T16">0</text:span><text:span text:style-name="T10">; j &lt; n+m; j++){</text:span></text:p>
      <text:p text:style-name="No_20_Spacing"><text:span text:style-name="T10"><text:s text:c="6"/></text:span><text:span text:style-name="T11">if</text:span><text:span text:style-name="T10">(!e[q[i]][j]) </text:span><text:span text:style-name="T11">continue</text:span><text:span text:style-name="T10">;</text:span></text:p>
      <text:p text:style-name="No_20_Spacing"><text:span text:style-name="T10"><text:s text:c="6"/></text:span><text:span text:style-name="T11">if</text:span><text:span text:style-name="T10">(match[j] != -</text:span><text:span text:style-name="T16">1</text:span><text:span text:style-name="T10">){</text:span></text:p>
      <text:p text:style-name="No_20_Spacing"><text:span text:style-name="T10"><text:s text:c="8"/></text:span><text:span text:style-name="T11">if</text:span><text:span text:style-name="T10">(back[j] == -</text:span><text:span text:style-name="T16">1</text:span><text:span text:style-name="T10">){</text:span></text:p>
      <text:p text:style-name="No_20_Spacing"><text:span text:style-name="T10"><text:s text:c="10"/>back[j] = q[i];</text:span></text:p>
      <text:p text:style-name="No_20_Spacing"><text:span text:style-name="T10"><text:s text:c="10"/>back[q[tail++] = match[j]] = j;</text:span></text:p>
      <text:p text:style-name="No_20_Spacing"><text:span text:style-name="T10"><text:s text:c="8"/>}</text:span></text:p>
      <text:p text:style-name="No_20_Spacing"><text:span text:style-name="T10"><text:s text:c="6"/>} </text:span><text:span text:style-name="T11">else</text:span><text:span text:style-name="T10"> {</text:span></text:p>
      <text:p text:style-name="No_20_Spacing"><text:span text:style-name="T10"><text:s text:c="8"/>match[match[q[i]] = j] = q[i];</text:span></text:p>
      <text:p text:style-name="No_20_Spacing"><text:span text:style-name="T10"><text:s text:c="8"/></text:span><text:span text:style-name="T11">for</text:span><text:span text:style-name="T10">(r = back[q[i]]; r != -</text:span><text:span text:style-name="T16">1</text:span><text:span text:style-name="T10">; r = back[back[r]])</text:span></text:p>
      <text:p text:style-name="No_20_Spacing"><text:span text:style-name="T10"><text:s text:c="10"/>match[match[r] = back[r]] = r;</text:span></text:p>
      <text:p text:style-name="No_20_Spacing"><text:span text:style-name="T10"><text:s text:c="8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6"/>}</text:span></text:p>
      <text:p text:style-name="No_20_Spacing"><text:span text:style-name="T10"><text:s text:c="4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bipmatch(</text:span><text:span text:style-name="T11">int</text:span><text:span text:style-name="T10"> n, </text:span><text:span text:style-name="T11">int</text:span><text:span text:style-name="T10"> m){</text:span></text:p>
      <text:p text:style-name="No_20_Spacing"><text:span text:style-name="T10"><text:s text:c="2"/>memset(match, -</text:span><text:span text:style-name="T16">1</text:span><text:span text:style-name="T10">, </text:span><text:span text:style-name="T11">sizeof</text:span><text:span text:style-name="T10">(match));</text:span></text:p>
      <text:p text:style-name="No_20_Spacing"><text:span text:style-name="T10"><text:s text:c="2"/></text:span><text:span text:style-name="T11">for</text:span><text:span text:style-name="T10">(</text:span><text:span text:style-name="T11">int</text:span><text:span text:style-name="T10"> i = </text:span><text:span text:style-name="T16">0</text:span><text:span text:style-name="T10">; i &lt; n+m; i++) </text:span><text:span text:style-name="T11">if</text:span><text:span text:style-name="T10">(find(i,n,m)) i =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0">VII path_cover(</text:span><text:span text:style-name="T11">int</text:span><text:span text:style-name="T10"> n){</text:span></text:p>
      <text:p text:style-name="No_20_Spacing"><text:span text:style-name="T10"><text:s text:c="2"/>VII res; </text:span><text:span text:style-name="T11">char</text:span><text:span text:style-name="T10"> done[MAXN] = {</text:span><text:span text:style-name="T16">0</text:span><text:span text:style-name="T10">};</text:span></text:p>
      <text:p text:style-name="No_20_Spacing"><text:span text:style-name="T10"><text:s text:c="2"/></text:span></text:p>
      <text:p text:style-name="No_20_Spacing"><text:span text:style-name="T10"><text:s text:c="2"/>bipmatch(n, n);</text:span></text:p>
      <text:p text:style-name="No_20_Spacing"><text:span text:style-name="T10"><text:s text:c="2"/></text:span><text:span text:style-name="T11">for</text:span><text:span text:style-name="T10">(</text:span><text:span text:style-name="T11">int</text:span><text:span text:style-name="T10"> i = </text:span><text:span text:style-name="T16">0</text:span><text:span text:style-name="T10">; i &lt; n; i++){</text:span></text:p>
      <text:p text:style-name="No_20_Spacing"><text:span text:style-name="T10"><text:s text:c="4"/></text:span><text:span text:style-name="T11">if</text:span><text:span text:style-name="T10">(done[i]) </text:span><text:span text:style-name="T11">continue</text:span><text:span text:style-name="T10">;</text:span></text:p>
      <text:p text:style-name="No_20_Spacing"><text:span text:style-name="T10"><text:s text:c="4"/>VI p;</text:span></text:p>
      <text:p text:style-name="No_20_Spacing"><text:span text:style-name="T10"><text:s text:c="4"/></text:span><text:span text:style-name="T11">for</text:span><text:span text:style-name="T10">(</text:span><text:span text:style-name="T11">int</text:span><text:span text:style-name="T10"> j = i; j != -n-</text:span><text:span text:style-name="T16">1</text:span><text:span text:style-name="T10">; j = match[j]-n){</text:span></text:p>
      <text:p text:style-name="No_20_Spacing"><text:span text:style-name="T10"><text:s text:c="6"/>done[j] = </text:span><text:span text:style-name="T16">1</text:span><text:span text:style-name="T10">;</text:span></text:p>
      <text:p text:style-name="No_20_Spacing"><text:span text:style-name="T10"><text:s text:c="6"/>p.push_back(j);</text:span></text:p>
      <text:p text:style-name="No_20_Spacing"><text:span text:style-name="T10"><text:s text:c="4"/>}</text:span></text:p>
      <text:p text:style-name="No_20_Spacing"><text:span text:style-name="T10"><text:s text:c="4"/>res.push_back(p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res;</text:span></text:p>
      <text:p text:style-name="No_20_Spacing"><text:soft-page-break/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n, m, x, y; VII path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scanf(</text:span><text:span text:style-name="T14">"%d %d"</text:span><text:span text:style-name="T10">, &amp;n, &amp;m) == </text:span><text:span text:style-name="T16">2</text:span><text:span text:style-name="T10">){ <text:s text:c="2"/></text:span><text:span text:style-name="T7">/* n = number of vertices */</text:span></text:p>
      <text:p text:style-name="No_20_Spacing"><text:span text:style-name="T10"><text:s text:c="4"/>memset(e, </text:span><text:span text:style-name="T16">0</text:span><text:span text:style-name="T10">, </text:span><text:span text:style-name="T11">sizeof</text:span><text:span text:style-name="T10">(e)); <text:s text:c="11"/></text:span><text:span text:style-name="T7">/* m = number of edges */</text:span></text:p>
      <text:p text:style-name="No_20_Spacing"><text:span text:style-name="T10"><text:s text:c="4"/></text:span><text:span text:style-name="T11">for</text:span><text:span text:style-name="T10">(</text:span><text:span text:style-name="T11">int</text:span><text:span text:style-name="T10"> i = </text:span><text:span text:style-name="T16">0</text:span><text:span text:style-name="T10">; i &lt; m; i++){</text:span></text:p>
      <text:p text:style-name="No_20_Spacing"><text:span text:style-name="T10"><text:s text:c="6"/></text:span><text:span text:style-name="T9">scanf(</text:span><text:span text:style-name="T13">"%d %d"</text:span><text:span text:style-name="T9">, &amp;x, &amp;y); <text:s text:c="10"/></text:span><text:span text:style-name="T8">/* vertices [0..n-1] */</text:span></text:p>
      <text:p text:style-name="No_20_Spacing"><text:span text:style-name="T9"><text:s text:c="6"/></text:span><text:span text:style-name="T10">e[x][n+y] = e[n+y][x] = </text:span><text:span text:style-name="T16">1</text:span><text:span text:style-name="T10">; <text:s text:c="7"/></text:span><text:span text:style-name="T7">/* Offset y by n in bip. graph */</text:span></text:p>
      <text:p text:style-name="No_20_Spacing"><text:span text:style-name="T10"><text:s text:c="4"/>}</text:span></text:p>
      <text:p text:style-name="No_20_Spacing"><text:span text:style-name="T10"><text:s text:c="4"/>path = path_cover(n);</text:span></text:p>
      <text:p text:style-name="P12"/>
      <text:p text:style-name="No_20_Spacing"><text:span text:style-name="T10"><text:s text:c="4"/>printf(</text:span><text:span text:style-name="T14">"Minimum number of vertex disjoint paths: %d\n"</text:span><text:span text:style-name="T10">, path.size());</text:span></text:p>
      <text:p text:style-name="No_20_Spacing"><text:span text:style-name="T10"><text:s text:c="4"/></text:span><text:span text:style-name="T11">for</text:span><text:span text:style-name="T10">(size_t i = </text:span><text:span text:style-name="T16">0</text:span><text:span text:style-name="T10">; i &lt; path.size(); i++){</text:span></text:p>
      <text:p text:style-name="No_20_Spacing"><text:span text:style-name="T10"><text:s text:c="6"/>printf(</text:span><text:span text:style-name="T14">"Path %d: "</text:span><text:span text:style-name="T10">, i+</text:span><text:span text:style-name="T16">1</text:span><text:span text:style-name="T10">);</text:span></text:p>
      <text:p text:style-name="No_20_Spacing"><text:span text:style-name="T10"><text:s text:c="6"/></text:span><text:span text:style-name="T11">for</text:span><text:span text:style-name="T10">(size_t j = </text:span><text:span text:style-name="T16">0</text:span><text:span text:style-name="T10">; j &lt; path[i].size(); j++)</text:span></text:p>
      <text:p text:style-name="No_20_Spacing"><text:span text:style-name="T10"><text:s text:c="8"/>printf(</text:span><text:span text:style-name="T14">" %d"</text:span><text:span text:style-name="T10">, path[i][j]);</text:span></text:p>
      <text:p text:style-name="No_20_Spacing"><text:span text:style-name="T10"><text:s text:c="6"/>printf(</text:span><text:span text:style-name="T14">"\n"</text:span><text:span text:style-name="T10">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Graph Theory: </text:span></text:p>
      <text:list xml:id="list39297672" text:continue-numbering="true" text:style-name="Outline">
        <text:list-item>
          <text:list>
            <text:list-item>
              <text:h text:style-name="Heading_20_2" text:outline-level="2"><text:bookmark-start text:name="__RefHeading___Toc26928_2932636602"/><text:bookmark text:name="Bookmark98"/><text:span text:style-name="T6">Minimum Spanning Tree (version 2)</text:span><text:bookmark-end text:name="__RefHeading___Toc2692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Returns the edges / weight of the minimum spanning</text:span></text:p>
      <text:p text:style-name="No_20_Spacing"><text:span text:style-name="T7"><text:s text:c="16"/>tree, given the graph in terms of edges.</text:span></text:p>
      <text:p text:style-name="P9"/>
      <text:p text:style-name="No_20_Spacing"><text:span text:style-name="T7"><text:s text:c="16"/>Vertices are numbered 0..N-1.</text:span></text:p>
      <text:p text:style-name="No_20_Spacing"><text:span text:style-name="T7"><text:s text:c="3"/></text:span></text:p>
      <text:p text:style-name="No_20_Spacing"><text:span text:style-name="T7"><text:s text:c="3"/>Complexity: <text:s/>O(M lg M) where M is the number of edges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Dec 06, 2002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(Spain 10034)</text:span></text:p>
      <text:p text:style-name="No_20_Spacing"><text:span text:style-name="T7"><text:s text:c="3"/>Notes: <text:s text:c="6"/>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No_20_Spacing"><text:span text:style-name="T5">#include &lt;math.h&gt;</text:span></text:p>
      <text:p text:style-name="No_20_Spacing"><text:span text:style-name="T5">#include &lt;string.h&gt;</text:span></text:p>
      <text:p text:style-name="P8"><text:soft-page-break/></text:p>
      <text:p text:style-name="No_20_Spacing"><text:span text:style-name="T5">#define MAXN <text:s text:c="2"/>1000</text:span></text:p>
      <text:p text:style-name="No_20_Spacing"><text:span text:style-name="T5">#define MAXM <text:s text:c="2"/>1000000</text:span></text:p>
      <text:p text:style-name="No_20_Spacing"><text:span text:style-name="T5">#define EPS <text:s text:c="3"/>1e-8</text:span></text:p>
      <text:p text:style-name="No_20_Spacing"><text:span text:style-name="T11">int</text:span><text:span text:style-name="T10"> n;</text:span></text:p>
      <text:p text:style-name="P12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int</text:span><text:span text:style-name="T10"> u, v; <text:s text:c="4"/></text:span><text:span text:style-name="T7">/* Edge between u, v with weight w */</text:span></text:p>
      <text:p text:style-name="No_20_Spacing"><text:span text:style-name="T10"><text:s text:c="2"/></text:span><text:span text:style-name="T11">double</text:span><text:span text:style-name="T10"> w; <text:s text:c="5"/></text:span></text:p>
      <text:p text:style-name="No_20_Spacing"><text:span text:style-name="T10">} Edge;</text:span></text:p>
      <text:p text:style-name="P12"/>
      <text:p text:style-name="No_20_Spacing"><text:span text:style-name="T11">int</text:span><text:span text:style-name="T10"> <text:s/>sets[MAXN];</text:span></text:p>
      <text:p text:style-name="No_20_Spacing"><text:span text:style-name="T10">Edge edge[MAXM], treeedge[MAXN];</text:span></text:p>
      <text:p text:style-name="No_20_Spacing"><text:span text:style-name="T11">int</text:span><text:span text:style-name="T10"> numedge;</text:span></text:p>
      <text:p text:style-name="P12"/>
      <text:p text:style-name="No_20_Spacing"><text:span text:style-name="T11">int</text:span><text:span text:style-name="T10"> cmp_Edge(Edge *a, Edge *b){</text:span></text:p>
      <text:p text:style-name="No_20_Spacing"><text:span text:style-name="T10"><text:s text:c="2"/></text:span><text:span text:style-name="T11">if</text:span><text:span text:style-name="T10">(fabs(a-&gt;w-b-&gt;w) &lt; EPS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2"/></text:span><text:span text:style-name="T11">if</text:span><text:span text:style-name="T10">(a-&gt;w &lt; b-&gt;w) 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<text:s text:c="2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getRoot(</text:span><text:span text:style-name="T11">int</text:span><text:span text:style-name="T10"> x){</text:span></text:p>
      <text:p text:style-name="No_20_Spacing"><text:span text:style-name="T10"><text:s text:c="2"/></text:span><text:span text:style-name="T11">if</text:span><text:span text:style-name="T10">(sets[x] &lt; </text:span><text:span text:style-name="T16">0</text:span><text:span text:style-name="T10">) </text:span><text:span text:style-name="T11">return</text:span><text:span text:style-name="T10"> x;</text:span></text:p>
      <text:p text:style-name="No_20_Spacing"><text:span text:style-name="T10"><text:s text:c="2"/></text:span><text:span text:style-name="T11">return</text:span><text:span text:style-name="T10"> sets[x] = getRoot(sets[x])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Union(</text:span><text:span text:style-name="T11">int</text:span><text:span text:style-name="T10"> a, </text:span><text:span text:style-name="T11">int</text:span><text:span text:style-name="T10"> b){</text:span></text:p>
      <text:p text:style-name="No_20_Spacing"><text:span text:style-name="T10"><text:s text:c="2"/></text:span><text:span text:style-name="T11">int</text:span><text:span text:style-name="T10"> ra = getRoot(a);</text:span></text:p>
      <text:p text:style-name="No_20_Spacing"><text:span text:style-name="T10"><text:s text:c="2"/></text:span><text:span text:style-name="T11">int</text:span><text:span text:style-name="T10"> rb = getRoot(b);</text:span></text:p>
      <text:p text:style-name="No_20_Spacing"><text:span text:style-name="T10"><text:s text:c="2"/></text:span><text:span text:style-name="T11">if</text:span><text:span text:style-name="T10">(ra != rb){</text:span></text:p>
      <text:p text:style-name="No_20_Spacing"><text:span text:style-name="T10"><text:s text:c="4"/>sets[ra] += sets[rb];</text:span></text:p>
      <text:p text:style-name="No_20_Spacing"><text:span text:style-name="T10"><text:s text:c="4"/>sets[rb] = ra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double</text:span><text:span text:style-name="T10"> mintree(){</text:span></text:p>
      <text:p text:style-name="No_20_Spacing"><text:span text:style-name="T10"><text:s text:c="2"/></text:span><text:span text:style-name="T11">double</text:span><text:span text:style-name="T10"> weight = </text:span><text:span text:style-name="T16">0.0</text:span><text:span text:style-name="T10">;</text:span></text:p>
      <text:p text:style-name="No_20_Spacing"><text:span text:style-name="T10"><text:s text:c="2"/></text:span><text:span text:style-name="T11">int</text:span><text:span text:style-name="T10"> i, count;</text:span></text:p>
      <text:p text:style-name="P12"/>
      <text:p text:style-name="No_20_Spacing"><text:span text:style-name="T10"><text:s text:c="2"/>qsort(edge, numedge, </text:span><text:span text:style-name="T11">sizeof</text:span><text:span text:style-name="T10">(edge[</text:span><text:span text:style-name="T16">0</text:span><text:span text:style-name="T10">]), (</text:span><text:span text:style-name="T11">void</text:span><text:span text:style-name="T10"> *)cmp_Edge); <text:s/></text:span></text:p>
      <text:p text:style-name="No_20_Spacing"><text:span text:style-name="T10"><text:s text:c="2"/></text:span><text:span text:style-name="T11">for</text:span><text:span text:style-name="T10">(i = count = </text:span><text:span text:style-name="T16">0</text:span><text:span text:style-name="T10">; count &lt; n-</text:span><text:span text:style-name="T16">1</text:span><text:span text:style-name="T10">; i++){</text:span></text:p>
      <text:p text:style-name="No_20_Spacing"><text:span text:style-name="T10"><text:s text:c="4"/></text:span><text:span text:style-name="T11">if</text:span><text:span text:style-name="T10">(getRoot(edge[i].u) != getRoot(edge[i].v)){</text:span></text:p>
      <text:p text:style-name="No_20_Spacing"><text:span text:style-name="T10"><text:s text:c="6"/>Union(edge[i].u, edge[i].v);</text:span></text:p>
      <text:p text:style-name="No_20_Spacing"><text:span text:style-name="T10"><text:s text:c="6"/>weight += edge[i].w;</text:span></text:p>
      <text:p text:style-name="No_20_Spacing"><text:span text:style-name="T10"><text:s text:c="6"/>treeedge[count++] = edge[i]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weight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oft-page-break/><text:span text:style-name="T10"><text:s text:c="2"/></text:span><text:span text:style-name="T11">int</text:span><text:span text:style-name="T10"> i;</text:span></text:p>
      <text:p text:style-name="No_20_Spacing"><text:span text:style-name="T10"><text:s text:c="2"/></text:span><text:span text:style-name="T11">double</text:span><text:span text:style-name="T10"> weight;</text:span></text:p>
      <text:p text:style-name="P12"/>
      <text:p text:style-name="No_20_Spacing"><text:span text:style-name="T10"><text:s text:c="2"/></text:span><text:span text:style-name="T11">while</text:span><text:span text:style-name="T10">(scanf(</text:span><text:span text:style-name="T14">"%d %d"</text:span><text:span text:style-name="T10">, &amp;n, &amp;numedge) == </text:span><text:span text:style-name="T16">2</text:span><text:span text:style-name="T10">){</text:span></text:p>
      <text:p text:style-name="No_20_Spacing"><text:span text:style-name="T10"><text:s text:c="4"/>memset(sets, -</text:span><text:span text:style-name="T16">1</text:span><text:span text:style-name="T10">, </text:span><text:span text:style-name="T11">sizeof</text:span><text:span text:style-name="T10">(sets))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umedge; i++){</text:span></text:p>
      <text:p text:style-name="No_20_Spacing"><text:span text:style-name="T10"><text:s text:c="6"/>scanf(</text:span><text:span text:style-name="T14">"%d %d %lf"</text:span><text:span text:style-name="T10">, &amp;edge[i].u, &amp;edge[i].v, &amp;edge[i].w);</text:span></text:p>
      <text:p text:style-name="No_20_Spacing"><text:span text:style-name="T10"><text:s text:c="4"/>}</text:span></text:p>
      <text:p text:style-name="No_20_Spacing"><text:span text:style-name="T10"><text:s text:c="4"/>weight = mintree();</text:span></text:p>
      <text:p text:style-name="No_20_Spacing"><text:span text:style-name="T10"><text:s text:c="4"/>printf(</text:span><text:span text:style-name="T14">"Minimum cost tree = %f\n"</text:span><text:span text:style-name="T10">, weight);</text:span></text:p>
      <text:p text:style-name="No_20_Spacing"><text:span text:style-name="T10"><text:s text:c="4"/>printf(</text:span><text:span text:style-name="T14">"Tree edges: \n"</text:span><text:span text:style-name="T10">)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-</text:span><text:span text:style-name="T16">1</text:span><text:span text:style-name="T10">; i++){</text:span></text:p>
      <text:p text:style-name="No_20_Spacing"><text:span text:style-name="T10"><text:s text:c="6"/>printf(</text:span><text:span text:style-name="T14">"%d %d %f\n"</text:span><text:span text:style-name="T10">, treeedge[i].u, treeedge[i].v, treeedge[i].w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Graph Theory: </text:span></text:p>
      <text:list xml:id="list39297389" text:continue-numbering="true" text:style-name="Outline">
        <text:list-item>
          <text:list>
            <text:list-item>
              <text:h text:style-name="Heading_20_2" text:outline-level="2"><text:bookmark-start text:name="__RefHeading___Toc26930_2932636602"/><text:bookmark text:name="Bookmark99"/><text:span text:style-name="T6">Chinese Postman Problem</text:span><text:bookmark-end text:name="__RefHeading___Toc26930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graph, this problem returns the shortest</text:span></text:p>
      <text:p text:style-name="No_20_Spacing"><text:span text:style-name="T7"><text:s text:c="16"/>cost such that every edge is visited at least once.</text:span></text:p>
      <text:p text:style-name="No_20_Spacing"><text:span text:style-name="T7"><text:s text:c="16"/>(no path is returned)</text:span></text:p>
      <text:p text:style-name="P9"/>
      <text:p text:style-name="No_20_Spacing"><text:span text:style-name="T7"><text:s text:c="3"/>Complexity: <text:s/>O(1*3*5*7*...*(# of odd vertices - 1)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March 21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(Problem B: Jogging Trails <text:s/>2002 Jun 01)</text:span></text:p>
      <text:p text:style-name="No_20_Spacing"><text:span text:style-name="T7"><text:s text:c="3"/>Notes: <text:s text:c="6"/>- vertices are numbered [0..n-1]</text:span></text:p>
      <text:p text:style-name="No_20_Spacing"><text:span text:style-name="T7"><text:s text:c="16"/>- multiple edges are allowed between vertices,</text:span></text:p>
      <text:p text:style-name="No_20_Spacing"><text:span text:style-name="T7"><text:s text:c="18"/>however the graph g only stored the least cost</text:span></text:p>
      <text:p text:style-name="No_20_Spacing"><text:span text:style-name="T7"><text:s text:c="18"/>(making the path hard to get back)</text:span></text:p>
      <text:p text:style-name="No_20_Spacing"><text:span text:style-name="T7"><text:s text:c="16"/>- The maximum # of vertices solvable is roughly 20</text:span></text:p>
      <text:p text:style-name="No_20_Spacing"><text:span text:style-name="T7"><text:s text:c="16"/>- How it works: Need to generate a Euler tour, so</text:span></text:p>
      <text:p text:style-name="No_20_Spacing"><text:span text:style-name="T7"><text:s text:c="18"/>try pairing off any remaining odd vertices with</text:span></text:p>
      <text:p text:style-name="No_20_Spacing"><text:span text:style-name="T7"><text:s text:c="18"/>the shortest path between them. <text:s/>Try all </text:span></text:p>
      <text:p text:style-name="No_20_Spacing"><text:span text:style-name="T7"><text:s text:c="18"/>perfect matchings to find the best such matching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No_20_Spacing"><text:span text:style-name="T5">#include &lt;string.h&gt;</text:span></text:p>
      <text:p text:style-name="P8"><text:soft-page-break/></text:p>
      <text:p text:style-name="No_20_Spacing"><text:span text:style-name="T5">#define MAXN <text:s/>20</text:span></text:p>
      <text:p text:style-name="No_20_Spacing"><text:span text:style-name="T5">#define DISCONNECT -1</text:span></text:p>
      <text:p text:style-name="P8"/>
      <text:p text:style-name="No_20_Spacing"><text:span text:style-name="T11">int</text:span><text:span text:style-name="T10"> g[MAXN][MAXN]; <text:s text:c="4"/></text:span><text:span text:style-name="T7">/* Adj matrix (keep lowest cost multiedge)*/</text:span></text:p>
      <text:p text:style-name="No_20_Spacing"><text:span text:style-name="T11">int</text:span><text:span text:style-name="T10"> deg[MAXN]; <text:s text:c="8"/></text:span><text:span text:style-name="T7">/* Degree count */</text:span></text:p>
      <text:p text:style-name="No_20_Spacing"><text:span text:style-name="T11">int</text:span><text:span text:style-name="T10"> A[MAXN+</text:span><text:span text:style-name="T16">1</text:span><text:span text:style-name="T10">]; <text:s text:c="8"/></text:span><text:span text:style-name="T7">/* Used by perfect matching generator */</text:span></text:p>
      <text:p text:style-name="No_20_Spacing"><text:span text:style-name="T11">int</text:span><text:span text:style-name="T10"> sum; <text:s text:c="14"/></text:span><text:span text:style-name="T7">/* Sum of costs */</text:span></text:p>
      <text:p text:style-name="No_20_Spacing"><text:span text:style-name="T11">int</text:span><text:span text:style-name="T10"> odd;</text:span></text:p>
      <text:p text:style-name="No_20_Spacing"><text:span text:style-name="T11">int</text:span><text:span text:style-name="T10"> best;</text:span></text:p>
      <text:p text:style-name="No_20_Spacing"><text:span text:style-name="T10"><text:s text:c="2"/></text:span></text:p>
      <text:p text:style-name="No_20_Spacing"><text:span text:style-name="T11">void</text:span><text:span text:style-name="T10"> floyd(</text:span><text:span text:style-name="T11">int</text:span><text:span text:style-name="T10"> n){</text:span></text:p>
      <text:p text:style-name="No_20_Spacing"><text:span text:style-name="T10"><text:s text:c="2"/></text:span><text:span text:style-name="T11">int</text:span><text:span text:style-name="T10"> i, j, k;</text:span></text:p>
      <text:p text:style-name="P12"/>
      <text:p text:style-name="No_20_Spacing"><text:span text:style-name="T10"><text:s text:c="2"/></text:span><text:span text:style-name="T11">for</text:span><text:span text:style-name="T10">(k = </text:span><text:span text:style-name="T16">0</text:span><text:span text:style-name="T10">; k &lt; n; k++) </text:span><text:span text:style-name="T11">for</text:span><text:span text:style-name="T10">(i = </text:span><text:span text:style-name="T16">0</text:span><text:span text:style-name="T10">; i &lt; n; i++) </text:span><text:span text:style-name="T11">for</text:span><text:span text:style-name="T10">(j = </text:span><text:span text:style-name="T16">0</text:span><text:span text:style-name="T10">; j &lt; n; j++)</text:span></text:p>
      <text:p text:style-name="No_20_Spacing"><text:span text:style-name="T10"><text:s text:c="4"/></text:span><text:span text:style-name="T11">if</text:span><text:span text:style-name="T10">(g[i][k] != -</text:span><text:span text:style-name="T16">1</text:span><text:span text:style-name="T10"> &amp;&amp; g[k][j] != -</text:span><text:span text:style-name="T16">1</text:span><text:span text:style-name="T10">){</text:span></text:p>
      <text:p text:style-name="No_20_Spacing"><text:span text:style-name="T10"><text:s text:c="6"/></text:span><text:span text:style-name="T11">int</text:span><text:span text:style-name="T10"> temp = g[i][k] + g[k][j];</text:span></text:p>
      <text:p text:style-name="No_20_Spacing"><text:span text:style-name="T10"><text:s text:c="6"/></text:span><text:span text:style-name="T11">if</text:span><text:span text:style-name="T10">(g[i][j] == -</text:span><text:span text:style-name="T16">1</text:span><text:span text:style-name="T10"> || g[i][j] &gt; temp)</text:span></text:p>
      <text:p text:style-name="No_20_Spacing"><text:span text:style-name="T10"><text:s text:c="8"/></text:span><text:span text:style-name="T9">g[i][j] = temp;</text:span></text:p>
      <text:p text:style-name="No_20_Spacing"><text:span text:style-name="T9"><text:s text:c="4"/>}</text:span></text:p>
      <text:p text:style-name="No_20_Spacing"><text:span text:style-name="T9"><text:s text:c="2"/></text:span><text:span text:style-name="T12">for</text:span><text:span text:style-name="T9">(i = </text:span><text:span text:style-name="T15">0</text:span><text:span text:style-name="T9">; i &lt; n; i++) g[i][i] = </text:span><text:span text:style-name="T15">0</text:span><text:span text:style-name="T9">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checkSum(){</text:span></text:p>
      <text:p text:style-name="No_20_Spacing"><text:span text:style-name="T10"><text:s text:c="2"/></text:span><text:span text:style-name="T11">int</text:span><text:span text:style-name="T10"> i, temp;</text:span></text:p>
      <text:p text:style-name="P12"/>
      <text:p text:style-name="No_20_Spacing"><text:span text:style-name="T10"><text:s text:c="2"/></text:span><text:span text:style-name="T12">for</text:span><text:span text:style-name="T9">(i = temp = </text:span><text:span text:style-name="T15">0</text:span><text:span text:style-name="T9">; i &lt; odd/</text:span><text:span text:style-name="T15">2</text:span><text:span text:style-name="T9">; i++)</text:span></text:p>
      <text:p text:style-name="No_20_Spacing"><text:span text:style-name="T9"><text:s text:c="4"/>temp += g[A[</text:span><text:span text:style-name="T15">2</text:span><text:span text:style-name="T9">*i]][A[</text:span><text:span text:style-name="T15">2</text:span><text:span text:style-name="T9">*i+</text:span><text:span text:style-name="T15">1</text:span><text:span text:style-name="T9">]];</text:span></text:p>
      <text:p text:style-name="No_20_Spacing"><text:span text:style-name="T9"><text:s text:c="2"/></text:span><text:span text:style-name="T11">if</text:span><text:span text:style-name="T10">(best == -</text:span><text:span text:style-name="T16">1</text:span><text:span text:style-name="T10"> || best &gt; temp) best = temp;</text:span></text:p>
      <text:p text:style-name="No_20_Spacing"><text:span text:style-name="T10">} <text:s text:c="3"/></text:span></text:p>
      <text:p text:style-name="No_20_Spacing"><text:span text:style-name="T10"><text:s text:c="2"/></text:span></text:p>
      <text:p text:style-name="No_20_Spacing"><text:span text:style-name="T11">void</text:span><text:span text:style-name="T10"> perfmatch(</text:span><text:span text:style-name="T11">int</text:span><text:span text:style-name="T10"> x){</text:span></text:p>
      <text:p text:style-name="No_20_Spacing"><text:span text:style-name="T10"><text:s text:c="2"/></text:span><text:span text:style-name="T11">int</text:span><text:span text:style-name="T10"> i, t;</text:span></text:p>
      <text:p text:style-name="No_20_Spacing"><text:span text:style-name="T10"><text:s text:c="2"/></text:span><text:span text:style-name="T11">if</text:span><text:span text:style-name="T10">(x == </text:span><text:span text:style-name="T16">2</text:span><text:span text:style-name="T10">) checkSum();</text:span></text:p>
      <text:p text:style-name="No_20_Spacing"><text:span text:style-name="T10"><text:s text:c="2"/></text:span><text:span text:style-name="T11">else</text:span><text:span text:style-name="T10"> {</text:span></text:p>
      <text:p text:style-name="No_20_Spacing"><text:span text:style-name="T10"><text:s text:c="4"/>perfmatch(x-</text:span><text:span text:style-name="T16">2</text:span><text:span text:style-name="T10">);</text:span></text:p>
      <text:p text:style-name="No_20_Spacing"><text:span text:style-name="T10"><text:s text:c="4"/></text:span><text:span text:style-name="T12">for</text:span><text:span text:style-name="T9">(i = x-</text:span><text:span text:style-name="T15">3</text:span><text:span text:style-name="T9">; i &gt;= </text:span><text:span text:style-name="T15">0</text:span><text:span text:style-name="T9">; i--){</text:span></text:p>
      <text:p text:style-name="No_20_Spacing"><text:span text:style-name="T9"><text:s text:c="6"/>t = A[i];</text:span></text:p>
      <text:p text:style-name="No_20_Spacing"><text:span text:style-name="T9"><text:s text:c="6"/>A[i] = A[x-</text:span><text:span text:style-name="T15">2</text:span><text:span text:style-name="T9">];</text:span></text:p>
      <text:p text:style-name="No_20_Spacing"><text:span text:style-name="T9"><text:s text:c="6"/></text:span><text:span text:style-name="T10">A[x-</text:span><text:span text:style-name="T16">2</text:span><text:span text:style-name="T10">] = t;</text:span></text:p>
      <text:p text:style-name="No_20_Spacing"><text:span text:style-name="T10"><text:s text:c="6"/>perfmatch(x-</text:span><text:span text:style-name="T16">2</text:span><text:span text:style-name="T10">);</text:span></text:p>
      <text:p text:style-name="No_20_Spacing"><text:span text:style-name="T10"><text:s text:c="4"/></text:span><text:span text:style-name="T9">}</text:span></text:p>
      <text:p text:style-name="No_20_Spacing"><text:span text:style-name="T9"><text:s text:c="4"/>t = A[x-</text:span><text:span text:style-name="T15">2</text:span><text:span text:style-name="T9">];</text:span></text:p>
      <text:p text:style-name="No_20_Spacing"><text:span text:style-name="T9"><text:s text:c="4"/></text:span><text:span text:style-name="T12">for</text:span><text:span text:style-name="T9">(i = x-</text:span><text:span text:style-name="T15">2</text:span><text:span text:style-name="T9">; i &gt;= </text:span><text:span text:style-name="T15">1</text:span><text:span text:style-name="T9">; i--) <text:s/>A[i] = A[i-</text:span><text:span text:style-name="T15">1</text:span><text:span text:style-name="T9">];</text:span></text:p>
      <text:p text:style-name="No_20_Spacing"><text:span text:style-name="T9"><text:s text:c="4"/></text:span><text:span text:style-name="T10">A[</text:span><text:span text:style-name="T16">0</text:span><text:span text:style-name="T10">] = t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postman(</text:span><text:span text:style-name="T11">int</text:span><text:span text:style-name="T10"> n){</text:span></text:p>
      <text:p text:style-name="No_20_Spacing"><text:span text:style-name="T10"><text:s text:c="2"/></text:span><text:span text:style-name="T11">int</text:span><text:span text:style-name="T10"> i;</text:span></text:p>
      <text:p text:style-name="P12"/>
      <text:p text:style-name="No_20_Spacing"><text:soft-page-break/><text:span text:style-name="T10"><text:s text:c="2"/>floyd(n);</text:span></text:p>
      <text:p text:style-name="No_20_Spacing"><text:span text:style-name="T10"><text:s text:c="2"/></text:span><text:span text:style-name="T11">for</text:span><text:span text:style-name="T10">(odd = i = </text:span><text:span text:style-name="T16">0</text:span><text:span text:style-name="T10">; i &lt; n; i++)</text:span></text:p>
      <text:p text:style-name="No_20_Spacing"><text:span text:style-name="T10"><text:s text:c="4"/></text:span><text:span text:style-name="T11">if</text:span><text:span text:style-name="T10">(deg[i]%</text:span><text:span text:style-name="T16">2</text:span><text:span text:style-name="T10">) A[odd++] = i;</text:span></text:p>
      <text:p text:style-name="No_20_Spacing"><text:span text:style-name="T10"><text:s text:c="2"/></text:span><text:span text:style-name="T11">if</text:span><text:span text:style-name="T10">(!odd) </text:span><text:span text:style-name="T11">return</text:span><text:span text:style-name="T10"> sum;</text:span></text:p>
      <text:p text:style-name="No_20_Spacing"><text:span text:style-name="T10"><text:s text:c="2"/>best = -</text:span><text:span text:style-name="T16">1</text:span><text:span text:style-name="T10">;</text:span></text:p>
      <text:p text:style-name="No_20_Spacing"><text:span text:style-name="T10"><text:s text:c="2"/>perfmatch(odd);</text:span></text:p>
      <text:p text:style-name="No_20_Spacing"><text:span text:style-name="T10"><text:s text:c="2"/></text:span><text:span text:style-name="T11">return</text:span><text:span text:style-name="T10"> sum+best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i, u, v, c, n, m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scanf(</text:span><text:span text:style-name="T14">"%d %d"</text:span><text:span text:style-name="T10">, &amp;n, &amp;m) == </text:span><text:span text:style-name="T16">2</text:span><text:span text:style-name="T10">){</text:span></text:p>
      <text:p text:style-name="P12"/>
      <text:p text:style-name="No_20_Spacing"><text:span text:style-name="T10"><text:s text:c="4"/></text:span><text:span text:style-name="T7">/* Clear graph and degree count */</text:span></text:p>
      <text:p text:style-name="No_20_Spacing"><text:span text:style-name="T10"><text:s text:c="4"/>memset(g, -</text:span><text:span text:style-name="T16">1</text:span><text:span text:style-name="T10">, </text:span><text:span text:style-name="T11">sizeof</text:span><text:span text:style-name="T10">(g)); <text:s text:c="3"/></text:span></text:p>
      <text:p text:style-name="No_20_Spacing"><text:span text:style-name="T10"><text:s text:c="4"/>memset(deg, </text:span><text:span text:style-name="T16">0</text:span><text:span text:style-name="T10">, </text:span><text:span text:style-name="T11">sizeof</text:span><text:span text:style-name="T10">(deg));</text:span></text:p>
      <text:p text:style-name="P12"/>
      <text:p text:style-name="No_20_Spacing"><text:span text:style-name="T10"><text:s text:c="4"/></text:span><text:span text:style-name="T12">for</text:span><text:span text:style-name="T9">(sum = i = </text:span><text:span text:style-name="T15">0</text:span><text:span text:style-name="T9">; i &lt; m; i++){</text:span></text:p>
      <text:p text:style-name="No_20_Spacing"><text:span text:style-name="T9"><text:s text:c="6"/>scanf(</text:span><text:span text:style-name="T13">"%d %d %d"</text:span><text:span text:style-name="T9">, &amp;u, &amp;v, &amp;c);</text:span></text:p>
      <text:p text:style-name="No_20_Spacing"><text:span text:style-name="T9"><text:s text:c="6"/>u--; v--;</text:span></text:p>
      <text:p text:style-name="No_20_Spacing"><text:span text:style-name="T9"><text:s text:c="6"/></text:span><text:span text:style-name="T10">deg[u]++; deg[v]++;</text:span></text:p>
      <text:p text:style-name="No_20_Spacing"><text:span text:style-name="T10"><text:s text:c="6"/></text:span><text:span text:style-name="T11">if</text:span><text:span text:style-name="T10">(g[u][v] == -</text:span><text:span text:style-name="T16">1</text:span><text:span text:style-name="T10"> || g[u][v] &gt; c) g[u][v] = c;</text:span></text:p>
      <text:p text:style-name="No_20_Spacing"><text:span text:style-name="T10"><text:s text:c="6"/></text:span><text:span text:style-name="T11">if</text:span><text:span text:style-name="T10">(g[v][u] == -</text:span><text:span text:style-name="T16">1</text:span><text:span text:style-name="T10"> || g[v][u] &gt; c) g[v][u] = c;</text:span></text:p>
      <text:p text:style-name="No_20_Spacing"><text:span text:style-name="T10"><text:s text:c="6"/>sum += c;</text:span></text:p>
      <text:p text:style-name="No_20_Spacing"><text:span text:style-name="T10"><text:s text:c="4"/>}</text:span></text:p>
      <text:p text:style-name="No_20_Spacing"><text:span text:style-name="T10"><text:s text:c="4"/>printf(</text:span><text:span text:style-name="T14">"Best cost: %d\n"</text:span><text:span text:style-name="T10">, postman(n)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Graph Theory: </text:span></text:p>
      <text:list xml:id="list39281528" text:continue-numbering="true" text:style-name="Outline">
        <text:list-item>
          <text:list>
            <text:list-item>
              <text:h text:style-name="Heading_20_2" text:outline-level="2"><text:bookmark-start text:name="__RefHeading___Toc26932_2932636602"/><text:bookmark text:name="Bookmark100"/><text:span text:style-name="T6">K-cycle in a directed tournament graph</text:span><text:bookmark-end text:name="__RefHeading___Toc2693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tournament graph, and a value k, finds a</text:span></text:p>
      <text:p text:style-name="No_20_Spacing"><text:span text:style-name="T7"><text:s text:c="16"/>k-cycle if one exists</text:span></text:p>
      <text:p text:style-name="P9"/>
      <text:p text:style-name="No_20_Spacing"><text:span text:style-name="T7"><text:s text:c="3"/>Complexity: <text:s/>O(N^2 ??) Approximate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March 20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(Problem B: Tour from 2003 Jan 21)</text:span></text:p>
      <text:p text:style-name="No_20_Spacing"><text:span text:style-name="T7"><text:s text:c="3"/>Notes: <text:s text:c="6"/>-A strongly connected tournament of size n is </text:span></text:p>
      <text:p text:style-name="No_20_Spacing"><text:span text:style-name="T7"><text:s text:c="17"/>pancyclic - it contains all cycles from 3 to n</text:span></text:p>
      <text:p text:style-name="No_20_Spacing"><text:soft-page-break/><text:span text:style-name="T7"><text:s text:c="17"/>in it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vector&gt;</text:span></text:p>
      <text:p text:style-name="No_20_Spacing"><text:span text:style-name="T11">using</text:span><text:span text:style-name="T10"> </text:span><text:span text:style-name="T11">namespace</text:span><text:span text:style-name="T10"> std;</text:span></text:p>
      <text:p text:style-name="P12"/>
      <text:p text:style-name="No_20_Spacing"><text:span text:style-name="T5">#define VI vector&lt;int&gt;</text:span></text:p>
      <text:p text:style-name="No_20_Spacing"><text:span text:style-name="T5">#define MAXN 1000</text:span></text:p>
      <text:p text:style-name="P8"/>
      <text:p text:style-name="No_20_Spacing"><text:span text:style-name="T10">VI g[MAXN], curr;</text:span></text:p>
      <text:p text:style-name="No_20_Spacing"><text:span text:style-name="T10">vector&lt; VI &gt; scc;</text:span></text:p>
      <text:p text:style-name="No_20_Spacing"><text:span text:style-name="T10">VI kcycle;</text:span></text:p>
      <text:p text:style-name="No_20_Spacing"><text:span text:style-name="T11">int</text:span><text:span text:style-name="T10"> dfsnum[MAXN], low[MAXN], id;</text:span></text:p>
      <text:p text:style-name="No_20_Spacing"><text:span text:style-name="T11">char</text:span><text:span text:style-name="T10"> done[MAXN], adj[MAXN][MAXN];</text:span></text:p>
      <text:p text:style-name="P12"/>
      <text:p text:style-name="No_20_Spacing"><text:span text:style-name="T11">void</text:span><text:span text:style-name="T10"> visit(</text:span><text:span text:style-name="T11">int</text:span><text:span text:style-name="T10"> x){</text:span></text:p>
      <text:p text:style-name="No_20_Spacing"><text:span text:style-name="T10"><text:s text:c="2"/>curr.push_back(x);</text:span></text:p>
      <text:p text:style-name="No_20_Spacing"><text:span text:style-name="T10"><text:s text:c="2"/>dfsnum[x] = low[x] = id++;</text:span></text:p>
      <text:p text:style-name="No_20_Spacing"><text:span text:style-name="T10"><text:s text:c="2"/></text:span><text:span text:style-name="T11">for</text:span><text:span text:style-name="T10">(size_t i = </text:span><text:span text:style-name="T16">0</text:span><text:span text:style-name="T10">; i &lt; g[x].size(); i++)</text:span></text:p>
      <text:p text:style-name="No_20_Spacing"><text:span text:style-name="T10"><text:s text:c="4"/></text:span><text:span text:style-name="T11">if</text:span><text:span text:style-name="T10">(dfsnum[g[x][i]] == -</text:span><text:span text:style-name="T16">1</text:span><text:span text:style-name="T10">){</text:span></text:p>
      <text:p text:style-name="No_20_Spacing"><text:span text:style-name="T10"><text:s text:c="6"/>visit(g[x][i]);</text:span></text:p>
      <text:p text:style-name="No_20_Spacing"><text:span text:style-name="T10"><text:s text:c="6"/>low[x] &lt;?= low[g[x][i]];</text:span></text:p>
      <text:p text:style-name="No_20_Spacing"><text:span text:style-name="T10"><text:s text:c="4"/>} </text:span><text:span text:style-name="T11">else</text:span><text:span text:style-name="T10"> </text:span><text:span text:style-name="T11">if</text:span><text:span text:style-name="T10">(!done[g[x][i]])</text:span></text:p>
      <text:p text:style-name="No_20_Spacing"><text:span text:style-name="T10"><text:s text:c="6"/>low[x] &lt;?= dfsnum[g[x][i]];</text:span></text:p>
      <text:p text:style-name="P12"/>
      <text:p text:style-name="No_20_Spacing"><text:span text:style-name="T10"><text:s text:c="2"/></text:span><text:span text:style-name="T11">if</text:span><text:span text:style-name="T10">(low[x] == dfsnum[x]){</text:span></text:p>
      <text:p text:style-name="No_20_Spacing"><text:span text:style-name="T10"><text:s text:c="4"/>VI c; </text:span><text:span text:style-name="T11">int</text:span><text:span text:style-name="T10"> y;</text:span></text:p>
      <text:p text:style-name="No_20_Spacing"><text:span text:style-name="T10"><text:s text:c="4"/></text:span><text:span text:style-name="T11">do</text:span><text:span text:style-name="T10">{</text:span></text:p>
      <text:p text:style-name="No_20_Spacing"><text:span text:style-name="T10"><text:s text:c="6"/>done[y = curr[curr.size()-</text:span><text:span text:style-name="T16">1</text:span><text:span text:style-name="T10">]] = </text:span><text:span text:style-name="T16">1</text:span><text:span text:style-name="T10">;</text:span></text:p>
      <text:p text:style-name="No_20_Spacing"><text:span text:style-name="T10"><text:s text:c="6"/>c.push_back(y);</text:span></text:p>
      <text:p text:style-name="No_20_Spacing"><text:span text:style-name="T10"><text:s text:c="6"/>curr.pop_back();</text:span></text:p>
      <text:p text:style-name="No_20_Spacing"><text:span text:style-name="T10"><text:s text:c="4"/>} </text:span><text:span text:style-name="T11">while</text:span><text:span text:style-name="T10">(y != x);</text:span></text:p>
      <text:p text:style-name="No_20_Spacing"><text:span text:style-name="T10"><text:s text:c="4"/>scc.push_back(c)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strong_conn(</text:span><text:span text:style-name="T11">int</text:span><text:span text:style-name="T10"> n){</text:span></text:p>
      <text:p text:style-name="No_20_Spacing"><text:span text:style-name="T10"><text:s text:c="2"/>memset(dfsnum, -</text:span><text:span text:style-name="T16">1</text:span><text:span text:style-name="T10">, n*</text:span><text:span text:style-name="T11">sizeof</text:span><text:span text:style-name="T10">(</text:span><text:span text:style-name="T11">int</text:span><text:span text:style-name="T10">));</text:span></text:p>
      <text:p text:style-name="No_20_Spacing"><text:span text:style-name="T10"><text:s text:c="2"/>memset(done, </text:span><text:span text:style-name="T16">0</text:span><text:span text:style-name="T10">, </text:span><text:span text:style-name="T11">sizeof</text:span><text:span text:style-name="T10">(done));</text:span></text:p>
      <text:p text:style-name="No_20_Spacing"><text:span text:style-name="T10"><text:s text:c="2"/>scc.clear(); curr.clear();</text:span></text:p>
      <text:p text:style-name="No_20_Spacing"><text:span text:style-name="T10"><text:s text:c="2"/></text:span><text:span text:style-name="T11">for</text:span><text:span text:style-name="T10">(</text:span><text:span text:style-name="T11">int</text:span><text:span text:style-name="T10"> i = id = </text:span><text:span text:style-name="T16">0</text:span><text:span text:style-name="T10">; i &lt; n; i++)</text:span></text:p>
      <text:p text:style-name="No_20_Spacing"><text:span text:style-name="T10"><text:s text:c="4"/></text:span><text:span text:style-name="T11">if</text:span><text:span text:style-name="T10">(dfsnum[i] == -</text:span><text:span text:style-name="T16">1</text:span><text:span text:style-name="T10">) visit(i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FindCycle(VI v, </text:span><text:span text:style-name="T11">int</text:span><text:span text:style-name="T10"> csize){</text:span></text:p>
      <text:p text:style-name="No_20_Spacing"><text:span text:style-name="T10"><text:s text:c="2"/>VI cycle; </text:span><text:span text:style-name="T11">int</text:span><text:span text:style-name="T10"> i, j, k, n = v.size();</text:span></text:p>
      <text:p text:style-name="P12"/>
      <text:p text:style-name="No_20_Spacing"><text:span text:style-name="T10"><text:s text:c="2"/>memset(low, -</text:span><text:span text:style-name="T16">1</text:span><text:span text:style-name="T10">, </text:span><text:span text:style-name="T11">sizeof</text:span><text:span text:style-name="T10">(low));</text:span></text:p>
      <text:p text:style-name="No_20_Spacing"><text:span text:style-name="T10"><text:s text:c="2"/>memset(done, </text:span><text:span text:style-name="T16">0</text:span><text:span text:style-name="T10">, </text:span><text:span text:style-name="T11">sizeof</text:span><text:span text:style-name="T10">(done));</text:span></text:p>
      <text:p text:style-name="No_20_Spacing"><text:span text:style-name="T10"><text:s text:c="2"/></text:span><text:span text:style-name="T12">for</text:span><text:span text:style-name="T9">(i = </text:span><text:span text:style-name="T15">0</text:span><text:span text:style-name="T9">; i &lt; n; i++) low[v[i]] = i;</text:span></text:p>
      <text:p text:style-name="No_20_Spacing"><text:soft-page-break/><text:span text:style-name="T9"><text:s text:c="2"/></text:span><text:span text:style-name="T12">for</text:span><text:span text:style-name="T9">(i = </text:span><text:span text:style-name="T15">0</text:span><text:span text:style-name="T9">; i &lt; n; i++)</text:span></text:p>
      <text:p text:style-name="No_20_Spacing"><text:span text:style-name="T9"><text:s text:c="4"/></text:span><text:span text:style-name="T11">for</text:span><text:span text:style-name="T10">(size_t j = </text:span><text:span text:style-name="T16">0</text:span><text:span text:style-name="T10">; j &lt; g[v[i]].size(); j++)</text:span></text:p>
      <text:p text:style-name="No_20_Spacing"><text:span text:style-name="T10"><text:s text:c="6"/></text:span><text:span text:style-name="T11">if</text:span><text:span text:style-name="T10">(low[g[v[i]][j]] != -</text:span><text:span text:style-name="T16">1</text:span><text:span text:style-name="T10">)</text:span></text:p>
      <text:p text:style-name="No_20_Spacing"><text:span text:style-name="T10"><text:s text:c="8"/>adj[i][low[g[v[i]][j]]] = </text:span><text:span text:style-name="T16">1</text:span><text:span text:style-name="T10">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2">for</text:span><text:span text:style-name="T9">(i = </text:span><text:span text:style-name="T15">0</text:span><text:span text:style-name="T9">; i &lt; n; i++) <text:s/></text:span><text:span text:style-name="T12">for</text:span><text:span text:style-name="T9">(j = </text:span><text:span text:style-name="T15">0</text:span><text:span text:style-name="T9">; j &lt; n; j++){</text:span></text:p>
      <text:p text:style-name="No_20_Spacing"><text:span text:style-name="T9"><text:s text:c="4"/></text:span><text:span text:style-name="T11">if</text:span><text:span text:style-name="T10">(!adj[i][j]) </text:span><text:span text:style-name="T11">continue</text:span><text:span text:style-name="T10">;</text:span></text:p>
      <text:p text:style-name="No_20_Spacing"><text:span text:style-name="T10"><text:s text:c="4"/></text:span><text:span text:style-name="T11">for</text:span><text:span text:style-name="T10">(k = </text:span><text:span text:style-name="T16">0</text:span><text:span text:style-name="T10">; k &lt; n; k++)</text:span></text:p>
      <text:p text:style-name="No_20_Spacing"><text:span text:style-name="T10"><text:s text:c="6"/></text:span><text:span text:style-name="T11">if</text:span><text:span text:style-name="T10">(adj[j][k] &amp;&amp; adj[k][i]){</text:span></text:p>
      <text:p text:style-name="No_20_Spacing"><text:span text:style-name="T10"><text:s text:c="8"/>cycle.push_back(i); done[i] = </text:span><text:span text:style-name="T16">1</text:span><text:span text:style-name="T10">;</text:span></text:p>
      <text:p text:style-name="No_20_Spacing"><text:span text:style-name="T10"><text:s text:c="8"/>cycle.push_back(j); done[j] = </text:span><text:span text:style-name="T16">1</text:span><text:span text:style-name="T10">;</text:span></text:p>
      <text:p text:style-name="No_20_Spacing"><text:span text:style-name="T10"><text:s text:c="8"/>cycle.push_back(k); done[k] = </text:span><text:span text:style-name="T16">1</text:span><text:span text:style-name="T10">;</text:span></text:p>
      <text:p text:style-name="No_20_Spacing"><text:span text:style-name="T10"><text:s text:c="8"/></text:span><text:span text:style-name="T11">goto</text:span><text:span text:style-name="T10"> found;</text:span></text:p>
      <text:p text:style-name="No_20_Spacing"><text:span text:style-name="T10"><text:s text:c="6"/>}</text:span></text:p>
      <text:p text:style-name="No_20_Spacing"><text:span text:style-name="T10"><text:s text:c="2"/>}</text:span></text:p>
      <text:p text:style-name="No_20_Spacing"><text:span text:style-name="T10"><text:s/>found:</text:span></text:p>
      <text:p text:style-name="No_20_Spacing"><text:span text:style-name="T10"><text:s text:c="2"/></text:span><text:span text:style-name="T11">while</text:span><text:span text:style-name="T10">((</text:span><text:span text:style-name="T11">int</text:span><text:span text:style-name="T10">)cycle.size() &lt; csize){</text:span></text:p>
      <text:p text:style-name="No_20_Spacing"><text:span text:style-name="T10"><text:s text:c="4"/>vector&lt;</text:span><text:span text:style-name="T11">int</text:span><text:span text:style-name="T10">&gt; in, out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; i++){</text:span></text:p>
      <text:p text:style-name="No_20_Spacing"><text:span text:style-name="T10"><text:s text:c="6"/></text:span><text:span text:style-name="T11">if</text:span><text:span text:style-name="T10">(done[i]) </text:span><text:span text:style-name="T11">continue</text:span><text:span text:style-name="T10">;</text:span></text:p>
      <text:p text:style-name="No_20_Spacing"><text:span text:style-name="T10"><text:s text:c="6"/></text:span><text:span text:style-name="T11">if</text:span><text:span text:style-name="T10">(adj[cycle[cycle.size()-</text:span><text:span text:style-name="T16">1</text:span><text:span text:style-name="T10">]][i] &amp;&amp; adj[i][cycle[</text:span><text:span text:style-name="T16">0</text:span><text:span text:style-name="T10">]]){</text:span></text:p>
      <text:p text:style-name="No_20_Spacing"><text:span text:style-name="T10"><text:s text:c="8"/>cycle.push_back(i);</text:span></text:p>
      <text:p text:style-name="No_20_Spacing"><text:span text:style-name="T10"><text:s text:c="8"/>done[i] = </text:span><text:span text:style-name="T16">1</text:span><text:span text:style-name="T10">;</text:span></text:p>
      <text:p text:style-name="No_20_Spacing"><text:span text:style-name="T10"><text:s text:c="8"/></text:span><text:span text:style-name="T11">goto</text:span><text:span text:style-name="T10"> next;</text:span></text:p>
      <text:p text:style-name="No_20_Spacing"><text:span text:style-name="T10"><text:s text:c="6"/>}</text:span></text:p>
      <text:p text:style-name="No_20_Spacing"><text:span text:style-name="T10"><text:s text:c="6"/></text:span><text:span text:style-name="T11">for</text:span><text:span text:style-name="T10">(size_t j = cycle.size()-</text:span><text:span text:style-name="T16">2</text:span><text:span text:style-name="T10">; j &gt;= </text:span><text:span text:style-name="T16">0</text:span><text:span text:style-name="T10">; j--){</text:span></text:p>
      <text:p text:style-name="No_20_Spacing"><text:span text:style-name="T10"><text:s text:c="8"/></text:span><text:span text:style-name="T11">if</text:span><text:span text:style-name="T10">(adj[cycle[j]][i] &amp;&amp; adj[i][cycle[(j+</text:span><text:span text:style-name="T16">1</text:span><text:span text:style-name="T10">)%cycle.size()]]){</text:span></text:p>
      <text:p text:style-name="No_20_Spacing"><text:span text:style-name="T10"><text:s text:c="10"/>cycle.insert(&amp;cycle[j+</text:span><text:span text:style-name="T16">1</text:span><text:span text:style-name="T10">], i);</text:span></text:p>
      <text:p text:style-name="No_20_Spacing"><text:span text:style-name="T10"><text:s text:c="10"/>done[i] = </text:span><text:span text:style-name="T16">1</text:span><text:span text:style-name="T10">;</text:span></text:p>
      <text:p text:style-name="No_20_Spacing"><text:span text:style-name="T10"><text:s text:c="10"/></text:span><text:span text:style-name="T11">goto</text:span><text:span text:style-name="T10"> next;</text:span></text:p>
      <text:p text:style-name="No_20_Spacing"><text:span text:style-name="T10"><text:s text:c="8"/>}</text:span></text:p>
      <text:p text:style-name="No_20_Spacing"><text:span text:style-name="T10"><text:s text:c="6"/>}</text:span></text:p>
      <text:p text:style-name="No_20_Spacing"><text:span text:style-name="T10"><text:s text:c="6"/></text:span><text:span text:style-name="T11">if</text:span><text:span text:style-name="T10">(adj[cycle[</text:span><text:span text:style-name="T16">0</text:span><text:span text:style-name="T10">]][i]) out.push_back(i);</text:span></text:p>
      <text:p text:style-name="No_20_Spacing"><text:span text:style-name="T10"><text:s text:c="6"/></text:span><text:span text:style-name="T11">else</text:span><text:span text:style-name="T10"> in.push_back(i);</text:span></text:p>
      <text:p text:style-name="No_20_Spacing"><text:span text:style-name="T10"><text:s text:c="4"/>}</text:span></text:p>
      <text:p text:style-name="No_20_Spacing"><text:span text:style-name="T10"><text:s text:c="4"/></text:span><text:span text:style-name="T11">for</text:span><text:span text:style-name="T10">(size_t i = </text:span><text:span text:style-name="T16">0</text:span><text:span text:style-name="T10">; i &lt; out.size(); i++){</text:span></text:p>
      <text:p text:style-name="No_20_Spacing"><text:span text:style-name="T10"><text:s text:c="6"/></text:span><text:span text:style-name="T11">if</text:span><text:span text:style-name="T10">(done[i]) </text:span><text:span text:style-name="T11">continue</text:span><text:span text:style-name="T10">;</text:span></text:p>
      <text:p text:style-name="No_20_Spacing"><text:span text:style-name="T10"><text:s text:c="6"/></text:span><text:span text:style-name="T11">for</text:span><text:span text:style-name="T10">(size_t j = </text:span><text:span text:style-name="T16">0</text:span><text:span text:style-name="T10">; j &lt; in.size(); j++){</text:span></text:p>
      <text:p text:style-name="No_20_Spacing"><text:span text:style-name="T10"><text:s text:c="8"/></text:span><text:span text:style-name="T11">if</text:span><text:span text:style-name="T10">(done[j]) </text:span><text:span text:style-name="T11">continue</text:span><text:span text:style-name="T10">;</text:span></text:p>
      <text:p text:style-name="No_20_Spacing"><text:span text:style-name="T10"><text:s text:c="8"/></text:span><text:span text:style-name="T11">if</text:span><text:span text:style-name="T10">(adj[i][j]){</text:span></text:p>
      <text:p text:style-name="No_20_Spacing"><text:span text:style-name="T10"><text:s text:c="10"/>done[cycle[cycle.size()-</text:span><text:span text:style-name="T16">1</text:span><text:span text:style-name="T10">]] = </text:span><text:span text:style-name="T16">0</text:span><text:span text:style-name="T10">;</text:span></text:p>
      <text:p text:style-name="No_20_Spacing"><text:span text:style-name="T10"><text:s text:c="10"/>done[i] = done[j] = </text:span><text:span text:style-name="T16">1</text:span><text:span text:style-name="T10">;</text:span></text:p>
      <text:p text:style-name="No_20_Spacing"><text:span text:style-name="T10"><text:s text:c="10"/>cycle[cycle.size()-</text:span><text:span text:style-name="T16">1</text:span><text:span text:style-name="T10">] = i;</text:span></text:p>
      <text:p text:style-name="No_20_Spacing"><text:span text:style-name="T10"><text:s text:c="10"/>cycle.push_back(j);</text:span></text:p>
      <text:p text:style-name="No_20_Spacing"><text:span text:style-name="T10"><text:s text:c="10"/></text:span><text:span text:style-name="T11">goto</text:span><text:span text:style-name="T10"> next;</text:span></text:p>
      <text:p text:style-name="No_20_Spacing"><text:span text:style-name="T10"><text:s text:c="8"/>}</text:span></text:p>
      <text:p text:style-name="No_20_Spacing"><text:span text:style-name="T10"><text:s text:c="6"/>}</text:span></text:p>
      <text:p text:style-name="No_20_Spacing"><text:span text:style-name="T10"><text:s text:c="4"/>}</text:span></text:p>
      <text:p text:style-name="No_20_Spacing"><text:span text:style-name="T10"><text:s text:c="2"/>next: <text:s/></text:span></text:p>
      <text:p text:style-name="No_20_Spacing"><text:span text:style-name="T10"><text:s text:c="4"/>;</text:span></text:p>
      <text:p text:style-name="No_20_Spacing"><text:span text:style-name="T10"><text:s text:c="2"/>}</text:span></text:p>
      <text:p text:style-name="No_20_Spacing"><text:soft-page-break/><text:span text:style-name="T10"><text:s text:c="2"/>kcycle.clear();</text:span></text:p>
      <text:p text:style-name="No_20_Spacing"><text:span text:style-name="T10"><text:s text:c="2"/></text:span><text:span text:style-name="T11">for</text:span><text:span text:style-name="T10">(size_t i = </text:span><text:span text:style-name="T16">0</text:span><text:span text:style-name="T10">; i &lt; cycle.size(); i++)</text:span></text:p>
      <text:p text:style-name="No_20_Spacing"><text:span text:style-name="T10"><text:s text:c="4"/>kcycle.push_back(v[cycle[i]]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getKCycle(</text:span><text:span text:style-name="T11">int</text:span><text:span text:style-name="T10"> n, </text:span><text:span text:style-name="T11">int</text:span><text:span text:style-name="T10"> k){</text:span></text:p>
      <text:p text:style-name="P12"/>
      <text:p text:style-name="No_20_Spacing"><text:span text:style-name="T10"><text:s text:c="2"/>strong_conn(n);</text:span></text:p>
      <text:p text:style-name="No_20_Spacing"><text:span text:style-name="T10"><text:s text:c="2"/></text:span><text:span text:style-name="T11">for</text:span><text:span text:style-name="T10">(size_t i = </text:span><text:span text:style-name="T16">0</text:span><text:span text:style-name="T10">; i &lt; scc.size(); i++){</text:span></text:p>
      <text:p text:style-name="No_20_Spacing"><text:span text:style-name="T10"><text:s text:c="4"/></text:span><text:span text:style-name="T11">if</text:span><text:span text:style-name="T10">((</text:span><text:span text:style-name="T11">int</text:span><text:span text:style-name="T10">)scc[i].size() &gt;= k){</text:span></text:p>
      <text:p text:style-name="No_20_Spacing"><text:span text:style-name="T10"><text:s text:c="6"/>FindCycle(scc[i], k);</text:span></text:p>
      <text:p text:style-name="No_20_Spacing"><text:span text:style-name="T10"><text:s text:c="6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n, i, x, y, k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7">/* Read in number of vertices, size of cycle */</text:span></text:p>
      <text:p text:style-name="No_20_Spacing"><text:span text:style-name="T10"><text:s text:c="2"/></text:span><text:span text:style-name="T11">while</text:span><text:span text:style-name="T10">(scanf(</text:span><text:span text:style-name="T14">"%d %d"</text:span><text:span text:style-name="T10">, &amp;n, &amp;k) == </text:span><text:span text:style-name="T16">2</text:span><text:span text:style-name="T10">){</text:span></text:p>
      <text:p text:style-name="P12"/>
      <text:p text:style-name="No_20_Spacing"><text:span text:style-name="T10"><text:s text:c="4"/></text:span><text:span text:style-name="T7">/* Clear adj. lists */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; i++) g[i].clear();</text:span></text:p>
      <text:p text:style-name="P12"/>
      <text:p text:style-name="No_20_Spacing"><text:span text:style-name="T10"><text:s text:c="4"/></text:span><text:span text:style-name="T7">/* Build adj. lists */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*(n-</text:span><text:span text:style-name="T16">1</text:span><text:span text:style-name="T10">)/</text:span><text:span text:style-name="T16">2</text:span><text:span text:style-name="T10">; i++){</text:span></text:p>
      <text:p text:style-name="No_20_Spacing"><text:span text:style-name="T10"><text:s text:c="6"/>scanf(</text:span><text:span text:style-name="T14">"%d %d"</text:span><text:span text:style-name="T10">, &amp;x, &amp;y);</text:span></text:p>
      <text:p text:style-name="No_20_Spacing"><text:span text:style-name="T10"><text:s text:c="6"/>g[x].push_back(y);</text:span></text:p>
      <text:p text:style-name="No_20_Spacing"><text:span text:style-name="T10"><text:s text:c="4"/>}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11">if</text:span><text:span text:style-name="T10">(getKCycle(n, k)){</text:span></text:p>
      <text:p text:style-name="No_20_Spacing"><text:span text:style-name="T10"><text:s text:c="6"/>printf(</text:span><text:span text:style-name="T14">"%d-cycle exists:\n"</text:span><text:span text:style-name="T10">, k);</text:span></text:p>
      <text:p text:style-name="No_20_Spacing"><text:span text:style-name="T10"><text:s text:c="6"/></text:span><text:span text:style-name="T11">for</text:span><text:span text:style-name="T10">(i = </text:span><text:span text:style-name="T16">0</text:span><text:span text:style-name="T10">; i &lt; k; i++)</text:span></text:p>
      <text:p text:style-name="No_20_Spacing"><text:span text:style-name="T10"><text:s text:c="8"/>printf(</text:span><text:span text:style-name="T14">"%d%c"</text:span><text:span text:style-name="T10">, kcycle[i], i == k-</text:span><text:span text:style-name="T16">1</text:span><text:span text:style-name="T10"> ? '\n' : ' ');</text:span></text:p>
      <text:p text:style-name="No_20_Spacing"><text:span text:style-name="T10"><text:s text:c="4"/>} </text:span><text:span text:style-name="T11">else</text:span><text:span text:style-name="T10"> {</text:span></text:p>
      <text:p text:style-name="No_20_Spacing"><text:span text:style-name="T10"><text:s text:c="6"/>printf(</text:span><text:span text:style-name="T14">"No %d-cycle exists\n"</text:span><text:span text:style-name="T10">, k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Miscellaneous: </text:span></text:p>
      <text:list xml:id="list39275122" text:continue-numbering="true" text:style-name="Outline">
        <text:list-item>
          <text:list>
            <text:list-item>
              <text:h text:style-name="Heading_20_2" text:outline-level="2"><text:bookmark-start text:name="__RefHeading___Toc26934_2932636602"/><text:bookmark text:name="Bookmark101"/><text:span text:style-name="T6">Stable Marriage</text:span><text:bookmark-end text:name="__RefHeading___Toc26934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oft-page-break/><text:span text:style-name="T7"><text:s text:c="3"/>Description: Given n women and n men, each with a list of</text:span></text:p>
      <text:p text:style-name="No_20_Spacing"><text:span text:style-name="T7"><text:s text:c="16"/>preferences as to whom they want to marry, match</text:span></text:p>
      <text:p text:style-name="No_20_Spacing"><text:span text:style-name="T7"><text:s text:c="16"/>each woman to a man in a stable way. <text:s/>In a stable</text:span></text:p>
      <text:p text:style-name="No_20_Spacing"><text:span text:style-name="T7"><text:s text:c="16"/>matching, there is no pair who would both rather be</text:span></text:p>
      <text:p text:style-name="No_20_Spacing"><text:span text:style-name="T7"><text:s text:c="16"/>with each other than with their current partners.</text:span></text:p>
      <text:p text:style-name="P9"/>
      <text:p text:style-name="No_20_Spacing"><text:span text:style-name="T7"><text:s text:c="3"/>Complexity: <text:s text:c="7"/>O(N^3) worst case, O(N^2 lg N) average case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7"/>Ashley Zinyk</text:span></text:p>
      <text:p text:style-name="No_20_Spacing"><text:span text:style-name="T7"><text:s text:c="3"/>Date: <text:s text:c="7"/>March 03, 2003</text:span></text:p>
      <text:p text:style-name="No_20_Spacing"><text:span text:style-name="T7"><text:s text:c="3"/>References: <text:s/>www.cs.dal.ca/apics/contest99/c.txt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(Atlantic Canada Preliminaries, 1999)</text:span></text:p>
      <text:p text:style-name="No_20_Spacing"><text:span text:style-name="T7"><text:s text:c="3"/>Notes: <text:s text:c="8"/>Women order men, and men order women, according to</text:span></text:p>
      <text:p text:style-name="No_20_Spacing"><text:span text:style-name="T7"><text:s text:c="16"/>preference lists. <text:s/>Say we have 5 men, a, b, c, d, e, </text:span></text:p>
      <text:p text:style-name="No_20_Spacing"><text:span text:style-name="T7"><text:s text:c="16"/>and 5 women, A, B, C, D, E. <text:s/>Then A's preference list </text:span></text:p>
      <text:p text:style-name="No_20_Spacing"><text:span text:style-name="T7"><text:s text:c="16"/>might look like this: 3 1 0 2 4, which means that A </text:span></text:p>
      <text:p text:style-name="No_20_Spacing"><text:span text:style-name="T7"><text:s text:c="16"/>likes d the most and e the least. <text:s/>Your application</text:span></text:p>
      <text:p text:style-name="No_20_Spacing"><text:span text:style-name="T7"><text:s text:c="16"/>might have rank lists instead. <text:s/>A's ranklist is</text:span></text:p>
      <text:p text:style-name="No_20_Spacing"><text:span text:style-name="T7"><text:s text:c="16"/>2, 1, 3, 0, 4, which means that a is her #2 choice</text:span></text:p>
      <text:p text:style-name="No_20_Spacing"><text:span text:style-name="T7"><text:s text:c="16"/>(counting from 0) and b is her #1 choice. <text:s/>Convert</text:span></text:p>
      <text:p text:style-name="No_20_Spacing"><text:span text:style-name="T7"><text:s text:c="16"/>between the types as shown in the example.</text:span></text:p>
      <text:p text:style-name="P9"/>
      <text:p text:style-name="No_20_Spacing"><text:span text:style-name="T7"><text:s text:c="16"/>This implementation doesn't handle ties or</text:span></text:p>
      <text:p text:style-name="No_20_Spacing"><text:span text:style-name="T7"><text:s text:c="16"/>incomplete preference lists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No_20_Spacing"><text:span text:style-name="T5">#define NMAX 100</text:span></text:p>
      <text:p text:style-name="P8"/>
      <text:p text:style-name="No_20_Spacing"><text:span text:style-name="T11">int</text:span><text:span text:style-name="T10"> vpref[NMAX][NMAX]; </text:span><text:span text:style-name="T7">/* women's choice of men, in descending order */</text:span></text:p>
      <text:p text:style-name="No_20_Spacing"><text:span text:style-name="T11">int</text:span><text:span text:style-name="T10"> upref[NMAX][NMAX]; </text:span><text:span text:style-name="T7">/* men's choice of men */</text:span></text:p>
      <text:p text:style-name="No_20_Spacing"><text:span text:style-name="T11">int</text:span><text:span text:style-name="T10"> vrank[NMAX][NMAX]; </text:span><text:span text:style-name="T7">/* women rank men, i.e. each man's "score" */</text:span></text:p>
      <text:p text:style-name="No_20_Spacing"><text:span text:style-name="T11">int</text:span><text:span text:style-name="T10"> urank[NMAX][NMAX]; </text:span><text:span text:style-name="T7">/* men rank women */</text:span></text:p>
      <text:p text:style-name="No_20_Spacing"><text:span text:style-name="T11">int</text:span><text:span text:style-name="T10"> suitors[NMAX][NMAX]; </text:span><text:span text:style-name="T7">/* woman A's partner is suitors[A][0] */</text:span></text:p>
      <text:p text:style-name="P9"/>
      <text:p text:style-name="No_20_Spacing"><text:span text:style-name="T7">/* example: to get vpref from vrank, convert(vpref,vrank,n) */</text:span></text:p>
      <text:p text:style-name="No_20_Spacing"><text:span text:style-name="T7">/* example: to get vrank from vpref, convert(vrank,vpref,n) */</text:span></text:p>
      <text:p text:style-name="No_20_Spacing"><text:span text:style-name="T11">void</text:span><text:span text:style-name="T10"> convert(</text:span><text:span text:style-name="T11">int</text:span><text:span text:style-name="T10"> a[NMAX][NMAX], </text:span><text:span text:style-name="T11">int</text:span><text:span text:style-name="T10"> b[NMAX][NMAX], </text:span><text:span text:style-name="T11">int</text:span><text:span text:style-name="T10"> n) {</text:span></text:p>
      <text:p text:style-name="No_20_Spacing"><text:span text:style-name="T10"><text:s text:c="2"/></text:span><text:span text:style-name="T12">int</text:span><text:span text:style-name="T9"> i, j;</text:span></text:p>
      <text:p text:style-name="No_20_Spacing"><text:span text:style-name="T9"><text:s text:c="2"/></text:span><text:span text:style-name="T12">for</text:span><text:span text:style-name="T9"> (i = </text:span><text:span text:style-name="T15">0</text:span><text:span text:style-name="T9">; i &lt; n; i++)</text:span></text:p>
      <text:p text:style-name="No_20_Spacing"><text:span text:style-name="T9"><text:s text:c="4"/></text:span><text:span text:style-name="T12">for</text:span><text:span text:style-name="T9"> (j = </text:span><text:span text:style-name="T15">0</text:span><text:span text:style-name="T9">; j &lt; n; j++)</text:span></text:p>
      <text:p text:style-name="No_20_Spacing"><text:span text:style-name="T9"><text:s text:c="6"/>a[i][b[i][j]] = j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stable(</text:span><text:span text:style-name="T11">int</text:span><text:span text:style-name="T10"> n) {</text:span></text:p>
      <text:p text:style-name="No_20_Spacing"><text:span text:style-name="T10"><text:s text:c="2"/></text:span><text:span text:style-name="T11">int</text:span><text:span text:style-name="T10"> choice[NMAX], nsuit[NMAX], used[NMAX];</text:span></text:p>
      <text:p text:style-name="No_20_Spacing"><text:span text:style-name="T10"><text:s text:c="2"/></text:span><text:span text:style-name="T11">int</text:span><text:span text:style-name="T10"> i, j, best, nused;</text:span></text:p>
      <text:p text:style-name="P12"/>
      <text:p text:style-name="No_20_Spacing"><text:span text:style-name="T10"><text:s text:c="2"/>memset(used,</text:span><text:span text:style-name="T16">0</text:span><text:span text:style-name="T10">,</text:span><text:span text:style-name="T11">sizeof</text:span><text:span text:style-name="T10">(used));</text:span></text:p>
      <text:p text:style-name="No_20_Spacing"><text:soft-page-break/><text:span text:style-name="T10"><text:s text:c="2"/>memset(nsuit,</text:span><text:span text:style-name="T16">0</text:span><text:span text:style-name="T10">,</text:span><text:span text:style-name="T11">sizeof</text:span><text:span text:style-name="T10">(nsuit));</text:span></text:p>
      <text:p text:style-name="No_20_Spacing"><text:span text:style-name="T10"><text:s text:c="2"/>memset(choice,</text:span><text:span text:style-name="T16">0</text:span><text:span text:style-name="T10">,</text:span><text:span text:style-name="T11">sizeof</text:span><text:span text:style-name="T10">(choice));</text:span></text:p>
      <text:p text:style-name="No_20_Spacing"><text:span text:style-name="T10"><text:s text:c="2"/>convert(upref,urank,n);</text:span></text:p>
      <text:p text:style-name="No_20_Spacing"><text:span text:style-name="T10"><text:s text:c="2"/></text:span><text:span text:style-name="T11">for</text:span><text:span text:style-name="T10"> (nused = </text:span><text:span text:style-name="T16">0</text:span><text:span text:style-name="T10">; nused &lt; n; ) {</text:span></text:p>
      <text:p text:style-name="No_20_Spacing"><text:span text:style-name="T10"><text:s text:c="4"/></text:span><text:span text:style-name="T11">for</text:span><text:span text:style-name="T10"> (i = </text:span><text:span text:style-name="T16">0</text:span><text:span text:style-name="T10">; i &lt; n; i++) { </text:span><text:span text:style-name="T7">/* men propose */</text:span></text:p>
      <text:p text:style-name="No_20_Spacing"><text:span text:style-name="T10"><text:s text:c="6"/></text:span><text:span text:style-name="T11">if</text:span><text:span text:style-name="T10"> (used[i]) </text:span><text:span text:style-name="T11">continue</text:span><text:span text:style-name="T10">;</text:span></text:p>
      <text:p text:style-name="No_20_Spacing"><text:span text:style-name="T10"><text:s text:c="6"/>j = upref[i][choice[i]++];</text:span></text:p>
      <text:p text:style-name="No_20_Spacing"><text:span text:style-name="T10"><text:s text:c="6"/>suitors[j][nsuit[j]++] = i;</text:span></text:p>
      <text:p text:style-name="No_20_Spacing"><text:span text:style-name="T10"><text:s text:c="6"/>nused++;</text:span></text:p>
      <text:p text:style-name="No_20_Spacing"><text:span text:style-name="T10"><text:s text:c="4"/>}</text:span></text:p>
      <text:p text:style-name="No_20_Spacing"><text:span text:style-name="T10"><text:s text:c="4"/></text:span><text:span text:style-name="T11">for</text:span><text:span text:style-name="T10"> (i = </text:span><text:span text:style-name="T16">0</text:span><text:span text:style-name="T10">; i &lt; n; i++) { </text:span><text:span text:style-name="T7">/* women choose */</text:span></text:p>
      <text:p text:style-name="No_20_Spacing"><text:span text:style-name="T10"><text:s text:c="6"/></text:span><text:span text:style-name="T11">if</text:span><text:span text:style-name="T10"> (!nsuit[i]) </text:span><text:span text:style-name="T11">continue</text:span><text:span text:style-name="T10">;</text:span></text:p>
      <text:p text:style-name="No_20_Spacing"><text:span text:style-name="T10"><text:s text:c="6"/>best = suitors[i][</text:span><text:span text:style-name="T16">0</text:span><text:span text:style-name="T10">];</text:span></text:p>
      <text:p text:style-name="No_20_Spacing"><text:span text:style-name="T10"><text:s text:c="6"/></text:span><text:span text:style-name="T11">for</text:span><text:span text:style-name="T10"> (j = </text:span><text:span text:style-name="T16">0</text:span><text:span text:style-name="T10">; j &lt; nsuit[i]; j++) {</text:span></text:p>
      <text:p text:style-name="No_20_Spacing"><text:span text:style-name="T10"><text:s text:c="8"/></text:span><text:span text:style-name="T11">if</text:span><text:span text:style-name="T10"> (vrank[i][suitors[i][j]] &lt; vrank[i][best]) </text:span></text:p>
      <text:p text:style-name="No_20_Spacing"><text:span text:style-name="T10"><text:s text:c="10"/>best = suitors[i][j];</text:span></text:p>
      <text:p text:style-name="No_20_Spacing"><text:span text:style-name="T10"><text:s text:c="8"/>used[suitors[i][j]] = </text:span><text:span text:style-name="T16">0</text:span><text:span text:style-name="T10">;</text:span></text:p>
      <text:p text:style-name="No_20_Spacing"><text:span text:style-name="T10"><text:s text:c="6"/>}</text:span></text:p>
      <text:p text:style-name="No_20_Spacing"><text:span text:style-name="T10"><text:s text:c="6"/>suitors[i][</text:span><text:span text:style-name="T16">0</text:span><text:span text:style-name="T10">] = best;</text:span></text:p>
      <text:p text:style-name="No_20_Spacing"><text:span text:style-name="T10"><text:s text:c="6"/>used[best] = </text:span><text:span text:style-name="T16">1</text:span><text:span text:style-name="T10">;</text:span></text:p>
      <text:p text:style-name="No_20_Spacing"><text:span text:style-name="T10"><text:s text:c="6"/>nused -= nsuit[i] - </text:span><text:span text:style-name="T16">1</text:span><text:span text:style-name="T10">;</text:span></text:p>
      <text:p text:style-name="No_20_Spacing"><text:span text:style-name="T10"><text:s text:c="6"/>nsuit[i] = </text:span><text:span text:style-name="T16">1</text:span><text:span text:style-name="T10">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</text:span><text:span text:style-name="T11">int</text:span><text:span text:style-name="T10"> i, j, n;</text:span></text:p>
      <text:p text:style-name="No_20_Spacing"><text:span text:style-name="T10"><text:s text:c="2"/></text:span><text:span text:style-name="T9">scanf(</text:span><text:span text:style-name="T13">"%d"</text:span><text:span text:style-name="T9">,&amp;n);</text:span></text:p>
      <text:p text:style-name="No_20_Spacing"><text:span text:style-name="T9"><text:s text:c="2"/></text:span><text:span text:style-name="T12">for</text:span><text:span text:style-name="T9"> (i = </text:span><text:span text:style-name="T15">0</text:span><text:span text:style-name="T9">; i &lt; n; i++)</text:span></text:p>
      <text:p text:style-name="No_20_Spacing"><text:span text:style-name="T9"><text:s text:c="4"/></text:span><text:span text:style-name="T12">for</text:span><text:span text:style-name="T9"> (j = </text:span><text:span text:style-name="T15">0</text:span><text:span text:style-name="T9">; j &lt; n; j++)</text:span></text:p>
      <text:p text:style-name="No_20_Spacing"><text:span text:style-name="T9"><text:s text:c="7"/>scanf(</text:span><text:span text:style-name="T13">"%d"</text:span><text:span text:style-name="T9">,&amp;vpref[i][j]);</text:span></text:p>
      <text:p text:style-name="No_20_Spacing"><text:span text:style-name="T9"><text:s text:c="2"/></text:span><text:span text:style-name="T12">for</text:span><text:span text:style-name="T9"> (i = </text:span><text:span text:style-name="T15">0</text:span><text:span text:style-name="T9">; i &lt; n; i++)</text:span></text:p>
      <text:p text:style-name="No_20_Spacing"><text:span text:style-name="T9"><text:s text:c="4"/></text:span><text:span text:style-name="T12">for</text:span><text:span text:style-name="T9"> (j = </text:span><text:span text:style-name="T15">0</text:span><text:span text:style-name="T9">; j &lt; n; j++)</text:span></text:p>
      <text:p text:style-name="No_20_Spacing"><text:span text:style-name="T9"><text:s text:c="7"/>scanf(</text:span><text:span text:style-name="T13">"%d"</text:span><text:span text:style-name="T9">,&amp;upref[i][j]);</text:span></text:p>
      <text:p text:style-name="No_20_Spacing"><text:span text:style-name="T9"><text:s text:c="2"/></text:span><text:span text:style-name="T10">convert(vrank,vpref,n);</text:span></text:p>
      <text:p text:style-name="No_20_Spacing"><text:span text:style-name="T10"><text:s text:c="2"/>convert(urank,upref,n);</text:span></text:p>
      <text:p text:style-name="No_20_Spacing"><text:span text:style-name="T10"><text:s text:c="2"/>stable(n);</text:span></text:p>
      <text:p text:style-name="No_20_Spacing"><text:span text:style-name="T10"><text:s text:c="2"/></text:span><text:span text:style-name="T12">for</text:span><text:span text:style-name="T9"> (i = </text:span><text:span text:style-name="T15">0</text:span><text:span text:style-name="T9">; i &lt; n; i++) printf(</text:span><text:span text:style-name="T13">"%d %d\n"</text:span><text:span text:style-name="T9">,i+</text:span><text:span text:style-name="T15">1</text:span><text:span text:style-name="T9">,suitors[i][</text:span><text:span text:style-name="T15">0</text:span><text:span text:style-name="T9">]+</text:span><text:span text:style-name="T15">1</text:span><text:span text:style-name="T9">);</text:span></text:p>
      <text:p text:style-name="No_20_Spacing"><text:span text:style-name="T9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Graph Theory: </text:span></text:p>
      <text:list xml:id="list39293914" text:continue-numbering="true" text:style-name="Outline">
        <text:list-item>
          <text:list>
            <text:list-item>
              <text:h text:style-name="Heading_20_2" text:outline-level="2"><text:bookmark-start text:name="__RefHeading___Toc26936_2932636602"/><text:bookmark text:name="Bookmark102"/><text:span text:style-name="T6">Strongly Connected Components</text:span><text:bookmark-end text:name="__RefHeading___Toc2693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directed graph, decomposes the graph into</text:span></text:p>
      <text:p text:style-name="No_20_Spacing"><text:soft-page-break/><text:span text:style-name="T7"><text:s text:c="16"/>its strongly connected components.</text:span></text:p>
      <text:p text:style-name="No_20_Spacing"><text:span text:style-name="T7"><text:s text:c="16"/></text:span></text:p>
      <text:p text:style-name="No_20_Spacing"><text:span text:style-name="T7"><text:s text:c="16"/>The components are returned in the vector of</text:span></text:p>
      <text:p text:style-name="No_20_Spacing"><text:span text:style-name="T7"><text:s text:c="16"/>vector of ints scc. <text:s/></text:span></text:p>
      <text:p text:style-name="No_20_Spacing"><text:span text:style-name="T7"><text:s text:c="3"/></text:span></text:p>
      <text:p text:style-name="No_20_Spacing"><text:span text:style-name="T7"><text:s text:c="3"/>Complexity: <text:s/>O(V+E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Feb 20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Nodes are assumed to be labelled 0..n-1</text:span></text:p>
      <text:p text:style-name="No_20_Spacing"><text:span text:style-name="T7"><text:s text:c="16"/>- This routine works by finding the earliest node</text:span></text:p>
      <text:p text:style-name="No_20_Spacing"><text:span text:style-name="T7"><text:s text:c="18"/>reachable in the DFS tree. <text:s/>If the earliest such</text:span></text:p>
      <text:p text:style-name="No_20_Spacing"><text:span text:style-name="T7"><text:s text:c="18"/>node is itself, then everything after it in the</text:span></text:p>
      <text:p text:style-name="No_20_Spacing"><text:span text:style-name="T7"><text:s text:c="18"/>DFS tree is a strongly connected component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vector&gt;</text:span></text:p>
      <text:p text:style-name="No_20_Spacing"><text:span text:style-name="T11">using</text:span><text:span text:style-name="T10"> </text:span><text:span text:style-name="T11">namespace</text:span><text:span text:style-name="T10"> std;</text:span></text:p>
      <text:p text:style-name="P12"/>
      <text:p text:style-name="No_20_Spacing"><text:span text:style-name="T5">#define VI vector&lt;int&gt;</text:span></text:p>
      <text:p text:style-name="No_20_Spacing"><text:span text:style-name="T5">#define MAXN 1000</text:span></text:p>
      <text:p text:style-name="P8"/>
      <text:p text:style-name="No_20_Spacing"><text:span text:style-name="T10">VI g[MAXN], curr;</text:span></text:p>
      <text:p text:style-name="No_20_Spacing"><text:span text:style-name="T10">vector&lt; VI &gt; scc;</text:span></text:p>
      <text:p text:style-name="No_20_Spacing"><text:span text:style-name="T11">int</text:span><text:span text:style-name="T10"> dfsnum[MAXN], low[MAXN], id;</text:span></text:p>
      <text:p text:style-name="No_20_Spacing"><text:span text:style-name="T11">char</text:span><text:span text:style-name="T10"> done[MAXN];</text:span></text:p>
      <text:p text:style-name="P12"/>
      <text:p text:style-name="No_20_Spacing"><text:span text:style-name="T11">void</text:span><text:span text:style-name="T10"> visit(</text:span><text:span text:style-name="T11">int</text:span><text:span text:style-name="T10"> x){</text:span></text:p>
      <text:p text:style-name="No_20_Spacing"><text:span text:style-name="T10"><text:s text:c="2"/>curr.push_back(x);</text:span></text:p>
      <text:p text:style-name="No_20_Spacing"><text:span text:style-name="T10"><text:s text:c="2"/>dfsnum[x] = low[x] = id++;</text:span></text:p>
      <text:p text:style-name="No_20_Spacing"><text:span text:style-name="T10"><text:s text:c="2"/></text:span><text:span text:style-name="T11">for</text:span><text:span text:style-name="T10">(size_t i = </text:span><text:span text:style-name="T16">0</text:span><text:span text:style-name="T10">; i &lt; g[x].size(); i++)</text:span></text:p>
      <text:p text:style-name="No_20_Spacing"><text:span text:style-name="T10"><text:s text:c="4"/></text:span><text:span text:style-name="T11">if</text:span><text:span text:style-name="T10">(dfsnum[g[x][i]] == -</text:span><text:span text:style-name="T16">1</text:span><text:span text:style-name="T10">){</text:span></text:p>
      <text:p text:style-name="No_20_Spacing"><text:span text:style-name="T10"><text:s text:c="6"/>visit(g[x][i]);</text:span></text:p>
      <text:p text:style-name="No_20_Spacing"><text:span text:style-name="T10"><text:s text:c="6"/>low[x] &lt;?= low[g[x][i]];</text:span></text:p>
      <text:p text:style-name="No_20_Spacing"><text:span text:style-name="T10"><text:s text:c="4"/>} </text:span><text:span text:style-name="T11">else</text:span><text:span text:style-name="T10"> </text:span><text:span text:style-name="T11">if</text:span><text:span text:style-name="T10">(!done[g[x][i]])</text:span></text:p>
      <text:p text:style-name="No_20_Spacing"><text:span text:style-name="T10"><text:s text:c="6"/>low[x] &lt;?= dfsnum[g[x][i]];</text:span></text:p>
      <text:p text:style-name="P12"/>
      <text:p text:style-name="No_20_Spacing"><text:span text:style-name="T10"><text:s text:c="2"/></text:span><text:span text:style-name="T11">if</text:span><text:span text:style-name="T10">(low[x] == dfsnum[x]){</text:span></text:p>
      <text:p text:style-name="No_20_Spacing"><text:span text:style-name="T10"><text:s text:c="4"/>VI c; </text:span><text:span text:style-name="T11">int</text:span><text:span text:style-name="T10"> y;</text:span></text:p>
      <text:p text:style-name="No_20_Spacing"><text:span text:style-name="T10"><text:s text:c="4"/></text:span><text:span text:style-name="T11">do</text:span><text:span text:style-name="T10">{</text:span></text:p>
      <text:p text:style-name="No_20_Spacing"><text:span text:style-name="T10"><text:s text:c="6"/>done[y = curr[curr.size()-</text:span><text:span text:style-name="T16">1</text:span><text:span text:style-name="T10">]] = </text:span><text:span text:style-name="T16">1</text:span><text:span text:style-name="T10">;</text:span></text:p>
      <text:p text:style-name="No_20_Spacing"><text:span text:style-name="T10"><text:s text:c="6"/>c.push_back(y);</text:span></text:p>
      <text:p text:style-name="No_20_Spacing"><text:span text:style-name="T10"><text:s text:c="6"/>curr.pop_back();</text:span></text:p>
      <text:p text:style-name="No_20_Spacing"><text:span text:style-name="T10"><text:s text:c="4"/>} </text:span><text:span text:style-name="T11">while</text:span><text:span text:style-name="T10">(y != x);</text:span></text:p>
      <text:p text:style-name="No_20_Spacing"><text:span text:style-name="T10"><text:s text:c="4"/>scc.push_back(c)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><text:soft-page-break/></text:p>
      <text:p text:style-name="No_20_Spacing"><text:span text:style-name="T11">void</text:span><text:span text:style-name="T10"> strong_conn(</text:span><text:span text:style-name="T11">int</text:span><text:span text:style-name="T10"> n){</text:span></text:p>
      <text:p text:style-name="No_20_Spacing"><text:span text:style-name="T10"><text:s text:c="2"/>memset(dfsnum, -</text:span><text:span text:style-name="T16">1</text:span><text:span text:style-name="T10">, n*</text:span><text:span text:style-name="T11">sizeof</text:span><text:span text:style-name="T10">(</text:span><text:span text:style-name="T11">int</text:span><text:span text:style-name="T10">));</text:span></text:p>
      <text:p text:style-name="No_20_Spacing"><text:span text:style-name="T10"><text:s text:c="2"/>memset(done, </text:span><text:span text:style-name="T16">0</text:span><text:span text:style-name="T10">, </text:span><text:span text:style-name="T11">sizeof</text:span><text:span text:style-name="T10">(done));</text:span></text:p>
      <text:p text:style-name="No_20_Spacing"><text:span text:style-name="T10"><text:s text:c="2"/>scc.clear(); curr.clear();</text:span></text:p>
      <text:p text:style-name="No_20_Spacing"><text:span text:style-name="T10"><text:s text:c="2"/></text:span><text:span text:style-name="T11">for</text:span><text:span text:style-name="T10">(</text:span><text:span text:style-name="T11">int</text:span><text:span text:style-name="T10"> i = id = </text:span><text:span text:style-name="T16">0</text:span><text:span text:style-name="T10">; i &lt; n; i++)</text:span></text:p>
      <text:p text:style-name="No_20_Spacing"><text:span text:style-name="T10"><text:s text:c="4"/></text:span><text:span text:style-name="T11">if</text:span><text:span text:style-name="T10">(dfsnum[i] == -</text:span><text:span text:style-name="T16">1</text:span><text:span text:style-name="T10">) visit(i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n, m, i, x, y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scanf(</text:span><text:span text:style-name="T14">"%d %d"</text:span><text:span text:style-name="T10">, &amp;n, &amp;m) == </text:span><text:span text:style-name="T16">2</text:span><text:span text:style-name="T10">){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; i++) g[i].clear()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m; i++){</text:span></text:p>
      <text:p text:style-name="No_20_Spacing"><text:span text:style-name="T10"><text:s text:c="6"/>scanf(</text:span><text:span text:style-name="T14">"%d %d"</text:span><text:span text:style-name="T10">, &amp;x, &amp;y);</text:span></text:p>
      <text:p text:style-name="No_20_Spacing"><text:span text:style-name="T10"><text:s text:c="6"/>g[x].push_back(y);</text:span></text:p>
      <text:p text:style-name="No_20_Spacing"><text:span text:style-name="T10"><text:s text:c="4"/>}</text:span></text:p>
      <text:p text:style-name="No_20_Spacing"><text:span text:style-name="T10"><text:s text:c="4"/>strong_conn(n);</text:span></text:p>
      <text:p text:style-name="No_20_Spacing"><text:span text:style-name="T10"><text:s text:c="4"/></text:span><text:span text:style-name="T11">for</text:span><text:span text:style-name="T10">(size_t i = </text:span><text:span text:style-name="T16">0</text:span><text:span text:style-name="T10">; i &lt; scc.size(); i++){</text:span></text:p>
      <text:p text:style-name="No_20_Spacing"><text:span text:style-name="T10"><text:s text:c="6"/>printf(</text:span><text:span text:style-name="T14">"Component %d:"</text:span><text:span text:style-name="T10">, i+</text:span><text:span text:style-name="T16">1</text:span><text:span text:style-name="T10">);</text:span></text:p>
      <text:p text:style-name="No_20_Spacing"><text:span text:style-name="T10"><text:s text:c="6"/></text:span><text:span text:style-name="T11">for</text:span><text:span text:style-name="T10">(size_t j = </text:span><text:span text:style-name="T16">0</text:span><text:span text:style-name="T10">; j &lt; scc[i].size(); j++)</text:span></text:p>
      <text:p text:style-name="No_20_Spacing"><text:span text:style-name="T10"><text:s text:c="8"/></text:span><text:span text:style-name="T9">printf(</text:span><text:span text:style-name="T13">" %d"</text:span><text:span text:style-name="T9">, scc[i][j]);</text:span></text:p>
      <text:p text:style-name="No_20_Spacing"><text:span text:style-name="T9"><text:s text:c="6"/>printf(</text:span><text:span text:style-name="T13">"\n"</text:span><text:span text:style-name="T9">);</text:span></text:p>
      <text:p text:style-name="No_20_Spacing"><text:span text:style-name="T9"><text:s text:c="4"/></text:span><text:span text:style-name="T10"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Graph Theory: </text:span></text:p>
      <text:list xml:id="list39284116" text:continue-numbering="true" text:style-name="Outline">
        <text:list-item>
          <text:list>
            <text:list-item>
              <text:h text:style-name="Heading_20_2" text:outline-level="2"><text:bookmark-start text:name="__RefHeading___Toc26938_2932636602"/><text:bookmark text:name="Bookmark103"/><text:span text:style-name="T6">Topological Sort</text:span><text:bookmark-end text:name="__RefHeading___Toc2693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directed acyclic graph, fills an array </text:span></text:p>
      <text:p text:style-name="No_20_Spacing"><text:span text:style-name="T7"><text:s text:c="16"/>called top[] with the nodes in topological order.</text:span></text:p>
      <text:p text:style-name="No_20_Spacing"><text:span text:style-name="T7"><text:s text:c="3"/></text:span></text:p>
      <text:p text:style-name="No_20_Spacing"><text:span text:style-name="T7"><text:s text:c="3"/>Complexity: <text:s/>O(N) where N is the number of nodes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Feb 20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A topological sort of a DAG is a linear ordering of </text:span></text:p>
      <text:p text:style-name="No_20_Spacing"><text:span text:style-name="T7"><text:s text:c="16"/>it's vertices such that for any edge u-&gt;v in the </text:span></text:p>
      <text:p text:style-name="No_20_Spacing"><text:span text:style-name="T7"><text:s text:c="16"/>the graph, u comes before v in the ordering.</text:span></text:p>
      <text:p text:style-name="P9"/>
      <text:p text:style-name="No_20_Spacing"><text:soft-page-break/><text:span text:style-name="T7"><text:s text:c="16"/>There may be more than one way to topological sort</text:span></text:p>
      <text:p text:style-name="No_20_Spacing"><text:span text:style-name="T7"><text:s text:c="16"/>a DAG. <text:s/>If the lexicographically first one is needed,</text:span></text:p>
      <text:p text:style-name="No_20_Spacing"><text:span text:style-name="T7"><text:s text:c="16"/>it may be a good idea to use a priority queue instead</text:span></text:p>
      <text:p text:style-name="No_20_Spacing"><text:span text:style-name="T7"><text:s text:c="16"/>and just pull off vertices with 0 in-degree</text:span></text:p>
      <text:p text:style-name="P9"/>
      <text:p text:style-name="No_20_Spacing"><text:span text:style-name="T7"><text:s text:c="16"/>Vertices are numbered 0..N-1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No_20_Spacing"><text:span text:style-name="T5">#include &lt;vector&gt;</text:span></text:p>
      <text:p text:style-name="No_20_Spacing"><text:span text:style-name="T11">using</text:span><text:span text:style-name="T10"> </text:span><text:span text:style-name="T11">namespace</text:span><text:span text:style-name="T10"> std;</text:span></text:p>
      <text:p text:style-name="P12"/>
      <text:p text:style-name="No_20_Spacing"><text:span text:style-name="T5">#define MAXN 1000</text:span></text:p>
      <text:p text:style-name="P8"/>
      <text:p text:style-name="No_20_Spacing"><text:span text:style-name="T10">vector&lt;</text:span><text:span text:style-name="T11">int</text:span><text:span text:style-name="T10">&gt; g[MAXN];</text:span></text:p>
      <text:p text:style-name="No_20_Spacing"><text:span text:style-name="T11">int</text:span><text:span text:style-name="T10"> id, top[MAXN], seen[MAXN];</text:span></text:p>
      <text:p text:style-name="P12"/>
      <text:p text:style-name="No_20_Spacing"><text:span text:style-name="T11">void</text:span><text:span text:style-name="T10"> DFS(</text:span><text:span text:style-name="T11">int</text:span><text:span text:style-name="T10"> x){</text:span></text:p>
      <text:p text:style-name="No_20_Spacing"><text:span text:style-name="T10"><text:s text:c="2"/>seen[x] = </text:span><text:span text:style-name="T16">1</text:span><text:span text:style-name="T10">;</text:span></text:p>
      <text:p text:style-name="No_20_Spacing"><text:span text:style-name="T10"><text:s text:c="2"/></text:span><text:span text:style-name="T11">for</text:span><text:span text:style-name="T10">(size_t i = </text:span><text:span text:style-name="T16">0</text:span><text:span text:style-name="T10">; i &lt; g[x].size(); i++)</text:span></text:p>
      <text:p text:style-name="No_20_Spacing"><text:span text:style-name="T10"><text:s text:c="4"/></text:span><text:span text:style-name="T11">if</text:span><text:span text:style-name="T10">(!seen[g[x][i]]) DFS(g[x][i]);</text:span></text:p>
      <text:p text:style-name="No_20_Spacing"><text:span text:style-name="T10"><text:s text:c="2"/>top[id--] = x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top_sort(</text:span><text:span text:style-name="T11">int</text:span><text:span text:style-name="T10"> n){</text:span></text:p>
      <text:p text:style-name="No_20_Spacing"><text:span text:style-name="T10"><text:s text:c="2"/>memset(seen, </text:span><text:span text:style-name="T16">0</text:span><text:span text:style-name="T10">, </text:span><text:span text:style-name="T11">sizeof</text:span><text:span text:style-name="T10">(seen));</text:span></text:p>
      <text:p text:style-name="No_20_Spacing"><text:span text:style-name="T10"><text:s text:c="2"/>id = n-</text:span><text:span text:style-name="T16">1</text:span><text:span text:style-name="T10">;</text:span></text:p>
      <text:p text:style-name="No_20_Spacing"><text:span text:style-name="T10"><text:s text:c="2"/></text:span><text:span text:style-name="T11">for</text:span><text:span text:style-name="T10">(</text:span><text:span text:style-name="T11">int</text:span><text:span text:style-name="T10"> i = </text:span><text:span text:style-name="T16">0</text:span><text:span text:style-name="T10">; i &lt; n; i++)</text:span></text:p>
      <text:p text:style-name="No_20_Spacing"><text:span text:style-name="T10"><text:s text:c="4"/></text:span><text:span text:style-name="T11">if</text:span><text:span text:style-name="T10">(!seen[i]) DFS(i)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n, m, i, x, y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7">/* n = # of vertices, m = # of edges */</text:span></text:p>
      <text:p text:style-name="No_20_Spacing"><text:span text:style-name="T10"><text:s text:c="2"/></text:span><text:span text:style-name="T11">while</text:span><text:span text:style-name="T10">(scanf(</text:span><text:span text:style-name="T14">"%d %d"</text:span><text:span text:style-name="T10">, &amp;n, &amp;m) == </text:span><text:span text:style-name="T16">2</text:span><text:span text:style-name="T10">){ <text:s/>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; i++) g[i].clear(); <text:s text:c="4"/>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m; i++){</text:span></text:p>
      <text:p text:style-name="No_20_Spacing"><text:span text:style-name="T10"><text:s text:c="6"/>scanf(</text:span><text:span text:style-name="T14">"%d %d"</text:span><text:span text:style-name="T10">, &amp;x, &amp;y);</text:span></text:p>
      <text:p text:style-name="No_20_Spacing"><text:span text:style-name="T10"><text:s text:c="6"/>g[x].push_back(y);</text:span></text:p>
      <text:p text:style-name="No_20_Spacing"><text:span text:style-name="T10"><text:s text:c="4"/>}</text:span></text:p>
      <text:p text:style-name="No_20_Spacing"><text:span text:style-name="T10"><text:s text:c="4"/>top_sort(n)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; i++)</text:span></text:p>
      <text:p text:style-name="No_20_Spacing"><text:span text:style-name="T10"><text:s text:c="6"/>printf(</text:span><text:span text:style-name="T14">"%d "</text:span><text:span text:style-name="T10">, top[i]);</text:span></text:p>
      <text:p text:style-name="No_20_Spacing"><text:span text:style-name="T10"><text:s text:c="4"/>printf(</text:span><text:span text:style-name="T14">"\n"</text:span><text:span text:style-name="T10">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oft-page-break/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Graph Theory: </text:span></text:p>
      <text:list xml:id="list39284115" text:continue-numbering="true" text:style-name="Outline">
        <text:list-item>
          <text:list>
            <text:list-item>
              <text:h text:style-name="Heading_20_2" text:outline-level="2"><text:bookmark-start text:name="__RefHeading___Toc26940_2932636602"/><text:bookmark text:name="Bookmark104"/><text:span text:style-name="T6">Tree Isomorphism by certificates</text:span><text:bookmark-end text:name="__RefHeading___Toc26940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tree this algorithm returns a certificate of</text:span></text:p>
      <text:p text:style-name="No_20_Spacing"><text:span text:style-name="T7"><text:s text:c="16"/>the tree. <text:s/>Two trees are isomorphic if and only if</text:span></text:p>
      <text:p text:style-name="No_20_Spacing"><text:span text:style-name="T7"><text:s text:c="16"/>the certificates of the two trees are the same.</text:span></text:p>
      <text:p text:style-name="P9"/>
      <text:p text:style-name="No_20_Spacing"><text:span text:style-name="T7"><text:s text:c="16"/>The certificate computed is a binary string of </text:span></text:p>
      <text:p text:style-name="No_20_Spacing"><text:span text:style-name="T7"><text:s text:c="16"/>length 2n.</text:span></text:p>
      <text:p text:style-name="P9"/>
      <text:p text:style-name="No_20_Spacing"><text:span text:style-name="T7"><text:s text:c="3"/>Complexity: <text:s/>O(N) (maybe a little more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Feb 12, 2003</text:span></text:p>
      <text:p text:style-name="No_20_Spacing"><text:span text:style-name="T7"><text:s text:c="3"/>References: <text:s/>Combinatorial Algorithms: D Kreher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- A tree is given by the number of vertices (t.n) and</text:span></text:p>
      <text:p text:style-name="No_20_Spacing"><text:span text:style-name="T7"><text:s text:c="18"/>and adjacency list. <text:s/></text:span></text:p>
      <text:p text:style-name="No_20_Spacing"><text:span text:style-name="T7"><text:s text:c="16"/>- Vertices are numbered 0..n-1</text:span></text:p>
      <text:p text:style-name="No_20_Spacing"><text:span text:style-name="T7"><text:s text:c="16"/>- Note that with strings, equality can be checked by</text:span></text:p>
      <text:p text:style-name="No_20_Spacing"><text:span text:style-name="T7"><text:s text:c="18"/>"s1 == s2".</text:span></text:p>
      <text:p text:style-name="No_20_Spacing"><text:span text:style-name="T7"><text:s text:c="16"/>- Verification: 5-Line (0-1-2-3-4) = 0001100111</text:span></text:p>
      <text:p text:style-name="No_20_Spacing"><text:span text:style-name="T7"><text:s text:c="32"/>5-Star (0-[1-4]) <text:s text:c="2"/>= 0010101011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&gt;</text:span></text:p>
      <text:p text:style-name="No_20_Spacing"><text:span text:style-name="T5">#include &lt;list&gt;</text:span></text:p>
      <text:p text:style-name="No_20_Spacing"><text:span text:style-name="T5">#include &lt;set&gt;</text:span></text:p>
      <text:p text:style-name="P8"/>
      <text:p text:style-name="No_20_Spacing"><text:span text:style-name="T11">using</text:span><text:span text:style-name="T10"> </text:span><text:span text:style-name="T11">namespace</text:span><text:span text:style-name="T10"> std;</text:span></text:p>
      <text:p text:style-name="P12"/>
      <text:p text:style-name="No_20_Spacing"><text:span text:style-name="T5">#define MAXN 1000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int</text:span><text:span text:style-name="T10"> n; list&lt;</text:span><text:span text:style-name="T11">int</text:span><text:span text:style-name="T10">&gt; adj[MAXN];</text:span></text:p>
      <text:p text:style-name="No_20_Spacing"><text:span text:style-name="T10">} Tree;</text:span></text:p>
      <text:p text:style-name="P12"/>
      <text:p text:style-name="No_20_Spacing"><text:span text:style-name="T10">string getTreeID(Tree t){</text:span></text:p>
      <text:p text:style-name="No_20_Spacing"><text:span text:style-name="T10"><text:s text:c="2"/>multiset&lt;string&gt; s[MAXN]; multiset&lt;string&gt;::iterator it;</text:span></text:p>
      <text:p text:style-name="No_20_Spacing"><text:span text:style-name="T10"><text:s text:c="2"/>set&lt;</text:span><text:span text:style-name="T11">int</text:span><text:span text:style-name="T10">&gt; leaf; set&lt;</text:span><text:span text:style-name="T11">int</text:span><text:span text:style-name="T10">&gt;::iterator j;</text:span></text:p>
      <text:p text:style-name="No_20_Spacing"><text:span text:style-name="T10"><text:s text:c="2"/></text:span><text:span text:style-name="T11">char</text:span><text:span text:style-name="T10"> parent[MAXN]; string id[MAXN], res[</text:span><text:span text:style-name="T16">2</text:span><text:span text:style-name="T10">];</text:span></text:p>
      <text:p text:style-name="No_20_Spacing"><text:span text:style-name="T10"><text:s text:c="2"/></text:span><text:span text:style-name="T11">int</text:span><text:span text:style-name="T10"> left = t.n, i, k, x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t.n; i++) id[i] = </text:span><text:span text:style-name="T14">"01"</text:span><text:span text:style-name="T10">;</text:span></text:p>
      <text:p text:style-name="No_20_Spacing"><text:span text:style-name="T10"><text:s text:c="2"/></text:span></text:p>
      <text:p text:style-name="No_20_Spacing"><text:soft-page-break/><text:span text:style-name="T10"><text:s text:c="2"/></text:span><text:span text:style-name="T11">while</text:span><text:span text:style-name="T10">(left &gt; </text:span><text:span text:style-name="T16">2</text:span><text:span text:style-name="T10">){</text:span></text:p>
      <text:p text:style-name="No_20_Spacing"><text:span text:style-name="T10"><text:s text:c="4"/>memset(parent, </text:span><text:span text:style-name="T16">0</text:span><text:span text:style-name="T10">, </text:span><text:span text:style-name="T11">sizeof</text:span><text:span text:style-name="T10">(parent))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t.n; i++) s[i].clear();</text:span></text:p>
      <text:p text:style-name="No_20_Spacing"><text:span text:style-name="T10"><text:s text:c="4"/>leaf.clear();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t.n; i++)</text:span></text:p>
      <text:p text:style-name="No_20_Spacing"><text:span text:style-name="T10"><text:s text:c="6"/></text:span><text:span text:style-name="T11">if</text:span><text:span text:style-name="T10">(t.adj[i].size() == </text:span><text:span text:style-name="T16">1</text:span><text:span text:style-name="T10">){</text:span></text:p>
      <text:p text:style-name="No_20_Spacing"><text:span text:style-name="T10"><text:s text:c="8"/>leaf.insert(i);</text:span></text:p>
      <text:p text:style-name="No_20_Spacing"><text:span text:style-name="T10"><text:s text:c="8"/>x = *t.adj[i].begin();</text:span></text:p>
      <text:p text:style-name="No_20_Spacing"><text:span text:style-name="T10"><text:s text:c="8"/>s[x].insert(id[i]);</text:span></text:p>
      <text:p text:style-name="No_20_Spacing"><text:span text:style-name="T10"><text:s text:c="8"/>parent[x] = </text:span><text:span text:style-name="T16">1</text:span><text:span text:style-name="T10">;</text:span></text:p>
      <text:p text:style-name="No_20_Spacing"><text:span text:style-name="T10"><text:s text:c="8"/>left--;</text:span></text:p>
      <text:p text:style-name="No_20_Spacing"><text:span text:style-name="T10"><text:s text:c="6"/>}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t.n; i++)</text:span></text:p>
      <text:p text:style-name="No_20_Spacing"><text:span text:style-name="T10"><text:s text:c="6"/></text:span><text:span text:style-name="T11">if</text:span><text:span text:style-name="T10">(parent[i]){</text:span></text:p>
      <text:p text:style-name="No_20_Spacing"><text:span text:style-name="T10"><text:s text:c="8"/>x = id[i].size();</text:span></text:p>
      <text:p text:style-name="No_20_Spacing"><text:span text:style-name="T10"><text:s text:c="8"/></text:span><text:span text:style-name="T11">if</text:span><text:span text:style-name="T10">(x &gt; </text:span><text:span text:style-name="T16">2</text:span><text:span text:style-name="T10">) s[i].insert(id[i].substr(</text:span><text:span text:style-name="T16">1</text:span><text:span text:style-name="T10">,x-</text:span><text:span text:style-name="T16">2</text:span><text:span text:style-name="T10">));</text:span></text:p>
      <text:p text:style-name="No_20_Spacing"><text:span text:style-name="T10"><text:s text:c="8"/></text:span><text:span text:style-name="T11">for</text:span><text:span text:style-name="T10">(id[i] = </text:span><text:span text:style-name="T14">"0"</text:span><text:span text:style-name="T10">, it = s[i].begin(); it != s[i].end(); ++it)</text:span></text:p>
      <text:p text:style-name="No_20_Spacing"><text:span text:style-name="T10"><text:s text:c="10"/>id[i] += *it;</text:span></text:p>
      <text:p text:style-name="No_20_Spacing"><text:span text:style-name="T10"><text:s text:c="8"/>id[i] += '1';</text:span></text:p>
      <text:p text:style-name="No_20_Spacing"><text:span text:style-name="T10"><text:s text:c="6"/>}</text:span></text:p>
      <text:p text:style-name="P12"/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t.n; i++)</text:span></text:p>
      <text:p text:style-name="No_20_Spacing"><text:span text:style-name="T10"><text:s text:c="6"/></text:span><text:span text:style-name="T11">if</text:span><text:span text:style-name="T10">(leaf.count(i) == </text:span><text:span text:style-name="T16">1</text:span><text:span text:style-name="T10">) t.adj[i].clear();</text:span></text:p>
      <text:p text:style-name="No_20_Spacing"><text:span text:style-name="T10"><text:s text:c="6"/></text:span><text:span text:style-name="T11">else</text:span></text:p>
      <text:p text:style-name="No_20_Spacing"><text:span text:style-name="T10"><text:s text:c="8"/></text:span><text:span text:style-name="T11">for</text:span><text:span text:style-name="T10">(j = leaf.begin(); j != leaf.end(); ++j)</text:span></text:p>
      <text:p text:style-name="No_20_Spacing"><text:span text:style-name="T10"><text:s text:c="10"/></text:span><text:span text:style-name="T11">for</text:span><text:span text:style-name="T10">(k = </text:span><text:span text:style-name="T16">0</text:span><text:span text:style-name="T10">; k &lt; t.n; k++)</text:span></text:p>
      <text:p text:style-name="No_20_Spacing"><text:span text:style-name="T10"><text:s text:c="12"/>t.adj[k].remove(*j);</text:span></text:p>
      <text:p text:style-name="No_20_Spacing"><text:span text:style-name="T10"><text:s text:c="2"/>}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(i = x = <text:s/></text:span><text:span text:style-name="T16">0</text:span><text:span text:style-name="T10">; i &lt; t.n; i++)</text:span></text:p>
      <text:p text:style-name="No_20_Spacing"><text:span text:style-name="T10"><text:s text:c="4"/></text:span><text:span text:style-name="T11">if</text:span><text:span text:style-name="T10">(parent[i]) res[x++] = id[i]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if</text:span><text:span text:style-name="T10">(left == </text:span><text:span text:style-name="T16">1</text:span><text:span text:style-name="T10">) </text:span><text:span text:style-name="T11">return</text:span><text:span text:style-name="T10"> res[</text:span><text:span text:style-name="T16">0</text:span><text:span text:style-name="T10">];</text:span></text:p>
      <text:p text:style-name="No_20_Spacing"><text:span text:style-name="T10"><text:s text:c="2"/></text:span><text:span text:style-name="T11">return</text:span><text:span text:style-name="T10"> (res[</text:span><text:span text:style-name="T16">0</text:span><text:span text:style-name="T10">] &lt; res[</text:span><text:span text:style-name="T16">1</text:span><text:span text:style-name="T10">]) ? res[</text:span><text:span text:style-name="T16">0</text:span><text:span text:style-name="T10">]+res[</text:span><text:span text:style-name="T16">1</text:span><text:span text:style-name="T10">] : res[</text:span><text:span text:style-name="T16">1</text:span><text:span text:style-name="T10">]+res[</text:span><text:span text:style-name="T16">0</text:span><text:span text:style-name="T10">]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i, x, y;</text:span></text:p>
      <text:p text:style-name="No_20_Spacing"><text:span text:style-name="T10"><text:s text:c="2"/>Tree t;</text:span></text:p>
      <text:p text:style-name="No_20_Spacing"><text:span text:style-name="T10"><text:s text:c="2"/>string id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scanf(</text:span><text:span text:style-name="T14">"%d"</text:span><text:span text:style-name="T10">, &amp;t.n) == </text:span><text:span text:style-name="T16">1</text:span><text:span text:style-name="T10"> &amp;&amp; t.n){ <text:s text:c="2"/></text:span><text:span text:style-name="T7">/* Get number of nodes */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t.n; i++)</text:span></text:p>
      <text:p text:style-name="No_20_Spacing"><text:span text:style-name="T10"><text:s text:c="6"/>t.adj[i].clear(); <text:s text:c="18"/></text:span><text:span text:style-name="T7">/* Clear adj. list */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t.n-</text:span><text:span text:style-name="T16">1</text:span><text:span text:style-name="T10">; i++){ <text:s text:c="10"/></text:span><text:span text:style-name="T7">/* Get edges of tree */</text:span></text:p>
      <text:p text:style-name="No_20_Spacing"><text:span text:style-name="T10"><text:s text:c="6"/>scanf(</text:span><text:span text:style-name="T14">"%d %d"</text:span><text:span text:style-name="T10">, &amp;x, &amp;y);</text:span></text:p>
      <text:p text:style-name="No_20_Spacing"><text:span text:style-name="T10"><text:s text:c="6"/>t.adj[x].push_back(y);</text:span></text:p>
      <text:p text:style-name="No_20_Spacing"><text:soft-page-break/><text:span text:style-name="T10"><text:s text:c="6"/>t.adj[y].push_back(x);</text:span></text:p>
      <text:p text:style-name="No_20_Spacing"><text:span text:style-name="T10"><text:s text:c="4"/>}</text:span></text:p>
      <text:p text:style-name="No_20_Spacing"><text:span text:style-name="T10"><text:s text:c="4"/></text:span></text:p>
      <text:p text:style-name="No_20_Spacing"><text:span text:style-name="T10"><text:s text:c="4"/>id = getTreeID(t);</text:span></text:p>
      <text:p text:style-name="No_20_Spacing"><text:span text:style-name="T10"><text:s text:c="4"/>printf(</text:span><text:span text:style-name="T14">"This tree's ID is [%s]\n"</text:span><text:span text:style-name="T10">, id.c_str()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Graph Theory: </text:span></text:p>
      <text:list xml:id="list39287363" text:continue-numbering="true" text:style-name="Outline">
        <text:list-item>
          <text:list>
            <text:list-item>
              <text:h text:style-name="Heading_20_2" text:outline-level="2"><text:bookmark-start text:name="__RefHeading___Toc26942_2932636602"/><text:bookmark text:name="Bookmark105"/><text:span text:style-name="T6">Maximum Weighted Bipartite Matching Combinatorics: Assignment Problem</text:span><text:bookmark-end text:name="__RefHeading___Toc2694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N workers and N jobs to complete, where each worker has a</text:span></text:p>
      <text:p text:style-name="No_20_Spacing"><text:span text:style-name="T7"><text:s text:c="16"/>certain compatibility (weight) to each job, find an assignment</text:span></text:p>
      <text:p text:style-name="No_20_Spacing"><text:span text:style-name="T7"><text:s text:c="16"/>(perfect matching) of workers to jobs which maximizes the</text:span></text:p>
      <text:p text:style-name="No_20_Spacing"><text:span text:style-name="T7"><text:s text:c="16"/>compatibility (weight).</text:span></text:p>
      <text:p text:style-name="No_20_Spacing"><text:span text:style-name="T7"><text:s text:c="3"/></text:span></text:p>
      <text:p text:style-name="No_20_Spacing"><text:span text:style-name="T7"><text:s text:c="3"/>Complexity: <text:s/>O(n^3), where n is the number of workers or jobs.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Jason Klaus</text:span></text:p>
      <text:p text:style-name="No_20_Spacing"><text:span text:style-name="T7"><text:s text:c="3"/>Date: <text:s text:c="7"/>February 18, 2004</text:span></text:p>
      <text:p text:style-name="No_20_Spacing"><text:span text:style-name="T7"><text:s text:c="3"/>References: <text:s/>www.cs.umd.edu/class/fall2003/cmsc651/lec07.ps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3</text:span></text:p>
      <text:p text:style-name="No_20_Spacing"><text:span text:style-name="T7"><text:s text:c="3"/>Notes: <text:s text:c="6"/>- W is a 2 dimensional array where W[i][j] is the weight of</text:span></text:p>
      <text:p text:style-name="No_20_Spacing"><text:span text:style-name="T7"><text:s text:c="18"/>worker i doing job j. <text:s/>Weights must be non-negative. <text:s/>If</text:span></text:p>
      <text:p text:style-name="No_20_Spacing"><text:span text:style-name="T7"><text:s text:c="18"/>there is no weight assigned to a particular worker and job</text:span></text:p>
      <text:p text:style-name="No_20_Spacing"><text:span text:style-name="T7"><text:s text:c="18"/>pair, set it to zero. <text:s/>If there is a different number of</text:span></text:p>
      <text:p text:style-name="No_20_Spacing"><text:span text:style-name="T7"><text:s text:c="18"/>workers than jobs, create dummy workers or jobs accordingly</text:span></text:p>
      <text:p text:style-name="No_20_Spacing"><text:span text:style-name="T7"><text:s text:c="18"/>with zero weight edges.</text:span></text:p>
      <text:p text:style-name="No_20_Spacing"><text:span text:style-name="T7"><text:s text:c="16"/>- M is a 1 dimensional array populated by the algorithm where</text:span></text:p>
      <text:p text:style-name="No_20_Spacing"><text:span text:style-name="T7"><text:s text:c="18"/>M[i] is the index of the job matched to worker i.</text:span></text:p>
      <text:p text:style-name="No_20_Spacing"><text:span text:style-name="T7"><text:s text:c="16"/>- This algorithm could be used on non-negative floating point</text:span></text:p>
      <text:p text:style-name="No_20_Spacing"><text:span text:style-name="T7"><text:s text:c="18"/>weights as well.</text:span></text:p>
      <text:p text:style-name="No_20_Spacing"><text:span text:style-name="T7">*/</text:span></text:p>
      <text:p text:style-name="P9"><text:soft-page-break/></text:p>
      <text:p text:style-name="No_20_Spacing"><text:span text:style-name="T5">#include &lt;stdio.h&gt;</text:span></text:p>
      <text:p text:style-name="P8"/>
      <text:p text:style-name="No_20_Spacing"><text:span text:style-name="T7">/* Maximum number of workers/jobs */</text:span></text:p>
      <text:p text:style-name="No_20_Spacing"><text:span text:style-name="T5">#define MAX_N 100</text:span></text:p>
      <text:p text:style-name="P8"/>
      <text:p text:style-name="No_20_Spacing"><text:span text:style-name="T11">int</text:span><text:span text:style-name="T10"> W[MAX_N][MAX_N], U[MAX_N], V[MAX_N], Y[MAX_N]; </text:span><text:span text:style-name="T7">/* &lt;-- weight variables */</text:span></text:p>
      <text:p text:style-name="No_20_Spacing"><text:span text:style-name="T12">int</text:span><text:span text:style-name="T9"> M[MAX_N], N[MAX_N], P[MAX_N], Q[MAX_N], R[MAX_N], S[MAX_N], T[MAX_N];</text:span></text:p>
      <text:p text:style-name="P11"/>
      <text:p text:style-name="No_20_Spacing"><text:span text:style-name="T7">/* Returns the maximum weight, with the perfect matching stored in M. */</text:span></text:p>
      <text:p text:style-name="No_20_Spacing"><text:span text:style-name="T11">int</text:span><text:span text:style-name="T10"> Assign(</text:span><text:span text:style-name="T11">int</text:span><text:span text:style-name="T10"> n)</text:span></text:p>
      <text:p text:style-name="No_20_Spacing"><text:span text:style-name="T10">{</text:span></text:p>
      <text:p text:style-name="No_20_Spacing"><text:span text:style-name="T10"><text:s text:c="2"/></text:span><text:span text:style-name="T11">int</text:span><text:span text:style-name="T10"> w, y; </text:span><text:span text:style-name="T7">/* &lt;-- weight variables */</text:span></text:p>
      <text:p text:style-name="No_20_Spacing"><text:span text:style-name="T10"><text:s text:c="2"/></text:span><text:span text:style-name="T11">int</text:span><text:span text:style-name="T10"> i, j, m, p, q, s, t, v;</text:span></text:p>
      <text:p text:style-name="P12"/>
      <text:p text:style-name="No_20_Spacing"><text:span text:style-name="T10"><text:s text:c="2"/></text:span><text:span text:style-name="T12">for</text:span><text:span text:style-name="T9"> (i = </text:span><text:span text:style-name="T15">0</text:span><text:span text:style-name="T9">; i &lt; n; i++) {</text:span></text:p>
      <text:p text:style-name="No_20_Spacing"><text:span text:style-name="T9"><text:s text:c="4"/>M[i] = N[i] = -</text:span><text:span text:style-name="T15">1</text:span><text:span text:style-name="T9">;</text:span></text:p>
      <text:p text:style-name="No_20_Spacing"><text:span text:style-name="T9"><text:s text:c="4"/>U[i] = V[i] = </text:span><text:span text:style-name="T15">0</text:span><text:span text:style-name="T9">;</text:span></text:p>
      <text:p text:style-name="P11"/>
      <text:p text:style-name="No_20_Spacing"><text:span text:style-name="T9"><text:s text:c="4"/></text:span><text:span text:style-name="T12">for</text:span><text:span text:style-name="T9"> (j = </text:span><text:span text:style-name="T15">0</text:span><text:span text:style-name="T9">; j &lt; n; j++)</text:span></text:p>
      <text:p text:style-name="No_20_Spacing"><text:span text:style-name="T9"><text:s text:c="6"/></text:span><text:span text:style-name="T12">if</text:span><text:span text:style-name="T9"> (W[i][j] &gt; U[i])</text:span></text:p>
      <text:p text:style-name="No_20_Spacing"><text:span text:style-name="T9"><text:s text:c="8"/>U[i] = W[i][j];</text:span></text:p>
      <text:p text:style-name="No_20_Spacing"><text:span text:style-name="T9"><text:s text:c="2"/>}</text:span></text:p>
      <text:p text:style-name="P11"/>
      <text:p text:style-name="No_20_Spacing"><text:span text:style-name="T9"><text:s text:c="2"/></text:span><text:span text:style-name="T12">for</text:span><text:span text:style-name="T9"> (m = </text:span><text:span text:style-name="T15">0</text:span><text:span text:style-name="T9">; m &lt; n; m++) {</text:span></text:p>
      <text:p text:style-name="No_20_Spacing"><text:span text:style-name="T9"><text:s text:c="4"/></text:span><text:span text:style-name="T12">for</text:span><text:span text:style-name="T9"> (p = i = </text:span><text:span text:style-name="T15">0</text:span><text:span text:style-name="T9">; i &lt; n; i++) {</text:span></text:p>
      <text:p text:style-name="No_20_Spacing"><text:span text:style-name="T9"><text:s text:c="6"/></text:span><text:span text:style-name="T10">T[i] = </text:span><text:span text:style-name="T16">0</text:span><text:span text:style-name="T10">;</text:span></text:p>
      <text:p text:style-name="No_20_Spacing"><text:span text:style-name="T10"><text:s text:c="6"/>Y[i] = -</text:span><text:span text:style-name="T16">1</text:span><text:span text:style-name="T10">;</text:span></text:p>
      <text:p text:style-name="P12"/>
      <text:p text:style-name="No_20_Spacing"><text:span text:style-name="T10"><text:s text:c="6"/></text:span><text:span text:style-name="T11">if</text:span><text:span text:style-name="T10"> (M[i] == -</text:span><text:span text:style-name="T16">1</text:span><text:span text:style-name="T10">) {</text:span></text:p>
      <text:p text:style-name="No_20_Spacing"><text:span text:style-name="T10"><text:s text:c="8"/>S[i] = </text:span><text:span text:style-name="T16">1</text:span><text:span text:style-name="T10">;</text:span></text:p>
      <text:p text:style-name="No_20_Spacing"><text:span text:style-name="T10"><text:s text:c="8"/>P[p++] = i;</text:span></text:p>
      <text:p text:style-name="No_20_Spacing"><text:span text:style-name="T10"><text:s text:c="6"/>}</text:span></text:p>
      <text:p text:style-name="No_20_Spacing"><text:span text:style-name="T10"><text:s text:c="6"/></text:span><text:span text:style-name="T11">else</text:span></text:p>
      <text:p text:style-name="No_20_Spacing"><text:span text:style-name="T10"><text:s text:c="8"/>S[i] = </text:span><text:span text:style-name="T16">0</text:span><text:span text:style-name="T10">;</text:span></text:p>
      <text:p text:style-name="No_20_Spacing"><text:span text:style-name="T10"><text:s text:c="4"/>}</text:span></text:p>
      <text:p text:style-name="P12"/>
      <text:p text:style-name="No_20_Spacing"><text:span text:style-name="T10"><text:s text:c="4"/></text:span><text:span text:style-name="T11">while</text:span><text:span text:style-name="T10"> (</text:span><text:span text:style-name="T16">1</text:span><text:span text:style-name="T10">) {</text:span></text:p>
      <text:p text:style-name="No_20_Spacing"><text:span text:style-name="T10"><text:s text:c="6"/></text:span><text:span text:style-name="T11">for</text:span><text:span text:style-name="T10"> (q = s = </text:span><text:span text:style-name="T16">0</text:span><text:span text:style-name="T10">; s &lt; p; s++) {</text:span></text:p>
      <text:p text:style-name="No_20_Spacing"><text:span text:style-name="T10"><text:s text:c="8"/>i = P[s];</text:span></text:p>
      <text:p text:style-name="P12"/>
      <text:p text:style-name="No_20_Spacing"><text:span text:style-name="T10"><text:s text:c="8"/></text:span><text:span text:style-name="T11">for</text:span><text:span text:style-name="T10"> (j = </text:span><text:span text:style-name="T16">0</text:span><text:span text:style-name="T10">; j &lt; n; j++)</text:span></text:p>
      <text:p text:style-name="No_20_Spacing"><text:span text:style-name="T10"><text:s text:c="10"/></text:span><text:span text:style-name="T11">if</text:span><text:span text:style-name="T10"> (!T[j]) {</text:span></text:p>
      <text:p text:style-name="No_20_Spacing"><text:span text:style-name="T10"><text:s text:c="12"/>y = U[i] + V[j] - W[i][j];</text:span></text:p>
      <text:p text:style-name="P12"/>
      <text:p text:style-name="No_20_Spacing"><text:span text:style-name="T10"><text:s text:c="12"/></text:span><text:span text:style-name="T11">if</text:span><text:span text:style-name="T10"> (y == </text:span><text:span text:style-name="T16">0</text:span><text:span text:style-name="T10">) {</text:span></text:p>
      <text:p text:style-name="No_20_Spacing"><text:span text:style-name="T10"><text:s text:c="14"/>R[j] = i;</text:span></text:p>
      <text:p text:style-name="No_20_Spacing"><text:span text:style-name="T10"><text:s text:c="14"/></text:span><text:span text:style-name="T11">if</text:span><text:span text:style-name="T10"> (N[j] == -</text:span><text:span text:style-name="T16">1</text:span><text:span text:style-name="T10">)</text:span></text:p>
      <text:p text:style-name="No_20_Spacing"><text:span text:style-name="T10"><text:s text:c="16"/></text:span><text:span text:style-name="T11">goto</text:span><text:span text:style-name="T10"> end_phase;</text:span></text:p>
      <text:p text:style-name="No_20_Spacing"><text:span text:style-name="T10"><text:s text:c="14"/>T[j] = </text:span><text:span text:style-name="T16">1</text:span><text:span text:style-name="T10">;</text:span></text:p>
      <text:p text:style-name="No_20_Spacing"><text:soft-page-break/><text:span text:style-name="T10"><text:s text:c="14"/>Q[q++] = j;</text:span></text:p>
      <text:p text:style-name="No_20_Spacing"><text:span text:style-name="T10"><text:s text:c="12"/>}</text:span></text:p>
      <text:p text:style-name="No_20_Spacing"><text:span text:style-name="T10"><text:s text:c="12"/></text:span><text:span text:style-name="T11">else</text:span><text:span text:style-name="T10"> </text:span><text:span text:style-name="T11">if</text:span><text:span text:style-name="T10"> ((Y[j] == -</text:span><text:span text:style-name="T16">1</text:span><text:span text:style-name="T10">) || (y &lt; Y[j])) {</text:span></text:p>
      <text:p text:style-name="No_20_Spacing"><text:span text:style-name="T10"><text:s text:c="14"/>Y[j] = y;</text:span></text:p>
      <text:p text:style-name="No_20_Spacing"><text:span text:style-name="T10"><text:s text:c="14"/>R[j] = i;</text:span></text:p>
      <text:p text:style-name="No_20_Spacing"><text:span text:style-name="T10"><text:s text:c="12"/>}</text:span></text:p>
      <text:p text:style-name="No_20_Spacing"><text:span text:style-name="T10"><text:s text:c="10"/>}</text:span></text:p>
      <text:p text:style-name="No_20_Spacing"><text:span text:style-name="T10"><text:s text:c="6"/>}</text:span></text:p>
      <text:p text:style-name="P12"/>
      <text:p text:style-name="No_20_Spacing"><text:span text:style-name="T10"><text:s text:c="6"/></text:span><text:span text:style-name="T11">if</text:span><text:span text:style-name="T10"> (q == </text:span><text:span text:style-name="T16">0</text:span><text:span text:style-name="T10">) {</text:span></text:p>
      <text:p text:style-name="No_20_Spacing"><text:span text:style-name="T10"><text:s text:c="8"/>y = -</text:span><text:span text:style-name="T16">1</text:span><text:span text:style-name="T10">;</text:span></text:p>
      <text:p text:style-name="P12"/>
      <text:p text:style-name="No_20_Spacing"><text:span text:style-name="T10"><text:s text:c="8"/></text:span><text:span text:style-name="T11">for</text:span><text:span text:style-name="T10"> (j = </text:span><text:span text:style-name="T16">0</text:span><text:span text:style-name="T10">; j &lt; n; j++)</text:span></text:p>
      <text:p text:style-name="No_20_Spacing"><text:span text:style-name="T10"><text:s text:c="10"/></text:span><text:span text:style-name="T11">if</text:span><text:span text:style-name="T10"> (!T[j] &amp;&amp; ((y == -</text:span><text:span text:style-name="T16">1</text:span><text:span text:style-name="T10">) || (Y[j] &lt; y)))</text:span></text:p>
      <text:p text:style-name="No_20_Spacing"><text:span text:style-name="T10"><text:s text:c="12"/>y = Y[j];</text:span></text:p>
      <text:p text:style-name="P12"/>
      <text:p text:style-name="No_20_Spacing"><text:span text:style-name="T10"><text:s text:c="8"/></text:span><text:span text:style-name="T11">for</text:span><text:span text:style-name="T10"> (j = </text:span><text:span text:style-name="T16">0</text:span><text:span text:style-name="T10">; j &lt; n; j++) {</text:span></text:p>
      <text:p text:style-name="No_20_Spacing"><text:span text:style-name="T10"><text:s text:c="10"/></text:span><text:span text:style-name="T11">if</text:span><text:span text:style-name="T10"> (T[j])</text:span></text:p>
      <text:p text:style-name="No_20_Spacing"><text:span text:style-name="T10"><text:s text:c="12"/>V[j] += y;</text:span></text:p>
      <text:p text:style-name="P12"/>
      <text:p text:style-name="No_20_Spacing"><text:span text:style-name="T10"><text:s text:c="10"/></text:span><text:span text:style-name="T11">if</text:span><text:span text:style-name="T10"> (S[j])</text:span></text:p>
      <text:p text:style-name="No_20_Spacing"><text:span text:style-name="T10"><text:s text:c="12"/>U[j] -= y;</text:span></text:p>
      <text:p text:style-name="No_20_Spacing"><text:span text:style-name="T10"><text:s text:c="8"/>}</text:span></text:p>
      <text:p text:style-name="P12"/>
      <text:p text:style-name="No_20_Spacing"><text:span text:style-name="T10"><text:s text:c="8"/></text:span><text:span text:style-name="T11">for</text:span><text:span text:style-name="T10"> (j = </text:span><text:span text:style-name="T16">0</text:span><text:span text:style-name="T10">; j &lt; n; j++)</text:span></text:p>
      <text:p text:style-name="No_20_Spacing"><text:span text:style-name="T10"><text:s text:c="10"/></text:span><text:span text:style-name="T11">if</text:span><text:span text:style-name="T10"> (!T[j]) {</text:span></text:p>
      <text:p text:style-name="No_20_Spacing"><text:span text:style-name="T10"><text:s text:c="12"/>Y[j] -= y;</text:span></text:p>
      <text:p text:style-name="P12"/>
      <text:p text:style-name="No_20_Spacing"><text:span text:style-name="T10"><text:s text:c="12"/></text:span><text:span text:style-name="T11">if</text:span><text:span text:style-name="T10"> (Y[j] == </text:span><text:span text:style-name="T16">0</text:span><text:span text:style-name="T10">) {</text:span></text:p>
      <text:p text:style-name="No_20_Spacing"><text:span text:style-name="T10"><text:s text:c="14"/></text:span><text:span text:style-name="T11">if</text:span><text:span text:style-name="T10"> (N[j] == -</text:span><text:span text:style-name="T16">1</text:span><text:span text:style-name="T10">)</text:span></text:p>
      <text:p text:style-name="No_20_Spacing"><text:span text:style-name="T10"><text:s text:c="16"/></text:span><text:span text:style-name="T11">goto</text:span><text:span text:style-name="T10"> end_phase;</text:span></text:p>
      <text:p text:style-name="No_20_Spacing"><text:span text:style-name="T10"><text:s text:c="14"/>T[j] = </text:span><text:span text:style-name="T16">1</text:span><text:span text:style-name="T10">;</text:span></text:p>
      <text:p text:style-name="No_20_Spacing"><text:span text:style-name="T10"><text:s text:c="14"/>Q[q++] = j;</text:span></text:p>
      <text:p text:style-name="No_20_Spacing"><text:span text:style-name="T10"><text:s text:c="12"/>}</text:span></text:p>
      <text:p text:style-name="No_20_Spacing"><text:span text:style-name="T10"><text:s text:c="10"/>}</text:span></text:p>
      <text:p text:style-name="No_20_Spacing"><text:span text:style-name="T10"><text:s text:c="6"/>}</text:span></text:p>
      <text:p text:style-name="P12"/>
      <text:p text:style-name="No_20_Spacing"><text:span text:style-name="T10"><text:s text:c="6"/></text:span><text:span text:style-name="T11">for</text:span><text:span text:style-name="T10"> (p = t = </text:span><text:span text:style-name="T16">0</text:span><text:span text:style-name="T10">; t &lt; q; t++) {</text:span></text:p>
      <text:p text:style-name="No_20_Spacing"><text:span text:style-name="T10"><text:s text:c="8"/>i = N[Q[t]];</text:span></text:p>
      <text:p text:style-name="No_20_Spacing"><text:span text:style-name="T10"><text:s text:c="8"/>S[i] = </text:span><text:span text:style-name="T16">1</text:span><text:span text:style-name="T10">;</text:span></text:p>
      <text:p text:style-name="No_20_Spacing"><text:span text:style-name="T10"><text:s text:c="8"/>P[p++] = i;</text:span></text:p>
      <text:p text:style-name="No_20_Spacing"><text:span text:style-name="T10"><text:s text:c="6"/>}</text:span></text:p>
      <text:p text:style-name="No_20_Spacing"><text:span text:style-name="T10"><text:s text:c="4"/>}</text:span></text:p>
      <text:p text:style-name="No_20_Spacing"><text:span text:style-name="T10"><text:s text:c="3"/></text:span></text:p>
      <text:p text:style-name="No_20_Spacing"><text:span text:style-name="T10"><text:s text:c="2"/>end_phase:</text:span></text:p>
      <text:p text:style-name="No_20_Spacing"><text:span text:style-name="T10"><text:s text:c="4"/></text:span><text:span text:style-name="T9">i = R[j];</text:span></text:p>
      <text:p text:style-name="No_20_Spacing"><text:span text:style-name="T9"><text:s text:c="4"/>v = M[i];</text:span></text:p>
      <text:p text:style-name="No_20_Spacing"><text:span text:style-name="T9"><text:s text:c="4"/>M[i] = j;</text:span></text:p>
      <text:p text:style-name="No_20_Spacing"><text:span text:style-name="T9"><text:s text:c="4"/>N[j] = i;</text:span></text:p>
      <text:p text:style-name="P11"/>
      <text:p text:style-name="No_20_Spacing"><text:span text:style-name="T9"><text:s text:c="4"/></text:span><text:span text:style-name="T12">while</text:span><text:span text:style-name="T9"> (v != -</text:span><text:span text:style-name="T15">1</text:span><text:span text:style-name="T9">) {</text:span></text:p>
      <text:p text:style-name="No_20_Spacing"><text:soft-page-break/><text:span text:style-name="T9"><text:s text:c="6"/>j = v;</text:span></text:p>
      <text:p text:style-name="No_20_Spacing"><text:span text:style-name="T9"><text:s text:c="6"/>i = R[j];</text:span></text:p>
      <text:p text:style-name="No_20_Spacing"><text:span text:style-name="T9"><text:s text:c="6"/>v = M[i];</text:span></text:p>
      <text:p text:style-name="No_20_Spacing"><text:span text:style-name="T9"><text:s text:c="6"/>M[i] = j;</text:span></text:p>
      <text:p text:style-name="No_20_Spacing"><text:span text:style-name="T9"><text:s text:c="6"/>N[j] = i; <text:s text:c="3"/></text:span></text:p>
      <text:p text:style-name="No_20_Spacing"><text:span text:style-name="T9"><text:s text:c="4"/>}</text:span></text:p>
      <text:p text:style-name="No_20_Spacing"><text:span text:style-name="T9"><text:s text:c="2"/>}</text:span></text:p>
      <text:p text:style-name="P11"/>
      <text:p text:style-name="No_20_Spacing"><text:span text:style-name="T9"><text:s text:c="2"/></text:span><text:span text:style-name="T12">for</text:span><text:span text:style-name="T9"> (i = w = </text:span><text:span text:style-name="T15">0</text:span><text:span text:style-name="T9">; i &lt; n; i++)</text:span></text:p>
      <text:p text:style-name="No_20_Spacing"><text:span text:style-name="T9"><text:s text:c="4"/></text:span><text:span text:style-name="T10">w += W[i][M[i]];</text:span></text:p>
      <text:p text:style-name="P12"/>
      <text:p text:style-name="No_20_Spacing"><text:span text:style-name="T10"><text:s text:c="2"/></text:span><text:span text:style-name="T11">return</text:span><text:span text:style-name="T10"> w;</text:span></text:p>
      <text:p text:style-name="No_20_Spacing"><text:span text:style-name="T10">}</text:span></text:p>
      <text:p text:style-name="P12"/>
      <text:p text:style-name="P12"/>
      <text:p text:style-name="No_20_Spacing"><text:span text:style-name="T11">int</text:span><text:span text:style-name="T10"> main()</text:span></text:p>
      <text:p text:style-name="No_20_Spacing"><text:span text:style-name="T10">{</text:span></text:p>
      <text:p text:style-name="No_20_Spacing"><text:span text:style-name="T10"><text:s text:c="2"/></text:span><text:span text:style-name="T11">int</text:span><text:span text:style-name="T10"> w; </text:span><text:span text:style-name="T7">/* &lt;-- weight variables */</text:span></text:p>
      <text:p text:style-name="No_20_Spacing"><text:span text:style-name="T10"><text:s text:c="2"/></text:span><text:span text:style-name="T12">int</text:span><text:span text:style-name="T9"> n, i, j;</text:span></text:p>
      <text:p text:style-name="P11"/>
      <text:p text:style-name="No_20_Spacing"><text:span text:style-name="T9"><text:s text:c="2"/></text:span><text:span text:style-name="T12">while</text:span><text:span text:style-name="T9"> ((scanf(</text:span><text:span text:style-name="T13">"%d"</text:span><text:span text:style-name="T9">, &amp;n) == </text:span><text:span text:style-name="T15">1</text:span><text:span text:style-name="T9">) &amp;&amp; (n != </text:span><text:span text:style-name="T15">0</text:span><text:span text:style-name="T9">)) {</text:span></text:p>
      <text:p text:style-name="No_20_Spacing"><text:span text:style-name="T9"><text:s text:c="4"/></text:span><text:span text:style-name="T12">for</text:span><text:span text:style-name="T9"> (i = </text:span><text:span text:style-name="T15">0</text:span><text:span text:style-name="T9">; i &lt; n; i++) {</text:span></text:p>
      <text:p text:style-name="No_20_Spacing"><text:span text:style-name="T9"><text:s text:c="6"/></text:span><text:span text:style-name="T12">for</text:span><text:span text:style-name="T9"> (j = </text:span><text:span text:style-name="T15">0</text:span><text:span text:style-name="T9">; j &lt; n; j++) {</text:span></text:p>
      <text:p text:style-name="No_20_Spacing"><text:span text:style-name="T9"><text:s text:c="8"/></text:span><text:span text:style-name="T10">scanf(</text:span><text:span text:style-name="T14">"%d"</text:span><text:span text:style-name="T10">, &amp;W[i][j]);</text:span></text:p>
      <text:p text:style-name="No_20_Spacing"><text:span text:style-name="T10"><text:s text:c="6"/>}</text:span></text:p>
      <text:p text:style-name="No_20_Spacing"><text:span text:style-name="T10"><text:s text:c="4"/>}</text:span></text:p>
      <text:p text:style-name="P12"/>
      <text:p text:style-name="No_20_Spacing"><text:span text:style-name="T10"><text:s text:c="4"/>w = Assign(n);</text:span></text:p>
      <text:p text:style-name="P12"/>
      <text:p text:style-name="No_20_Spacing"><text:span text:style-name="T10"><text:s text:c="4"/>printf(</text:span><text:span text:style-name="T14">"Optimum weight: %d\n"</text:span><text:span text:style-name="T10">, w);</text:span></text:p>
      <text:p text:style-name="No_20_Spacing"><text:span text:style-name="T10"><text:s text:c="4"/>printf(</text:span><text:span text:style-name="T14">"Matchings:\n"</text:span><text:span text:style-name="T10">);</text:span></text:p>
      <text:p text:style-name="P12"/>
      <text:p text:style-name="No_20_Spacing"><text:span text:style-name="T10"><text:s text:c="4"/></text:span><text:span text:style-name="T11">for</text:span><text:span text:style-name="T10"> (i = </text:span><text:span text:style-name="T16">0</text:span><text:span text:style-name="T10">; i &lt; n; i++) {</text:span></text:p>
      <text:p text:style-name="No_20_Spacing"><text:span text:style-name="T10"><text:s text:c="6"/>printf(</text:span><text:span text:style-name="T14">"%d matched to %d\n"</text:span><text:span text:style-name="T10">, i, M[i]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P12"/>
      <text:p text:style-name="P12"/>
      <text:p text:style-name="P2"/>
      <text:p text:style-name="P13"><text:span text:style-name="T5">############################################</text:span></text:p>
      <text:list xml:id="list39277226" text:continue-numbering="true" text:style-name="Outline">
        <text:list-item>
          <text:h text:style-name="Heading_20_1" text:outline-level="1"><text:bookmark-start text:name="__RefHeading___Toc26944_2932636602"/><text:bookmark text:name="Bookmark106"/><text:span text:style-name="T6">Miscellaneous</text:span><text:bookmark-end text:name="__RefHeading___Toc26944_2932636602"/></text:h>
        </text:list-item>
      </text:list>
      <text:p text:style-name="No_20_Spacing"><text:span text:style-name="T5">############################################</text:span></text:p>
      <text:p text:style-name="P8"/>
      <text:p text:style-name="P8"/>
      <text:p text:style-name="No_20_Spacing"><text:span text:style-name="T7">/* Miscellaneous: </text:span></text:p>
      <text:list xml:id="list39297508" text:continue-numbering="true" text:style-name="Outline">
        <text:list-item>
          <text:list>
            <text:list-item>
              <text:h text:style-name="Heading_20_2" text:outline-level="2"><text:bookmark-start text:name="__RefHeading___Toc26946_2932636602"/><text:bookmark text:name="Bookmark107"/><text:span text:style-name="T6">Bit Count</text:span><text:bookmark-end text:name="__RefHeading___Toc2694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Takes an integer value and returns the number of</text:span></text:p>
      <text:p text:style-name="No_20_Spacing"><text:span text:style-name="T7"><text:s text:c="16"/>bits that are set to one.</text:span></text:p>
      <text:p text:style-name="No_20_Spacing"><text:span text:style-name="T7"><text:s text:c="3"/></text:span></text:p>
      <text:p text:style-name="No_20_Spacing"><text:span text:style-name="T7"><text:s text:c="3"/>Complexity: <text:s/>O(N) where N is the number of '1' bits.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Patrick Earl</text:span></text:p>
      <text:p text:style-name="No_20_Spacing"><text:span text:style-name="T7"><text:s text:c="3"/>Date: <text:s text:c="7"/>Sept 25, 2002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As is, it accepts large unsigned values. <text:s/>It can be</text:span></text:p>
      <text:p text:style-name="No_20_Spacing"><text:span text:style-name="T7"><text:s text:c="16"/>modified to check larger integers by using long long</text:span></text:p>
      <text:p text:style-name="No_20_Spacing"><text:span text:style-name="T7"><text:s text:c="16"/>instead of int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P8"/>
      <text:p text:style-name="No_20_Spacing"><text:span text:style-name="T11">int</text:span><text:span text:style-name="T10"> bitcount(</text:span><text:span text:style-name="T11">int</text:span><text:span text:style-name="T10"> a){</text:span></text:p>
      <text:p text:style-name="No_20_Spacing"><text:span text:style-name="T10"><text:s text:c="2"/></text:span><text:span text:style-name="T11">int</text:span><text:span text:style-name="T10"> c = </text:span><text:span text:style-name="T16">0</text:span><text:span text:style-name="T10">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a){</text:span></text:p>
      <text:p text:style-name="No_20_Spacing"><text:span text:style-name="T10"><text:s text:c="4"/>c++;</text:span></text:p>
      <text:p text:style-name="No_20_Spacing"><text:span text:style-name="T10"><text:s text:c="4"/>a &amp;= a-</text:span><text:span text:style-name="T16">1</text:span><text:span text:style-name="T10">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c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a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scanf(</text:span><text:span text:style-name="T14">"%d"</text:span><text:span text:style-name="T10">, &amp;a) == </text:span><text:span text:style-name="T16">1</text:span><text:span text:style-name="T10">){</text:span></text:p>
      <text:p text:style-name="No_20_Spacing"><text:span text:style-name="T10"><text:s text:c="4"/>printf(</text:span><text:span text:style-name="T14">"Number of 1 bits in %d is %d\n"</text:span><text:span text:style-name="T10">, a, bitcount(a)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Miscellaneous: </text:span></text:p>
      <text:list xml:id="list39284970" text:continue-numbering="true" text:style-name="Outline">
        <text:list-item>
          <text:list>
            <text:list-item>
              <text:h text:style-name="Heading_20_2" text:outline-level="2"><text:bookmark-start text:name="__RefHeading___Toc26948_2932636602"/><text:bookmark text:name="Bookmark108"/><text:soft-page-break/><text:span text:style-name="T6">Roman Numerals</text:span><text:bookmark-end text:name="__RefHeading___Toc2694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<text:s/>Converts an arabic number (as an int) to roman </text:span></text:p>
      <text:p text:style-name="No_20_Spacing"><text:span text:style-name="T7"><text:s text:c="16"/>numerals (as a null-terminated string) and vice versa.</text:span></text:p>
      <text:p text:style-name="P9"/>
      <text:p text:style-name="No_20_Spacing"><text:span text:style-name="T7"><text:s text:c="3"/>Complexity: <text:s text:c="7"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7"/>Ashley Zinyk</text:span></text:p>
      <text:p text:style-name="No_20_Spacing"><text:span text:style-name="T7"><text:s text:c="3"/>Date: <text:s text:c="7"/>March 07, 2003</text:span></text:p>
      <text:p text:style-name="No_20_Spacing"><text:span text:style-name="T7"><text:s text:c="3"/>References: <text:s/>http://www.wilkiecollins.demon.co.uk/roman/front.htm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8"/>Remember that the romans didn't use negative</text:span></text:p>
      <text:p text:style-name="No_20_Spacing"><text:span text:style-name="T7"><text:s text:c="16"/>numbers or the number zero, so those aren't valid</text:span></text:p>
      <text:p text:style-name="No_20_Spacing"><text:span text:style-name="T7"><text:s text:c="16"/>numbers. <text:s/>Numbers greater than or equal to 5000</text:span></text:p>
      <text:p text:style-name="No_20_Spacing"><text:span text:style-name="T7"><text:s text:c="16"/>aren't valid either; those roman numbers can't </text:span></text:p>
      <text:p text:style-name="No_20_Spacing"><text:span text:style-name="T7"><text:s text:c="16"/>easily be represented in ASCII. <text:s/></text:span></text:p>
      <text:p text:style-name="P9"/>
      <text:p text:style-name="No_20_Spacing"><text:span text:style-name="T7"><text:s text:c="16"/>The romans didn't have well-defined numbers; this</text:span></text:p>
      <text:p text:style-name="No_20_Spacing"><text:span text:style-name="T7"><text:s text:c="16"/>implementation uses the rules you see for dating</text:span></text:p>
      <text:p text:style-name="No_20_Spacing"><text:span text:style-name="T7"><text:s text:c="16"/>television shows, so things like IX are legal, </text:span></text:p>
      <text:p text:style-name="No_20_Spacing"><text:span text:style-name="T7"><text:s text:c="16"/>but IM is not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No_20_Spacing"><text:span text:style-name="T5">#include &lt;string&gt;</text:span></text:p>
      <text:p text:style-name="No_20_Spacing"><text:span text:style-name="T5">#include &lt;map&gt;</text:span></text:p>
      <text:p text:style-name="No_20_Spacing"><text:span text:style-name="T11">using</text:span><text:span text:style-name="T10"> </text:span><text:span text:style-name="T11">namespace</text:span><text:span text:style-name="T10"> std;</text:span></text:p>
      <text:p text:style-name="P12"/>
      <text:p text:style-name="No_20_Spacing"><text:span text:style-name="T10">map&lt;string, </text:span><text:span text:style-name="T11">int</text:span><text:span text:style-name="T10">, less &lt;string&gt; &gt; dict;</text:span></text:p>
      <text:p text:style-name="P12"/>
      <text:p text:style-name="No_20_Spacing"><text:span text:style-name="T11">char</text:span><text:span text:style-name="T10"> nums[</text:span><text:span text:style-name="T16">5000</text:span><text:span text:style-name="T10">][</text:span><text:span text:style-name="T16">20</text:span><text:span text:style-name="T10">];</text:span></text:p>
      <text:p text:style-name="P12"/>
      <text:p text:style-name="No_20_Spacing"><text:span text:style-name="T11">void</text:span><text:span text:style-name="T10"> gen_roman() {</text:span></text:p>
      <text:p text:style-name="No_20_Spacing"><text:span text:style-name="T10"><text:s text:c="2"/></text:span><text:span text:style-name="T12">char</text:span><text:span text:style-name="T9"> *roman[</text:span><text:span text:style-name="T15">13</text:span><text:span text:style-name="T9">] = </text:span></text:p>
      <text:p text:style-name="No_20_Spacing"><text:span text:style-name="T9"><text:s text:c="4"/>{</text:span><text:span text:style-name="T13">"M"</text:span><text:span text:style-name="T9">,</text:span><text:span text:style-name="T13">"CM"</text:span><text:span text:style-name="T9">,</text:span><text:span text:style-name="T13">"D"</text:span><text:span text:style-name="T9">,</text:span><text:span text:style-name="T13">"CD"</text:span><text:span text:style-name="T9">,</text:span><text:span text:style-name="T13">"C"</text:span><text:span text:style-name="T9">,</text:span><text:span text:style-name="T13">"XC"</text:span><text:span text:style-name="T9">,</text:span><text:span text:style-name="T13">"L"</text:span><text:span text:style-name="T9">,</text:span><text:span text:style-name="T13">"XL"</text:span><text:span text:style-name="T9">,</text:span><text:span text:style-name="T13">"X"</text:span><text:span text:style-name="T9">,</text:span><text:span text:style-name="T13">"IX"</text:span><text:span text:style-name="T9">,</text:span><text:span text:style-name="T13">"V"</text:span><text:span text:style-name="T9">,</text:span><text:span text:style-name="T13">"IV"</text:span><text:span text:style-name="T9">,</text:span><text:span text:style-name="T13">"I"</text:span><text:span text:style-name="T9">};</text:span></text:p>
      <text:p text:style-name="No_20_Spacing"><text:span text:style-name="T9"><text:s text:c="2"/></text:span><text:span text:style-name="T12">int</text:span><text:span text:style-name="T9"> i, j, n, arab[</text:span><text:span text:style-name="T15">13</text:span><text:span text:style-name="T9">] = {</text:span><text:span text:style-name="T15">1000</text:span><text:span text:style-name="T9">,</text:span><text:span text:style-name="T15">900</text:span><text:span text:style-name="T9">,</text:span><text:span text:style-name="T15">500</text:span><text:span text:style-name="T9">,</text:span><text:span text:style-name="T15">400</text:span><text:span text:style-name="T9">,</text:span><text:span text:style-name="T15">100</text:span><text:span text:style-name="T9">,</text:span><text:span text:style-name="T15">90</text:span><text:span text:style-name="T9">,</text:span><text:span text:style-name="T15">50</text:span><text:span text:style-name="T9">,</text:span><text:span text:style-name="T15">40</text:span><text:span text:style-name="T9">,</text:span><text:span text:style-name="T15">10</text:span><text:span text:style-name="T9">,</text:span><text:span text:style-name="T15">9</text:span><text:span text:style-name="T9">,</text:span><text:span text:style-name="T15">5</text:span><text:span text:style-name="T9">,</text:span><text:span text:style-name="T15">4</text:span><text:span text:style-name="T9">,</text:span><text:span text:style-name="T15">1</text:span><text:span text:style-name="T9">};</text:span></text:p>
      <text:p text:style-name="No_20_Spacing"><text:span text:style-name="T9"><text:s text:c="2"/></text:span><text:span text:style-name="T10">string key;</text:span></text:p>
      <text:p text:style-name="P12"/>
      <text:p text:style-name="No_20_Spacing"><text:span text:style-name="T10"><text:s text:c="2"/></text:span><text:span text:style-name="T11">for</text:span><text:span text:style-name="T10"> (i = </text:span><text:span text:style-name="T16">0</text:span><text:span text:style-name="T10">; i &lt; </text:span><text:span text:style-name="T16">5000</text:span><text:span text:style-name="T10">; i++) {</text:span></text:p>
      <text:p text:style-name="No_20_Spacing"><text:span text:style-name="T10"><text:s text:c="4"/></text:span><text:span text:style-name="T9">nums[i][</text:span><text:span text:style-name="T15">0</text:span><text:span text:style-name="T9">] = </text:span><text:span text:style-name="T15">0</text:span><text:span text:style-name="T9">;</text:span></text:p>
      <text:p text:style-name="No_20_Spacing"><text:span text:style-name="T9"><text:s text:c="4"/></text:span><text:span text:style-name="T12">for</text:span><text:span text:style-name="T9"> (n = i, j = </text:span><text:span text:style-name="T15">0</text:span><text:span text:style-name="T9">; n; j++)</text:span></text:p>
      <text:p text:style-name="No_20_Spacing"><text:span text:style-name="T9"><text:s text:c="6"/></text:span><text:span text:style-name="T12">for</text:span><text:span text:style-name="T9"> (; n &gt;= arab[j]; n -= arab[j]) </text:span></text:p>
      <text:p text:style-name="No_20_Spacing"><text:span text:style-name="T9"><text:s text:c="8"/></text:span><text:span text:style-name="T10">strcat(nums[i],roman[j]);</text:span></text:p>
      <text:p text:style-name="No_20_Spacing"><text:span text:style-name="T10"><text:s text:c="4"/>key = nums[i];</text:span></text:p>
      <text:p text:style-name="No_20_Spacing"><text:span text:style-name="T10"><text:s text:c="4"/>dict[key] = i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char</text:span><text:span text:style-name="T10"> *to_roman(</text:span><text:span text:style-name="T11">int</text:span><text:span text:style-name="T10"> n) {</text:span></text:p>
      <text:p text:style-name="No_20_Spacing"><text:soft-page-break/><text:span text:style-name="T10"><text:s text:c="2"/></text:span><text:span text:style-name="T11">if</text:span><text:span text:style-name="T10"> (n &lt; </text:span><text:span text:style-name="T16">1</text:span><text:span text:style-name="T10"> || n &gt;= </text:span><text:span text:style-name="T16">5000</text:span><text:span text:style-name="T10">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2"/></text:span><text:span text:style-name="T11">return</text:span><text:span text:style-name="T10"> nums[n]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to_arabic(</text:span><text:span text:style-name="T11">char</text:span><text:span text:style-name="T10"> *in) {</text:span></text:p>
      <text:p text:style-name="No_20_Spacing"><text:span text:style-name="T10"><text:s text:c="2"/>string key = in;</text:span></text:p>
      <text:p text:style-name="P12"/>
      <text:p text:style-name="No_20_Spacing"><text:span text:style-name="T10"><text:s text:c="2"/></text:span><text:span text:style-name="T11">if</text:span><text:span text:style-name="T10"> (!dict.count(key)) 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<text:s text:c="2"/></text:span><text:span text:style-name="T11">return</text:span><text:span text:style-name="T10"> dict[key]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</text:span><text:span text:style-name="T11">int</text:span><text:span text:style-name="T10"> i;</text:span></text:p>
      <text:p text:style-name="P12"/>
      <text:p text:style-name="No_20_Spacing"><text:span text:style-name="T10"><text:s text:c="2"/>gen_roman();</text:span></text:p>
      <text:p text:style-name="No_20_Spacing"><text:span text:style-name="T10"><text:s text:c="2"/></text:span><text:span text:style-name="T11">for</text:span><text:span text:style-name="T10"> (i = </text:span><text:span text:style-name="T16">1</text:span><text:span text:style-name="T10">; i &lt; </text:span><text:span text:style-name="T16">5000</text:span><text:span text:style-name="T10">; i++)</text:span></text:p>
      <text:p text:style-name="No_20_Spacing"><text:span text:style-name="T10"><text:s text:c="4"/>printf(</text:span><text:span text:style-name="T14">"%d = %s\n"</text:span><text:span text:style-name="T10">,to_arabic(to_roman(i)),to_roman(i));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Miscellaneous: </text:span></text:p>
      <text:list xml:id="list39271622" text:continue-numbering="true" text:style-name="Outline">
        <text:list-item>
          <text:list>
            <text:list-item>
              <text:h text:style-name="Heading_20_2" text:outline-level="2"><text:bookmark-start text:name="__RefHeading___Toc26950_2932636602"/><text:bookmark text:name="Bookmark109"/><text:span text:style-name="T6">Rubik's Cube simulator</text:span><text:bookmark-end text:name="__RefHeading___Toc26950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flattened Rubik's cube, provides utilities</text:span></text:p>
      <text:p text:style-name="No_20_Spacing"><text:span text:style-name="T7"><text:s text:c="16"/>for clockwise rotation of each face</text:span></text:p>
      <text:p text:style-name="No_20_Spacing"><text:span text:style-name="T7"><text:s text:c="3"/></text:span></text:p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Jan 27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Problem A: Grandapa's Rubik Cube</text:span></text:p>
      <text:p text:style-name="No_20_Spacing"><text:span text:style-name="T7"><text:s text:c="29"/>(ACM South America 2002) Jan 26, 2003</text:span></text:p>
      <text:p text:style-name="No_20_Spacing"><text:span text:style-name="T7"><text:s text:c="3"/>Notes: <text:s text:c="6"/>Each cube must be represented by a 9 by 12 character</text:span></text:p>
      <text:p text:style-name="No_20_Spacing"><text:span text:style-name="T7"><text:s text:c="16"/>array, with the faces numbered as follows.</text:span></text:p>
      <text:p text:style-name="P9"/>
      <text:p text:style-name="No_20_Spacing"><text:span text:style-name="T7"><text:s text:c="17"/>0123456789AB <text:s text:c="2"/>Rotate(Cube c, int f) rotates face f</text:span></text:p>
      <text:p text:style-name="No_20_Spacing"><text:span text:style-name="T7"><text:s text:c="16"/>0...+-+...... <text:s text:c="2"/>90 degrees clockwise.</text:span></text:p>
      <text:p text:style-name="No_20_Spacing"><text:span text:style-name="T7"><text:s text:c="16"/>1...|4|......</text:span></text:p>
      <text:p text:style-name="No_20_Spacing"><text:span text:style-name="T7"><text:s text:c="16"/>2...+-+...... <text:s text:c="4"/>+-----+ <text:s text:c="9"/>+-----+</text:span></text:p>
      <text:p text:style-name="No_20_Spacing"><text:span text:style-name="T7"><text:s text:c="16"/>3+-++-++-++-+ <text:s text:c="4"/>| <text:s/>^ <text:s/>| <text:s/>rotate <text:s/>| <text:s text:c="4"/>|</text:span></text:p>
      <text:p text:style-name="No_20_Spacing"><text:span text:style-name="T7"><text:s text:c="16"/>4|0||1||2||3| <text:s text:c="4"/>| <text:s/>| <text:s/>| <text:s/>-----&gt; <text:s/>| *--&gt;|</text:span></text:p>
      <text:p text:style-name="No_20_Spacing"><text:span text:style-name="T7"><text:s text:c="16"/>5+-++-++-++-+ <text:s text:c="4"/>| <text:s/>* <text:s/>| <text:s text:c="2"/>cw 90 <text:s/>| <text:s text:c="4"/>|</text:span></text:p>
      <text:p text:style-name="No_20_Spacing"><text:span text:style-name="T7"><text:s text:c="16"/>6...+-+...... <text:s text:c="4"/>+-----+ <text:s text:c="9"/>+-----+</text:span></text:p>
      <text:p text:style-name="No_20_Spacing"><text:span text:style-name="T7"><text:s text:c="16"/>7...|5|...... <text:s text:c="2"/>Rotating 90 degrees counter-clockwise</text:span></text:p>
      <text:p text:style-name="No_20_Spacing"><text:soft-page-break/><text:span text:style-name="T7"><text:s text:c="16"/>8...+-+...... <text:s text:c="2"/>may be done by calling Rotate 3 times</text:span></text:p>
      <text:p text:style-name="P9"/>
      <text:p text:style-name="No_20_Spacing"><text:span text:style-name="T7"><text:s text:c="16"/>isSolved(Cube c) returns 1 if each face contains the</text:span></text:p>
      <text:p text:style-name="No_20_Spacing"><text:span text:style-name="T7"><text:s text:c="16"/>same characters, and 0 otherwise</text:span></text:p>
      <text:p text:style-name="P9"/>
      <text:p text:style-name="No_20_Spacing"><text:span text:style-name="T7"><text:s text:c="16"/>printCube(Cube c) is provided to see cube c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P8"/>
      <text:p text:style-name="No_20_Spacing"><text:span text:style-name="T11">typedef</text:span><text:span text:style-name="T10"> </text:span><text:span text:style-name="T11">struct</text:span><text:span text:style-name="T10">{</text:span></text:p>
      <text:p text:style-name="No_20_Spacing"><text:span text:style-name="T10"><text:s text:c="2"/></text:span><text:span text:style-name="T11">char</text:span><text:span text:style-name="T10"> g[</text:span><text:span text:style-name="T16">9</text:span><text:span text:style-name="T10">][</text:span><text:span text:style-name="T16">12</text:span><text:span text:style-name="T10">];</text:span></text:p>
      <text:p text:style-name="No_20_Spacing"><text:span text:style-name="T10">} Cube;</text:span></text:p>
      <text:p text:style-name="P12"/>
      <text:p text:style-name="No_20_Spacing"><text:span text:style-name="T11">int</text:span><text:span text:style-name="T10"> cx[</text:span><text:span text:style-name="T16">6</text:span><text:span text:style-name="T10">] = {</text:span><text:span text:style-name="T16">4</text:span><text:span text:style-name="T10">,</text:span><text:span text:style-name="T16">4</text:span><text:span text:style-name="T10">,</text:span><text:span text:style-name="T16">4</text:span><text:span text:style-name="T10">,</text:span><text:span text:style-name="T16">4</text:span><text:span text:style-name="T10">,</text:span><text:span text:style-name="T16">1</text:span><text:span text:style-name="T10">,</text:span><text:span text:style-name="T16">7</text:span><text:span text:style-name="T10">};</text:span></text:p>
      <text:p text:style-name="No_20_Spacing"><text:span text:style-name="T11">int</text:span><text:span text:style-name="T10"> cy[</text:span><text:span text:style-name="T16">6</text:span><text:span text:style-name="T10">] = {</text:span><text:span text:style-name="T16">1</text:span><text:span text:style-name="T10">,</text:span><text:span text:style-name="T16">4</text:span><text:span text:style-name="T10">,</text:span><text:span text:style-name="T16">7</text:span><text:span text:style-name="T10">,</text:span><text:span text:style-name="T16">10</text:span><text:span text:style-name="T10">,</text:span><text:span text:style-name="T16">4</text:span><text:span text:style-name="T10">,</text:span><text:span text:style-name="T16">4</text:span><text:span text:style-name="T10">};</text:span></text:p>
      <text:p text:style-name="P12"/>
      <text:p text:style-name="No_20_Spacing"><text:span text:style-name="T11">int</text:span><text:span text:style-name="T10"> rx[</text:span><text:span text:style-name="T16">6</text:span><text:span text:style-name="T10">][</text:span><text:span text:style-name="T16">4</text:span><text:span text:style-name="T10">][</text:span><text:span text:style-name="T16">3</text:span><text:span text:style-name="T10">] = {{{</text:span><text:span text:style-name="T16">0</text:span><text:span text:style-name="T10">,</text:span><text:span text:style-name="T16">1</text:span><text:span text:style-name="T10">,</text:span><text:span text:style-name="T16">2</text:span><text:span text:style-name="T10">}, {</text:span><text:span text:style-name="T16">5</text:span><text:span text:style-name="T10">,</text:span><text:span text:style-name="T16">4</text:span><text:span text:style-name="T10">,</text:span><text:span text:style-name="T16">3</text:span><text:span text:style-name="T10">}, {</text:span><text:span text:style-name="T16">6</text:span><text:span text:style-name="T10">,</text:span><text:span text:style-name="T16">7</text:span><text:span text:style-name="T10">,</text:span><text:span text:style-name="T16">8</text:span><text:span text:style-name="T10">}, {</text:span><text:span text:style-name="T16">3</text:span><text:span text:style-name="T10">,</text:span><text:span text:style-name="T16">4</text:span><text:span text:style-name="T10">,</text:span><text:span text:style-name="T16">5</text:span><text:span text:style-name="T10">}},</text:span></text:p>
      <text:p text:style-name="No_20_Spacing"><text:span text:style-name="T10"><text:s text:c="19"/>{{</text:span><text:span text:style-name="T16">2</text:span><text:span text:style-name="T10">,</text:span><text:span text:style-name="T16">2</text:span><text:span text:style-name="T10">,</text:span><text:span text:style-name="T16">2</text:span><text:span text:style-name="T10">}, {</text:span><text:span text:style-name="T16">5</text:span><text:span text:style-name="T10">,</text:span><text:span text:style-name="T16">4</text:span><text:span text:style-name="T10">,</text:span><text:span text:style-name="T16">3</text:span><text:span text:style-name="T10">}, {</text:span><text:span text:style-name="T16">6</text:span><text:span text:style-name="T10">,</text:span><text:span text:style-name="T16">6</text:span><text:span text:style-name="T10">,</text:span><text:span text:style-name="T16">6</text:span><text:span text:style-name="T10">}, {</text:span><text:span text:style-name="T16">3</text:span><text:span text:style-name="T10">,</text:span><text:span text:style-name="T16">4</text:span><text:span text:style-name="T10">,</text:span><text:span text:style-name="T16">5</text:span><text:span text:style-name="T10">}},</text:span></text:p>
      <text:p text:style-name="No_20_Spacing"><text:span text:style-name="T10"><text:s text:c="19"/>{{</text:span><text:span text:style-name="T16">2</text:span><text:span text:style-name="T10">,</text:span><text:span text:style-name="T16">1</text:span><text:span text:style-name="T10">,</text:span><text:span text:style-name="T16">0</text:span><text:span text:style-name="T10">}, {</text:span><text:span text:style-name="T16">5</text:span><text:span text:style-name="T10">,</text:span><text:span text:style-name="T16">4</text:span><text:span text:style-name="T10">,</text:span><text:span text:style-name="T16">3</text:span><text:span text:style-name="T10">}, {</text:span><text:span text:style-name="T16">8</text:span><text:span text:style-name="T10">,</text:span><text:span text:style-name="T16">7</text:span><text:span text:style-name="T10">,</text:span><text:span text:style-name="T16">6</text:span><text:span text:style-name="T10">}, {</text:span><text:span text:style-name="T16">3</text:span><text:span text:style-name="T10">,</text:span><text:span text:style-name="T16">4</text:span><text:span text:style-name="T10">,</text:span><text:span text:style-name="T16">5</text:span><text:span text:style-name="T10">}},</text:span></text:p>
      <text:p text:style-name="No_20_Spacing"><text:span text:style-name="T10"><text:s text:c="19"/>{{</text:span><text:span text:style-name="T16">5</text:span><text:span text:style-name="T10">,</text:span><text:span text:style-name="T16">4</text:span><text:span text:style-name="T10">,</text:span><text:span text:style-name="T16">3</text:span><text:span text:style-name="T10">}, {</text:span><text:span text:style-name="T16">8</text:span><text:span text:style-name="T10">,</text:span><text:span text:style-name="T16">8</text:span><text:span text:style-name="T10">,</text:span><text:span text:style-name="T16">8</text:span><text:span text:style-name="T10">}, {</text:span><text:span text:style-name="T16">3</text:span><text:span text:style-name="T10">,</text:span><text:span text:style-name="T16">4</text:span><text:span text:style-name="T10">,</text:span><text:span text:style-name="T16">5</text:span><text:span text:style-name="T10">}, {</text:span><text:span text:style-name="T16">0</text:span><text:span text:style-name="T10">,</text:span><text:span text:style-name="T16">0</text:span><text:span text:style-name="T10">,</text:span><text:span text:style-name="T16">0</text:span><text:span text:style-name="T10">}},</text:span></text:p>
      <text:p text:style-name="No_20_Spacing"><text:span text:style-name="T10"><text:s text:c="19"/>{{</text:span><text:span text:style-name="T16">3</text:span><text:span text:style-name="T10">,</text:span><text:span text:style-name="T16">3</text:span><text:span text:style-name="T10">,</text:span><text:span text:style-name="T16">3</text:span><text:span text:style-name="T10">}, {</text:span><text:span text:style-name="T16">3</text:span><text:span text:style-name="T10">,</text:span><text:span text:style-name="T16">3</text:span><text:span text:style-name="T10">,</text:span><text:span text:style-name="T16">3</text:span><text:span text:style-name="T10">}, {</text:span><text:span text:style-name="T16">3</text:span><text:span text:style-name="T10">,</text:span><text:span text:style-name="T16">3</text:span><text:span text:style-name="T10">,</text:span><text:span text:style-name="T16">3</text:span><text:span text:style-name="T10">}, {</text:span><text:span text:style-name="T16">3</text:span><text:span text:style-name="T10">,</text:span><text:span text:style-name="T16">3</text:span><text:span text:style-name="T10">,</text:span><text:span text:style-name="T16">3</text:span><text:span text:style-name="T10">}},</text:span></text:p>
      <text:p text:style-name="No_20_Spacing"><text:span text:style-name="T10"><text:s text:c="19"/>{{</text:span><text:span text:style-name="T16">5</text:span><text:span text:style-name="T10">,</text:span><text:span text:style-name="T16">5</text:span><text:span text:style-name="T10">,</text:span><text:span text:style-name="T16">5</text:span><text:span text:style-name="T10">}, {</text:span><text:span text:style-name="T16">5</text:span><text:span text:style-name="T10">,</text:span><text:span text:style-name="T16">5</text:span><text:span text:style-name="T10">,</text:span><text:span text:style-name="T16">5</text:span><text:span text:style-name="T10">}, {</text:span><text:span text:style-name="T16">5</text:span><text:span text:style-name="T10">,</text:span><text:span text:style-name="T16">5</text:span><text:span text:style-name="T10">,</text:span><text:span text:style-name="T16">5</text:span><text:span text:style-name="T10">}, {</text:span><text:span text:style-name="T16">5</text:span><text:span text:style-name="T10">,</text:span><text:span text:style-name="T16">5</text:span><text:span text:style-name="T10">,</text:span><text:span text:style-name="T16">5</text:span><text:span text:style-name="T10">}}};</text:span></text:p>
      <text:p text:style-name="P12"/>
      <text:p text:style-name="No_20_Spacing"><text:span text:style-name="T11">int</text:span><text:span text:style-name="T10"> ry[</text:span><text:span text:style-name="T16">6</text:span><text:span text:style-name="T10">][</text:span><text:span text:style-name="T16">4</text:span><text:span text:style-name="T10">][</text:span><text:span text:style-name="T16">3</text:span><text:span text:style-name="T10">] = {{{</text:span><text:span text:style-name="T16">3</text:span><text:span text:style-name="T10">,</text:span><text:span text:style-name="T16">3</text:span><text:span text:style-name="T10">,</text:span><text:span text:style-name="T16">3</text:span><text:span text:style-name="T10">}, {</text:span><text:span text:style-name="T16">11</text:span><text:span text:style-name="T10">,</text:span><text:span text:style-name="T16">11</text:span><text:span text:style-name="T10">,</text:span><text:span text:style-name="T16">11</text:span><text:span text:style-name="T10">}, {</text:span><text:span text:style-name="T16">3</text:span><text:span text:style-name="T10">,</text:span><text:span text:style-name="T16">3</text:span><text:span text:style-name="T10">,</text:span><text:span text:style-name="T16">3</text:span><text:span text:style-name="T10">}, {</text:span><text:span text:style-name="T16">3</text:span><text:span text:style-name="T10">,</text:span><text:span text:style-name="T16">3</text:span><text:span text:style-name="T10">,</text:span><text:span text:style-name="T16">3</text:span><text:span text:style-name="T10">}},</text:span></text:p>
      <text:p text:style-name="No_20_Spacing"><text:span text:style-name="T10"><text:s text:c="19"/>{{</text:span><text:span text:style-name="T16">3</text:span><text:span text:style-name="T10">,</text:span><text:span text:style-name="T16">4</text:span><text:span text:style-name="T10">,</text:span><text:span text:style-name="T16">5</text:span><text:span text:style-name="T10">}, {</text:span><text:span text:style-name="T16">2</text:span><text:span text:style-name="T10">,</text:span><text:span text:style-name="T16">2</text:span><text:span text:style-name="T10">,</text:span><text:span text:style-name="T16">2</text:span><text:span text:style-name="T10">}, {</text:span><text:span text:style-name="T16">5</text:span><text:span text:style-name="T10">,</text:span><text:span text:style-name="T16">4</text:span><text:span text:style-name="T10">,</text:span><text:span text:style-name="T16">3</text:span><text:span text:style-name="T10">}, {</text:span><text:span text:style-name="T16">6</text:span><text:span text:style-name="T10">,</text:span><text:span text:style-name="T16">6</text:span><text:span text:style-name="T10">,</text:span><text:span text:style-name="T16">6</text:span><text:span text:style-name="T10">}},</text:span></text:p>
      <text:p text:style-name="No_20_Spacing"><text:span text:style-name="T10"><text:s text:c="19"/>{{</text:span><text:span text:style-name="T16">5</text:span><text:span text:style-name="T10">,</text:span><text:span text:style-name="T16">5</text:span><text:span text:style-name="T10">,</text:span><text:span text:style-name="T16">5</text:span><text:span text:style-name="T10">}, {</text:span><text:span text:style-name="T16">5</text:span><text:span text:style-name="T10">,</text:span><text:span text:style-name="T16">5</text:span><text:span text:style-name="T10">,</text:span><text:span text:style-name="T16">5</text:span><text:span text:style-name="T10">}, {</text:span><text:span text:style-name="T16">5</text:span><text:span text:style-name="T10">,</text:span><text:span text:style-name="T16">5</text:span><text:span text:style-name="T10">,</text:span><text:span text:style-name="T16">5</text:span><text:span text:style-name="T10">}, {</text:span><text:span text:style-name="T16">9</text:span><text:span text:style-name="T10">,</text:span><text:span text:style-name="T16">9</text:span><text:span text:style-name="T10">,</text:span><text:span text:style-name="T16">9</text:span><text:span text:style-name="T10">}},</text:span></text:p>
      <text:p text:style-name="No_20_Spacing"><text:span text:style-name="T10"><text:s text:c="19"/>{{</text:span><text:span text:style-name="T16">8</text:span><text:span text:style-name="T10">,</text:span><text:span text:style-name="T16">8</text:span><text:span text:style-name="T10">,</text:span><text:span text:style-name="T16">8</text:span><text:span text:style-name="T10">}, {</text:span><text:span text:style-name="T16">3</text:span><text:span text:style-name="T10">,</text:span><text:span text:style-name="T16">4</text:span><text:span text:style-name="T10">,</text:span><text:span text:style-name="T16">5</text:span><text:span text:style-name="T10">}, {</text:span><text:span text:style-name="T16">0</text:span><text:span text:style-name="T10">,</text:span><text:span text:style-name="T16">0</text:span><text:span text:style-name="T10">,</text:span><text:span text:style-name="T16">0</text:span><text:span text:style-name="T10">}, {</text:span><text:span text:style-name="T16">5</text:span><text:span text:style-name="T10">,</text:span><text:span text:style-name="T16">4</text:span><text:span text:style-name="T10">,</text:span><text:span text:style-name="T16">3</text:span><text:span text:style-name="T10">}},</text:span></text:p>
      <text:p text:style-name="No_20_Spacing"><text:span text:style-name="T10"><text:s text:c="19"/>{{</text:span><text:span text:style-name="T16">0</text:span><text:span text:style-name="T10">,</text:span><text:span text:style-name="T16">1</text:span><text:span text:style-name="T10">,</text:span><text:span text:style-name="T16">2</text:span><text:span text:style-name="T10">}, {</text:span><text:span text:style-name="T16">3</text:span><text:span text:style-name="T10">,</text:span><text:span text:style-name="T16">4</text:span><text:span text:style-name="T10">,</text:span><text:span text:style-name="T16">5</text:span><text:span text:style-name="T10">}, {</text:span><text:span text:style-name="T16">6</text:span><text:span text:style-name="T10">,</text:span><text:span text:style-name="T16">7</text:span><text:span text:style-name="T10">,</text:span><text:span text:style-name="T16">8</text:span><text:span text:style-name="T10">}, {</text:span><text:span text:style-name="T16">9</text:span><text:span text:style-name="T10">,</text:span><text:span text:style-name="T16">10</text:span><text:span text:style-name="T10">,</text:span><text:span text:style-name="T16">11</text:span><text:span text:style-name="T10">}},</text:span></text:p>
      <text:p text:style-name="No_20_Spacing"><text:span text:style-name="T10"><text:s text:c="19"/>{{</text:span><text:span text:style-name="T16">11</text:span><text:span text:style-name="T10">,</text:span><text:span text:style-name="T16">10</text:span><text:span text:style-name="T10">,</text:span><text:span text:style-name="T16">9</text:span><text:span text:style-name="T10">}, {</text:span><text:span text:style-name="T16">8</text:span><text:span text:style-name="T10">,</text:span><text:span text:style-name="T16">7</text:span><text:span text:style-name="T10">,</text:span><text:span text:style-name="T16">6</text:span><text:span text:style-name="T10">}, {</text:span><text:span text:style-name="T16">5</text:span><text:span text:style-name="T10">,</text:span><text:span text:style-name="T16">4</text:span><text:span text:style-name="T10">,</text:span><text:span text:style-name="T16">3</text:span><text:span text:style-name="T10">}, {</text:span><text:span text:style-name="T16">2</text:span><text:span text:style-name="T10">,</text:span><text:span text:style-name="T16">1</text:span><text:span text:style-name="T10">,</text:span><text:span text:style-name="T16">0</text:span><text:span text:style-name="T10">}}};</text:span></text:p>
      <text:p text:style-name="P12"/>
      <text:p text:style-name="No_20_Spacing"><text:span text:style-name="T11">int</text:span><text:span text:style-name="T10"> isSolved(Cube c){</text:span></text:p>
      <text:p text:style-name="No_20_Spacing"><text:span text:style-name="T10"><text:s text:c="2"/></text:span><text:span text:style-name="T11">int</text:span><text:span text:style-name="T10"> i, x, y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</text:span><text:span text:style-name="T16">6</text:span><text:span text:style-name="T10">; i++)</text:span></text:p>
      <text:p text:style-name="No_20_Spacing"><text:span text:style-name="T10"><text:s text:c="4"/></text:span><text:span text:style-name="T11">for</text:span><text:span text:style-name="T10">(x = cx[i]-</text:span><text:span text:style-name="T16">1</text:span><text:span text:style-name="T10">; x &lt;= cx[i]+</text:span><text:span text:style-name="T16">1</text:span><text:span text:style-name="T10">; x++)</text:span></text:p>
      <text:p text:style-name="No_20_Spacing"><text:span text:style-name="T10"><text:s text:c="4"/></text:span><text:span text:style-name="T11">for</text:span><text:span text:style-name="T10">(y = cy[i]-</text:span><text:span text:style-name="T16">1</text:span><text:span text:style-name="T10">; y &lt;= cy[i]+</text:span><text:span text:style-name="T16">1</text:span><text:span text:style-name="T10">; y++)</text:span></text:p>
      <text:p text:style-name="No_20_Spacing"><text:span text:style-name="T10"><text:s text:c="6"/></text:span><text:span text:style-name="T11">if</text:span><text:span text:style-name="T10">(c.g[x][y] != c.g[cx[i]][cy[i]]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2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0">Cube Rotate(Cube c, </text:span><text:span text:style-name="T11">int</text:span><text:span text:style-name="T10"> f){</text:span></text:p>
      <text:p text:style-name="No_20_Spacing"><text:span text:style-name="T10"><text:s text:c="2"/></text:span><text:span text:style-name="T11">char</text:span><text:span text:style-name="T10"> t[</text:span><text:span text:style-name="T16">3</text:span><text:span text:style-name="T10">][</text:span><text:span text:style-name="T16">3</text:span><text:span text:style-name="T10">]; </text:span><text:span text:style-name="T11">int</text:span><text:span text:style-name="T10"> i, j, x = cx[f], y = cy[f];</text:span></text:p>
      <text:p text:style-name="P12"/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</text:span><text:span text:style-name="T16">3</text:span><text:span text:style-name="T10">; i++) </text:span><text:span text:style-name="T11">for</text:span><text:span text:style-name="T10">(j = </text:span><text:span text:style-name="T16">0</text:span><text:span text:style-name="T10">; j &lt; </text:span><text:span text:style-name="T16">3</text:span><text:span text:style-name="T10">; j++) </text:span></text:p>
      <text:p text:style-name="No_20_Spacing"><text:span text:style-name="T10"><text:s text:c="4"/>t[i][j] = c.g[x+i-</text:span><text:span text:style-name="T16">1</text:span><text:span text:style-name="T10">][y+j-</text:span><text:span text:style-name="T16">1</text:span><text:span text:style-name="T10">];</text:span></text:p>
      <text:p text:style-name="P12"/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</text:span><text:span text:style-name="T16">3</text:span><text:span text:style-name="T10">; i++) </text:span><text:span text:style-name="T11">for</text:span><text:span text:style-name="T10">(j = </text:span><text:span text:style-name="T16">0</text:span><text:span text:style-name="T10">; j &lt; </text:span><text:span text:style-name="T16">3</text:span><text:span text:style-name="T10">; j++)</text:span></text:p>
      <text:p text:style-name="No_20_Spacing"><text:span text:style-name="T10"><text:s text:c="4"/>c.g[x+i-</text:span><text:span text:style-name="T16">1</text:span><text:span text:style-name="T10">][y+j-</text:span><text:span text:style-name="T16">1</text:span><text:span text:style-name="T10">] = t[</text:span><text:span text:style-name="T16">2</text:span><text:span text:style-name="T10">-j][i];</text:span></text:p>
      <text:p text:style-name="P12"/>
      <text:p text:style-name="No_20_Spacing"><text:soft-page-break/><text:span text:style-name="T10"><text:s text:c="2"/></text:span><text:span text:style-name="T11">for</text:span><text:span text:style-name="T10">(i = </text:span><text:span text:style-name="T16">0</text:span><text:span text:style-name="T10">; i &lt; </text:span><text:span text:style-name="T16">3</text:span><text:span text:style-name="T10">; i++)</text:span></text:p>
      <text:p text:style-name="No_20_Spacing"><text:span text:style-name="T10"><text:s text:c="4"/>t[</text:span><text:span text:style-name="T16">0</text:span><text:span text:style-name="T10">][i] = c.g[rx[f][</text:span><text:span text:style-name="T16">0</text:span><text:span text:style-name="T10">][i]][ry[f][</text:span><text:span text:style-name="T16">0</text:span><text:span text:style-name="T10">][i]]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(j = </text:span><text:span text:style-name="T16">0</text:span><text:span text:style-name="T10">; j &lt; </text:span><text:span text:style-name="T16">3</text:span><text:span text:style-name="T10">; j++) </text:span><text:span text:style-name="T11">for</text:span><text:span text:style-name="T10">(i = </text:span><text:span text:style-name="T16">0</text:span><text:span text:style-name="T10">; i &lt; </text:span><text:span text:style-name="T16">3</text:span><text:span text:style-name="T10">; i++)</text:span></text:p>
      <text:p text:style-name="No_20_Spacing"><text:span text:style-name="T10"><text:s text:c="6"/>c.g[rx[f][j <text:s/>][i]][ry[f][j <text:s/>][i]] =</text:span></text:p>
      <text:p text:style-name="No_20_Spacing"><text:span text:style-name="T10"><text:s text:c="6"/>c.g[rx[f][j+</text:span><text:span text:style-name="T16">1</text:span><text:span text:style-name="T10">][i]][ry[f][j+</text:span><text:span text:style-name="T16">1</text:span><text:span text:style-name="T10">][i]]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</text:span><text:span text:style-name="T16">3</text:span><text:span text:style-name="T10">; i++)</text:span></text:p>
      <text:p text:style-name="No_20_Spacing"><text:span text:style-name="T10"><text:s text:c="4"/>c.g[rx[f][j][i]][ry[f][j][i]] = t[</text:span><text:span text:style-name="T16">0</text:span><text:span text:style-name="T10">][i]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return</text:span><text:span text:style-name="T10"> c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printCube(Cube c){</text:span></text:p>
      <text:p text:style-name="No_20_Spacing"><text:span text:style-name="T10"><text:s text:c="2"/></text:span><text:span text:style-name="T11">int</text:span><text:span text:style-name="T10"> i, j;</text:span></text:p>
      <text:p text:style-name="P12"/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</text:span><text:span text:style-name="T16">9</text:span><text:span text:style-name="T10">; i++){</text:span></text:p>
      <text:p text:style-name="No_20_Spacing"><text:span text:style-name="T10"><text:s text:c="4"/></text:span><text:span text:style-name="T11">for</text:span><text:span text:style-name="T10">(j = </text:span><text:span text:style-name="T16">0</text:span><text:span text:style-name="T10">; j &lt; </text:span><text:span text:style-name="T16">12</text:span><text:span text:style-name="T10">; j++)</text:span></text:p>
      <text:p text:style-name="No_20_Spacing"><text:span text:style-name="T10"><text:s text:c="6"/>printf(</text:span><text:span text:style-name="T14">"%c"</text:span><text:span text:style-name="T10">, c.g[i][j] ? c.g[i][j] : ' ');</text:span></text:p>
      <text:p text:style-name="No_20_Spacing"><text:span text:style-name="T10"><text:s text:c="4"/>printf(</text:span><text:span text:style-name="T14">"\n"</text:span><text:span text:style-name="T10">)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i, j, d; Cube c;</text:span></text:p>
      <text:p text:style-name="P12"/>
      <text:p text:style-name="No_20_Spacing"><text:span text:style-name="T10"><text:s text:c="2"/>memset(c.g, </text:span><text:span text:style-name="T16">0</text:span><text:span text:style-name="T10">, </text:span><text:span text:style-name="T11">sizeof</text:span><text:span text:style-name="T10">(c.g));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</text:span><text:span text:style-name="T16">3</text:span><text:span text:style-name="T10">; i++) </text:span><text:span text:style-name="T11">for</text:span><text:span text:style-name="T10">(j = </text:span><text:span text:style-name="T16">3</text:span><text:span text:style-name="T10">; j &lt; </text:span><text:span text:style-name="T16">6</text:span><text:span text:style-name="T10">; j++)</text:span></text:p>
      <text:p text:style-name="No_20_Spacing"><text:span text:style-name="T10"><text:s text:c="4"/>scanf(</text:span><text:span text:style-name="T14">" %c"</text:span><text:span text:style-name="T10">, &amp;c.g[i][j])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for</text:span><text:span text:style-name="T10">(i = </text:span><text:span text:style-name="T16">3</text:span><text:span text:style-name="T10">; i &lt; </text:span><text:span text:style-name="T16">6</text:span><text:span text:style-name="T10">; i++) </text:span><text:span text:style-name="T11">for</text:span><text:span text:style-name="T10">(j = </text:span><text:span text:style-name="T16">0</text:span><text:span text:style-name="T10">; j &lt; </text:span><text:span text:style-name="T16">12</text:span><text:span text:style-name="T10">; j++)</text:span></text:p>
      <text:p text:style-name="No_20_Spacing"><text:span text:style-name="T10"><text:s text:c="4"/></text:span><text:span text:style-name="T9">scanf(</text:span><text:span text:style-name="T13">" %c"</text:span><text:span text:style-name="T9">, &amp;c.g[i][j]);</text:span></text:p>
      <text:p text:style-name="P11"/>
      <text:p text:style-name="No_20_Spacing"><text:span text:style-name="T9"><text:s text:c="2"/></text:span><text:span text:style-name="T11">for</text:span><text:span text:style-name="T10">(i = </text:span><text:span text:style-name="T16">6</text:span><text:span text:style-name="T10">; i &lt; </text:span><text:span text:style-name="T16">9</text:span><text:span text:style-name="T10">; i++) </text:span><text:span text:style-name="T11">for</text:span><text:span text:style-name="T10">(j = </text:span><text:span text:style-name="T16">3</text:span><text:span text:style-name="T10">; j &lt; </text:span><text:span text:style-name="T16">6</text:span><text:span text:style-name="T10">; j++)</text:span></text:p>
      <text:p text:style-name="No_20_Spacing"><text:span text:style-name="T10"><text:s text:c="4"/>scanf(</text:span><text:span text:style-name="T14">" %c"</text:span><text:span text:style-name="T10">, &amp;c.g[i][j]);</text:span></text:p>
      <text:p text:style-name="No_20_Spacing"><text:span text:style-name="T10"><text:s text:c="2"/></text:span></text:p>
      <text:p text:style-name="No_20_Spacing"><text:span text:style-name="T10"><text:s text:c="2"/>printCube(c);</text:span></text:p>
      <text:p text:style-name="No_20_Spacing"><text:span text:style-name="T10"><text:s text:c="2"/></text:span><text:span text:style-name="T11">while</text:span><text:span text:style-name="T10">(scanf(</text:span><text:span text:style-name="T14">" %d"</text:span><text:span text:style-name="T10">, &amp;d) == </text:span><text:span text:style-name="T16">1</text:span><text:span text:style-name="T10">){</text:span></text:p>
      <text:p text:style-name="No_20_Spacing"><text:span text:style-name="T10"><text:s text:c="4"/>c = Rotate(c, d);</text:span></text:p>
      <text:p text:style-name="No_20_Spacing"><text:span text:style-name="T10"><text:s text:c="4"/>printf(</text:span><text:span text:style-name="T14">"\n"</text:span><text:span text:style-name="T10">);</text:span></text:p>
      <text:p text:style-name="No_20_Spacing"><text:span text:style-name="T10"><text:s text:c="4"/>printCube(c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Miscellaneous: </text:span></text:p>
      <text:list xml:id="list39297489" text:continue-numbering="true" text:style-name="Outline">
        <text:list-item>
          <text:list>
            <text:list-item>
              <text:h text:style-name="Heading_20_2" text:outline-level="2"><text:bookmark-start text:name="__RefHeading___Toc26952_2932636602"/><text:bookmark text:name="Bookmark110"/><text:soft-page-break/><text:span text:style-name="T6">Square index rotation/flipping</text:span><text:bookmark-end text:name="__RefHeading___Toc2695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For a square of size n with indices 0..n-1,</text:span></text:p>
      <text:p text:style-name="No_20_Spacing"><text:span text:style-name="T7"><text:s text:c="16"/>Given x and y and a orientation</text:span></text:p>
      <text:p text:style-name="No_20_Spacing"><text:span text:style-name="T7"><text:s text:c="16"/>returns the corresponding x,y coordinate.</text:span></text:p>
      <text:p text:style-name="P9"/>
      <text:p text:style-name="No_20_Spacing"><text:span text:style-name="T7"><text:s text:c="3"/>Complexity: <text:s/>O(1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Jan 27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Problem G: Noise Effect</text:span></text:p>
      <text:p text:style-name="No_20_Spacing"><text:span text:style-name="T7"><text:s text:c="29"/>(ACM South America - 2002) Jan 26, 2003</text:span></text:p>
      <text:p text:style-name="No_20_Spacing"><text:span text:style-name="T7"><text:s text:c="3"/>Notes: <text:s text:c="6"/>Here are diagrams of the various orientations:</text:span></text:p>
      <text:p text:style-name="P9"/>
      <text:p text:style-name="No_20_Spacing"><text:span text:style-name="T7"><text:s text:c="34"/>x <text:s text:c="6"/>y</text:span></text:p>
      <text:p text:style-name="No_20_Spacing"><text:span text:style-name="T7"><text:s text:c="17"/>^ <text:s text:c="8"/>^ <text:s text:c="3"/>&lt;--+ <text:s text:c="4"/>+--&gt;</text:span></text:p>
      <text:p text:style-name="No_20_Spacing"><text:span text:style-name="T7"><text:s text:c="16"/>y| <text:s text:c="8"/>|x <text:s text:c="5"/>|y <text:s text:c="2"/>x|</text:span></text:p>
      <text:p text:style-name="No_20_Spacing"><text:span text:style-name="T7"><text:s text:c="17"/>+--&gt; <text:s text:c="2"/>&lt;--+ <text:s text:c="6"/>v <text:s text:c="4"/>v</text:span></text:p>
      <text:p text:style-name="No_20_Spacing"><text:span text:style-name="T7"><text:s text:c="18"/>x <text:s text:c="6"/>y <text:s text:c="3"/></text:span></text:p>
      <text:p text:style-name="No_20_Spacing"><text:span text:style-name="T7"><text:s text:c="18"/>d=0 <text:s text:c="4"/>d=1 <text:s text:c="4"/>d=2 <text:s text:c="4"/>d=3</text:span></text:p>
      <text:p text:style-name="P9"/>
      <text:p text:style-name="No_20_Spacing"><text:span text:style-name="T7"><text:s text:c="26"/>y <text:s text:c="6"/>x</text:span></text:p>
      <text:p text:style-name="No_20_Spacing"><text:span text:style-name="T7"><text:s text:c="19"/>^ <text:s text:c="3"/>&lt;--+ <text:s text:c="4"/>+--&gt; <text:s text:c="3"/>^</text:span></text:p>
      <text:p text:style-name="No_20_Spacing"><text:span text:style-name="T7"><text:s text:c="19"/>|y <text:s text:c="5"/>|x <text:s text:c="2"/>y| <text:s text:c="5"/>x|</text:span></text:p>
      <text:p text:style-name="No_20_Spacing"><text:span text:style-name="T7"><text:s text:c="16"/>&lt;--+ <text:s text:c="6"/>v <text:s text:c="4"/>v <text:s text:c="6"/>+--&gt;</text:span></text:p>
      <text:p text:style-name="No_20_Spacing"><text:span text:style-name="T7"><text:s text:c="18"/>x <text:s text:c="22"/>y</text:span></text:p>
      <text:p text:style-name="No_20_Spacing"><text:span text:style-name="T7"><text:s text:c="17"/>d=4 <text:s text:c="4"/>d=5 <text:s text:c="4"/>d=6 <text:s text:c="4"/>d=7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P8"/>
      <text:p text:style-name="No_20_Spacing"><text:span text:style-name="T11">int</text:span><text:span text:style-name="T10"> n, g[</text:span><text:span text:style-name="T16">10</text:span><text:span text:style-name="T10">][</text:span><text:span text:style-name="T16">10</text:span><text:span text:style-name="T10">];</text:span></text:p>
      <text:p text:style-name="P12"/>
      <text:p text:style-name="No_20_Spacing"><text:span text:style-name="T11">int</text:span><text:span text:style-name="T10"> dx(</text:span><text:span text:style-name="T11">int</text:span><text:span text:style-name="T10"> x, </text:span><text:span text:style-name="T11">int</text:span><text:span text:style-name="T10"> y, </text:span><text:span text:style-name="T11">int</text:span><text:span text:style-name="T10"> d){</text:span></text:p>
      <text:p text:style-name="No_20_Spacing"><text:span text:style-name="T10"><text:s text:c="2"/></text:span><text:span text:style-name="T11">switch</text:span><text:span text:style-name="T10">(d){</text:span></text:p>
      <text:p text:style-name="No_20_Spacing"><text:span text:style-name="T10"><text:s text:c="2"/></text:span><text:span text:style-name="T11">case</text:span><text:span text:style-name="T10"> </text:span><text:span text:style-name="T16">0</text:span><text:span text:style-name="T10">: </text:span><text:span text:style-name="T11">case</text:span><text:span text:style-name="T10"> </text:span><text:span text:style-name="T16">6</text:span><text:span text:style-name="T10">: </text:span><text:span text:style-name="T11">return</text:span><text:span text:style-name="T10"> x;</text:span></text:p>
      <text:p text:style-name="No_20_Spacing"><text:span text:style-name="T10"><text:s text:c="2"/></text:span><text:span text:style-name="T11">case</text:span><text:span text:style-name="T10"> </text:span><text:span text:style-name="T16">1</text:span><text:span text:style-name="T10">: </text:span><text:span text:style-name="T11">case</text:span><text:span text:style-name="T10"> </text:span><text:span text:style-name="T16">5</text:span><text:span text:style-name="T10">: </text:span><text:span text:style-name="T11">return</text:span><text:span text:style-name="T10"> n-</text:span><text:span text:style-name="T16">1</text:span><text:span text:style-name="T10">-y;</text:span></text:p>
      <text:p text:style-name="No_20_Spacing"><text:span text:style-name="T10"><text:s text:c="2"/></text:span><text:span text:style-name="T11">case</text:span><text:span text:style-name="T10"> </text:span><text:span text:style-name="T16">2</text:span><text:span text:style-name="T10">: </text:span><text:span text:style-name="T11">case</text:span><text:span text:style-name="T10"> </text:span><text:span text:style-name="T16">4</text:span><text:span text:style-name="T10">: </text:span><text:span text:style-name="T11">return</text:span><text:span text:style-name="T10"> n-</text:span><text:span text:style-name="T16">1</text:span><text:span text:style-name="T10">-x;</text:span></text:p>
      <text:p text:style-name="No_20_Spacing"><text:span text:style-name="T10"><text:s text:c="2"/></text:span><text:span text:style-name="T11">case</text:span><text:span text:style-name="T10"> </text:span><text:span text:style-name="T16">3</text:span><text:span text:style-name="T10">: </text:span><text:span text:style-name="T11">case</text:span><text:span text:style-name="T10"> </text:span><text:span text:style-name="T16">7</text:span><text:span text:style-name="T10">: </text:span><text:span text:style-name="T11">return</text:span><text:span text:style-name="T10"> y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dy(</text:span><text:span text:style-name="T11">int</text:span><text:span text:style-name="T10"> x, </text:span><text:span text:style-name="T11">int</text:span><text:span text:style-name="T10"> y, </text:span><text:span text:style-name="T11">int</text:span><text:span text:style-name="T10"> d){</text:span></text:p>
      <text:p text:style-name="No_20_Spacing"><text:span text:style-name="T10"><text:s text:c="2"/></text:span><text:span text:style-name="T11">switch</text:span><text:span text:style-name="T10">(d){</text:span></text:p>
      <text:p text:style-name="No_20_Spacing"><text:span text:style-name="T10"><text:s text:c="2"/></text:span><text:span text:style-name="T11">case</text:span><text:span text:style-name="T10"> </text:span><text:span text:style-name="T16">0</text:span><text:span text:style-name="T10">: </text:span><text:span text:style-name="T11">case</text:span><text:span text:style-name="T10"> </text:span><text:span text:style-name="T16">4</text:span><text:span text:style-name="T10">: </text:span><text:span text:style-name="T11">return</text:span><text:span text:style-name="T10"> y;</text:span></text:p>
      <text:p text:style-name="No_20_Spacing"><text:span text:style-name="T10"><text:s text:c="2"/></text:span><text:span text:style-name="T11">case</text:span><text:span text:style-name="T10"> </text:span><text:span text:style-name="T16">1</text:span><text:span text:style-name="T10">: </text:span><text:span text:style-name="T11">case</text:span><text:span text:style-name="T10"> </text:span><text:span text:style-name="T16">7</text:span><text:span text:style-name="T10">: </text:span><text:span text:style-name="T11">return</text:span><text:span text:style-name="T10"> x;</text:span></text:p>
      <text:p text:style-name="No_20_Spacing"><text:span text:style-name="T10"><text:s text:c="2"/></text:span><text:span text:style-name="T11">case</text:span><text:span text:style-name="T10"> </text:span><text:span text:style-name="T16">2</text:span><text:span text:style-name="T10">: </text:span><text:span text:style-name="T11">case</text:span><text:span text:style-name="T10"> </text:span><text:span text:style-name="T16">6</text:span><text:span text:style-name="T10">: </text:span><text:span text:style-name="T11">return</text:span><text:span text:style-name="T10"> n-</text:span><text:span text:style-name="T16">1</text:span><text:span text:style-name="T10">-y;</text:span></text:p>
      <text:p text:style-name="No_20_Spacing"><text:span text:style-name="T10"><text:s text:c="2"/></text:span><text:span text:style-name="T11">case</text:span><text:span text:style-name="T10"> </text:span><text:span text:style-name="T16">3</text:span><text:span text:style-name="T10">: </text:span><text:span text:style-name="T11">case</text:span><text:span text:style-name="T10"> </text:span><text:span text:style-name="T16">5</text:span><text:span text:style-name="T10">: </text:span><text:span text:style-name="T11">return</text:span><text:span text:style-name="T10"> n-</text:span><text:span text:style-name="T16">1</text:span><text:span text:style-name="T10">-x;</text:span></text:p>
      <text:p text:style-name="No_20_Spacing"><text:soft-page-break/><text:span text:style-name="T10"><text:s text:c="2"/>}</text:span></text:p>
      <text:p text:style-name="No_20_Spacing"><text:span text:style-name="T10"><text:s text:c="2"/>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i, j, d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9">scanf(</text:span><text:span text:style-name="T13">"%d"</text:span><text:span text:style-name="T9">, &amp;n);</text:span></text:p>
      <text:p text:style-name="No_20_Spacing"><text:span text:style-name="T9"><text:s text:c="2"/></text:span></text:p>
      <text:p text:style-name="No_20_Spacing"><text:span text:style-name="T9"><text:s text:c="2"/></text:span><text:span text:style-name="T12">for</text:span><text:span text:style-name="T9">(i = </text:span><text:span text:style-name="T15">0</text:span><text:span text:style-name="T9">; i &lt; n; i++)</text:span></text:p>
      <text:p text:style-name="No_20_Spacing"><text:span text:style-name="T9"><text:s text:c="4"/></text:span><text:span text:style-name="T12">for</text:span><text:span text:style-name="T9">(j = </text:span><text:span text:style-name="T15">0</text:span><text:span text:style-name="T9">; j &lt; n; j++)</text:span></text:p>
      <text:p text:style-name="No_20_Spacing"><text:span text:style-name="T9"><text:s text:c="6"/>g[i][j] = i*n+j;</text:span></text:p>
      <text:p text:style-name="No_20_Spacing"><text:span text:style-name="T9"><text:s text:c="2"/></text:span></text:p>
      <text:p text:style-name="No_20_Spacing"><text:span text:style-name="T9"><text:s text:c="2"/></text:span><text:span text:style-name="T11">for</text:span><text:span text:style-name="T10">(d = </text:span><text:span text:style-name="T16">0</text:span><text:span text:style-name="T10">; d &lt; </text:span><text:span text:style-name="T16">8</text:span><text:span text:style-name="T10">; d++){</text:span></text:p>
      <text:p text:style-name="No_20_Spacing"><text:span text:style-name="T10"><text:s text:c="4"/>printf(</text:span><text:span text:style-name="T14">"Orientation [%d]\n"</text:span><text:span text:style-name="T10">, d);</text:span></text:p>
      <text:p text:style-name="No_20_Spacing"><text:span text:style-name="T10"><text:s text:c="4"/></text:span><text:span text:style-name="T12">for</text:span><text:span text:style-name="T9">(i = </text:span><text:span text:style-name="T15">0</text:span><text:span text:style-name="T9">; i &lt; n; i++){</text:span></text:p>
      <text:p text:style-name="No_20_Spacing"><text:span text:style-name="T9"><text:s text:c="6"/></text:span><text:span text:style-name="T12">for</text:span><text:span text:style-name="T9">(j = </text:span><text:span text:style-name="T15">0</text:span><text:span text:style-name="T9">; j &lt; n; j++)</text:span></text:p>
      <text:p text:style-name="No_20_Spacing"><text:span text:style-name="T9"><text:s text:c="8"/>printf(</text:span><text:span text:style-name="T13">"%d"</text:span><text:span text:style-name="T9">, g[dx(i,j,d)][dy(i,j,d)]);</text:span></text:p>
      <text:p text:style-name="No_20_Spacing"><text:span text:style-name="T9"><text:s text:c="6"/>printf(</text:span><text:span text:style-name="T13">"\n"</text:span><text:span text:style-name="T9">);</text:span></text:p>
      <text:p text:style-name="No_20_Spacing"><text:span text:style-name="T9"><text:s text:c="4"/></text:span><text:span text:style-name="T10">}</text:span></text:p>
      <text:p text:style-name="No_20_Spacing"><text:span text:style-name="T10"><text:s text:c="4"/>printf(</text:span><text:span text:style-name="T14">"\n"</text:span><text:span text:style-name="T10">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Miscellaneous: </text:span></text:p>
      <text:list xml:id="list39288751" text:continue-numbering="true" text:style-name="Outline">
        <text:list-item>
          <text:list>
            <text:list-item>
              <text:h text:style-name="Heading_20_2" text:outline-level="2"><text:bookmark-start text:name="__RefHeading___Toc26954_2932636602"/><text:bookmark text:name="Bookmark111"/><text:span text:style-name="T6">String Reverse</text:span><text:bookmark-end text:name="__RefHeading___Toc26954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string of characters, reverse it.</text:span></text:p>
      <text:p text:style-name="P9"/>
      <text:p text:style-name="No_20_Spacing"><text:span text:style-name="T7"><text:s text:c="3"/>Complexity: <text:s text:c="7"/>O(N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7"/>Ashley Zinyk</text:span></text:p>
      <text:p text:style-name="No_20_Spacing"><text:span text:style-name="T7"><text:s text:c="3"/>Date: <text:s text:c="7"/>March 14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(Spain 483)</text:span></text:p>
      <text:p text:style-name="No_20_Spacing"><text:span text:style-name="T7"><text:s text:c="3"/>Notes: <text:s text:c="8"/>This is extremely simple but sometimes you forget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P8"/>
      <text:p text:style-name="No_20_Spacing"><text:span text:style-name="T11">char</text:span><text:span text:style-name="T10"> *strrev(</text:span><text:span text:style-name="T11">char</text:span><text:span text:style-name="T10"> *a) {</text:span></text:p>
      <text:p text:style-name="No_20_Spacing"><text:span text:style-name="T10"><text:s text:c="2"/></text:span><text:span text:style-name="T11">int</text:span><text:span text:style-name="T10"> i, n = strlen(a);</text:span></text:p>
      <text:p text:style-name="No_20_Spacing"><text:span text:style-name="T10"><text:s text:c="2"/></text:span><text:span text:style-name="T12">char</text:span><text:span text:style-name="T9"> tmp;</text:span></text:p>
      <text:p text:style-name="P11"><text:soft-page-break/></text:p>
      <text:p text:style-name="No_20_Spacing"><text:span text:style-name="T9"><text:s text:c="2"/></text:span><text:span text:style-name="T12">for</text:span><text:span text:style-name="T9"> (i = </text:span><text:span text:style-name="T15">0</text:span><text:span text:style-name="T9">; i &lt; n/</text:span><text:span text:style-name="T15">2</text:span><text:span text:style-name="T9">; i++) {</text:span></text:p>
      <text:p text:style-name="No_20_Spacing"><text:span text:style-name="T9"><text:s text:c="4"/>tmp = a[i];</text:span></text:p>
      <text:p text:style-name="No_20_Spacing"><text:span text:style-name="T9"><text:s text:c="4"/>a[i] = a[n-i-</text:span><text:span text:style-name="T15">1</text:span><text:span text:style-name="T9">];</text:span></text:p>
      <text:p text:style-name="No_20_Spacing"><text:span text:style-name="T9"><text:s text:c="4"/></text:span><text:span text:style-name="T10">a[n-i-</text:span><text:span text:style-name="T16">1</text:span><text:span text:style-name="T10">] = tmp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a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</text:span><text:span text:style-name="T11">char</text:span><text:span text:style-name="T10"> word[</text:span><text:span text:style-name="T16">1000</text:span><text:span text:style-name="T10">];</text:span></text:p>
      <text:p text:style-name="P12"/>
      <text:p text:style-name="No_20_Spacing"><text:span text:style-name="T10"><text:s text:c="2"/></text:span><text:span text:style-name="T11">while</text:span><text:span text:style-name="T10"> (scanf(</text:span><text:span text:style-name="T14">"%s"</text:span><text:span text:style-name="T10">,word)==</text:span><text:span text:style-name="T16">1</text:span><text:span text:style-name="T10">)</text:span></text:p>
      <text:p text:style-name="No_20_Spacing"><text:span text:style-name="T10"><text:s text:c="4"/>printf(</text:span><text:span text:style-name="T14">"%s\n"</text:span><text:span text:style-name="T10">,strrev(word));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Misc: </text:span></text:p>
      <text:list xml:id="list39275588" text:continue-numbering="true" text:style-name="Outline">
        <text:list-item>
          <text:list>
            <text:list-item>
              <text:h text:style-name="Heading_20_2" text:outline-level="2"><text:bookmark-start text:name="__RefHeading___Toc26956_2932636602"/><text:bookmark text:name="Bookmark112"/><text:span text:style-name="T6">Uniquely Decipherable Codes </text:span><text:bookmark-end text:name="__RefHeading___Toc2695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A set of code words is said to be uniquely </text:span></text:p>
      <text:p text:style-name="No_20_Spacing"><text:span text:style-name="T7"><text:s text:c="16"/>decipherable if every possible message can be broken</text:span></text:p>
      <text:p text:style-name="No_20_Spacing"><text:span text:style-name="T7"><text:s text:c="16"/>down into the code words in only one unique way.</text:span></text:p>
      <text:p text:style-name="No_20_Spacing"><text:span text:style-name="T7"><text:s text:c="16"/></text:span></text:p>
      <text:p text:style-name="No_20_Spacing"><text:span text:style-name="T7"><text:s text:c="16"/>E.g. {0,01} is UD, where {0,1,01} is not since the</text:span></text:p>
      <text:p text:style-name="No_20_Spacing"><text:span text:style-name="T7"><text:s text:c="21"/>message 01 can be either [01] or [0][1]</text:span></text:p>
      <text:p text:style-name="P9"/>
      <text:p text:style-name="No_20_Spacing"><text:span text:style-name="T7"><text:s text:c="16"/>UDFind(codewords) returns an empty string is the</text:span></text:p>
      <text:p text:style-name="No_20_Spacing"><text:span text:style-name="T7"><text:s text:c="16"/>codewords are UD, otherwise the smallest</text:span></text:p>
      <text:p text:style-name="No_20_Spacing"><text:span text:style-name="T7"><text:s text:c="16"/>lexicographic message that is not UD.</text:span></text:p>
      <text:p text:style-name="No_20_Spacing"><text:span text:style-name="T7"><text:s text:c="16"/></text:span></text:p>
      <text:p text:style-name="No_20_Spacing"><text:span text:style-name="T7"><text:s text:c="3"/>Complexity: <text:s/>O(N^2 * L^2) where N is # of codewords, L is maximum</text:span></text:p>
      <text:p text:style-name="No_20_Spacing"><text:span text:style-name="T7"><text:s text:c="29"/>length of a code word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March 13, 2003</text:span></text:p>
      <text:p text:style-name="No_20_Spacing"><text:span text:style-name="T7"><text:s text:c="3"/>References: <text:s/>Graph Algorithms - Shimon Even - pg. 69-70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- Note that prefix-free codes (e.g. Huffman) are UD</text:span></text:p>
      <text:p text:style-name="No_20_Spacing"><text:span text:style-name="T7"><text:s text:c="18"/>but some non-prefix-free codes are UD ({0,01})</text:span></text:p>
      <text:p text:style-name="No_20_Spacing"><text:span text:style-name="T7"><text:s text:c="16"/>- Use ud_test.cc if you only want to test if a set </text:span></text:p>
      <text:p text:style-name="No_20_Spacing"><text:span text:style-name="T7"><text:s text:c="18"/>of codewords is UD.</text:span></text:p>
      <text:p text:style-name="No_20_Spacing"><text:span text:style-name="T7"><text:s text:c="16"/>- The routine handles all characters (including </text:span></text:p>
      <text:p text:style-name="No_20_Spacing"><text:span text:style-name="T7"><text:s text:c="18"/>spaces if necssary): just change input format</text:span></text:p>
      <text:p text:style-name="No_20_Spacing"><text:span text:style-name="T7">*/</text:span></text:p>
      <text:p text:style-name="P9"><text:soft-page-break/></text:p>
      <text:p text:style-name="No_20_Spacing"><text:span text:style-name="T5">#include &lt;stdio.h&gt;</text:span></text:p>
      <text:p text:style-name="No_20_Spacing"><text:span text:style-name="T5">#include &lt;string&gt;</text:span></text:p>
      <text:p text:style-name="No_20_Spacing"><text:span text:style-name="T5">#include &lt;vector&gt;</text:span></text:p>
      <text:p text:style-name="No_20_Spacing"><text:span text:style-name="T5">#include &lt;set&gt;</text:span></text:p>
      <text:p text:style-name="No_20_Spacing"><text:span text:style-name="T5">#include &lt;queue&gt;</text:span></text:p>
      <text:p text:style-name="No_20_Spacing"><text:span text:style-name="T5">#include &lt;algorithm&gt;</text:span></text:p>
      <text:p text:style-name="P8"/>
      <text:p text:style-name="No_20_Spacing"><text:span text:style-name="T11">using</text:span><text:span text:style-name="T10"> </text:span><text:span text:style-name="T11">namespace</text:span><text:span text:style-name="T10"> std;</text:span></text:p>
      <text:p text:style-name="P12"/>
      <text:p text:style-name="No_20_Spacing"><text:span text:style-name="T5">#define MAXL 200 <text:s text:c="10"/></text:span><text:span text:style-name="T7">/* Maximum length of a codeword */</text:span></text:p>
      <text:p text:style-name="No_20_Spacing"><text:span text:style-name="T5">#define VS vector&lt;string&gt;</text:span></text:p>
      <text:p text:style-name="P8"/>
      <text:p text:style-name="No_20_Spacing"><text:span text:style-name="T5">#define SS(x) <text:s text:c="6"/>(x.size())</text:span></text:p>
      <text:p text:style-name="No_20_Spacing"><text:span text:style-name="T5">#define TAIL(x,y) <text:s text:c="2"/>y.substr(SS(x),SS(y)-SS(x))</text:span></text:p>
      <text:p text:style-name="No_20_Spacing"><text:span text:style-name="T5">#define ADD(x,y) <text:s text:c="3"/>s.insert(TAIL(x,y));c.a=x;c.b=TAIL(x,y);tails.push(c)</text:span></text:p>
      <text:p text:style-name="No_20_Spacing"><text:span text:style-name="T5">#define ADD2(x,y) <text:s text:c="2"/>c.a=top.a+x;c.b=TAIL(x,y);tails.push(c)</text:span></text:p>
      <text:p text:style-name="No_20_Spacing"><text:span text:style-name="T5">#define PRE(x,y) <text:s text:c="3"/>(SS(x) &lt; SS(y) &amp;&amp; x==y.substr(0,SS(x)))</text:span></text:p>
      <text:p text:style-name="No_20_Spacing"><text:span text:style-name="T5">#define CHECK(x,y) <text:s/>if(PRE(x,y) &amp;&amp; !s.count(TAIL(x,y))){ADD(x,y);}</text:span></text:p>
      <text:p text:style-name="No_20_Spacing"><text:span text:style-name="T5">#define CHECK2(x,y) if(PRE(x,y) &amp;&amp; !s.count(TAIL(x,y))){ADD2(x,y);}</text:span></text:p>
      <text:p text:style-name="P8"/>
      <text:p text:style-name="No_20_Spacing"><text:span text:style-name="T11">struct</text:span><text:span text:style-name="T10"> Code{</text:span></text:p>
      <text:p text:style-name="No_20_Spacing"><text:span text:style-name="T10"><text:s text:c="2"/>string a,b;</text:span></text:p>
      <text:p text:style-name="No_20_Spacing"><text:span text:style-name="T10"><text:s text:c="2"/></text:span><text:span text:style-name="T11">bool</text:span><text:span text:style-name="T10"> </text:span><text:span text:style-name="T11">operator</text:span><text:span text:style-name="T10">&lt;(</text:span><text:span text:style-name="T11">const</text:span><text:span text:style-name="T10"> Code &amp;o) </text:span><text:span text:style-name="T11">const</text:span><text:span text:style-name="T10">{</text:span></text:p>
      <text:p text:style-name="No_20_Spacing"><text:span text:style-name="T10"><text:s text:c="4"/>string x = a+b; string y = o.a+o.b;</text:span></text:p>
      <text:p text:style-name="No_20_Spacing"><text:span text:style-name="T10"><text:s text:c="4"/></text:span><text:span text:style-name="T11">return</text:span><text:span text:style-name="T10"> (SS(x)&gt;SS(y)) || (SS(x)==SS(y) &amp;&amp; x&gt;y);</text:span></text:p>
      <text:p text:style-name="No_20_Spacing"><text:span text:style-name="T10"><text:s text:c="2"/>}</text:span></text:p>
      <text:p text:style-name="No_20_Spacing"><text:span text:style-name="T10">};</text:span></text:p>
      <text:p text:style-name="P12"/>
      <text:p text:style-name="No_20_Spacing"><text:span text:style-name="T11">bool</text:span><text:span text:style-name="T10"> cmpSS(</text:span><text:span text:style-name="T11">const</text:span><text:span text:style-name="T10"> string &amp;a, </text:span><text:span text:style-name="T11">const</text:span><text:span text:style-name="T10"> string &amp;b){</text:span></text:p>
      <text:p text:style-name="No_20_Spacing"><text:span text:style-name="T10"><text:s text:c="2"/></text:span><text:span text:style-name="T11">return</text:span><text:span text:style-name="T10"> SS(a) &lt; SS(b) || (SS(a) == SS(b) &amp;&amp; a &lt; b);</text:span></text:p>
      <text:p text:style-name="No_20_Spacing"><text:span text:style-name="T10">}</text:span></text:p>
      <text:p text:style-name="P12"/>
      <text:p text:style-name="No_20_Spacing"><text:span text:style-name="T10">string UDFind(VS code){</text:span></text:p>
      <text:p text:style-name="No_20_Spacing"><text:span text:style-name="T10"><text:s text:c="2"/></text:span><text:span text:style-name="T11">int</text:span><text:span text:style-name="T10"> i, j, n = code.size(); string t; Code c;</text:span></text:p>
      <text:p text:style-name="No_20_Spacing"><text:span text:style-name="T10"><text:s text:c="2"/>set&lt;string&gt; s; <text:s text:c="14"/></text:span><text:span text:style-name="T7">/* Mark tails already seen */</text:span></text:p>
      <text:p text:style-name="No_20_Spacing"><text:span text:style-name="T10"><text:s text:c="2"/>priority_queue&lt;Code&gt; tails; <text:s/></text:span><text:span text:style-name="T7">/* Keep track of current tails */</text:span></text:p>
      <text:p text:style-name="P9"/>
      <text:p text:style-name="No_20_Spacing"><text:span text:style-name="T10"><text:s text:c="2"/>sort(code.begin(), code.end(), cmpSS);</text:span></text:p>
      <text:p text:style-name="No_20_Spacing"><text:span text:style-name="T10"><text:s text:c="2"/></text:span><text:span text:style-name="T9">s.clear();</text:span></text:p>
      <text:p text:style-name="No_20_Spacing"><text:span text:style-name="T9"><text:s text:c="2"/></text:span><text:span text:style-name="T12">for</text:span><text:span text:style-name="T9">(i = </text:span><text:span text:style-name="T15">0</text:span><text:span text:style-name="T9">; i &lt; n; i++) </text:span><text:span text:style-name="T12">for</text:span><text:span text:style-name="T9">(j = i+</text:span><text:span text:style-name="T15">1</text:span><text:span text:style-name="T9">; j &lt; n; j++){</text:span></text:p>
      <text:p text:style-name="No_20_Spacing"><text:span text:style-name="T9"><text:s text:c="4"/></text:span><text:span text:style-name="T11">if</text:span><text:span text:style-name="T10">(code[i] == code[j]) </text:span><text:span text:style-name="T11">return</text:span><text:span text:style-name="T10"> code[i];</text:span></text:p>
      <text:p text:style-name="No_20_Spacing"><text:span text:style-name="T10"><text:s text:c="4"/>CHECK(code[i], code[j]);</text:span></text:p>
      <text:p text:style-name="No_20_Spacing"><text:span text:style-name="T10"><text:s text:c="4"/>CHECK(code[j], code[i]);</text:span></text:p>
      <text:p text:style-name="No_20_Spacing"><text:span text:style-name="T10"><text:s text:c="2"/>}</text:span></text:p>
      <text:p text:style-name="No_20_Spacing"><text:span text:style-name="T10"><text:s text:c="2"/>s.clear();</text:span></text:p>
      <text:p text:style-name="No_20_Spacing"><text:span text:style-name="T10"><text:s text:c="2"/></text:span><text:span text:style-name="T11">while</text:span><text:span text:style-name="T10">(!tails.empty()){</text:span></text:p>
      <text:p text:style-name="No_20_Spacing"><text:span text:style-name="T10"><text:s text:c="4"/>Code top = tails.top(); tails.pop();</text:span></text:p>
      <text:p text:style-name="No_20_Spacing"><text:span text:style-name="T10"><text:s text:c="4"/></text:span><text:span text:style-name="T11">if</text:span><text:span text:style-name="T10">(s.count(top.b)) </text:span><text:span text:style-name="T11">continue</text:span><text:span text:style-name="T10">;</text:span></text:p>
      <text:p text:style-name="No_20_Spacing"><text:span text:style-name="T10"><text:s text:c="4"/>s.insert(top.b);</text:span></text:p>
      <text:p text:style-name="No_20_Spacing"><text:span text:style-name="T10"><text:s text:c="4"/></text:span><text:span text:style-name="T11">for</text:span><text:span text:style-name="T10">(j = </text:span><text:span text:style-name="T16">0</text:span><text:span text:style-name="T10">; j &lt; n; j++){</text:span></text:p>
      <text:p text:style-name="No_20_Spacing"><text:soft-page-break/><text:span text:style-name="T10"><text:s text:c="6"/></text:span><text:span text:style-name="T11">if</text:span><text:span text:style-name="T10">(top.b == code[j]) </text:span><text:span text:style-name="T11">return</text:span><text:span text:style-name="T10"> top.a+top.b;</text:span></text:p>
      <text:p text:style-name="No_20_Spacing"><text:span text:style-name="T10"><text:s text:c="6"/>CHECK2(top.b, code[j]);</text:span></text:p>
      <text:p text:style-name="No_20_Spacing"><text:span text:style-name="T10"><text:s text:c="6"/>CHECK2(code[j], top.b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4">""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i, n; </text:span><text:span text:style-name="T11">char</text:span><text:span text:style-name="T10"> buff[MAXL]; VS code;</text:span></text:p>
      <text:p text:style-name="P12"/>
      <text:p text:style-name="No_20_Spacing"><text:span text:style-name="T10"><text:s text:c="2"/></text:span><text:span text:style-name="T11">while</text:span><text:span text:style-name="T10">(scanf(</text:span><text:span text:style-name="T14">"%d"</text:span><text:span text:style-name="T10">, &amp;n) == </text:span><text:span text:style-name="T16">1</text:span><text:span text:style-name="T10">){</text:span></text:p>
      <text:p text:style-name="No_20_Spacing"><text:span text:style-name="T10"><text:s text:c="4"/>code.clear()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; i++){</text:span></text:p>
      <text:p text:style-name="No_20_Spacing"><text:span text:style-name="T10"><text:s text:c="6"/>scanf(</text:span><text:span text:style-name="T14">" %s"</text:span><text:span text:style-name="T10">, buff);</text:span></text:p>
      <text:p text:style-name="No_20_Spacing"><text:span text:style-name="T10"><text:s text:c="6"/>code.push_back(buff);</text:span></text:p>
      <text:p text:style-name="No_20_Spacing"><text:span text:style-name="T10"><text:s text:c="4"/>}</text:span></text:p>
      <text:p text:style-name="No_20_Spacing"><text:span text:style-name="T10"><text:s text:c="4"/>printf(</text:span><text:span text:style-name="T14">"[%s]\n"</text:span><text:span text:style-name="T10">, UDFind(code).c_str()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Misc: </text:span></text:p>
      <text:list xml:id="list39276071" text:continue-numbering="true" text:style-name="Outline">
        <text:list-item>
          <text:list>
            <text:list-item>
              <text:h text:style-name="Heading_20_2" text:outline-level="2"><text:bookmark-start text:name="__RefHeading___Toc26958_2932636602"/><text:bookmark text:name="Bookmark113"/><text:span text:style-name="T6">Uniquely Decipherable Codes Test</text:span><text:bookmark-end text:name="__RefHeading___Toc2695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A set of code words is said to be uniquely </text:span></text:p>
      <text:p text:style-name="No_20_Spacing"><text:span text:style-name="T7"><text:s text:c="16"/>decipherable if every possible message can be broken</text:span></text:p>
      <text:p text:style-name="No_20_Spacing"><text:span text:style-name="T7"><text:s text:c="16"/>down into the code words in only one unique way.</text:span></text:p>
      <text:p text:style-name="No_20_Spacing"><text:span text:style-name="T7"><text:s text:c="16"/></text:span></text:p>
      <text:p text:style-name="No_20_Spacing"><text:span text:style-name="T7"><text:s text:c="16"/>E.g. {0,01} is UD, where {0,1,01} is not since the</text:span></text:p>
      <text:p text:style-name="No_20_Spacing"><text:span text:style-name="T7"><text:s text:c="21"/>message 01 can be either [01] or [0][1]</text:span></text:p>
      <text:p text:style-name="P9"/>
      <text:p text:style-name="No_20_Spacing"><text:span text:style-name="T7"><text:s text:c="16"/>isUDTest(codewords) returns 1 if the codewords are</text:span></text:p>
      <text:p text:style-name="No_20_Spacing"><text:span text:style-name="T7"><text:s text:c="36"/>UD and 0 otherwise.</text:span></text:p>
      <text:p text:style-name="No_20_Spacing"><text:span text:style-name="T7"><text:s text:c="16"/></text:span></text:p>
      <text:p text:style-name="No_20_Spacing"><text:span text:style-name="T7"><text:s text:c="3"/>Complexity: <text:s/>O(N^2 * L^2) where N is # of codewords, L is maximum</text:span></text:p>
      <text:p text:style-name="No_20_Spacing"><text:span text:style-name="T7"><text:s text:c="29"/>length of a code word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March 13, 2003</text:span></text:p>
      <text:p text:style-name="No_20_Spacing"><text:span text:style-name="T7"><text:s text:c="3"/>References: <text:s/>Graph Algorithms - Shimon Even - pg. 69-70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- Note that prefix-free codes (e.g. Huffman) are UD</text:span></text:p>
      <text:p text:style-name="No_20_Spacing"><text:span text:style-name="T7"><text:s text:c="18"/>but some non-prefix-free codes are UD ({0,01})</text:span></text:p>
      <text:p text:style-name="No_20_Spacing"><text:span text:style-name="T7"><text:s text:c="16"/>- Use ud_find.cc if you want to find a minimum length</text:span></text:p>
      <text:p text:style-name="No_20_Spacing"><text:soft-page-break/><text:span text:style-name="T7"><text:s text:c="18"/>string which is not uniquely decipherable.</text:span></text:p>
      <text:p text:style-name="No_20_Spacing"><text:span text:style-name="T7"><text:s text:c="16"/>- The routine handles all characters (including </text:span></text:p>
      <text:p text:style-name="No_20_Spacing"><text:span text:style-name="T7"><text:s text:c="18"/>spaces if necssary): just change input format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&gt;</text:span></text:p>
      <text:p text:style-name="No_20_Spacing"><text:span text:style-name="T5">#include &lt;vector&gt;</text:span></text:p>
      <text:p text:style-name="No_20_Spacing"><text:span text:style-name="T5">#include &lt;set&gt;</text:span></text:p>
      <text:p text:style-name="P8"/>
      <text:p text:style-name="No_20_Spacing"><text:span text:style-name="T11">using</text:span><text:span text:style-name="T10"> </text:span><text:span text:style-name="T11">namespace</text:span><text:span text:style-name="T10"> std;</text:span></text:p>
      <text:p text:style-name="P12"/>
      <text:p text:style-name="No_20_Spacing"><text:span text:style-name="T5">#define MAXL 200 <text:s text:c="10"/></text:span><text:span text:style-name="T7">/* Max codeword length */</text:span></text:p>
      <text:p text:style-name="No_20_Spacing"><text:span text:style-name="T5">#define VS vector&lt;string&gt; </text:span></text:p>
      <text:p text:style-name="P8"/>
      <text:p text:style-name="No_20_Spacing"><text:span text:style-name="T5">#define SS(x) <text:s text:c="5"/>(x.size())</text:span></text:p>
      <text:p text:style-name="No_20_Spacing"><text:span text:style-name="T5">#define TAIL(x,y) <text:s/>y.substr(SS(x),SS(y)-SS(x))</text:span></text:p>
      <text:p text:style-name="No_20_Spacing"><text:span text:style-name="T5">#define ADD(x,y) <text:s text:c="2"/>s.insert(TAIL(x,y));tails.push_back(TAIL(x,y))</text:span></text:p>
      <text:p text:style-name="No_20_Spacing"><text:span text:style-name="T5">#define PRE(x,y) <text:s text:c="2"/>(SS(x) &lt; SS(y) &amp;&amp; x==y.substr(0,SS(x)))</text:span></text:p>
      <text:p text:style-name="No_20_Spacing"><text:span text:style-name="T5">#define CHECK(x,y) if(PRE(x,y) &amp;&amp; !s.count(TAIL(x,y))){ADD(x,y);}</text:span></text:p>
      <text:p text:style-name="No_20_Spacing"><text:span text:style-name="T10"><text:s text:c="23"/></text:span></text:p>
      <text:p text:style-name="No_20_Spacing"><text:span text:style-name="T11">int</text:span><text:span text:style-name="T10"> isUDTest(VS code){</text:span></text:p>
      <text:p text:style-name="No_20_Spacing"><text:span text:style-name="T10"><text:s text:c="2"/></text:span><text:span text:style-name="T11">int</text:span><text:span text:style-name="T10"> i, j, n = code.size(); VS tails; </text:span></text:p>
      <text:p text:style-name="No_20_Spacing"><text:span text:style-name="T10"><text:s text:c="2"/>set&lt;string&gt; s; string t;</text:span></text:p>
      <text:p text:style-name="P12"/>
      <text:p text:style-name="No_20_Spacing"><text:span text:style-name="T10"><text:s text:c="2"/>tails.clear(); s.clear();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n; i++)</text:span></text:p>
      <text:p text:style-name="No_20_Spacing"><text:span text:style-name="T10"><text:s text:c="4"/></text:span><text:span text:style-name="T11">for</text:span><text:span text:style-name="T10">(j = i+</text:span><text:span text:style-name="T16">1</text:span><text:span text:style-name="T10">; j &lt; n; j++){</text:span></text:p>
      <text:p text:style-name="No_20_Spacing"><text:span text:style-name="T10"><text:s text:c="6"/></text:span><text:span text:style-name="T11">if</text:span><text:span text:style-name="T10">(code[i] == code[j]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6"/>CHECK(code[i], code[j]);</text:span></text:p>
      <text:p text:style-name="No_20_Spacing"><text:span text:style-name="T10"><text:s text:c="6"/>CHECK(code[j], code[i]);</text:span></text:p>
      <text:p text:style-name="No_20_Spacing"><text:span text:style-name="T10"><text:s text:c="4"/>}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(</text:span><text:span text:style-name="T11">int</text:span><text:span text:style-name="T10">)tails.size(); i++)</text:span></text:p>
      <text:p text:style-name="No_20_Spacing"><text:span text:style-name="T10"><text:s text:c="4"/></text:span><text:span text:style-name="T11">for</text:span><text:span text:style-name="T10">(j = </text:span><text:span text:style-name="T16">0</text:span><text:span text:style-name="T10">; j &lt; n; j++){</text:span></text:p>
      <text:p text:style-name="No_20_Spacing"><text:span text:style-name="T10"><text:s text:c="6"/></text:span><text:span text:style-name="T11">if</text:span><text:span text:style-name="T10">(tails[i] == code[j]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6"/>CHECK(tails[i], code[j]);</text:span></text:p>
      <text:p text:style-name="No_20_Spacing"><text:span text:style-name="T10"><text:s text:c="6"/>CHECK(code[j], tails[i]);</text:span></text:p>
      <text:p text:style-name="No_20_Spacing"><text:span text:style-name="T10"><text:s text:c="4"/>}</text:span></text:p>
      <text:p text:style-name="No_20_Spacing"><text:span text:style-name="T10"><text:s text:c="2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i, n; </text:span><text:span text:style-name="T11">char</text:span><text:span text:style-name="T10"> buff[MAXL]; VS code;</text:span></text:p>
      <text:p text:style-name="P12"/>
      <text:p text:style-name="No_20_Spacing"><text:span text:style-name="T10"><text:s text:c="2"/></text:span><text:span text:style-name="T11">while</text:span><text:span text:style-name="T10">(scanf(</text:span><text:span text:style-name="T14">"%d"</text:span><text:span text:style-name="T10">, &amp;n) == </text:span><text:span text:style-name="T16">1</text:span><text:span text:style-name="T10">){</text:span></text:p>
      <text:p text:style-name="No_20_Spacing"><text:span text:style-name="T10"><text:s text:c="4"/>code.clear()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; i++){</text:span></text:p>
      <text:p text:style-name="No_20_Spacing"><text:span text:style-name="T10"><text:s text:c="6"/>scanf(</text:span><text:span text:style-name="T14">" %s"</text:span><text:span text:style-name="T10">, buff);</text:span></text:p>
      <text:p text:style-name="No_20_Spacing"><text:span text:style-name="T10"><text:s text:c="6"/>code.push_back(buff);</text:span></text:p>
      <text:p text:style-name="No_20_Spacing"><text:span text:style-name="T10"><text:s text:c="4"/>}</text:span></text:p>
      <text:p text:style-name="No_20_Spacing"><text:span text:style-name="T10"><text:s text:c="4"/>printf(</text:span><text:span text:style-name="T14">"%s\n"</text:span><text:span text:style-name="T10">, isUDTest(code) ? </text:span><text:span text:style-name="T14">"YES"</text:span><text:span text:style-name="T10"> : </text:span><text:span text:style-name="T14">"NO"</text:span><text:span text:style-name="T10">);</text:span></text:p>
      <text:p text:style-name="No_20_Spacing"><text:soft-page-break/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P12"/>
      <text:p text:style-name="P12"/>
      <text:p text:style-name="No_20_Spacing"><text:span text:style-name="T5">############################################</text:span></text:p>
      <text:list xml:id="list39289850" text:continue-numbering="true" text:style-name="Outline">
        <text:list-item>
          <text:h text:style-name="Heading_20_1" text:outline-level="1"><text:bookmark-start text:name="__RefHeading___Toc26960_2932636602"/><text:bookmark text:name="Bookmark114"/><text:span text:style-name="T6">Number Theory</text:span><text:bookmark-end text:name="__RefHeading___Toc26960_2932636602"/></text:h>
        </text:list-item>
      </text:list>
      <text:p text:style-name="No_20_Spacing"><text:span text:style-name="T5">############################################</text:span></text:p>
      <text:p text:style-name="P8"/>
      <text:p text:style-name="P8"/>
      <text:p text:style-name="No_20_Spacing"><text:span text:style-name="T7">/* Number Theory: </text:span></text:p>
      <text:list xml:id="list39295422" text:continue-numbering="true" text:style-name="Outline">
        <text:list-item>
          <text:list>
            <text:list-item>
              <text:h text:style-name="Heading_20_2" text:outline-level="2"><text:bookmark-start text:name="__RefHeading___Toc26962_2932636602"/><text:bookmark text:name="Bookmark115"/><text:span text:style-name="T6">GCD of binary numbers (Algorithm B)</text:span><text:bookmark-end text:name="__RefHeading___Toc2696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Computes the greatest common divisor of two </text:span></text:p>
      <text:p text:style-name="No_20_Spacing"><text:span text:style-name="T7"><text:s text:c="16"/>integers expressed in binary. </text:span></text:p>
      <text:p text:style-name="No_20_Spacing"><text:span text:style-name="T7"><text:s text:c="3"/></text:span></text:p>
      <text:p text:style-name="No_20_Spacing"><text:span text:style-name="T7"><text:s text:c="3"/>Complexity: <text:s/>O((lg2(uv))^2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Dec 29, 2002</text:span></text:p>
      <text:p text:style-name="No_20_Spacing"><text:span text:style-name="T7"><text:s text:c="3"/>References: <text:s/>http://www.nist.gov/dads/HTML/binaryGCD.html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When efficiency isn't a big concern, the standard </text:span></text:p>
      <text:p text:style-name="No_20_Spacing"><text:span text:style-name="T7"><text:s text:c="16"/>gcd algorithm is probably a better choice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P8"/>
      <text:p text:style-name="No_20_Spacing"><text:span text:style-name="T11">int</text:span><text:span text:style-name="T10"> gcd_b(</text:span><text:span text:style-name="T11">int</text:span><text:span text:style-name="T10"> u, </text:span><text:span text:style-name="T11">int</text:span><text:span text:style-name="T10"> v){</text:span></text:p>
      <text:p text:style-name="No_20_Spacing"><text:span text:style-name="T10"><text:s text:c="2"/></text:span><text:span text:style-name="T11">int</text:span><text:span text:style-name="T10"> g = </text:span><text:span text:style-name="T16">1</text:span><text:span text:style-name="T10">, t;</text:span></text:p>
      <text:p text:style-name="P12"/>
      <text:p text:style-name="No_20_Spacing"><text:span text:style-name="T10"><text:s text:c="2"/></text:span><text:span text:style-name="T11">while</text:span><text:span text:style-name="T10">(!(u &amp; </text:span><text:span text:style-name="T16">1</text:span><text:span text:style-name="T10"> || v &amp; </text:span><text:span text:style-name="T16">1</text:span><text:span text:style-name="T10">)){</text:span></text:p>
      <text:p text:style-name="No_20_Spacing"><text:span text:style-name="T10"><text:s text:c="4"/>u &gt;&gt;= </text:span><text:span text:style-name="T16">1</text:span><text:span text:style-name="T10">;</text:span></text:p>
      <text:p text:style-name="No_20_Spacing"><text:span text:style-name="T10"><text:s text:c="4"/>v &gt;&gt;= </text:span><text:span text:style-name="T16">1</text:span><text:span text:style-name="T10">;</text:span></text:p>
      <text:p text:style-name="No_20_Spacing"><text:span text:style-name="T10"><text:s text:c="4"/>g &lt;&lt;= </text:span><text:span text:style-name="T16">1</text:span><text:span text:style-name="T10">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while</text:span><text:span text:style-name="T10">(u){</text:span></text:p>
      <text:p text:style-name="No_20_Spacing"><text:span text:style-name="T10"><text:s text:c="4"/></text:span><text:span text:style-name="T11">if</text:span><text:span text:style-name="T10">(!(u&amp;</text:span><text:span text:style-name="T16">1</text:span><text:span text:style-name="T10">)) u &gt;&gt;= </text:span><text:span text:style-name="T16">1</text:span><text:span text:style-name="T10">;</text:span></text:p>
      <text:p text:style-name="No_20_Spacing"><text:span text:style-name="T10"><text:s text:c="4"/></text:span><text:span text:style-name="T11">else</text:span><text:span text:style-name="T10"> </text:span><text:span text:style-name="T11">if</text:span><text:span text:style-name="T10">(!(v&amp;</text:span><text:span text:style-name="T16">1</text:span><text:span text:style-name="T10">)) v &gt;&gt;= </text:span><text:span text:style-name="T16">1</text:span><text:span text:style-name="T10">;</text:span></text:p>
      <text:p text:style-name="No_20_Spacing"><text:span text:style-name="T10"><text:s text:c="4"/></text:span><text:span text:style-name="T11">else</text:span><text:span text:style-name="T10"> {</text:span></text:p>
      <text:p text:style-name="No_20_Spacing"><text:span text:style-name="T10"><text:s text:c="6"/>t = abs(u-v)&gt;&gt;</text:span><text:span text:style-name="T16">1</text:span><text:span text:style-name="T10">;</text:span></text:p>
      <text:p text:style-name="No_20_Spacing"><text:soft-page-break/><text:span text:style-name="T10"><text:s text:c="6"/></text:span><text:span text:style-name="T11">if</text:span><text:span text:style-name="T10">(u &lt; v) v = t;</text:span></text:p>
      <text:p text:style-name="No_20_Spacing"><text:span text:style-name="T10"><text:s text:c="6"/></text:span><text:span text:style-name="T11">else</text:span><text:span text:style-name="T10"> u = t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g*v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a, b;</text:span></text:p>
      <text:p text:style-name="P12"/>
      <text:p text:style-name="No_20_Spacing"><text:span text:style-name="T10"><text:s text:c="2"/></text:span><text:span text:style-name="T11">while</text:span><text:span text:style-name="T10">(scanf(</text:span><text:span text:style-name="T14">"%d %d"</text:span><text:span text:style-name="T10">, &amp;a, &amp;b) == </text:span><text:span text:style-name="T16">2</text:span><text:span text:style-name="T10">){</text:span></text:p>
      <text:p text:style-name="No_20_Spacing"><text:span text:style-name="T10"><text:s text:c="4"/></text:span><text:span text:style-name="T9">printf(</text:span><text:span text:style-name="T13">"GCD %d %d = %d\n"</text:span><text:span text:style-name="T9">, a, b, gcd_b(a,b));</text:span></text:p>
      <text:p text:style-name="No_20_Spacing"><text:span text:style-name="T9"><text:s text:c="2"/></text:span><text:span text:style-name="T10"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P12"/>
      <text:p text:style-name="P2"/>
      <text:p text:style-name="P13"><text:span text:style-name="T5">############################################</text:span></text:p>
      <text:list xml:id="list39270045" text:continue-numbering="true" text:style-name="Outline">
        <text:list-item>
          <text:h text:style-name="Heading_20_1" text:outline-level="1"><text:bookmark-start text:name="__RefHeading___Toc26974_2932636602"/><text:bookmark text:name="Bookmark117"/><text:span text:style-name="T6">Parsing</text:span><text:bookmark-end text:name="__RefHeading___Toc26974_2932636602"/></text:h>
        </text:list-item>
      </text:list>
      <text:p text:style-name="No_20_Spacing"><text:span text:style-name="T5">############################################</text:span></text:p>
      <text:p text:style-name="P8"/>
      <text:p text:style-name="P8"/>
      <text:p text:style-name="No_20_Spacing"><text:span text:style-name="T7">/* Parsing: </text:span></text:p>
      <text:list xml:id="list39287423" text:continue-numbering="true" text:style-name="Outline">
        <text:list-item>
          <text:list>
            <text:list-item>
              <text:h text:style-name="Heading_20_2" text:outline-level="2"><text:bookmark-start text:name="__RefHeading___Toc26976_2932636602"/><text:bookmark text:name="Bookmark118"/><text:span text:style-name="T6">Evaluating Arithmetic Expressions</text:span><text:bookmark-end text:name="__RefHeading___Toc2697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infix expression in a string, the parser</text:span></text:p>
      <text:p text:style-name="No_20_Spacing"><text:span text:style-name="T7"><text:s text:c="16"/>evaluates the string and reports errors if the</text:span></text:p>
      <text:p text:style-name="P5"><text:span text:style-name="T7"><text:s text:c="16"/>parsing fails or the evaluation causes a division by</text:span></text:p>
      <text:p text:style-name="No_20_Spacing"><text:span text:style-name="T7"><text:s text:c="16"/>zero.</text:span></text:p>
      <text:p text:style-name="No_20_Spacing"><text:span text:style-name="T7"><text:s text:c="3"/></text:span></text:p>
      <text:p text:style-name="No_20_Spacing"><text:span text:style-name="T7"><text:s text:c="3"/>Complexity: <text:s/>O(N) where N is the size of the string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Patrick Earl</text:span></text:p>
      <text:p text:style-name="No_20_Spacing"><text:span text:style-name="T7"><text:s text:c="3"/>Date: <text:s text:c="7"/>Nov 14, 2002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/>Leading zeros are handled.</text:span></text:p>
      <text:p text:style-name="No_20_Spacing"><text:span text:style-name="T7"><text:s text:c="11"/>By default, the code uses long long, but it cannot handle</text:span></text:p>
      <text:p text:style-name="No_20_Spacing"><text:span text:style-name="T7"><text:s text:c="11"/>the minimum long long value, only that value plus one.</text:span></text:p>
      <text:p text:style-name="No_20_Spacing"><text:span text:style-name="T7"><text:s text:c="11"/>Overflow in the math operations is not checked.</text:span></text:p>
      <text:p text:style-name="No_20_Spacing"><text:span text:style-name="T7"><text:s text:c="11"/>Whitespace is ignored.</text:span></text:p>
      <text:p text:style-name="P9"/>
      <text:p text:style-name="No_20_Spacing"><text:span text:style-name="T7"><text:s text:c="3"/>Expressions follow this grammar:</text:span></text:p>
      <text:p text:style-name="No_20_Spacing"><text:span text:style-name="T7"><text:s text:c="7"/>Expr = Term (('+'|'-') Term) *</text:span></text:p>
      <text:p text:style-name="No_20_Spacing"><text:span text:style-name="T7"><text:s text:c="7"/>Term = Factor (('*'|'/') Factor) *</text:span></text:p>
      <text:p text:style-name="No_20_Spacing"><text:span text:style-name="T7"><text:s text:c="7"/>Factor = Unit | ('+'|'-')? Factor</text:span></text:p>
      <text:p text:style-name="No_20_Spacing"><text:span text:style-name="T7"><text:s text:c="7"/>Unit = LongLongInteger | '('Expr')'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ctype.h&gt;</text:span></text:p>
      <text:p text:style-name="No_20_Spacing"><text:span text:style-name="T5">#include &lt;limits.h&gt;</text:span></text:p>
      <text:p text:style-name="No_20_Spacing"><text:span text:style-name="T5">#include &lt;string.h&gt;</text:span></text:p>
      <text:p text:style-name="No_20_Spacing"><text:span text:style-name="T5">#include &lt;stdlib.h&gt;</text:span></text:p>
      <text:p text:style-name="No_20_Spacing"><text:span text:style-name="T5">#include &lt;errno.h&gt;</text:span></text:p>
      <text:p text:style-name="P8"/>
      <text:p text:style-name="No_20_Spacing"><text:span text:style-name="T11">enum</text:span><text:span text:style-name="T10"> {</text:span></text:p>
      <text:p text:style-name="No_20_Spacing"><text:span text:style-name="T10"><text:s text:c="2"/>SUCCESS,</text:span></text:p>
      <text:p text:style-name="No_20_Spacing"><text:span text:style-name="T10"><text:s text:c="2"/>DIV_BY_ZERO, <text:s text:c="4"/></text:span><text:span text:style-name="T7">/* A division by zero would have occured. */</text:span></text:p>
      <text:p text:style-name="No_20_Spacing"><text:span text:style-name="T10"><text:s text:c="2"/>PARSE_UNEXPECTED,</text:span><text:span text:style-name="T7">/* Unexpected character. <text:s/>Also reported for empty</text:span></text:p>
      <text:p text:style-name="No_20_Spacing"><text:span text:style-name="T7"><text:s text:c="22"/>string. */</text:span></text:p>
      <text:p text:style-name="No_20_Spacing"><text:span text:style-name="T10"><text:s text:c="2"/>PARSE_TOOLONG, <text:s text:c="2"/></text:span><text:span text:style-name="T7">/* Extra non-whitespace junk after complete</text:span></text:p>
      <text:p text:style-name="No_20_Spacing"><text:span text:style-name="T7"><text:s text:c="22"/>expression has been parsed. */</text:span></text:p>
      <text:p text:style-name="No_20_Spacing"><text:span text:style-name="T10"><text:s text:c="2"/>PARSE_OVERFLOW, <text:s/></text:span><text:span text:style-name="T7">/* Integer is too long to fit in an int. */</text:span></text:p>
      <text:p text:style-name="No_20_Spacing"><text:span text:style-name="T10"><text:s text:c="2"/>PARSE_NOPAREN <text:s text:c="3"/></text:span><text:span text:style-name="T7">/* No matching parentheses. */</text:span></text:p>
      <text:p text:style-name="No_20_Spacing"><text:span text:style-name="T10">};</text:span></text:p>
      <text:p text:style-name="P12"><text:soft-page-break/></text:p>
      <text:p text:style-name="No_20_Spacing"><text:span text:style-name="T7">/* If you change this, you need to change the low level parsing as well. */</text:span></text:p>
      <text:p text:style-name="No_20_Spacing"><text:span text:style-name="T11">typedef</text:span><text:span text:style-name="T10"> </text:span><text:span text:style-name="T11">long</text:span><text:span text:style-name="T10"> </text:span><text:span text:style-name="T11">long</text:span><text:span text:style-name="T10"> TYPE;</text:span></text:p>
      <text:p text:style-name="P12"/>
      <text:p text:style-name="No_20_Spacing"><text:span text:style-name="T11">char</text:span><text:span text:style-name="T10"> *s;</text:span></text:p>
      <text:p text:style-name="No_20_Spacing"><text:span text:style-name="T11">int</text:span><text:span text:style-name="T10"> pos;</text:span></text:p>
      <text:p text:style-name="No_20_Spacing"><text:span text:style-name="T11">int</text:span><text:span text:style-name="T10"> error;</text:span></text:p>
      <text:p text:style-name="P12"/>
      <text:p text:style-name="No_20_Spacing"><text:span text:style-name="T11">char</text:span><text:span text:style-name="T10"> gc() {</text:span></text:p>
      <text:p text:style-name="No_20_Spacing"><text:span text:style-name="T10"><text:s text:c="2"/></text:span><text:span text:style-name="T11">while</text:span><text:span text:style-name="T10">(isspace(s[pos])) pos++;</text:span></text:p>
      <text:p text:style-name="No_20_Spacing"><text:span text:style-name="T10"><text:s text:c="2"/></text:span><text:span text:style-name="T11">return</text:span><text:span text:style-name="T10"> s[pos++]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ugc() {</text:span></text:p>
      <text:p text:style-name="No_20_Spacing"><text:span text:style-name="T10"><text:s text:c="2"/>pos--;</text:span></text:p>
      <text:p text:style-name="No_20_Spacing"><text:span text:style-name="T10">}</text:span></text:p>
      <text:p text:style-name="P12"/>
      <text:p text:style-name="No_20_Spacing"><text:span text:style-name="T10">TYPE Expr();</text:span></text:p>
      <text:p text:style-name="P12"/>
      <text:p text:style-name="No_20_Spacing"><text:span text:style-name="T10">TYPE Unit() {</text:span></text:p>
      <text:p text:style-name="No_20_Spacing"><text:span text:style-name="T10"><text:s text:c="2"/></text:span><text:span text:style-name="T12">char</text:span><text:span text:style-name="T9"> c;</text:span></text:p>
      <text:p text:style-name="No_20_Spacing"><text:span text:style-name="T9"><text:s text:c="2"/>TYPE expr;</text:span></text:p>
      <text:p text:style-name="No_20_Spacing"><text:span text:style-name="T9"><text:s text:c="2"/></text:span><text:span text:style-name="T12">char</text:span><text:span text:style-name="T9"> num[</text:span><text:span text:style-name="T15">100</text:span><text:span text:style-name="T9">];</text:span></text:p>
      <text:p text:style-name="No_20_Spacing"><text:span text:style-name="T9"><text:s text:c="2"/></text:span><text:span text:style-name="T11">char</text:span><text:span text:style-name="T10"> *ref;</text:span></text:p>
      <text:p text:style-name="No_20_Spacing"><text:span text:style-name="T10"><text:s text:c="2"/></text:span><text:span text:style-name="T11">int</text:span><text:span text:style-name="T10"> p, zero;</text:span></text:p>
      <text:p text:style-name="P12"/>
      <text:p text:style-name="No_20_Spacing"><text:span text:style-name="T10"><text:s text:c="2"/>c = gc();</text:span></text:p>
      <text:p text:style-name="P12"/>
      <text:p text:style-name="No_20_Spacing"><text:span text:style-name="T10"><text:s text:c="2"/></text:span><text:span text:style-name="T11">if</text:span><text:span text:style-name="T10">(c == '(') {</text:span></text:p>
      <text:p text:style-name="No_20_Spacing"><text:span text:style-name="T10"><text:s text:c="4"/>expr = Expr();</text:span></text:p>
      <text:p text:style-name="No_20_Spacing"><text:span text:style-name="T10"><text:s text:c="4"/></text:span><text:span text:style-name="T11">if</text:span><text:span text:style-name="T10">(error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4"/></text:span><text:span text:style-name="T11">if</text:span><text:span text:style-name="T10">(gc() != ')') {</text:span></text:p>
      <text:p text:style-name="No_20_Spacing"><text:span text:style-name="T10"><text:s text:c="6"/>error = PARSE_NOPAREN;</text:span></text:p>
      <text:p text:style-name="No_20_Spacing"><text:span text:style-name="T10"><text:s text:c="6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4"/>}</text:span></text:p>
      <text:p text:style-name="No_20_Spacing"><text:span text:style-name="T10"><text:s text:c="4"/></text:span><text:span text:style-name="T11">return</text:span><text:span text:style-name="T10"> expr;</text:span></text:p>
      <text:p text:style-name="No_20_Spacing"><text:span text:style-name="T10"><text:s text:c="2"/>} </text:span><text:span text:style-name="T11">else</text:span><text:span text:style-name="T10"> </text:span><text:span text:style-name="T11">if</text:span><text:span text:style-name="T10">(isdigit(c)) {</text:span></text:p>
      <text:p text:style-name="No_20_Spacing"><text:span text:style-name="T10"><text:s text:c="4"/>p=</text:span><text:span text:style-name="T16">0</text:span><text:span text:style-name="T10">;</text:span></text:p>
      <text:p text:style-name="No_20_Spacing"><text:span text:style-name="T10"><text:s text:c="4"/>zero=</text:span><text:span text:style-name="T16">1</text:span><text:span text:style-name="T10">;</text:span></text:p>
      <text:p text:style-name="No_20_Spacing"><text:span text:style-name="T10"><text:s text:c="4"/></text:span><text:span text:style-name="T11">while</text:span><text:span text:style-name="T10">(isdigit(c)) {</text:span></text:p>
      <text:p text:style-name="No_20_Spacing"><text:span text:style-name="T10"><text:s text:c="6"/></text:span><text:span text:style-name="T11">if</text:span><text:span text:style-name="T10">(zero &amp;&amp; c=='0') {</text:span></text:p>
      <text:p text:style-name="No_20_Spacing"><text:span text:style-name="T10"><text:s text:c="8"/>c=gc();</text:span></text:p>
      <text:p text:style-name="No_20_Spacing"><text:span text:style-name="T10"><text:s text:c="8"/></text:span><text:span text:style-name="T11">continue</text:span><text:span text:style-name="T10">;</text:span></text:p>
      <text:p text:style-name="No_20_Spacing"><text:span text:style-name="T10"><text:s text:c="6"/></text:span><text:span text:style-name="T9">}</text:span></text:p>
      <text:p text:style-name="No_20_Spacing"><text:span text:style-name="T9"><text:s text:c="6"/>zero=</text:span><text:span text:style-name="T15">0</text:span><text:span text:style-name="T9">;</text:span></text:p>
      <text:p text:style-name="No_20_Spacing"><text:span text:style-name="T9"><text:s text:c="6"/>num[p++]=c;</text:span></text:p>
      <text:p text:style-name="No_20_Spacing"><text:span text:style-name="T9"><text:s text:c="6"/></text:span><text:span text:style-name="T12">if</text:span><text:span text:style-name="T9">(p &gt; </text:span><text:span text:style-name="T15">19</text:span><text:span text:style-name="T9">) {</text:span></text:p>
      <text:p text:style-name="No_20_Spacing"><text:span text:style-name="T9"><text:s text:c="8"/></text:span><text:span text:style-name="T10">error = PARSE_OVERFLOW;</text:span></text:p>
      <text:p text:style-name="No_20_Spacing"><text:span text:style-name="T10"><text:s text:c="8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6"/>}</text:span></text:p>
      <text:p text:style-name="No_20_Spacing"><text:soft-page-break/><text:span text:style-name="T10"><text:s text:c="6"/>c=gc();</text:span></text:p>
      <text:p text:style-name="No_20_Spacing"><text:span text:style-name="T10"><text:s text:c="4"/></text:span><text:span text:style-name="T9">}</text:span></text:p>
      <text:p text:style-name="No_20_Spacing"><text:span text:style-name="T9"><text:s text:c="4"/>ugc();</text:span></text:p>
      <text:p text:style-name="No_20_Spacing"><text:span text:style-name="T9"><text:s text:c="4"/></text:span><text:span text:style-name="T12">if</text:span><text:span text:style-name="T9">(zero) num[p++]='0';</text:span></text:p>
      <text:p text:style-name="No_20_Spacing"><text:span text:style-name="T9"><text:s text:c="4"/></text:span><text:span text:style-name="T10">num[p]=</text:span><text:span text:style-name="T16">0</text:span><text:span text:style-name="T10">;</text:span></text:p>
      <text:p text:style-name="P12"/>
      <text:p text:style-name="No_20_Spacing"><text:span text:style-name="T10"><text:s text:c="4"/></text:span><text:span text:style-name="T7">/* The largest 64 bit long long value. */</text:span></text:p>
      <text:p text:style-name="No_20_Spacing"><text:span text:style-name="T10"><text:s text:c="4"/>ref = </text:span><text:span text:style-name="T14">"9223372036854775807"</text:span><text:span text:style-name="T10">;</text:span></text:p>
      <text:p text:style-name="No_20_Spacing"><text:span text:style-name="T10"><text:s text:c="4"/></text:span><text:span text:style-name="T11">if</text:span><text:span text:style-name="T10">(strlen(num) == strlen(ref) &amp;&amp; strcmp(num, ref) &gt; </text:span><text:span text:style-name="T16">0</text:span><text:span text:style-name="T10">) {</text:span></text:p>
      <text:p text:style-name="No_20_Spacing"><text:span text:style-name="T10"><text:s text:c="6"/>error = PARSE_OVERFLOW;</text:span></text:p>
      <text:p text:style-name="No_20_Spacing"><text:span text:style-name="T10"><text:s text:c="6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4"/>}</text:span></text:p>
      <text:p text:style-name="P12"/>
      <text:p text:style-name="No_20_Spacing"><text:span text:style-name="T10"><text:s text:c="4"/></text:span><text:span text:style-name="T11">if</text:span><text:span text:style-name="T10">(sscanf(num,</text:span><text:span text:style-name="T14">"%lld"</text:span><text:span text:style-name="T10">,&amp;expr) != </text:span><text:span text:style-name="T16">1</text:span><text:span text:style-name="T10">) {</text:span></text:p>
      <text:p text:style-name="No_20_Spacing"><text:span text:style-name="T10"><text:s text:c="6"/>error = PARSE_OVERFLOW;</text:span></text:p>
      <text:p text:style-name="No_20_Spacing"><text:span text:style-name="T10"><text:s text:c="6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4"/>}</text:span></text:p>
      <text:p text:style-name="P12"/>
      <text:p text:style-name="No_20_Spacing"><text:span text:style-name="T10"><text:s text:c="4"/></text:span><text:span text:style-name="T11">return</text:span><text:span text:style-name="T10"> expr;</text:span></text:p>
      <text:p text:style-name="No_20_Spacing"><text:span text:style-name="T10"><text:s text:c="2"/>} </text:span><text:span text:style-name="T11">else</text:span><text:span text:style-name="T10"> {</text:span></text:p>
      <text:p text:style-name="No_20_Spacing"><text:span text:style-name="T10"><text:s text:c="4"/>error=PARSE_UNEXPECTED;</text:span></text:p>
      <text:p text:style-name="No_20_Spacing"><text:span text:style-name="T10"><text:s text:c="4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0">TYPE Factor() {</text:span></text:p>
      <text:p text:style-name="No_20_Spacing"><text:span text:style-name="T10"><text:s text:c="2"/></text:span><text:span text:style-name="T11">char</text:span><text:span text:style-name="T10"> c = gc();</text:span></text:p>
      <text:p text:style-name="P12"/>
      <text:p text:style-name="No_20_Spacing"><text:span text:style-name="T10"><text:s text:c="2"/></text:span><text:span text:style-name="T7">/* Unary +/- is handled here. */</text:span></text:p>
      <text:p text:style-name="No_20_Spacing"><text:span text:style-name="T10"><text:s text:c="2"/></text:span><text:span text:style-name="T11">if</text:span><text:span text:style-name="T10">(c == '-') {</text:span></text:p>
      <text:p text:style-name="No_20_Spacing"><text:span text:style-name="T10"><text:s text:c="4"/></text:span><text:span text:style-name="T11">return</text:span><text:span text:style-name="T10"> -Factor();</text:span></text:p>
      <text:p text:style-name="No_20_Spacing"><text:span text:style-name="T10"><text:s text:c="2"/>} </text:span><text:span text:style-name="T11">else</text:span><text:span text:style-name="T10"> </text:span><text:span text:style-name="T11">if</text:span><text:span text:style-name="T10">(c == '+') {</text:span></text:p>
      <text:p text:style-name="No_20_Spacing"><text:span text:style-name="T10"><text:s text:c="4"/></text:span><text:span text:style-name="T11">return</text:span><text:span text:style-name="T10"> Factor();</text:span></text:p>
      <text:p text:style-name="No_20_Spacing"><text:span text:style-name="T10"><text:s text:c="2"/>} </text:span><text:span text:style-name="T11">else</text:span><text:span text:style-name="T10"> {</text:span></text:p>
      <text:p text:style-name="No_20_Spacing"><text:span text:style-name="T10"><text:s text:c="4"/>ugc();</text:span></text:p>
      <text:p text:style-name="No_20_Spacing"><text:span text:style-name="T10"><text:s text:c="4"/></text:span><text:span text:style-name="T11">return</text:span><text:span text:style-name="T10"> Unit()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0">TYPE Term() {</text:span></text:p>
      <text:p text:style-name="No_20_Spacing"><text:span text:style-name="T10"><text:s text:c="2"/>TYPE total;</text:span></text:p>
      <text:p text:style-name="No_20_Spacing"><text:span text:style-name="T10"><text:s text:c="2"/>TYPE factor;</text:span></text:p>
      <text:p text:style-name="No_20_Spacing"><text:span text:style-name="T10"><text:s text:c="2"/></text:span><text:span text:style-name="T11">char</text:span><text:span text:style-name="T10"> c;</text:span></text:p>
      <text:p text:style-name="P12"/>
      <text:p text:style-name="No_20_Spacing"><text:span text:style-name="T10"><text:s text:c="2"/>total = Factor();</text:span></text:p>
      <text:p text:style-name="No_20_Spacing"><text:span text:style-name="T10"><text:s text:c="2"/></text:span><text:span text:style-name="T11">if</text:span><text:span text:style-name="T10">(error) </text:span><text:span text:style-name="T11">return</text:span><text:span text:style-name="T10"> </text:span><text:span text:style-name="T16">0</text:span><text:span text:style-name="T10">;</text:span></text:p>
      <text:p text:style-name="P12"/>
      <text:p text:style-name="No_20_Spacing"><text:span text:style-name="T10"><text:s text:c="2"/></text:span><text:span text:style-name="T11">while</text:span><text:span text:style-name="T10">(</text:span><text:span text:style-name="T16">1</text:span><text:span text:style-name="T10">) {</text:span></text:p>
      <text:p text:style-name="No_20_Spacing"><text:span text:style-name="T10"><text:s text:c="4"/>c = gc();</text:span></text:p>
      <text:p text:style-name="No_20_Spacing"><text:span text:style-name="T10"><text:s text:c="4"/></text:span><text:span text:style-name="T11">if</text:span><text:span text:style-name="T10">(c == '*') {</text:span></text:p>
      <text:p text:style-name="No_20_Spacing"><text:span text:style-name="T10"><text:s text:c="6"/>total *= Factor();</text:span></text:p>
      <text:p text:style-name="No_20_Spacing"><text:soft-page-break/><text:span text:style-name="T10"><text:s text:c="6"/></text:span><text:span text:style-name="T11">if</text:span><text:span text:style-name="T10">(error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4"/>} </text:span><text:span text:style-name="T11">else</text:span><text:span text:style-name="T10"> </text:span><text:span text:style-name="T11">if</text:span><text:span text:style-name="T10">(c == '/') {</text:span></text:p>
      <text:p text:style-name="No_20_Spacing"><text:span text:style-name="T10"><text:s text:c="6"/>factor = Factor();</text:span></text:p>
      <text:p text:style-name="No_20_Spacing"><text:span text:style-name="T10"><text:s text:c="6"/></text:span><text:span text:style-name="T11">if</text:span><text:span text:style-name="T10">(error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6"/></text:span><text:span text:style-name="T11">if</text:span><text:span text:style-name="T10">(factor == </text:span><text:span text:style-name="T16">0</text:span><text:span text:style-name="T10">) {</text:span></text:p>
      <text:p text:style-name="No_20_Spacing"><text:span text:style-name="T10"><text:s text:c="8"/>error = DIV_BY_ZERO;</text:span></text:p>
      <text:p text:style-name="No_20_Spacing"><text:span text:style-name="T10"><text:s text:c="8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6"/>}</text:span></text:p>
      <text:p text:style-name="No_20_Spacing"><text:span text:style-name="T10"><text:s text:c="6"/>total /= factor;</text:span></text:p>
      <text:p text:style-name="No_20_Spacing"><text:span text:style-name="T10"><text:s text:c="4"/>} </text:span><text:span text:style-name="T11">else</text:span><text:span text:style-name="T10"> {</text:span></text:p>
      <text:p text:style-name="No_20_Spacing"><text:span text:style-name="T10"><text:s text:c="6"/>ugc();</text:span></text:p>
      <text:p text:style-name="No_20_Spacing"><text:span text:style-name="T10"><text:s text:c="6"/></text:span><text:span text:style-name="T11">return</text:span><text:span text:style-name="T10"> total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0">TYPE Expr() {</text:span></text:p>
      <text:p text:style-name="No_20_Spacing"><text:span text:style-name="T10"><text:s text:c="2"/>TYPE total;</text:span></text:p>
      <text:p text:style-name="No_20_Spacing"><text:span text:style-name="T10"><text:s text:c="2"/></text:span><text:span text:style-name="T11">char</text:span><text:span text:style-name="T10"> c;</text:span></text:p>
      <text:p text:style-name="P12"/>
      <text:p text:style-name="No_20_Spacing"><text:span text:style-name="T10"><text:s text:c="2"/>total = Term();</text:span></text:p>
      <text:p text:style-name="No_20_Spacing"><text:span text:style-name="T10"><text:s text:c="2"/></text:span><text:span text:style-name="T11">if</text:span><text:span text:style-name="T10">(error) </text:span><text:span text:style-name="T11">return</text:span><text:span text:style-name="T10"> </text:span><text:span text:style-name="T16">0</text:span><text:span text:style-name="T10">;</text:span></text:p>
      <text:p text:style-name="P12"/>
      <text:p text:style-name="No_20_Spacing"><text:span text:style-name="T10"><text:s text:c="2"/></text:span><text:span text:style-name="T11">while</text:span><text:span text:style-name="T10">(</text:span><text:span text:style-name="T16">1</text:span><text:span text:style-name="T10">) {</text:span></text:p>
      <text:p text:style-name="No_20_Spacing"><text:span text:style-name="T10"><text:s text:c="4"/>c = gc();</text:span></text:p>
      <text:p text:style-name="No_20_Spacing"><text:span text:style-name="T10"><text:s text:c="4"/></text:span><text:span text:style-name="T11">if</text:span><text:span text:style-name="T10">(c == '-') {</text:span></text:p>
      <text:p text:style-name="No_20_Spacing"><text:span text:style-name="T10"><text:s text:c="6"/>total -= Term();</text:span></text:p>
      <text:p text:style-name="No_20_Spacing"><text:span text:style-name="T10"><text:s text:c="6"/></text:span><text:span text:style-name="T11">if</text:span><text:span text:style-name="T10">(error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4"/>} </text:span><text:span text:style-name="T11">else</text:span><text:span text:style-name="T10"> </text:span><text:span text:style-name="T11">if</text:span><text:span text:style-name="T10">(c == '+') {</text:span></text:p>
      <text:p text:style-name="No_20_Spacing"><text:span text:style-name="T10"><text:s text:c="6"/>total += Term();</text:span></text:p>
      <text:p text:style-name="No_20_Spacing"><text:span text:style-name="T10"><text:s text:c="6"/></text:span><text:span text:style-name="T11">if</text:span><text:span text:style-name="T10">(error) 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4"/>} </text:span><text:span text:style-name="T11">else</text:span><text:span text:style-name="T10"> {</text:span></text:p>
      <text:p text:style-name="No_20_Spacing"><text:span text:style-name="T10"><text:s text:c="6"/>ugc();</text:span></text:p>
      <text:p text:style-name="No_20_Spacing"><text:span text:style-name="T10"><text:s text:c="6"/></text:span><text:span text:style-name="T11">return</text:span><text:span text:style-name="T10"> total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0">TYPE parse(</text:span><text:span text:style-name="T11">char</text:span><text:span text:style-name="T10"> *str) {</text:span></text:p>
      <text:p text:style-name="No_20_Spacing"><text:span text:style-name="T10"><text:s text:c="2"/>TYPE res;</text:span></text:p>
      <text:p text:style-name="P12"/>
      <text:p text:style-name="No_20_Spacing"><text:span text:style-name="T10"><text:s text:c="2"/>s = str;</text:span></text:p>
      <text:p text:style-name="No_20_Spacing"><text:span text:style-name="T10"><text:s text:c="2"/>error = SUCCESS;</text:span></text:p>
      <text:p text:style-name="No_20_Spacing"><text:span text:style-name="T10"><text:s text:c="2"/>pos = </text:span><text:span text:style-name="T16">0</text:span><text:span text:style-name="T10">;</text:span></text:p>
      <text:p text:style-name="P12"/>
      <text:p text:style-name="No_20_Spacing"><text:span text:style-name="T10"><text:s text:c="2"/>res = Expr();</text:span></text:p>
      <text:p text:style-name="P12"/>
      <text:p text:style-name="No_20_Spacing"><text:span text:style-name="T10"><text:s text:c="2"/></text:span><text:span text:style-name="T11">if</text:span><text:span text:style-name="T10">(!error &amp;&amp; gc() != </text:span><text:span text:style-name="T16">0</text:span><text:span text:style-name="T10">) error=PARSE_TOOLONG;</text:span></text:p>
      <text:p text:style-name="P12"/>
      <text:p text:style-name="No_20_Spacing"><text:span text:style-name="T10"><text:s text:c="2"/></text:span><text:span text:style-name="T11">return</text:span><text:span text:style-name="T10"> res;</text:span></text:p>
      <text:p text:style-name="No_20_Spacing"><text:span text:style-name="T10">}</text:span></text:p>
      <text:p text:style-name="P12"><text:soft-page-break/></text:p>
      <text:p text:style-name="No_20_Spacing"><text:span text:style-name="T11">void</text:span><text:span text:style-name="T10"> chomp(</text:span><text:span text:style-name="T11">char</text:span><text:span text:style-name="T10"> *s) {</text:span></text:p>
      <text:p text:style-name="No_20_Spacing"><text:span text:style-name="T10"><text:s text:c="2"/></text:span><text:span text:style-name="T11">int</text:span><text:span text:style-name="T10"> len = strlen(s);</text:span></text:p>
      <text:p text:style-name="No_20_Spacing"><text:span text:style-name="T10"><text:s text:c="2"/></text:span><text:span text:style-name="T11">if</text:span><text:span text:style-name="T10">(s[len-</text:span><text:span text:style-name="T16">1</text:span><text:span text:style-name="T10">]=='\n') s[len-</text:span><text:span text:style-name="T16">1</text:span><text:span text:style-name="T10">]=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</text:span><text:span text:style-name="T11">char</text:span><text:span text:style-name="T10"> line[</text:span><text:span text:style-name="T16">1000</text:span><text:span text:style-name="T10">];</text:span></text:p>
      <text:p text:style-name="No_20_Spacing"><text:span text:style-name="T10"><text:s text:c="2"/>TYPE res;</text:span></text:p>
      <text:p text:style-name="P12"/>
      <text:p text:style-name="No_20_Spacing"><text:span text:style-name="T10"><text:s text:c="2"/></text:span><text:span text:style-name="T11">while</text:span><text:span text:style-name="T10">(fgets(line,</text:span><text:span text:style-name="T16">1000</text:span><text:span text:style-name="T10">,stdin)) {</text:span></text:p>
      <text:p text:style-name="No_20_Spacing"><text:span text:style-name="T10"><text:s text:c="4"/>res=parse(line);</text:span></text:p>
      <text:p text:style-name="No_20_Spacing"><text:span text:style-name="T10"><text:s text:c="4"/>chomp(line);</text:span></text:p>
      <text:p text:style-name="No_20_Spacing"><text:span text:style-name="T10"><text:s text:c="4"/>printf(</text:span><text:span text:style-name="T14">"Parsed: %s\n"</text:span><text:span text:style-name="T10">,line);</text:span></text:p>
      <text:p text:style-name="No_20_Spacing"><text:span text:style-name="T10"><text:s text:c="4"/></text:span><text:span text:style-name="T11">switch</text:span><text:span text:style-name="T10">(error) {</text:span></text:p>
      <text:p text:style-name="No_20_Spacing"><text:span text:style-name="T10"><text:s text:c="4"/></text:span><text:span text:style-name="T11">case</text:span><text:span text:style-name="T10"> SUCCESS:</text:span></text:p>
      <text:p text:style-name="No_20_Spacing"><text:span text:style-name="T10"><text:s text:c="6"/>printf(</text:span><text:span text:style-name="T14">"The value of the expression is: %lld\n"</text:span><text:span text:style-name="T10">,res);</text:span></text:p>
      <text:p text:style-name="No_20_Spacing"><text:span text:style-name="T10"><text:s text:c="6"/></text:span><text:span text:style-name="T11">break</text:span><text:span text:style-name="T10">;</text:span></text:p>
      <text:p text:style-name="No_20_Spacing"><text:span text:style-name="T10"><text:s text:c="4"/></text:span><text:span text:style-name="T11">case</text:span><text:span text:style-name="T10"> DIV_BY_ZERO:</text:span></text:p>
      <text:p text:style-name="No_20_Spacing"><text:span text:style-name="T10"><text:s text:c="6"/>printf(</text:span><text:span text:style-name="T14">"A division by zero occured.\n"</text:span><text:span text:style-name="T10">);</text:span></text:p>
      <text:p text:style-name="No_20_Spacing"><text:span text:style-name="T10"><text:s text:c="6"/></text:span><text:span text:style-name="T11">break</text:span><text:span text:style-name="T10">;</text:span></text:p>
      <text:p text:style-name="No_20_Spacing"><text:span text:style-name="T10"><text:s text:c="4"/></text:span><text:span text:style-name="T11">case</text:span><text:span text:style-name="T10"> PARSE_UNEXPECTED:</text:span></text:p>
      <text:p text:style-name="No_20_Spacing"><text:span text:style-name="T10"><text:s text:c="6"/>printf(</text:span><text:span text:style-name="T14">"An unexpected character was encountered.\n"</text:span><text:span text:style-name="T10">);</text:span></text:p>
      <text:p text:style-name="No_20_Spacing"><text:span text:style-name="T10"><text:s text:c="6"/></text:span><text:span text:style-name="T11">break</text:span><text:span text:style-name="T10">;</text:span></text:p>
      <text:p text:style-name="No_20_Spacing"><text:span text:style-name="T10"><text:s text:c="4"/></text:span><text:span text:style-name="T11">case</text:span><text:span text:style-name="T10"> PARSE_TOOLONG:</text:span></text:p>
      <text:p text:style-name="No_20_Spacing"><text:span text:style-name="T10"><text:s text:c="6"/>printf(</text:span><text:span text:style-name="T14">"There was extra junk at the end of the string.\n"</text:span><text:span text:style-name="T10">);</text:span></text:p>
      <text:p text:style-name="No_20_Spacing"><text:span text:style-name="T10"><text:s text:c="6"/></text:span><text:span text:style-name="T11">break</text:span><text:span text:style-name="T10">;</text:span></text:p>
      <text:p text:style-name="No_20_Spacing"><text:span text:style-name="T10"><text:s text:c="4"/></text:span><text:span text:style-name="T11">case</text:span><text:span text:style-name="T10"> PARSE_OVERFLOW:</text:span></text:p>
      <text:p text:style-name="No_20_Spacing"><text:span text:style-name="T10"><text:s text:c="6"/>printf(</text:span><text:span text:style-name="T14">"An integer was parsed that would not fit in int.\n"</text:span><text:span text:style-name="T10">);</text:span></text:p>
      <text:p text:style-name="No_20_Spacing"><text:span text:style-name="T10"><text:s text:c="6"/></text:span><text:span text:style-name="T11">break</text:span><text:span text:style-name="T10">;</text:span></text:p>
      <text:p text:style-name="No_20_Spacing"><text:span text:style-name="T10"><text:s text:c="4"/></text:span><text:span text:style-name="T11">case</text:span><text:span text:style-name="T10"> PARSE_NOPAREN:</text:span></text:p>
      <text:p text:style-name="No_20_Spacing"><text:span text:style-name="T10"><text:s text:c="6"/>printf(</text:span><text:span text:style-name="T14">"A closing parenthesis was not found.\n"</text:span><text:span text:style-name="T10">);</text:span></text:p>
      <text:p text:style-name="No_20_Spacing"><text:span text:style-name="T10"><text:s text:c="6"/></text:span><text:span text:style-name="T11">break</text:span><text:span text:style-name="T10">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Parsing: </text:span></text:p>
      <text:list xml:id="list39289011" text:continue-numbering="true" text:style-name="Outline">
        <text:list-item>
          <text:list>
            <text:list-item>
              <text:h text:style-name="Heading_20_2" text:outline-level="2"><text:bookmark-start text:name="__RefHeading___Toc26978_2932636602"/><text:bookmark text:name="Bookmark119"/><text:span text:style-name="T6">Converting infix to postfix</text:span><text:bookmark-end text:name="__RefHeading___Toc2697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infix expression in a string, as well as</text:span></text:p>
      <text:p text:style-name="No_20_Spacing"><text:span text:style-name="T7"><text:s text:c="16"/>rules for prescedence of binary operators, returns</text:span></text:p>
      <text:p text:style-name="No_20_Spacing"><text:span text:style-name="T7"><text:s text:c="16"/>the postfix version of the expression.</text:span></text:p>
      <text:p text:style-name="No_20_Spacing"><text:span text:style-name="T7"><text:s text:c="3"/></text:span></text:p>
      <text:p text:style-name="No_20_Spacing"><text:soft-page-break/><text:span text:style-name="T7"><text:s text:c="3"/>Complexity: <text:s/>O(N) where N is the size of the string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Sept 13, 2002</text:span></text:p>
      <text:p text:style-name="No_20_Spacing"><text:span text:style-name="T7"><text:s text:c="3"/>References: <text:s/>www.cs.usyd.edu.au/~loki/cs2ll/infix/InToPost.html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successful use (Spain Problem 727) Sept 2002</text:span></text:p>
      <text:p text:style-name="No_20_Spacing"><text:span text:style-name="T7"><text:s text:c="3"/>Notes: <text:s text:c="6"/>The string should not contain any spaces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P8"/>
      <text:p text:style-name="No_20_Spacing"><text:span text:style-name="T5">#define MAXN 1000</text:span></text:p>
      <text:p text:style-name="No_20_Spacing"><text:span text:style-name="T11">int</text:span><text:span text:style-name="T10"> pres[</text:span><text:span text:style-name="T16">300</text:span><text:span text:style-name="T10">];</text:span></text:p>
      <text:p text:style-name="P12"/>
      <text:p text:style-name="No_20_Spacing"><text:span text:style-name="T11">void</text:span><text:span text:style-name="T10"> setPres(</text:span><text:span text:style-name="T11">char</text:span><text:span text:style-name="T10"> op, </text:span><text:span text:style-name="T11">int</text:span><text:span text:style-name="T10"> p){</text:span></text:p>
      <text:p text:style-name="No_20_Spacing"><text:span text:style-name="T10"><text:s text:c="2"/>pres[(</text:span><text:span text:style-name="T11">int</text:span><text:span text:style-name="T10">)op] = p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infix_to_postfix(</text:span><text:span text:style-name="T11">char</text:span><text:span text:style-name="T10"> *infix, </text:span><text:span text:style-name="T11">char</text:span><text:span text:style-name="T10"> *post){</text:span></text:p>
      <text:p text:style-name="No_20_Spacing"><text:span text:style-name="T10"><text:s text:c="2"/></text:span><text:span text:style-name="T11">int</text:span><text:span text:style-name="T10"> stack[MAXN];</text:span></text:p>
      <text:p text:style-name="No_20_Spacing"><text:span text:style-name="T10"><text:s text:c="2"/></text:span><text:span text:style-name="T11">int</text:span><text:span text:style-name="T10"> head = </text:span><text:span text:style-name="T16">0</text:span><text:span text:style-name="T10">, len = strlen(infix);</text:span></text:p>
      <text:p text:style-name="No_20_Spacing"><text:span text:style-name="T10"><text:s text:c="2"/></text:span><text:span text:style-name="T11">int</text:span><text:span text:style-name="T10"> pos = </text:span><text:span text:style-name="T16">0</text:span><text:span text:style-name="T10">, i;</text:span></text:p>
      <text:p text:style-name="P12"/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len; i++){</text:span></text:p>
      <text:p text:style-name="No_20_Spacing"><text:span text:style-name="T10"><text:s text:c="4"/></text:span><text:span text:style-name="T11">switch</text:span><text:span text:style-name="T10">(infix[i]){</text:span></text:p>
      <text:p text:style-name="No_20_Spacing"><text:span text:style-name="T10"><text:s text:c="4"/></text:span><text:span text:style-name="T11">case</text:span><text:span text:style-name="T10"> '(': stack[head++] = infix[i]; </text:span><text:span text:style-name="T11">break</text:span><text:span text:style-name="T10">;</text:span></text:p>
      <text:p text:style-name="No_20_Spacing"><text:span text:style-name="T10"><text:s text:c="4"/></text:span><text:span text:style-name="T11">case</text:span><text:span text:style-name="T10"> ')':</text:span></text:p>
      <text:p text:style-name="No_20_Spacing"><text:span text:style-name="T10"><text:s text:c="6"/></text:span><text:span text:style-name="T11">while</text:span><text:span text:style-name="T10">(stack[--head] != '('){</text:span></text:p>
      <text:p text:style-name="No_20_Spacing"><text:span text:style-name="T10"><text:s text:c="8"/>post[pos++] = stack[head];</text:span></text:p>
      <text:p text:style-name="No_20_Spacing"><text:span text:style-name="T10"><text:s text:c="6"/>}</text:span></text:p>
      <text:p text:style-name="No_20_Spacing"><text:span text:style-name="T10"><text:s text:c="6"/></text:span><text:span text:style-name="T11">break</text:span><text:span text:style-name="T10">;</text:span></text:p>
      <text:p text:style-name="No_20_Spacing"><text:span text:style-name="T10"><text:s text:c="4"/></text:span><text:span text:style-name="T11">case</text:span><text:span text:style-name="T10"> '+': </text:span><text:span text:style-name="T11">case</text:span><text:span text:style-name="T10"> '-': </text:span><text:span text:style-name="T11">case</text:span><text:span text:style-name="T10"> '*': </text:span><text:span text:style-name="T11">case</text:span><text:span text:style-name="T10"> '/':</text:span></text:p>
      <text:p text:style-name="No_20_Spacing"><text:span text:style-name="T10"><text:s text:c="6"/></text:span><text:span text:style-name="T11">while</text:span><text:span text:style-name="T10">(head &amp;&amp; pres[stack[head-</text:span><text:span text:style-name="T16">1</text:span><text:span text:style-name="T10">]] &gt;= pres[(</text:span><text:span text:style-name="T11">int</text:span><text:span text:style-name="T10">)infix[i]]){</text:span></text:p>
      <text:p text:style-name="No_20_Spacing"><text:span text:style-name="T10"><text:s text:c="8"/>post[pos++] = stack[--head];</text:span></text:p>
      <text:p text:style-name="No_20_Spacing"><text:span text:style-name="T10"><text:s text:c="6"/>}</text:span></text:p>
      <text:p text:style-name="No_20_Spacing"><text:span text:style-name="T10"><text:s text:c="6"/>stack[head++] = infix[i];</text:span></text:p>
      <text:p text:style-name="No_20_Spacing"><text:span text:style-name="T10"><text:s text:c="6"/></text:span><text:span text:style-name="T11">break</text:span><text:span text:style-name="T10">;</text:span></text:p>
      <text:p text:style-name="No_20_Spacing"><text:span text:style-name="T10"><text:s text:c="4"/></text:span><text:span text:style-name="T11">default</text:span><text:span text:style-name="T10">:</text:span></text:p>
      <text:p text:style-name="No_20_Spacing"><text:span text:style-name="T10"><text:s text:c="6"/>post[pos++] = infix[i]; <text:s text:c="7"/>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while</text:span><text:span text:style-name="T10">(head){</text:span></text:p>
      <text:p text:style-name="No_20_Spacing"><text:span text:style-name="T10"><text:s text:c="4"/>post[pos++] = stack[--head];</text:span></text:p>
      <text:p text:style-name="No_20_Spacing"><text:span text:style-name="T10"><text:s text:c="2"/>}</text:span></text:p>
      <text:p text:style-name="No_20_Spacing"><text:span text:style-name="T10"><text:s text:c="2"/>post[pos] =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char</text:span><text:span text:style-name="T10"> infix[MAXN];</text:span></text:p>
      <text:p text:style-name="No_20_Spacing"><text:soft-page-break/><text:span text:style-name="T10"><text:s text:c="2"/></text:span><text:span text:style-name="T11">char</text:span><text:span text:style-name="T10"> postfix[MAXN];</text:span></text:p>
      <text:p text:style-name="No_20_Spacing"><text:span text:style-name="T10"><text:s text:c="2"/></text:span></text:p>
      <text:p text:style-name="No_20_Spacing"><text:span text:style-name="T10"><text:s text:c="2"/>setPres('+', </text:span><text:span text:style-name="T16">1</text:span><text:span text:style-name="T10">);</text:span></text:p>
      <text:p text:style-name="No_20_Spacing"><text:span text:style-name="T10"><text:s text:c="2"/>setPres('-', </text:span><text:span text:style-name="T16">1</text:span><text:span text:style-name="T10">);</text:span></text:p>
      <text:p text:style-name="No_20_Spacing"><text:span text:style-name="T10"><text:s text:c="2"/>setPres('*', </text:span><text:span text:style-name="T16">2</text:span><text:span text:style-name="T10">);</text:span></text:p>
      <text:p text:style-name="No_20_Spacing"><text:span text:style-name="T10"><text:s text:c="2"/>setPres('/', </text:span><text:span text:style-name="T16">2</text:span><text:span text:style-name="T10">);</text:span></text:p>
      <text:p text:style-name="P12"/>
      <text:p text:style-name="No_20_Spacing"><text:span text:style-name="T10"><text:s text:c="2"/></text:span><text:span text:style-name="T11">while</text:span><text:span text:style-name="T10">(scanf(</text:span><text:span text:style-name="T14">" %s"</text:span><text:span text:style-name="T10">, infix) == </text:span><text:span text:style-name="T16">1</text:span><text:span text:style-name="T10">){</text:span></text:p>
      <text:p text:style-name="No_20_Spacing"><text:span text:style-name="T10"><text:s text:c="4"/>printf(</text:span><text:span text:style-name="T14">"Infix: [%s] "</text:span><text:span text:style-name="T10">, infix);</text:span></text:p>
      <text:p text:style-name="No_20_Spacing"><text:span text:style-name="T10"><text:s text:c="4"/>infix_to_postfix(infix, postfix);</text:span></text:p>
      <text:p text:style-name="No_20_Spacing"><text:span text:style-name="T10"><text:s text:c="4"/>printf(</text:span><text:span text:style-name="T14">"Postfix: [%s]\n"</text:span><text:span text:style-name="T10">, postfix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Parsing: </text:span></text:p>
      <text:list xml:id="list39277902" text:continue-numbering="true" text:style-name="Outline">
        <text:list-item>
          <text:list>
            <text:list-item>
              <text:h text:style-name="Heading_20_2" text:outline-level="2"><text:bookmark-start text:name="__RefHeading___Toc26980_2932636602"/><text:bookmark text:name="Bookmark120"/><text:span text:style-name="T6">Arithmetic Expression Parsing Template</text:span><text:bookmark-end text:name="__RefHeading___Toc26980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A template for parsing arithmetic expressions.</text:span></text:p>
      <text:p text:style-name="No_20_Spacing"><text:span text:style-name="T7"><text:s text:c="16"/></text:span></text:p>
      <text:p text:style-name="No_20_Spacing"><text:span text:style-name="T7"><text:s text:c="16"/>This version handles +,-,*,/,^, if all values</text:span></text:p>
      <text:p text:style-name="No_20_Spacing"><text:span text:style-name="T7"><text:s text:c="16"/>and intermediate values fit within integers, as</text:span></text:p>
      <text:p text:style-name="No_20_Spacing"><text:span text:style-name="T7"><text:s text:c="16"/>well as a variable mapping</text:span></text:p>
      <text:p text:style-name="P9"/>
      <text:p text:style-name="No_20_Spacing"><text:span text:style-name="T7"><text:s text:c="3"/>Complexity: <text:s/>O(n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Oct 22, 2003</text:span></text:p>
      <text:p text:style-name="No_20_Spacing"><text:span text:style-name="T7"><text:s text:c="3"/>References: <text:s/>Based on code by Kisman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(Topcoder 2003 TCO Online Round 2 1000 pt)</text:span></text:p>
      <text:p text:style-name="No_20_Spacing"><text:span text:style-name="T7"><text:s text:c="3"/>Notes: <text:s text:c="6"/>- Doesn't handle overflow, but may be fixed by </text:span></text:p>
      <text:p text:style-name="No_20_Spacing"><text:span text:style-name="T7"><text:s text:c="18"/>changing types or explicit checking</text:span></text:p>
      <text:p text:style-name="No_20_Spacing"><text:span text:style-name="T7"><text:s text:c="16"/>- Doesn't handle division by 0</text:span></text:p>
      <text:p text:style-name="No_20_Spacing"><text:span text:style-name="T7"><text:s text:c="16"/>- Doesn't handle whitespace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&gt;</text:span></text:p>
      <text:p text:style-name="No_20_Spacing"><text:span text:style-name="T5">#include &lt;math.h&gt;</text:span></text:p>
      <text:p text:style-name="No_20_Spacing"><text:span text:style-name="T5">#include &lt;map&gt;</text:span></text:p>
      <text:p text:style-name="P8"/>
      <text:p text:style-name="No_20_Spacing"><text:span text:style-name="T11">using</text:span><text:span text:style-name="T10"> </text:span><text:span text:style-name="T11">namespace</text:span><text:span text:style-name="T10"> std;</text:span></text:p>
      <text:p text:style-name="P12"/>
      <text:p text:style-name="No_20_Spacing"><text:span text:style-name="T10">map&lt;string, </text:span><text:span text:style-name="T11">int</text:span><text:span text:style-name="T10">&gt; var;</text:span></text:p>
      <text:p text:style-name="P12"/>
      <text:p text:style-name="No_20_Spacing"><text:soft-page-break/><text:span text:style-name="T11">int</text:span><text:span text:style-name="T10"> ParseExp(string e){</text:span></text:p>
      <text:p text:style-name="No_20_Spacing"><text:span text:style-name="T10"><text:s text:c="2"/></text:span><text:span text:style-name="T11">int</text:span><text:span text:style-name="T10"> p, x, a, b;</text:span></text:p>
      <text:p text:style-name="No_20_Spacing"><text:span text:style-name="T10"><text:s text:c="2"/></text:span><text:span text:style-name="T11">for</text:span><text:span text:style-name="T10">(x = e.size()-</text:span><text:span text:style-name="T16">1</text:span><text:span text:style-name="T10">, p = </text:span><text:span text:style-name="T16">0</text:span><text:span text:style-name="T10">; x &gt;= </text:span><text:span text:style-name="T16">0</text:span><text:span text:style-name="T10">; x--){</text:span></text:p>
      <text:p text:style-name="No_20_Spacing"><text:span text:style-name="T10"><text:s text:c="4"/></text:span><text:span text:style-name="T9">p += (e[x] == ')') - (e[x] == '(');</text:span></text:p>
      <text:p text:style-name="No_20_Spacing"><text:span text:style-name="T9"><text:s text:c="4"/></text:span><text:span text:style-name="T12">if</text:span><text:span text:style-name="T9">(!p &amp;&amp; (e[x] == '+' || e[x] == '-')){</text:span></text:p>
      <text:p text:style-name="No_20_Spacing"><text:span text:style-name="T9"><text:s text:c="6"/>a = ParseExp(e.substr(</text:span><text:span text:style-name="T15">0</text:span><text:span text:style-name="T9">,x));</text:span></text:p>
      <text:p text:style-name="No_20_Spacing"><text:span text:style-name="T9"><text:s text:c="6"/></text:span><text:span text:style-name="T10">b = ParseExp(e.substr(x+</text:span><text:span text:style-name="T16">1</text:span><text:span text:style-name="T10">));</text:span></text:p>
      <text:p text:style-name="No_20_Spacing"><text:span text:style-name="T10"><text:s text:c="6"/></text:span><text:span text:style-name="T7">// Check overflow - underflow here</text:span></text:p>
      <text:p text:style-name="No_20_Spacing"><text:span text:style-name="T10"><text:s text:c="6"/></text:span><text:span text:style-name="T12">return</text:span><text:span text:style-name="T9"> e[x] == '+' ? a+b : a-b;</text:span></text:p>
      <text:p text:style-name="No_20_Spacing"><text:span text:style-name="T9"><text:s text:c="4"/></text:span><text:span text:style-name="T10"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for</text:span><text:span text:style-name="T10">(x = e.size()-</text:span><text:span text:style-name="T16">1</text:span><text:span text:style-name="T10">, p = </text:span><text:span text:style-name="T16">0</text:span><text:span text:style-name="T10">; x &gt;= </text:span><text:span text:style-name="T16">0</text:span><text:span text:style-name="T10">; x--){</text:span></text:p>
      <text:p text:style-name="No_20_Spacing"><text:span text:style-name="T10"><text:s text:c="4"/></text:span><text:span text:style-name="T9">p += (e[x] == ')') - (e[x] == '(');</text:span></text:p>
      <text:p text:style-name="No_20_Spacing"><text:span text:style-name="T9"><text:s text:c="4"/></text:span><text:span text:style-name="T12">if</text:span><text:span text:style-name="T9">(!p &amp;&amp; (e[x] == '*' || e[x] == '/')){</text:span></text:p>
      <text:p text:style-name="No_20_Spacing"><text:span text:style-name="T9"><text:s text:c="6"/>a = ParseExp(e.substr(</text:span><text:span text:style-name="T15">0</text:span><text:span text:style-name="T9">,x));</text:span></text:p>
      <text:p text:style-name="No_20_Spacing"><text:span text:style-name="T9"><text:s text:c="6"/></text:span><text:span text:style-name="T10">b = ParseExp(e.substr(x+</text:span><text:span text:style-name="T16">1</text:span><text:span text:style-name="T10">));</text:span></text:p>
      <text:p text:style-name="No_20_Spacing"><text:span text:style-name="T10"><text:s text:c="6"/></text:span><text:span text:style-name="T7">// Check overflow - underflow &amp; div/0 here</text:span></text:p>
      <text:p text:style-name="No_20_Spacing"><text:span text:style-name="T10"><text:s text:c="6"/></text:span><text:span text:style-name="T12">return</text:span><text:span text:style-name="T9"> e[x] == '*' ? a*b : a/b;</text:span></text:p>
      <text:p text:style-name="No_20_Spacing"><text:span text:style-name="T9"><text:s text:c="4"/></text:span><text:span text:style-name="T10"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for</text:span><text:span text:style-name="T10">(x = e.size()-</text:span><text:span text:style-name="T16">1</text:span><text:span text:style-name="T10">, p = </text:span><text:span text:style-name="T16">0</text:span><text:span text:style-name="T10">; x &gt;= </text:span><text:span text:style-name="T16">0</text:span><text:span text:style-name="T10">; x--){</text:span></text:p>
      <text:p text:style-name="No_20_Spacing"><text:span text:style-name="T10"><text:s text:c="4"/></text:span><text:span text:style-name="T9">p += (e[x] == ')') - (e[x] == '(');</text:span></text:p>
      <text:p text:style-name="No_20_Spacing"><text:span text:style-name="T9"><text:s text:c="4"/></text:span><text:span text:style-name="T12">if</text:span><text:span text:style-name="T9">(!p &amp;&amp; e[x] == '^'){</text:span></text:p>
      <text:p text:style-name="No_20_Spacing"><text:span text:style-name="T9"><text:s text:c="6"/>a = ParseExp(e.substr(</text:span><text:span text:style-name="T15">0</text:span><text:span text:style-name="T9">,x));</text:span></text:p>
      <text:p text:style-name="No_20_Spacing"><text:span text:style-name="T9"><text:s text:c="6"/></text:span><text:span text:style-name="T10">b = ParseExp(e.substr(x+</text:span><text:span text:style-name="T16">1</text:span><text:span text:style-name="T10">));</text:span></text:p>
      <text:p text:style-name="No_20_Spacing"><text:span text:style-name="T10"><text:s text:c="6"/></text:span><text:span text:style-name="T7">// Check overflow here</text:span></text:p>
      <text:p text:style-name="No_20_Spacing"><text:span text:style-name="T10"><text:s text:c="6"/></text:span><text:span text:style-name="T11">return</text:span><text:span text:style-name="T10"> (</text:span><text:span text:style-name="T11">int</text:span><text:span text:style-name="T10">)pow((</text:span><text:span text:style-name="T11">double</text:span><text:span text:style-name="T10">)a,b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if</text:span><text:span text:style-name="T10">(e[</text:span><text:span text:style-name="T16">0</text:span><text:span text:style-name="T10">] == '(') </text:span><text:span text:style-name="T11">return</text:span><text:span text:style-name="T10"> ParseExp(e.substr(</text:span><text:span text:style-name="T16">1</text:span><text:span text:style-name="T10">,e.size()-</text:span><text:span text:style-name="T16">2</text:span><text:span text:style-name="T10">));</text:span></text:p>
      <text:p text:style-name="No_20_Spacing"><text:span text:style-name="T10"><text:s text:c="2"/></text:span><text:span text:style-name="T11">if</text:span><text:span text:style-name="T10">(isdigit(e[</text:span><text:span text:style-name="T16">0</text:span><text:span text:style-name="T10">])) </text:span><text:span text:style-name="T11">return</text:span><text:span text:style-name="T10"> atoi(e.c_str());</text:span></text:p>
      <text:p text:style-name="No_20_Spacing"><text:span text:style-name="T10"><text:s text:c="2"/></text:span><text:span text:style-name="T11">return</text:span><text:span text:style-name="T10"> var[e]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numv, i, x; </text:span><text:span text:style-name="T11">char</text:span><text:span text:style-name="T10"> buff[</text:span><text:span text:style-name="T16">1000</text:span><text:span text:style-name="T10">];</text:span></text:p>
      <text:p text:style-name="P12"/>
      <text:p text:style-name="No_20_Spacing"><text:span text:style-name="T10"><text:s text:c="2"/></text:span><text:span text:style-name="T7">/* Read in number of variables */</text:span></text:p>
      <text:p text:style-name="No_20_Spacing"><text:span text:style-name="T10"><text:s text:c="2"/>scanf(</text:span><text:span text:style-name="T14">"%d"</text:span><text:span text:style-name="T10">, &amp;numv)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7">/* Read in variables and their assignments into the map */</text:span></text:p>
      <text:p text:style-name="No_20_Spacing"><text:span text:style-name="T10"><text:s text:c="2"/>var.clear();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numv; i++){</text:span></text:p>
      <text:p text:style-name="No_20_Spacing"><text:span text:style-name="T10"><text:s text:c="4"/>scanf(</text:span><text:span text:style-name="T14">"%s %d"</text:span><text:span text:style-name="T10">, buff, &amp;x);</text:span></text:p>
      <text:p text:style-name="No_20_Spacing"><text:span text:style-name="T10"><text:s text:c="4"/>var[buff] = x;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</text:span><text:span text:style-name="T7">/* Read expression */</text:span></text:p>
      <text:p text:style-name="No_20_Spacing"><text:span text:style-name="T10"><text:s text:c="2"/></text:span><text:span text:style-name="T11">while</text:span><text:span text:style-name="T10">(scanf(</text:span><text:span text:style-name="T14">"%s"</text:span><text:span text:style-name="T10">, buff) == </text:span><text:span text:style-name="T16">1</text:span><text:span text:style-name="T10">)</text:span></text:p>
      <text:p text:style-name="No_20_Spacing"><text:span text:style-name="T10"><text:s text:c="4"/>printf(</text:span><text:span text:style-name="T14">"[%s] = %d\n"</text:span><text:span text:style-name="T10">, buff, ParseExp(buff));</text:span></text:p>
      <text:p text:style-name="P12"/>
      <text:p text:style-name="No_20_Spacing"><text:soft-page-break/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P12"/>
      <text:p text:style-name="P12"/>
      <text:p text:style-name="P2"/>
      <text:p text:style-name="P13"><text:span text:style-name="T5">############################################</text:span></text:p>
      <text:list xml:id="list39275804" text:continue-numbering="true" text:style-name="Outline">
        <text:list-item>
          <text:h text:style-name="Heading_20_1" text:outline-level="1"><text:bookmark-start text:name="__RefHeading___Toc26982_2932636602"/><text:bookmark text:name="Bookmark121"/><text:span text:style-name="T6">Search</text:span><text:bookmark-end text:name="__RefHeading___Toc26982_2932636602"/></text:h>
        </text:list-item>
      </text:list>
      <text:p text:style-name="No_20_Spacing"><text:span text:style-name="T5">############################################</text:span></text:p>
      <text:p text:style-name="P8"/>
      <text:p text:style-name="P8"/>
      <text:p text:style-name="No_20_Spacing"><text:span text:style-name="T7">/* Search: </text:span></text:p>
      <text:list xml:id="list39273730" text:continue-numbering="true" text:style-name="Outline">
        <text:list-item>
          <text:list>
            <text:list-item>
              <text:h text:style-name="Heading_20_2" text:outline-level="2"><text:bookmark-start text:name="__RefHeading___Toc26984_2932636602"/><text:bookmark text:name="Bookmark122"/><text:span text:style-name="T6">Binary Search Template</text:span><text:bookmark-end text:name="__RefHeading___Toc26984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sorted array A of size n, it tried to find</text:span></text:p>
      <text:p text:style-name="No_20_Spacing"><text:span text:style-name="T7"><text:s text:c="16"/>an item x in the array using binary search. <text:s/>The</text:span></text:p>
      <text:p text:style-name="No_20_Spacing"><text:span text:style-name="T7"><text:s text:c="16"/>function returns non-zero if x is found, and zero</text:span></text:p>
      <text:p text:style-name="No_20_Spacing"><text:span text:style-name="T7"><text:s text:c="16"/>otherwise. <text:s/>Furthermore, if it is found, then</text:span></text:p>
      <text:p text:style-name="No_20_Spacing"><text:span text:style-name="T7"><text:s text:c="16"/>A[index] = x. <text:s/>If it is not found, then index is the </text:span></text:p>
      <text:p text:style-name="No_20_Spacing"><text:span text:style-name="T7"><text:s text:c="16"/>place x should be inserted into A.</text:span></text:p>
      <text:p text:style-name="P9"/>
      <text:p text:style-name="No_20_Spacing"><text:span text:style-name="T7"><text:s text:c="16"/></text:span><text:span text:style-name="T8">ie. A[i] &lt;= x <text:s text:c="13"/>for 0 &lt;= i &lt; index</text:span></text:p>
      <text:p text:style-name="No_20_Spacing"><text:span text:style-name="T8"><text:s text:c="28"/>x &lt; A[i] <text:s text:c="6"/>for index &lt;= i &lt; n</text:span></text:p>
      <text:p text:style-name="P10"/>
      <text:p text:style-name="No_20_Spacing"><text:span text:style-name="T8"><text:s text:c="16"/></text:span><text:span text:style-name="T7">There is also an insert routine here that will</text:span></text:p>
      <text:p text:style-name="No_20_Spacing"><text:span text:style-name="T7"><text:s text:c="16"/>insert the element into the right place after the</text:span></text:p>
      <text:p text:style-name="No_20_Spacing"><text:span text:style-name="T7"><text:s text:c="16"/>array has been reallocated (if necessary) to</text:span></text:p>
      <text:p text:style-name="No_20_Spacing"><text:span text:style-name="T7"><text:s text:c="16"/>store n+1 elements</text:span></text:p>
      <text:p text:style-name="P9"/>
      <text:p text:style-name="No_20_Spacing"><text:span text:style-name="T7"><text:s text:c="3"/>Complexity: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Howard Cheng</text:span></text:p>
      <text:p text:style-name="No_20_Spacing"><text:span text:style-name="T7"><text:s text:c="3"/>Date: <text:s text:c="7"/>Nov 10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This routine is written for integer arrays, but can</text:span></text:p>
      <text:p text:style-name="No_20_Spacing"><text:span text:style-name="T7"><text:s text:c="16"/>be adapted to other types by changing the</text:span></text:p>
      <text:p text:style-name="No_20_Spacing"><text:span text:style-name="T7"><text:s text:c="16"/>comparison operator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P8"/>
      <text:p text:style-name="No_20_Spacing"><text:span text:style-name="T11">int</text:span><text:span text:style-name="T10"> bin_search(</text:span><text:span text:style-name="T11">int</text:span><text:span text:style-name="T10"> *A, </text:span><text:span text:style-name="T11">int</text:span><text:span text:style-name="T10"> n, </text:span><text:span text:style-name="T11">int</text:span><text:span text:style-name="T10"> x, </text:span><text:span text:style-name="T11">int</text:span><text:span text:style-name="T10"> *index){</text:span></text:p>
      <text:p text:style-name="No_20_Spacing"><text:span text:style-name="T10"><text:s text:c="3"/></text:span><text:span text:style-name="T11">int</text:span><text:span text:style-name="T10"> low, up, mid;</text:span></text:p>
      <text:p text:style-name="P12"/>
      <text:p text:style-name="No_20_Spacing"><text:span text:style-name="T10"><text:s text:c="3"/></text:span><text:span text:style-name="T11">if</text:span><text:span text:style-name="T10"> (n &lt;= </text:span><text:span text:style-name="T16">0</text:span><text:span text:style-name="T10"> || x &lt; A[</text:span><text:span text:style-name="T16">0</text:span><text:span text:style-name="T10">]) {</text:span></text:p>
      <text:p text:style-name="No_20_Spacing"><text:span text:style-name="T10"><text:s text:c="6"/>*index = </text:span><text:span text:style-name="T16">0</text:span><text:span text:style-name="T10">;</text:span></text:p>
      <text:p text:style-name="No_20_Spacing"><text:span text:style-name="T10"><text:s text:c="6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3"/>}</text:span></text:p>
      <text:p text:style-name="No_20_Spacing"><text:span text:style-name="T10"><text:s text:c="3"/></text:span><text:span text:style-name="T11">if</text:span><text:span text:style-name="T10"> (A[n-</text:span><text:span text:style-name="T16">1</text:span><text:span text:style-name="T10">] &lt; x) {</text:span></text:p>
      <text:p text:style-name="No_20_Spacing"><text:span text:style-name="T10"><text:s text:c="6"/>*index = n;</text:span></text:p>
      <text:p text:style-name="No_20_Spacing"><text:span text:style-name="T10"><text:s text:c="6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3"/>}</text:span></text:p>
      <text:p text:style-name="No_20_Spacing"><text:span text:style-name="T10"><text:s text:c="3"/></text:span><text:span text:style-name="T11">if</text:span><text:span text:style-name="T10"> (x == A[n-</text:span><text:span text:style-name="T16">1</text:span><text:span text:style-name="T10">]) {</text:span></text:p>
      <text:p text:style-name="No_20_Spacing"><text:soft-page-break/><text:span text:style-name="T10"><text:s text:c="6"/>*index = n-</text:span><text:span text:style-name="T16">1</text:span><text:span text:style-name="T10">;</text:span></text:p>
      <text:p text:style-name="No_20_Spacing"><text:span text:style-name="T10"><text:s text:c="6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3"/>}</text:span></text:p>
      <text:p text:style-name="No_20_Spacing"><text:span text:style-name="T10"><text:s text:c="3"/></text:span><text:span text:style-name="T11">for</text:span><text:span text:style-name="T10">(low = </text:span><text:span text:style-name="T16">0</text:span><text:span text:style-name="T10">, up = n-</text:span><text:span text:style-name="T16">1</text:span><text:span text:style-name="T10">; low + </text:span><text:span text:style-name="T16">1</text:span><text:span text:style-name="T10"> &lt; up;){</text:span></text:p>
      <text:p text:style-name="No_20_Spacing"><text:span text:style-name="T10"><text:s text:c="5"/>mid = (low+up)/</text:span><text:span text:style-name="T16">2</text:span><text:span text:style-name="T10">;</text:span></text:p>
      <text:p text:style-name="No_20_Spacing"><text:span text:style-name="T10"><text:s text:c="5"/></text:span><text:span text:style-name="T11">if</text:span><text:span text:style-name="T10"> (A[mid] &lt;= x)</text:span></text:p>
      <text:p text:style-name="No_20_Spacing"><text:span text:style-name="T10"><text:s text:c="7"/>low = mid;</text:span></text:p>
      <text:p text:style-name="No_20_Spacing"><text:span text:style-name="T10"><text:s text:c="5"/></text:span><text:span text:style-name="T11">else</text:span><text:span text:style-name="T10"> </text:span></text:p>
      <text:p text:style-name="No_20_Spacing"><text:span text:style-name="T10"><text:s text:c="7"/>up = mid;</text:span></text:p>
      <text:p text:style-name="No_20_Spacing"><text:span text:style-name="T10"><text:s text:c="3"/>}</text:span></text:p>
      <text:p text:style-name="No_20_Spacing"><text:span text:style-name="T10"><text:s text:c="3"/></text:span><text:span text:style-name="T11">if</text:span><text:span text:style-name="T10"> (A[low] == x) {</text:span></text:p>
      <text:p text:style-name="No_20_Spacing"><text:span text:style-name="T10"><text:s text:c="6"/>*index = low;</text:span></text:p>
      <text:p text:style-name="No_20_Spacing"><text:span text:style-name="T10"><text:s text:c="6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3"/>} </text:span><text:span text:style-name="T11">else</text:span><text:span text:style-name="T10"> {</text:span></text:p>
      <text:p text:style-name="No_20_Spacing"><text:span text:style-name="T10"><text:s text:c="6"/>*index = up;</text:span></text:p>
      <text:p text:style-name="No_20_Spacing"><text:span text:style-name="T10"><text:s text:c="6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<text:s text:c="3"/>}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insert(</text:span><text:span text:style-name="T11">int</text:span><text:span text:style-name="T10"> *A, </text:span><text:span text:style-name="T11">int</text:span><text:span text:style-name="T10"> n, </text:span><text:span text:style-name="T11">int</text:span><text:span text:style-name="T10"> x, </text:span><text:span text:style-name="T11">int</text:span><text:span text:style-name="T10"> index){</text:span></text:p>
      <text:p text:style-name="No_20_Spacing"><text:span text:style-name="T10"><text:s text:c="3"/></text:span><text:span text:style-name="T12">int</text:span><text:span text:style-name="T9"> i;</text:span></text:p>
      <text:p text:style-name="No_20_Spacing"><text:span text:style-name="T9"><text:s text:c="3"/></text:span><text:span text:style-name="T12">for</text:span><text:span text:style-name="T9"> (i = n-</text:span><text:span text:style-name="T15">1</text:span><text:span text:style-name="T9">; i &gt;= index+</text:span><text:span text:style-name="T15">1</text:span><text:span text:style-name="T9">; i--)</text:span></text:p>
      <text:p text:style-name="No_20_Spacing"><text:span text:style-name="T9"><text:s text:c="5"/>A[i] = A[i-</text:span><text:span text:style-name="T15">1</text:span><text:span text:style-name="T9">];</text:span></text:p>
      <text:p text:style-name="No_20_Spacing"><text:span text:style-name="T9"><text:s text:c="3"/>A[index] = x;</text:span></text:p>
      <text:p text:style-name="No_20_Spacing"><text:span text:style-name="T10">}</text:span></text:p>
      <text:p text:style-name="P12"/>
      <text:p text:style-name="P12"/>
      <text:p text:style-name="No_20_Spacing"><text:span text:style-name="T11">int</text:span><text:span text:style-name="T10"> main(</text:span><text:span text:style-name="T11">void</text:span><text:span text:style-name="T10">){</text:span></text:p>
      <text:p text:style-name="No_20_Spacing"><text:span text:style-name="T10"><text:s text:c="3"/></text:span><text:span text:style-name="T11">int</text:span><text:span text:style-name="T10"> A[</text:span><text:span text:style-name="T16">10000</text:span><text:span text:style-name="T10">];</text:span></text:p>
      <text:p text:style-name="No_20_Spacing"><text:span text:style-name="T10"><text:s text:c="3"/></text:span><text:span text:style-name="T12">int</text:span><text:span text:style-name="T9"> n, i, x, index;</text:span></text:p>
      <text:p text:style-name="No_20_Spacing"><text:span text:style-name="T9"><text:s text:c="3"/></text:span></text:p>
      <text:p text:style-name="No_20_Spacing"><text:span text:style-name="T9"><text:s text:c="3"/>n = </text:span><text:span text:style-name="T15">0</text:span><text:span text:style-name="T9">;</text:span></text:p>
      <text:p text:style-name="No_20_Spacing"><text:span text:style-name="T9"><text:s text:c="3"/></text:span><text:span text:style-name="T12">while</text:span><text:span text:style-name="T9"> (scanf(</text:span><text:span text:style-name="T13">"%d"</text:span><text:span text:style-name="T9">, &amp;x) == </text:span><text:span text:style-name="T15">1</text:span><text:span text:style-name="T9"> &amp;&amp; n &lt; </text:span><text:span text:style-name="T15">10000</text:span><text:span text:style-name="T9">) {</text:span></text:p>
      <text:p text:style-name="No_20_Spacing"><text:span text:style-name="T9"><text:s text:c="5"/></text:span><text:span text:style-name="T11">if</text:span><text:span text:style-name="T10"> (!bin_search(A, n, x, &amp;index)) {</text:span></text:p>
      <text:p text:style-name="No_20_Spacing"><text:span text:style-name="T10"><text:s text:c="7"/></text:span><text:span text:style-name="T9">n++;</text:span></text:p>
      <text:p text:style-name="No_20_Spacing"><text:span text:style-name="T9"><text:s text:c="7"/>insert(A, n, x, index);</text:span></text:p>
      <text:p text:style-name="No_20_Spacing"><text:span text:style-name="T9"><text:s text:c="5"/></text:span><text:span text:style-name="T10">}</text:span></text:p>
      <text:p text:style-name="No_20_Spacing"><text:span text:style-name="T10"><text:s text:c="5"/>printf(</text:span><text:span text:style-name="T14">"List:"</text:span><text:span text:style-name="T10">);</text:span></text:p>
      <text:p text:style-name="No_20_Spacing"><text:span text:style-name="T10"><text:s text:c="5"/></text:span><text:span text:style-name="T11">for</text:span><text:span text:style-name="T10"> (i = </text:span><text:span text:style-name="T16">0</text:span><text:span text:style-name="T10">; i &lt; n; i++) {</text:span></text:p>
      <text:p text:style-name="No_20_Spacing"><text:span text:style-name="T10"><text:s text:c="7"/>printf(</text:span><text:span text:style-name="T14">" %d"</text:span><text:span text:style-name="T10">, A[i]);</text:span></text:p>
      <text:p text:style-name="No_20_Spacing"><text:span text:style-name="T10"><text:s text:c="7"/></text:span><text:span text:style-name="T11">if</text:span><text:span text:style-name="T10"> (i == index) printf(</text:span><text:span text:style-name="T14">"*"</text:span><text:span text:style-name="T10">);</text:span></text:p>
      <text:p text:style-name="No_20_Spacing"><text:span text:style-name="T10"><text:s text:c="5"/>}</text:span></text:p>
      <text:p text:style-name="No_20_Spacing"><text:span text:style-name="T10"><text:s text:c="5"/>printf(</text:span><text:span text:style-name="T14">"\n"</text:span><text:span text:style-name="T10">);</text:span></text:p>
      <text:p text:style-name="No_20_Spacing"><text:span text:style-name="T10"><text:s text:c="3"/>}</text:span></text:p>
      <text:p text:style-name="No_20_Spacing"><text:span text:style-name="T10"><text:s text:c="3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><text:soft-page-break/></text:p>
      <text:p text:style-name="No_20_Spacing"><text:span text:style-name="T7">/* Search: </text:span></text:p>
      <text:list xml:id="list39272384" text:continue-numbering="true" text:style-name="Outline">
        <text:list-item>
          <text:list>
            <text:list-item>
              <text:h text:style-name="Heading_20_2" text:outline-level="2"><text:bookmark-start text:name="__RefHeading___Toc26986_2932636602"/><text:bookmark text:name="Bookmark123"/><text:span text:style-name="T6">(r-g)-Cage search template</text:span><text:bookmark-end text:name="__RefHeading___Toc2698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This is a template for finding minimum order r-g</text:span></text:p>
      <text:p text:style-name="No_20_Spacing"><text:span text:style-name="T7"><text:s text:c="16"/>cages.</text:span></text:p>
      <text:p text:style-name="P9"/>
      <text:p text:style-name="No_20_Spacing"><text:span text:style-name="T7"><text:s text:c="16"/>A r-g cage is a graph where each vertex has degree r</text:span></text:p>
      <text:p text:style-name="No_20_Spacing"><text:span text:style-name="T7"><text:s text:c="16"/>and the smallest cycle in the graph is of size g.</text:span></text:p>
      <text:p text:style-name="No_20_Spacing"><text:span text:style-name="T7"><text:s text:c="16"/>The minimum order cage is the one with the fewest</text:span></text:p>
      <text:p text:style-name="No_20_Spacing"><text:span text:style-name="T7"><text:s text:c="16"/>vertices.</text:span></text:p>
      <text:p text:style-name="P9"/>
      <text:p text:style-name="No_20_Spacing"><text:span text:style-name="T7"><text:s text:c="16"/>The search builds a necessary tree, then searchs on</text:span></text:p>
      <text:p text:style-name="No_20_Spacing"><text:span text:style-name="T7"><text:s text:c="16"/>the remaining vertices. <text:s/>The final adjaceny list of</text:span></text:p>
      <text:p text:style-name="No_20_Spacing"><text:span text:style-name="T7"><text:s text:c="16"/>the cage is stored in adj[][], where where adj[i][j]</text:span></text:p>
      <text:p text:style-name="No_20_Spacing"><text:span text:style-name="T7"><text:s text:c="16"/>stores the jth neighbor of vertex i.</text:span></text:p>
      <text:p text:style-name="No_20_Spacing"><text:span text:style-name="T7"><text:s text:c="16"/></text:span></text:p>
      <text:p text:style-name="No_20_Spacing"><text:span text:style-name="T7"><text:s text:c="3"/>Complexity: <text:s/>O(exponential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March 12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r-3 cages are easy to find - complete cliques</text:span></text:p>
      <text:p text:style-name="No_20_Spacing"><text:span text:style-name="T7"><text:s text:c="16"/>r-4 cages are also easy to find.</text:span></text:p>
      <text:p text:style-name="No_20_Spacing"><text:span text:style-name="T7"><text:s text:c="16"/>Other cage values that run fast: </text:span></text:p>
      <text:p text:style-name="No_20_Spacing"><text:span text:style-name="T7"><text:s text:c="16"/>3-(5,6,7,8), <text:s/>4-(5,6)</text:span></text:p>
      <text:p text:style-name="No_20_Spacing"><text:span text:style-name="T7"><text:s text:c="16"/>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P8"/>
      <text:p text:style-name="No_20_Spacing"><text:span text:style-name="T5">#define MAXR <text:s/>10 <text:s text:c="9"/></text:span><text:span text:style-name="T7">/* MAXR = max. degree of each vertex */</text:span></text:p>
      <text:p text:style-name="No_20_Spacing"><text:span text:style-name="T5">#define MAXG 100 <text:s text:c="9"/></text:span><text:span text:style-name="T7">/* MAXG = max. girth of cage <text:s text:c="8"/>*/</text:span></text:p>
      <text:p text:style-name="No_20_Spacing"><text:span text:style-name="T5">#define MAXN 100 <text:s text:c="9"/></text:span><text:span text:style-name="T7">/* MAXN = max. # of vertices in cage */</text:span></text:p>
      <text:p text:style-name="P9"/>
      <text:p text:style-name="No_20_Spacing"><text:span text:style-name="T11">int</text:span><text:span text:style-name="T10"> adj[MAXN][MAXR]; <text:s text:c="5"/></text:span><text:span text:style-name="T7">/* Adj list of vertex i <text:s text:c="13"/>*/</text:span></text:p>
      <text:p text:style-name="No_20_Spacing"><text:span text:style-name="T11">int</text:span><text:span text:style-name="T10"> deg[MAXN]; <text:s text:c="11"/></text:span><text:span text:style-name="T7">/* Current degree of vertex i <text:s text:c="7"/>*/</text:span></text:p>
      <text:p text:style-name="P9"/>
      <text:p text:style-name="No_20_Spacing"><text:span text:style-name="T11">int</text:span><text:span text:style-name="T10"> r, g, n; <text:s text:c="13"/></text:span><text:span text:style-name="T7">/* Cage parameters <text:s text:c="18"/>*/</text:span></text:p>
      <text:p text:style-name="P9"/>
      <text:p text:style-name="No_20_Spacing"><text:span text:style-name="T5">#define max(x,y) <text:s text:c="9"/>(((x)&gt;(y))?(x):(y))</text:span></text:p>
      <text:p text:style-name="No_20_Spacing"><text:span text:style-name="T5">#define addEdge(x,y) <text:s text:c="5"/>adj[x][deg[x]++]=y;adj[y][deg[y]++]=x</text:span></text:p>
      <text:p text:style-name="No_20_Spacing"><text:span text:style-name="T5">#define remEdge(x,y) <text:s text:c="5"/>deg[x]--;deg[y]--</text:span></text:p>
      <text:p text:style-name="P8"/>
      <text:p text:style-name="No_20_Spacing"><text:span text:style-name="T11">void</text:span><text:span text:style-name="T10"> FillTree(</text:span><text:span text:style-name="T11">int</text:span><text:span text:style-name="T10"> root, </text:span><text:span text:style-name="T11">int</text:span><text:span text:style-name="T10"> depth){</text:span></text:p>
      <text:p text:style-name="No_20_Spacing"><text:span text:style-name="T10"><text:s text:c="2"/></text:span><text:span text:style-name="T12">int</text:span><text:span text:style-name="T9"> i;</text:span></text:p>
      <text:p text:style-name="No_20_Spacing"><text:span text:style-name="T9"><text:s text:c="2"/></text:span><text:span text:style-name="T12">for</text:span><text:span text:style-name="T9">(i = </text:span><text:span text:style-name="T15">0</text:span><text:span text:style-name="T9">; i &lt; r-</text:span><text:span text:style-name="T15">1</text:span><text:span text:style-name="T9">; i++){</text:span></text:p>
      <text:p text:style-name="No_20_Spacing"><text:span text:style-name="T9"><text:s text:c="4"/></text:span><text:span text:style-name="T10">n++;</text:span></text:p>
      <text:p text:style-name="No_20_Spacing"><text:soft-page-break/><text:span text:style-name="T10"><text:s text:c="4"/>addEdge(root, n);</text:span></text:p>
      <text:p text:style-name="No_20_Spacing"><text:span text:style-name="T10"><text:s text:c="4"/></text:span><text:span text:style-name="T11">if</text:span><text:span text:style-name="T10">(depth &gt; </text:span><text:span text:style-name="T16">1</text:span><text:span text:style-name="T10">) FillTree(n, depth-</text:span><text:span text:style-name="T16">1</text:span><text:span text:style-name="T10">)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7">/* Builds the tree required by the lower bound */</text:span></text:p>
      <text:p text:style-name="No_20_Spacing"><text:span text:style-name="T11">void</text:span><text:span text:style-name="T10"> BuildTree(){</text:span></text:p>
      <text:p text:style-name="No_20_Spacing"><text:span text:style-name="T10"><text:s text:c="2"/></text:span><text:span text:style-name="T11">int</text:span><text:span text:style-name="T10"> i; </text:span></text:p>
      <text:p text:style-name="No_20_Spacing"><text:span text:style-name="T10"><text:s text:c="2"/></text:span></text:p>
      <text:p text:style-name="No_20_Spacing"><text:span text:style-name="T10"><text:s text:c="2"/>n = </text:span><text:span text:style-name="T16">1</text:span><text:span text:style-name="T10">;</text:span></text:p>
      <text:p text:style-name="No_20_Spacing"><text:span text:style-name="T10"><text:s text:c="2"/>memset(deg, </text:span><text:span text:style-name="T16">0</text:span><text:span text:style-name="T10">, </text:span><text:span text:style-name="T11">sizeof</text:span><text:span text:style-name="T10">(deg)); <text:s text:c="8"/></text:span><text:span text:style-name="T7">/* Clear graph <text:s text:c="9"/>*/</text:span></text:p>
      <text:p text:style-name="No_20_Spacing"><text:span text:style-name="T10"><text:s text:c="2"/></text:span><text:span text:style-name="T11">if</text:span><text:span text:style-name="T10">(g % </text:span><text:span text:style-name="T16">2</text:span><text:span text:style-name="T10">){ <text:s text:c="26"/></text:span><text:span text:style-name="T7">/* Odd girth <text:s text:c="11"/>*/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r; i++, n++){</text:span></text:p>
      <text:p text:style-name="No_20_Spacing"><text:span text:style-name="T10"><text:s text:c="6"/>addEdge(</text:span><text:span text:style-name="T16">0</text:span><text:span text:style-name="T10">,n);</text:span></text:p>
      <text:p text:style-name="No_20_Spacing"><text:span text:style-name="T10"><text:s text:c="6"/></text:span><text:span text:style-name="T11">if</text:span><text:span text:style-name="T10">(g/</text:span><text:span text:style-name="T16">2</text:span><text:span text:style-name="T10">-</text:span><text:span text:style-name="T16">1</text:span><text:span text:style-name="T10">) FillTree(n,g/</text:span><text:span text:style-name="T16">2</text:span><text:span text:style-name="T10">-</text:span><text:span text:style-name="T16">1</text:span><text:span text:style-name="T10">);</text:span></text:p>
      <text:p text:style-name="No_20_Spacing"><text:span text:style-name="T10"><text:s text:c="4"/>}</text:span></text:p>
      <text:p text:style-name="No_20_Spacing"><text:span text:style-name="T10"><text:s text:c="2"/>} </text:span><text:span text:style-name="T11">else</text:span><text:span text:style-name="T10"> { <text:s text:c="28"/></text:span><text:span text:style-name="T7">/* Even girth <text:s text:c="10"/>*/</text:span></text:p>
      <text:p text:style-name="No_20_Spacing"><text:span text:style-name="T10"><text:s text:c="4"/>addEdge(</text:span><text:span text:style-name="T16">0</text:span><text:span text:style-name="T10">,n);</text:span></text:p>
      <text:p text:style-name="No_20_Spacing"><text:span text:style-name="T10"><text:s text:c="4"/></text:span><text:span text:style-name="T9">FillTree(n, g/</text:span><text:span text:style-name="T15">2</text:span><text:span text:style-name="T9">-</text:span><text:span text:style-name="T15">1</text:span><text:span text:style-name="T9">);</text:span></text:p>
      <text:p text:style-name="No_20_Spacing"><text:span text:style-name="T9"><text:s text:c="4"/>n++;</text:span></text:p>
      <text:p text:style-name="No_20_Spacing"><text:span text:style-name="T9"><text:s text:c="4"/></text:span><text:span text:style-name="T12">for</text:span><text:span text:style-name="T9">(i = </text:span><text:span text:style-name="T15">1</text:span><text:span text:style-name="T9">; i &lt; r; i++, n++){</text:span></text:p>
      <text:p text:style-name="No_20_Spacing"><text:span text:style-name="T9"><text:s text:c="6"/></text:span><text:span text:style-name="T10">addEdge(</text:span><text:span text:style-name="T16">0</text:span><text:span text:style-name="T10">,n);</text:span></text:p>
      <text:p text:style-name="No_20_Spacing"><text:span text:style-name="T10"><text:s text:c="6"/></text:span><text:span text:style-name="T11">if</text:span><text:span text:style-name="T10">(g/</text:span><text:span text:style-name="T16">2</text:span><text:span text:style-name="T10">-</text:span><text:span text:style-name="T16">2</text:span><text:span text:style-name="T10">) FillTree(n,g/</text:span><text:span text:style-name="T16">2</text:span><text:span text:style-name="T10">-</text:span><text:span text:style-name="T16">2</text:span><text:span text:style-name="T10">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PrintCage(){</text:span></text:p>
      <text:p text:style-name="No_20_Spacing"><text:span text:style-name="T10"><text:s text:c="2"/></text:span><text:span text:style-name="T11">int</text:span><text:span text:style-name="T10"> i, j;</text:span></text:p>
      <text:p text:style-name="P12"/>
      <text:p text:style-name="No_20_Spacing"><text:span text:style-name="T10"><text:s text:c="2"/>printf(</text:span><text:span text:style-name="T14">"Found (%d,%d)-cage of size %d\n"</text:span><text:span text:style-name="T10">, r, g, n);</text:span></text:p>
      <text:p text:style-name="No_20_Spacing"><text:span text:style-name="T10"><text:s text:c="2"/></text:span><text:span text:style-name="T12">for</text:span><text:span text:style-name="T9">(i = </text:span><text:span text:style-name="T15">0</text:span><text:span text:style-name="T9">; i &lt; n; i++){</text:span></text:p>
      <text:p text:style-name="No_20_Spacing"><text:span text:style-name="T9"><text:s text:c="4"/>printf(</text:span><text:span text:style-name="T13">"%d:"</text:span><text:span text:style-name="T9">, i);</text:span></text:p>
      <text:p text:style-name="No_20_Spacing"><text:span text:style-name="T9"><text:s text:c="4"/></text:span><text:span text:style-name="T12">for</text:span><text:span text:style-name="T9">(j = </text:span><text:span text:style-name="T15">0</text:span><text:span text:style-name="T9">; j &lt; r; j++) printf(</text:span><text:span text:style-name="T13">" %d"</text:span><text:span text:style-name="T9">, adj[i][j]);</text:span></text:p>
      <text:p text:style-name="No_20_Spacing"><text:span text:style-name="T9"><text:s text:c="4"/></text:span><text:span text:style-name="T10">printf(</text:span><text:span text:style-name="T14">"\n"</text:span><text:span text:style-name="T10">);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7">/* Make sure each vertex has degree r */</text:span></text:p>
      <text:p text:style-name="No_20_Spacing"><text:span text:style-name="T10"><text:s text:c="4"/></text:span><text:span text:style-name="T11">if</text:span><text:span text:style-name="T10">(deg[i] != r) printf(</text:span><text:span text:style-name="T14">"ERROR!\n"</text:span><text:span text:style-name="T10">)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7">/* Determines if adding the edge x-&gt;y would create a (&lt;g)-cycle */</text:span></text:p>
      <text:p text:style-name="No_20_Spacing"><text:span text:style-name="T11">int</text:span><text:span text:style-name="T10"> Cycle(</text:span><text:span text:style-name="T11">int</text:span><text:span text:style-name="T10"> x, </text:span><text:span text:style-name="T11">int</text:span><text:span text:style-name="T10"> y){</text:span></text:p>
      <text:p text:style-name="No_20_Spacing"><text:span text:style-name="T10"><text:s text:c="2"/></text:span><text:span text:style-name="T11">int</text:span><text:span text:style-name="T10"> q[MAXN], tail = </text:span><text:span text:style-name="T16">1</text:span><text:span text:style-name="T10">, head, node, next, i;</text:span></text:p>
      <text:p text:style-name="No_20_Spacing"><text:span text:style-name="T10"><text:s text:c="2"/></text:span><text:span text:style-name="T11">char</text:span><text:span text:style-name="T10"> dist[MAXN];</text:span></text:p>
      <text:p text:style-name="P12"/>
      <text:p text:style-name="No_20_Spacing"><text:span text:style-name="T10"><text:s text:c="2"/>memset(dist, -</text:span><text:span text:style-name="T16">1</text:span><text:span text:style-name="T10">, </text:span><text:span text:style-name="T11">sizeof</text:span><text:span text:style-name="T10">(dist));</text:span></text:p>
      <text:p text:style-name="No_20_Spacing"><text:span text:style-name="T10"><text:s text:c="2"/>q[</text:span><text:span text:style-name="T16">0</text:span><text:span text:style-name="T10">] = y;</text:span></text:p>
      <text:p text:style-name="No_20_Spacing"><text:span text:style-name="T10"><text:s text:c="2"/>dist[y] = </text:span><text:span text:style-name="T16">0</text:span><text:span text:style-name="T10">;</text:span></text:p>
      <text:p text:style-name="No_20_Spacing"><text:span text:style-name="T10"><text:s text:c="2"/></text:span><text:span text:style-name="T11">for</text:span><text:span text:style-name="T10">(head = </text:span><text:span text:style-name="T16">0</text:span><text:span text:style-name="T10">, tail = </text:span><text:span text:style-name="T16">1</text:span><text:span text:style-name="T10">; head != tail; head++){</text:span></text:p>
      <text:p text:style-name="No_20_Spacing"><text:span text:style-name="T10"><text:s text:c="4"/>node = q[head];</text:span></text:p>
      <text:p text:style-name="No_20_Spacing"><text:soft-page-break/><text:span text:style-name="T10"><text:s text:c="4"/></text:span><text:span text:style-name="T11">for</text:span><text:span text:style-name="T10">(i = </text:span><text:span text:style-name="T16">0</text:span><text:span text:style-name="T10">; i &lt; deg[node]; i++){</text:span></text:p>
      <text:p text:style-name="No_20_Spacing"><text:span text:style-name="T10"><text:s text:c="6"/>next = adj[node][i];</text:span></text:p>
      <text:p text:style-name="No_20_Spacing"><text:span text:style-name="T10"><text:s text:c="6"/></text:span><text:span text:style-name="T11">if</text:span><text:span text:style-name="T10">(dist[next] == -</text:span><text:span text:style-name="T16">1</text:span><text:span text:style-name="T10">){</text:span></text:p>
      <text:p text:style-name="No_20_Spacing"><text:span text:style-name="T10"><text:s text:c="8"/></text:span><text:span text:style-name="T11">if</text:span><text:span text:style-name="T10">(next == x) 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8"/>dist[next] = dist[node]+</text:span><text:span text:style-name="T16">1</text:span><text:span text:style-name="T10">;</text:span></text:p>
      <text:p text:style-name="No_20_Spacing"><text:span text:style-name="T10"><text:s text:c="8"/></text:span><text:span text:style-name="T11">if</text:span><text:span text:style-name="T10">(dist[node] &lt; g-</text:span><text:span text:style-name="T16">3</text:span><text:span text:style-name="T10">) q[tail++] = next;</text:span></text:p>
      <text:p text:style-name="No_20_Spacing"><text:span text:style-name="T10"><text:s text:c="6"/>}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Search(</text:span><text:span text:style-name="T11">int</text:span><text:span text:style-name="T10"> node){</text:span></text:p>
      <text:p text:style-name="No_20_Spacing"><text:span text:style-name="T10"><text:s text:c="2"/></text:span><text:span text:style-name="T11">int</text:span><text:span text:style-name="T10"> i;</text:span></text:p>
      <text:p text:style-name="No_20_Spacing"><text:span text:style-name="T10"><text:s text:c="2"/></text:span><text:span text:style-name="T11">if</text:span><text:span text:style-name="T10">(node == n){ <text:s text:c="22"/></text:span><text:span text:style-name="T7">/* Found cage */</text:span></text:p>
      <text:p text:style-name="No_20_Spacing"><text:span text:style-name="T10"><text:s text:c="4"/>PrintCage();</text:span></text:p>
      <text:p text:style-name="No_20_Spacing"><text:span text:style-name="T10"><text:s text:c="4"/>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</text:span><text:span text:style-name="T7">/* Check if vertex has full degree */</text:span></text:p>
      <text:p text:style-name="No_20_Spacing"><text:span text:style-name="T10"><text:s text:c="2"/></text:span><text:span text:style-name="T11">if</text:span><text:span text:style-name="T10">(deg[node] == r) </text:span><text:span text:style-name="T11">return</text:span><text:span text:style-name="T10"> Search(node+</text:span><text:span text:style-name="T16">1</text:span><text:span text:style-name="T10">); <text:s/></text:span></text:p>
      <text:p text:style-name="P12"/>
      <text:p text:style-name="No_20_Spacing"><text:span text:style-name="T10"><text:s text:c="2"/></text:span><text:span text:style-name="T7">/* Determine the next possibile candidate */</text:span></text:p>
      <text:p text:style-name="No_20_Spacing"><text:span text:style-name="T10"><text:s text:c="2"/></text:span><text:span text:style-name="T11">if</text:span><text:span text:style-name="T10">(deg[node] == </text:span><text:span text:style-name="T16">0</text:span><text:span text:style-name="T10">) i = node+</text:span><text:span text:style-name="T16">1</text:span><text:span text:style-name="T10">;</text:span></text:p>
      <text:p text:style-name="No_20_Spacing"><text:span text:style-name="T10"><text:s text:c="2"/></text:span><text:span text:style-name="T11">else</text:span><text:span text:style-name="T10"> i = max(node+</text:span><text:span text:style-name="T16">1</text:span><text:span text:style-name="T10">, adj[node][deg[node]-</text:span><text:span text:style-name="T16">1</text:span><text:span text:style-name="T10">]+</text:span><text:span text:style-name="T16">1</text:span><text:span text:style-name="T10">)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7">/* Try connecting this vertex */</text:span></text:p>
      <text:p text:style-name="No_20_Spacing"><text:span text:style-name="T10"><text:s text:c="2"/></text:span><text:span text:style-name="T11">for</text:span><text:span text:style-name="T10">(; i &lt; n; i++){</text:span></text:p>
      <text:p text:style-name="No_20_Spacing"><text:span text:style-name="T10"><text:s text:c="4"/></text:span><text:span text:style-name="T11">if</text:span><text:span text:style-name="T10">(deg[i] == r || Cycle(node, i)) </text:span><text:span text:style-name="T11">continue</text:span><text:span text:style-name="T10">;</text:span></text:p>
      <text:p text:style-name="No_20_Spacing"><text:span text:style-name="T10"><text:s text:c="4"/>addEdge(node, i);</text:span></text:p>
      <text:p text:style-name="No_20_Spacing"><text:span text:style-name="T10"><text:s text:c="4"/></text:span><text:span text:style-name="T11">if</text:span><text:span text:style-name="T10">(Search(node)) </text:span><text:span text:style-name="T11">return</text:span><text:span text:style-name="T10"> </text:span><text:span text:style-name="T16">1</text:span><text:span text:style-name="T10">;</text:span></text:p>
      <text:p text:style-name="No_20_Spacing"><text:span text:style-name="T10"><text:s text:c="4"/>remEdge(node, i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printf(</text:span><text:span text:style-name="T14">"Enter r and g: "</text:span><text:span text:style-name="T10">);</text:span></text:p>
      <text:p text:style-name="No_20_Spacing"><text:span text:style-name="T10"><text:s text:c="2"/></text:span><text:span text:style-name="T11">while</text:span><text:span text:style-name="T10">(scanf(</text:span><text:span text:style-name="T14">"%d %d"</text:span><text:span text:style-name="T10">, &amp;r, &amp;g) == </text:span><text:span text:style-name="T16">2</text:span><text:span text:style-name="T10">){ <text:s/></text:span><text:span text:style-name="T7">/* Read cage parameters */</text:span></text:p>
      <text:p text:style-name="No_20_Spacing"><text:span text:style-name="T10"><text:s text:c="4"/></text:span><text:span text:style-name="T11">if</text:span><text:span text:style-name="T10">(r &lt; </text:span><text:span text:style-name="T16">2</text:span><text:span text:style-name="T10"> || r &gt; MAXR || g &lt; </text:span><text:span text:style-name="T16">3</text:span><text:span text:style-name="T10"> || g &gt; MAXG){</text:span></text:p>
      <text:p text:style-name="No_20_Spacing"><text:span text:style-name="T10"><text:s text:c="6"/>printf(</text:span><text:span text:style-name="T14">"Invalid parameters.\n"</text:span><text:span text:style-name="T10">);</text:span></text:p>
      <text:p text:style-name="No_20_Spacing"><text:span text:style-name="T10"><text:s text:c="6"/></text:span><text:span text:style-name="T11">continue</text:span><text:span text:style-name="T10">;</text:span></text:p>
      <text:p text:style-name="No_20_Spacing"><text:span text:style-name="T10"><text:s text:c="4"/>}</text:span></text:p>
      <text:p text:style-name="No_20_Spacing"><text:span text:style-name="T10"><text:s text:c="4"/></text:span></text:p>
      <text:p text:style-name="No_20_Spacing"><text:span text:style-name="T10"><text:s text:c="4"/>BuildTree(); <text:s text:c="21"/></text:span><text:span text:style-name="T7">/* Builds the tree first */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11">while</text:span><text:span text:style-name="T10">(</text:span><text:span text:style-name="T16">1</text:span><text:span text:style-name="T10">){ <text:s text:c="24"/></text:span><text:span text:style-name="T7">/* Search for the cage <text:s text:c="2"/>*/</text:span></text:p>
      <text:p text:style-name="No_20_Spacing"><text:span text:style-name="T10"><text:s text:c="6"/>printf(</text:span><text:span text:style-name="T14">"Searching for cage of size %d\n"</text:span><text:span text:style-name="T10">, n);</text:span></text:p>
      <text:p text:style-name="No_20_Spacing"><text:span text:style-name="T10"><text:s text:c="6"/></text:span><text:span text:style-name="T11">if</text:span><text:span text:style-name="T10">(Search(</text:span><text:span text:style-name="T16">0</text:span><text:span text:style-name="T10">)) </text:span><text:span text:style-name="T11">break</text:span><text:span text:style-name="T10">;</text:span></text:p>
      <text:p text:style-name="No_20_Spacing"><text:span text:style-name="T10"><text:s text:c="6"/>n++;</text:span></text:p>
      <text:p text:style-name="No_20_Spacing"><text:span text:style-name="T10"><text:s text:c="4"/>}</text:span></text:p>
      <text:p text:style-name="No_20_Spacing"><text:soft-page-break/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Search: </text:span></text:p>
      <text:list xml:id="list39282649" text:continue-numbering="true" text:style-name="Outline">
        <text:list-item>
          <text:list>
            <text:list-item>
              <text:h text:style-name="Heading_20_2" text:outline-level="2"><text:bookmark-start text:name="__RefHeading___Toc26988_2932636602"/><text:bookmark text:name="Bookmark124"/><text:span text:style-name="T6">Graph coloring template</text:span><text:bookmark-end text:name="__RefHeading___Toc2698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graph, this is a template for k-coloring</text:span></text:p>
      <text:p text:style-name="No_20_Spacing"><text:span text:style-name="T7"><text:s text:c="16"/>it.</text:span></text:p>
      <text:p text:style-name="No_20_Spacing"><text:span text:style-name="T7"><text:s text:c="3"/></text:span></text:p>
      <text:p text:style-name="No_20_Spacing"><text:span text:style-name="T7"><text:s text:c="3"/>Complexity: <text:s/>O(exponential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Mar 14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-The graph is given by the adjacency matrix adj[][].</text:span></text:p>
      <text:p text:style-name="No_20_Spacing"><text:span text:style-name="T7"><text:s text:c="16"/>-The coloring of the graph is stored in color[];</text:span></text:p>
      <text:p text:style-name="No_20_Spacing"><text:span text:style-name="T7"><text:s text:c="16"/>-Colors run from 0...k-1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P8"/>
      <text:p text:style-name="No_20_Spacing"><text:span text:style-name="T5">#define MAXN 50</text:span></text:p>
      <text:p text:style-name="P8"/>
      <text:p text:style-name="No_20_Spacing"><text:span text:style-name="T11">int</text:span><text:span text:style-name="T10"> adj[MAXN][MAXN], n, k, total;</text:span></text:p>
      <text:p text:style-name="No_20_Spacing"><text:span text:style-name="T11">int</text:span><text:span text:style-name="T10"> color[MAXN];</text:span></text:p>
      <text:p text:style-name="P12"/>
      <text:p text:style-name="No_20_Spacing"><text:span text:style-name="T11">void</text:span><text:span text:style-name="T10"> BackTrack(</text:span><text:span text:style-name="T11">int</text:span><text:span text:style-name="T10"> pos){</text:span></text:p>
      <text:p text:style-name="No_20_Spacing"><text:span text:style-name="T10"><text:s text:c="2"/></text:span><text:span text:style-name="T11">int</text:span><text:span text:style-name="T10"> i, c;</text:span></text:p>
      <text:p text:style-name="No_20_Spacing"><text:span text:style-name="T10"><text:s text:c="2"/></text:span><text:span text:style-name="T11">if</text:span><text:span text:style-name="T10">(pos == n){</text:span></text:p>
      <text:p text:style-name="No_20_Spacing"><text:span text:style-name="T10"><text:s text:c="4"/>total++;</text:span></text:p>
      <text:p text:style-name="No_20_Spacing"><text:span text:style-name="T10"><text:s text:c="4"/>printf(</text:span><text:span text:style-name="T14">"{"</text:span><text:span text:style-name="T10">)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n; i++)</text:span></text:p>
      <text:p text:style-name="No_20_Spacing"><text:span text:style-name="T10"><text:s text:c="6"/>printf(</text:span><text:span text:style-name="T14">"%d%c"</text:span><text:span text:style-name="T10">, color[i], <text:s/>i == n-</text:span><text:span text:style-name="T16">1</text:span><text:span text:style-name="T10"> ? '}' : ',');</text:span></text:p>
      <text:p text:style-name="No_20_Spacing"><text:span text:style-name="T10"><text:s text:c="4"/>printf(</text:span><text:span text:style-name="T14">"%c"</text:span><text:span text:style-name="T10">, total % </text:span><text:span text:style-name="T16">5</text:span><text:span text:style-name="T10"> ? ' ' : '\n');</text:span></text:p>
      <text:p text:style-name="No_20_Spacing"><text:span text:style-name="T10"><text:s text:c="4"/></text:span><text:span text:style-name="T11">return</text:span><text:span text:style-name="T10">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for</text:span><text:span text:style-name="T10">(c = </text:span><text:span text:style-name="T16">0</text:span><text:span text:style-name="T10">; c &lt; k; c++){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pos; i++)</text:span></text:p>
      <text:p text:style-name="No_20_Spacing"><text:span text:style-name="T10"><text:s text:c="6"/></text:span><text:span text:style-name="T11">if</text:span><text:span text:style-name="T10">(adj[i][pos] &amp;&amp; color[i] == c) </text:span><text:span text:style-name="T11">break</text:span><text:span text:style-name="T10">;</text:span></text:p>
      <text:p text:style-name="No_20_Spacing"><text:span text:style-name="T10"><text:s text:c="4"/></text:span><text:span text:style-name="T11">if</text:span><text:span text:style-name="T10">(i == pos){</text:span></text:p>
      <text:p text:style-name="No_20_Spacing"><text:span text:style-name="T10"><text:s text:c="6"/>color[pos] = c;</text:span></text:p>
      <text:p text:style-name="No_20_Spacing"><text:span text:style-name="T10"><text:s text:c="6"/>BackTrack(pos+</text:span><text:span text:style-name="T16">1</text:span><text:span text:style-name="T10">);</text:span></text:p>
      <text:p text:style-name="No_20_Spacing"><text:soft-page-break/><text:span text:style-name="T10"><text:s text:c="4"/>}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i, j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scanf(</text:span><text:span text:style-name="T14">"%d %d"</text:span><text:span text:style-name="T10">, &amp;n, &amp;k) == </text:span><text:span text:style-name="T16">2</text:span><text:span text:style-name="T10">){</text:span></text:p>
      <text:p text:style-name="No_20_Spacing"><text:span text:style-name="T10"><text:s text:c="4"/></text:span><text:span text:style-name="T12">for</text:span><text:span text:style-name="T9">(i = </text:span><text:span text:style-name="T15">0</text:span><text:span text:style-name="T9">; i &lt; n; i++) </text:span><text:span text:style-name="T12">for</text:span><text:span text:style-name="T9">(j = </text:span><text:span text:style-name="T15">0</text:span><text:span text:style-name="T9">; j &lt; n; j++)</text:span></text:p>
      <text:p text:style-name="No_20_Spacing"><text:span text:style-name="T9"><text:s text:c="6"/>scanf(</text:span><text:span text:style-name="T13">"%d"</text:span><text:span text:style-name="T9">, &amp;adj[i][j]);</text:span></text:p>
      <text:p text:style-name="No_20_Spacing"><text:span text:style-name="T9"><text:s text:c="4"/></text:span><text:span text:style-name="T10">total = </text:span><text:span text:style-name="T16">0</text:span><text:span text:style-name="T10">;</text:span></text:p>
      <text:p text:style-name="No_20_Spacing"><text:span text:style-name="T10"><text:s text:c="4"/>BackTrack(</text:span><text:span text:style-name="T16">0</text:span><text:span text:style-name="T10">);</text:span></text:p>
      <text:p text:style-name="No_20_Spacing"><text:span text:style-name="T10"><text:s text:c="4"/>printf(</text:span><text:span text:style-name="T14">"Total %d-colorings: %d\n"</text:span><text:span text:style-name="T10">, k, total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Search: </text:span></text:p>
      <text:list xml:id="list39266498" text:continue-numbering="true" text:style-name="Outline">
        <text:list-item>
          <text:list>
            <text:list-item>
              <text:h text:style-name="Heading_20_2" text:outline-level="2"><text:bookmark-start text:name="__RefHeading___Toc26990_2932636602"/><text:bookmark text:name="Bookmark125"/><text:span text:style-name="T6">Golden section Search</text:span><text:bookmark-end text:name="__RefHeading___Toc26990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n function f(x) with a single local minimum,</text:span></text:p>
      <text:p text:style-name="No_20_Spacing"><text:span text:style-name="T7"><text:s text:c="16"/>a lower and upper bound on x, and a tolerance for</text:span></text:p>
      <text:p text:style-name="No_20_Spacing"><text:span text:style-name="T7"><text:s text:c="16"/>convergence, this function finds the value of x </text:span></text:p>
      <text:p text:style-name="No_20_Spacing"><text:span text:style-name="T7"><text:s text:c="16"/></text:span></text:p>
      <text:p text:style-name="No_20_Spacing"><text:span text:style-name="T7"><text:s text:c="16"/>The function is written globally as f(x)</text:span></text:p>
      <text:p text:style-name="No_20_Spacing"><text:span text:style-name="T7"><text:s text:c="3"/></text:span></text:p>
      <text:p text:style-name="No_20_Spacing"><text:span text:style-name="T7"><text:s text:c="3"/>Complexity: <text:s/>Depends on tolerance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Mar 14, 2003</text:span></text:p>
      <text:p text:style-name="No_20_Spacing"><text:span text:style-name="T7"><text:s text:c="3"/>References: <text:s/>www.chemeng.ed.ac.uk/~jwp/MSO/section5/maths/</text:span></text:p>
      <text:p text:style-name="No_20_Spacing"><text:span text:style-name="T7"><text:s text:c="37"/>part3/handout2/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- watch out for -0.000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P8"/>
      <text:p text:style-name="No_20_Spacing"><text:span text:style-name="T5">#define GOLD 0.381966</text:span></text:p>
      <text:p text:style-name="No_20_Spacing"><text:span text:style-name="T5">#define move(a,b,c) <text:s text:c="3"/>x[a]=x[b];x[b]=x[c];fx[a]=fx[b];fx[b]=fx[c]</text:span></text:p>
      <text:p text:style-name="P8"/>
      <text:p text:style-name="No_20_Spacing"><text:span text:style-name="T11">double</text:span><text:span text:style-name="T10"> f(</text:span><text:span text:style-name="T11">double</text:span><text:span text:style-name="T10"> x){</text:span></text:p>
      <text:p text:style-name="No_20_Spacing"><text:span text:style-name="T10"><text:s text:c="2"/></text:span><text:span text:style-name="T11">return</text:span><text:span text:style-name="T10"> x*x;</text:span></text:p>
      <text:p text:style-name="No_20_Spacing"><text:span text:style-name="T10">}</text:span></text:p>
      <text:p text:style-name="P12"/>
      <text:p text:style-name="No_20_Spacing"><text:soft-page-break/><text:span text:style-name="T11">double</text:span><text:span text:style-name="T10"> golden(</text:span><text:span text:style-name="T11">double</text:span><text:span text:style-name="T10"> xlow, </text:span><text:span text:style-name="T11">double</text:span><text:span text:style-name="T10"> xhigh, </text:span><text:span text:style-name="T11">double</text:span><text:span text:style-name="T10"> tol){</text:span></text:p>
      <text:p text:style-name="No_20_Spacing"><text:span text:style-name="T10"><text:s text:c="2"/></text:span><text:span text:style-name="T11">double</text:span><text:span text:style-name="T10"> x[</text:span><text:span text:style-name="T16">4</text:span><text:span text:style-name="T10">], fx[</text:span><text:span text:style-name="T16">4</text:span><text:span text:style-name="T10">], L;</text:span></text:p>
      <text:p text:style-name="No_20_Spacing"><text:span text:style-name="T10"><text:s text:c="2"/></text:span><text:span text:style-name="T11">int</text:span><text:span text:style-name="T10"> iter = </text:span><text:span text:style-name="T16">0</text:span><text:span text:style-name="T10">, left = </text:span><text:span text:style-name="T16">0</text:span><text:span text:style-name="T10">, mini, i;</text:span></text:p>
      <text:p text:style-name="P12"/>
      <text:p text:style-name="No_20_Spacing"><text:span text:style-name="T10"><text:s text:c="2"/>fx[</text:span><text:span text:style-name="T16">0</text:span><text:span text:style-name="T10">] = f(x[</text:span><text:span text:style-name="T16">0</text:span><text:span text:style-name="T10">]=xlow); </text:span></text:p>
      <text:p text:style-name="No_20_Spacing"><text:span text:style-name="T10"><text:s text:c="2"/>fx[</text:span><text:span text:style-name="T16">3</text:span><text:span text:style-name="T10">] = f(x[</text:span><text:span text:style-name="T16">3</text:span><text:span text:style-name="T10">]=xhigh)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</text:span><text:span text:style-name="T16">1</text:span><text:span text:style-name="T10">){</text:span></text:p>
      <text:p text:style-name="No_20_Spacing"><text:span text:style-name="T10"><text:s text:c="4"/>L = x[</text:span><text:span text:style-name="T16">3</text:span><text:span text:style-name="T10">]-x[</text:span><text:span text:style-name="T16">0</text:span><text:span text:style-name="T10">];</text:span></text:p>
      <text:p text:style-name="No_20_Spacing"><text:span text:style-name="T10"><text:s text:c="4"/></text:span><text:span text:style-name="T11">if</text:span><text:span text:style-name="T10">(!iter || left){</text:span></text:p>
      <text:p text:style-name="No_20_Spacing"><text:span text:style-name="T10"><text:s text:c="6"/>x[</text:span><text:span text:style-name="T16">1</text:span><text:span text:style-name="T10">] = x[</text:span><text:span text:style-name="T16">0</text:span><text:span text:style-name="T10">]+GOLD*L;</text:span></text:p>
      <text:p text:style-name="No_20_Spacing"><text:span text:style-name="T10"><text:s text:c="6"/>fx[</text:span><text:span text:style-name="T16">1</text:span><text:span text:style-name="T10">] = f(x[</text:span><text:span text:style-name="T16">1</text:span><text:span text:style-name="T10">]);</text:span></text:p>
      <text:p text:style-name="No_20_Spacing"><text:span text:style-name="T10"><text:s text:c="4"/>}</text:span></text:p>
      <text:p text:style-name="No_20_Spacing"><text:span text:style-name="T10"><text:s text:c="4"/></text:span><text:span text:style-name="T11">if</text:span><text:span text:style-name="T10">(!iter || !left){</text:span></text:p>
      <text:p text:style-name="No_20_Spacing"><text:span text:style-name="T10"><text:s text:c="6"/>x[</text:span><text:span text:style-name="T16">2</text:span><text:span text:style-name="T10">] = x[</text:span><text:span text:style-name="T16">3</text:span><text:span text:style-name="T10">]-GOLD*L;</text:span></text:p>
      <text:p text:style-name="No_20_Spacing"><text:span text:style-name="T10"><text:s text:c="6"/>fx[</text:span><text:span text:style-name="T16">2</text:span><text:span text:style-name="T10">] = f(x[</text:span><text:span text:style-name="T16">2</text:span><text:span text:style-name="T10">]);</text:span></text:p>
      <text:p text:style-name="No_20_Spacing"><text:span text:style-name="T10"><text:s text:c="4"/>}</text:span></text:p>
      <text:p text:style-name="No_20_Spacing"><text:span text:style-name="T10"><text:s text:c="4"/></text:span><text:span text:style-name="T11">for</text:span><text:span text:style-name="T10">(mini = </text:span><text:span text:style-name="T16">0</text:span><text:span text:style-name="T10">, i = </text:span><text:span text:style-name="T16">1</text:span><text:span text:style-name="T10">; i &lt; </text:span><text:span text:style-name="T16">4</text:span><text:span text:style-name="T10">; i++)</text:span></text:p>
      <text:p text:style-name="No_20_Spacing"><text:span text:style-name="T10"><text:s text:c="6"/></text:span><text:span text:style-name="T11">if</text:span><text:span text:style-name="T10">(fx[i] &lt; fx[mini]) mini = i;</text:span></text:p>
      <text:p text:style-name="No_20_Spacing"><text:span text:style-name="T10"><text:s text:c="4"/></text:span><text:span text:style-name="T11">if</text:span><text:span text:style-name="T10">(L &lt; tol) </text:span><text:span text:style-name="T11">break</text:span><text:span text:style-name="T10">;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11">if</text:span><text:span text:style-name="T10">(mini &lt; </text:span><text:span text:style-name="T16">2</text:span><text:span text:style-name="T10">){</text:span></text:p>
      <text:p text:style-name="No_20_Spacing"><text:span text:style-name="T10"><text:s text:c="6"/>left = </text:span><text:span text:style-name="T16">1</text:span><text:span text:style-name="T10">;</text:span></text:p>
      <text:p text:style-name="No_20_Spacing"><text:span text:style-name="T10"><text:s text:c="6"/>move(</text:span><text:span text:style-name="T16">3</text:span><text:span text:style-name="T10">,</text:span><text:span text:style-name="T16">2</text:span><text:span text:style-name="T10">,</text:span><text:span text:style-name="T16">1</text:span><text:span text:style-name="T10">);</text:span></text:p>
      <text:p text:style-name="No_20_Spacing"><text:span text:style-name="T10"><text:s text:c="4"/>} </text:span><text:span text:style-name="T11">else</text:span><text:span text:style-name="T10"> {</text:span></text:p>
      <text:p text:style-name="No_20_Spacing"><text:span text:style-name="T10"><text:s text:c="6"/>left = </text:span><text:span text:style-name="T16">0</text:span><text:span text:style-name="T10">;</text:span></text:p>
      <text:p text:style-name="No_20_Spacing"><text:span text:style-name="T10"><text:s text:c="6"/>move(</text:span><text:span text:style-name="T16">0</text:span><text:span text:style-name="T10">,</text:span><text:span text:style-name="T16">1</text:span><text:span text:style-name="T10">,</text:span><text:span text:style-name="T16">2</text:span><text:span text:style-name="T10">);</text:span></text:p>
      <text:p text:style-name="No_20_Spacing"><text:span text:style-name="T10"><text:s text:c="4"/>}</text:span></text:p>
      <text:p text:style-name="No_20_Spacing"><text:span text:style-name="T10"><text:s text:c="4"/>iter++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x[mini]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double</text:span><text:span text:style-name="T10"> low, high , tol, minx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scanf(</text:span><text:span text:style-name="T14">"%lf %lf %lf"</text:span><text:span text:style-name="T10">, &amp;low, &amp;high, &amp;tol) == </text:span><text:span text:style-name="T16">3</text:span><text:span text:style-name="T10">){</text:span></text:p>
      <text:p text:style-name="No_20_Spacing"><text:span text:style-name="T10"><text:s text:c="4"/>minx = golden(low, high, tol);</text:span></text:p>
      <text:p text:style-name="No_20_Spacing"><text:span text:style-name="T10"><text:s text:c="4"/>printf(</text:span><text:span text:style-name="T14">"f(%.6f) = %.6f\n"</text:span><text:span text:style-name="T10">, minx, f(minx)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><text:soft-page-break/></text:p>
      <text:p text:style-name="No_20_Spacing"><text:span text:style-name="T7">/* Search: </text:span></text:p>
      <text:list xml:id="list39286224" text:continue-numbering="true" text:style-name="Outline">
        <text:list-item>
          <text:list>
            <text:list-item>
              <text:h text:style-name="Heading_20_2" text:outline-level="2"><text:bookmark-start text:name="__RefHeading___Toc26992_2932636602"/><text:bookmark text:name="Bookmark126"/><text:span text:style-name="T6">Hamming Code search template / (Independent set)</text:span><text:bookmark-end text:name="__RefHeading___Toc2699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This is a template for finding a maximum set of</text:span></text:p>
      <text:p text:style-name="No_20_Spacing"><text:span text:style-name="T7"><text:s text:c="16"/>binary code words that are all have at least a </text:span></text:p>
      <text:p text:style-name="No_20_Spacing"><text:span text:style-name="T7"><text:s text:c="16"/>Hamming distance of d between them.</text:span></text:p>
      <text:p text:style-name="No_20_Spacing"><text:span text:style-name="T7"><text:s text:c="3"/></text:span></text:p>
      <text:p text:style-name="No_20_Spacing"><text:span text:style-name="T7"><text:s text:c="16"/>Also has some ideas for finding maximum clique</text:span></text:p>
      <text:p text:style-name="P9"/>
      <text:p text:style-name="No_20_Spacing"><text:span text:style-name="T7"><text:s text:c="3"/>Complexity: <text:s/>O(exponential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March 14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No_20_Spacing"><text:span text:style-name="T5">#include &lt;algorithm&gt;</text:span></text:p>
      <text:p text:style-name="No_20_Spacing"><text:span text:style-name="T5">#include &lt;vector&gt;</text:span></text:p>
      <text:p text:style-name="No_20_Spacing"><text:span text:style-name="T5">#include &lt;iostream&gt;</text:span></text:p>
      <text:p text:style-name="No_20_Spacing"><text:span text:style-name="T11">using</text:span><text:span text:style-name="T10"> </text:span><text:span text:style-name="T11">namespace</text:span><text:span text:style-name="T10"> std;</text:span></text:p>
      <text:p text:style-name="P12"/>
      <text:p text:style-name="No_20_Spacing"><text:span text:style-name="T5">#define MAXN 9</text:span></text:p>
      <text:p text:style-name="No_20_Spacing"><text:span text:style-name="T5">#define MAXS 21</text:span></text:p>
      <text:p text:style-name="No_20_Spacing"><text:span text:style-name="T11">int</text:span><text:span text:style-name="T10"> n, d;</text:span></text:p>
      <text:p text:style-name="P12"/>
      <text:p text:style-name="No_20_Spacing"><text:span text:style-name="T11">int</text:span><text:span text:style-name="T10"> bitcount(</text:span><text:span text:style-name="T11">int</text:span><text:span text:style-name="T10"> x){</text:span></text:p>
      <text:p text:style-name="No_20_Spacing"><text:span text:style-name="T10"><text:s text:c="2"/></text:span><text:span text:style-name="T11">int</text:span><text:span text:style-name="T10"> c = </text:span><text:span text:style-name="T16">0</text:span><text:span text:style-name="T10">;</text:span></text:p>
      <text:p text:style-name="No_20_Spacing"><text:span text:style-name="T10"><text:s text:c="2"/></text:span><text:span text:style-name="T11">while</text:span><text:span text:style-name="T10">(x){</text:span></text:p>
      <text:p text:style-name="No_20_Spacing"><text:span text:style-name="T10"><text:s text:c="4"/>c++;</text:span></text:p>
      <text:p text:style-name="No_20_Spacing"><text:span text:style-name="T10"><text:s text:c="4"/>x &amp;= x-</text:span><text:span text:style-name="T16">1</text:span><text:span text:style-name="T10">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c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dist(</text:span><text:span text:style-name="T11">int</text:span><text:span text:style-name="T10"> x, </text:span><text:span text:style-name="T11">int</text:span><text:span text:style-name="T10"> y){</text:span></text:p>
      <text:p text:style-name="No_20_Spacing"><text:span text:style-name="T10"><text:s text:c="2"/></text:span><text:span text:style-name="T11">return</text:span><text:span text:style-name="T10"> bitcount(x^y);</text:span></text:p>
      <text:p text:style-name="No_20_Spacing"><text:span text:style-name="T10">}</text:span></text:p>
      <text:p text:style-name="P12"/>
      <text:p text:style-name="No_20_Spacing"><text:span text:style-name="T11">void</text:span><text:span text:style-name="T10"> PrintBin(</text:span><text:span text:style-name="T11">int</text:span><text:span text:style-name="T10"> x){</text:span></text:p>
      <text:p text:style-name="No_20_Spacing"><text:span text:style-name="T10"><text:s text:c="2"/></text:span><text:span text:style-name="T12">int</text:span><text:span text:style-name="T9"> i;</text:span></text:p>
      <text:p text:style-name="No_20_Spacing"><text:span text:style-name="T9"><text:s text:c="2"/></text:span><text:span text:style-name="T12">for</text:span><text:span text:style-name="T9">(i = </text:span><text:span text:style-name="T15">0</text:span><text:span text:style-name="T9">; i &lt; n; i++)</text:span></text:p>
      <text:p text:style-name="No_20_Spacing"><text:span text:style-name="T9"><text:s text:c="4"/>printf(</text:span><text:span text:style-name="T13">"%d"</text:span><text:span text:style-name="T9">, x &amp; (</text:span><text:span text:style-name="T15">1</text:span><text:span text:style-name="T9">&lt;&lt;i) ? </text:span><text:span text:style-name="T15">1</text:span><text:span text:style-name="T9"> : </text:span><text:span text:style-name="T15">0</text:span><text:span text:style-name="T9">);</text:span></text:p>
      <text:p text:style-name="No_20_Spacing"><text:span text:style-name="T9"><text:s text:c="2"/>printf(</text:span><text:span text:style-name="T13">"\n"</text:span><text:span text:style-name="T9">);</text:span></text:p>
      <text:p text:style-name="No_20_Spacing"><text:span text:style-name="T10">}</text:span></text:p>
      <text:p text:style-name="P12"/>
      <text:p text:style-name="No_20_Spacing"><text:soft-page-break/><text:span text:style-name="T11">int</text:span><text:span text:style-name="T10"> best;</text:span></text:p>
      <text:p text:style-name="No_20_Spacing"><text:span text:style-name="T11">int</text:span><text:span text:style-name="T10"> curr[MAXS];</text:span></text:p>
      <text:p text:style-name="No_20_Spacing"><text:span text:style-name="T11">int</text:span><text:span text:style-name="T10"> bestset[MAXS];</text:span></text:p>
      <text:p text:style-name="P12"/>
      <text:p text:style-name="No_20_Spacing"><text:span text:style-name="T10">vector&lt;</text:span><text:span text:style-name="T11">int</text:span><text:span text:style-name="T10">&gt; pos[MAXS];</text:span></text:p>
      <text:p text:style-name="No_20_Spacing"><text:span text:style-name="T10">vector&lt;</text:span><text:span text:style-name="T11">int</text:span><text:span text:style-name="T10">&gt; adj[</text:span><text:span text:style-name="T16">1</text:span><text:span text:style-name="T10">&lt;&lt;MAXN];</text:span></text:p>
      <text:p text:style-name="P12"/>
      <text:p text:style-name="No_20_Spacing"><text:span text:style-name="T11">void</text:span><text:span text:style-name="T10"> MaxClique(</text:span><text:span text:style-name="T11">int</text:span><text:span text:style-name="T10"> k){</text:span></text:p>
      <text:p text:style-name="No_20_Spacing"><text:span text:style-name="T10"><text:s text:c="2"/></text:span><text:span text:style-name="T11">int</text:span><text:span text:style-name="T10"> i; vector&lt;</text:span><text:span text:style-name="T11">int</text:span><text:span text:style-name="T10">&gt;::iterator it, it2;</text:span></text:p>
      <text:p text:style-name="P12"/>
      <text:p text:style-name="No_20_Spacing"><text:span text:style-name="T10"><text:s text:c="2"/></text:span><text:span text:style-name="T11">if</text:span><text:span text:style-name="T10">(k &gt; best){</text:span></text:p>
      <text:p text:style-name="No_20_Spacing"><text:span text:style-name="T10"><text:s text:c="4"/>best = k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k; i++) bestset[i] = curr[i]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for</text:span><text:span text:style-name="T10">(it = pos[k].begin(); it != pos[k].end(); ++it){</text:span></text:p>
      <text:p text:style-name="No_20_Spacing"><text:span text:style-name="T10"><text:s text:c="4"/>curr[k] = *it;</text:span></text:p>
      <text:p text:style-name="No_20_Spacing"><text:span text:style-name="T10"><text:s text:c="4"/>pos[k+</text:span><text:span text:style-name="T16">1</text:span><text:span text:style-name="T10">].clear();</text:span></text:p>
      <text:p text:style-name="No_20_Spacing"><text:span text:style-name="T10"><text:s text:c="4"/>insert_iterator&lt;vector&lt;</text:span><text:span text:style-name="T11">int</text:span><text:span text:style-name="T10">&gt; &gt; next(pos[k+</text:span><text:span text:style-name="T16">1</text:span><text:span text:style-name="T10">], pos[k+</text:span><text:span text:style-name="T16">1</text:span><text:span text:style-name="T10">].begin());</text:span></text:p>
      <text:p text:style-name="No_20_Spacing"><text:span text:style-name="T10"><text:s text:c="4"/>it2 = it; it2++;</text:span></text:p>
      <text:p text:style-name="No_20_Spacing"><text:span text:style-name="T10"><text:s text:c="4"/>set_intersection(it2, pos[k].end(),</text:span></text:p>
      <text:p text:style-name="No_20_Spacing"><text:span text:style-name="T10"><text:s text:c="14"/>adj[*it].begin(), adj[*it].end(),</text:span></text:p>
      <text:p text:style-name="No_20_Spacing"><text:span text:style-name="T10"><text:s text:c="14"/>next);</text:span></text:p>
      <text:p text:style-name="No_20_Spacing"><text:span text:style-name="T10"><text:s text:c="4"/></text:span><text:span text:style-name="T11">if</text:span><text:span text:style-name="T10">(k+</text:span><text:span text:style-name="T16">1</text:span><text:span text:style-name="T10">+(</text:span><text:span text:style-name="T11">int</text:span><text:span text:style-name="T10">)pos[k+</text:span><text:span text:style-name="T16">1</text:span><text:span text:style-name="T10">].size() &lt;= best) </text:span><text:span text:style-name="T11">continue</text:span><text:span text:style-name="T10">;</text:span></text:p>
      <text:p text:style-name="No_20_Spacing"><text:span text:style-name="T10"><text:s text:c="4"/>MaxClique(k+</text:span><text:span text:style-name="T16">1</text:span><text:span text:style-name="T10">)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int</text:span><text:span text:style-name="T10"> i, j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11">while</text:span><text:span text:style-name="T10">(scanf(</text:span><text:span text:style-name="T14">"%d %d"</text:span><text:span text:style-name="T10">, &amp;n, &amp;d) == </text:span><text:span text:style-name="T16">2</text:span><text:span text:style-name="T10">){</text:span></text:p>
      <text:p text:style-name="P12"/>
      <text:p text:style-name="No_20_Spacing"><text:span text:style-name="T10"><text:s text:c="4"/></text:span><text:span text:style-name="T12">for</text:span><text:span text:style-name="T9">(i = </text:span><text:span text:style-name="T15">0</text:span><text:span text:style-name="T9">; i &lt; MAXS; i++) pos[i].clear();</text:span></text:p>
      <text:p text:style-name="No_20_Spacing"><text:span text:style-name="T9"><text:s text:c="4"/></text:span></text:p>
      <text:p text:style-name="No_20_Spacing"><text:span text:style-name="T9"><text:s text:c="4"/></text:span><text:span text:style-name="T12">for</text:span><text:span text:style-name="T9">(i = </text:span><text:span text:style-name="T15">0</text:span><text:span text:style-name="T9">; i &lt; </text:span><text:span text:style-name="T15">1</text:span><text:span text:style-name="T9">&lt;&lt;n; i++){</text:span></text:p>
      <text:p text:style-name="No_20_Spacing"><text:span text:style-name="T9"><text:s text:c="6"/></text:span><text:span text:style-name="T10">adj[i].clear();</text:span></text:p>
      <text:p text:style-name="No_20_Spacing"><text:span text:style-name="T10"><text:s text:c="6"/></text:span><text:span text:style-name="T11">for</text:span><text:span text:style-name="T10">(j = i+</text:span><text:span text:style-name="T16">1</text:span><text:span text:style-name="T10">; j &lt; </text:span><text:span text:style-name="T16">1</text:span><text:span text:style-name="T10">&lt;&lt;n; j++){</text:span></text:p>
      <text:p text:style-name="No_20_Spacing"><text:span text:style-name="T10"><text:s text:c="8"/></text:span><text:span text:style-name="T11">if</text:span><text:span text:style-name="T10">(dist(i,j) &gt;= d)</text:span></text:p>
      <text:p text:style-name="No_20_Spacing"><text:span text:style-name="T10"><text:s text:c="10"/>adj[i].push_back(j);</text:span></text:p>
      <text:p text:style-name="No_20_Spacing"><text:span text:style-name="T10"><text:s text:c="6"/>}</text:span></text:p>
      <text:p text:style-name="No_20_Spacing"><text:span text:style-name="T10"><text:s text:c="4"/>}</text:span></text:p>
      <text:p text:style-name="No_20_Spacing"><text:span text:style-name="T10"><text:s text:c="4"/>best = -</text:span><text:span text:style-name="T16">1</text:span><text:span text:style-name="T10">;</text:span></text:p>
      <text:p text:style-name="No_20_Spacing"><text:span text:style-name="T10"><text:s text:c="4"/>curr[</text:span><text:span text:style-name="T16">0</text:span><text:span text:style-name="T10">] = </text:span><text:span text:style-name="T16">0</text:span><text:span text:style-name="T10">;</text:span></text:p>
      <text:p text:style-name="No_20_Spacing"><text:span text:style-name="T10"><text:s text:c="4"/>pos[</text:span><text:span text:style-name="T16">1</text:span><text:span text:style-name="T10">] = adj[</text:span><text:span text:style-name="T16">0</text:span><text:span text:style-name="T10">];</text:span></text:p>
      <text:p text:style-name="No_20_Spacing"><text:span text:style-name="T10"><text:s text:c="4"/>MaxClique(</text:span><text:span text:style-name="T16">1</text:span><text:span text:style-name="T10">);</text:span></text:p>
      <text:p text:style-name="No_20_Spacing"><text:span text:style-name="T10"><text:s text:c="4"/>printf(</text:span><text:span text:style-name="T14">"Maximum code length: %d\n"</text:span><text:span text:style-name="T10">, best);</text:span></text:p>
      <text:p text:style-name="No_20_Spacing"><text:span text:style-name="T10"><text:s text:c="4"/></text:span><text:span text:style-name="T11">for</text:span><text:span text:style-name="T10">(i = </text:span><text:span text:style-name="T16">0</text:span><text:span text:style-name="T10">; i &lt; best; i++)</text:span></text:p>
      <text:p text:style-name="No_20_Spacing"><text:span text:style-name="T10"><text:s text:c="6"/>PrintBin(bestset[i]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><text:soft-page-break/></text:p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Search: </text:span></text:p>
      <text:list xml:id="list39284413" text:continue-numbering="true" text:style-name="Outline">
        <text:list-item>
          <text:list>
            <text:list-item>
              <text:h text:style-name="Heading_20_2" text:outline-level="2"><text:bookmark-start text:name="__RefHeading___Toc26994_2932636602"/><text:bookmark text:name="Bookmark127"/><text:span text:style-name="T6">Orthogonal-Latin Squares</text:span><text:bookmark-end text:name="__RefHeading___Toc26994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This is a template for finding orthogonal Latin</text:span></text:p>
      <text:p text:style-name="No_20_Spacing"><text:span text:style-name="T7"><text:s text:c="16"/>Squares.</text:span></text:p>
      <text:p text:style-name="No_20_Spacing"><text:span text:style-name="T7"><text:s text:c="16"/></text:span></text:p>
      <text:p text:style-name="No_20_Spacing"><text:span text:style-name="T7"><text:s text:c="16"/>A latin square is a N by N matrix which uses the </text:span></text:p>
      <text:p text:style-name="No_20_Spacing"><text:span text:style-name="T7"><text:s text:c="16"/>numbers 0..N-1, such that each number occurs exactly</text:span></text:p>
      <text:p text:style-name="No_20_Spacing"><text:span text:style-name="T7"><text:s text:c="16"/>once in each column, and each row.</text:span></text:p>
      <text:p text:style-name="No_20_Spacing"><text:span text:style-name="T7"><text:s text:c="16"/></text:span></text:p>
      <text:p text:style-name="No_20_Spacing"><text:span text:style-name="T7"><text:s text:c="16"/>Two Latin squares are orthogonal if the square</text:span></text:p>
      <text:p text:style-name="No_20_Spacing"><text:span text:style-name="T7"><text:s text:c="16"/>resulting from the overlapping of the two squares </text:span></text:p>
      <text:p text:style-name="No_20_Spacing"><text:span text:style-name="T7"><text:s text:c="16"/>has no pair of elements that occurs twice.</text:span></text:p>
      <text:p text:style-name="No_20_Spacing"><text:span text:style-name="T7"><text:s text:c="16"/></text:span></text:p>
      <text:p text:style-name="No_20_Spacing"><text:span text:style-name="T7"><text:s text:c="16"/>e.g.</text:span></text:p>
      <text:p text:style-name="No_20_Spacing"><text:span text:style-name="T7"><text:s text:c="16"/>1 2 3 <text:s/>1 2 3 <text:s text:c="5"/>[1,1] [2,2] [3,3]</text:span></text:p>
      <text:p text:style-name="No_20_Spacing"><text:span text:style-name="T7"><text:s text:c="16"/>2 3 1 <text:s/>3 1 2 <text:s/>-&gt; <text:s/>[2,3] [3,1] [1,2]</text:span></text:p>
      <text:p text:style-name="No_20_Spacing"><text:span text:style-name="T7"><text:s text:c="16"/>3 1 2 <text:s/>2 3 1 <text:s text:c="5"/>[3,2] [1,3] [2,1]</text:span></text:p>
      <text:p text:style-name="No_20_Spacing"><text:span text:style-name="T7"><text:s text:c="16"/></text:span></text:p>
      <text:p text:style-name="No_20_Spacing"><text:span text:style-name="T7"><text:s text:c="16"/>An k-set of orthogonal Latin squares is a set of </text:span></text:p>
      <text:p text:style-name="No_20_Spacing"><text:span text:style-name="T7"><text:s text:c="16"/>k Latin squares such that every pair is orthogonal.</text:span></text:p>
      <text:p text:style-name="P9"/>
      <text:p text:style-name="No_20_Spacing"><text:span text:style-name="T7"><text:s text:c="3"/>Complexity: <text:s/>O(exponential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Mar 19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- The number of subsets of orthogonal Latin squares</text:span></text:p>
      <text:p text:style-name="No_20_Spacing"><text:span text:style-name="T7"><text:s text:c="18"/>can be enormous. <text:s/></text:span></text:p>
      <text:p text:style-name="No_20_Spacing"><text:span text:style-name="T7"><text:s text:c="16"/>- If the order is N, there is at most a N-1 set of</text:span></text:p>
      <text:p text:style-name="No_20_Spacing"><text:span text:style-name="T7"><text:s text:c="18"/>orthogonal Latin squares</text:span></text:p>
      <text:p text:style-name="No_20_Spacing"><text:span text:style-name="T7"><text:s text:c="16"/>- This program finds a maximum set quickly for 3,4,5</text:span></text:p>
      <text:p text:style-name="No_20_Spacing"><text:span text:style-name="T7"><text:s text:c="18"/>but not for any larger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No_20_Spacing"><text:span text:style-name="T5">#include &lt;stdlib.h&gt;</text:span></text:p>
      <text:p text:style-name="P8"/>
      <text:p text:style-name="No_20_Spacing"><text:span text:style-name="T5">#define MAXN 10 <text:s text:c="3"/></text:span><text:span text:style-name="T7">/* Maximum order */</text:span></text:p>
      <text:p text:style-name="No_20_Spacing"><text:span text:style-name="T5">#define MAXK 10 <text:s text:c="3"/></text:span><text:span text:style-name="T7">/* Maximum set size */</text:span></text:p>
      <text:p text:style-name="P9"/>
      <text:p text:style-name="No_20_Spacing"><text:span text:style-name="T11">int</text:span><text:span text:style-name="T10"> n, setsize;</text:span></text:p>
      <text:p text:style-name="P12"><text:soft-page-break/></text:p>
      <text:p text:style-name="No_20_Spacing"><text:span text:style-name="T11">int</text:span><text:span text:style-name="T10"> curr[MAXK][MAXN][MAXN]; <text:s text:c="8"/></text:span><text:span text:style-name="T7">/* Stores the Latin squares */</text:span></text:p>
      <text:p text:style-name="No_20_Spacing"><text:span text:style-name="T11">char</text:span><text:span text:style-name="T10"> row[MAXK][MAXN][MAXN]; <text:s text:c="8"/></text:span><text:span text:style-name="T7">/* Used to mark used elements */</text:span></text:p>
      <text:p text:style-name="No_20_Spacing"><text:span text:style-name="T11">char</text:span><text:span text:style-name="T10"> col[MAXK][MAXN][MAXN]; <text:s text:c="8"/></text:span><text:span text:style-name="T7">/* Used to mark used elements */</text:span></text:p>
      <text:p text:style-name="No_20_Spacing"><text:span text:style-name="T11">char</text:span><text:span text:style-name="T10"> ort[MAXK][MAXK][MAXN][MAXN]; <text:s text:c="2"/></text:span><text:span text:style-name="T7">/* Used to mark used elements */</text:span></text:p>
      <text:p text:style-name="P9"/>
      <text:p text:style-name="No_20_Spacing"><text:span text:style-name="T7">/* Print procedure. <text:s/>Modify as necessary */</text:span></text:p>
      <text:p text:style-name="No_20_Spacing"><text:span text:style-name="T11">void</text:span><text:span text:style-name="T10"> PrintLatin(</text:span><text:span text:style-name="T11">int</text:span><text:span text:style-name="T10"> size){</text:span></text:p>
      <text:p text:style-name="No_20_Spacing"><text:span text:style-name="T10"><text:s text:c="2"/></text:span><text:span text:style-name="T11">int</text:span><text:span text:style-name="T10"> i, j, k;</text:span></text:p>
      <text:p text:style-name="No_20_Spacing"><text:span text:style-name="T10"><text:s text:c="2"/></text:span><text:span text:style-name="T11">for</text:span><text:span text:style-name="T10">(i = </text:span><text:span text:style-name="T16">0</text:span><text:span text:style-name="T10">; i &lt; n; i++) </text:span><text:span text:style-name="T11">for</text:span><text:span text:style-name="T10">(k = </text:span><text:span text:style-name="T16">0</text:span><text:span text:style-name="T10">; k &lt; size; k++){</text:span></text:p>
      <text:p text:style-name="No_20_Spacing"><text:span text:style-name="T10"><text:s text:c="4"/></text:span><text:span text:style-name="T9">printf(</text:span><text:span text:style-name="T13">"["</text:span><text:span text:style-name="T9">);</text:span></text:p>
      <text:p text:style-name="No_20_Spacing"><text:span text:style-name="T9"><text:s text:c="4"/></text:span><text:span text:style-name="T12">for</text:span><text:span text:style-name="T9">(j = </text:span><text:span text:style-name="T15">0</text:span><text:span text:style-name="T9">; j &lt; n; j++)</text:span></text:p>
      <text:p text:style-name="No_20_Spacing"><text:span text:style-name="T9"><text:s text:c="6"/>printf(</text:span><text:span text:style-name="T13">"%d%c"</text:span><text:span text:style-name="T9">, curr[k][i][j], j == n-</text:span><text:span text:style-name="T15">1</text:span><text:span text:style-name="T9"> ? </text:span><text:span text:style-name="T10">']' : ',');</text:span></text:p>
      <text:p text:style-name="No_20_Spacing"><text:span text:style-name="T10"><text:s text:c="4"/>printf(</text:span><text:span text:style-name="T14">"%c"</text:span><text:span text:style-name="T10">, k == size-</text:span><text:span text:style-name="T16">1</text:span><text:span text:style-name="T10"> ? '\n' : ' ')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7">/* The search goes through the kth square, xth row, yth column, </text:span></text:p>
      <text:p text:style-name="No_20_Spacing"><text:span text:style-name="T7"><text:s text:c="3"/>with a special flag called "same" which forces an ordering on</text:span></text:p>
      <text:p text:style-name="No_20_Spacing"><text:span text:style-name="T7"><text:s text:c="3"/>the Latin squares, such that permutations are not considered</text:span></text:p>
      <text:p text:style-name="No_20_Spacing"><text:span text:style-name="T7">*/</text:span></text:p>
      <text:p text:style-name="No_20_Spacing"><text:span text:style-name="T11">void</text:span><text:span text:style-name="T10"> Search(</text:span><text:span text:style-name="T11">int</text:span><text:span text:style-name="T10"> k, </text:span><text:span text:style-name="T11">int</text:span><text:span text:style-name="T10"> x, </text:span><text:span text:style-name="T11">int</text:span><text:span text:style-name="T10"> y, </text:span><text:span text:style-name="T11">int</text:span><text:span text:style-name="T10"> same){</text:span></text:p>
      <text:p text:style-name="No_20_Spacing"><text:span text:style-name="T10"><text:s text:c="2"/></text:span><text:span text:style-name="T11">int</text:span><text:span text:style-name="T10"> i, j;</text:span></text:p>
      <text:p text:style-name="P12"/>
      <text:p text:style-name="No_20_Spacing"><text:span text:style-name="T10"><text:s text:c="2"/></text:span><text:span text:style-name="T11">if</text:span><text:span text:style-name="T10">(!x &amp;&amp; !y){</text:span></text:p>
      <text:p text:style-name="No_20_Spacing"><text:span text:style-name="T10"><text:s text:c="4"/></text:span><text:span text:style-name="T11">if</text:span><text:span text:style-name="T10">(k &gt;= </text:span><text:span text:style-name="T16">2</text:span><text:span text:style-name="T10">){</text:span></text:p>
      <text:p text:style-name="No_20_Spacing"><text:span text:style-name="T10"><text:s text:c="6"/></text:span><text:span text:style-name="T7">/* Completed another square */</text:span></text:p>
      <text:p text:style-name="No_20_Spacing"><text:span text:style-name="T10"><text:s text:c="6"/>printf(</text:span><text:span text:style-name="T14">"[Subset %d] %d-set:\n"</text:span><text:span text:style-name="T10">, ++setsize, k);</text:span></text:p>
      <text:p text:style-name="No_20_Spacing"><text:span text:style-name="T10"><text:s text:c="6"/>PrintLatin(k);</text:span></text:p>
      <text:p text:style-name="No_20_Spacing"><text:span text:style-name="T10"><text:s text:c="4"/>} </text:span></text:p>
      <text:p text:style-name="No_20_Spacing"><text:span text:style-name="T10"><text:s text:c="4"/>same = k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for</text:span><text:span text:style-name="T10">(i = same ? curr[k-</text:span><text:span text:style-name="T16">1</text:span><text:span text:style-name="T10">][x][y] : </text:span><text:span text:style-name="T16">0</text:span><text:span text:style-name="T10">; i &lt; n; same = </text:span><text:span text:style-name="T16">0</text:span><text:span text:style-name="T10">, i++){</text:span></text:p>
      <text:p text:style-name="No_20_Spacing"><text:span text:style-name="T10"><text:s text:c="4"/></text:span><text:span text:style-name="T11">if</text:span><text:span text:style-name="T10">(row[k][x][i] || col[k][y][i]) </text:span><text:span text:style-name="T11">continue</text:span><text:span text:style-name="T10">;</text:span></text:p>
      <text:p text:style-name="No_20_Spacing"><text:span text:style-name="T10"><text:s text:c="4"/></text:span><text:span text:style-name="T11">for</text:span><text:span text:style-name="T10">(j = </text:span><text:span text:style-name="T16">0</text:span><text:span text:style-name="T10">; j &lt; k &amp;&amp; !ort[k][j][i][curr[j][x][y]]; j++);</text:span></text:p>
      <text:p text:style-name="No_20_Spacing"><text:span text:style-name="T10"><text:s text:c="4"/></text:span><text:span text:style-name="T11">if</text:span><text:span text:style-name="T10">(j != k) </text:span><text:span text:style-name="T11">continue</text:span><text:span text:style-name="T10">;</text:span></text:p>
      <text:p text:style-name="No_20_Spacing"><text:span text:style-name="T10"><text:s text:c="4"/>row[k][x][i] = col[j][y][i] = </text:span><text:span text:style-name="T16">1</text:span><text:span text:style-name="T10">;</text:span></text:p>
      <text:p text:style-name="No_20_Spacing"><text:span text:style-name="T10"><text:s text:c="4"/></text:span><text:span text:style-name="T11">for</text:span><text:span text:style-name="T10">(j = </text:span><text:span text:style-name="T16">0</text:span><text:span text:style-name="T10">; j &lt; k; j++) ort[k][j][i][curr[j][x][y]] = </text:span><text:span text:style-name="T16">1</text:span><text:span text:style-name="T10">;</text:span></text:p>
      <text:p text:style-name="No_20_Spacing"><text:span text:style-name="T10"><text:s text:c="4"/>curr[k][x][y] = i;</text:span></text:p>
      <text:p text:style-name="No_20_Spacing"><text:span text:style-name="T10"><text:s text:c="4"/></text:span><text:span text:style-name="T11">if</text:span><text:span text:style-name="T10">(y == n-</text:span><text:span text:style-name="T16">1</text:span><text:span text:style-name="T10">){</text:span></text:p>
      <text:p text:style-name="No_20_Spacing"><text:span text:style-name="T10"><text:s text:c="6"/></text:span><text:span text:style-name="T11">if</text:span><text:span text:style-name="T10">(x == n-</text:span><text:span text:style-name="T16">1</text:span><text:span text:style-name="T10">) Search(k+</text:span><text:span text:style-name="T16">1</text:span><text:span text:style-name="T10">, </text:span><text:span text:style-name="T16">0</text:span><text:span text:style-name="T10">, </text:span><text:span text:style-name="T16">0</text:span><text:span text:style-name="T10">, same);</text:span></text:p>
      <text:p text:style-name="No_20_Spacing"><text:span text:style-name="T10"><text:s text:c="6"/></text:span><text:span text:style-name="T11">else</text:span><text:span text:style-name="T10"> Search(k, x+</text:span><text:span text:style-name="T16">1</text:span><text:span text:style-name="T10">, </text:span><text:span text:style-name="T16">0</text:span><text:span text:style-name="T10">, same);</text:span></text:p>
      <text:p text:style-name="No_20_Spacing"><text:span text:style-name="T10"><text:s text:c="4"/>} </text:span><text:span text:style-name="T11">else</text:span><text:span text:style-name="T10"> {</text:span></text:p>
      <text:p text:style-name="No_20_Spacing"><text:span text:style-name="T10"><text:s text:c="6"/>Search(k, x, y+</text:span><text:span text:style-name="T16">1</text:span><text:span text:style-name="T10">, same);</text:span></text:p>
      <text:p text:style-name="No_20_Spacing"><text:span text:style-name="T10"><text:s text:c="4"/>}</text:span></text:p>
      <text:p text:style-name="No_20_Spacing"><text:span text:style-name="T10"><text:s text:c="4"/>row[k][x][i] = col[j][y][i] = </text:span><text:span text:style-name="T16">0</text:span><text:span text:style-name="T10">;</text:span></text:p>
      <text:p text:style-name="No_20_Spacing"><text:span text:style-name="T10"><text:s text:c="4"/></text:span><text:span text:style-name="T11">for</text:span><text:span text:style-name="T10">(j = </text:span><text:span text:style-name="T16">0</text:span><text:span text:style-name="T10">; j &lt; k; j++) ort[k][j][i][curr[j][x][y]] = </text:span><text:span text:style-name="T16">0</text:span><text:span text:style-name="T10">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oft-page-break/><text:span text:style-name="T10"><text:s text:c="2"/></text:span><text:span text:style-name="T11">while</text:span><text:span text:style-name="T10">(scanf(</text:span><text:span text:style-name="T14">"%d"</text:span><text:span text:style-name="T10">, &amp;n) == </text:span><text:span text:style-name="T16">1</text:span><text:span text:style-name="T10">){</text:span></text:p>
      <text:p text:style-name="No_20_Spacing"><text:span text:style-name="T10"><text:s text:c="4"/>setsize = </text:span><text:span text:style-name="T16">0</text:span><text:span text:style-name="T10">;</text:span></text:p>
      <text:p text:style-name="No_20_Spacing"><text:span text:style-name="T10"><text:s text:c="4"/>Search(</text:span><text:span text:style-name="T16">0</text:span><text:span text:style-name="T10">,</text:span><text:span text:style-name="T16">0</text:span><text:span text:style-name="T10">,</text:span><text:span text:style-name="T16">0</text:span><text:span text:style-name="T10">,</text:span><text:span text:style-name="T16">0</text:span><text:span text:style-name="T10">);</text:span></text:p>
      <text:p text:style-name="No_20_Spacing"><text:span text:style-name="T10"><text:s text:c="4"/>printf(</text:span><text:span text:style-name="T14">"Total # of orthogonal squares of order %d: %d\n"</text:span><text:span text:style-name="T10">,</text:span></text:p>
      <text:p text:style-name="No_20_Spacing"><text:span text:style-name="T10"><text:s text:c="11"/>n, setsize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Search: </text:span></text:p>
      <text:list xml:id="list39286395" text:continue-numbering="true" text:style-name="Outline">
        <text:list-item>
          <text:list>
            <text:list-item>
              <text:h text:style-name="Heading_20_2" text:outline-level="2"><text:bookmark-start text:name="__RefHeading___Toc26996_2932636602"/><text:bookmark text:name="Bookmark128"/><text:span text:style-name="T6">N non-attacking Queens</text:span><text:bookmark-end text:name="__RefHeading___Toc26996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The following is a template for finding valid</text:span></text:p>
      <text:p text:style-name="No_20_Spacing"><text:span text:style-name="T7"><text:s text:c="16"/>configurations for the N-Queens problem.</text:span></text:p>
      <text:p text:style-name="P9"/>
      <text:p text:style-name="No_20_Spacing"><text:span text:style-name="T7"><text:s text:c="3"/>Complexity: <text:s/>O(exponential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Mar 12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</text:span></text:p>
      <text:p text:style-name="No_20_Spacing"><text:span text:style-name="T7"><text:s text:c="3"/>Notes: <text:s text:c="6"/>rows/cols labelled 0..n-1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No_20_Spacing"><text:span text:style-name="T5">#include &lt;stdlib.h&gt;</text:span></text:p>
      <text:p text:style-name="P8"/>
      <text:p text:style-name="No_20_Spacing"><text:span text:style-name="T5">#define MAXN 100</text:span></text:p>
      <text:p text:style-name="P8"/>
      <text:p text:style-name="No_20_Spacing"><text:span text:style-name="T11">int</text:span><text:span text:style-name="T10"> S[MAXN], used[MAXN], n, total;</text:span></text:p>
      <text:p text:style-name="P12"/>
      <text:p text:style-name="No_20_Spacing"><text:span text:style-name="T11">void</text:span><text:span text:style-name="T10"> nQueens(</text:span><text:span text:style-name="T11">int</text:span><text:span text:style-name="T10"> pos){</text:span></text:p>
      <text:p text:style-name="No_20_Spacing"><text:span text:style-name="T10"><text:s text:c="2"/></text:span><text:span text:style-name="T11">int</text:span><text:span text:style-name="T10"> i, j;</text:span></text:p>
      <text:p text:style-name="No_20_Spacing"><text:span text:style-name="T10"><text:s text:c="2"/></text:span><text:span text:style-name="T12">if</text:span><text:span text:style-name="T9">(pos == n){</text:span></text:p>
      <text:p text:style-name="No_20_Spacing"><text:span text:style-name="T9"><text:s text:c="4"/>total++;</text:span></text:p>
      <text:p text:style-name="No_20_Spacing"><text:span text:style-name="T9"><text:s text:c="4"/></text:span><text:span text:style-name="T12">for</text:span><text:span text:style-name="T9">(i = </text:span><text:span text:style-name="T15">0</text:span><text:span text:style-name="T9">; i &lt; n; i++)</text:span></text:p>
      <text:p text:style-name="No_20_Spacing"><text:span text:style-name="T9"><text:s text:c="6"/>printf(</text:span><text:span text:style-name="T13">"(%d,%d)%c"</text:span><text:span text:style-name="T9">, i, S[i], i == n-</text:span><text:span text:style-name="T15">1</text:span><text:span text:style-name="T9"> ? '\n' : ' ');</text:span></text:p>
      <text:p text:style-name="No_20_Spacing"><text:span text:style-name="T9"><text:s text:c="4"/></text:span><text:span text:style-name="T12">return</text:span><text:span text:style-name="T9">;</text:span></text:p>
      <text:p text:style-name="No_20_Spacing"><text:span text:style-name="T9"><text:s text:c="2"/>} </text:span></text:p>
      <text:p text:style-name="No_20_Spacing"><text:soft-page-break/><text:span text:style-name="T9"><text:s text:c="2"/></text:span><text:span text:style-name="T12">for</text:span><text:span text:style-name="T9">(i = </text:span><text:span text:style-name="T15">0</text:span><text:span text:style-name="T9">; i &lt; n; i++){</text:span></text:p>
      <text:p text:style-name="No_20_Spacing"><text:span text:style-name="T9"><text:s text:c="4"/></text:span><text:span text:style-name="T11">if</text:span><text:span text:style-name="T10">(used[i]) </text:span><text:span text:style-name="T11">continue</text:span><text:span text:style-name="T10">;</text:span></text:p>
      <text:p text:style-name="No_20_Spacing"><text:span text:style-name="T10"><text:s text:c="4"/></text:span><text:span text:style-name="T11">for</text:span><text:span text:style-name="T10">(j = </text:span><text:span text:style-name="T16">0</text:span><text:span text:style-name="T10">; j &lt; pos; j++)</text:span></text:p>
      <text:p text:style-name="No_20_Spacing"><text:span text:style-name="T10"><text:s text:c="6"/></text:span><text:span text:style-name="T11">if</text:span><text:span text:style-name="T10">(pos-j == abs(i-S[j])) </text:span><text:span text:style-name="T11">break</text:span><text:span text:style-name="T10">;</text:span></text:p>
      <text:p text:style-name="No_20_Spacing"><text:span text:style-name="T10"><text:s text:c="4"/></text:span><text:span text:style-name="T11">if</text:span><text:span text:style-name="T10">(j == pos){</text:span></text:p>
      <text:p text:style-name="No_20_Spacing"><text:span text:style-name="T10"><text:s text:c="6"/>S[pos] = i;</text:span></text:p>
      <text:p text:style-name="No_20_Spacing"><text:span text:style-name="T10"><text:s text:c="6"/>used[i] = </text:span><text:span text:style-name="T16">1</text:span><text:span text:style-name="T10">;</text:span></text:p>
      <text:p text:style-name="No_20_Spacing"><text:span text:style-name="T10"><text:s text:c="6"/>nQueens(pos+</text:span><text:span text:style-name="T16">1</text:span><text:span text:style-name="T10">);</text:span></text:p>
      <text:p text:style-name="No_20_Spacing"><text:span text:style-name="T10"><text:s text:c="6"/>used[i] = </text:span><text:span text:style-name="T16">0</text:span><text:span text:style-name="T10">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while</text:span><text:span text:style-name="T10">(scanf(</text:span><text:span text:style-name="T14">"%d"</text:span><text:span text:style-name="T10">, &amp;n) == </text:span><text:span text:style-name="T16">1</text:span><text:span text:style-name="T10">){</text:span></text:p>
      <text:p text:style-name="No_20_Spacing"><text:span text:style-name="T10"><text:s text:c="4"/>memset(used, </text:span><text:span text:style-name="T16">0</text:span><text:span text:style-name="T10">, </text:span><text:span text:style-name="T11">sizeof</text:span><text:span text:style-name="T10">(used));</text:span></text:p>
      <text:p text:style-name="No_20_Spacing"><text:span text:style-name="T10"><text:s text:c="4"/>total = </text:span><text:span text:style-name="T16">0</text:span><text:span text:style-name="T10">;</text:span></text:p>
      <text:p text:style-name="No_20_Spacing"><text:span text:style-name="T10"><text:s text:c="4"/>nQueens(</text:span><text:span text:style-name="T16">0</text:span><text:span text:style-name="T10">); <text:s/></text:span><text:span text:style-name="T7">/* Call this to start recursion */</text:span></text:p>
      <text:p text:style-name="No_20_Spacing"><text:span text:style-name="T10"><text:s text:c="4"/>printf(</text:span><text:span text:style-name="T14">"Total valid configurations for n=%d: %d\n"</text:span><text:span text:style-name="T10">, n,total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Searching: </text:span></text:p>
      <text:list xml:id="list39293133" text:continue-numbering="true" text:style-name="Outline">
        <text:list-item>
          <text:list>
            <text:list-item>
              <text:h text:style-name="Heading_20_2" text:outline-level="2"><text:bookmark-start text:name="__RefHeading___Toc26998_2932636602"/><text:bookmark text:name="Bookmark129"/><text:span text:style-name="T6">Suffix array</text:span><text:bookmark-end text:name="__RefHeading___Toc26998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Builds a suffix array of a string of N characters</text:span></text:p>
      <text:p text:style-name="No_20_Spacing"><text:span text:style-name="T7"><text:s text:c="3"/></text:span></text:p>
      <text:p text:style-name="No_20_Spacing"><text:span text:style-name="T7"><text:s text:c="3"/></text:span><text:span text:style-name="T8">Complexity: <text:s/>O(N log N)</text:span></text:p>
      <text:p text:style-name="No_20_Spacing"><text:span text:style-name="T8"><text:s text:c="3"/></text:span><text:span text:style-name="T7">-----------------------------------------------------------------</text:span></text:p>
      <text:p text:style-name="No_20_Spacing"><text:span text:style-name="T7"><text:s text:c="3"/>Author: <text:s text:c="5"/>Howard Cheng</text:span></text:p>
      <text:p text:style-name="No_20_Spacing"><text:span text:style-name="T7"><text:s text:c="3"/>Date: <text:s text:c="7"/>Oct 30, 2003</text:span></text:p>
      <text:p text:style-name="No_20_Spacing"><text:span text:style-name="T7"><text:s text:c="3"/>References: <text:s/>Manber, U. and Myers, G. <text:s/>"Suffix Arrays: a New</text:span></text:p>
      <text:p text:style-name="No_20_Spacing"><text:span text:style-name="T7"><text:s text:c="16"/>Method for On-line String Searches." </text:span></text:p>
      <text:p text:style-name="No_20_Spacing"><text:span text:style-name="T7"><text:s text:c="16"/>SIAM Journal on Computing. <text:s/>22(5) p. 935-948, 1993.</text:span></text:p>
      <text:p text:style-name="P9"/>
      <text:p text:style-name="No_20_Spacing"><text:span text:style-name="T7"><text:s text:c="16"/>T. Kasai, G. Lee, H. Arimura, S. Arikawa, and</text:span></text:p>
      <text:p text:style-name="No_20_Spacing"><text:span text:style-name="T7"><text:s text:c="16"/>K. Park. <text:s/>"Linear-time Longest-common-prefix</text:span></text:p>
      <text:p text:style-name="No_20_Spacing"><text:span text:style-name="T7"><text:s text:c="16"/>Computation in Suffix Arrays and Its Applications."</text:span></text:p>
      <text:p text:style-name="No_20_Spacing"><text:span text:style-name="T7"><text:s text:c="16"/>Proc. 12th Annual Conference on Combinatorial</text:span></text:p>
      <text:p text:style-name="No_20_Spacing"><text:span text:style-name="T7"><text:s text:c="16"/>Pattern Matching, LNCS 2089, p. 181-192, 2001</text:span></text:p>
      <text:p text:style-name="P9"/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1 (Spain 719 - Glass Beads)</text:span></text:p>
      <text:p text:style-name="No_20_Spacing"><text:span text:style-name="T7"><text:s text:c="3"/>Notes: <text:s text:c="5"/>The build_sarray routine takes in a string S of n</text:span></text:p>
      <text:p text:style-name="No_20_Spacing"><text:span text:style-name="T7"><text:s text:c="15"/>characters (null-terminated), and constructs two</text:span></text:p>
      <text:p text:style-name="No_20_Spacing"><text:soft-page-break/><text:span text:style-name="T7"><text:s text:c="15"/>arrays sarray and lcp. <text:s/>The properties are:</text:span></text:p>
      <text:p text:style-name="P9"/>
      <text:p text:style-name="No_20_Spacing"><text:span text:style-name="T7"><text:s text:c="13"/>- If p = sarray[i], then the suffix of str starting at</text:span></text:p>
      <text:p text:style-name="No_20_Spacing"><text:span text:style-name="T7"><text:s text:c="15"/>p (i.e. S[p..n-1] is the i-th suffix when all the</text:span></text:p>
      <text:p text:style-name="No_20_Spacing"><text:span text:style-name="T7"><text:s text:c="15"/>suffixes are sorted in lexicographical order</text:span></text:p>
      <text:p text:style-name="P9"/>
      <text:p text:style-name="No_20_Spacing"><text:span text:style-name="T7"><text:s text:c="13"/>- NOTE: the empty suffix is not included in this list,</text:span></text:p>
      <text:p text:style-name="No_20_Spacing"><text:span text:style-name="T7"><text:s text:c="21"/>so sarray[0] != n.</text:span></text:p>
      <text:p text:style-name="P9"/>
      <text:p text:style-name="No_20_Spacing"><text:span text:style-name="T7"><text:s text:c="13"/>- lcp[i] contains the length of the longest common</text:span></text:p>
      <text:p text:style-name="No_20_Spacing"><text:span text:style-name="T7"><text:s text:c="15"/>prefix of the suffixes pointed to by sarray[i-1]</text:span></text:p>
      <text:p text:style-name="No_20_Spacing"><text:span text:style-name="T7"><text:s text:c="15"/>and sarray[i]. <text:s/>lcp[0] is defined to be 0.</text:span></text:p>
      <text:p text:style-name="P9"/>
      <text:p text:style-name="No_20_Spacing"><text:span text:style-name="T7"><text:s text:c="13"/>- To see whether a pattern P occurs in str, you can</text:span></text:p>
      <text:p text:style-name="No_20_Spacing"><text:span text:style-name="T7"><text:s text:c="15"/>look for it as the prefix of a suffix. <text:s/>This can be</text:span></text:p>
      <text:p text:style-name="No_20_Spacing"><text:span text:style-name="T7"><text:s text:c="15"/>done with a binary search in O(|P| log n) time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No_20_Spacing"><text:span text:style-name="T5">#include &lt;string.h&gt;</text:span></text:p>
      <text:p text:style-name="No_20_Spacing"><text:span text:style-name="T5">#include &lt;limits.h&gt;</text:span></text:p>
      <text:p text:style-name="No_20_Spacing"><text:span text:style-name="T5">#include &lt;assert.h&gt;</text:span></text:p>
      <text:p text:style-name="P8"/>
      <text:p text:style-name="No_20_Spacing"><text:span text:style-name="T5">#define MAXN 100000</text:span></text:p>
      <text:p text:style-name="No_20_Spacing"><text:span text:style-name="T11">int</text:span><text:span text:style-name="T10"> bucket[CHAR_MAX-CHAR_MIN+</text:span><text:span text:style-name="T16">1</text:span><text:span text:style-name="T10">];</text:span></text:p>
      <text:p text:style-name="No_20_Spacing"><text:span text:style-name="T11">int</text:span><text:span text:style-name="T10"> prm[MAXN], count[MAXN];</text:span></text:p>
      <text:p text:style-name="No_20_Spacing"><text:span text:style-name="T11">char</text:span><text:span text:style-name="T10"> bh[MAXN+</text:span><text:span text:style-name="T16">1</text:span><text:span text:style-name="T10">];</text:span></text:p>
      <text:p text:style-name="P12"/>
      <text:p text:style-name="No_20_Spacing"><text:span text:style-name="T11">void</text:span><text:span text:style-name="T10"> build_sarray(</text:span><text:span text:style-name="T11">char</text:span><text:span text:style-name="T10"> *str, </text:span><text:span text:style-name="T11">int</text:span><text:span text:style-name="T10">* sarray, </text:span><text:span text:style-name="T11">int</text:span><text:span text:style-name="T10"> *lcp){</text:span></text:p>
      <text:p text:style-name="No_20_Spacing"><text:span text:style-name="T10"><text:s text:c="2"/></text:span><text:span text:style-name="T12">int</text:span><text:span text:style-name="T9"> n, a, c, d, e, f, h, i, j, x;</text:span></text:p>
      <text:p text:style-name="No_20_Spacing"><text:span text:style-name="T9"><text:s text:c="2"/></text:span></text:p>
      <text:p text:style-name="No_20_Spacing"><text:span text:style-name="T9"><text:s text:c="2"/></text:span><text:span text:style-name="T10">n = strlen(str)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7">/* sort the suffixes by first character */</text:span></text:p>
      <text:p text:style-name="No_20_Spacing"><text:span text:style-name="T10"><text:s text:c="2"/>memset(bucket, -</text:span><text:span text:style-name="T16">1</text:span><text:span text:style-name="T10">, </text:span><text:span text:style-name="T11">sizeof</text:span><text:span text:style-name="T10">(bucket));</text:span></text:p>
      <text:p text:style-name="P12"/>
      <text:p text:style-name="No_20_Spacing"><text:span text:style-name="T10"><text:s text:c="2"/></text:span><text:span text:style-name="T11">for</text:span><text:span text:style-name="T10"> (i = </text:span><text:span text:style-name="T16">0</text:span><text:span text:style-name="T10">; i &lt; n; i++) {</text:span></text:p>
      <text:p text:style-name="No_20_Spacing"><text:span text:style-name="T10"><text:s text:c="4"/></text:span><text:span text:style-name="T9">j = str[i] - CHAR_MIN;</text:span></text:p>
      <text:p text:style-name="No_20_Spacing"><text:span text:style-name="T9"><text:s text:c="4"/></text:span><text:span text:style-name="T10">prm[i] = bucket[j];</text:span></text:p>
      <text:p text:style-name="No_20_Spacing"><text:span text:style-name="T10"><text:s text:c="4"/>bucket[j] = i;</text:span></text:p>
      <text:p text:style-name="No_20_Spacing"><text:span text:style-name="T10"><text:s text:c="2"/>}</text:span></text:p>
      <text:p text:style-name="P12"/>
      <text:p text:style-name="No_20_Spacing"><text:span text:style-name="T10"><text:s text:c="2"/></text:span><text:span text:style-name="T11">for</text:span><text:span text:style-name="T10"> (a = c = </text:span><text:span text:style-name="T16">0</text:span><text:span text:style-name="T10">; a &lt;= CHAR_MAX - CHAR_MIN; a++) {</text:span></text:p>
      <text:p text:style-name="No_20_Spacing"><text:span text:style-name="T10"><text:s text:c="4"/></text:span><text:span text:style-name="T11">for</text:span><text:span text:style-name="T10"> (i = bucket[a]; i != -</text:span><text:span text:style-name="T16">1</text:span><text:span text:style-name="T10">; i = j) {</text:span></text:p>
      <text:p text:style-name="No_20_Spacing"><text:span text:style-name="T10"><text:s text:c="6"/>j = prm[i];</text:span></text:p>
      <text:p text:style-name="No_20_Spacing"><text:span text:style-name="T10"><text:s text:c="6"/>prm[i] = c;</text:span></text:p>
      <text:p text:style-name="No_20_Spacing"><text:span text:style-name="T10"><text:s text:c="6"/>bh[c++] = (i == bucket[a]);</text:span></text:p>
      <text:p text:style-name="No_20_Spacing"><text:span text:style-name="T10"><text:s text:c="4"/></text:span><text:span text:style-name="T9">}</text:span></text:p>
      <text:p text:style-name="No_20_Spacing"><text:span text:style-name="T9"><text:s text:c="2"/>}</text:span></text:p>
      <text:p text:style-name="No_20_Spacing"><text:span text:style-name="T9"><text:s text:c="2"/>bh[n] = </text:span><text:span text:style-name="T15">1</text:span><text:span text:style-name="T9">;</text:span></text:p>
      <text:p text:style-name="No_20_Spacing"><text:soft-page-break/><text:span text:style-name="T9"><text:s/></text:span></text:p>
      <text:p text:style-name="No_20_Spacing"><text:span text:style-name="T9"><text:s text:c="2"/></text:span><text:span text:style-name="T12">for</text:span><text:span text:style-name="T9"> (i = </text:span><text:span text:style-name="T15">0</text:span><text:span text:style-name="T9">; i &lt; n; i++)</text:span></text:p>
      <text:p text:style-name="No_20_Spacing"><text:span text:style-name="T9"><text:s text:c="4"/></text:span><text:span text:style-name="T10">sarray[prm[i]] = i;</text:span></text:p>
      <text:p text:style-name="No_20_Spacing"><text:span text:style-name="T10"><text:s text:c="2"/></text:span></text:p>
      <text:p text:style-name="No_20_Spacing"><text:span text:style-name="T10"><text:s text:c="2"/></text:span><text:span text:style-name="T7">/* inductive sort */</text:span></text:p>
      <text:p text:style-name="No_20_Spacing"><text:span text:style-name="T10"><text:s text:c="2"/></text:span><text:span text:style-name="T9">x = </text:span><text:span text:style-name="T15">0</text:span><text:span text:style-name="T9">;</text:span></text:p>
      <text:p text:style-name="No_20_Spacing"><text:span text:style-name="T9"><text:s text:c="2"/></text:span><text:span text:style-name="T12">for</text:span><text:span text:style-name="T9"> (h = </text:span><text:span text:style-name="T15">1</text:span><text:span text:style-name="T9">; h &lt; n; h *= </text:span><text:span text:style-name="T15">2</text:span><text:span text:style-name="T9">) {</text:span></text:p>
      <text:p text:style-name="No_20_Spacing"><text:span text:style-name="T9"><text:s text:c="4"/></text:span><text:span text:style-name="T12">for</text:span><text:span text:style-name="T9"> (i = </text:span><text:span text:style-name="T15">0</text:span><text:span text:style-name="T9">; i &lt; n; i++) {</text:span></text:p>
      <text:p text:style-name="No_20_Spacing"><text:span text:style-name="T9"><text:s text:c="6"/></text:span><text:span text:style-name="T11">if</text:span><text:span text:style-name="T10"> (bh[i] &amp; </text:span><text:span text:style-name="T16">1</text:span><text:span text:style-name="T10">) {</text:span></text:p>
      <text:p text:style-name="No_20_Spacing"><text:span text:style-name="T10"><text:s text:c="8"/>x = i;</text:span></text:p>
      <text:p text:style-name="No_20_Spacing"><text:span text:style-name="T10"><text:s text:c="8"/>count[x] = </text:span><text:span text:style-name="T16">0</text:span><text:span text:style-name="T10">;</text:span></text:p>
      <text:p text:style-name="No_20_Spacing"><text:span text:style-name="T10"><text:s text:c="6"/></text:span><text:span text:style-name="T9">}</text:span></text:p>
      <text:p text:style-name="No_20_Spacing"><text:span text:style-name="T9"><text:s text:c="6"/>prm[sarray[i]] = x;</text:span></text:p>
      <text:p text:style-name="No_20_Spacing"><text:span text:style-name="T9"><text:s text:c="4"/>}</text:span></text:p>
      <text:p text:style-name="No_20_Spacing"><text:span text:style-name="T9"><text:s text:c="4"/></text:span></text:p>
      <text:p text:style-name="No_20_Spacing"><text:span text:style-name="T9"><text:s text:c="4"/>d = n - h;</text:span></text:p>
      <text:p text:style-name="No_20_Spacing"><text:span text:style-name="T9"><text:s text:c="4"/>e = prm[d];</text:span></text:p>
      <text:p text:style-name="No_20_Spacing"><text:span text:style-name="T9"><text:s text:c="4"/>prm[d] = e + count[e];</text:span></text:p>
      <text:p text:style-name="No_20_Spacing"><text:span text:style-name="T9"><text:s text:c="4"/></text:span><text:span text:style-name="T10">count[e]++;</text:span></text:p>
      <text:p text:style-name="No_20_Spacing"><text:span text:style-name="T10"><text:s text:c="4"/>bh[prm[d]] |= </text:span><text:span text:style-name="T16">2</text:span><text:span text:style-name="T10">;</text:span></text:p>
      <text:p text:style-name="No_20_Spacing"><text:span text:style-name="T10"><text:s text:c="4"/></text:span></text:p>
      <text:p text:style-name="No_20_Spacing"><text:span text:style-name="T10"><text:s text:c="4"/></text:span><text:span text:style-name="T9">i = </text:span><text:span text:style-name="T15">0</text:span><text:span text:style-name="T9">;</text:span></text:p>
      <text:p text:style-name="No_20_Spacing"><text:span text:style-name="T9"><text:s text:c="4"/></text:span><text:span text:style-name="T12">while</text:span><text:span text:style-name="T9"> (i &lt; n) {</text:span></text:p>
      <text:p text:style-name="No_20_Spacing"><text:span text:style-name="T9"><text:s text:c="6"/></text:span><text:span text:style-name="T12">for</text:span><text:span text:style-name="T9"> (j = i; (j == i || !(bh[j] &amp; </text:span><text:span text:style-name="T15">1</text:span><text:span text:style-name="T9">)) &amp;&amp; j &lt; n; j++) {</text:span></text:p>
      <text:p text:style-name="No_20_Spacing"><text:span text:style-name="T9"><text:s text:c="8"/>d = sarray[j] - h;</text:span></text:p>
      <text:p text:style-name="No_20_Spacing"><text:span text:style-name="T9"><text:s text:c="8"/></text:span><text:span text:style-name="T11">if</text:span><text:span text:style-name="T10"> (d &gt;= </text:span><text:span text:style-name="T16">0</text:span><text:span text:style-name="T10">) {</text:span></text:p>
      <text:p text:style-name="No_20_Spacing"><text:span text:style-name="T10"><text:s text:c="10"/>e = prm[d];</text:span></text:p>
      <text:p text:style-name="No_20_Spacing"><text:span text:style-name="T10"><text:s text:c="10"/>prm[d] = e + count[e];</text:span></text:p>
      <text:p text:style-name="No_20_Spacing"><text:span text:style-name="T10"><text:s text:c="10"/>count[e]++;</text:span></text:p>
      <text:p text:style-name="No_20_Spacing"><text:span text:style-name="T10"><text:s text:c="10"/>bh[prm[d]] |= </text:span><text:span text:style-name="T16">2</text:span><text:span text:style-name="T10">;</text:span></text:p>
      <text:p text:style-name="No_20_Spacing"><text:span text:style-name="T10"><text:s text:c="8"/></text:span><text:span text:style-name="T9">}</text:span></text:p>
      <text:p text:style-name="No_20_Spacing"><text:span text:style-name="T9"><text:s text:c="6"/>}</text:span></text:p>
      <text:p text:style-name="No_20_Spacing"><text:span text:style-name="T9"><text:s text:c="6"/></text:span></text:p>
      <text:p text:style-name="No_20_Spacing"><text:span text:style-name="T9"><text:s text:c="6"/></text:span><text:span text:style-name="T12">for</text:span><text:span text:style-name="T9"> (j = i; (j == i || !(bh[j] &amp; </text:span><text:span text:style-name="T15">1</text:span><text:span text:style-name="T9">)) &amp;&amp; j &lt; n; j++) {</text:span></text:p>
      <text:p text:style-name="No_20_Spacing"><text:span text:style-name="T9"><text:s text:c="8"/></text:span><text:span text:style-name="T10">d = sarray[j] - h;</text:span></text:p>
      <text:p text:style-name="No_20_Spacing"><text:span text:style-name="T10"><text:s text:c="8"/></text:span><text:span text:style-name="T11">if</text:span><text:span text:style-name="T10"> (d &gt;= </text:span><text:span text:style-name="T16">0</text:span><text:span text:style-name="T10"> &amp;&amp; bh[prm[d]] &amp; </text:span><text:span text:style-name="T16">2</text:span><text:span text:style-name="T10">) {</text:span></text:p>
      <text:p text:style-name="No_20_Spacing"><text:span text:style-name="T10"><text:s text:c="10"/></text:span><text:span text:style-name="T12">for</text:span><text:span text:style-name="T9"> (e = prm[d]+</text:span><text:span text:style-name="T15">1</text:span><text:span text:style-name="T9">; bh[e] == </text:span><text:span text:style-name="T15">2</text:span><text:span text:style-name="T9">; e++) ;</text:span></text:p>
      <text:p text:style-name="No_20_Spacing"><text:span text:style-name="T9"><text:s text:c="10"/></text:span><text:span text:style-name="T11">for</text:span><text:span text:style-name="T10"> (f = prm[d]+</text:span><text:span text:style-name="T16">1</text:span><text:span text:style-name="T10">; f &lt; e; f++) {</text:span></text:p>
      <text:p text:style-name="No_20_Spacing"><text:span text:style-name="T10"><text:s text:c="12"/></text:span><text:span text:style-name="T9">bh[f] &amp;= </text:span><text:span text:style-name="T15">1</text:span><text:span text:style-name="T9">;</text:span></text:p>
      <text:p text:style-name="No_20_Spacing"><text:span text:style-name="T9"><text:s text:c="10"/>}</text:span></text:p>
      <text:p text:style-name="No_20_Spacing"><text:span text:style-name="T9"><text:s text:c="8"/>}</text:span></text:p>
      <text:p text:style-name="No_20_Spacing"><text:span text:style-name="T9"><text:s text:c="6"/>}</text:span></text:p>
      <text:p text:style-name="No_20_Spacing"><text:span text:style-name="T9"><text:s text:c="6"/>i = j;</text:span></text:p>
      <text:p text:style-name="No_20_Spacing"><text:span text:style-name="T9"><text:s text:c="4"/>}</text:span></text:p>
      <text:p text:style-name="No_20_Spacing"><text:span text:style-name="T9"><text:s text:c="4"/></text:span></text:p>
      <text:p text:style-name="No_20_Spacing"><text:span text:style-name="T9"><text:s text:c="4"/></text:span><text:span text:style-name="T12">for</text:span><text:span text:style-name="T9"> (i = </text:span><text:span text:style-name="T15">0</text:span><text:span text:style-name="T9">; i &lt; n; i++) {</text:span></text:p>
      <text:p text:style-name="No_20_Spacing"><text:span text:style-name="T9"><text:s text:c="6"/></text:span><text:span text:style-name="T10">sarray[prm[i]] = i;</text:span></text:p>
      <text:p text:style-name="No_20_Spacing"><text:span text:style-name="T10"><text:s text:c="6"/></text:span><text:span text:style-name="T11">if</text:span><text:span text:style-name="T10"> (bh[i] == </text:span><text:span text:style-name="T16">2</text:span><text:span text:style-name="T10">) {</text:span></text:p>
      <text:p text:style-name="No_20_Spacing"><text:span text:style-name="T10"><text:s text:c="8"/></text:span><text:span text:style-name="T9">bh[i] = </text:span><text:span text:style-name="T15">3</text:span><text:span text:style-name="T9">;</text:span></text:p>
      <text:p text:style-name="No_20_Spacing"><text:span text:style-name="T9"><text:s text:c="6"/>}</text:span></text:p>
      <text:p text:style-name="No_20_Spacing"><text:span text:style-name="T9"><text:s text:c="4"/>}</text:span></text:p>
      <text:p text:style-name="No_20_Spacing"><text:soft-page-break/><text:span text:style-name="T9"><text:s text:c="2"/>}</text:span></text:p>
      <text:p text:style-name="No_20_Spacing"><text:span text:style-name="T9"><text:s text:c="2"/></text:span></text:p>
      <text:p text:style-name="No_20_Spacing"><text:span text:style-name="T9"><text:s text:c="2"/>h = </text:span><text:span text:style-name="T15">0</text:span><text:span text:style-name="T9">;</text:span></text:p>
      <text:p text:style-name="No_20_Spacing"><text:span text:style-name="T9"><text:s text:c="2"/></text:span><text:span text:style-name="T12">for</text:span><text:span text:style-name="T9"> (i = </text:span><text:span text:style-name="T15">0</text:span><text:span text:style-name="T9">; i &lt; n; i++) {</text:span></text:p>
      <text:p text:style-name="No_20_Spacing"><text:span text:style-name="T9"><text:s text:c="4"/>e = prm[i];</text:span></text:p>
      <text:p text:style-name="No_20_Spacing"><text:span text:style-name="T9"><text:s text:c="4"/></text:span><text:span text:style-name="T12">if</text:span><text:span text:style-name="T9"> (e &gt; </text:span><text:span text:style-name="T15">0</text:span><text:span text:style-name="T9">) {</text:span></text:p>
      <text:p text:style-name="No_20_Spacing"><text:span text:style-name="T9"><text:s text:c="6"/>j = sarray[e-</text:span><text:span text:style-name="T15">1</text:span><text:span text:style-name="T9">];</text:span></text:p>
      <text:p text:style-name="No_20_Spacing"><text:span text:style-name="T9"><text:s text:c="6"/></text:span><text:span text:style-name="T12">while</text:span><text:span text:style-name="T9"> (str[i+h] == str[j+h]) {</text:span></text:p>
      <text:p text:style-name="No_20_Spacing"><text:span text:style-name="T9"><text:s text:c="8"/>h++;</text:span></text:p>
      <text:p text:style-name="No_20_Spacing"><text:span text:style-name="T9"><text:s text:c="6"/>}</text:span></text:p>
      <text:p text:style-name="No_20_Spacing"><text:span text:style-name="T9"><text:s text:c="6"/>lcp[e] = h;</text:span></text:p>
      <text:p text:style-name="No_20_Spacing"><text:span text:style-name="T9"><text:s text:c="6"/></text:span><text:span text:style-name="T12">if</text:span><text:span text:style-name="T9"> (h &gt; </text:span><text:span text:style-name="T15">0</text:span><text:span text:style-name="T9">) {</text:span></text:p>
      <text:p text:style-name="No_20_Spacing"><text:span text:style-name="T9"><text:s text:c="8"/>h--;</text:span></text:p>
      <text:p text:style-name="No_20_Spacing"><text:span text:style-name="T9"><text:s text:c="6"/>}</text:span></text:p>
      <text:p text:style-name="No_20_Spacing"><text:span text:style-name="T9"><text:s text:c="4"/>}</text:span></text:p>
      <text:p text:style-name="No_20_Spacing"><text:span text:style-name="T9"><text:s text:c="2"/>}</text:span></text:p>
      <text:p text:style-name="No_20_Spacing"><text:span text:style-name="T9"><text:s text:c="2"/>lcp[</text:span><text:span text:style-name="T15">0</text:span><text:span text:style-name="T9">] = </text:span><text:span text:style-name="T15">0</text:span><text:span text:style-name="T9">;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char</text:span><text:span text:style-name="T10"> S[MAXN]; </text:span><text:span text:style-name="T11">int</text:span><text:span text:style-name="T10"> sarray[MAXN], lcp[MAXN], i;</text:span></text:p>
      <text:p text:style-name="No_20_Spacing"><text:span text:style-name="T10"><text:s text:c="2"/></text:span><text:span text:style-name="T11">char</text:span><text:span text:style-name="T10"> T[MAXN];</text:span></text:p>
      <text:p text:style-name="No_20_Spacing"><text:span text:style-name="T10"><text:s text:c="2"/></text:span><text:span text:style-name="T11">int</text:span><text:span text:style-name="T10"> n, j;</text:span></text:p>
      <text:p text:style-name="No_20_Spacing"><text:span text:style-name="T10"><text:s text:c="2"/></text:span><text:span text:style-name="T11">while</text:span><text:span text:style-name="T10"> (scanf(</text:span><text:span text:style-name="T14">"%s"</text:span><text:span text:style-name="T10">, S) == </text:span><text:span text:style-name="T16">1</text:span><text:span text:style-name="T10">) {</text:span></text:p>
      <text:p text:style-name="No_20_Spacing"><text:span text:style-name="T10"><text:s text:c="4"/>n = strlen(S);</text:span></text:p>
      <text:p text:style-name="No_20_Spacing"><text:span text:style-name="T10"><text:s text:c="4"/></text:span><text:span text:style-name="T12">for</text:span><text:span text:style-name="T9">(i = </text:span><text:span text:style-name="T15">0</text:span><text:span text:style-name="T9">; i &lt; n; i++) S[n+i] = S[i];</text:span></text:p>
      <text:p text:style-name="No_20_Spacing"><text:span text:style-name="T9"><text:s text:c="4"/>S[n+n] = </text:span><text:span text:style-name="T15">0</text:span><text:span text:style-name="T9">;</text:span></text:p>
      <text:p text:style-name="No_20_Spacing"><text:span text:style-name="T9"><text:s text:c="4"/>build_sarray(S, sarray, lcp);</text:span></text:p>
      <text:p text:style-name="No_20_Spacing"><text:span text:style-name="T9"><text:s text:c="4"/></text:span><text:span text:style-name="T12">for</text:span><text:span text:style-name="T9"> (i = </text:span><text:span text:style-name="T15">0</text:span><text:span text:style-name="T9">; S[i]; i++)</text:span></text:p>
      <text:p text:style-name="No_20_Spacing"><text:span text:style-name="T9"><text:s text:c="6"/></text:span><text:span text:style-name="T12">if</text:span><text:span text:style-name="T9">(sarray[i] &lt; n){</text:span></text:p>
      <text:p text:style-name="No_20_Spacing"><text:span text:style-name="T9"><text:s text:c="8"/>printf(</text:span><text:span text:style-name="T13">"%3d: %2d [%d]\n"</text:span><text:span text:style-name="T9">, i, lcp[i], n);</text:span></text:p>
      <text:p text:style-name="No_20_Spacing"><text:span text:style-name="T9"><text:s text:c="8"/></text:span><text:span text:style-name="T12">for</text:span><text:span text:style-name="T9">(j = </text:span><text:span text:style-name="T15">0</text:span><text:span text:style-name="T9">; j &lt; n; j++){</text:span></text:p>
      <text:p text:style-name="No_20_Spacing"><text:span text:style-name="T9"><text:s text:c="10"/>printf(</text:span><text:span text:style-name="T13">"%c"</text:span><text:span text:style-name="T9">, S[sarray[i]+j]);</text:span></text:p>
      <text:p text:style-name="No_20_Spacing"><text:span text:style-name="T9"><text:s text:c="8"/>}</text:span></text:p>
      <text:p text:style-name="No_20_Spacing"><text:span text:style-name="T9"><text:s text:c="8"/>printf(</text:span><text:span text:style-name="T13">"\n"</text:span><text:span text:style-name="T9">);</text:span></text:p>
      <text:p text:style-name="No_20_Spacing"><text:span text:style-name="T9"><text:s text:c="6"/></text:span><text:span text:style-name="T10"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/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Search: </text:span></text:p>
      <text:list xml:id="list39277445" text:continue-numbering="true" text:style-name="Outline">
        <text:list-item>
          <text:list>
            <text:list-item>
              <text:h text:style-name="Heading_20_2" text:outline-level="2"><text:bookmark-start text:name="__RefHeading___Toc27000_2932636602"/><text:bookmark text:name="Bookmark130"/><text:span text:style-name="T6">Self Avoiding walk template</text:span><text:bookmark-end text:name="__RefHeading___Toc27000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A template for a self-avoiding walk search. <text:s/></text:span></text:p>
      <text:p text:style-name="No_20_Spacing"><text:span text:style-name="T7"><text:s text:c="16"/>A self avoiding walk is one in which at each turn </text:span></text:p>
      <text:p text:style-name="No_20_Spacing"><text:span text:style-name="T7"><text:s text:c="16"/>one walks N, E, S or W, but never visits a place</text:span></text:p>
      <text:p text:style-name="No_20_Spacing"><text:soft-page-break/><text:span text:style-name="T7"><text:s text:c="16"/>he/she has visited.</text:span></text:p>
      <text:p text:style-name="P9"/>
      <text:p text:style-name="No_20_Spacing"><text:span text:style-name="T7"><text:s text:c="3"/>Complexity: <text:s/>O(exponential)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5"/>Gilbert Lee</text:span></text:p>
      <text:p text:style-name="No_20_Spacing"><text:span text:style-name="T7"><text:s text:c="3"/>Date: <text:s text:c="7"/>March 12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6"/>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ring.h&gt;</text:span></text:p>
      <text:p text:style-name="P8"/>
      <text:p text:style-name="No_20_Spacing"><text:span text:style-name="T5">#define MAXN 100</text:span></text:p>
      <text:p text:style-name="P8"/>
      <text:p text:style-name="No_20_Spacing"><text:span text:style-name="T11">int</text:span><text:span text:style-name="T10"> Sx[MAXN], Sy[MAXN], n, total;</text:span></text:p>
      <text:p text:style-name="No_20_Spacing"><text:span text:style-name="T11">char</text:span><text:span text:style-name="T10"> walk[MAXN];</text:span></text:p>
      <text:p text:style-name="No_20_Spacing"><text:span text:style-name="T11">char</text:span><text:span text:style-name="T10"> dir[</text:span><text:span text:style-name="T16">5</text:span><text:span text:style-name="T10">] = </text:span><text:span text:style-name="T14">"NESW"</text:span><text:span text:style-name="T10">;</text:span></text:p>
      <text:p text:style-name="No_20_Spacing"><text:span text:style-name="T11">int</text:span><text:span text:style-name="T10"> dx[</text:span><text:span text:style-name="T16">4</text:span><text:span text:style-name="T10">] = {</text:span><text:span text:style-name="T16">0</text:span><text:span text:style-name="T10">,</text:span><text:span text:style-name="T16">1</text:span><text:span text:style-name="T10">,</text:span><text:span text:style-name="T16">0</text:span><text:span text:style-name="T10">,-</text:span><text:span text:style-name="T16">1</text:span><text:span text:style-name="T10">};</text:span></text:p>
      <text:p text:style-name="No_20_Spacing"><text:span text:style-name="T11">int</text:span><text:span text:style-name="T10"> dy[</text:span><text:span text:style-name="T16">4</text:span><text:span text:style-name="T10">] = {</text:span><text:span text:style-name="T16">1</text:span><text:span text:style-name="T10">,</text:span><text:span text:style-name="T16">0</text:span><text:span text:style-name="T10">,-</text:span><text:span text:style-name="T16">1</text:span><text:span text:style-name="T10">,</text:span><text:span text:style-name="T16">0</text:span><text:span text:style-name="T10">};</text:span></text:p>
      <text:p text:style-name="P12"/>
      <text:p text:style-name="No_20_Spacing"><text:span text:style-name="T11">void</text:span><text:span text:style-name="T10"> Walk(</text:span><text:span text:style-name="T11">int</text:span><text:span text:style-name="T10"> pos){</text:span></text:p>
      <text:p text:style-name="No_20_Spacing"><text:span text:style-name="T10"><text:s text:c="2"/></text:span><text:span text:style-name="T11">int</text:span><text:span text:style-name="T10"> i, j;</text:span></text:p>
      <text:p text:style-name="No_20_Spacing"><text:span text:style-name="T10"><text:s text:c="2"/></text:span><text:span text:style-name="T11">if</text:span><text:span text:style-name="T10">(pos == n){</text:span></text:p>
      <text:p text:style-name="No_20_Spacing"><text:span text:style-name="T10"><text:s text:c="4"/>total++;</text:span></text:p>
      <text:p text:style-name="No_20_Spacing"><text:span text:style-name="T10"><text:s text:c="4"/>walk[pos] = </text:span><text:span text:style-name="T16">0</text:span><text:span text:style-name="T10">;</text:span></text:p>
      <text:p text:style-name="No_20_Spacing"><text:span text:style-name="T10"><text:s text:c="4"/>printf(</text:span><text:span text:style-name="T14">"%s%c"</text:span><text:span text:style-name="T10">, walk, total%</text:span><text:span text:style-name="T16">10</text:span><text:span text:style-name="T10"> ? ' ' : '\n');</text:span></text:p>
      <text:p text:style-name="No_20_Spacing"><text:span text:style-name="T10"><text:s text:c="4"/></text:span><text:span text:style-name="T11">return</text:span><text:span text:style-name="T10">;</text:span></text:p>
      <text:p text:style-name="No_20_Spacing"><text:span text:style-name="T10"><text:s text:c="2"/></text:span><text:span text:style-name="T9">}</text:span></text:p>
      <text:p text:style-name="No_20_Spacing"><text:span text:style-name="T9"><text:s text:c="2"/></text:span><text:span text:style-name="T12">for</text:span><text:span text:style-name="T9">(i = </text:span><text:span text:style-name="T15">0</text:span><text:span text:style-name="T9">; i &lt; </text:span><text:span text:style-name="T15">4</text:span><text:span text:style-name="T9">; i++){</text:span></text:p>
      <text:p text:style-name="No_20_Spacing"><text:span text:style-name="T9"><text:s text:c="4"/>Sx[pos+</text:span><text:span text:style-name="T15">1</text:span><text:span text:style-name="T9">] = Sx[pos]+dx[i];</text:span></text:p>
      <text:p text:style-name="No_20_Spacing"><text:span text:style-name="T9"><text:s text:c="4"/></text:span><text:span text:style-name="T10">Sy[pos+</text:span><text:span text:style-name="T16">1</text:span><text:span text:style-name="T10">] = Sy[pos]+dy[i];</text:span></text:p>
      <text:p text:style-name="No_20_Spacing"><text:span text:style-name="T10"><text:s text:c="4"/>walk[pos] = dir[i];</text:span></text:p>
      <text:p text:style-name="No_20_Spacing"><text:span text:style-name="T10"><text:s text:c="4"/></text:span><text:span text:style-name="T11">for</text:span><text:span text:style-name="T10">(j = </text:span><text:span text:style-name="T16">0</text:span><text:span text:style-name="T10">; j &lt;= pos; j++)</text:span></text:p>
      <text:p text:style-name="No_20_Spacing"><text:span text:style-name="T10"><text:s text:c="6"/></text:span><text:span text:style-name="T11">if</text:span><text:span text:style-name="T10">(Sx[j] == Sx[pos+</text:span><text:span text:style-name="T16">1</text:span><text:span text:style-name="T10">] &amp;&amp; Sy[j] == Sy[pos+</text:span><text:span text:style-name="T16">1</text:span><text:span text:style-name="T10">]) </text:span><text:span text:style-name="T11">break</text:span><text:span text:style-name="T10">;</text:span></text:p>
      <text:p text:style-name="No_20_Spacing"><text:span text:style-name="T10"><text:s text:c="4"/></text:span><text:span text:style-name="T11">if</text:span><text:span text:style-name="T10">(j == pos+</text:span><text:span text:style-name="T16">1</text:span><text:span text:style-name="T10">) Walk(pos+</text:span><text:span text:style-name="T16">1</text:span><text:span text:style-name="T10">);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11">int</text:span><text:span text:style-name="T10"> main(){</text:span></text:p>
      <text:p text:style-name="No_20_Spacing"><text:span text:style-name="T10"><text:s text:c="2"/></text:span><text:span text:style-name="T11">while</text:span><text:span text:style-name="T10">(scanf(</text:span><text:span text:style-name="T14">"%d"</text:span><text:span text:style-name="T10">, &amp;n) == </text:span><text:span text:style-name="T16">1</text:span><text:span text:style-name="T10">){</text:span></text:p>
      <text:p text:style-name="No_20_Spacing"><text:span text:style-name="T10"><text:s text:c="4"/>total = Sx[</text:span><text:span text:style-name="T16">0</text:span><text:span text:style-name="T10">] = Sy[</text:span><text:span text:style-name="T16">0</text:span><text:span text:style-name="T10">] = </text:span><text:span text:style-name="T16">0</text:span><text:span text:style-name="T10">;</text:span></text:p>
      <text:p text:style-name="No_20_Spacing"><text:span text:style-name="T10"><text:s text:c="4"/>Walk(</text:span><text:span text:style-name="T16">0</text:span><text:span text:style-name="T10">); <text:s text:c="2"/></text:span><text:span text:style-name="T7">/* Start recursive call */</text:span></text:p>
      <text:p text:style-name="No_20_Spacing"><text:span text:style-name="T10"><text:s text:c="4"/>printf(</text:span><text:span text:style-name="T14">"\nTotal # of self-avoiding walks of size %d = %d\n\n"</text:span><text:span text:style-name="T10">, n, total);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P12"><text:soft-page-break/></text:p>
      <text:p text:style-name="No_20_Spacing"><text:span text:style-name="T10">-=-=-=-=-=-=-=-=-=-=-=-=-=-=-=-=-=-=-=-=-=-=</text:span></text:p>
      <text:p text:style-name="No_20_Spacing"><text:span text:style-name="T10">-=-=-=-=-=-=-=-=-=-=-=-=-=-=-=-=-=-=-=-=-=-=</text:span></text:p>
      <text:p text:style-name="P12"/>
      <text:p text:style-name="P12"/>
      <text:p text:style-name="No_20_Spacing"><text:span text:style-name="T7">/* Miscellaneous: </text:span></text:p>
      <text:list xml:id="list39265488" text:continue-numbering="true" text:style-name="Outline">
        <text:list-item>
          <text:list>
            <text:list-item>
              <text:h text:style-name="Heading_20_2" text:outline-level="2"><text:bookmark-start text:name="__RefHeading___Toc27002_2932636602"/><text:bookmark text:name="Bookmark131"/><text:span text:style-name="T6">Word Search</text:span><text:bookmark-end text:name="__RefHeading___Toc27002_2932636602"/></text:h>
            </text:list-item>
          </text:list>
        </text:list-item>
      </text:list>
      <text:p text:style-name="No_20_Spacing"><text:span text:style-name="T7"><text:s text:c="3"/>=================================================================</text:span></text:p>
      <text:p text:style-name="No_20_Spacing"><text:span text:style-name="T7"><text:s text:c="3"/>Description: Given a very long string, sometimes you have to find </text:span></text:p>
      <text:p text:style-name="No_20_Spacing"><text:span text:style-name="T7"><text:s text:c="16"/>a list of substrings in the string. <text:s/>This program </text:span></text:p>
      <text:p text:style-name="No_20_Spacing"><text:span text:style-name="T7"><text:s text:c="16"/>will be faster than the obvious brute force solution.</text:span></text:p>
      <text:p text:style-name="P9"/>
      <text:p text:style-name="No_20_Spacing"><text:span text:style-name="T7"><text:s text:c="3"/></text:span><text:span text:style-name="T8">Complexity: <text:s text:c="7"/>O(N*M lg N) setup, O(M lg N) each query</text:span></text:p>
      <text:p text:style-name="No_20_Spacing"><text:span text:style-name="T8"><text:s text:c="16"/></text:span><text:span text:style-name="T7">where N is the length of your string,</text:span></text:p>
      <text:p text:style-name="No_20_Spacing"><text:span text:style-name="T7"><text:s text:c="16"/>M is the length of your substring.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Author: <text:s text:c="7"/>Ashley Zinyk</text:span></text:p>
      <text:p text:style-name="No_20_Spacing"><text:span text:style-name="T7"><text:s text:c="3"/>Date: <text:s text:c="7"/>March 12, 2003</text:span></text:p>
      <text:p text:style-name="No_20_Spacing"><text:span text:style-name="T7"><text:s text:c="3"/>References: <text:s/></text:span></text:p>
      <text:p text:style-name="No_20_Spacing"><text:span text:style-name="T7"><text:s text:c="3"/>-----------------------------------------------------------------</text:span></text:p>
      <text:p text:style-name="No_20_Spacing"><text:span text:style-name="T7"><text:s text:c="3"/>Reliability: 0</text:span></text:p>
      <text:p text:style-name="No_20_Spacing"><text:span text:style-name="T7"><text:s text:c="3"/>Notes: <text:s text:c="8"/>If you want to find out how many instances of the</text:span></text:p>
      <text:p text:style-name="No_20_Spacing"><text:span text:style-name="T7"><text:s text:c="16"/>substring B appear in the substring A, find the</text:span></text:p>
      <text:p text:style-name="No_20_Spacing"><text:span text:style-name="T7"><text:s text:c="16"/>index of last, subtract the index of the first, and</text:span></text:p>
      <text:p text:style-name="No_20_Spacing"><text:span text:style-name="T7"><text:s text:c="16"/>add 1. <text:s/>Remember to return 0 if you couldn't find</text:span></text:p>
      <text:p text:style-name="No_20_Spacing"><text:span text:style-name="T7"><text:s text:c="16"/>at least one.</text:span></text:p>
      <text:p text:style-name="No_20_Spacing"><text:span text:style-name="T7"><text:s text:c="16"/>The buffer for your long string should be at least</text:span></text:p>
      <text:p text:style-name="No_20_Spacing"><text:span text:style-name="T7"><text:s text:c="16"/>sizeof(longest string) + sizeof(longest substring) + 1.</text:span></text:p>
      <text:p text:style-name="No_20_Spacing"><text:span text:style-name="T7">*/</text:span></text:p>
      <text:p text:style-name="P9"/>
      <text:p text:style-name="No_20_Spacing"><text:span text:style-name="T5">#include &lt;stdio.h&gt;</text:span></text:p>
      <text:p text:style-name="No_20_Spacing"><text:span text:style-name="T5">#include &lt;stdlib.h&gt;</text:span></text:p>
      <text:p text:style-name="No_20_Spacing"><text:span text:style-name="T5">#include &lt;string.h&gt;</text:span></text:p>
      <text:p text:style-name="P8"/>
      <text:p text:style-name="No_20_Spacing"><text:span text:style-name="T11">int</text:span><text:span text:style-name="T10"> maxm;</text:span></text:p>
      <text:p text:style-name="No_20_Spacing"><text:span text:style-name="T11">int</text:span><text:span text:style-name="T10"> ptrcmp(</text:span><text:span text:style-name="T11">const</text:span><text:span text:style-name="T10"> </text:span><text:span text:style-name="T11">void</text:span><text:span text:style-name="T10"> *aa, </text:span><text:span text:style-name="T11">const</text:span><text:span text:style-name="T10"> </text:span><text:span text:style-name="T11">void</text:span><text:span text:style-name="T10"> *bb) {</text:span></text:p>
      <text:p text:style-name="No_20_Spacing"><text:span text:style-name="T10"><text:s text:c="2"/></text:span><text:span text:style-name="T12">char</text:span><text:span text:style-name="T9"> *a = *(</text:span><text:span text:style-name="T12">char</text:span><text:span text:style-name="T9"> **)aa;</text:span></text:p>
      <text:p text:style-name="No_20_Spacing"><text:span text:style-name="T9"><text:s text:c="2"/></text:span><text:span text:style-name="T12">char</text:span><text:span text:style-name="T9"> *b = *(</text:span><text:span text:style-name="T12">char</text:span><text:span text:style-name="T9"> **)bb;</text:span></text:p>
      <text:p text:style-name="No_20_Spacing"><text:span text:style-name="T9"><text:s text:c="2"/></text:span><text:span text:style-name="T11">int</text:span><text:span text:style-name="T10"> res = strncmp(a,b,maxm);</text:span></text:p>
      <text:p text:style-name="No_20_Spacing"><text:span text:style-name="T10"><text:s text:c="2"/></text:span><text:span text:style-name="T11">return</text:span><text:span text:style-name="T10"> (res) ? res : a-b;</text:span></text:p>
      <text:p text:style-name="No_20_Spacing"><text:span text:style-name="T10"><text:s text:c="2"/></text:span><text:span text:style-name="T7">/* if two substrings are the same, keep them in their</text:span></text:p>
      <text:p text:style-name="No_20_Spacing"><text:span text:style-name="T7"><text:s text:c="5"/>original order */</text:span></text:p>
      <text:p text:style-name="No_20_Spacing"><text:span text:style-name="T10">}</text:span></text:p>
      <text:p text:style-name="P12"/>
      <text:p text:style-name="No_20_Spacing"><text:span text:style-name="T7">/* to find the first instance of the key, make fl = 0</text:span></text:p>
      <text:p text:style-name="No_20_Spacing"><text:span text:style-name="T7"><text:s text:c="3"/>to find the last instance of the key, make fl = 1 */</text:span></text:p>
      <text:p text:style-name="No_20_Spacing"><text:span text:style-name="T11">int</text:span><text:span text:style-name="T10"> getindex(</text:span><text:span text:style-name="T11">char</text:span><text:span text:style-name="T10"> *key, </text:span><text:span text:style-name="T11">char</text:span><text:span text:style-name="T10"> **ptrs, </text:span><text:span text:style-name="T11">int</text:span><text:span text:style-name="T10"> n, </text:span><text:span text:style-name="T11">int</text:span><text:span text:style-name="T10"> fl) { </text:span></text:p>
      <text:p text:style-name="No_20_Spacing"><text:span text:style-name="T10"><text:s text:c="2"/></text:span><text:span text:style-name="T11">int</text:span><text:span text:style-name="T10"> lng, res, mid, upp = n, low = </text:span><text:span text:style-name="T16">0</text:span><text:span text:style-name="T10">;</text:span></text:p>
      <text:p text:style-name="P12"/>
      <text:p text:style-name="No_20_Spacing"><text:span text:style-name="T10"><text:s text:c="2"/>lng = strlen(key);</text:span></text:p>
      <text:p text:style-name="No_20_Spacing"><text:span text:style-name="T10"><text:s text:c="2"/></text:span><text:span text:style-name="T11">while</text:span><text:span text:style-name="T10"> (</text:span><text:span text:style-name="T16">1</text:span><text:span text:style-name="T10">) {</text:span></text:p>
      <text:p text:style-name="No_20_Spacing"><text:soft-page-break/><text:span text:style-name="T10"><text:s text:c="4"/>mid = (upp+low)/</text:span><text:span text:style-name="T16">2</text:span><text:span text:style-name="T10">;</text:span></text:p>
      <text:p text:style-name="No_20_Spacing"><text:span text:style-name="T10"><text:s text:c="4"/>res = strncmp(key,ptrs[mid],lng);</text:span></text:p>
      <text:p text:style-name="No_20_Spacing"><text:span text:style-name="T10"><text:s text:c="4"/></text:span><text:span text:style-name="T11">if</text:span><text:span text:style-name="T10"> (!res) {</text:span></text:p>
      <text:p text:style-name="No_20_Spacing"><text:span text:style-name="T10"><text:s text:c="6"/></text:span><text:span text:style-name="T11">if</text:span><text:span text:style-name="T10"> (fl) {</text:span></text:p>
      <text:p text:style-name="No_20_Spacing"><text:span text:style-name="T10"><text:s text:c="8"/></text:span><text:span text:style-name="T11">if</text:span><text:span text:style-name="T10"> (mid != n-</text:span><text:span text:style-name="T16">1</text:span><text:span text:style-name="T10"> &amp;&amp; !strncmp(ptrs[mid+</text:span><text:span text:style-name="T16">1</text:span><text:span text:style-name="T10">],key,lng)) low = mid;</text:span></text:p>
      <text:p text:style-name="No_20_Spacing"><text:span text:style-name="T10"><text:s text:c="8"/></text:span><text:span text:style-name="T11">else</text:span><text:span text:style-name="T10"> </text:span><text:span text:style-name="T11">return</text:span><text:span text:style-name="T10"> mid;</text:span></text:p>
      <text:p text:style-name="No_20_Spacing"><text:span text:style-name="T10"><text:s text:c="6"/>} </text:span><text:span text:style-name="T11">else</text:span><text:span text:style-name="T10"> {</text:span></text:p>
      <text:p text:style-name="No_20_Spacing"><text:span text:style-name="T10"><text:s text:c="8"/></text:span><text:span text:style-name="T11">if</text:span><text:span text:style-name="T10"> (mid != </text:span><text:span text:style-name="T16">0</text:span><text:span text:style-name="T10"> &amp;&amp; !strncmp(ptrs[mid-</text:span><text:span text:style-name="T16">1</text:span><text:span text:style-name="T10">],key,lng)) upp = mid;</text:span></text:p>
      <text:p text:style-name="No_20_Spacing"><text:span text:style-name="T10"><text:s text:c="8"/></text:span><text:span text:style-name="T11">else</text:span><text:span text:style-name="T10"> </text:span><text:span text:style-name="T11">return</text:span><text:span text:style-name="T10"> mid;</text:span></text:p>
      <text:p text:style-name="No_20_Spacing"><text:span text:style-name="T10"><text:s text:c="6"/>}</text:span></text:p>
      <text:p text:style-name="No_20_Spacing"><text:span text:style-name="T10"><text:s text:c="4"/>} </text:span><text:span text:style-name="T11">else</text:span><text:span text:style-name="T10"> </text:span><text:span text:style-name="T11">if</text:span><text:span text:style-name="T10"> (res &lt; </text:span><text:span text:style-name="T16">0</text:span><text:span text:style-name="T10">) {</text:span></text:p>
      <text:p text:style-name="No_20_Spacing"><text:span text:style-name="T10"><text:s text:c="6"/></text:span><text:span text:style-name="T11">if</text:span><text:span text:style-name="T10"> (low==mid) 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<text:s text:c="6"/>low = mid;</text:span></text:p>
      <text:p text:style-name="No_20_Spacing"><text:span text:style-name="T10"><text:s text:c="4"/>} </text:span><text:span text:style-name="T11">else</text:span><text:span text:style-name="T10"> {</text:span></text:p>
      <text:p text:style-name="No_20_Spacing"><text:span text:style-name="T10"><text:s text:c="6"/></text:span><text:span text:style-name="T11">if</text:span><text:span text:style-name="T10"> (upp==mid) </text:span><text:span text:style-name="T11">return</text:span><text:span text:style-name="T10"> -</text:span><text:span text:style-name="T16">1</text:span><text:span text:style-name="T10">;</text:span></text:p>
      <text:p text:style-name="No_20_Spacing"><text:span text:style-name="T10"><text:s text:c="6"/>upp = mid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}</text:span></text:p>
      <text:p text:style-name="P12"/>
      <text:p text:style-name="No_20_Spacing"><text:span text:style-name="T7">/* str is the string you are searching in</text:span></text:p>
      <text:p text:style-name="No_20_Spacing"><text:span text:style-name="T7"><text:s text:c="3"/>n is the number of characters in the long string</text:span></text:p>
      <text:p text:style-name="No_20_Spacing"><text:span text:style-name="T7"><text:s text:c="3"/>k is the number of characters in the longest substring */</text:span></text:p>
      <text:p text:style-name="No_20_Spacing"><text:span text:style-name="T11">void</text:span><text:span text:style-name="T10"> makeptrs(</text:span><text:span text:style-name="T11">char</text:span><text:span text:style-name="T10"> *str, </text:span><text:span text:style-name="T11">int</text:span><text:span text:style-name="T10"> n, </text:span><text:span text:style-name="T11">char</text:span><text:span text:style-name="T10"> **ptrs, </text:span><text:span text:style-name="T11">int</text:span><text:span text:style-name="T10"> k) {</text:span></text:p>
      <text:p text:style-name="No_20_Spacing"><text:span text:style-name="T10"><text:s text:c="2"/></text:span><text:span text:style-name="T11">int</text:span><text:span text:style-name="T10"> i;</text:span></text:p>
      <text:p text:style-name="P12"/>
      <text:p text:style-name="No_20_Spacing"><text:span text:style-name="T10"><text:s text:c="2"/></text:span><text:span text:style-name="T11">for</text:span><text:span text:style-name="T10"> (i = </text:span><text:span text:style-name="T16">0</text:span><text:span text:style-name="T10">; i &lt; k; i++) str[n+k] = '\0';</text:span></text:p>
      <text:p text:style-name="No_20_Spacing"><text:span text:style-name="T10"><text:s text:c="2"/></text:span><text:span text:style-name="T11">for</text:span><text:span text:style-name="T10"> (i = </text:span><text:span text:style-name="T16">0</text:span><text:span text:style-name="T10">; i &lt; n; i++) ptrs[i] = &amp;str[i];</text:span></text:p>
      <text:p text:style-name="No_20_Spacing"><text:span text:style-name="T10"><text:s text:c="2"/>maxm = k;</text:span></text:p>
      <text:p text:style-name="No_20_Spacing"><text:span text:style-name="T10"><text:s text:c="2"/>qsort(ptrs[i], n, </text:span><text:span text:style-name="T11">sizeof</text:span><text:span text:style-name="T10">(</text:span><text:span text:style-name="T11">char</text:span><text:span text:style-name="T10"> *), ptrcmp);</text:span></text:p>
      <text:p text:style-name="No_20_Spacing"><text:span text:style-name="T10">}</text:span></text:p>
      <text:p text:style-name="P12"/>
      <text:p text:style-name="No_20_Spacing"><text:span text:style-name="T11">char</text:span><text:span text:style-name="T10"> message[</text:span><text:span text:style-name="T16">1001000</text:span><text:span text:style-name="T10">];</text:span></text:p>
      <text:p text:style-name="No_20_Spacing"><text:span text:style-name="T11">char</text:span><text:span text:style-name="T10"> *ptrs[</text:span><text:span text:style-name="T16">1001000</text:span><text:span text:style-name="T10">];</text:span></text:p>
      <text:p text:style-name="No_20_Spacing"><text:span text:style-name="T11">char</text:span><text:span text:style-name="T10"> word[</text:span><text:span text:style-name="T16">1000</text:span><text:span text:style-name="T10">];</text:span></text:p>
      <text:p text:style-name="P12"/>
      <text:p text:style-name="No_20_Spacing"><text:span text:style-name="T11">int</text:span><text:span text:style-name="T10"> main() {</text:span></text:p>
      <text:p text:style-name="No_20_Spacing"><text:span text:style-name="T10"><text:s text:c="2"/></text:span><text:span text:style-name="T11">int</text:span><text:span text:style-name="T10"> i, n, m, first;</text:span></text:p>
      <text:p text:style-name="P12"/>
      <text:p text:style-name="No_20_Spacing"><text:span text:style-name="T10"><text:s text:c="2"/>scanf(</text:span><text:span text:style-name="T14">"%d"</text:span><text:span text:style-name="T10">,&amp;n);</text:span></text:p>
      <text:p text:style-name="No_20_Spacing"><text:span text:style-name="T10"><text:s text:c="2"/>n *= </text:span><text:span text:style-name="T16">64</text:span><text:span text:style-name="T10">; </text:span><text:span text:style-name="T7">/* The SETI problem had n 64-byte lines */</text:span></text:p>
      <text:p text:style-name="No_20_Spacing"><text:span text:style-name="T10"><text:s text:c="2"/></text:span><text:span text:style-name="T11">for</text:span><text:span text:style-name="T10"> (i = </text:span><text:span text:style-name="T16">0</text:span><text:span text:style-name="T10">; i &lt; n; i+=</text:span><text:span text:style-name="T16">64</text:span><text:span text:style-name="T10">)</text:span></text:p>
      <text:p text:style-name="No_20_Spacing"><text:span text:style-name="T10"><text:s text:c="4"/>scanf(</text:span><text:span text:style-name="T14">"%s"</text:span><text:span text:style-name="T10">,&amp;message[i]); </text:span><text:span text:style-name="T7">/* input the string */</text:span></text:p>
      <text:p text:style-name="No_20_Spacing"><text:span text:style-name="T10"><text:s text:c="2"/>makeptrs(message,n,ptrs,</text:span><text:span text:style-name="T16">30</text:span><text:span text:style-name="T10">);</text:span></text:p>
      <text:p text:style-name="No_20_Spacing"><text:span text:style-name="T10"><text:s text:c="2"/>scanf(</text:span><text:span text:style-name="T14">"%d"</text:span><text:span text:style-name="T10">,&amp;m);</text:span></text:p>
      <text:p text:style-name="No_20_Spacing"><text:span text:style-name="T10"><text:s text:c="2"/></text:span><text:span text:style-name="T11">for</text:span><text:span text:style-name="T10"> (i = </text:span><text:span text:style-name="T16">0</text:span><text:span text:style-name="T10">; i &lt; m; i++) {</text:span></text:p>
      <text:p text:style-name="No_20_Spacing"><text:span text:style-name="T10"><text:s text:c="4"/>scanf(</text:span><text:span text:style-name="T14">"%s"</text:span><text:span text:style-name="T10">,word);</text:span></text:p>
      <text:p text:style-name="No_20_Spacing"><text:span text:style-name="T10"><text:s text:c="4"/>first = getindex(word,ptrs,n,</text:span><text:span text:style-name="T16">0</text:span><text:span text:style-name="T10">);</text:span></text:p>
      <text:p text:style-name="No_20_Spacing"><text:span text:style-name="T10"><text:s text:c="4"/></text:span><text:span text:style-name="T11">if</text:span><text:span text:style-name="T10"> (first &lt; </text:span><text:span text:style-name="T16">0</text:span><text:span text:style-name="T10">) {</text:span></text:p>
      <text:p text:style-name="No_20_Spacing"><text:span text:style-name="T10"><text:s text:c="6"/>printf(</text:span><text:span text:style-name="T14">"%s not found\n"</text:span><text:span text:style-name="T10">,word);</text:span></text:p>
      <text:p text:style-name="No_20_Spacing"><text:span text:style-name="T10"><text:s text:c="4"/>} </text:span><text:span text:style-name="T11">else</text:span><text:span text:style-name="T10"> {</text:span></text:p>
      <text:p text:style-name="No_20_Spacing"><text:soft-page-break/><text:span text:style-name="T10"><text:s text:c="6"/>printf(</text:span><text:span text:style-name="T14">"There are %d instances of %s in the message\n"</text:span><text:span text:style-name="T10">,</text:span></text:p>
      <text:p text:style-name="No_20_Spacing"><text:span text:style-name="T10"><text:s text:c="13"/>getindex(word,ptrs,n,</text:span><text:span text:style-name="T16">1</text:span><text:span text:style-name="T10">)-first+</text:span><text:span text:style-name="T16">1</text:span><text:span text:style-name="T10">,word);</text:span></text:p>
      <text:p text:style-name="No_20_Spacing"><text:span text:style-name="T10"><text:s text:c="6"/>printf(</text:span><text:span text:style-name="T14">"The first instance was found at index %d\n"</text:span><text:span text:style-name="T10">,first);</text:span></text:p>
      <text:p text:style-name="No_20_Spacing"><text:span text:style-name="T10"><text:s text:c="4"/>}</text:span></text:p>
      <text:p text:style-name="No_20_Spacing"><text:span text:style-name="T10"><text:s text:c="2"/>}</text:span></text:p>
      <text:p text:style-name="No_20_Spacing"><text:span text:style-name="T10"><text:s text:c="2"/></text:span><text:span text:style-name="T11">return</text:span><text:span text:style-name="T10"> </text:span><text:span text:style-name="T16">0</text:span><text:span text:style-name="T10">;</text:span></text:p>
      <text:p text:style-name="No_20_Spacing"><text:span text:style-name="T10">}</text:span></text:p>
      <text:p text:style-name="P12"/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Impact" svg:font-family="Impact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pt" style:country-asian="B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pt" fo:country="BR" style:font-name-asian="맑은 고딕" style:font-size-asian="10pt" style:language-asian="pt" style:country-asian="B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text-align="start" style:justify-single-word="false" fo:orphans="2" fo:widows="2" style:writing-mode="lr-tb"/>
      <style:text-properties fo:color="#00000a" style:font-name="Calibri" fo:font-size="11pt" fo:language="pt" fo:country="BR" style:letter-kerning="true" style:font-name-asian="맑은 고딕" style:font-size-asian="11pt" style:language-asian="pt" style:country-asian="BR" style:font-name-complex="F" style:font-size-complex="11pt" style:language-complex="ar" style:country-complex="SA"/>
    </style:style>
    <style:style style:name="Title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Mangal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cm" fo:margin-bottom="0cm" fo:keep-with-next="always"/>
      <style:text-properties style:font-name="Impact" fo:font-size="25pt" fo:font-weight="bold" style:letter-kerning="true" style:font-name-asian="맑은 고딕" style:font-size-asian="25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cm" fo:margin-bottom="0cm" fo:keep-with-next="always"/>
      <style:text-properties style:font-name="Courier New" fo:font-size="14pt" fo:font-style="italic" fo:font-weight="bold" style:font-name-asian="맑은 고딕" style:font-size-asian="14pt" style:font-style-asian="italic" style:font-weight-asian="bold" style:font-name-complex="F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cm" fo:margin-bottom="0cm" fo:keep-together="always" fo:keep-with-next="always"/>
      <style:text-properties style:font-name="Courier New" fo:font-weight="bold" style:font-name-asian="맑은 고딕" style:font-weight-asian="bold" style:font-name-complex="F" style:font-weight-complex="bold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text-align="start" style:justify-single-word="false" fo:orphans="2" fo:widows="2" style:writing-mode="lr-tb"/>
      <style:text-properties fo:color="#00000a" style:font-name="Courier New" fo:font-size="12pt" fo:language="pt" fo:country="BR" style:letter-kerning="true" style:font-name-asian="맑은 고딕" style:font-size-asian="12pt" style:language-asian="pt" style:country-asian="BR" style:font-name-complex="F" style:font-size-complex="11pt" style:language-complex="ar" style:country-complex="SA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keep-together="always" text:number-lines="false" text:line-number="0"/>
      <style:text-properties fo:color="#365f91" style:font-name="Cambria" fo:font-size="14pt" fo:font-weight="bold" style:letter-kerning="true" style:font-size-asian="14pt" style:language-asian="en" style:country-asian="US" style:font-weight-asian="bold" style:font-size-complex="14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-1cm" style:auto-text-indent="false">
        <style:tab-stops>
          <style:tab-stop style:position="16.75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99cm" fo:margin-right="0cm" fo:margin-top="0cm" fo:margin-bottom="0.176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164cm" fo:margin-right="0cm" fo:margin-top="0cm" fo:margin-bottom="0.176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552cm" fo:margin-right="0cm" fo:margin-top="0cm" fo:margin-bottom="0.176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1.94cm" fo:margin-right="0cm" fo:margin-top="0cm" fo:margin-bottom="0.176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328cm" fo:margin-right="0cm" fo:margin-top="0cm" fo:margin-bottom="0.176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716cm" fo:margin-right="0cm" fo:margin-top="0cm" fo:margin-bottom="0.176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104cm" fo:margin-right="0cm" fo:margin-top="0cm" fo:margin-bottom="0.176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abeçalho_20_e_20_Rodapé" style:display-name="Cabeçalho e Rodapé" style:family="paragraph" style:parent-style-name="Standard" style:default-outline-level="" style:list-style-name=""/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OA_20_Heading" style:display-name="TOA Heading" style:family="paragraph" style:parent-style-name="Title" style:default-outline-level="" style:list-style-name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Impact" fo:font-size="25pt" fo:font-weight="bold" style:letter-kerning="true" style:font-name-asian="맑은 고딕" style:font-size-asian="25pt" style:font-weight-asian="bold" style:font-name-complex="F" style:font-size-complex="16pt" style:font-weight-complex="bold"/>
    </style:style>
    <style:style style:name="Título_20_2_20_Char" style:display-name="Título 2 Char" style:family="text" style:parent-style-name="Default_20_Paragraph_20_Font">
      <style:text-properties style:font-name="Courier New" fo:font-size="14pt" fo:font-style="italic" fo:font-weight="bold" style:font-name-asian="맑은 고딕" style:font-size-asian="14pt" style:font-style-asian="italic" style:font-weight-asian="bold" style:font-name-complex="F" style:font-size-complex="14pt" style:font-style-complex="italic" style:font-weight-complex="bold"/>
    </style:style>
    <style:style style:name="Título_20_3_20_Char" style:display-name="Título 3 Char" style:family="text" style:parent-style-name="Default_20_Paragraph_20_Font">
      <style:text-properties style:font-name="Courier New" fo:font-weight="bold" style:font-name-asian="맑은 고딕" style:font-weight-asian="bold" style:font-name-complex="F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501cm" fo:margin-bottom="1.27cm" fo:margin-left="1.501cm" fo:margin-right="1.501cm" style:writing-mode="lr-tb" style:layout-grid-color="#c0c0c0" style:layout-grid-lines="143" style:layout-grid-base-height="0.459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31cm" fo:margin-left="0cm" fo:margin-right="0cm" fo:margin-top="0.13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1-09-16T05:53:00</meta:creation-date>
    <meta:initial-creator>Gabriela2</meta:initial-creator>
    <dc:language>pt-BR</dc:language>
    <meta:print-date>2011-09-16T22:00:00</meta:print-date>
    <dc:date>2020-05-30T19:06:41.85</dc:date>
    <meta:editing-cycles>31</meta:editing-cycles>
    <dc:title>Untitled</dc:title>
    <meta:editing-duration>PT23M59S</meta:editing-duration>
    <meta:generator>OpenOffice/4.1.7$Win32 OpenOffice.org_project/417m1$Build-9800</meta:generator>
    <dc:creator>Rayrone Marques</dc:creator>
    <meta:document-statistic meta:table-count="0" meta:image-count="0" meta:object-count="0" meta:page-count="216" meta:paragraph-count="8842" meta:word-count="34880" meta:character-count="259832"/>
    <meta:user-defined meta:name="Company">Grizli777</meta:user-defined>
    <meta:template xlink:type="simple" xlink:actuate="onRequest" xlink:title="Normal.dotm" xlink:href=""/>
  </office:meta>
</office:document-meta>
</file>